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794cm"/>
    </style:style>
    <style:style style:name="co8" style:family="table-column">
      <style:table-column-properties fo:break-before="auto" style:column-width="2.485cm"/>
    </style:style>
    <style:style style:name="co9" style:family="table-column">
      <style:table-column-properties fo:break-before="auto" style:column-width="2.676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2.29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n_o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5" table:number-columns-repeated="3" table:default-cell-style-name="Default"/>
        <table:table-column table:style-name="co13" table:default-cell-style-name="Default"/>
        <table:table-column table:style-name="co5" table:number-columns-repeated="4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11.63772" calcext:value-type="float">
            <text:p>11.63772</text:p>
          </table:table-cell>
          <table:table-cell office:value-type="float" office:value="461.1437" calcext:value-type="float">
            <text:p>461.1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84091" calcext:value-type="float">
            <text:p>0.04384091</text:p>
          </table:table-cell>
          <table:table-cell office:value-type="float" office:value="9.400647" calcext:value-type="float">
            <text:p>9.400647</text:p>
          </table:table-cell>
          <table:table-cell office:value-type="float" office:value="0" calcext:value-type="float">
            <text:p>0</text:p>
          </table:table-cell>
          <table:table-cell office:value-type="float" office:value="0.00008017664" calcext:value-type="float">
            <text:p>8.017664E-05</text:p>
          </table:table-cell>
          <table:table-cell office:value-type="float" office:value="0" calcext:value-type="float">
            <text:p>0</text:p>
          </table:table-cell>
          <table:table-cell office:value-type="float" office:value="0.005909211" calcext:value-type="float">
            <text:p>0.005909211</text:p>
          </table:table-cell>
          <table:table-cell office:value-type="float" office:value="-0.0000007002089" calcext:value-type="float">
            <text:p>-7.002089E-07</text:p>
          </table:table-cell>
          <table:table-cell office:value-type="float" office:value="0.000005668817" calcext:value-type="float">
            <text:p>5.668817E-06</text:p>
          </table:table-cell>
          <table:table-cell office:value-type="float" office:value="0.000004148872" calcext:value-type="float">
            <text:p>4.148872E-06</text:p>
          </table:table-cell>
          <table:table-cell office:value-type="float" office:value="5.237181" calcext:value-type="float">
            <text:p>5.237181</text:p>
          </table:table-cell>
          <table:table-cell office:value-type="float" office:value="0.01210048" calcext:value-type="float">
            <text:p>0.01210048</text:p>
          </table:table-cell>
          <table:table-cell office:value-type="float" office:value="0.01528784" calcext:value-type="float">
            <text:p>0.01528784</text:p>
          </table:table-cell>
          <table:table-cell office:value-type="float" office:value="0.02262207" calcext:value-type="float">
            <text:p>0.02262207</text:p>
          </table:table-cell>
          <table:table-cell office:value-type="float" office:value="0.02076006" calcext:value-type="float">
            <text:p>0.02076006</text:p>
          </table:table-cell>
          <table:table-cell office:value-type="float" office:value="0.01414411" calcext:value-type="float">
            <text:p>0.01414411</text:p>
          </table:table-cell>
          <table:table-cell office:value-type="float" office:value="0.02108605" calcext:value-type="float">
            <text:p>0.02108605</text:p>
          </table:table-cell>
          <table:table-cell office:value-type="float" office:value="0.01832547" calcext:value-type="float">
            <text:p>0.01832547</text:p>
          </table:table-cell>
          <table:table-cell office:value-type="float" office:value="0.01648591" calcext:value-type="float">
            <text:p>0.01648591</text:p>
          </table:table-cell>
          <table:table-cell office:value-type="float" office:value="22.92587" calcext:value-type="float">
            <text:p>22.92587</text:p>
          </table:table-cell>
          <table:table-cell office:value-type="float" office:value="18.23333" calcext:value-type="float">
            <text:p>18.23333</text:p>
          </table:table-cell>
          <table:table-cell office:value-type="float" office:value="18.7126" calcext:value-type="float">
            <text:p>18.7126</text:p>
          </table:table-cell>
          <table:table-cell office:value-type="float" office:value="16.83176" calcext:value-type="float">
            <text:p>16.83176</text:p>
          </table:table-cell>
          <table:table-cell office:value-type="float" office:value="12.57447" calcext:value-type="float">
            <text:p>12.57447</text:p>
          </table:table-cell>
          <table:table-cell office:value-type="float" office:value="6.526989" calcext:value-type="float">
            <text:p>6.526989</text:p>
          </table:table-cell>
          <table:table-cell office:value-type="float" office:value="3.183778" calcext:value-type="float">
            <text:p>3.183778</text:p>
          </table:table-cell>
          <table:table-cell office:value-type="float" office:value="1.507459" calcext:value-type="float">
            <text:p>1.507459</text:p>
          </table:table-cell>
          <table:table-cell office:value-type="float" office:value="7.327783" calcext:value-type="float">
            <text:p>7.327783</text:p>
          </table:table-cell>
          <table:table-cell office:value-type="float" office:value="0" calcext:value-type="float">
            <text:p>0</text:p>
          </table:table-cell>
          <table:table-cell office:value-type="float" office:value="-0.0000008333294" calcext:value-type="float">
            <text:p>-8.333294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11.63791" calcext:value-type="float">
            <text:p>11.63791</text:p>
          </table:table-cell>
          <table:table-cell office:value-type="float" office:value="461.141" calcext:value-type="float">
            <text:p>461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76739" calcext:value-type="float">
            <text:p>0.04376739</text:p>
          </table:table-cell>
          <table:table-cell office:value-type="float" office:value="9.397123" calcext:value-type="float">
            <text:p>9.397123</text:p>
          </table:table-cell>
          <table:table-cell office:value-type="float" office:value="0" calcext:value-type="float">
            <text:p>0</text:p>
          </table:table-cell>
          <table:table-cell office:value-type="float" office:value="0.0001597666" calcext:value-type="float">
            <text:p>0.0001597666</text:p>
          </table:table-cell>
          <table:table-cell office:value-type="float" office:value="0" calcext:value-type="float">
            <text:p>0</text:p>
          </table:table-cell>
          <table:table-cell office:value-type="float" office:value="0.01161264" calcext:value-type="float">
            <text:p>0.01161264</text:p>
          </table:table-cell>
          <table:table-cell office:value-type="float" office:value="-0.000001655674" calcext:value-type="float">
            <text:p>-1.655674E-06</text:p>
          </table:table-cell>
          <table:table-cell office:value-type="float" office:value="0.00001129813" calcext:value-type="float">
            <text:p>1.129813E-05</text:p>
          </table:table-cell>
          <table:table-cell office:value-type="float" office:value="0.000008196977" calcext:value-type="float">
            <text:p>8.196977E-06</text:p>
          </table:table-cell>
          <table:table-cell office:value-type="float" office:value="5.236003" calcext:value-type="float">
            <text:p>5.236003</text:p>
          </table:table-cell>
          <table:table-cell office:value-type="float" office:value="0.01202521" calcext:value-type="float">
            <text:p>0.01202521</text:p>
          </table:table-cell>
          <table:table-cell office:value-type="float" office:value="0.01508632" calcext:value-type="float">
            <text:p>0.01508632</text:p>
          </table:table-cell>
          <table:table-cell office:value-type="float" office:value="0.0225086" calcext:value-type="float">
            <text:p>0.0225086</text:p>
          </table:table-cell>
          <table:table-cell office:value-type="float" office:value="0.02065354" calcext:value-type="float">
            <text:p>0.02065354</text:p>
          </table:table-cell>
          <table:table-cell office:value-type="float" office:value="0.01409042" calcext:value-type="float">
            <text:p>0.01409042</text:p>
          </table:table-cell>
          <table:table-cell office:value-type="float" office:value="0.02098361" calcext:value-type="float">
            <text:p>0.02098361</text:p>
          </table:table-cell>
          <table:table-cell office:value-type="float" office:value="0.01835726" calcext:value-type="float">
            <text:p>0.01835726</text:p>
          </table:table-cell>
          <table:table-cell office:value-type="float" office:value="0.01647625" calcext:value-type="float">
            <text:p>0.01647625</text:p>
          </table:table-cell>
          <table:table-cell office:value-type="float" office:value="22.84458" calcext:value-type="float">
            <text:p>22.84458</text:p>
          </table:table-cell>
          <table:table-cell office:value-type="float" office:value="18.2289" calcext:value-type="float">
            <text:p>18.2289</text:p>
          </table:table-cell>
          <table:table-cell office:value-type="float" office:value="18.82217" calcext:value-type="float">
            <text:p>18.82217</text:p>
          </table:table-cell>
          <table:table-cell office:value-type="float" office:value="16.70044" calcext:value-type="float">
            <text:p>16.70044</text:p>
          </table:table-cell>
          <table:table-cell office:value-type="float" office:value="12.47258" calcext:value-type="float">
            <text:p>12.47258</text:p>
          </table:table-cell>
          <table:table-cell office:value-type="float" office:value="6.494412" calcext:value-type="float">
            <text:p>6.494412</text:p>
          </table:table-cell>
          <table:table-cell office:value-type="float" office:value="3.188233" calcext:value-type="float">
            <text:p>3.188233</text:p>
          </table:table-cell>
          <table:table-cell office:value-type="float" office:value="1.50631" calcext:value-type="float">
            <text:p>1.50631</text:p>
          </table:table-cell>
          <table:table-cell office:value-type="float" office:value="7.341156" calcext:value-type="float">
            <text:p>7.341156</text:p>
          </table:table-cell>
          <table:table-cell office:value-type="float" office:value="0" calcext:value-type="float">
            <text:p>0</text:p>
          </table:table-cell>
          <table:table-cell office:value-type="float" office:value="-0.000001661285" calcext:value-type="float">
            <text:p>-1.661285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11.63809" calcext:value-type="float">
            <text:p>11.63809</text:p>
          </table:table-cell>
          <table:table-cell office:value-type="float" office:value="461.1383" calcext:value-type="float">
            <text:p>461.1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9452" calcext:value-type="float">
            <text:p>0.04369452</text:p>
          </table:table-cell>
          <table:table-cell office:value-type="float" office:value="9.393812" calcext:value-type="float">
            <text:p>9.393812</text:p>
          </table:table-cell>
          <table:table-cell office:value-type="float" office:value="0" calcext:value-type="float">
            <text:p>0</text:p>
          </table:table-cell>
          <table:table-cell office:value-type="float" office:value="0.0002387959" calcext:value-type="float">
            <text:p>0.0002387959</text:p>
          </table:table-cell>
          <table:table-cell office:value-type="float" office:value="0" calcext:value-type="float">
            <text:p>0</text:p>
          </table:table-cell>
          <table:table-cell office:value-type="float" office:value="0.01710699" calcext:value-type="float">
            <text:p>0.01710699</text:p>
          </table:table-cell>
          <table:table-cell office:value-type="float" office:value="-0.000002595212" calcext:value-type="float">
            <text:p>-2.595212E-06</text:p>
          </table:table-cell>
          <table:table-cell office:value-type="float" office:value="0.00001684996" calcext:value-type="float">
            <text:p>1.684996E-05</text:p>
          </table:table-cell>
          <table:table-cell office:value-type="float" office:value="0.00001211001" calcext:value-type="float">
            <text:p>1.211001E-05</text:p>
          </table:table-cell>
          <table:table-cell office:value-type="float" office:value="5.234814" calcext:value-type="float">
            <text:p>5.234814</text:p>
          </table:table-cell>
          <table:table-cell office:value-type="float" office:value="0.01208095" calcext:value-type="float">
            <text:p>0.01208095</text:p>
          </table:table-cell>
          <table:table-cell office:value-type="float" office:value="0.01491717" calcext:value-type="float">
            <text:p>0.01491717</text:p>
          </table:table-cell>
          <table:table-cell office:value-type="float" office:value="0.02239463" calcext:value-type="float">
            <text:p>0.02239463</text:p>
          </table:table-cell>
          <table:table-cell office:value-type="float" office:value="0.02054299" calcext:value-type="float">
            <text:p>0.02054299</text:p>
          </table:table-cell>
          <table:table-cell office:value-type="float" office:value="0.01404147" calcext:value-type="float">
            <text:p>0.01404147</text:p>
          </table:table-cell>
          <table:table-cell office:value-type="float" office:value="0.02088491" calcext:value-type="float">
            <text:p>0.02088491</text:p>
          </table:table-cell>
          <table:table-cell office:value-type="float" office:value="0.01838333" calcext:value-type="float">
            <text:p>0.01838333</text:p>
          </table:table-cell>
          <table:table-cell office:value-type="float" office:value="0.01646649" calcext:value-type="float">
            <text:p>0.01646649</text:p>
          </table:table-cell>
          <table:table-cell office:value-type="float" office:value="23.37696" calcext:value-type="float">
            <text:p>23.37696</text:p>
          </table:table-cell>
          <table:table-cell office:value-type="float" office:value="18.24886" calcext:value-type="float">
            <text:p>18.24886</text:p>
          </table:table-cell>
          <table:table-cell office:value-type="float" office:value="18.96956" calcext:value-type="float">
            <text:p>18.96956</text:p>
          </table:table-cell>
          <table:table-cell office:value-type="float" office:value="16.55226" calcext:value-type="float">
            <text:p>16.55226</text:p>
          </table:table-cell>
          <table:table-cell office:value-type="float" office:value="12.36169" calcext:value-type="float">
            <text:p>12.36169</text:p>
          </table:table-cell>
          <table:table-cell office:value-type="float" office:value="6.458517" calcext:value-type="float">
            <text:p>6.458517</text:p>
          </table:table-cell>
          <table:table-cell office:value-type="float" office:value="3.191743" calcext:value-type="float">
            <text:p>3.191743</text:p>
          </table:table-cell>
          <table:table-cell office:value-type="float" office:value="1.505131" calcext:value-type="float">
            <text:p>1.505131</text:p>
          </table:table-cell>
          <table:table-cell office:value-type="float" office:value="7.352413" calcext:value-type="float">
            <text:p>7.352413</text:p>
          </table:table-cell>
          <table:table-cell office:value-type="float" office:value="0" calcext:value-type="float">
            <text:p>0</text:p>
          </table:table-cell>
          <table:table-cell office:value-type="float" office:value="-0.000002483577" calcext:value-type="float">
            <text:p>-2.483577E-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11.63828" calcext:value-type="float">
            <text:p>11.63828</text:p>
          </table:table-cell>
          <table:table-cell office:value-type="float" office:value="461.1356" calcext:value-type="float">
            <text:p>461.1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62237" calcext:value-type="float">
            <text:p>0.04362237</text:p>
          </table:table-cell>
          <table:table-cell office:value-type="float" office:value="9.390721" calcext:value-type="float">
            <text:p>9.390721</text:p>
          </table:table-cell>
          <table:table-cell office:value-type="float" office:value="0" calcext:value-type="float">
            <text:p>0</text:p>
          </table:table-cell>
          <table:table-cell office:value-type="float" office:value="0.0003171737" calcext:value-type="float">
            <text:p>0.0003171737</text:p>
          </table:table-cell>
          <table:table-cell office:value-type="float" office:value="0" calcext:value-type="float">
            <text:p>0</text:p>
          </table:table-cell>
          <table:table-cell office:value-type="float" office:value="0.02236704" calcext:value-type="float">
            <text:p>0.02236704</text:p>
          </table:table-cell>
          <table:table-cell office:value-type="float" office:value="-0.000003466371" calcext:value-type="float">
            <text:p>-3.466371E-06</text:p>
          </table:table-cell>
          <table:table-cell office:value-type="float" office:value="0.00002248949" calcext:value-type="float">
            <text:p>2.248949E-05</text:p>
          </table:table-cell>
          <table:table-cell office:value-type="float" office:value="0.00001612616" calcext:value-type="float">
            <text:p>1.612616E-05</text:p>
          </table:table-cell>
          <table:table-cell office:value-type="float" office:value="5.233644" calcext:value-type="float">
            <text:p>5.233644</text:p>
          </table:table-cell>
          <table:table-cell office:value-type="float" office:value="0.01216" calcext:value-type="float">
            <text:p>0.01216</text:p>
          </table:table-cell>
          <table:table-cell office:value-type="float" office:value="0.01482924" calcext:value-type="float">
            <text:p>0.01482924</text:p>
          </table:table-cell>
          <table:table-cell office:value-type="float" office:value="0.02225077" calcext:value-type="float">
            <text:p>0.02225077</text:p>
          </table:table-cell>
          <table:table-cell office:value-type="float" office:value="0.0204452" calcext:value-type="float">
            <text:p>0.0204452</text:p>
          </table:table-cell>
          <table:table-cell office:value-type="float" office:value="0.0139984" calcext:value-type="float">
            <text:p>0.0139984</text:p>
          </table:table-cell>
          <table:table-cell office:value-type="float" office:value="0.02078906" calcext:value-type="float">
            <text:p>0.02078906</text:p>
          </table:table-cell>
          <table:table-cell office:value-type="float" office:value="0.01840889" calcext:value-type="float">
            <text:p>0.01840889</text:p>
          </table:table-cell>
          <table:table-cell office:value-type="float" office:value="0.0164569" calcext:value-type="float">
            <text:p>0.0164569</text:p>
          </table:table-cell>
          <table:table-cell office:value-type="float" office:value="24.29757" calcext:value-type="float">
            <text:p>24.29757</text:p>
          </table:table-cell>
          <table:table-cell office:value-type="float" office:value="18.35465" calcext:value-type="float">
            <text:p>18.35465</text:p>
          </table:table-cell>
          <table:table-cell office:value-type="float" office:value="19.04331" calcext:value-type="float">
            <text:p>19.04331</text:p>
          </table:table-cell>
          <table:table-cell office:value-type="float" office:value="16.43198" calcext:value-type="float">
            <text:p>16.43198</text:p>
          </table:table-cell>
          <table:table-cell office:value-type="float" office:value="12.26462" calcext:value-type="float">
            <text:p>12.26462</text:p>
          </table:table-cell>
          <table:table-cell office:value-type="float" office:value="6.423367" calcext:value-type="float">
            <text:p>6.423367</text:p>
          </table:table-cell>
          <table:table-cell office:value-type="float" office:value="3.196979" calcext:value-type="float">
            <text:p>3.196979</text:p>
          </table:table-cell>
          <table:table-cell office:value-type="float" office:value="1.503809" calcext:value-type="float">
            <text:p>1.503809</text:p>
          </table:table-cell>
          <table:table-cell office:value-type="float" office:value="7.362464" calcext:value-type="float">
            <text:p>7.362464</text:p>
          </table:table-cell>
          <table:table-cell office:value-type="float" office:value="0" calcext:value-type="float">
            <text:p>0</text:p>
          </table:table-cell>
          <table:table-cell office:value-type="float" office:value="-0.000003303324" calcext:value-type="float">
            <text:p>-3.303324E-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11.63847" calcext:value-type="float">
            <text:p>11.63847</text:p>
          </table:table-cell>
          <table:table-cell office:value-type="float" office:value="461.1329" calcext:value-type="float">
            <text:p>461.1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55216" calcext:value-type="float">
            <text:p>0.04355216</text:p>
          </table:table-cell>
          <table:table-cell office:value-type="float" office:value="9.387819" calcext:value-type="float">
            <text:p>9.387819</text:p>
          </table:table-cell>
          <table:table-cell office:value-type="float" office:value="0" calcext:value-type="float">
            <text:p>0</text:p>
          </table:table-cell>
          <table:table-cell office:value-type="float" office:value="0.000395082" calcext:value-type="float">
            <text:p>0.000395082</text:p>
          </table:table-cell>
          <table:table-cell office:value-type="float" office:value="0" calcext:value-type="float">
            <text:p>0</text:p>
          </table:table-cell>
          <table:table-cell office:value-type="float" office:value="0.0274273" calcext:value-type="float">
            <text:p>0.0274273</text:p>
          </table:table-cell>
          <table:table-cell office:value-type="float" office:value="-0.000004643452" calcext:value-type="float">
            <text:p>-4.643452E-06</text:p>
          </table:table-cell>
          <table:table-cell office:value-type="float" office:value="0.00002809896" calcext:value-type="float">
            <text:p>2.809896E-05</text:p>
          </table:table-cell>
          <table:table-cell office:value-type="float" office:value="0.00002013481" calcext:value-type="float">
            <text:p>2.013481E-05</text:p>
          </table:table-cell>
          <table:table-cell office:value-type="float" office:value="5.232463" calcext:value-type="float">
            <text:p>5.232463</text:p>
          </table:table-cell>
          <table:table-cell office:value-type="float" office:value="0.01209646" calcext:value-type="float">
            <text:p>0.01209646</text:p>
          </table:table-cell>
          <table:table-cell office:value-type="float" office:value="0.01475246" calcext:value-type="float">
            <text:p>0.01475246</text:p>
          </table:table-cell>
          <table:table-cell office:value-type="float" office:value="0.02211897" calcext:value-type="float">
            <text:p>0.02211897</text:p>
          </table:table-cell>
          <table:table-cell office:value-type="float" office:value="0.02034657" calcext:value-type="float">
            <text:p>0.02034657</text:p>
          </table:table-cell>
          <table:table-cell office:value-type="float" office:value="0.01395873" calcext:value-type="float">
            <text:p>0.01395873</text:p>
          </table:table-cell>
          <table:table-cell office:value-type="float" office:value="0.02069995" calcext:value-type="float">
            <text:p>0.02069995</text:p>
          </table:table-cell>
          <table:table-cell office:value-type="float" office:value="0.01842908" calcext:value-type="float">
            <text:p>0.01842908</text:p>
          </table:table-cell>
          <table:table-cell office:value-type="float" office:value="0.01644759" calcext:value-type="float">
            <text:p>0.01644759</text:p>
          </table:table-cell>
          <table:table-cell office:value-type="float" office:value="24.20154" calcext:value-type="float">
            <text:p>24.20154</text:p>
          </table:table-cell>
          <table:table-cell office:value-type="float" office:value="18.45383" calcext:value-type="float">
            <text:p>18.45383</text:p>
          </table:table-cell>
          <table:table-cell office:value-type="float" office:value="19.12751" calcext:value-type="float">
            <text:p>19.12751</text:p>
          </table:table-cell>
          <table:table-cell office:value-type="float" office:value="16.30159" calcext:value-type="float">
            <text:p>16.30159</text:p>
          </table:table-cell>
          <table:table-cell office:value-type="float" office:value="12.16305" calcext:value-type="float">
            <text:p>12.16305</text:p>
          </table:table-cell>
          <table:table-cell office:value-type="float" office:value="6.38931" calcext:value-type="float">
            <text:p>6.38931</text:p>
          </table:table-cell>
          <table:table-cell office:value-type="float" office:value="3.201285" calcext:value-type="float">
            <text:p>3.201285</text:p>
          </table:table-cell>
          <table:table-cell office:value-type="float" office:value="1.502467" calcext:value-type="float">
            <text:p>1.502467</text:p>
          </table:table-cell>
          <table:table-cell office:value-type="float" office:value="7.375304" calcext:value-type="float">
            <text:p>7.375304</text:p>
          </table:table-cell>
          <table:table-cell office:value-type="float" office:value="0" calcext:value-type="float">
            <text:p>0</text:p>
          </table:table-cell>
          <table:table-cell office:value-type="float" office:value="-0.000004116589" calcext:value-type="float">
            <text:p>-4.116589E-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11.63865" calcext:value-type="float">
            <text:p>11.63865</text:p>
          </table:table-cell>
          <table:table-cell office:value-type="float" office:value="461.1302" calcext:value-type="float">
            <text:p>461.1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8278" calcext:value-type="float">
            <text:p>0.04348278</text:p>
          </table:table-cell>
          <table:table-cell office:value-type="float" office:value="9.385103" calcext:value-type="float">
            <text:p>9.385103</text:p>
          </table:table-cell>
          <table:table-cell office:value-type="float" office:value="0" calcext:value-type="float">
            <text:p>0</text:p>
          </table:table-cell>
          <table:table-cell office:value-type="float" office:value="0.0004726148" calcext:value-type="float">
            <text:p>0.0004726148</text:p>
          </table:table-cell>
          <table:table-cell office:value-type="float" office:value="0" calcext:value-type="float">
            <text:p>0</text:p>
          </table:table-cell>
          <table:table-cell office:value-type="float" office:value="0.0323022" calcext:value-type="float">
            <text:p>0.0323022</text:p>
          </table:table-cell>
          <table:table-cell office:value-type="float" office:value="-0.000005759653" calcext:value-type="float">
            <text:p>-5.759653E-06</text:p>
          </table:table-cell>
          <table:table-cell office:value-type="float" office:value="0.00003365147" calcext:value-type="float">
            <text:p>3.365147E-05</text:p>
          </table:table-cell>
          <table:table-cell office:value-type="float" office:value="0.00002407886" calcext:value-type="float">
            <text:p>2.407886E-05</text:p>
          </table:table-cell>
          <table:table-cell office:value-type="float" office:value="5.231292" calcext:value-type="float">
            <text:p>5.231292</text:p>
          </table:table-cell>
          <table:table-cell office:value-type="float" office:value="0.01213143" calcext:value-type="float">
            <text:p>0.01213143</text:p>
          </table:table-cell>
          <table:table-cell office:value-type="float" office:value="0.01469087" calcext:value-type="float">
            <text:p>0.01469087</text:p>
          </table:table-cell>
          <table:table-cell office:value-type="float" office:value="0.02198637" calcext:value-type="float">
            <text:p>0.02198637</text:p>
          </table:table-cell>
          <table:table-cell office:value-type="float" office:value="0.02024372" calcext:value-type="float">
            <text:p>0.02024372</text:p>
          </table:table-cell>
          <table:table-cell office:value-type="float" office:value="0.01392196" calcext:value-type="float">
            <text:p>0.01392196</text:p>
          </table:table-cell>
          <table:table-cell office:value-type="float" office:value="0.02060862" calcext:value-type="float">
            <text:p>0.02060862</text:p>
          </table:table-cell>
          <table:table-cell office:value-type="float" office:value="0.01844511" calcext:value-type="float">
            <text:p>0.01844511</text:p>
          </table:table-cell>
          <table:table-cell office:value-type="float" office:value="0.01643854" calcext:value-type="float">
            <text:p>0.01643854</text:p>
          </table:table-cell>
          <table:table-cell office:value-type="float" office:value="24.54204" calcext:value-type="float">
            <text:p>24.54204</text:p>
          </table:table-cell>
          <table:table-cell office:value-type="float" office:value="18.53764" calcext:value-type="float">
            <text:p>18.53764</text:p>
          </table:table-cell>
          <table:table-cell office:value-type="float" office:value="19.2191" calcext:value-type="float">
            <text:p>19.2191</text:p>
          </table:table-cell>
          <table:table-cell office:value-type="float" office:value="16.15726" calcext:value-type="float">
            <text:p>16.15726</text:p>
          </table:table-cell>
          <table:table-cell office:value-type="float" office:value="12.04884" calcext:value-type="float">
            <text:p>12.04884</text:p>
          </table:table-cell>
          <table:table-cell office:value-type="float" office:value="6.348773" calcext:value-type="float">
            <text:p>6.348773</text:p>
          </table:table-cell>
          <table:table-cell office:value-type="float" office:value="3.204575" calcext:value-type="float">
            <text:p>3.204575</text:p>
          </table:table-cell>
          <table:table-cell office:value-type="float" office:value="1.50114" calcext:value-type="float">
            <text:p>1.50114</text:p>
          </table:table-cell>
          <table:table-cell office:value-type="float" office:value="7.387461" calcext:value-type="float">
            <text:p>7.387461</text:p>
          </table:table-cell>
          <table:table-cell office:value-type="float" office:value="0" calcext:value-type="float">
            <text:p>0</text:p>
          </table:table-cell>
          <table:table-cell office:value-type="float" office:value="-0.000004923324" calcext:value-type="float">
            <text:p>-4.923324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11.63884" calcext:value-type="float">
            <text:p>11.63884</text:p>
          </table:table-cell>
          <table:table-cell office:value-type="float" office:value="461.1276" calcext:value-type="float">
            <text:p>461.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4146" calcext:value-type="float">
            <text:p>0.0434146</text:p>
          </table:table-cell>
          <table:table-cell office:value-type="float" office:value="9.382572" calcext:value-type="float">
            <text:p>9.382572</text:p>
          </table:table-cell>
          <table:table-cell office:value-type="float" office:value="0" calcext:value-type="float">
            <text:p>0</text:p>
          </table:table-cell>
          <table:table-cell office:value-type="float" office:value="0.0005497284" calcext:value-type="float">
            <text:p>0.0005497284</text:p>
          </table:table-cell>
          <table:table-cell office:value-type="float" office:value="0" calcext:value-type="float">
            <text:p>0</text:p>
          </table:table-cell>
          <table:table-cell office:value-type="float" office:value="0.03698001" calcext:value-type="float">
            <text:p>0.03698001</text:p>
          </table:table-cell>
          <table:table-cell office:value-type="float" office:value="-0.000006914271" calcext:value-type="float">
            <text:p>-6.914271E-06</text:p>
          </table:table-cell>
          <table:table-cell office:value-type="float" office:value="0.0000392351" calcext:value-type="float">
            <text:p>3.92351E-05</text:p>
          </table:table-cell>
          <table:table-cell office:value-type="float" office:value="0.00002805626" calcext:value-type="float">
            <text:p>2.805626E-05</text:p>
          </table:table-cell>
          <table:table-cell office:value-type="float" office:value="5.230114" calcext:value-type="float">
            <text:p>5.230114</text:p>
          </table:table-cell>
          <table:table-cell office:value-type="float" office:value="0.01211269" calcext:value-type="float">
            <text:p>0.01211269</text:p>
          </table:table-cell>
          <table:table-cell office:value-type="float" office:value="0.01465199" calcext:value-type="float">
            <text:p>0.01465199</text:p>
          </table:table-cell>
          <table:table-cell office:value-type="float" office:value="0.0218707" calcext:value-type="float">
            <text:p>0.0218707</text:p>
          </table:table-cell>
          <table:table-cell office:value-type="float" office:value="0.02014994" calcext:value-type="float">
            <text:p>0.02014994</text:p>
          </table:table-cell>
          <table:table-cell office:value-type="float" office:value="0.01388454" calcext:value-type="float">
            <text:p>0.01388454</text:p>
          </table:table-cell>
          <table:table-cell office:value-type="float" office:value="0.02051575" calcext:value-type="float">
            <text:p>0.02051575</text:p>
          </table:table-cell>
          <table:table-cell office:value-type="float" office:value="0.01845794" calcext:value-type="float">
            <text:p>0.01845794</text:p>
          </table:table-cell>
          <table:table-cell office:value-type="float" office:value="0.01642972" calcext:value-type="float">
            <text:p>0.01642972</text:p>
          </table:table-cell>
          <table:table-cell office:value-type="float" office:value="24.84437" calcext:value-type="float">
            <text:p>24.84437</text:p>
          </table:table-cell>
          <table:table-cell office:value-type="float" office:value="18.67773" calcext:value-type="float">
            <text:p>18.67773</text:p>
          </table:table-cell>
          <table:table-cell office:value-type="float" office:value="19.32237" calcext:value-type="float">
            <text:p>19.32237</text:p>
          </table:table-cell>
          <table:table-cell office:value-type="float" office:value="16.02591" calcext:value-type="float">
            <text:p>16.02591</text:p>
          </table:table-cell>
          <table:table-cell office:value-type="float" office:value="11.92979" calcext:value-type="float">
            <text:p>11.92979</text:p>
          </table:table-cell>
          <table:table-cell office:value-type="float" office:value="6.305544" calcext:value-type="float">
            <text:p>6.305544</text:p>
          </table:table-cell>
          <table:table-cell office:value-type="float" office:value="3.207631" calcext:value-type="float">
            <text:p>3.207631</text:p>
          </table:table-cell>
          <table:table-cell office:value-type="float" office:value="1.49977" calcext:value-type="float">
            <text:p>1.49977</text:p>
          </table:table-cell>
          <table:table-cell office:value-type="float" office:value="7.399266" calcext:value-type="float">
            <text:p>7.399266</text:p>
          </table:table-cell>
          <table:table-cell office:value-type="float" office:value="0" calcext:value-type="float">
            <text:p>0</text:p>
          </table:table-cell>
          <table:table-cell office:value-type="float" office:value="-0.000005724236" calcext:value-type="float">
            <text:p>-5.724236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11.63902" calcext:value-type="float">
            <text:p>11.63902</text:p>
          </table:table-cell>
          <table:table-cell office:value-type="float" office:value="461.1249" calcext:value-type="float">
            <text:p>461.1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3477" calcext:value-type="float">
            <text:p>0.0433477</text:p>
          </table:table-cell>
          <table:table-cell office:value-type="float" office:value="9.380225" calcext:value-type="float">
            <text:p>9.380225</text:p>
          </table:table-cell>
          <table:table-cell office:value-type="float" office:value="0" calcext:value-type="float">
            <text:p>0</text:p>
          </table:table-cell>
          <table:table-cell office:value-type="float" office:value="0.0006264822" calcext:value-type="float">
            <text:p>0.0006264822</text:p>
          </table:table-cell>
          <table:table-cell office:value-type="float" office:value="0" calcext:value-type="float">
            <text:p>0</text:p>
          </table:table-cell>
          <table:table-cell office:value-type="float" office:value="0.04147119" calcext:value-type="float">
            <text:p>0.04147119</text:p>
          </table:table-cell>
          <table:table-cell office:value-type="float" office:value="-0.000008130601" calcext:value-type="float">
            <text:p>-8.130601E-06</text:p>
          </table:table-cell>
          <table:table-cell office:value-type="float" office:value="0.00004478017" calcext:value-type="float">
            <text:p>4.478017E-05</text:p>
          </table:table-cell>
          <table:table-cell office:value-type="float" office:value="0.00003195523" calcext:value-type="float">
            <text:p>3.195523E-05</text:p>
          </table:table-cell>
          <table:table-cell office:value-type="float" office:value="5.228926" calcext:value-type="float">
            <text:p>5.228926</text:p>
          </table:table-cell>
          <table:table-cell office:value-type="float" office:value="0.01209849" calcext:value-type="float">
            <text:p>0.01209849</text:p>
          </table:table-cell>
          <table:table-cell office:value-type="float" office:value="0.01460608" calcext:value-type="float">
            <text:p>0.01460608</text:p>
          </table:table-cell>
          <table:table-cell office:value-type="float" office:value="0.02174168" calcext:value-type="float">
            <text:p>0.02174168</text:p>
          </table:table-cell>
          <table:table-cell office:value-type="float" office:value="0.02006592" calcext:value-type="float">
            <text:p>0.02006592</text:p>
          </table:table-cell>
          <table:table-cell office:value-type="float" office:value="0.01385261" calcext:value-type="float">
            <text:p>0.01385261</text:p>
          </table:table-cell>
          <table:table-cell office:value-type="float" office:value="0.02042841" calcext:value-type="float">
            <text:p>0.02042841</text:p>
          </table:table-cell>
          <table:table-cell office:value-type="float" office:value="0.01846403" calcext:value-type="float">
            <text:p>0.01846403</text:p>
          </table:table-cell>
          <table:table-cell office:value-type="float" office:value="0.01642111" calcext:value-type="float">
            <text:p>0.01642111</text:p>
          </table:table-cell>
          <table:table-cell office:value-type="float" office:value="24.90143" calcext:value-type="float">
            <text:p>24.90143</text:p>
          </table:table-cell>
          <table:table-cell office:value-type="float" office:value="18.77537" calcext:value-type="float">
            <text:p>18.77537</text:p>
          </table:table-cell>
          <table:table-cell office:value-type="float" office:value="19.39753" calcext:value-type="float">
            <text:p>19.39753</text:p>
          </table:table-cell>
          <table:table-cell office:value-type="float" office:value="15.90374" calcext:value-type="float">
            <text:p>15.90374</text:p>
          </table:table-cell>
          <table:table-cell office:value-type="float" office:value="11.81442" calcext:value-type="float">
            <text:p>11.81442</text:p>
          </table:table-cell>
          <table:table-cell office:value-type="float" office:value="6.261316" calcext:value-type="float">
            <text:p>6.261316</text:p>
          </table:table-cell>
          <table:table-cell office:value-type="float" office:value="3.208435" calcext:value-type="float">
            <text:p>3.208435</text:p>
          </table:table-cell>
          <table:table-cell office:value-type="float" office:value="1.498384" calcext:value-type="float">
            <text:p>1.498384</text:p>
          </table:table-cell>
          <table:table-cell office:value-type="float" office:value="7.412209" calcext:value-type="float">
            <text:p>7.412209</text:p>
          </table:table-cell>
          <table:table-cell office:value-type="float" office:value="0" calcext:value-type="float">
            <text:p>0</text:p>
          </table:table-cell>
          <table:table-cell office:value-type="float" office:value="-0.000006516891" calcext:value-type="float">
            <text:p>-6.516891E-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11.63919" calcext:value-type="float">
            <text:p>11.63919</text:p>
          </table:table-cell>
          <table:table-cell office:value-type="float" office:value="461.1223" calcext:value-type="float">
            <text:p>461.1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8174" calcext:value-type="float">
            <text:p>0.04328174</text:p>
          </table:table-cell>
          <table:table-cell office:value-type="float" office:value="9.378068" calcext:value-type="float">
            <text:p>9.378068</text:p>
          </table:table-cell>
          <table:table-cell office:value-type="float" office:value="0" calcext:value-type="float">
            <text:p>0</text:p>
          </table:table-cell>
          <table:table-cell office:value-type="float" office:value="0.000702869" calcext:value-type="float">
            <text:p>0.000702869</text:p>
          </table:table-cell>
          <table:table-cell office:value-type="float" office:value="0" calcext:value-type="float">
            <text:p>0</text:p>
          </table:table-cell>
          <table:table-cell office:value-type="float" office:value="0.04577135" calcext:value-type="float">
            <text:p>0.04577135</text:p>
          </table:table-cell>
          <table:table-cell office:value-type="float" office:value="-0.000009312314" calcext:value-type="float">
            <text:p>-9.312314E-06</text:p>
          </table:table-cell>
          <table:table-cell office:value-type="float" office:value="0.00005039877" calcext:value-type="float">
            <text:p>5.039877E-05</text:p>
          </table:table-cell>
          <table:table-cell office:value-type="float" office:value="0.00003577989" calcext:value-type="float">
            <text:p>3.577989E-05</text:p>
          </table:table-cell>
          <table:table-cell office:value-type="float" office:value="5.227725" calcext:value-type="float">
            <text:p>5.227725</text:p>
          </table:table-cell>
          <table:table-cell office:value-type="float" office:value="0.0120468" calcext:value-type="float">
            <text:p>0.0120468</text:p>
          </table:table-cell>
          <table:table-cell office:value-type="float" office:value="0.01455505" calcext:value-type="float">
            <text:p>0.01455505</text:p>
          </table:table-cell>
          <table:table-cell office:value-type="float" office:value="0.02162855" calcext:value-type="float">
            <text:p>0.02162855</text:p>
          </table:table-cell>
          <table:table-cell office:value-type="float" office:value="0.01997726" calcext:value-type="float">
            <text:p>0.01997726</text:p>
          </table:table-cell>
          <table:table-cell office:value-type="float" office:value="0.01381961" calcext:value-type="float">
            <text:p>0.01381961</text:p>
          </table:table-cell>
          <table:table-cell office:value-type="float" office:value="0.02034809" calcext:value-type="float">
            <text:p>0.02034809</text:p>
          </table:table-cell>
          <table:table-cell office:value-type="float" office:value="0.0184684" calcext:value-type="float">
            <text:p>0.0184684</text:p>
          </table:table-cell>
          <table:table-cell office:value-type="float" office:value="0.01641268" calcext:value-type="float">
            <text:p>0.01641268</text:p>
          </table:table-cell>
          <table:table-cell office:value-type="float" office:value="24.89474" calcext:value-type="float">
            <text:p>24.89474</text:p>
          </table:table-cell>
          <table:table-cell office:value-type="float" office:value="18.88166" calcext:value-type="float">
            <text:p>18.88166</text:p>
          </table:table-cell>
          <table:table-cell office:value-type="float" office:value="19.51211" calcext:value-type="float">
            <text:p>19.51211</text:p>
          </table:table-cell>
          <table:table-cell office:value-type="float" office:value="15.76358" calcext:value-type="float">
            <text:p>15.76358</text:p>
          </table:table-cell>
          <table:table-cell office:value-type="float" office:value="11.69829" calcext:value-type="float">
            <text:p>11.69829</text:p>
          </table:table-cell>
          <table:table-cell office:value-type="float" office:value="6.218519" calcext:value-type="float">
            <text:p>6.218519</text:p>
          </table:table-cell>
          <table:table-cell office:value-type="float" office:value="3.209086" calcext:value-type="float">
            <text:p>3.209086</text:p>
          </table:table-cell>
          <table:table-cell office:value-type="float" office:value="1.496958" calcext:value-type="float">
            <text:p>1.496958</text:p>
          </table:table-cell>
          <table:table-cell office:value-type="float" office:value="7.425116" calcext:value-type="float">
            <text:p>7.425116</text:p>
          </table:table-cell>
          <table:table-cell office:value-type="float" office:value="0" calcext:value-type="float">
            <text:p>0</text:p>
          </table:table-cell>
          <table:table-cell office:value-type="float" office:value="-0.00000730124" calcext:value-type="float">
            <text:p>-7.30124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11.63933" calcext:value-type="float">
            <text:p>11.63933</text:p>
          </table:table-cell>
          <table:table-cell office:value-type="float" office:value="461.1197" calcext:value-type="float">
            <text:p>461.1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21589" calcext:value-type="float">
            <text:p>0.04321589</text:p>
          </table:table-cell>
          <table:table-cell office:value-type="float" office:value="9.376101" calcext:value-type="float">
            <text:p>9.376101</text:p>
          </table:table-cell>
          <table:table-cell office:value-type="float" office:value="0" calcext:value-type="float">
            <text:p>0</text:p>
          </table:table-cell>
          <table:table-cell office:value-type="float" office:value="0.000778948" calcext:value-type="float">
            <text:p>0.000778948</text:p>
          </table:table-cell>
          <table:table-cell office:value-type="float" office:value="0" calcext:value-type="float">
            <text:p>0</text:p>
          </table:table-cell>
          <table:table-cell office:value-type="float" office:value="0.04989168" calcext:value-type="float">
            <text:p>0.04989168</text:p>
          </table:table-cell>
          <table:table-cell office:value-type="float" office:value="-0.00001066132" calcext:value-type="float">
            <text:p>-1.066132E-05</text:p>
          </table:table-cell>
          <table:table-cell office:value-type="float" office:value="0.0000559343" calcext:value-type="float">
            <text:p>5.59343E-05</text:p>
          </table:table-cell>
          <table:table-cell office:value-type="float" office:value="0.00003931191" calcext:value-type="float">
            <text:p>3.931191E-05</text:p>
          </table:table-cell>
          <table:table-cell office:value-type="float" office:value="5.226465" calcext:value-type="float">
            <text:p>5.226465</text:p>
          </table:table-cell>
          <table:table-cell office:value-type="float" office:value="0.01200047" calcext:value-type="float">
            <text:p>0.01200047</text:p>
          </table:table-cell>
          <table:table-cell office:value-type="float" office:value="0.01446255" calcext:value-type="float">
            <text:p>0.01446255</text:p>
          </table:table-cell>
          <table:table-cell office:value-type="float" office:value="0.02150369" calcext:value-type="float">
            <text:p>0.02150369</text:p>
          </table:table-cell>
          <table:table-cell office:value-type="float" office:value="0.01988138" calcext:value-type="float">
            <text:p>0.01988138</text:p>
          </table:table-cell>
          <table:table-cell office:value-type="float" office:value="0.01379002" calcext:value-type="float">
            <text:p>0.01379002</text:p>
          </table:table-cell>
          <table:table-cell office:value-type="float" office:value="0.0202827" calcext:value-type="float">
            <text:p>0.0202827</text:p>
          </table:table-cell>
          <table:table-cell office:value-type="float" office:value="0.01846967" calcext:value-type="float">
            <text:p>0.01846967</text:p>
          </table:table-cell>
          <table:table-cell office:value-type="float" office:value="0.01640456" calcext:value-type="float">
            <text:p>0.01640456</text:p>
          </table:table-cell>
          <table:table-cell office:value-type="float" office:value="24.56012" calcext:value-type="float">
            <text:p>24.56012</text:p>
          </table:table-cell>
          <table:table-cell office:value-type="float" office:value="18.91982" calcext:value-type="float">
            <text:p>18.91982</text:p>
          </table:table-cell>
          <table:table-cell office:value-type="float" office:value="19.66191" calcext:value-type="float">
            <text:p>19.66191</text:p>
          </table:table-cell>
          <table:table-cell office:value-type="float" office:value="15.6081" calcext:value-type="float">
            <text:p>15.6081</text:p>
          </table:table-cell>
          <table:table-cell office:value-type="float" office:value="11.58854" calcext:value-type="float">
            <text:p>11.58854</text:p>
          </table:table-cell>
          <table:table-cell office:value-type="float" office:value="6.180441" calcext:value-type="float">
            <text:p>6.180441</text:p>
          </table:table-cell>
          <table:table-cell office:value-type="float" office:value="3.208683" calcext:value-type="float">
            <text:p>3.208683</text:p>
          </table:table-cell>
          <table:table-cell office:value-type="float" office:value="1.495532" calcext:value-type="float">
            <text:p>1.495532</text:p>
          </table:table-cell>
          <table:table-cell office:value-type="float" office:value="7.438709" calcext:value-type="float">
            <text:p>7.438709</text:p>
          </table:table-cell>
          <table:table-cell office:value-type="float" office:value="0" calcext:value-type="float">
            <text:p>0</text:p>
          </table:table-cell>
          <table:table-cell office:value-type="float" office:value="-0.000008073703" calcext:value-type="float">
            <text:p>-8.073703E-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11.63947" calcext:value-type="float">
            <text:p>11.63947</text:p>
          </table:table-cell>
          <table:table-cell office:value-type="float" office:value="461.117" calcext:value-type="float">
            <text:p>461.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14813" calcext:value-type="float">
            <text:p>0.04314813</text:p>
          </table:table-cell>
          <table:table-cell office:value-type="float" office:value="9.374343" calcext:value-type="float">
            <text:p>9.374343</text:p>
          </table:table-cell>
          <table:table-cell office:value-type="float" office:value="0" calcext:value-type="float">
            <text:p>0</text:p>
          </table:table-cell>
          <table:table-cell office:value-type="float" office:value="0.0008546353" calcext:value-type="float">
            <text:p>0.0008546353</text:p>
          </table:table-cell>
          <table:table-cell office:value-type="float" office:value="0" calcext:value-type="float">
            <text:p>0</text:p>
          </table:table-cell>
          <table:table-cell office:value-type="float" office:value="0.05381309" calcext:value-type="float">
            <text:p>0.05381309</text:p>
          </table:table-cell>
          <table:table-cell office:value-type="float" office:value="-0.0000119234" calcext:value-type="float">
            <text:p>-1.19234E-05</text:p>
          </table:table-cell>
          <table:table-cell office:value-type="float" office:value="0.00006139638" calcext:value-type="float">
            <text:p>6.139638E-05</text:p>
          </table:table-cell>
          <table:table-cell office:value-type="float" office:value="0.00004271758" calcext:value-type="float">
            <text:p>4.271758E-05</text:p>
          </table:table-cell>
          <table:table-cell office:value-type="float" office:value="5.225173" calcext:value-type="float">
            <text:p>5.225173</text:p>
          </table:table-cell>
          <table:table-cell office:value-type="float" office:value="0.01215001" calcext:value-type="float">
            <text:p>0.01215001</text:p>
          </table:table-cell>
          <table:table-cell office:value-type="float" office:value="0.01439564" calcext:value-type="float">
            <text:p>0.01439564</text:p>
          </table:table-cell>
          <table:table-cell office:value-type="float" office:value="0.02135979" calcext:value-type="float">
            <text:p>0.02135979</text:p>
          </table:table-cell>
          <table:table-cell office:value-type="float" office:value="0.01976966" calcext:value-type="float">
            <text:p>0.01976966</text:p>
          </table:table-cell>
          <table:table-cell office:value-type="float" office:value="0.0137588" calcext:value-type="float">
            <text:p>0.0137588</text:p>
          </table:table-cell>
          <table:table-cell office:value-type="float" office:value="0.02020758" calcext:value-type="float">
            <text:p>0.02020758</text:p>
          </table:table-cell>
          <table:table-cell office:value-type="float" office:value="0.01847017" calcext:value-type="float">
            <text:p>0.01847017</text:p>
          </table:table-cell>
          <table:table-cell office:value-type="float" office:value="0.01639672" calcext:value-type="float">
            <text:p>0.01639672</text:p>
          </table:table-cell>
          <table:table-cell office:value-type="float" office:value="25.38443" calcext:value-type="float">
            <text:p>25.38443</text:p>
          </table:table-cell>
          <table:table-cell office:value-type="float" office:value="19.00699" calcext:value-type="float">
            <text:p>19.00699</text:p>
          </table:table-cell>
          <table:table-cell office:value-type="float" office:value="19.85255" calcext:value-type="float">
            <text:p>19.85255</text:p>
          </table:table-cell>
          <table:table-cell office:value-type="float" office:value="15.43116" calcext:value-type="float">
            <text:p>15.43116</text:p>
          </table:table-cell>
          <table:table-cell office:value-type="float" office:value="11.45668" calcext:value-type="float">
            <text:p>11.45668</text:p>
          </table:table-cell>
          <table:table-cell office:value-type="float" office:value="6.132315" calcext:value-type="float">
            <text:p>6.132315</text:p>
          </table:table-cell>
          <table:table-cell office:value-type="float" office:value="3.208488" calcext:value-type="float">
            <text:p>3.208488</text:p>
          </table:table-cell>
          <table:table-cell office:value-type="float" office:value="1.49402" calcext:value-type="float">
            <text:p>1.49402</text:p>
          </table:table-cell>
          <table:table-cell office:value-type="float" office:value="7.449178" calcext:value-type="float">
            <text:p>7.449178</text:p>
          </table:table-cell>
          <table:table-cell office:value-type="float" office:value="0" calcext:value-type="float">
            <text:p>0</text:p>
          </table:table-cell>
          <table:table-cell office:value-type="float" office:value="-0.000008837606" calcext:value-type="float">
            <text:p>-8.837606E-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11.63961" calcext:value-type="float">
            <text:p>11.63961</text:p>
          </table:table-cell>
          <table:table-cell office:value-type="float" office:value="461.1143" calcext:value-type="float">
            <text:p>461.1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7991" calcext:value-type="float">
            <text:p>0.04307991</text:p>
          </table:table-cell>
          <table:table-cell office:value-type="float" office:value="9.372796" calcext:value-type="float">
            <text:p>9.372796</text:p>
          </table:table-cell>
          <table:table-cell office:value-type="float" office:value="0" calcext:value-type="float">
            <text:p>0</text:p>
          </table:table-cell>
          <table:table-cell office:value-type="float" office:value="0.0009298126" calcext:value-type="float">
            <text:p>0.0009298126</text:p>
          </table:table-cell>
          <table:table-cell office:value-type="float" office:value="0" calcext:value-type="float">
            <text:p>0</text:p>
          </table:table-cell>
          <table:table-cell office:value-type="float" office:value="0.05751375" calcext:value-type="float">
            <text:p>0.05751375</text:p>
          </table:table-cell>
          <table:table-cell office:value-type="float" office:value="-0.00001313952" calcext:value-type="float">
            <text:p>-1.313952E-05</text:p>
          </table:table-cell>
          <table:table-cell office:value-type="float" office:value="0.0000669692" calcext:value-type="float">
            <text:p>6.69692E-05</text:p>
          </table:table-cell>
          <table:table-cell office:value-type="float" office:value="0.00004626066" calcext:value-type="float">
            <text:p>4.626066E-05</text:p>
          </table:table-cell>
          <table:table-cell office:value-type="float" office:value="5.223893" calcext:value-type="float">
            <text:p>5.223893</text:p>
          </table:table-cell>
          <table:table-cell office:value-type="float" office:value="0.01221544" calcext:value-type="float">
            <text:p>0.01221544</text:p>
          </table:table-cell>
          <table:table-cell office:value-type="float" office:value="0.01437432" calcext:value-type="float">
            <text:p>0.01437432</text:p>
          </table:table-cell>
          <table:table-cell office:value-type="float" office:value="0.02120421" calcext:value-type="float">
            <text:p>0.02120421</text:p>
          </table:table-cell>
          <table:table-cell office:value-type="float" office:value="0.01967317" calcext:value-type="float">
            <text:p>0.01967317</text:p>
          </table:table-cell>
          <table:table-cell office:value-type="float" office:value="0.01372274" calcext:value-type="float">
            <text:p>0.01372274</text:p>
          </table:table-cell>
          <table:table-cell office:value-type="float" office:value="0.02012051" calcext:value-type="float">
            <text:p>0.02012051</text:p>
          </table:table-cell>
          <table:table-cell office:value-type="float" office:value="0.01846948" calcext:value-type="float">
            <text:p>0.01846948</text:p>
          </table:table-cell>
          <table:table-cell office:value-type="float" office:value="0.01638902" calcext:value-type="float">
            <text:p>0.01638902</text:p>
          </table:table-cell>
          <table:table-cell office:value-type="float" office:value="26.11305" calcext:value-type="float">
            <text:p>26.11305</text:p>
          </table:table-cell>
          <table:table-cell office:value-type="float" office:value="19.18912" calcext:value-type="float">
            <text:p>19.18912</text:p>
          </table:table-cell>
          <table:table-cell office:value-type="float" office:value="19.99632" calcext:value-type="float">
            <text:p>19.99632</text:p>
          </table:table-cell>
          <table:table-cell office:value-type="float" office:value="15.29229" calcext:value-type="float">
            <text:p>15.29229</text:p>
          </table:table-cell>
          <table:table-cell office:value-type="float" office:value="11.31446" calcext:value-type="float">
            <text:p>11.31446</text:p>
          </table:table-cell>
          <table:table-cell office:value-type="float" office:value="6.076938" calcext:value-type="float">
            <text:p>6.076938</text:p>
          </table:table-cell>
          <table:table-cell office:value-type="float" office:value="3.208907" calcext:value-type="float">
            <text:p>3.208907</text:p>
          </table:table-cell>
          <table:table-cell office:value-type="float" office:value="1.492326" calcext:value-type="float">
            <text:p>1.492326</text:p>
          </table:table-cell>
          <table:table-cell office:value-type="float" office:value="7.459811" calcext:value-type="float">
            <text:p>7.459811</text:p>
          </table:table-cell>
          <table:table-cell office:value-type="float" office:value="0" calcext:value-type="float">
            <text:p>0</text:p>
          </table:table-cell>
          <table:table-cell office:value-type="float" office:value="-0.000009595718" calcext:value-type="float">
            <text:p>-9.595718E-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11.63974" calcext:value-type="float">
            <text:p>11.63974</text:p>
          </table:table-cell>
          <table:table-cell office:value-type="float" office:value="461.1117" calcext:value-type="float">
            <text:p>461.1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1283" calcext:value-type="float">
            <text:p>0.04301283</text:p>
          </table:table-cell>
          <table:table-cell office:value-type="float" office:value="9.371438" calcext:value-type="float">
            <text:p>9.371438</text:p>
          </table:table-cell>
          <table:table-cell office:value-type="float" office:value="0" calcext:value-type="float">
            <text:p>0</text:p>
          </table:table-cell>
          <table:table-cell office:value-type="float" office:value="0.001004651" calcext:value-type="float">
            <text:p>0.001004651</text:p>
          </table:table-cell>
          <table:table-cell office:value-type="float" office:value="0" calcext:value-type="float">
            <text:p>0</text:p>
          </table:table-cell>
          <table:table-cell office:value-type="float" office:value="0.06103172" calcext:value-type="float">
            <text:p>0.06103172</text:p>
          </table:table-cell>
          <table:table-cell office:value-type="float" office:value="-0.00001460168" calcext:value-type="float">
            <text:p>-1.460168E-05</text:p>
          </table:table-cell>
          <table:table-cell office:value-type="float" office:value="0.00007246858" calcext:value-type="float">
            <text:p>7.246858E-05</text:p>
          </table:table-cell>
          <table:table-cell office:value-type="float" office:value="0.00004969706" calcext:value-type="float">
            <text:p>4.969706E-05</text:p>
          </table:table-cell>
          <table:table-cell office:value-type="float" office:value="5.222591" calcext:value-type="float">
            <text:p>5.222591</text:p>
          </table:table-cell>
          <table:table-cell office:value-type="float" office:value="0.01218177" calcext:value-type="float">
            <text:p>0.01218177</text:p>
          </table:table-cell>
          <table:table-cell office:value-type="float" office:value="0.01433119" calcext:value-type="float">
            <text:p>0.01433119</text:p>
          </table:table-cell>
          <table:table-cell office:value-type="float" office:value="0.02105258" calcext:value-type="float">
            <text:p>0.02105258</text:p>
          </table:table-cell>
          <table:table-cell office:value-type="float" office:value="0.019576" calcext:value-type="float">
            <text:p>0.019576</text:p>
          </table:table-cell>
          <table:table-cell office:value-type="float" office:value="0.01369558" calcext:value-type="float">
            <text:p>0.01369558</text:p>
          </table:table-cell>
          <table:table-cell office:value-type="float" office:value="0.02004121" calcext:value-type="float">
            <text:p>0.02004121</text:p>
          </table:table-cell>
          <table:table-cell office:value-type="float" office:value="0.01846269" calcext:value-type="float">
            <text:p>0.01846269</text:p>
          </table:table-cell>
          <table:table-cell office:value-type="float" office:value="0.01638149" calcext:value-type="float">
            <text:p>0.01638149</text:p>
          </table:table-cell>
          <table:table-cell office:value-type="float" office:value="25.98753" calcext:value-type="float">
            <text:p>25.98753</text:p>
          </table:table-cell>
          <table:table-cell office:value-type="float" office:value="19.35529" calcext:value-type="float">
            <text:p>19.35529</text:p>
          </table:table-cell>
          <table:table-cell office:value-type="float" office:value="20.14893" calcext:value-type="float">
            <text:p>20.14893</text:p>
          </table:table-cell>
          <table:table-cell office:value-type="float" office:value="15.14258" calcext:value-type="float">
            <text:p>15.14258</text:p>
          </table:table-cell>
          <table:table-cell office:value-type="float" office:value="11.19269" calcext:value-type="float">
            <text:p>11.19269</text:p>
          </table:table-cell>
          <table:table-cell office:value-type="float" office:value="6.024127" calcext:value-type="float">
            <text:p>6.024127</text:p>
          </table:table-cell>
          <table:table-cell office:value-type="float" office:value="3.20701" calcext:value-type="float">
            <text:p>3.20701</text:p>
          </table:table-cell>
          <table:table-cell office:value-type="float" office:value="1.490569" calcext:value-type="float">
            <text:p>1.490569</text:p>
          </table:table-cell>
          <table:table-cell office:value-type="float" office:value="7.472392" calcext:value-type="float">
            <text:p>7.472392</text:p>
          </table:table-cell>
          <table:table-cell office:value-type="float" office:value="0" calcext:value-type="float">
            <text:p>0</text:p>
          </table:table-cell>
          <table:table-cell office:value-type="float" office:value="-0.0000103445" calcext:value-type="float">
            <text:p>-1.03445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11.63987" calcext:value-type="float">
            <text:p>11.63987</text:p>
          </table:table-cell>
          <table:table-cell office:value-type="float" office:value="461.109" calcext:value-type="float">
            <text:p>461.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94561" calcext:value-type="float">
            <text:p>0.04294561</text:p>
          </table:table-cell>
          <table:table-cell office:value-type="float" office:value="9.370288" calcext:value-type="float">
            <text:p>9.370288</text:p>
          </table:table-cell>
          <table:table-cell office:value-type="float" office:value="0" calcext:value-type="float">
            <text:p>0</text:p>
          </table:table-cell>
          <table:table-cell office:value-type="float" office:value="0.001079062" calcext:value-type="float">
            <text:p>0.001079062</text:p>
          </table:table-cell>
          <table:table-cell office:value-type="float" office:value="0" calcext:value-type="float">
            <text:p>0</text:p>
          </table:table-cell>
          <table:table-cell office:value-type="float" office:value="0.06434684" calcext:value-type="float">
            <text:p>0.06434684</text:p>
          </table:table-cell>
          <table:table-cell office:value-type="float" office:value="-0.00001586526" calcext:value-type="float">
            <text:p>-1.586526E-05</text:p>
          </table:table-cell>
          <table:table-cell office:value-type="float" office:value="0.00007794629" calcext:value-type="float">
            <text:p>7.794629E-05</text:p>
          </table:table-cell>
          <table:table-cell office:value-type="float" office:value="0.00005315093" calcext:value-type="float">
            <text:p>5.315093E-05</text:p>
          </table:table-cell>
          <table:table-cell office:value-type="float" office:value="5.221282" calcext:value-type="float">
            <text:p>5.221282</text:p>
          </table:table-cell>
          <table:table-cell office:value-type="float" office:value="0.01233304" calcext:value-type="float">
            <text:p>0.01233304</text:p>
          </table:table-cell>
          <table:table-cell office:value-type="float" office:value="0.0143188" calcext:value-type="float">
            <text:p>0.0143188</text:p>
          </table:table-cell>
          <table:table-cell office:value-type="float" office:value="0.02089065" calcext:value-type="float">
            <text:p>0.02089065</text:p>
          </table:table-cell>
          <table:table-cell office:value-type="float" office:value="0.01948213" calcext:value-type="float">
            <text:p>0.01948213</text:p>
          </table:table-cell>
          <table:table-cell office:value-type="float" office:value="0.01366404" calcext:value-type="float">
            <text:p>0.01366404</text:p>
          </table:table-cell>
          <table:table-cell office:value-type="float" office:value="0.01995907" calcext:value-type="float">
            <text:p>0.01995907</text:p>
          </table:table-cell>
          <table:table-cell office:value-type="float" office:value="0.01845535" calcext:value-type="float">
            <text:p>0.01845535</text:p>
          </table:table-cell>
          <table:table-cell office:value-type="float" office:value="0.01637413" calcext:value-type="float">
            <text:p>0.01637413</text:p>
          </table:table-cell>
          <table:table-cell office:value-type="float" office:value="27.13358" calcext:value-type="float">
            <text:p>27.13358</text:p>
          </table:table-cell>
          <table:table-cell office:value-type="float" office:value="19.60068" calcext:value-type="float">
            <text:p>19.60068</text:p>
          </table:table-cell>
          <table:table-cell office:value-type="float" office:value="20.2869" calcext:value-type="float">
            <text:p>20.2869</text:p>
          </table:table-cell>
          <table:table-cell office:value-type="float" office:value="15.00671" calcext:value-type="float">
            <text:p>15.00671</text:p>
          </table:table-cell>
          <table:table-cell office:value-type="float" office:value="11.05748" calcext:value-type="float">
            <text:p>11.05748</text:p>
          </table:table-cell>
          <table:table-cell office:value-type="float" office:value="5.968243" calcext:value-type="float">
            <text:p>5.968243</text:p>
          </table:table-cell>
          <table:table-cell office:value-type="float" office:value="3.205354" calcext:value-type="float">
            <text:p>3.205354</text:p>
          </table:table-cell>
          <table:table-cell office:value-type="float" office:value="1.488672" calcext:value-type="float">
            <text:p>1.488672</text:p>
          </table:table-cell>
          <table:table-cell office:value-type="float" office:value="7.481577" calcext:value-type="float">
            <text:p>7.481577</text:p>
          </table:table-cell>
          <table:table-cell office:value-type="float" office:value="0" calcext:value-type="float">
            <text:p>0</text:p>
          </table:table-cell>
          <table:table-cell office:value-type="float" office:value="-0.00001108813" calcext:value-type="float">
            <text:p>-1.108813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11.64001" calcext:value-type="float">
            <text:p>11.64001</text:p>
          </table:table-cell>
          <table:table-cell office:value-type="float" office:value="461.1064" calcext:value-type="float">
            <text:p>461.1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8053" calcext:value-type="float">
            <text:p>0.04288053</text:p>
          </table:table-cell>
          <table:table-cell office:value-type="float" office:value="9.369331" calcext:value-type="float">
            <text:p>9.369331</text:p>
          </table:table-cell>
          <table:table-cell office:value-type="float" office:value="0" calcext:value-type="float">
            <text:p>0</text:p>
          </table:table-cell>
          <table:table-cell office:value-type="float" office:value="0.001152995" calcext:value-type="float">
            <text:p>0.001152995</text:p>
          </table:table-cell>
          <table:table-cell office:value-type="float" office:value="0" calcext:value-type="float">
            <text:p>0</text:p>
          </table:table-cell>
          <table:table-cell office:value-type="float" office:value="0.06745437" calcext:value-type="float">
            <text:p>0.06745437</text:p>
          </table:table-cell>
          <table:table-cell office:value-type="float" office:value="-0.00001713836" calcext:value-type="float">
            <text:p>-1.713836E-05</text:p>
          </table:table-cell>
          <table:table-cell office:value-type="float" office:value="0.00008351967" calcext:value-type="float">
            <text:p>8.351967E-05</text:p>
          </table:table-cell>
          <table:table-cell office:value-type="float" office:value="0.00005679027" calcext:value-type="float">
            <text:p>5.679027E-05</text:p>
          </table:table-cell>
          <table:table-cell office:value-type="float" office:value="5.22" calcext:value-type="float">
            <text:p>5.22</text:p>
          </table:table-cell>
          <table:table-cell office:value-type="float" office:value="0.01233316" calcext:value-type="float">
            <text:p>0.01233316</text:p>
          </table:table-cell>
          <table:table-cell office:value-type="float" office:value="0.01434233" calcext:value-type="float">
            <text:p>0.01434233</text:p>
          </table:table-cell>
          <table:table-cell office:value-type="float" office:value="0.0207355" calcext:value-type="float">
            <text:p>0.0207355</text:p>
          </table:table-cell>
          <table:table-cell office:value-type="float" office:value="0.01939797" calcext:value-type="float">
            <text:p>0.01939797</text:p>
          </table:table-cell>
          <table:table-cell office:value-type="float" office:value="0.01362522" calcext:value-type="float">
            <text:p>0.01362522</text:p>
          </table:table-cell>
          <table:table-cell office:value-type="float" office:value="0.01989005" calcext:value-type="float">
            <text:p>0.01989005</text:p>
          </table:table-cell>
          <table:table-cell office:value-type="float" office:value="0.0184504" calcext:value-type="float">
            <text:p>0.0184504</text:p>
          </table:table-cell>
          <table:table-cell office:value-type="float" office:value="0.01636684" calcext:value-type="float">
            <text:p>0.01636684</text:p>
          </table:table-cell>
          <table:table-cell office:value-type="float" office:value="27.68991" calcext:value-type="float">
            <text:p>27.68991</text:p>
          </table:table-cell>
          <table:table-cell office:value-type="float" office:value="19.91632" calcext:value-type="float">
            <text:p>19.91632</text:p>
          </table:table-cell>
          <table:table-cell office:value-type="float" office:value="20.35872" calcext:value-type="float">
            <text:p>20.35872</text:p>
          </table:table-cell>
          <table:table-cell office:value-type="float" office:value="14.88682" calcext:value-type="float">
            <text:p>14.88682</text:p>
          </table:table-cell>
          <table:table-cell office:value-type="float" office:value="10.93589" calcext:value-type="float">
            <text:p>10.93589</text:p>
          </table:table-cell>
          <table:table-cell office:value-type="float" office:value="5.922894" calcext:value-type="float">
            <text:p>5.922894</text:p>
          </table:table-cell>
          <table:table-cell office:value-type="float" office:value="3.205612" calcext:value-type="float">
            <text:p>3.205612</text:p>
          </table:table-cell>
          <table:table-cell office:value-type="float" office:value="1.486594" calcext:value-type="float">
            <text:p>1.486594</text:p>
          </table:table-cell>
          <table:table-cell office:value-type="float" office:value="7.492185" calcext:value-type="float">
            <text:p>7.492185</text:p>
          </table:table-cell>
          <table:table-cell office:value-type="float" office:value="0" calcext:value-type="float">
            <text:p>0</text:p>
          </table:table-cell>
          <table:table-cell office:value-type="float" office:value="-0.00001182759" calcext:value-type="float">
            <text:p>-1.182759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11.64014" calcext:value-type="float">
            <text:p>11.64014</text:p>
          </table:table-cell>
          <table:table-cell office:value-type="float" office:value="461.1037" calcext:value-type="float">
            <text:p>461.1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81796" calcext:value-type="float">
            <text:p>0.04281796</text:p>
          </table:table-cell>
          <table:table-cell office:value-type="float" office:value="9.368526" calcext:value-type="float">
            <text:p>9.368526</text:p>
          </table:table-cell>
          <table:table-cell office:value-type="float" office:value="0" calcext:value-type="float">
            <text:p>0</text:p>
          </table:table-cell>
          <table:table-cell office:value-type="float" office:value="0.001226761" calcext:value-type="float">
            <text:p>0.001226761</text:p>
          </table:table-cell>
          <table:table-cell office:value-type="float" office:value="0" calcext:value-type="float">
            <text:p>0</text:p>
          </table:table-cell>
          <table:table-cell office:value-type="float" office:value="0.07041727" calcext:value-type="float">
            <text:p>0.07041727</text:p>
          </table:table-cell>
          <table:table-cell office:value-type="float" office:value="-0.00001849025" calcext:value-type="float">
            <text:p>-1.849025E-05</text:p>
          </table:table-cell>
          <table:table-cell office:value-type="float" office:value="0.00008903386" calcext:value-type="float">
            <text:p>8.903386E-05</text:p>
          </table:table-cell>
          <table:table-cell office:value-type="float" office:value="0.0000603745" calcext:value-type="float">
            <text:p>6.03745E-05</text:p>
          </table:table-cell>
          <table:table-cell office:value-type="float" office:value="5.218698" calcext:value-type="float">
            <text:p>5.218698</text:p>
          </table:table-cell>
          <table:table-cell office:value-type="float" office:value="0.01228599" calcext:value-type="float">
            <text:p>0.01228599</text:p>
          </table:table-cell>
          <table:table-cell office:value-type="float" office:value="0.01433687" calcext:value-type="float">
            <text:p>0.01433687</text:p>
          </table:table-cell>
          <table:table-cell office:value-type="float" office:value="0.02060717" calcext:value-type="float">
            <text:p>0.02060717</text:p>
          </table:table-cell>
          <table:table-cell office:value-type="float" office:value="0.01931299" calcext:value-type="float">
            <text:p>0.01931299</text:p>
          </table:table-cell>
          <table:table-cell office:value-type="float" office:value="0.01359274" calcext:value-type="float">
            <text:p>0.01359274</text:p>
          </table:table-cell>
          <table:table-cell office:value-type="float" office:value="0.01982313" calcext:value-type="float">
            <text:p>0.01982313</text:p>
          </table:table-cell>
          <table:table-cell office:value-type="float" office:value="0.01844182" calcext:value-type="float">
            <text:p>0.01844182</text:p>
          </table:table-cell>
          <table:table-cell office:value-type="float" office:value="0.01635965" calcext:value-type="float">
            <text:p>0.01635965</text:p>
          </table:table-cell>
          <table:table-cell office:value-type="float" office:value="27.65774" calcext:value-type="float">
            <text:p>27.65774</text:p>
          </table:table-cell>
          <table:table-cell office:value-type="float" office:value="20.18536" calcext:value-type="float">
            <text:p>20.18536</text:p>
          </table:table-cell>
          <table:table-cell office:value-type="float" office:value="20.44915" calcext:value-type="float">
            <text:p>20.44915</text:p>
          </table:table-cell>
          <table:table-cell office:value-type="float" office:value="14.75968" calcext:value-type="float">
            <text:p>14.75968</text:p>
          </table:table-cell>
          <table:table-cell office:value-type="float" office:value="10.81635" calcext:value-type="float">
            <text:p>10.81635</text:p>
          </table:table-cell>
          <table:table-cell office:value-type="float" office:value="5.876102" calcext:value-type="float">
            <text:p>5.876102</text:p>
          </table:table-cell>
          <table:table-cell office:value-type="float" office:value="3.204298" calcext:value-type="float">
            <text:p>3.204298</text:p>
          </table:table-cell>
          <table:table-cell office:value-type="float" office:value="1.484537" calcext:value-type="float">
            <text:p>1.484537</text:p>
          </table:table-cell>
          <table:table-cell office:value-type="float" office:value="7.504291" calcext:value-type="float">
            <text:p>7.504291</text:p>
          </table:table-cell>
          <table:table-cell office:value-type="float" office:value="0" calcext:value-type="float">
            <text:p>0</text:p>
          </table:table-cell>
          <table:table-cell office:value-type="float" office:value="-0.00001256105" calcext:value-type="float">
            <text:p>-1.256105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11.64028" calcext:value-type="float">
            <text:p>11.64028</text:p>
          </table:table-cell>
          <table:table-cell office:value-type="float" office:value="461.101" calcext:value-type="float">
            <text:p>461.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75667" calcext:value-type="float">
            <text:p>0.04275667</text:p>
          </table:table-cell>
          <table:table-cell office:value-type="float" office:value="9.367861" calcext:value-type="float">
            <text:p>9.367861</text:p>
          </table:table-cell>
          <table:table-cell office:value-type="float" office:value="0" calcext:value-type="float">
            <text:p>0</text:p>
          </table:table-cell>
          <table:table-cell office:value-type="float" office:value="0.001300392" calcext:value-type="float">
            <text:p>0.001300392</text:p>
          </table:table-cell>
          <table:table-cell office:value-type="float" office:value="0" calcext:value-type="float">
            <text:p>0</text:p>
          </table:table-cell>
          <table:table-cell office:value-type="float" office:value="0.07324386" calcext:value-type="float">
            <text:p>0.07324386</text:p>
          </table:table-cell>
          <table:table-cell office:value-type="float" office:value="-0.00001966723" calcext:value-type="float">
            <text:p>-1.966723E-05</text:p>
          </table:table-cell>
          <table:table-cell office:value-type="float" office:value="0.00009462935" calcext:value-type="float">
            <text:p>9.462935E-05</text:p>
          </table:table-cell>
          <table:table-cell office:value-type="float" office:value="0.00006391648" calcext:value-type="float">
            <text:p>6.391648E-05</text:p>
          </table:table-cell>
          <table:table-cell office:value-type="float" office:value="5.217372" calcext:value-type="float">
            <text:p>5.217372</text:p>
          </table:table-cell>
          <table:table-cell office:value-type="float" office:value="0.01225542" calcext:value-type="float">
            <text:p>0.01225542</text:p>
          </table:table-cell>
          <table:table-cell office:value-type="float" office:value="0.0143247" calcext:value-type="float">
            <text:p>0.0143247</text:p>
          </table:table-cell>
          <table:table-cell office:value-type="float" office:value="0.02049313" calcext:value-type="float">
            <text:p>0.02049313</text:p>
          </table:table-cell>
          <table:table-cell office:value-type="float" office:value="0.01923351" calcext:value-type="float">
            <text:p>0.01923351</text:p>
          </table:table-cell>
          <table:table-cell office:value-type="float" office:value="0.01356673" calcext:value-type="float">
            <text:p>0.01356673</text:p>
          </table:table-cell>
          <table:table-cell office:value-type="float" office:value="0.01974878" calcext:value-type="float">
            <text:p>0.01974878</text:p>
          </table:table-cell>
          <table:table-cell office:value-type="float" office:value="0.01843466" calcext:value-type="float">
            <text:p>0.01843466</text:p>
          </table:table-cell>
          <table:table-cell office:value-type="float" office:value="0.01635257" calcext:value-type="float">
            <text:p>0.01635257</text:p>
          </table:table-cell>
          <table:table-cell office:value-type="float" office:value="27.87612" calcext:value-type="float">
            <text:p>27.87612</text:p>
          </table:table-cell>
          <table:table-cell office:value-type="float" office:value="20.45417" calcext:value-type="float">
            <text:p>20.45417</text:p>
          </table:table-cell>
          <table:table-cell office:value-type="float" office:value="20.55047" calcext:value-type="float">
            <text:p>20.55047</text:p>
          </table:table-cell>
          <table:table-cell office:value-type="float" office:value="14.63968" calcext:value-type="float">
            <text:p>14.63968</text:p>
          </table:table-cell>
          <table:table-cell office:value-type="float" office:value="10.70625" calcext:value-type="float">
            <text:p>10.70625</text:p>
          </table:table-cell>
          <table:table-cell office:value-type="float" office:value="5.824549" calcext:value-type="float">
            <text:p>5.824549</text:p>
          </table:table-cell>
          <table:table-cell office:value-type="float" office:value="3.204075" calcext:value-type="float">
            <text:p>3.204075</text:p>
          </table:table-cell>
          <table:table-cell office:value-type="float" office:value="1.482524" calcext:value-type="float">
            <text:p>1.482524</text:p>
          </table:table-cell>
          <table:table-cell office:value-type="float" office:value="7.515466" calcext:value-type="float">
            <text:p>7.515466</text:p>
          </table:table-cell>
          <table:table-cell office:value-type="float" office:value="0" calcext:value-type="float">
            <text:p>0</text:p>
          </table:table-cell>
          <table:table-cell office:value-type="float" office:value="-0.00001328938" calcext:value-type="float">
            <text:p>-1.328938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11.64039" calcext:value-type="float">
            <text:p>11.64039</text:p>
          </table:table-cell>
          <table:table-cell office:value-type="float" office:value="461.0983" calcext:value-type="float">
            <text:p>461.0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966" calcext:value-type="float">
            <text:p>0.0426966</text:p>
          </table:table-cell>
          <table:table-cell office:value-type="float" office:value="9.367373" calcext:value-type="float">
            <text:p>9.367373</text:p>
          </table:table-cell>
          <table:table-cell office:value-type="float" office:value="0" calcext:value-type="float">
            <text:p>0</text:p>
          </table:table-cell>
          <table:table-cell office:value-type="float" office:value="0.001373774" calcext:value-type="float">
            <text:p>0.001373774</text:p>
          </table:table-cell>
          <table:table-cell office:value-type="float" office:value="0" calcext:value-type="float">
            <text:p>0</text:p>
          </table:table-cell>
          <table:table-cell office:value-type="float" office:value="0.07591711" calcext:value-type="float">
            <text:p>0.07591711</text:p>
          </table:table-cell>
          <table:table-cell office:value-type="float" office:value="-0.00002118403" calcext:value-type="float">
            <text:p>-2.118403E-05</text:p>
          </table:table-cell>
          <table:table-cell office:value-type="float" office:value="0.0001001508" calcext:value-type="float">
            <text:p>0.0001001508</text:p>
          </table:table-cell>
          <table:table-cell office:value-type="float" office:value="0.00006714953" calcext:value-type="float">
            <text:p>6.714953E-05</text:p>
          </table:table-cell>
          <table:table-cell office:value-type="float" office:value="5.215975" calcext:value-type="float">
            <text:p>5.215975</text:p>
          </table:table-cell>
          <table:table-cell office:value-type="float" office:value="0.01214283" calcext:value-type="float">
            <text:p>0.01214283</text:p>
          </table:table-cell>
          <table:table-cell office:value-type="float" office:value="0.01425726" calcext:value-type="float">
            <text:p>0.01425726</text:p>
          </table:table-cell>
          <table:table-cell office:value-type="float" office:value="0.02035801" calcext:value-type="float">
            <text:p>0.02035801</text:p>
          </table:table-cell>
          <table:table-cell office:value-type="float" office:value="0.01915915" calcext:value-type="float">
            <text:p>0.01915915</text:p>
          </table:table-cell>
          <table:table-cell office:value-type="float" office:value="0.01354958" calcext:value-type="float">
            <text:p>0.01354958</text:p>
          </table:table-cell>
          <table:table-cell office:value-type="float" office:value="0.01969577" calcext:value-type="float">
            <text:p>0.01969577</text:p>
          </table:table-cell>
          <table:table-cell office:value-type="float" office:value="0.01841671" calcext:value-type="float">
            <text:p>0.01841671</text:p>
          </table:table-cell>
          <table:table-cell office:value-type="float" office:value="0.01634561" calcext:value-type="float">
            <text:p>0.01634561</text:p>
          </table:table-cell>
          <table:table-cell office:value-type="float" office:value="26.86595" calcext:value-type="float">
            <text:p>26.86595</text:p>
          </table:table-cell>
          <table:table-cell office:value-type="float" office:value="20.54983" calcext:value-type="float">
            <text:p>20.54983</text:p>
          </table:table-cell>
          <table:table-cell office:value-type="float" office:value="20.64952" calcext:value-type="float">
            <text:p>20.64952</text:p>
          </table:table-cell>
          <table:table-cell office:value-type="float" office:value="14.51972" calcext:value-type="float">
            <text:p>14.51972</text:p>
          </table:table-cell>
          <table:table-cell office:value-type="float" office:value="10.59959" calcext:value-type="float">
            <text:p>10.59959</text:p>
          </table:table-cell>
          <table:table-cell office:value-type="float" office:value="5.779904" calcext:value-type="float">
            <text:p>5.779904</text:p>
          </table:table-cell>
          <table:table-cell office:value-type="float" office:value="3.19857" calcext:value-type="float">
            <text:p>3.19857</text:p>
          </table:table-cell>
          <table:table-cell office:value-type="float" office:value="1.480466" calcext:value-type="float">
            <text:p>1.480466</text:p>
          </table:table-cell>
          <table:table-cell office:value-type="float" office:value="7.530257" calcext:value-type="float">
            <text:p>7.530257</text:p>
          </table:table-cell>
          <table:table-cell office:value-type="float" office:value="0" calcext:value-type="float">
            <text:p>0</text:p>
          </table:table-cell>
          <table:table-cell office:value-type="float" office:value="-0.00001400928" calcext:value-type="float">
            <text:p>-1.400928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11.64048" calcext:value-type="float">
            <text:p>11.64048</text:p>
          </table:table-cell>
          <table:table-cell office:value-type="float" office:value="461.0956" calcext:value-type="float">
            <text:p>461.0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3408" calcext:value-type="float">
            <text:p>0.04263408</text:p>
          </table:table-cell>
          <table:table-cell office:value-type="float" office:value="9.367047" calcext:value-type="float">
            <text:p>9.367047</text:p>
          </table:table-cell>
          <table:table-cell office:value-type="float" office:value="0" calcext:value-type="float">
            <text:p>0</text:p>
          </table:table-cell>
          <table:table-cell office:value-type="float" office:value="0.001447002" calcext:value-type="float">
            <text:p>0.001447002</text:p>
          </table:table-cell>
          <table:table-cell office:value-type="float" office:value="0" calcext:value-type="float">
            <text:p>0</text:p>
          </table:table-cell>
          <table:table-cell office:value-type="float" office:value="0.07845373" calcext:value-type="float">
            <text:p>0.07845373</text:p>
          </table:table-cell>
          <table:table-cell office:value-type="float" office:value="-0.00002240983" calcext:value-type="float">
            <text:p>-2.240983E-05</text:p>
          </table:table-cell>
          <table:table-cell office:value-type="float" office:value="0.0001056144" calcext:value-type="float">
            <text:p>0.0001056144</text:p>
          </table:table-cell>
          <table:table-cell office:value-type="float" office:value="0.00007021334" calcext:value-type="float">
            <text:p>7.021334E-05</text:p>
          </table:table-cell>
          <table:table-cell office:value-type="float" office:value="5.214526" calcext:value-type="float">
            <text:p>5.214526</text:p>
          </table:table-cell>
          <table:table-cell office:value-type="float" office:value="0.01232908" calcext:value-type="float">
            <text:p>0.01232908</text:p>
          </table:table-cell>
          <table:table-cell office:value-type="float" office:value="0.01421144" calcext:value-type="float">
            <text:p>0.01421144</text:p>
          </table:table-cell>
          <table:table-cell office:value-type="float" office:value="0.02016874" calcext:value-type="float">
            <text:p>0.02016874</text:p>
          </table:table-cell>
          <table:table-cell office:value-type="float" office:value="0.01907734" calcext:value-type="float">
            <text:p>0.01907734</text:p>
          </table:table-cell>
          <table:table-cell office:value-type="float" office:value="0.01353296" calcext:value-type="float">
            <text:p>0.01353296</text:p>
          </table:table-cell>
          <table:table-cell office:value-type="float" office:value="0.01963347" calcext:value-type="float">
            <text:p>0.01963347</text:p>
          </table:table-cell>
          <table:table-cell office:value-type="float" office:value="0.01840276" calcext:value-type="float">
            <text:p>0.01840276</text:p>
          </table:table-cell>
          <table:table-cell office:value-type="float" office:value="0.01633897" calcext:value-type="float">
            <text:p>0.01633897</text:p>
          </table:table-cell>
          <table:table-cell office:value-type="float" office:value="27.73869" calcext:value-type="float">
            <text:p>27.73869</text:p>
          </table:table-cell>
          <table:table-cell office:value-type="float" office:value="20.66092" calcext:value-type="float">
            <text:p>20.66092</text:p>
          </table:table-cell>
          <table:table-cell office:value-type="float" office:value="20.74722" calcext:value-type="float">
            <text:p>20.74722</text:p>
          </table:table-cell>
          <table:table-cell office:value-type="float" office:value="14.38711" calcext:value-type="float">
            <text:p>14.38711</text:p>
          </table:table-cell>
          <table:table-cell office:value-type="float" office:value="10.47945" calcext:value-type="float">
            <text:p>10.47945</text:p>
          </table:table-cell>
          <table:table-cell office:value-type="float" office:value="5.725849" calcext:value-type="float">
            <text:p>5.725849</text:p>
          </table:table-cell>
          <table:table-cell office:value-type="float" office:value="3.194509" calcext:value-type="float">
            <text:p>3.194509</text:p>
          </table:table-cell>
          <table:table-cell office:value-type="float" office:value="1.478428" calcext:value-type="float">
            <text:p>1.478428</text:p>
          </table:table-cell>
          <table:table-cell office:value-type="float" office:value="7.541062" calcext:value-type="float">
            <text:p>7.541062</text:p>
          </table:table-cell>
          <table:table-cell office:value-type="float" office:value="0" calcext:value-type="float">
            <text:p>0</text:p>
          </table:table-cell>
          <table:table-cell office:value-type="float" office:value="-0.00001472363" calcext:value-type="float">
            <text:p>-1.47236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11.64057" calcext:value-type="float">
            <text:p>11.64057</text:p>
          </table:table-cell>
          <table:table-cell office:value-type="float" office:value="461.0929" calcext:value-type="float">
            <text:p>461.0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716" calcext:value-type="float">
            <text:p>0.0425716</text:p>
          </table:table-cell>
          <table:table-cell office:value-type="float" office:value="9.366881" calcext:value-type="float">
            <text:p>9.366881</text:p>
          </table:table-cell>
          <table:table-cell office:value-type="float" office:value="0" calcext:value-type="float">
            <text:p>0</text:p>
          </table:table-cell>
          <table:table-cell office:value-type="float" office:value="0.001519957" calcext:value-type="float">
            <text:p>0.001519957</text:p>
          </table:table-cell>
          <table:table-cell office:value-type="float" office:value="0" calcext:value-type="float">
            <text:p>0</text:p>
          </table:table-cell>
          <table:table-cell office:value-type="float" office:value="0.08083925" calcext:value-type="float">
            <text:p>0.08083925</text:p>
          </table:table-cell>
          <table:table-cell office:value-type="float" office:value="-0.00002360283" calcext:value-type="float">
            <text:p>-2.360283E-05</text:p>
          </table:table-cell>
          <table:table-cell office:value-type="float" office:value="0.0001112247" calcext:value-type="float">
            <text:p>0.0001112247</text:p>
          </table:table-cell>
          <table:table-cell office:value-type="float" office:value="0.00007332223" calcext:value-type="float">
            <text:p>7.332223E-05</text:p>
          </table:table-cell>
          <table:table-cell office:value-type="float" office:value="5.213053" calcext:value-type="float">
            <text:p>5.213053</text:p>
          </table:table-cell>
          <table:table-cell office:value-type="float" office:value="0.01229702" calcext:value-type="float">
            <text:p>0.01229702</text:p>
          </table:table-cell>
          <table:table-cell office:value-type="float" office:value="0.01417797" calcext:value-type="float">
            <text:p>0.01417797</text:p>
          </table:table-cell>
          <table:table-cell office:value-type="float" office:value="0.02000217" calcext:value-type="float">
            <text:p>0.02000217</text:p>
          </table:table-cell>
          <table:table-cell office:value-type="float" office:value="0.01899333" calcext:value-type="float">
            <text:p>0.01899333</text:p>
          </table:table-cell>
          <table:table-cell office:value-type="float" office:value="0.01351826" calcext:value-type="float">
            <text:p>0.01351826</text:p>
          </table:table-cell>
          <table:table-cell office:value-type="float" office:value="0.01956523" calcext:value-type="float">
            <text:p>0.01956523</text:p>
          </table:table-cell>
          <table:table-cell office:value-type="float" office:value="0.01838957" calcext:value-type="float">
            <text:p>0.01838957</text:p>
          </table:table-cell>
          <table:table-cell office:value-type="float" office:value="0.01633228" calcext:value-type="float">
            <text:p>0.01633228</text:p>
          </table:table-cell>
          <table:table-cell office:value-type="float" office:value="27.82541" calcext:value-type="float">
            <text:p>27.82541</text:p>
          </table:table-cell>
          <table:table-cell office:value-type="float" office:value="20.85483" calcext:value-type="float">
            <text:p>20.85483</text:p>
          </table:table-cell>
          <table:table-cell office:value-type="float" office:value="20.89406" calcext:value-type="float">
            <text:p>20.89406</text:p>
          </table:table-cell>
          <table:table-cell office:value-type="float" office:value="14.25044" calcext:value-type="float">
            <text:p>14.25044</text:p>
          </table:table-cell>
          <table:table-cell office:value-type="float" office:value="10.3482" calcext:value-type="float">
            <text:p>10.3482</text:p>
          </table:table-cell>
          <table:table-cell office:value-type="float" office:value="5.670039" calcext:value-type="float">
            <text:p>5.670039</text:p>
          </table:table-cell>
          <table:table-cell office:value-type="float" office:value="3.191456" calcext:value-type="float">
            <text:p>3.191456</text:p>
          </table:table-cell>
          <table:table-cell office:value-type="float" office:value="1.47627" calcext:value-type="float">
            <text:p>1.47627</text:p>
          </table:table-cell>
          <table:table-cell office:value-type="float" office:value="7.553035" calcext:value-type="float">
            <text:p>7.553035</text:p>
          </table:table-cell>
          <table:table-cell office:value-type="float" office:value="0" calcext:value-type="float">
            <text:p>0</text:p>
          </table:table-cell>
          <table:table-cell office:value-type="float" office:value="-0.00001543494" calcext:value-type="float">
            <text:p>-1.543494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11.64064" calcext:value-type="float">
            <text:p>11.64064</text:p>
          </table:table-cell>
          <table:table-cell office:value-type="float" office:value="461.0901" calcext:value-type="float">
            <text:p>461.0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119" calcext:value-type="float">
            <text:p>0.0425119</text:p>
          </table:table-cell>
          <table:table-cell office:value-type="float" office:value="9.366871" calcext:value-type="float">
            <text:p>9.366871</text:p>
          </table:table-cell>
          <table:table-cell office:value-type="float" office:value="0" calcext:value-type="float">
            <text:p>0</text:p>
          </table:table-cell>
          <table:table-cell office:value-type="float" office:value="0.001592749" calcext:value-type="float">
            <text:p>0.001592749</text:p>
          </table:table-cell>
          <table:table-cell office:value-type="float" office:value="0" calcext:value-type="float">
            <text:p>0</text:p>
          </table:table-cell>
          <table:table-cell office:value-type="float" office:value="0.08309809" calcext:value-type="float">
            <text:p>0.08309809</text:p>
          </table:table-cell>
          <table:table-cell office:value-type="float" office:value="-0.00002507606" calcext:value-type="float">
            <text:p>-2.507606E-05</text:p>
          </table:table-cell>
          <table:table-cell office:value-type="float" office:value="0.0001167055" calcext:value-type="float">
            <text:p>0.0001167055</text:p>
          </table:table-cell>
          <table:table-cell office:value-type="float" office:value="0.00007604113" calcext:value-type="float">
            <text:p>7.604113E-05</text:p>
          </table:table-cell>
          <table:table-cell office:value-type="float" office:value="5.211488" calcext:value-type="float">
            <text:p>5.211488</text:p>
          </table:table-cell>
          <table:table-cell office:value-type="float" office:value="0.01230996" calcext:value-type="float">
            <text:p>0.01230996</text:p>
          </table:table-cell>
          <table:table-cell office:value-type="float" office:value="0.01411922" calcext:value-type="float">
            <text:p>0.01411922</text:p>
          </table:table-cell>
          <table:table-cell office:value-type="float" office:value="0.01976993" calcext:value-type="float">
            <text:p>0.01976993</text:p>
          </table:table-cell>
          <table:table-cell office:value-type="float" office:value="0.01891175" calcext:value-type="float">
            <text:p>0.01891175</text:p>
          </table:table-cell>
          <table:table-cell office:value-type="float" office:value="0.01355431" calcext:value-type="float">
            <text:p>0.01355431</text:p>
          </table:table-cell>
          <table:table-cell office:value-type="float" office:value="0.0195208" calcext:value-type="float">
            <text:p>0.0195208</text:p>
          </table:table-cell>
          <table:table-cell office:value-type="float" office:value="0.01837203" calcext:value-type="float">
            <text:p>0.01837203</text:p>
          </table:table-cell>
          <table:table-cell office:value-type="float" office:value="0.01632603" calcext:value-type="float">
            <text:p>0.01632603</text:p>
          </table:table-cell>
          <table:table-cell office:value-type="float" office:value="27.24783" calcext:value-type="float">
            <text:p>27.24783</text:p>
          </table:table-cell>
          <table:table-cell office:value-type="float" office:value="20.90681" calcext:value-type="float">
            <text:p>20.90681</text:p>
          </table:table-cell>
          <table:table-cell office:value-type="float" office:value="21.0058" calcext:value-type="float">
            <text:p>21.0058</text:p>
          </table:table-cell>
          <table:table-cell office:value-type="float" office:value="14.10979" calcext:value-type="float">
            <text:p>14.10979</text:p>
          </table:table-cell>
          <table:table-cell office:value-type="float" office:value="10.24221" calcext:value-type="float">
            <text:p>10.24221</text:p>
          </table:table-cell>
          <table:table-cell office:value-type="float" office:value="5.625051" calcext:value-type="float">
            <text:p>5.625051</text:p>
          </table:table-cell>
          <table:table-cell office:value-type="float" office:value="3.1858" calcext:value-type="float">
            <text:p>3.1858</text:p>
          </table:table-cell>
          <table:table-cell office:value-type="float" office:value="1.474158" calcext:value-type="float">
            <text:p>1.474158</text:p>
          </table:table-cell>
          <table:table-cell office:value-type="float" office:value="7.567159" calcext:value-type="float">
            <text:p>7.567159</text:p>
          </table:table-cell>
          <table:table-cell office:value-type="float" office:value="0" calcext:value-type="float">
            <text:p>0</text:p>
          </table:table-cell>
          <table:table-cell office:value-type="float" office:value="-0.00001613735" calcext:value-type="float">
            <text:p>-1.613735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11.64069" calcext:value-type="float">
            <text:p>11.64069</text:p>
          </table:table-cell>
          <table:table-cell office:value-type="float" office:value="461.0874" calcext:value-type="float">
            <text:p>461.0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509" calcext:value-type="float">
            <text:p>0.0424509</text:p>
          </table:table-cell>
          <table:table-cell office:value-type="float" office:value="9.367005" calcext:value-type="float">
            <text:p>9.367005</text:p>
          </table:table-cell>
          <table:table-cell office:value-type="float" office:value="0" calcext:value-type="float">
            <text:p>0</text:p>
          </table:table-cell>
          <table:table-cell office:value-type="float" office:value="0.001665386" calcext:value-type="float">
            <text:p>0.001665386</text:p>
          </table:table-cell>
          <table:table-cell office:value-type="float" office:value="0" calcext:value-type="float">
            <text:p>0</text:p>
          </table:table-cell>
          <table:table-cell office:value-type="float" office:value="0.08523284" calcext:value-type="float">
            <text:p>0.08523284</text:p>
          </table:table-cell>
          <table:table-cell office:value-type="float" office:value="-0.00002638724" calcext:value-type="float">
            <text:p>-2.638724E-05</text:p>
          </table:table-cell>
          <table:table-cell office:value-type="float" office:value="0.0001221817" calcext:value-type="float">
            <text:p>0.0001221817</text:p>
          </table:table-cell>
          <table:table-cell office:value-type="float" office:value="0.00007870223" calcext:value-type="float">
            <text:p>7.870223E-05</text:p>
          </table:table-cell>
          <table:table-cell office:value-type="float" office:value="5.209859" calcext:value-type="float">
            <text:p>5.209859</text:p>
          </table:table-cell>
          <table:table-cell office:value-type="float" office:value="0.01252928" calcext:value-type="float">
            <text:p>0.01252928</text:p>
          </table:table-cell>
          <table:table-cell office:value-type="float" office:value="0.01410798" calcext:value-type="float">
            <text:p>0.01410798</text:p>
          </table:table-cell>
          <table:table-cell office:value-type="float" office:value="0.01947091" calcext:value-type="float">
            <text:p>0.01947091</text:p>
          </table:table-cell>
          <table:table-cell office:value-type="float" office:value="0.01884056" calcext:value-type="float">
            <text:p>0.01884056</text:p>
          </table:table-cell>
          <table:table-cell office:value-type="float" office:value="0.01361318" calcext:value-type="float">
            <text:p>0.01361318</text:p>
          </table:table-cell>
          <table:table-cell office:value-type="float" office:value="0.0194719" calcext:value-type="float">
            <text:p>0.0194719</text:p>
          </table:table-cell>
          <table:table-cell office:value-type="float" office:value="0.0183562" calcext:value-type="float">
            <text:p>0.0183562</text:p>
          </table:table-cell>
          <table:table-cell office:value-type="float" office:value="0.01631947" calcext:value-type="float">
            <text:p>0.01631947</text:p>
          </table:table-cell>
          <table:table-cell office:value-type="float" office:value="28.27114" calcext:value-type="float">
            <text:p>28.27114</text:p>
          </table:table-cell>
          <table:table-cell office:value-type="float" office:value="21.08338" calcext:value-type="float">
            <text:p>21.08338</text:p>
          </table:table-cell>
          <table:table-cell office:value-type="float" office:value="21.05822" calcext:value-type="float">
            <text:p>21.05822</text:p>
          </table:table-cell>
          <table:table-cell office:value-type="float" office:value="14.00112" calcext:value-type="float">
            <text:p>14.00112</text:p>
          </table:table-cell>
          <table:table-cell office:value-type="float" office:value="10.12839" calcext:value-type="float">
            <text:p>10.12839</text:p>
          </table:table-cell>
          <table:table-cell office:value-type="float" office:value="5.574521" calcext:value-type="float">
            <text:p>5.574521</text:p>
          </table:table-cell>
          <table:table-cell office:value-type="float" office:value="3.180653" calcext:value-type="float">
            <text:p>3.180653</text:p>
          </table:table-cell>
          <table:table-cell office:value-type="float" office:value="1.471862" calcext:value-type="float">
            <text:p>1.471862</text:p>
          </table:table-cell>
          <table:table-cell office:value-type="float" office:value="7.577628" calcext:value-type="float">
            <text:p>7.577628</text:p>
          </table:table-cell>
          <table:table-cell office:value-type="float" office:value="0" calcext:value-type="float">
            <text:p>0</text:p>
          </table:table-cell>
          <table:table-cell office:value-type="float" office:value="-0.00001683431" calcext:value-type="float">
            <text:p>-1.683431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11.64075" calcext:value-type="float">
            <text:p>11.64075</text:p>
          </table:table-cell>
          <table:table-cell office:value-type="float" office:value="461.0846" calcext:value-type="float">
            <text:p>461.0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9101" calcext:value-type="float">
            <text:p>0.04239101</text:p>
          </table:table-cell>
          <table:table-cell office:value-type="float" office:value="9.367258" calcext:value-type="float">
            <text:p>9.367258</text:p>
          </table:table-cell>
          <table:table-cell office:value-type="float" office:value="0" calcext:value-type="float">
            <text:p>0</text:p>
          </table:table-cell>
          <table:table-cell office:value-type="float" office:value="0.001737868" calcext:value-type="float">
            <text:p>0.001737868</text:p>
          </table:table-cell>
          <table:table-cell office:value-type="float" office:value="0" calcext:value-type="float">
            <text:p>0</text:p>
          </table:table-cell>
          <table:table-cell office:value-type="float" office:value="0.08725241" calcext:value-type="float">
            <text:p>0.08725241</text:p>
          </table:table-cell>
          <table:table-cell office:value-type="float" office:value="-0.00002762848" calcext:value-type="float">
            <text:p>-2.762848E-05</text:p>
          </table:table-cell>
          <table:table-cell office:value-type="float" office:value="0.0001276297" calcext:value-type="float">
            <text:p>0.0001276297</text:p>
          </table:table-cell>
          <table:table-cell office:value-type="float" office:value="0.00008157035" calcext:value-type="float">
            <text:p>8.157035E-05</text:p>
          </table:table-cell>
          <table:table-cell office:value-type="float" office:value="5.208237" calcext:value-type="float">
            <text:p>5.208237</text:p>
          </table:table-cell>
          <table:table-cell office:value-type="float" office:value="0.01273888" calcext:value-type="float">
            <text:p>0.01273888</text:p>
          </table:table-cell>
          <table:table-cell office:value-type="float" office:value="0.0141295" calcext:value-type="float">
            <text:p>0.0141295</text:p>
          </table:table-cell>
          <table:table-cell office:value-type="float" office:value="0.01918704" calcext:value-type="float">
            <text:p>0.01918704</text:p>
          </table:table-cell>
          <table:table-cell office:value-type="float" office:value="0.01879566" calcext:value-type="float">
            <text:p>0.01879566</text:p>
          </table:table-cell>
          <table:table-cell office:value-type="float" office:value="0.01366383" calcext:value-type="float">
            <text:p>0.01366383</text:p>
          </table:table-cell>
          <table:table-cell office:value-type="float" office:value="0.0194194" calcext:value-type="float">
            <text:p>0.0194194</text:p>
          </table:table-cell>
          <table:table-cell office:value-type="float" office:value="0.01834514" calcext:value-type="float">
            <text:p>0.01834514</text:p>
          </table:table-cell>
          <table:table-cell office:value-type="float" office:value="0.01631177" calcext:value-type="float">
            <text:p>0.01631177</text:p>
          </table:table-cell>
          <table:table-cell office:value-type="float" office:value="29.98773" calcext:value-type="float">
            <text:p>29.98773</text:p>
          </table:table-cell>
          <table:table-cell office:value-type="float" office:value="21.46217" calcext:value-type="float">
            <text:p>21.46217</text:p>
          </table:table-cell>
          <table:table-cell office:value-type="float" office:value="21.08452" calcext:value-type="float">
            <text:p>21.08452</text:p>
          </table:table-cell>
          <table:table-cell office:value-type="float" office:value="13.90804" calcext:value-type="float">
            <text:p>13.90804</text:p>
          </table:table-cell>
          <table:table-cell office:value-type="float" office:value="10.00952" calcext:value-type="float">
            <text:p>10.00952</text:p>
          </table:table-cell>
          <table:table-cell office:value-type="float" office:value="5.524208" calcext:value-type="float">
            <text:p>5.524208</text:p>
          </table:table-cell>
          <table:table-cell office:value-type="float" office:value="3.178108" calcext:value-type="float">
            <text:p>3.178108</text:p>
          </table:table-cell>
          <table:table-cell office:value-type="float" office:value="1.469202" calcext:value-type="float">
            <text:p>1.469202</text:p>
          </table:table-cell>
          <table:table-cell office:value-type="float" office:value="7.585711" calcext:value-type="float">
            <text:p>7.585711</text:p>
          </table:table-cell>
          <table:table-cell office:value-type="float" office:value="0" calcext:value-type="float">
            <text:p>0</text:p>
          </table:table-cell>
          <table:table-cell office:value-type="float" office:value="-0.00001752908" calcext:value-type="float">
            <text:p>-1.752908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11.64083" calcext:value-type="float">
            <text:p>11.64083</text:p>
          </table:table-cell>
          <table:table-cell office:value-type="float" office:value="461.0819" calcext:value-type="float">
            <text:p>461.0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3518" calcext:value-type="float">
            <text:p>0.04233518</text:p>
          </table:table-cell>
          <table:table-cell office:value-type="float" office:value="9.367595" calcext:value-type="float">
            <text:p>9.367595</text:p>
          </table:table-cell>
          <table:table-cell office:value-type="float" office:value="0" calcext:value-type="float">
            <text:p>0</text:p>
          </table:table-cell>
          <table:table-cell office:value-type="float" office:value="0.001810193" calcext:value-type="float">
            <text:p>0.001810193</text:p>
          </table:table-cell>
          <table:table-cell office:value-type="float" office:value="0" calcext:value-type="float">
            <text:p>0</text:p>
          </table:table-cell>
          <table:table-cell office:value-type="float" office:value="0.08916436" calcext:value-type="float">
            <text:p>0.08916436</text:p>
          </table:table-cell>
          <table:table-cell office:value-type="float" office:value="-0.00002871154" calcext:value-type="float">
            <text:p>-2.871154E-05</text:p>
          </table:table-cell>
          <table:table-cell office:value-type="float" office:value="0.0001331551" calcext:value-type="float">
            <text:p>0.0001331551</text:p>
          </table:table-cell>
          <table:table-cell office:value-type="float" office:value="0.0000848014" calcext:value-type="float">
            <text:p>8.48014E-05</text:p>
          </table:table-cell>
          <table:table-cell office:value-type="float" office:value="5.206652" calcext:value-type="float">
            <text:p>5.206652</text:p>
          </table:table-cell>
          <table:table-cell office:value-type="float" office:value="0.01288753" calcext:value-type="float">
            <text:p>0.01288753</text:p>
          </table:table-cell>
          <table:table-cell office:value-type="float" office:value="0.01420284" calcext:value-type="float">
            <text:p>0.01420284</text:p>
          </table:table-cell>
          <table:table-cell office:value-type="float" office:value="0.01898536" calcext:value-type="float">
            <text:p>0.01898536</text:p>
          </table:table-cell>
          <table:table-cell office:value-type="float" office:value="0.01877449" calcext:value-type="float">
            <text:p>0.01877449</text:p>
          </table:table-cell>
          <table:table-cell office:value-type="float" office:value="0.01369679" calcext:value-type="float">
            <text:p>0.01369679</text:p>
          </table:table-cell>
          <table:table-cell office:value-type="float" office:value="0.0193574" calcext:value-type="float">
            <text:p>0.0193574</text:p>
          </table:table-cell>
          <table:table-cell office:value-type="float" office:value="0.01833529" calcext:value-type="float">
            <text:p>0.01833529</text:p>
          </table:table-cell>
          <table:table-cell office:value-type="float" office:value="0.01630282" calcext:value-type="float">
            <text:p>0.01630282</text:p>
          </table:table-cell>
          <table:table-cell office:value-type="float" office:value="32.2366" calcext:value-type="float">
            <text:p>32.2366</text:p>
          </table:table-cell>
          <table:table-cell office:value-type="float" office:value="22.0354" calcext:value-type="float">
            <text:p>22.0354</text:p>
          </table:table-cell>
          <table:table-cell office:value-type="float" office:value="21.08464" calcext:value-type="float">
            <text:p>21.08464</text:p>
          </table:table-cell>
          <table:table-cell office:value-type="float" office:value="13.80949" calcext:value-type="float">
            <text:p>13.80949</text:p>
          </table:table-cell>
          <table:table-cell office:value-type="float" office:value="9.887096" calcext:value-type="float">
            <text:p>9.887096</text:p>
          </table:table-cell>
          <table:table-cell office:value-type="float" office:value="5.47283" calcext:value-type="float">
            <text:p>5.47283</text:p>
          </table:table-cell>
          <table:table-cell office:value-type="float" office:value="3.17701" calcext:value-type="float">
            <text:p>3.17701</text:p>
          </table:table-cell>
          <table:table-cell office:value-type="float" office:value="1.466195" calcext:value-type="float">
            <text:p>1.466195</text:p>
          </table:table-cell>
          <table:table-cell office:value-type="float" office:value="7.592066" calcext:value-type="float">
            <text:p>7.592066</text:p>
          </table:table-cell>
          <table:table-cell office:value-type="float" office:value="0" calcext:value-type="float">
            <text:p>0</text:p>
          </table:table-cell>
          <table:table-cell office:value-type="float" office:value="-0.00001822409" calcext:value-type="float">
            <text:p>-1.822409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11.64094" calcext:value-type="float">
            <text:p>11.64094</text:p>
          </table:table-cell>
          <table:table-cell office:value-type="float" office:value="461.079" calcext:value-type="float">
            <text:p>461.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8538" calcext:value-type="float">
            <text:p>0.04228538</text:p>
          </table:table-cell>
          <table:table-cell office:value-type="float" office:value="9.367989" calcext:value-type="float">
            <text:p>9.367989</text:p>
          </table:table-cell>
          <table:table-cell office:value-type="float" office:value="0" calcext:value-type="float">
            <text:p>0</text:p>
          </table:table-cell>
          <table:table-cell office:value-type="float" office:value="0.001882393" calcext:value-type="float">
            <text:p>0.001882393</text:p>
          </table:table-cell>
          <table:table-cell office:value-type="float" office:value="0" calcext:value-type="float">
            <text:p>0</text:p>
          </table:table-cell>
          <table:table-cell office:value-type="float" office:value="0.0909802" calcext:value-type="float">
            <text:p>0.0909802</text:p>
          </table:table-cell>
          <table:table-cell office:value-type="float" office:value="-0.000029693" calcext:value-type="float">
            <text:p>-2.9693E-05</text:p>
          </table:table-cell>
          <table:table-cell office:value-type="float" office:value="0.0001388666" calcext:value-type="float">
            <text:p>0.0001388666</text:p>
          </table:table-cell>
          <table:table-cell office:value-type="float" office:value="0.00008843452" calcext:value-type="float">
            <text:p>8.843452E-05</text:p>
          </table:table-cell>
          <table:table-cell office:value-type="float" office:value="5.205135" calcext:value-type="float">
            <text:p>5.205135</text:p>
          </table:table-cell>
          <table:table-cell office:value-type="float" office:value="0.0128847" calcext:value-type="float">
            <text:p>0.0128847</text:p>
          </table:table-cell>
          <table:table-cell office:value-type="float" office:value="0.0143205" calcext:value-type="float">
            <text:p>0.0143205</text:p>
          </table:table-cell>
          <table:table-cell office:value-type="float" office:value="0.01887555" calcext:value-type="float">
            <text:p>0.01887555</text:p>
          </table:table-cell>
          <table:table-cell office:value-type="float" office:value="0.01878104" calcext:value-type="float">
            <text:p>0.01878104</text:p>
          </table:table-cell>
          <table:table-cell office:value-type="float" office:value="0.01371645" calcext:value-type="float">
            <text:p>0.01371645</text:p>
          </table:table-cell>
          <table:table-cell office:value-type="float" office:value="0.0192895" calcext:value-type="float">
            <text:p>0.0192895</text:p>
          </table:table-cell>
          <table:table-cell office:value-type="float" office:value="0.01832232" calcext:value-type="float">
            <text:p>0.01832232</text:p>
          </table:table-cell>
          <table:table-cell office:value-type="float" office:value="0.01629273" calcext:value-type="float">
            <text:p>0.01629273</text:p>
          </table:table-cell>
          <table:table-cell office:value-type="float" office:value="33.70444" calcext:value-type="float">
            <text:p>33.70444</text:p>
          </table:table-cell>
          <table:table-cell office:value-type="float" office:value="22.70398" calcext:value-type="float">
            <text:p>22.70398</text:p>
          </table:table-cell>
          <table:table-cell office:value-type="float" office:value="21.03532" calcext:value-type="float">
            <text:p>21.03532</text:p>
          </table:table-cell>
          <table:table-cell office:value-type="float" office:value="13.7456" calcext:value-type="float">
            <text:p>13.7456</text:p>
          </table:table-cell>
          <table:table-cell office:value-type="float" office:value="9.773311" calcext:value-type="float">
            <text:p>9.773311</text:p>
          </table:table-cell>
          <table:table-cell office:value-type="float" office:value="5.421557" calcext:value-type="float">
            <text:p>5.421557</text:p>
          </table:table-cell>
          <table:table-cell office:value-type="float" office:value="3.17538" calcext:value-type="float">
            <text:p>3.17538</text:p>
          </table:table-cell>
          <table:table-cell office:value-type="float" office:value="1.462926" calcext:value-type="float">
            <text:p>1.462926</text:p>
          </table:table-cell>
          <table:table-cell office:value-type="float" office:value="7.599586" calcext:value-type="float">
            <text:p>7.599586</text:p>
          </table:table-cell>
          <table:table-cell office:value-type="float" office:value="0" calcext:value-type="float">
            <text:p>0</text:p>
          </table:table-cell>
          <table:table-cell office:value-type="float" office:value="-0.00001891953" calcext:value-type="float">
            <text:p>-1.891953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11.64104" calcext:value-type="float">
            <text:p>11.64104</text:p>
          </table:table-cell>
          <table:table-cell office:value-type="float" office:value="461.0763" calcext:value-type="float">
            <text:p>461.07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4025" calcext:value-type="float">
            <text:p>0.04224025</text:p>
          </table:table-cell>
          <table:table-cell office:value-type="float" office:value="9.368481" calcext:value-type="float">
            <text:p>9.368481</text:p>
          </table:table-cell>
          <table:table-cell office:value-type="float" office:value="0" calcext:value-type="float">
            <text:p>0</text:p>
          </table:table-cell>
          <table:table-cell office:value-type="float" office:value="0.001954468" calcext:value-type="float">
            <text:p>0.001954468</text:p>
          </table:table-cell>
          <table:table-cell office:value-type="float" office:value="0" calcext:value-type="float">
            <text:p>0</text:p>
          </table:table-cell>
          <table:table-cell office:value-type="float" office:value="0.09270702" calcext:value-type="float">
            <text:p>0.09270702</text:p>
          </table:table-cell>
          <table:table-cell office:value-type="float" office:value="-0.00003103383" calcext:value-type="float">
            <text:p>-3.103383E-05</text:p>
          </table:table-cell>
          <table:table-cell office:value-type="float" office:value="0.0001443458" calcext:value-type="float">
            <text:p>0.0001443458</text:p>
          </table:table-cell>
          <table:table-cell office:value-type="float" office:value="0.00009187163" calcext:value-type="float">
            <text:p>9.187163E-05</text:p>
          </table:table-cell>
          <table:table-cell office:value-type="float" office:value="5.203579" calcext:value-type="float">
            <text:p>5.203579</text:p>
          </table:table-cell>
          <table:table-cell office:value-type="float" office:value="0.0125986" calcext:value-type="float">
            <text:p>0.0125986</text:p>
          </table:table-cell>
          <table:table-cell office:value-type="float" office:value="0.014338" calcext:value-type="float">
            <text:p>0.014338</text:p>
          </table:table-cell>
          <table:table-cell office:value-type="float" office:value="0.01880611" calcext:value-type="float">
            <text:p>0.01880611</text:p>
          </table:table-cell>
          <table:table-cell office:value-type="float" office:value="0.01879031" calcext:value-type="float">
            <text:p>0.01879031</text:p>
          </table:table-cell>
          <table:table-cell office:value-type="float" office:value="0.01373494" calcext:value-type="float">
            <text:p>0.01373494</text:p>
          </table:table-cell>
          <table:table-cell office:value-type="float" office:value="0.0192467" calcext:value-type="float">
            <text:p>0.0192467</text:p>
          </table:table-cell>
          <table:table-cell office:value-type="float" office:value="0.01830038" calcext:value-type="float">
            <text:p>0.01830038</text:p>
          </table:table-cell>
          <table:table-cell office:value-type="float" office:value="0.0162835" calcext:value-type="float">
            <text:p>0.0162835</text:p>
          </table:table-cell>
          <table:table-cell office:value-type="float" office:value="31.89958" calcext:value-type="float">
            <text:p>31.89958</text:p>
          </table:table-cell>
          <table:table-cell office:value-type="float" office:value="23.13258" calcext:value-type="float">
            <text:p>23.13258</text:p>
          </table:table-cell>
          <table:table-cell office:value-type="float" office:value="20.98396" calcext:value-type="float">
            <text:p>20.98396</text:p>
          </table:table-cell>
          <table:table-cell office:value-type="float" office:value="13.67458" calcext:value-type="float">
            <text:p>13.67458</text:p>
          </table:table-cell>
          <table:table-cell office:value-type="float" office:value="9.685305" calcext:value-type="float">
            <text:p>9.685305</text:p>
          </table:table-cell>
          <table:table-cell office:value-type="float" office:value="5.381388" calcext:value-type="float">
            <text:p>5.381388</text:p>
          </table:table-cell>
          <table:table-cell office:value-type="float" office:value="3.169194" calcext:value-type="float">
            <text:p>3.169194</text:p>
          </table:table-cell>
          <table:table-cell office:value-type="float" office:value="1.459924" calcext:value-type="float">
            <text:p>1.459924</text:p>
          </table:table-cell>
          <table:table-cell office:value-type="float" office:value="7.614697" calcext:value-type="float">
            <text:p>7.614697</text:p>
          </table:table-cell>
          <table:table-cell office:value-type="float" office:value="0" calcext:value-type="float">
            <text:p>0</text:p>
          </table:table-cell>
          <table:table-cell office:value-type="float" office:value="-0.0000196084" calcext:value-type="float">
            <text:p>-1.96084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11.64112" calcext:value-type="float">
            <text:p>11.64112</text:p>
          </table:table-cell>
          <table:table-cell office:value-type="float" office:value="461.0735" calcext:value-type="float">
            <text:p>461.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9502" calcext:value-type="float">
            <text:p>0.04219502</text:p>
          </table:table-cell>
          <table:table-cell office:value-type="float" office:value="9.369079" calcext:value-type="float">
            <text:p>9.369079</text:p>
          </table:table-cell>
          <table:table-cell office:value-type="float" office:value="0" calcext:value-type="float">
            <text:p>0</text:p>
          </table:table-cell>
          <table:table-cell office:value-type="float" office:value="0.00202644" calcext:value-type="float">
            <text:p>0.00202644</text:p>
          </table:table-cell>
          <table:table-cell office:value-type="float" office:value="0" calcext:value-type="float">
            <text:p>0</text:p>
          </table:table-cell>
          <table:table-cell office:value-type="float" office:value="0.09434314" calcext:value-type="float">
            <text:p>0.09434314</text:p>
          </table:table-cell>
          <table:table-cell office:value-type="float" office:value="-0.00003216627" calcext:value-type="float">
            <text:p>-3.216627E-05</text:p>
          </table:table-cell>
          <table:table-cell office:value-type="float" office:value="0.0001497816" calcext:value-type="float">
            <text:p>0.0001497816</text:p>
          </table:table-cell>
          <table:table-cell office:value-type="float" office:value="0.00009505163" calcext:value-type="float">
            <text:p>9.505163E-05</text:p>
          </table:table-cell>
          <table:table-cell office:value-type="float" office:value="5.201979" calcext:value-type="float">
            <text:p>5.201979</text:p>
          </table:table-cell>
          <table:table-cell office:value-type="float" office:value="0.01245804" calcext:value-type="float">
            <text:p>0.01245804</text:p>
          </table:table-cell>
          <table:table-cell office:value-type="float" office:value="0.01430471" calcext:value-type="float">
            <text:p>0.01430471</text:p>
          </table:table-cell>
          <table:table-cell office:value-type="float" office:value="0.01872491" calcext:value-type="float">
            <text:p>0.01872491</text:p>
          </table:table-cell>
          <table:table-cell office:value-type="float" office:value="0.01877599" calcext:value-type="float">
            <text:p>0.01877599</text:p>
          </table:table-cell>
          <table:table-cell office:value-type="float" office:value="0.01375488" calcext:value-type="float">
            <text:p>0.01375488</text:p>
          </table:table-cell>
          <table:table-cell office:value-type="float" office:value="0.01922374" calcext:value-type="float">
            <text:p>0.01922374</text:p>
          </table:table-cell>
          <table:table-cell office:value-type="float" office:value="0.01827654" calcext:value-type="float">
            <text:p>0.01827654</text:p>
          </table:table-cell>
          <table:table-cell office:value-type="float" office:value="0.0162754" calcext:value-type="float">
            <text:p>0.0162754</text:p>
          </table:table-cell>
          <table:table-cell office:value-type="float" office:value="31.02176" calcext:value-type="float">
            <text:p>31.02176</text:p>
          </table:table-cell>
          <table:table-cell office:value-type="float" office:value="23.34157" calcext:value-type="float">
            <text:p>23.34157</text:p>
          </table:table-cell>
          <table:table-cell office:value-type="float" office:value="20.94751" calcext:value-type="float">
            <text:p>20.94751</text:p>
          </table:table-cell>
          <table:table-cell office:value-type="float" office:value="13.58243" calcext:value-type="float">
            <text:p>13.58243</text:p>
          </table:table-cell>
          <table:table-cell office:value-type="float" office:value="9.608967" calcext:value-type="float">
            <text:p>9.608967</text:p>
          </table:table-cell>
          <table:table-cell office:value-type="float" office:value="5.345454" calcext:value-type="float">
            <text:p>5.345454</text:p>
          </table:table-cell>
          <table:table-cell office:value-type="float" office:value="3.161166" calcext:value-type="float">
            <text:p>3.161166</text:p>
          </table:table-cell>
          <table:table-cell office:value-type="float" office:value="1.457223" calcext:value-type="float">
            <text:p>1.457223</text:p>
          </table:table-cell>
          <table:table-cell office:value-type="float" office:value="7.629014" calcext:value-type="float">
            <text:p>7.629014</text:p>
          </table:table-cell>
          <table:table-cell office:value-type="float" office:value="0" calcext:value-type="float">
            <text:p>0</text:p>
          </table:table-cell>
          <table:table-cell office:value-type="float" office:value="-0.00002029044" calcext:value-type="float">
            <text:p>-2.029044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11.64119" calcext:value-type="float">
            <text:p>11.64119</text:p>
          </table:table-cell>
          <table:table-cell office:value-type="float" office:value="461.0707" calcext:value-type="float">
            <text:p>461.0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4896" calcext:value-type="float">
            <text:p>0.04214896</text:p>
          </table:table-cell>
          <table:table-cell office:value-type="float" office:value="9.36977" calcext:value-type="float">
            <text:p>9.36977</text:p>
          </table:table-cell>
          <table:table-cell office:value-type="float" office:value="0" calcext:value-type="float">
            <text:p>0</text:p>
          </table:table-cell>
          <table:table-cell office:value-type="float" office:value="0.002098279" calcext:value-type="float">
            <text:p>0.002098279</text:p>
          </table:table-cell>
          <table:table-cell office:value-type="float" office:value="0" calcext:value-type="float">
            <text:p>0</text:p>
          </table:table-cell>
          <table:table-cell office:value-type="float" office:value="0.09589449" calcext:value-type="float">
            <text:p>0.09589449</text:p>
          </table:table-cell>
          <table:table-cell office:value-type="float" office:value="-0.00003323093" calcext:value-type="float">
            <text:p>-3.323093E-05</text:p>
          </table:table-cell>
          <table:table-cell office:value-type="float" office:value="0.0001552701" calcext:value-type="float">
            <text:p>0.0001552701</text:p>
          </table:table-cell>
          <table:table-cell office:value-type="float" office:value="0.00009809805" calcext:value-type="float">
            <text:p>9.809805E-05</text:p>
          </table:table-cell>
          <table:table-cell office:value-type="float" office:value="5.200346" calcext:value-type="float">
            <text:p>5.200346</text:p>
          </table:table-cell>
          <table:table-cell office:value-type="float" office:value="0.01239183" calcext:value-type="float">
            <text:p>0.01239183</text:p>
          </table:table-cell>
          <table:table-cell office:value-type="float" office:value="0.01426979" calcext:value-type="float">
            <text:p>0.01426979</text:p>
          </table:table-cell>
          <table:table-cell office:value-type="float" office:value="0.01863544" calcext:value-type="float">
            <text:p>0.01863544</text:p>
          </table:table-cell>
          <table:table-cell office:value-type="float" office:value="0.01875681" calcext:value-type="float">
            <text:p>0.01875681</text:p>
          </table:table-cell>
          <table:table-cell office:value-type="float" office:value="0.01376808" calcext:value-type="float">
            <text:p>0.01376808</text:p>
          </table:table-cell>
          <table:table-cell office:value-type="float" office:value="0.01920126" calcext:value-type="float">
            <text:p>0.01920126</text:p>
          </table:table-cell>
          <table:table-cell office:value-type="float" office:value="0.01825371" calcext:value-type="float">
            <text:p>0.01825371</text:p>
          </table:table-cell>
          <table:table-cell office:value-type="float" office:value="0.0162676" calcext:value-type="float">
            <text:p>0.0162676</text:p>
          </table:table-cell>
          <table:table-cell office:value-type="float" office:value="30.86552" calcext:value-type="float">
            <text:p>30.86552</text:p>
          </table:table-cell>
          <table:table-cell office:value-type="float" office:value="23.49715" calcext:value-type="float">
            <text:p>23.49715</text:p>
          </table:table-cell>
          <table:table-cell office:value-type="float" office:value="20.94218" calcext:value-type="float">
            <text:p>20.94218</text:p>
          </table:table-cell>
          <table:table-cell office:value-type="float" office:value="13.5017" calcext:value-type="float">
            <text:p>13.5017</text:p>
          </table:table-cell>
          <table:table-cell office:value-type="float" office:value="9.520812" calcext:value-type="float">
            <text:p>9.520812</text:p>
          </table:table-cell>
          <table:table-cell office:value-type="float" office:value="5.304535" calcext:value-type="float">
            <text:p>5.304535</text:p>
          </table:table-cell>
          <table:table-cell office:value-type="float" office:value="3.15309" calcext:value-type="float">
            <text:p>3.15309</text:p>
          </table:table-cell>
          <table:table-cell office:value-type="float" office:value="1.454584" calcext:value-type="float">
            <text:p>1.454584</text:p>
          </table:table-cell>
          <table:table-cell office:value-type="float" office:value="7.641944" calcext:value-type="float">
            <text:p>7.641944</text:p>
          </table:table-cell>
          <table:table-cell office:value-type="float" office:value="0" calcext:value-type="float">
            <text:p>0</text:p>
          </table:table-cell>
          <table:table-cell office:value-type="float" office:value="-0.00002096699" calcext:value-type="float">
            <text:p>-2.096699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11.64124" calcext:value-type="float">
            <text:p>11.64124</text:p>
          </table:table-cell>
          <table:table-cell office:value-type="float" office:value="461.0679" calcext:value-type="float">
            <text:p>461.0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0156" calcext:value-type="float">
            <text:p>0.04210156</text:p>
          </table:table-cell>
          <table:table-cell office:value-type="float" office:value="9.370552" calcext:value-type="float">
            <text:p>9.370552</text:p>
          </table:table-cell>
          <table:table-cell office:value-type="float" office:value="0" calcext:value-type="float">
            <text:p>0</text:p>
          </table:table-cell>
          <table:table-cell office:value-type="float" office:value="0.002169999" calcext:value-type="float">
            <text:p>0.002169999</text:p>
          </table:table-cell>
          <table:table-cell office:value-type="float" office:value="0" calcext:value-type="float">
            <text:p>0</text:p>
          </table:table-cell>
          <table:table-cell office:value-type="float" office:value="0.09736494" calcext:value-type="float">
            <text:p>0.09736494</text:p>
          </table:table-cell>
          <table:table-cell office:value-type="float" office:value="-0.00003450074" calcext:value-type="float">
            <text:p>-3.450074E-05</text:p>
          </table:table-cell>
          <table:table-cell office:value-type="float" office:value="0.0001606567" calcext:value-type="float">
            <text:p>0.0001606567</text:p>
          </table:table-cell>
          <table:table-cell office:value-type="float" office:value="0.0001008673" calcext:value-type="float">
            <text:p>0.0001008673</text:p>
          </table:table-cell>
          <table:table-cell office:value-type="float" office:value="5.198654" calcext:value-type="float">
            <text:p>5.198654</text:p>
          </table:table-cell>
          <table:table-cell office:value-type="float" office:value="0.01240107" calcext:value-type="float">
            <text:p>0.01240107</text:p>
          </table:table-cell>
          <table:table-cell office:value-type="float" office:value="0.01421389" calcext:value-type="float">
            <text:p>0.01421389</text:p>
          </table:table-cell>
          <table:table-cell office:value-type="float" office:value="0.01848115" calcext:value-type="float">
            <text:p>0.01848115</text:p>
          </table:table-cell>
          <table:table-cell office:value-type="float" office:value="0.01875692" calcext:value-type="float">
            <text:p>0.01875692</text:p>
          </table:table-cell>
          <table:table-cell office:value-type="float" office:value="0.01378223" calcext:value-type="float">
            <text:p>0.01378223</text:p>
          </table:table-cell>
          <table:table-cell office:value-type="float" office:value="0.01918364" calcext:value-type="float">
            <text:p>0.01918364</text:p>
          </table:table-cell>
          <table:table-cell office:value-type="float" office:value="0.01823071" calcext:value-type="float">
            <text:p>0.01823071</text:p>
          </table:table-cell>
          <table:table-cell office:value-type="float" office:value="0.01626012" calcext:value-type="float">
            <text:p>0.01626012</text:p>
          </table:table-cell>
          <table:table-cell office:value-type="float" office:value="30.71056" calcext:value-type="float">
            <text:p>30.71056</text:p>
          </table:table-cell>
          <table:table-cell office:value-type="float" office:value="23.57005" calcext:value-type="float">
            <text:p>23.57005</text:p>
          </table:table-cell>
          <table:table-cell office:value-type="float" office:value="20.9107" calcext:value-type="float">
            <text:p>20.9107</text:p>
          </table:table-cell>
          <table:table-cell office:value-type="float" office:value="13.45613" calcext:value-type="float">
            <text:p>13.45613</text:p>
          </table:table-cell>
          <table:table-cell office:value-type="float" office:value="9.435389" calcext:value-type="float">
            <text:p>9.435389</text:p>
          </table:table-cell>
          <table:table-cell office:value-type="float" office:value="5.261834" calcext:value-type="float">
            <text:p>5.261834</text:p>
          </table:table-cell>
          <table:table-cell office:value-type="float" office:value="3.144295" calcext:value-type="float">
            <text:p>3.144295</text:p>
          </table:table-cell>
          <table:table-cell office:value-type="float" office:value="1.451985" calcext:value-type="float">
            <text:p>1.451985</text:p>
          </table:table-cell>
          <table:table-cell office:value-type="float" office:value="7.655027" calcext:value-type="float">
            <text:p>7.655027</text:p>
          </table:table-cell>
          <table:table-cell office:value-type="float" office:value="0" calcext:value-type="float">
            <text:p>0</text:p>
          </table:table-cell>
          <table:table-cell office:value-type="float" office:value="-0.00002163449" calcext:value-type="float">
            <text:p>-2.163449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11.64128" calcext:value-type="float">
            <text:p>11.64128</text:p>
          </table:table-cell>
          <table:table-cell office:value-type="float" office:value="461.0651" calcext:value-type="float">
            <text:p>461.0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5211" calcext:value-type="float">
            <text:p>0.04205211</text:p>
          </table:table-cell>
          <table:table-cell office:value-type="float" office:value="9.371417" calcext:value-type="float">
            <text:p>9.371417</text:p>
          </table:table-cell>
          <table:table-cell office:value-type="float" office:value="0" calcext:value-type="float">
            <text:p>0</text:p>
          </table:table-cell>
          <table:table-cell office:value-type="float" office:value="0.002241579" calcext:value-type="float">
            <text:p>0.002241579</text:p>
          </table:table-cell>
          <table:table-cell office:value-type="float" office:value="0" calcext:value-type="float">
            <text:p>0</text:p>
          </table:table-cell>
          <table:table-cell office:value-type="float" office:value="0.09875771" calcext:value-type="float">
            <text:p>0.09875771</text:p>
          </table:table-cell>
          <table:table-cell office:value-type="float" office:value="-0.00003560396" calcext:value-type="float">
            <text:p>-3.560396E-05</text:p>
          </table:table-cell>
          <table:table-cell office:value-type="float" office:value="0.0001660674" calcext:value-type="float">
            <text:p>0.0001660674</text:p>
          </table:table-cell>
          <table:table-cell office:value-type="float" office:value="0.0001036282" calcext:value-type="float">
            <text:p>0.0001036282</text:p>
          </table:table-cell>
          <table:table-cell office:value-type="float" office:value="5.196939" calcext:value-type="float">
            <text:p>5.196939</text:p>
          </table:table-cell>
          <table:table-cell office:value-type="float" office:value="0.01255684" calcext:value-type="float">
            <text:p>0.01255684</text:p>
          </table:table-cell>
          <table:table-cell office:value-type="float" office:value="0.0141922" calcext:value-type="float">
            <text:p>0.0141922</text:p>
          </table:table-cell>
          <table:table-cell office:value-type="float" office:value="0.01829702" calcext:value-type="float">
            <text:p>0.01829702</text:p>
          </table:table-cell>
          <table:table-cell office:value-type="float" office:value="0.01875715" calcext:value-type="float">
            <text:p>0.01875715</text:p>
          </table:table-cell>
          <table:table-cell office:value-type="float" office:value="0.01379417" calcext:value-type="float">
            <text:p>0.01379417</text:p>
          </table:table-cell>
          <table:table-cell office:value-type="float" office:value="0.01916615" calcext:value-type="float">
            <text:p>0.01916615</text:p>
          </table:table-cell>
          <table:table-cell office:value-type="float" office:value="0.01821191" calcext:value-type="float">
            <text:p>0.01821191</text:p>
          </table:table-cell>
          <table:table-cell office:value-type="float" office:value="0.01625197" calcext:value-type="float">
            <text:p>0.01625197</text:p>
          </table:table-cell>
          <table:table-cell office:value-type="float" office:value="32.12255" calcext:value-type="float">
            <text:p>32.12255</text:p>
          </table:table-cell>
          <table:table-cell office:value-type="float" office:value="23.78808" calcext:value-type="float">
            <text:p>23.78808</text:p>
          </table:table-cell>
          <table:table-cell office:value-type="float" office:value="20.86791" calcext:value-type="float">
            <text:p>20.86791</text:p>
          </table:table-cell>
          <table:table-cell office:value-type="float" office:value="13.41593" calcext:value-type="float">
            <text:p>13.41593</text:p>
          </table:table-cell>
          <table:table-cell office:value-type="float" office:value="9.354558" calcext:value-type="float">
            <text:p>9.354558</text:p>
          </table:table-cell>
          <table:table-cell office:value-type="float" office:value="5.218315" calcext:value-type="float">
            <text:p>5.218315</text:p>
          </table:table-cell>
          <table:table-cell office:value-type="float" office:value="3.137297" calcext:value-type="float">
            <text:p>3.137297</text:p>
          </table:table-cell>
          <table:table-cell office:value-type="float" office:value="1.449146" calcext:value-type="float">
            <text:p>1.449146</text:p>
          </table:table-cell>
          <table:table-cell office:value-type="float" office:value="7.664172" calcext:value-type="float">
            <text:p>7.664172</text:p>
          </table:table-cell>
          <table:table-cell office:value-type="float" office:value="0" calcext:value-type="float">
            <text:p>0</text:p>
          </table:table-cell>
          <table:table-cell office:value-type="float" office:value="-0.00002229668" calcext:value-type="float">
            <text:p>-2.229668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11.64132" calcext:value-type="float">
            <text:p>11.64132</text:p>
          </table:table-cell>
          <table:table-cell office:value-type="float" office:value="461.0623" calcext:value-type="float">
            <text:p>461.0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0299" calcext:value-type="float">
            <text:p>0.04200299</text:p>
          </table:table-cell>
          <table:table-cell office:value-type="float" office:value="9.372335" calcext:value-type="float">
            <text:p>9.372335</text:p>
          </table:table-cell>
          <table:table-cell office:value-type="float" office:value="0" calcext:value-type="float">
            <text:p>0</text:p>
          </table:table-cell>
          <table:table-cell office:value-type="float" office:value="0.002313039" calcext:value-type="float">
            <text:p>0.002313039</text:p>
          </table:table-cell>
          <table:table-cell office:value-type="float" office:value="0" calcext:value-type="float">
            <text:p>0</text:p>
          </table:table-cell>
          <table:table-cell office:value-type="float" office:value="0.1000813" calcext:value-type="float">
            <text:p>0.1000813</text:p>
          </table:table-cell>
          <table:table-cell office:value-type="float" office:value="-0.00003659949" calcext:value-type="float">
            <text:p>-3.659949E-05</text:p>
          </table:table-cell>
          <table:table-cell office:value-type="float" office:value="0.0001715174" calcext:value-type="float">
            <text:p>0.0001715174</text:p>
          </table:table-cell>
          <table:table-cell office:value-type="float" office:value="0.000106482" calcext:value-type="float">
            <text:p>0.000106482</text:p>
          </table:table-cell>
          <table:table-cell office:value-type="float" office:value="5.195243" calcext:value-type="float">
            <text:p>5.195243</text:p>
          </table:table-cell>
          <table:table-cell office:value-type="float" office:value="0.01265246" calcext:value-type="float">
            <text:p>0.01265246</text:p>
          </table:table-cell>
          <table:table-cell office:value-type="float" office:value="0.01419147" calcext:value-type="float">
            <text:p>0.01419147</text:p>
          </table:table-cell>
          <table:table-cell office:value-type="float" office:value="0.01809934" calcext:value-type="float">
            <text:p>0.01809934</text:p>
          </table:table-cell>
          <table:table-cell office:value-type="float" office:value="0.0187744" calcext:value-type="float">
            <text:p>0.0187744</text:p>
          </table:table-cell>
          <table:table-cell office:value-type="float" office:value="0.01380345" calcext:value-type="float">
            <text:p>0.01380345</text:p>
          </table:table-cell>
          <table:table-cell office:value-type="float" office:value="0.01914809" calcext:value-type="float">
            <text:p>0.01914809</text:p>
          </table:table-cell>
          <table:table-cell office:value-type="float" office:value="0.01819696" calcext:value-type="float">
            <text:p>0.01819696</text:p>
          </table:table-cell>
          <table:table-cell office:value-type="float" office:value="0.0162431" calcext:value-type="float">
            <text:p>0.0162431</text:p>
          </table:table-cell>
          <table:table-cell office:value-type="float" office:value="33.42696" calcext:value-type="float">
            <text:p>33.42696</text:p>
          </table:table-cell>
          <table:table-cell office:value-type="float" office:value="24.0899" calcext:value-type="float">
            <text:p>24.0899</text:p>
          </table:table-cell>
          <table:table-cell office:value-type="float" office:value="20.75466" calcext:value-type="float">
            <text:p>20.75466</text:p>
          </table:table-cell>
          <table:table-cell office:value-type="float" office:value="13.40745" calcext:value-type="float">
            <text:p>13.40745</text:p>
          </table:table-cell>
          <table:table-cell office:value-type="float" office:value="9.280068" calcext:value-type="float">
            <text:p>9.280068</text:p>
          </table:table-cell>
          <table:table-cell office:value-type="float" office:value="5.176176" calcext:value-type="float">
            <text:p>5.176176</text:p>
          </table:table-cell>
          <table:table-cell office:value-type="float" office:value="3.132363" calcext:value-type="float">
            <text:p>3.132363</text:p>
          </table:table-cell>
          <table:table-cell office:value-type="float" office:value="1.446068" calcext:value-type="float">
            <text:p>1.446068</text:p>
          </table:table-cell>
          <table:table-cell office:value-type="float" office:value="7.673403" calcext:value-type="float">
            <text:p>7.673403</text:p>
          </table:table-cell>
          <table:table-cell office:value-type="float" office:value="0" calcext:value-type="float">
            <text:p>0</text:p>
          </table:table-cell>
          <table:table-cell office:value-type="float" office:value="-0.00002295437" calcext:value-type="float">
            <text:p>-2.295437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11.64136" calcext:value-type="float">
            <text:p>11.64136</text:p>
          </table:table-cell>
          <table:table-cell office:value-type="float" office:value="461.0595" calcext:value-type="float">
            <text:p>461.0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5558" calcext:value-type="float">
            <text:p>0.04195558</text:p>
          </table:table-cell>
          <table:table-cell office:value-type="float" office:value="9.373307" calcext:value-type="float">
            <text:p>9.373307</text:p>
          </table:table-cell>
          <table:table-cell office:value-type="float" office:value="0" calcext:value-type="float">
            <text:p>0</text:p>
          </table:table-cell>
          <table:table-cell office:value-type="float" office:value="0.002384441" calcext:value-type="float">
            <text:p>0.002384441</text:p>
          </table:table-cell>
          <table:table-cell office:value-type="float" office:value="0" calcext:value-type="float">
            <text:p>0</text:p>
          </table:table-cell>
          <table:table-cell office:value-type="float" office:value="0.1013416" calcext:value-type="float">
            <text:p>0.1013416</text:p>
          </table:table-cell>
          <table:table-cell office:value-type="float" office:value="-0.00003766362" calcext:value-type="float">
            <text:p>-3.766362E-05</text:p>
          </table:table-cell>
          <table:table-cell office:value-type="float" office:value="0.0001768917" calcext:value-type="float">
            <text:p>0.0001768917</text:p>
          </table:table-cell>
          <table:table-cell office:value-type="float" office:value="0.0001093175" calcext:value-type="float">
            <text:p>0.0001093175</text:p>
          </table:table-cell>
          <table:table-cell office:value-type="float" office:value="5.193534" calcext:value-type="float">
            <text:p>5.193534</text:p>
          </table:table-cell>
          <table:table-cell office:value-type="float" office:value="0.01259848" calcext:value-type="float">
            <text:p>0.01259848</text:p>
          </table:table-cell>
          <table:table-cell office:value-type="float" office:value="0.01416808" calcext:value-type="float">
            <text:p>0.01416808</text:p>
          </table:table-cell>
          <table:table-cell office:value-type="float" office:value="0.01794185" calcext:value-type="float">
            <text:p>0.01794185</text:p>
          </table:table-cell>
          <table:table-cell office:value-type="float" office:value="0.01878284" calcext:value-type="float">
            <text:p>0.01878284</text:p>
          </table:table-cell>
          <table:table-cell office:value-type="float" office:value="0.01380857" calcext:value-type="float">
            <text:p>0.01380857</text:p>
          </table:table-cell>
          <table:table-cell office:value-type="float" office:value="0.01913335" calcext:value-type="float">
            <text:p>0.01913335</text:p>
          </table:table-cell>
          <table:table-cell office:value-type="float" office:value="0.01818262" calcext:value-type="float">
            <text:p>0.01818262</text:p>
          </table:table-cell>
          <table:table-cell office:value-type="float" office:value="0.01623486" calcext:value-type="float">
            <text:p>0.01623486</text:p>
          </table:table-cell>
          <table:table-cell office:value-type="float" office:value="33.56805" calcext:value-type="float">
            <text:p>33.56805</text:p>
          </table:table-cell>
          <table:table-cell office:value-type="float" office:value="24.37842" calcext:value-type="float">
            <text:p>24.37842</text:p>
          </table:table-cell>
          <table:table-cell office:value-type="float" office:value="20.69005" calcext:value-type="float">
            <text:p>20.69005</text:p>
          </table:table-cell>
          <table:table-cell office:value-type="float" office:value="13.38192" calcext:value-type="float">
            <text:p>13.38192</text:p>
          </table:table-cell>
          <table:table-cell office:value-type="float" office:value="9.207831" calcext:value-type="float">
            <text:p>9.207831</text:p>
          </table:table-cell>
          <table:table-cell office:value-type="float" office:value="5.138083" calcext:value-type="float">
            <text:p>5.138083</text:p>
          </table:table-cell>
          <table:table-cell office:value-type="float" office:value="3.128027" calcext:value-type="float">
            <text:p>3.128027</text:p>
          </table:table-cell>
          <table:table-cell office:value-type="float" office:value="1.443123" calcext:value-type="float">
            <text:p>1.443123</text:p>
          </table:table-cell>
          <table:table-cell office:value-type="float" office:value="7.684498" calcext:value-type="float">
            <text:p>7.684498</text:p>
          </table:table-cell>
          <table:table-cell office:value-type="float" office:value="0" calcext:value-type="float">
            <text:p>0</text:p>
          </table:table-cell>
          <table:table-cell office:value-type="float" office:value="-0.00002360648" calcext:value-type="float">
            <text:p>-2.360648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11.6414" calcext:value-type="float">
            <text:p>11.6414</text:p>
          </table:table-cell>
          <table:table-cell office:value-type="float" office:value="461.0566" calcext:value-type="float">
            <text:p>461.0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095" calcext:value-type="float">
            <text:p>0.0419095</text:p>
          </table:table-cell>
          <table:table-cell office:value-type="float" office:value="9.374339" calcext:value-type="float">
            <text:p>9.374339</text:p>
          </table:table-cell>
          <table:table-cell office:value-type="float" office:value="0" calcext:value-type="float">
            <text:p>0</text:p>
          </table:table-cell>
          <table:table-cell office:value-type="float" office:value="0.002455725" calcext:value-type="float">
            <text:p>0.002455725</text:p>
          </table:table-cell>
          <table:table-cell office:value-type="float" office:value="0" calcext:value-type="float">
            <text:p>0</text:p>
          </table:table-cell>
          <table:table-cell office:value-type="float" office:value="0.1025406" calcext:value-type="float">
            <text:p>0.1025406</text:p>
          </table:table-cell>
          <table:table-cell office:value-type="float" office:value="-0.00003880843" calcext:value-type="float">
            <text:p>-3.880843E-05</text:p>
          </table:table-cell>
          <table:table-cell office:value-type="float" office:value="0.0001821599" calcext:value-type="float">
            <text:p>0.0001821599</text:p>
          </table:table-cell>
          <table:table-cell office:value-type="float" office:value="0.0001120693" calcext:value-type="float">
            <text:p>0.0001120693</text:p>
          </table:table-cell>
          <table:table-cell office:value-type="float" office:value="5.191813" calcext:value-type="float">
            <text:p>5.191813</text:p>
          </table:table-cell>
          <table:table-cell office:value-type="float" office:value="0.01266352" calcext:value-type="float">
            <text:p>0.01266352</text:p>
          </table:table-cell>
          <table:table-cell office:value-type="float" office:value="0.0141278" calcext:value-type="float">
            <text:p>0.0141278</text:p>
          </table:table-cell>
          <table:table-cell office:value-type="float" office:value="0.01777652" calcext:value-type="float">
            <text:p>0.01777652</text:p>
          </table:table-cell>
          <table:table-cell office:value-type="float" office:value="0.0188037" calcext:value-type="float">
            <text:p>0.0188037</text:p>
          </table:table-cell>
          <table:table-cell office:value-type="float" office:value="0.01381721" calcext:value-type="float">
            <text:p>0.01381721</text:p>
          </table:table-cell>
          <table:table-cell office:value-type="float" office:value="0.01912061" calcext:value-type="float">
            <text:p>0.01912061</text:p>
          </table:table-cell>
          <table:table-cell office:value-type="float" office:value="0.01816848" calcext:value-type="float">
            <text:p>0.01816848</text:p>
          </table:table-cell>
          <table:table-cell office:value-type="float" office:value="0.0162272" calcext:value-type="float">
            <text:p>0.0162272</text:p>
          </table:table-cell>
          <table:table-cell office:value-type="float" office:value="34.40375" calcext:value-type="float">
            <text:p>34.40375</text:p>
          </table:table-cell>
          <table:table-cell office:value-type="float" office:value="24.56823" calcext:value-type="float">
            <text:p>24.56823</text:p>
          </table:table-cell>
          <table:table-cell office:value-type="float" office:value="20.59976" calcext:value-type="float">
            <text:p>20.59976</text:p>
          </table:table-cell>
          <table:table-cell office:value-type="float" office:value="13.37773" calcext:value-type="float">
            <text:p>13.37773</text:p>
          </table:table-cell>
          <table:table-cell office:value-type="float" office:value="9.144892" calcext:value-type="float">
            <text:p>9.144892</text:p>
          </table:table-cell>
          <table:table-cell office:value-type="float" office:value="5.101797" calcext:value-type="float">
            <text:p>5.101797</text:p>
          </table:table-cell>
          <table:table-cell office:value-type="float" office:value="3.123617" calcext:value-type="float">
            <text:p>3.123617</text:p>
          </table:table-cell>
          <table:table-cell office:value-type="float" office:value="1.440299" calcext:value-type="float">
            <text:p>1.440299</text:p>
          </table:table-cell>
          <table:table-cell office:value-type="float" office:value="7.694315" calcext:value-type="float">
            <text:p>7.694315</text:p>
          </table:table-cell>
          <table:table-cell office:value-type="float" office:value="0" calcext:value-type="float">
            <text:p>0</text:p>
          </table:table-cell>
          <table:table-cell office:value-type="float" office:value="-0.00002425225" calcext:value-type="float">
            <text:p>-2.425225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11.64145" calcext:value-type="float">
            <text:p>11.64145</text:p>
          </table:table-cell>
          <table:table-cell office:value-type="float" office:value="461.0538" calcext:value-type="float">
            <text:p>461.05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9366" calcext:value-type="float">
            <text:p>0.04189366</text:p>
          </table:table-cell>
          <table:table-cell office:value-type="float" office:value="9.377356" calcext:value-type="float">
            <text:p>9.377356</text:p>
          </table:table-cell>
          <table:table-cell office:value-type="float" office:value="0" calcext:value-type="float">
            <text:p>0</text:p>
          </table:table-cell>
          <table:table-cell office:value-type="float" office:value="0.002498522" calcext:value-type="float">
            <text:p>0.002498522</text:p>
          </table:table-cell>
          <table:table-cell office:value-type="float" office:value="0" calcext:value-type="float">
            <text:p>0</text:p>
          </table:table-cell>
          <table:table-cell office:value-type="float" office:value="0.1017031" calcext:value-type="float">
            <text:p>0.1017031</text:p>
          </table:table-cell>
          <table:table-cell office:value-type="float" office:value="-0.00004336054" calcext:value-type="float">
            <text:p>-4.336054E-05</text:p>
          </table:table-cell>
          <table:table-cell office:value-type="float" office:value="0.0001872182" calcext:value-type="float">
            <text:p>0.0001872182</text:p>
          </table:table-cell>
          <table:table-cell office:value-type="float" office:value="0.0001150348" calcext:value-type="float">
            <text:p>0.0001150348</text:p>
          </table:table-cell>
          <table:table-cell office:value-type="float" office:value="5.190135" calcext:value-type="float">
            <text:p>5.190135</text:p>
          </table:table-cell>
          <table:table-cell office:value-type="float" office:value="0.01270781" calcext:value-type="float">
            <text:p>0.01270781</text:p>
          </table:table-cell>
          <table:table-cell office:value-type="float" office:value="0.01411866" calcext:value-type="float">
            <text:p>0.01411866</text:p>
          </table:table-cell>
          <table:table-cell office:value-type="float" office:value="0.01766676" calcext:value-type="float">
            <text:p>0.01766676</text:p>
          </table:table-cell>
          <table:table-cell office:value-type="float" office:value="0.01881549" calcext:value-type="float">
            <text:p>0.01881549</text:p>
          </table:table-cell>
          <table:table-cell office:value-type="float" office:value="0.01382341" calcext:value-type="float">
            <text:p>0.01382341</text:p>
          </table:table-cell>
          <table:table-cell office:value-type="float" office:value="0.01910856" calcext:value-type="float">
            <text:p>0.01910856</text:p>
          </table:table-cell>
          <table:table-cell office:value-type="float" office:value="0.01815557" calcext:value-type="float">
            <text:p>0.01815557</text:p>
          </table:table-cell>
          <table:table-cell office:value-type="float" office:value="0.01621925" calcext:value-type="float">
            <text:p>0.01621925</text:p>
          </table:table-cell>
          <table:table-cell office:value-type="float" office:value="36.11524" calcext:value-type="float">
            <text:p>36.11524</text:p>
          </table:table-cell>
          <table:table-cell office:value-type="float" office:value="24.83616" calcext:value-type="float">
            <text:p>24.83616</text:p>
          </table:table-cell>
          <table:table-cell office:value-type="float" office:value="20.54254" calcext:value-type="float">
            <text:p>20.54254</text:p>
          </table:table-cell>
          <table:table-cell office:value-type="float" office:value="13.36023" calcext:value-type="float">
            <text:p>13.36023</text:p>
          </table:table-cell>
          <table:table-cell office:value-type="float" office:value="9.084922" calcext:value-type="float">
            <text:p>9.084922</text:p>
          </table:table-cell>
          <table:table-cell office:value-type="float" office:value="5.068107" calcext:value-type="float">
            <text:p>5.068107</text:p>
          </table:table-cell>
          <table:table-cell office:value-type="float" office:value="3.12087" calcext:value-type="float">
            <text:p>3.12087</text:p>
          </table:table-cell>
          <table:table-cell office:value-type="float" office:value="1.437355" calcext:value-type="float">
            <text:p>1.437355</text:p>
          </table:table-cell>
          <table:table-cell office:value-type="float" office:value="7.701595" calcext:value-type="float">
            <text:p>7.701595</text:p>
          </table:table-cell>
          <table:table-cell office:value-type="float" office:value="0" calcext:value-type="float">
            <text:p>0</text:p>
          </table:table-cell>
          <table:table-cell office:value-type="float" office:value="-0.00002489057" calcext:value-type="float">
            <text:p>-2.489057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11.64147" calcext:value-type="float">
            <text:p>11.64147</text:p>
          </table:table-cell>
          <table:table-cell office:value-type="float" office:value="461.0509" calcext:value-type="float">
            <text:p>461.05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0963" calcext:value-type="float">
            <text:p>0.04190963</text:p>
          </table:table-cell>
          <table:table-cell office:value-type="float" office:value="9.381658" calcext:value-type="float">
            <text:p>9.381658</text:p>
          </table:table-cell>
          <table:table-cell office:value-type="float" office:value="0" calcext:value-type="float">
            <text:p>0</text:p>
          </table:table-cell>
          <table:table-cell office:value-type="float" office:value="0.002520538" calcext:value-type="float">
            <text:p>0.002520538</text:p>
          </table:table-cell>
          <table:table-cell office:value-type="float" office:value="0" calcext:value-type="float">
            <text:p>0</text:p>
          </table:table-cell>
          <table:table-cell office:value-type="float" office:value="0.09956938" calcext:value-type="float">
            <text:p>0.09956938</text:p>
          </table:table-cell>
          <table:table-cell office:value-type="float" office:value="-0.00006202934" calcext:value-type="float">
            <text:p>-6.202934E-05</text:p>
          </table:table-cell>
          <table:table-cell office:value-type="float" office:value="0.0001902437" calcext:value-type="float">
            <text:p>0.0001902437</text:p>
          </table:table-cell>
          <table:table-cell office:value-type="float" office:value="0.0001176616" calcext:value-type="float">
            <text:p>0.0001176616</text:p>
          </table:table-cell>
          <table:table-cell office:value-type="float" office:value="5.188394" calcext:value-type="float">
            <text:p>5.188394</text:p>
          </table:table-cell>
          <table:table-cell office:value-type="float" office:value="0.0124993" calcext:value-type="float">
            <text:p>0.0124993</text:p>
          </table:table-cell>
          <table:table-cell office:value-type="float" office:value="0.01407748" calcext:value-type="float">
            <text:p>0.01407748</text:p>
          </table:table-cell>
          <table:table-cell office:value-type="float" office:value="0.01759391" calcext:value-type="float">
            <text:p>0.01759391</text:p>
          </table:table-cell>
          <table:table-cell office:value-type="float" office:value="0.01886422" calcext:value-type="float">
            <text:p>0.01886422</text:p>
          </table:table-cell>
          <table:table-cell office:value-type="float" office:value="0.01385895" calcext:value-type="float">
            <text:p>0.01385895</text:p>
          </table:table-cell>
          <table:table-cell office:value-type="float" office:value="0.01913442" calcext:value-type="float">
            <text:p>0.01913442</text:p>
          </table:table-cell>
          <table:table-cell office:value-type="float" office:value="0.0181308" calcext:value-type="float">
            <text:p>0.0181308</text:p>
          </table:table-cell>
          <table:table-cell office:value-type="float" office:value="0.0162126" calcext:value-type="float">
            <text:p>0.0162126</text:p>
          </table:table-cell>
          <table:table-cell office:value-type="float" office:value="34.09569" calcext:value-type="float">
            <text:p>34.09569</text:p>
          </table:table-cell>
          <table:table-cell office:value-type="float" office:value="25.00386" calcext:value-type="float">
            <text:p>25.00386</text:p>
          </table:table-cell>
          <table:table-cell office:value-type="float" office:value="20.45902" calcext:value-type="float">
            <text:p>20.45902</text:p>
          </table:table-cell>
          <table:table-cell office:value-type="float" office:value="13.35278" calcext:value-type="float">
            <text:p>13.35278</text:p>
          </table:table-cell>
          <table:table-cell office:value-type="float" office:value="9.024641" calcext:value-type="float">
            <text:p>9.024641</text:p>
          </table:table-cell>
          <table:table-cell office:value-type="float" office:value="5.040525" calcext:value-type="float">
            <text:p>5.040525</text:p>
          </table:table-cell>
          <table:table-cell office:value-type="float" office:value="3.114171" calcext:value-type="float">
            <text:p>3.114171</text:p>
          </table:table-cell>
          <table:table-cell office:value-type="float" office:value="1.434503" calcext:value-type="float">
            <text:p>1.434503</text:p>
          </table:table-cell>
          <table:table-cell office:value-type="float" office:value="7.716498" calcext:value-type="float">
            <text:p>7.716498</text:p>
          </table:table-cell>
          <table:table-cell office:value-type="float" office:value="0" calcext:value-type="float">
            <text:p>0</text:p>
          </table:table-cell>
          <table:table-cell office:value-type="float" office:value="-0.00002548288" calcext:value-type="float">
            <text:p>-2.54828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11.64146" calcext:value-type="float">
            <text:p>11.64146</text:p>
          </table:table-cell>
          <table:table-cell office:value-type="float" office:value="461.0482" calcext:value-type="float">
            <text:p>461.0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2955" calcext:value-type="float">
            <text:p>0.04192955</text:p>
          </table:table-cell>
          <table:table-cell office:value-type="float" office:value="9.385787" calcext:value-type="float">
            <text:p>9.385787</text:p>
          </table:table-cell>
          <table:table-cell office:value-type="float" office:value="0" calcext:value-type="float">
            <text:p>0</text:p>
          </table:table-cell>
          <table:table-cell office:value-type="float" office:value="0.002542548" calcext:value-type="float">
            <text:p>0.002542548</text:p>
          </table:table-cell>
          <table:table-cell office:value-type="float" office:value="0" calcext:value-type="float">
            <text:p>0</text:p>
          </table:table-cell>
          <table:table-cell office:value-type="float" office:value="0.09762485" calcext:value-type="float">
            <text:p>0.09762485</text:p>
          </table:table-cell>
          <table:table-cell office:value-type="float" office:value="-0.00007638868" calcext:value-type="float">
            <text:p>-7.638868E-05</text:p>
          </table:table-cell>
          <table:table-cell office:value-type="float" office:value="0.0001937951" calcext:value-type="float">
            <text:p>0.0001937951</text:p>
          </table:table-cell>
          <table:table-cell office:value-type="float" office:value="0.0001199024" calcext:value-type="float">
            <text:p>0.0001199024</text:p>
          </table:table-cell>
          <table:table-cell office:value-type="float" office:value="5.186567" calcext:value-type="float">
            <text:p>5.186567</text:p>
          </table:table-cell>
          <table:table-cell office:value-type="float" office:value="0.01249704" calcext:value-type="float">
            <text:p>0.01249704</text:p>
          </table:table-cell>
          <table:table-cell office:value-type="float" office:value="0.01404321" calcext:value-type="float">
            <text:p>0.01404321</text:p>
          </table:table-cell>
          <table:table-cell office:value-type="float" office:value="0.01748795" calcext:value-type="float">
            <text:p>0.01748795</text:p>
          </table:table-cell>
          <table:table-cell office:value-type="float" office:value="0.0189365" calcext:value-type="float">
            <text:p>0.0189365</text:p>
          </table:table-cell>
          <table:table-cell office:value-type="float" office:value="0.01391737" calcext:value-type="float">
            <text:p>0.01391737</text:p>
          </table:table-cell>
          <table:table-cell office:value-type="float" office:value="0.01918504" calcext:value-type="float">
            <text:p>0.01918504</text:p>
          </table:table-cell>
          <table:table-cell office:value-type="float" office:value="0.01810355" calcext:value-type="float">
            <text:p>0.01810355</text:p>
          </table:table-cell>
          <table:table-cell office:value-type="float" office:value="0.01620752" calcext:value-type="float">
            <text:p>0.01620752</text:p>
          </table:table-cell>
          <table:table-cell office:value-type="float" office:value="33.50181" calcext:value-type="float">
            <text:p>33.50181</text:p>
          </table:table-cell>
          <table:table-cell office:value-type="float" office:value="25.07005" calcext:value-type="float">
            <text:p>25.07005</text:p>
          </table:table-cell>
          <table:table-cell office:value-type="float" office:value="20.36929" calcext:value-type="float">
            <text:p>20.36929</text:p>
          </table:table-cell>
          <table:table-cell office:value-type="float" office:value="13.39265" calcext:value-type="float">
            <text:p>13.39265</text:p>
          </table:table-cell>
          <table:table-cell office:value-type="float" office:value="8.959395" calcext:value-type="float">
            <text:p>8.959395</text:p>
          </table:table-cell>
          <table:table-cell office:value-type="float" office:value="5.009915" calcext:value-type="float">
            <text:p>5.009915</text:p>
          </table:table-cell>
          <table:table-cell office:value-type="float" office:value="3.104731" calcext:value-type="float">
            <text:p>3.104731</text:p>
          </table:table-cell>
          <table:table-cell office:value-type="float" office:value="1.431569" calcext:value-type="float">
            <text:p>1.431569</text:p>
          </table:table-cell>
          <table:table-cell office:value-type="float" office:value="7.729074" calcext:value-type="float">
            <text:p>7.729074</text:p>
          </table:table-cell>
          <table:table-cell office:value-type="float" office:value="0" calcext:value-type="float">
            <text:p>0</text:p>
          </table:table-cell>
          <table:table-cell office:value-type="float" office:value="-0.00002603062" calcext:value-type="float">
            <text:p>-2.603062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11.64145" calcext:value-type="float">
            <text:p>11.64145</text:p>
          </table:table-cell>
          <table:table-cell office:value-type="float" office:value="461.0453" calcext:value-type="float">
            <text:p>461.0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9401" calcext:value-type="float">
            <text:p>0.04189401</text:p>
          </table:table-cell>
          <table:table-cell office:value-type="float" office:value="9.386156" calcext:value-type="float">
            <text:p>9.386156</text:p>
          </table:table-cell>
          <table:table-cell office:value-type="float" office:value="0" calcext:value-type="float">
            <text:p>0</text:p>
          </table:table-cell>
          <table:table-cell office:value-type="float" office:value="0.00261703" calcext:value-type="float">
            <text:p>0.00261703</text:p>
          </table:table-cell>
          <table:table-cell office:value-type="float" office:value="0" calcext:value-type="float">
            <text:p>0</text:p>
          </table:table-cell>
          <table:table-cell office:value-type="float" office:value="0.09949384" calcext:value-type="float">
            <text:p>0.09949384</text:p>
          </table:table-cell>
          <table:table-cell office:value-type="float" office:value="-0.00008030076" calcext:value-type="float">
            <text:p>-8.030076E-05</text:p>
          </table:table-cell>
          <table:table-cell office:value-type="float" office:value="0.0001984305" calcext:value-type="float">
            <text:p>0.0001984305</text:p>
          </table:table-cell>
          <table:table-cell office:value-type="float" office:value="0.0001221998" calcext:value-type="float">
            <text:p>0.0001221998</text:p>
          </table:table-cell>
          <table:table-cell office:value-type="float" office:value="5.184737" calcext:value-type="float">
            <text:p>5.184737</text:p>
          </table:table-cell>
          <table:table-cell office:value-type="float" office:value="0.01271623" calcext:value-type="float">
            <text:p>0.01271623</text:p>
          </table:table-cell>
          <table:table-cell office:value-type="float" office:value="0.01397496" calcext:value-type="float">
            <text:p>0.01397496</text:p>
          </table:table-cell>
          <table:table-cell office:value-type="float" office:value="0.01737534" calcext:value-type="float">
            <text:p>0.01737534</text:p>
          </table:table-cell>
          <table:table-cell office:value-type="float" office:value="0.0189957" calcext:value-type="float">
            <text:p>0.0189957</text:p>
          </table:table-cell>
          <table:table-cell office:value-type="float" office:value="0.01395927" calcext:value-type="float">
            <text:p>0.01395927</text:p>
          </table:table-cell>
          <table:table-cell office:value-type="float" office:value="0.01921402" calcext:value-type="float">
            <text:p>0.01921402</text:p>
          </table:table-cell>
          <table:table-cell office:value-type="float" office:value="0.0180897" calcext:value-type="float">
            <text:p>0.0180897</text:p>
          </table:table-cell>
          <table:table-cell office:value-type="float" office:value="0.01620406" calcext:value-type="float">
            <text:p>0.01620406</text:p>
          </table:table-cell>
          <table:table-cell office:value-type="float" office:value="35.18782" calcext:value-type="float">
            <text:p>35.18782</text:p>
          </table:table-cell>
          <table:table-cell office:value-type="float" office:value="25.001" calcext:value-type="float">
            <text:p>25.001</text:p>
          </table:table-cell>
          <table:table-cell office:value-type="float" office:value="20.30545" calcext:value-type="float">
            <text:p>20.30545</text:p>
          </table:table-cell>
          <table:table-cell office:value-type="float" office:value="13.47138" calcext:value-type="float">
            <text:p>13.47138</text:p>
          </table:table-cell>
          <table:table-cell office:value-type="float" office:value="8.883586" calcext:value-type="float">
            <text:p>8.883586</text:p>
          </table:table-cell>
          <table:table-cell office:value-type="float" office:value="4.970062" calcext:value-type="float">
            <text:p>4.970062</text:p>
          </table:table-cell>
          <table:table-cell office:value-type="float" office:value="3.100404" calcext:value-type="float">
            <text:p>3.100404</text:p>
          </table:table-cell>
          <table:table-cell office:value-type="float" office:value="1.428778" calcext:value-type="float">
            <text:p>1.428778</text:p>
          </table:table-cell>
          <table:table-cell office:value-type="float" office:value="7.73701" calcext:value-type="float">
            <text:p>7.73701</text:p>
          </table:table-cell>
          <table:table-cell office:value-type="float" office:value="0" calcext:value-type="float">
            <text:p>0</text:p>
          </table:table-cell>
          <table:table-cell office:value-type="float" office:value="-0.00002656259" calcext:value-type="float">
            <text:p>-2.656259E-0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11.64145" calcext:value-type="float">
            <text:p>11.64145</text:p>
          </table:table-cell>
          <table:table-cell office:value-type="float" office:value="461.0425" calcext:value-type="float">
            <text:p>461.0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88429" calcext:value-type="float">
            <text:p>0.04188429</text:p>
          </table:table-cell>
          <table:table-cell office:value-type="float" office:value="9.395811" calcext:value-type="float">
            <text:p>9.395811</text:p>
          </table:table-cell>
          <table:table-cell office:value-type="float" office:value="0" calcext:value-type="float">
            <text:p>0</text:p>
          </table:table-cell>
          <table:table-cell office:value-type="float" office:value="0.00265731" calcext:value-type="float">
            <text:p>0.00265731</text:p>
          </table:table-cell>
          <table:table-cell office:value-type="float" office:value="0" calcext:value-type="float">
            <text:p>0</text:p>
          </table:table-cell>
          <table:table-cell office:value-type="float" office:value="0.09203369" calcext:value-type="float">
            <text:p>0.09203369</text:p>
          </table:table-cell>
          <table:table-cell office:value-type="float" office:value="-0.00008361154" calcext:value-type="float">
            <text:p>-8.361154E-05</text:p>
          </table:table-cell>
          <table:table-cell office:value-type="float" office:value="0.0002032382" calcext:value-type="float">
            <text:p>0.0002032382</text:p>
          </table:table-cell>
          <table:table-cell office:value-type="float" office:value="0.0001246535" calcext:value-type="float">
            <text:p>0.0001246535</text:p>
          </table:table-cell>
          <table:table-cell office:value-type="float" office:value="5.182936" calcext:value-type="float">
            <text:p>5.182936</text:p>
          </table:table-cell>
          <table:table-cell office:value-type="float" office:value="0.01278284" calcext:value-type="float">
            <text:p>0.01278284</text:p>
          </table:table-cell>
          <table:table-cell office:value-type="float" office:value="0.01392613" calcext:value-type="float">
            <text:p>0.01392613</text:p>
          </table:table-cell>
          <table:table-cell office:value-type="float" office:value="0.01728973" calcext:value-type="float">
            <text:p>0.01728973</text:p>
          </table:table-cell>
          <table:table-cell office:value-type="float" office:value="0.01902214" calcext:value-type="float">
            <text:p>0.01902214</text:p>
          </table:table-cell>
          <table:table-cell office:value-type="float" office:value="0.01397156" calcext:value-type="float">
            <text:p>0.01397156</text:p>
          </table:table-cell>
          <table:table-cell office:value-type="float" office:value="0.01922612" calcext:value-type="float">
            <text:p>0.01922612</text:p>
          </table:table-cell>
          <table:table-cell office:value-type="float" office:value="0.0180763" calcext:value-type="float">
            <text:p>0.0180763</text:p>
          </table:table-cell>
          <table:table-cell office:value-type="float" office:value="0.01619822" calcext:value-type="float">
            <text:p>0.01619822</text:p>
          </table:table-cell>
          <table:table-cell office:value-type="float" office:value="36.76882" calcext:value-type="float">
            <text:p>36.76882</text:p>
          </table:table-cell>
          <table:table-cell office:value-type="float" office:value="25.02604" calcext:value-type="float">
            <text:p>25.02604</text:p>
          </table:table-cell>
          <table:table-cell office:value-type="float" office:value="20.26484" calcext:value-type="float">
            <text:p>20.26484</text:p>
          </table:table-cell>
          <table:table-cell office:value-type="float" office:value="13.55469" calcext:value-type="float">
            <text:p>13.55469</text:p>
          </table:table-cell>
          <table:table-cell office:value-type="float" office:value="8.806596" calcext:value-type="float">
            <text:p>8.806596</text:p>
          </table:table-cell>
          <table:table-cell office:value-type="float" office:value="4.934092" calcext:value-type="float">
            <text:p>4.934092</text:p>
          </table:table-cell>
          <table:table-cell office:value-type="float" office:value="3.097144" calcext:value-type="float">
            <text:p>3.097144</text:p>
          </table:table-cell>
          <table:table-cell office:value-type="float" office:value="1.425756" calcext:value-type="float">
            <text:p>1.425756</text:p>
          </table:table-cell>
          <table:table-cell office:value-type="float" office:value="7.744314" calcext:value-type="float">
            <text:p>7.744314</text:p>
          </table:table-cell>
          <table:table-cell office:value-type="float" office:value="0" calcext:value-type="float">
            <text:p>0</text:p>
          </table:table-cell>
          <table:table-cell office:value-type="float" office:value="-0.00002709866" calcext:value-type="float">
            <text:p>-2.709866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11.64144" calcext:value-type="float">
            <text:p>11.64144</text:p>
          </table:table-cell>
          <table:table-cell office:value-type="float" office:value="461.0397" calcext:value-type="float">
            <text:p>461.0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0516" calcext:value-type="float">
            <text:p>0.04190516</text:p>
          </table:table-cell>
          <table:table-cell office:value-type="float" office:value="9.409856" calcext:value-type="float">
            <text:p>9.409856</text:p>
          </table:table-cell>
          <table:table-cell office:value-type="float" office:value="0" calcext:value-type="float">
            <text:p>0</text:p>
          </table:table-cell>
          <table:table-cell office:value-type="float" office:value="0.002678435" calcext:value-type="float">
            <text:p>0.002678435</text:p>
          </table:table-cell>
          <table:table-cell office:value-type="float" office:value="0" calcext:value-type="float">
            <text:p>0</text:p>
          </table:table-cell>
          <table:table-cell office:value-type="float" office:value="0.08015037" calcext:value-type="float">
            <text:p>0.08015037</text:p>
          </table:table-cell>
          <table:table-cell office:value-type="float" office:value="-0.0001005864" calcext:value-type="float">
            <text:p>-0.0001005864</text:p>
          </table:table-cell>
          <table:table-cell office:value-type="float" office:value="0.0002062394" calcext:value-type="float">
            <text:p>0.0002062394</text:p>
          </table:table-cell>
          <table:table-cell office:value-type="float" office:value="0.0001270345" calcext:value-type="float">
            <text:p>0.0001270345</text:p>
          </table:table-cell>
          <table:table-cell office:value-type="float" office:value="5.181129" calcext:value-type="float">
            <text:p>5.181129</text:p>
          </table:table-cell>
          <table:table-cell office:value-type="float" office:value="0.01266785" calcext:value-type="float">
            <text:p>0.01266785</text:p>
          </table:table-cell>
          <table:table-cell office:value-type="float" office:value="0.01390272" calcext:value-type="float">
            <text:p>0.01390272</text:p>
          </table:table-cell>
          <table:table-cell office:value-type="float" office:value="0.01728503" calcext:value-type="float">
            <text:p>0.01728503</text:p>
          </table:table-cell>
          <table:table-cell office:value-type="float" office:value="0.01909002" calcext:value-type="float">
            <text:p>0.01909002</text:p>
          </table:table-cell>
          <table:table-cell office:value-type="float" office:value="0.01401912" calcext:value-type="float">
            <text:p>0.01401912</text:p>
          </table:table-cell>
          <table:table-cell office:value-type="float" office:value="0.01927245" calcext:value-type="float">
            <text:p>0.01927245</text:p>
          </table:table-cell>
          <table:table-cell office:value-type="float" office:value="0.01805581" calcext:value-type="float">
            <text:p>0.01805581</text:p>
          </table:table-cell>
          <table:table-cell office:value-type="float" office:value="0.01619191" calcext:value-type="float">
            <text:p>0.01619191</text:p>
          </table:table-cell>
          <table:table-cell office:value-type="float" office:value="36.36742" calcext:value-type="float">
            <text:p>36.36742</text:p>
          </table:table-cell>
          <table:table-cell office:value-type="float" office:value="25.11925" calcext:value-type="float">
            <text:p>25.11925</text:p>
          </table:table-cell>
          <table:table-cell office:value-type="float" office:value="20.21977" calcext:value-type="float">
            <text:p>20.21977</text:p>
          </table:table-cell>
          <table:table-cell office:value-type="float" office:value="13.63063" calcext:value-type="float">
            <text:p>13.63063</text:p>
          </table:table-cell>
          <table:table-cell office:value-type="float" office:value="8.732547" calcext:value-type="float">
            <text:p>8.732547</text:p>
          </table:table-cell>
          <table:table-cell office:value-type="float" office:value="4.900806" calcext:value-type="float">
            <text:p>4.900806</text:p>
          </table:table-cell>
          <table:table-cell office:value-type="float" office:value="3.092245" calcext:value-type="float">
            <text:p>3.092245</text:p>
          </table:table-cell>
          <table:table-cell office:value-type="float" office:value="1.422867" calcext:value-type="float">
            <text:p>1.422867</text:p>
          </table:table-cell>
          <table:table-cell office:value-type="float" office:value="7.755101" calcext:value-type="float">
            <text:p>7.755101</text:p>
          </table:table-cell>
          <table:table-cell office:value-type="float" office:value="0" calcext:value-type="float">
            <text:p>0</text:p>
          </table:table-cell>
          <table:table-cell office:value-type="float" office:value="-0.00002760196" calcext:value-type="float">
            <text:p>-2.760196E-0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11.64146" calcext:value-type="float">
            <text:p>11.64146</text:p>
          </table:table-cell>
          <table:table-cell office:value-type="float" office:value="461.0369" calcext:value-type="float">
            <text:p>461.0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192977" calcext:value-type="float">
            <text:p>0.04192977</text:p>
          </table:table-cell>
          <table:table-cell office:value-type="float" office:value="9.419212" calcext:value-type="float">
            <text:p>9.419212</text:p>
          </table:table-cell>
          <table:table-cell office:value-type="float" office:value="0" calcext:value-type="float">
            <text:p>0</text:p>
          </table:table-cell>
          <table:table-cell office:value-type="float" office:value="0.002713527" calcext:value-type="float">
            <text:p>0.002713527</text:p>
          </table:table-cell>
          <table:table-cell office:value-type="float" office:value="0" calcext:value-type="float">
            <text:p>0</text:p>
          </table:table-cell>
          <table:table-cell office:value-type="float" office:value="0.07292246" calcext:value-type="float">
            <text:p>0.07292246</text:p>
          </table:table-cell>
          <table:table-cell office:value-type="float" office:value="-0.0001152459" calcext:value-type="float">
            <text:p>-0.0001152459</text:p>
          </table:table-cell>
          <table:table-cell office:value-type="float" office:value="0.0002093354" calcext:value-type="float">
            <text:p>0.0002093354</text:p>
          </table:table-cell>
          <table:table-cell office:value-type="float" office:value="0.0001294388" calcext:value-type="float">
            <text:p>0.0001294388</text:p>
          </table:table-cell>
          <table:table-cell office:value-type="float" office:value="5.179358" calcext:value-type="float">
            <text:p>5.179358</text:p>
          </table:table-cell>
          <table:table-cell office:value-type="float" office:value="0.01298904" calcext:value-type="float">
            <text:p>0.01298904</text:p>
          </table:table-cell>
          <table:table-cell office:value-type="float" office:value="0.01399384" calcext:value-type="float">
            <text:p>0.01399384</text:p>
          </table:table-cell>
          <table:table-cell office:value-type="float" office:value="0.01732045" calcext:value-type="float">
            <text:p>0.01732045</text:p>
          </table:table-cell>
          <table:table-cell office:value-type="float" office:value="0.01916419" calcext:value-type="float">
            <text:p>0.01916419</text:p>
          </table:table-cell>
          <table:table-cell office:value-type="float" office:value="0.01411771" calcext:value-type="float">
            <text:p>0.01411771</text:p>
          </table:table-cell>
          <table:table-cell office:value-type="float" office:value="0.01944249" calcext:value-type="float">
            <text:p>0.01944249</text:p>
          </table:table-cell>
          <table:table-cell office:value-type="float" office:value="0.01799708" calcext:value-type="float">
            <text:p>0.01799708</text:p>
          </table:table-cell>
          <table:table-cell office:value-type="float" office:value="0.01619436" calcext:value-type="float">
            <text:p>0.01619436</text:p>
          </table:table-cell>
          <table:table-cell office:value-type="float" office:value="39.0146" calcext:value-type="float">
            <text:p>39.0146</text:p>
          </table:table-cell>
          <table:table-cell office:value-type="float" office:value="26.60404" calcext:value-type="float">
            <text:p>26.60404</text:p>
          </table:table-cell>
          <table:table-cell office:value-type="float" office:value="20.20677" calcext:value-type="float">
            <text:p>20.20677</text:p>
          </table:table-cell>
          <table:table-cell office:value-type="float" office:value="13.68783" calcext:value-type="float">
            <text:p>13.68783</text:p>
          </table:table-cell>
          <table:table-cell office:value-type="float" office:value="8.680321" calcext:value-type="float">
            <text:p>8.680321</text:p>
          </table:table-cell>
          <table:table-cell office:value-type="float" office:value="4.905507" calcext:value-type="float">
            <text:p>4.905507</text:p>
          </table:table-cell>
          <table:table-cell office:value-type="float" office:value="3.273089" calcext:value-type="float">
            <text:p>3.273089</text:p>
          </table:table-cell>
          <table:table-cell office:value-type="float" office:value="1.423067" calcext:value-type="float">
            <text:p>1.423067</text:p>
          </table:table-cell>
          <table:table-cell office:value-type="float" office:value="7.76038" calcext:value-type="float">
            <text:p>7.76038</text:p>
          </table:table-cell>
          <table:table-cell office:value-type="float" office:value="0" calcext:value-type="float">
            <text:p>0</text:p>
          </table:table-cell>
          <table:table-cell office:value-type="float" office:value="-0.00002807732" calcext:value-type="float">
            <text:p>-2.807732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11.64157" calcext:value-type="float">
            <text:p>11.64157</text:p>
          </table:table-cell>
          <table:table-cell office:value-type="float" office:value="461.034" calcext:value-type="float">
            <text:p>461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176" calcext:value-type="float">
            <text:p>0.0420176</text:p>
          </table:table-cell>
          <table:table-cell office:value-type="float" office:value="9.410243" calcext:value-type="float">
            <text:p>9.410243</text:p>
          </table:table-cell>
          <table:table-cell office:value-type="float" office:value="0" calcext:value-type="float">
            <text:p>0</text:p>
          </table:table-cell>
          <table:table-cell office:value-type="float" office:value="0.002812695" calcext:value-type="float">
            <text:p>0.002812695</text:p>
          </table:table-cell>
          <table:table-cell office:value-type="float" office:value="0" calcext:value-type="float">
            <text:p>0</text:p>
          </table:table-cell>
          <table:table-cell office:value-type="float" office:value="0.08385545" calcext:value-type="float">
            <text:p>0.08385545</text:p>
          </table:table-cell>
          <table:table-cell office:value-type="float" office:value="-0.0001428681" calcext:value-type="float">
            <text:p>-0.0001428681</text:p>
          </table:table-cell>
          <table:table-cell office:value-type="float" office:value="0.0002100656" calcext:value-type="float">
            <text:p>0.0002100656</text:p>
          </table:table-cell>
          <table:table-cell office:value-type="float" office:value="0.0001329105" calcext:value-type="float">
            <text:p>0.0001329105</text:p>
          </table:table-cell>
          <table:table-cell office:value-type="float" office:value="5.177869" calcext:value-type="float">
            <text:p>5.177869</text:p>
          </table:table-cell>
          <table:table-cell office:value-type="float" office:value="0.008941411" calcext:value-type="float">
            <text:p>0.008941411</text:p>
          </table:table-cell>
          <table:table-cell office:value-type="float" office:value="0.01394018" calcext:value-type="float">
            <text:p>0.01394018</text:p>
          </table:table-cell>
          <table:table-cell office:value-type="float" office:value="0.01766755" calcext:value-type="float">
            <text:p>0.01766755</text:p>
          </table:table-cell>
          <table:table-cell office:value-type="float" office:value="0.01955997" calcext:value-type="float">
            <text:p>0.01955997</text:p>
          </table:table-cell>
          <table:table-cell office:value-type="float" office:value="0.0151862" calcext:value-type="float">
            <text:p>0.0151862</text:p>
          </table:table-cell>
          <table:table-cell office:value-type="float" office:value="0.02041154" calcext:value-type="float">
            <text:p>0.02041154</text:p>
          </table:table-cell>
          <table:table-cell office:value-type="float" office:value="0.01708008" calcext:value-type="float">
            <text:p>0.01708008</text:p>
          </table:table-cell>
          <table:table-cell office:value-type="float" office:value="0.01623137" calcext:value-type="float">
            <text:p>0.01623137</text:p>
          </table:table-cell>
          <table:table-cell office:value-type="float" office:value="6.179262" calcext:value-type="float">
            <text:p>6.179262</text:p>
          </table:table-cell>
          <table:table-cell office:value-type="float" office:value="24.39456" calcext:value-type="float">
            <text:p>24.39456</text:p>
          </table:table-cell>
          <table:table-cell office:value-type="float" office:value="20.35021" calcext:value-type="float">
            <text:p>20.35021</text:p>
          </table:table-cell>
          <table:table-cell office:value-type="float" office:value="13.8743" calcext:value-type="float">
            <text:p>13.8743</text:p>
          </table:table-cell>
          <table:table-cell office:value-type="float" office:value="8.968541" calcext:value-type="float">
            <text:p>8.968541</text:p>
          </table:table-cell>
          <table:table-cell office:value-type="float" office:value="5.039433" calcext:value-type="float">
            <text:p>5.039433</text:p>
          </table:table-cell>
          <table:table-cell office:value-type="float" office:value="2.952106" calcext:value-type="float">
            <text:p>2.952106</text:p>
          </table:table-cell>
          <table:table-cell office:value-type="float" office:value="1.447445" calcext:value-type="float">
            <text:p>1.447445</text:p>
          </table:table-cell>
          <table:table-cell office:value-type="float" office:value="7.871712" calcext:value-type="float">
            <text:p>7.871712</text:p>
          </table:table-cell>
          <table:table-cell office:value-type="float" office:value="0" calcext:value-type="float">
            <text:p>0</text:p>
          </table:table-cell>
          <table:table-cell office:value-type="float" office:value="-0.00002850246" calcext:value-type="float">
            <text:p>-2.850246E-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11.64164" calcext:value-type="float">
            <text:p>11.64164</text:p>
          </table:table-cell>
          <table:table-cell office:value-type="float" office:value="461.0312" calcext:value-type="float">
            <text:p>461.0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05849" calcext:value-type="float">
            <text:p>0.04205849</text:p>
          </table:table-cell>
          <table:table-cell office:value-type="float" office:value="9.39209" calcext:value-type="float">
            <text:p>9.39209</text:p>
          </table:table-cell>
          <table:table-cell office:value-type="float" office:value="0" calcext:value-type="float">
            <text:p>0</text:p>
          </table:table-cell>
          <table:table-cell office:value-type="float" office:value="0.002930481" calcext:value-type="float">
            <text:p>0.002930481</text:p>
          </table:table-cell>
          <table:table-cell office:value-type="float" office:value="0" calcext:value-type="float">
            <text:p>0</text:p>
          </table:table-cell>
          <table:table-cell office:value-type="float" office:value="0.1040719" calcext:value-type="float">
            <text:p>0.1040719</text:p>
          </table:table-cell>
          <table:table-cell office:value-type="float" office:value="-0.0001389844" calcext:value-type="float">
            <text:p>-0.0001389844</text:p>
          </table:table-cell>
          <table:table-cell office:value-type="float" office:value="0.000215348" calcext:value-type="float">
            <text:p>0.000215348</text:p>
          </table:table-cell>
          <table:table-cell office:value-type="float" office:value="0.0001361332" calcext:value-type="float">
            <text:p>0.0001361332</text:p>
          </table:table-cell>
          <table:table-cell office:value-type="float" office:value="5.176303" calcext:value-type="float">
            <text:p>5.176303</text:p>
          </table:table-cell>
          <table:table-cell office:value-type="float" office:value="0.01005709" calcext:value-type="float">
            <text:p>0.01005709</text:p>
          </table:table-cell>
          <table:table-cell office:value-type="float" office:value="0.0139911" calcext:value-type="float">
            <text:p>0.0139911</text:p>
          </table:table-cell>
          <table:table-cell office:value-type="float" office:value="0.01785846" calcext:value-type="float">
            <text:p>0.01785846</text:p>
          </table:table-cell>
          <table:table-cell office:value-type="float" office:value="0.02031689" calcext:value-type="float">
            <text:p>0.02031689</text:p>
          </table:table-cell>
          <table:table-cell office:value-type="float" office:value="0.01564817" calcext:value-type="float">
            <text:p>0.01564817</text:p>
          </table:table-cell>
          <table:table-cell office:value-type="float" office:value="0.02024818" calcext:value-type="float">
            <text:p>0.02024818</text:p>
          </table:table-cell>
          <table:table-cell office:value-type="float" office:value="0.01687396" calcext:value-type="float">
            <text:p>0.01687396</text:p>
          </table:table-cell>
          <table:table-cell office:value-type="float" office:value="0.01625179" calcext:value-type="float">
            <text:p>0.01625179</text:p>
          </table:table-cell>
          <table:table-cell office:value-type="float" office:value="15.19431" calcext:value-type="float">
            <text:p>15.19431</text:p>
          </table:table-cell>
          <table:table-cell office:value-type="float" office:value="22.86847" calcext:value-type="float">
            <text:p>22.86847</text:p>
          </table:table-cell>
          <table:table-cell office:value-type="float" office:value="20.37603" calcext:value-type="float">
            <text:p>20.37603</text:p>
          </table:table-cell>
          <table:table-cell office:value-type="float" office:value="14.44806" calcext:value-type="float">
            <text:p>14.44806</text:p>
          </table:table-cell>
          <table:table-cell office:value-type="float" office:value="8.660753" calcext:value-type="float">
            <text:p>8.660753</text:p>
          </table:table-cell>
          <table:table-cell office:value-type="float" office:value="4.598763" calcext:value-type="float">
            <text:p>4.598763</text:p>
          </table:table-cell>
          <table:table-cell office:value-type="float" office:value="2.766446" calcext:value-type="float">
            <text:p>2.766446</text:p>
          </table:table-cell>
          <table:table-cell office:value-type="float" office:value="1.46231" calcext:value-type="float">
            <text:p>1.46231</text:p>
          </table:table-cell>
          <table:table-cell office:value-type="float" office:value="7.879992" calcext:value-type="float">
            <text:p>7.879992</text:p>
          </table:table-cell>
          <table:table-cell office:value-type="float" office:value="0" calcext:value-type="float">
            <text:p>0</text:p>
          </table:table-cell>
          <table:table-cell office:value-type="float" office:value="-0.00002892162" calcext:value-type="float">
            <text:p>-2.892162E-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11.64169" calcext:value-type="float">
            <text:p>11.64169</text:p>
          </table:table-cell>
          <table:table-cell office:value-type="float" office:value="461.0284" calcext:value-type="float">
            <text:p>461.0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028" calcext:value-type="float">
            <text:p>0.0421028</text:p>
          </table:table-cell>
          <table:table-cell office:value-type="float" office:value="9.392283" calcext:value-type="float">
            <text:p>9.392283</text:p>
          </table:table-cell>
          <table:table-cell office:value-type="float" office:value="0" calcext:value-type="float">
            <text:p>0</text:p>
          </table:table-cell>
          <table:table-cell office:value-type="float" office:value="0.002991986" calcext:value-type="float">
            <text:p>0.002991986</text:p>
          </table:table-cell>
          <table:table-cell office:value-type="float" office:value="0" calcext:value-type="float">
            <text:p>0</text:p>
          </table:table-cell>
          <table:table-cell office:value-type="float" office:value="0.1059515" calcext:value-type="float">
            <text:p>0.1059515</text:p>
          </table:table-cell>
          <table:table-cell office:value-type="float" office:value="-0.0001377205" calcext:value-type="float">
            <text:p>-0.0001377205</text:p>
          </table:table-cell>
          <table:table-cell office:value-type="float" office:value="0.0002201678" calcext:value-type="float">
            <text:p>0.0002201678</text:p>
          </table:table-cell>
          <table:table-cell office:value-type="float" office:value="0.0001390595" calcext:value-type="float">
            <text:p>0.0001390595</text:p>
          </table:table-cell>
          <table:table-cell office:value-type="float" office:value="5.174715" calcext:value-type="float">
            <text:p>5.174715</text:p>
          </table:table-cell>
          <table:table-cell office:value-type="float" office:value="0.01042912" calcext:value-type="float">
            <text:p>0.01042912</text:p>
          </table:table-cell>
          <table:table-cell office:value-type="float" office:value="0.01402369" calcext:value-type="float">
            <text:p>0.01402369</text:p>
          </table:table-cell>
          <table:table-cell office:value-type="float" office:value="0.01792548" calcext:value-type="float">
            <text:p>0.01792548</text:p>
          </table:table-cell>
          <table:table-cell office:value-type="float" office:value="0.02076612" calcext:value-type="float">
            <text:p>0.02076612</text:p>
          </table:table-cell>
          <table:table-cell office:value-type="float" office:value="0.01568268" calcext:value-type="float">
            <text:p>0.01568268</text:p>
          </table:table-cell>
          <table:table-cell office:value-type="float" office:value="0.02034108" calcext:value-type="float">
            <text:p>0.02034108</text:p>
          </table:table-cell>
          <table:table-cell office:value-type="float" office:value="0.01684695" calcext:value-type="float">
            <text:p>0.01684695</text:p>
          </table:table-cell>
          <table:table-cell office:value-type="float" office:value="0.01626335" calcext:value-type="float">
            <text:p>0.01626335</text:p>
          </table:table-cell>
          <table:table-cell office:value-type="float" office:value="20.3952" calcext:value-type="float">
            <text:p>20.3952</text:p>
          </table:table-cell>
          <table:table-cell office:value-type="float" office:value="22.17366" calcext:value-type="float">
            <text:p>22.17366</text:p>
          </table:table-cell>
          <table:table-cell office:value-type="float" office:value="20.3173" calcext:value-type="float">
            <text:p>20.3173</text:p>
          </table:table-cell>
          <table:table-cell office:value-type="float" office:value="14.59618" calcext:value-type="float">
            <text:p>14.59618</text:p>
          </table:table-cell>
          <table:table-cell office:value-type="float" office:value="8.470236" calcext:value-type="float">
            <text:p>8.470236</text:p>
          </table:table-cell>
          <table:table-cell office:value-type="float" office:value="4.472324" calcext:value-type="float">
            <text:p>4.472324</text:p>
          </table:table-cell>
          <table:table-cell office:value-type="float" office:value="2.694237" calcext:value-type="float">
            <text:p>2.694237</text:p>
          </table:table-cell>
          <table:table-cell office:value-type="float" office:value="1.468802" calcext:value-type="float">
            <text:p>1.468802</text:p>
          </table:table-cell>
          <table:table-cell office:value-type="float" office:value="7.89227" calcext:value-type="float">
            <text:p>7.89227</text:p>
          </table:table-cell>
          <table:table-cell office:value-type="float" office:value="0" calcext:value-type="float">
            <text:p>0</text:p>
          </table:table-cell>
          <table:table-cell office:value-type="float" office:value="-0.00002936764" calcext:value-type="float">
            <text:p>-2.936764E-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11.64169" calcext:value-type="float">
            <text:p>11.64169</text:p>
          </table:table-cell>
          <table:table-cell office:value-type="float" office:value="461.0256" calcext:value-type="float">
            <text:p>461.0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603" calcext:value-type="float">
            <text:p>0.0421603</text:p>
          </table:table-cell>
          <table:table-cell office:value-type="float" office:value="9.402159" calcext:value-type="float">
            <text:p>9.402159</text:p>
          </table:table-cell>
          <table:table-cell office:value-type="float" office:value="0" calcext:value-type="float">
            <text:p>0</text:p>
          </table:table-cell>
          <table:table-cell office:value-type="float" office:value="0.003021894" calcext:value-type="float">
            <text:p>0.003021894</text:p>
          </table:table-cell>
          <table:table-cell office:value-type="float" office:value="0" calcext:value-type="float">
            <text:p>0</text:p>
          </table:table-cell>
          <table:table-cell office:value-type="float" office:value="0.09817957" calcext:value-type="float">
            <text:p>0.09817957</text:p>
          </table:table-cell>
          <table:table-cell office:value-type="float" office:value="-0.0001467393" calcext:value-type="float">
            <text:p>-0.0001467393</text:p>
          </table:table-cell>
          <table:table-cell office:value-type="float" office:value="0.0002237116" calcext:value-type="float">
            <text:p>0.0002237116</text:p>
          </table:table-cell>
          <table:table-cell office:value-type="float" office:value="0.0001413547" calcext:value-type="float">
            <text:p>0.0001413547</text:p>
          </table:table-cell>
          <table:table-cell office:value-type="float" office:value="5.172999" calcext:value-type="float">
            <text:p>5.172999</text:p>
          </table:table-cell>
          <table:table-cell office:value-type="float" office:value="0.01078219" calcext:value-type="float">
            <text:p>0.01078219</text:p>
          </table:table-cell>
          <table:table-cell office:value-type="float" office:value="0.0140213" calcext:value-type="float">
            <text:p>0.0140213</text:p>
          </table:table-cell>
          <table:table-cell office:value-type="float" office:value="0.01793804" calcext:value-type="float">
            <text:p>0.01793804</text:p>
          </table:table-cell>
          <table:table-cell office:value-type="float" office:value="0.0210391" calcext:value-type="float">
            <text:p>0.0210391</text:p>
          </table:table-cell>
          <table:table-cell office:value-type="float" office:value="0.01571018" calcext:value-type="float">
            <text:p>0.01571018</text:p>
          </table:table-cell>
          <table:table-cell office:value-type="float" office:value="0.02048989" calcext:value-type="float">
            <text:p>0.02048989</text:p>
          </table:table-cell>
          <table:table-cell office:value-type="float" office:value="0.01688065" calcext:value-type="float">
            <text:p>0.01688065</text:p>
          </table:table-cell>
          <table:table-cell office:value-type="float" office:value="0.01627088" calcext:value-type="float">
            <text:p>0.01627088</text:p>
          </table:table-cell>
          <table:table-cell office:value-type="float" office:value="23.41234" calcext:value-type="float">
            <text:p>23.41234</text:p>
          </table:table-cell>
          <table:table-cell office:value-type="float" office:value="21.95354" calcext:value-type="float">
            <text:p>21.95354</text:p>
          </table:table-cell>
          <table:table-cell office:value-type="float" office:value="20.21091" calcext:value-type="float">
            <text:p>20.21091</text:p>
          </table:table-cell>
          <table:table-cell office:value-type="float" office:value="14.57223" calcext:value-type="float">
            <text:p>14.57223</text:p>
          </table:table-cell>
          <table:table-cell office:value-type="float" office:value="8.387078" calcext:value-type="float">
            <text:p>8.387078</text:p>
          </table:table-cell>
          <table:table-cell office:value-type="float" office:value="4.428169" calcext:value-type="float">
            <text:p>4.428169</text:p>
          </table:table-cell>
          <table:table-cell office:value-type="float" office:value="2.660594" calcext:value-type="float">
            <text:p>2.660594</text:p>
          </table:table-cell>
          <table:table-cell office:value-type="float" office:value="1.471463" calcext:value-type="float">
            <text:p>1.471463</text:p>
          </table:table-cell>
          <table:table-cell office:value-type="float" office:value="7.905149" calcext:value-type="float">
            <text:p>7.905149</text:p>
          </table:table-cell>
          <table:table-cell office:value-type="float" office:value="0" calcext:value-type="float">
            <text:p>0</text:p>
          </table:table-cell>
          <table:table-cell office:value-type="float" office:value="-0.00002980374" calcext:value-type="float">
            <text:p>-2.980374E-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11.64169" calcext:value-type="float">
            <text:p>11.64169</text:p>
          </table:table-cell>
          <table:table-cell office:value-type="float" office:value="461.0228" calcext:value-type="float">
            <text:p>461.0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6966" calcext:value-type="float">
            <text:p>0.04216966</text:p>
          </table:table-cell>
          <table:table-cell office:value-type="float" office:value="9.40353" calcext:value-type="float">
            <text:p>9.40353</text:p>
          </table:table-cell>
          <table:table-cell office:value-type="float" office:value="0" calcext:value-type="float">
            <text:p>0</text:p>
          </table:table-cell>
          <table:table-cell office:value-type="float" office:value="0.003086587" calcext:value-type="float">
            <text:p>0.003086587</text:p>
          </table:table-cell>
          <table:table-cell office:value-type="float" office:value="0" calcext:value-type="float">
            <text:p>0</text:p>
          </table:table-cell>
          <table:table-cell office:value-type="float" office:value="0.09896592" calcext:value-type="float">
            <text:p>0.09896592</text:p>
          </table:table-cell>
          <table:table-cell office:value-type="float" office:value="-0.0001505947" calcext:value-type="float">
            <text:p>-0.0001505947</text:p>
          </table:table-cell>
          <table:table-cell office:value-type="float" office:value="0.0002278797" calcext:value-type="float">
            <text:p>0.0002278797</text:p>
          </table:table-cell>
          <table:table-cell office:value-type="float" office:value="0.000143592" calcext:value-type="float">
            <text:p>0.000143592</text:p>
          </table:table-cell>
          <table:table-cell office:value-type="float" office:value="5.171261" calcext:value-type="float">
            <text:p>5.171261</text:p>
          </table:table-cell>
          <table:table-cell office:value-type="float" office:value="0.01113228" calcext:value-type="float">
            <text:p>0.01113228</text:p>
          </table:table-cell>
          <table:table-cell office:value-type="float" office:value="0.01402563" calcext:value-type="float">
            <text:p>0.01402563</text:p>
          </table:table-cell>
          <table:table-cell office:value-type="float" office:value="0.01788177" calcext:value-type="float">
            <text:p>0.01788177</text:p>
          </table:table-cell>
          <table:table-cell office:value-type="float" office:value="0.02122916" calcext:value-type="float">
            <text:p>0.02122916</text:p>
          </table:table-cell>
          <table:table-cell office:value-type="float" office:value="0.01571078" calcext:value-type="float">
            <text:p>0.01571078</text:p>
          </table:table-cell>
          <table:table-cell office:value-type="float" office:value="0.02059991" calcext:value-type="float">
            <text:p>0.02059991</text:p>
          </table:table-cell>
          <table:table-cell office:value-type="float" office:value="0.01693928" calcext:value-type="float">
            <text:p>0.01693928</text:p>
          </table:table-cell>
          <table:table-cell office:value-type="float" office:value="0.01626187" calcext:value-type="float">
            <text:p>0.01626187</text:p>
          </table:table-cell>
          <table:table-cell office:value-type="float" office:value="26.42529" calcext:value-type="float">
            <text:p>26.42529</text:p>
          </table:table-cell>
          <table:table-cell office:value-type="float" office:value="22.02345" calcext:value-type="float">
            <text:p>22.02345</text:p>
          </table:table-cell>
          <table:table-cell office:value-type="float" office:value="20.10339" calcext:value-type="float">
            <text:p>20.10339</text:p>
          </table:table-cell>
          <table:table-cell office:value-type="float" office:value="14.56871" calcext:value-type="float">
            <text:p>14.56871</text:p>
          </table:table-cell>
          <table:table-cell office:value-type="float" office:value="8.304554" calcext:value-type="float">
            <text:p>8.304554</text:p>
          </table:table-cell>
          <table:table-cell office:value-type="float" office:value="4.392406" calcext:value-type="float">
            <text:p>4.392406</text:p>
          </table:table-cell>
          <table:table-cell office:value-type="float" office:value="2.642039" calcext:value-type="float">
            <text:p>2.642039</text:p>
          </table:table-cell>
          <table:table-cell office:value-type="float" office:value="1.469732" calcext:value-type="float">
            <text:p>1.469732</text:p>
          </table:table-cell>
          <table:table-cell office:value-type="float" office:value="7.915557" calcext:value-type="float">
            <text:p>7.915557</text:p>
          </table:table-cell>
          <table:table-cell office:value-type="float" office:value="0" calcext:value-type="float">
            <text:p>0</text:p>
          </table:table-cell>
          <table:table-cell office:value-type="float" office:value="-0.00003023341" calcext:value-type="float">
            <text:p>-3.023341E-0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11.64171" calcext:value-type="float">
            <text:p>11.64171</text:p>
          </table:table-cell>
          <table:table-cell office:value-type="float" office:value="461.0201" calcext:value-type="float">
            <text:p>461.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19109" calcext:value-type="float">
            <text:p>0.04219109</text:p>
          </table:table-cell>
          <table:table-cell office:value-type="float" office:value="9.413357" calcext:value-type="float">
            <text:p>9.413357</text:p>
          </table:table-cell>
          <table:table-cell office:value-type="float" office:value="0" calcext:value-type="float">
            <text:p>0</text:p>
          </table:table-cell>
          <table:table-cell office:value-type="float" office:value="0.003118673" calcext:value-type="float">
            <text:p>0.003118673</text:p>
          </table:table-cell>
          <table:table-cell office:value-type="float" office:value="0" calcext:value-type="float">
            <text:p>0</text:p>
          </table:table-cell>
          <table:table-cell office:value-type="float" office:value="0.09125432" calcext:value-type="float">
            <text:p>0.09125432</text:p>
          </table:table-cell>
          <table:table-cell office:value-type="float" office:value="-0.000151586" calcext:value-type="float">
            <text:p>-0.000151586</text:p>
          </table:table-cell>
          <table:table-cell office:value-type="float" office:value="0.0002323645" calcext:value-type="float">
            <text:p>0.0002323645</text:p>
          </table:table-cell>
          <table:table-cell office:value-type="float" office:value="0.0001462181" calcext:value-type="float">
            <text:p>0.0001462181</text:p>
          </table:table-cell>
          <table:table-cell office:value-type="float" office:value="5.169613" calcext:value-type="float">
            <text:p>5.169613</text:p>
          </table:table-cell>
          <table:table-cell office:value-type="float" office:value="0.01162933" calcext:value-type="float">
            <text:p>0.01162933</text:p>
          </table:table-cell>
          <table:table-cell office:value-type="float" office:value="0.01401698" calcext:value-type="float">
            <text:p>0.01401698</text:p>
          </table:table-cell>
          <table:table-cell office:value-type="float" office:value="0.01782971" calcext:value-type="float">
            <text:p>0.01782971</text:p>
          </table:table-cell>
          <table:table-cell office:value-type="float" office:value="0.02127568" calcext:value-type="float">
            <text:p>0.02127568</text:p>
          </table:table-cell>
          <table:table-cell office:value-type="float" office:value="0.0156714" calcext:value-type="float">
            <text:p>0.0156714</text:p>
          </table:table-cell>
          <table:table-cell office:value-type="float" office:value="0.02067936" calcext:value-type="float">
            <text:p>0.02067936</text:p>
          </table:table-cell>
          <table:table-cell office:value-type="float" office:value="0.01702089" calcext:value-type="float">
            <text:p>0.01702089</text:p>
          </table:table-cell>
          <table:table-cell office:value-type="float" office:value="0.01626091" calcext:value-type="float">
            <text:p>0.01626091</text:p>
          </table:table-cell>
          <table:table-cell office:value-type="float" office:value="31.13153" calcext:value-type="float">
            <text:p>31.13153</text:p>
          </table:table-cell>
          <table:table-cell office:value-type="float" office:value="22.16422" calcext:value-type="float">
            <text:p>22.16422</text:p>
          </table:table-cell>
          <table:table-cell office:value-type="float" office:value="20.04613" calcext:value-type="float">
            <text:p>20.04613</text:p>
          </table:table-cell>
          <table:table-cell office:value-type="float" office:value="14.53259" calcext:value-type="float">
            <text:p>14.53259</text:p>
          </table:table-cell>
          <table:table-cell office:value-type="float" office:value="8.246601" calcext:value-type="float">
            <text:p>8.246601</text:p>
          </table:table-cell>
          <table:table-cell office:value-type="float" office:value="4.372309" calcext:value-type="float">
            <text:p>4.372309</text:p>
          </table:table-cell>
          <table:table-cell office:value-type="float" office:value="2.638576" calcext:value-type="float">
            <text:p>2.638576</text:p>
          </table:table-cell>
          <table:table-cell office:value-type="float" office:value="1.468079" calcext:value-type="float">
            <text:p>1.468079</text:p>
          </table:table-cell>
          <table:table-cell office:value-type="float" office:value="7.920443" calcext:value-type="float">
            <text:p>7.920443</text:p>
          </table:table-cell>
          <table:table-cell office:value-type="float" office:value="0" calcext:value-type="float">
            <text:p>0</text:p>
          </table:table-cell>
          <table:table-cell office:value-type="float" office:value="-0.0000306784" calcext:value-type="float">
            <text:p>-3.06784E-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11.64173" calcext:value-type="float">
            <text:p>11.64173</text:p>
          </table:table-cell>
          <table:table-cell office:value-type="float" office:value="461.0173" calcext:value-type="float">
            <text:p>461.0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2719" calcext:value-type="float">
            <text:p>0.04222719</text:p>
          </table:table-cell>
          <table:table-cell office:value-type="float" office:value="9.424422" calcext:value-type="float">
            <text:p>9.424422</text:p>
          </table:table-cell>
          <table:table-cell office:value-type="float" office:value="0" calcext:value-type="float">
            <text:p>0</text:p>
          </table:table-cell>
          <table:table-cell office:value-type="float" office:value="0.00314508" calcext:value-type="float">
            <text:p>0.00314508</text:p>
          </table:table-cell>
          <table:table-cell office:value-type="float" office:value="0" calcext:value-type="float">
            <text:p>0</text:p>
          </table:table-cell>
          <table:table-cell office:value-type="float" office:value="0.08227944" calcext:value-type="float">
            <text:p>0.08227944</text:p>
          </table:table-cell>
          <table:table-cell office:value-type="float" office:value="-0.0001617173" calcext:value-type="float">
            <text:p>-0.0001617173</text:p>
          </table:table-cell>
          <table:table-cell office:value-type="float" office:value="0.0002350757" calcext:value-type="float">
            <text:p>0.0002350757</text:p>
          </table:table-cell>
          <table:table-cell office:value-type="float" office:value="0.0001488042" calcext:value-type="float">
            <text:p>0.0001488042</text:p>
          </table:table-cell>
          <table:table-cell office:value-type="float" office:value="5.16795" calcext:value-type="float">
            <text:p>5.16795</text:p>
          </table:table-cell>
          <table:table-cell office:value-type="float" office:value="0.01169488" calcext:value-type="float">
            <text:p>0.01169488</text:p>
          </table:table-cell>
          <table:table-cell office:value-type="float" office:value="0.01400775" calcext:value-type="float">
            <text:p>0.01400775</text:p>
          </table:table-cell>
          <table:table-cell office:value-type="float" office:value="0.01786287" calcext:value-type="float">
            <text:p>0.01786287</text:p>
          </table:table-cell>
          <table:table-cell office:value-type="float" office:value="0.02134991" calcext:value-type="float">
            <text:p>0.02134991</text:p>
          </table:table-cell>
          <table:table-cell office:value-type="float" office:value="0.01567666" calcext:value-type="float">
            <text:p>0.01567666</text:p>
          </table:table-cell>
          <table:table-cell office:value-type="float" office:value="0.02076865" calcext:value-type="float">
            <text:p>0.02076865</text:p>
          </table:table-cell>
          <table:table-cell office:value-type="float" office:value="0.01709609" calcext:value-type="float">
            <text:p>0.01709609</text:p>
          </table:table-cell>
          <table:table-cell office:value-type="float" office:value="0.01626082" calcext:value-type="float">
            <text:p>0.01626082</text:p>
          </table:table-cell>
          <table:table-cell office:value-type="float" office:value="32.00908" calcext:value-type="float">
            <text:p>32.00908</text:p>
          </table:table-cell>
          <table:table-cell office:value-type="float" office:value="22.4414" calcext:value-type="float">
            <text:p>22.4414</text:p>
          </table:table-cell>
          <table:table-cell office:value-type="float" office:value="19.98123" calcext:value-type="float">
            <text:p>19.98123</text:p>
          </table:table-cell>
          <table:table-cell office:value-type="float" office:value="14.50655" calcext:value-type="float">
            <text:p>14.50655</text:p>
          </table:table-cell>
          <table:table-cell office:value-type="float" office:value="8.192286" calcext:value-type="float">
            <text:p>8.192286</text:p>
          </table:table-cell>
          <table:table-cell office:value-type="float" office:value="4.350986" calcext:value-type="float">
            <text:p>4.350986</text:p>
          </table:table-cell>
          <table:table-cell office:value-type="float" office:value="2.63574" calcext:value-type="float">
            <text:p>2.63574</text:p>
          </table:table-cell>
          <table:table-cell office:value-type="float" office:value="1.46647" calcext:value-type="float">
            <text:p>1.46647</text:p>
          </table:table-cell>
          <table:table-cell office:value-type="float" office:value="7.931952" calcext:value-type="float">
            <text:p>7.931952</text:p>
          </table:table-cell>
          <table:table-cell office:value-type="float" office:value="0" calcext:value-type="float">
            <text:p>0</text:p>
          </table:table-cell>
          <table:table-cell office:value-type="float" office:value="-0.00003110845" calcext:value-type="float">
            <text:p>-3.110845E-0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11.64173" calcext:value-type="float">
            <text:p>11.64173</text:p>
          </table:table-cell>
          <table:table-cell office:value-type="float" office:value="461.0146" calcext:value-type="float">
            <text:p>461.0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6602" calcext:value-type="float">
            <text:p>0.04226602</text:p>
          </table:table-cell>
          <table:table-cell office:value-type="float" office:value="9.435052" calcext:value-type="float">
            <text:p>9.435052</text:p>
          </table:table-cell>
          <table:table-cell office:value-type="float" office:value="0" calcext:value-type="float">
            <text:p>0</text:p>
          </table:table-cell>
          <table:table-cell office:value-type="float" office:value="0.003172623" calcext:value-type="float">
            <text:p>0.003172623</text:p>
          </table:table-cell>
          <table:table-cell office:value-type="float" office:value="0" calcext:value-type="float">
            <text:p>0</text:p>
          </table:table-cell>
          <table:table-cell office:value-type="float" office:value="0.0737613" calcext:value-type="float">
            <text:p>0.0737613</text:p>
          </table:table-cell>
          <table:table-cell office:value-type="float" office:value="-0.0001692309" calcext:value-type="float">
            <text:p>-0.0001692309</text:p>
          </table:table-cell>
          <table:table-cell office:value-type="float" office:value="0.0002377034" calcext:value-type="float">
            <text:p>0.0002377034</text:p>
          </table:table-cell>
          <table:table-cell office:value-type="float" office:value="0.00015108" calcext:value-type="float">
            <text:p>0.00015108</text:p>
          </table:table-cell>
          <table:table-cell office:value-type="float" office:value="5.166234" calcext:value-type="float">
            <text:p>5.166234</text:p>
          </table:table-cell>
          <table:table-cell office:value-type="float" office:value="0.01179783" calcext:value-type="float">
            <text:p>0.01179783</text:p>
          </table:table-cell>
          <table:table-cell office:value-type="float" office:value="0.01398716" calcext:value-type="float">
            <text:p>0.01398716</text:p>
          </table:table-cell>
          <table:table-cell office:value-type="float" office:value="0.01789527" calcext:value-type="float">
            <text:p>0.01789527</text:p>
          </table:table-cell>
          <table:table-cell office:value-type="float" office:value="0.02142742" calcext:value-type="float">
            <text:p>0.02142742</text:p>
          </table:table-cell>
          <table:table-cell office:value-type="float" office:value="0.01570789" calcext:value-type="float">
            <text:p>0.01570789</text:p>
          </table:table-cell>
          <table:table-cell office:value-type="float" office:value="0.02086278" calcext:value-type="float">
            <text:p>0.02086278</text:p>
          </table:table-cell>
          <table:table-cell office:value-type="float" office:value="0.01716338" calcext:value-type="float">
            <text:p>0.01716338</text:p>
          </table:table-cell>
          <table:table-cell office:value-type="float" office:value="0.01626411" calcext:value-type="float">
            <text:p>0.01626411</text:p>
          </table:table-cell>
          <table:table-cell office:value-type="float" office:value="32.15809" calcext:value-type="float">
            <text:p>32.15809</text:p>
          </table:table-cell>
          <table:table-cell office:value-type="float" office:value="22.67296" calcext:value-type="float">
            <text:p>22.67296</text:p>
          </table:table-cell>
          <table:table-cell office:value-type="float" office:value="19.90358" calcext:value-type="float">
            <text:p>19.90358</text:p>
          </table:table-cell>
          <table:table-cell office:value-type="float" office:value="14.48577" calcext:value-type="float">
            <text:p>14.48577</text:p>
          </table:table-cell>
          <table:table-cell office:value-type="float" office:value="8.130809" calcext:value-type="float">
            <text:p>8.130809</text:p>
          </table:table-cell>
          <table:table-cell office:value-type="float" office:value="4.325898" calcext:value-type="float">
            <text:p>4.325898</text:p>
          </table:table-cell>
          <table:table-cell office:value-type="float" office:value="2.628511" calcext:value-type="float">
            <text:p>2.628511</text:p>
          </table:table-cell>
          <table:table-cell office:value-type="float" office:value="1.46492" calcext:value-type="float">
            <text:p>1.46492</text:p>
          </table:table-cell>
          <table:table-cell office:value-type="float" office:value="7.944826" calcext:value-type="float">
            <text:p>7.944826</text:p>
          </table:table-cell>
          <table:table-cell office:value-type="float" office:value="0" calcext:value-type="float">
            <text:p>0</text:p>
          </table:table-cell>
          <table:table-cell office:value-type="float" office:value="-0.00003152123" calcext:value-type="float">
            <text:p>-3.152123E-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11.64171" calcext:value-type="float">
            <text:p>11.64171</text:p>
          </table:table-cell>
          <table:table-cell office:value-type="float" office:value="461.0119" calcext:value-type="float">
            <text:p>461.0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0386" calcext:value-type="float">
            <text:p>0.04230386</text:p>
          </table:table-cell>
          <table:table-cell office:value-type="float" office:value="9.445307" calcext:value-type="float">
            <text:p>9.445307</text:p>
          </table:table-cell>
          <table:table-cell office:value-type="float" office:value="0" calcext:value-type="float">
            <text:p>0</text:p>
          </table:table-cell>
          <table:table-cell office:value-type="float" office:value="0.003201027" calcext:value-type="float">
            <text:p>0.003201027</text:p>
          </table:table-cell>
          <table:table-cell office:value-type="float" office:value="0" calcext:value-type="float">
            <text:p>0</text:p>
          </table:table-cell>
          <table:table-cell office:value-type="float" office:value="0.06563479" calcext:value-type="float">
            <text:p>0.06563479</text:p>
          </table:table-cell>
          <table:table-cell office:value-type="float" office:value="-0.0001765265" calcext:value-type="float">
            <text:p>-0.0001765265</text:p>
          </table:table-cell>
          <table:table-cell office:value-type="float" office:value="0.000240617" calcext:value-type="float">
            <text:p>0.000240617</text:p>
          </table:table-cell>
          <table:table-cell office:value-type="float" office:value="0.0001530706" calcext:value-type="float">
            <text:p>0.0001530706</text:p>
          </table:table-cell>
          <table:table-cell office:value-type="float" office:value="5.16445" calcext:value-type="float">
            <text:p>5.16445</text:p>
          </table:table-cell>
          <table:table-cell office:value-type="float" office:value="0.01192713" calcext:value-type="float">
            <text:p>0.01192713</text:p>
          </table:table-cell>
          <table:table-cell office:value-type="float" office:value="0.01398972" calcext:value-type="float">
            <text:p>0.01398972</text:p>
          </table:table-cell>
          <table:table-cell office:value-type="float" office:value="0.01789285" calcext:value-type="float">
            <text:p>0.01789285</text:p>
          </table:table-cell>
          <table:table-cell office:value-type="float" office:value="0.02150117" calcext:value-type="float">
            <text:p>0.02150117</text:p>
          </table:table-cell>
          <table:table-cell office:value-type="float" office:value="0.01574939" calcext:value-type="float">
            <text:p>0.01574939</text:p>
          </table:table-cell>
          <table:table-cell office:value-type="float" office:value="0.02095992" calcext:value-type="float">
            <text:p>0.02095992</text:p>
          </table:table-cell>
          <table:table-cell office:value-type="float" office:value="0.01722846" calcext:value-type="float">
            <text:p>0.01722846</text:p>
          </table:table-cell>
          <table:table-cell office:value-type="float" office:value="0.01626877" calcext:value-type="float">
            <text:p>0.01626877</text:p>
          </table:table-cell>
          <table:table-cell office:value-type="float" office:value="32.02335" calcext:value-type="float">
            <text:p>32.02335</text:p>
          </table:table-cell>
          <table:table-cell office:value-type="float" office:value="22.88245" calcext:value-type="float">
            <text:p>22.88245</text:p>
          </table:table-cell>
          <table:table-cell office:value-type="float" office:value="19.81639" calcext:value-type="float">
            <text:p>19.81639</text:p>
          </table:table-cell>
          <table:table-cell office:value-type="float" office:value="14.49062" calcext:value-type="float">
            <text:p>14.49062</text:p>
          </table:table-cell>
          <table:table-cell office:value-type="float" office:value="8.066066" calcext:value-type="float">
            <text:p>8.066066</text:p>
          </table:table-cell>
          <table:table-cell office:value-type="float" office:value="4.299413" calcext:value-type="float">
            <text:p>4.299413</text:p>
          </table:table-cell>
          <table:table-cell office:value-type="float" office:value="2.619994" calcext:value-type="float">
            <text:p>2.619994</text:p>
          </table:table-cell>
          <table:table-cell office:value-type="float" office:value="1.463192" calcext:value-type="float">
            <text:p>1.463192</text:p>
          </table:table-cell>
          <table:table-cell office:value-type="float" office:value="7.95794" calcext:value-type="float">
            <text:p>7.95794</text:p>
          </table:table-cell>
          <table:table-cell office:value-type="float" office:value="0" calcext:value-type="float">
            <text:p>0</text:p>
          </table:table-cell>
          <table:table-cell office:value-type="float" office:value="-0.0000319202" calcext:value-type="float">
            <text:p>-3.19202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11.64167" calcext:value-type="float">
            <text:p>11.64167</text:p>
          </table:table-cell>
          <table:table-cell office:value-type="float" office:value="461.0091" calcext:value-type="float">
            <text:p>461.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2856" calcext:value-type="float">
            <text:p>0.04232856</text:p>
          </table:table-cell>
          <table:table-cell office:value-type="float" office:value="9.455146" calcext:value-type="float">
            <text:p>9.455146</text:p>
          </table:table-cell>
          <table:table-cell office:value-type="float" office:value="0" calcext:value-type="float">
            <text:p>0</text:p>
          </table:table-cell>
          <table:table-cell office:value-type="float" office:value="0.003230291" calcext:value-type="float">
            <text:p>0.003230291</text:p>
          </table:table-cell>
          <table:table-cell office:value-type="float" office:value="0" calcext:value-type="float">
            <text:p>0</text:p>
          </table:table-cell>
          <table:table-cell office:value-type="float" office:value="0.05794581" calcext:value-type="float">
            <text:p>0.05794581</text:p>
          </table:table-cell>
          <table:table-cell office:value-type="float" office:value="-0.0001789065" calcext:value-type="float">
            <text:p>-0.0001789065</text:p>
          </table:table-cell>
          <table:table-cell office:value-type="float" office:value="0.0002447543" calcext:value-type="float">
            <text:p>0.0002447543</text:p>
          </table:table-cell>
          <table:table-cell office:value-type="float" office:value="0.0001549499" calcext:value-type="float">
            <text:p>0.0001549499</text:p>
          </table:table-cell>
          <table:table-cell office:value-type="float" office:value="5.162636" calcext:value-type="float">
            <text:p>5.162636</text:p>
          </table:table-cell>
          <table:table-cell office:value-type="float" office:value="0.01230271" calcext:value-type="float">
            <text:p>0.01230271</text:p>
          </table:table-cell>
          <table:table-cell office:value-type="float" office:value="0.01396438" calcext:value-type="float">
            <text:p>0.01396438</text:p>
          </table:table-cell>
          <table:table-cell office:value-type="float" office:value="0.01781222" calcext:value-type="float">
            <text:p>0.01781222</text:p>
          </table:table-cell>
          <table:table-cell office:value-type="float" office:value="0.02152916" calcext:value-type="float">
            <text:p>0.02152916</text:p>
          </table:table-cell>
          <table:table-cell office:value-type="float" office:value="0.01575766" calcext:value-type="float">
            <text:p>0.01575766</text:p>
          </table:table-cell>
          <table:table-cell office:value-type="float" office:value="0.02102064" calcext:value-type="float">
            <text:p>0.02102064</text:p>
          </table:table-cell>
          <table:table-cell office:value-type="float" office:value="0.01729555" calcext:value-type="float">
            <text:p>0.01729555</text:p>
          </table:table-cell>
          <table:table-cell office:value-type="float" office:value="0.01627409" calcext:value-type="float">
            <text:p>0.01627409</text:p>
          </table:table-cell>
          <table:table-cell office:value-type="float" office:value="33.84102" calcext:value-type="float">
            <text:p>33.84102</text:p>
          </table:table-cell>
          <table:table-cell office:value-type="float" office:value="22.94894" calcext:value-type="float">
            <text:p>22.94894</text:p>
          </table:table-cell>
          <table:table-cell office:value-type="float" office:value="19.72798" calcext:value-type="float">
            <text:p>19.72798</text:p>
          </table:table-cell>
          <table:table-cell office:value-type="float" office:value="14.54518" calcext:value-type="float">
            <text:p>14.54518</text:p>
          </table:table-cell>
          <table:table-cell office:value-type="float" office:value="7.991294" calcext:value-type="float">
            <text:p>7.991294</text:p>
          </table:table-cell>
          <table:table-cell office:value-type="float" office:value="4.268927" calcext:value-type="float">
            <text:p>4.268927</text:p>
          </table:table-cell>
          <table:table-cell office:value-type="float" office:value="2.612938" calcext:value-type="float">
            <text:p>2.612938</text:p>
          </table:table-cell>
          <table:table-cell office:value-type="float" office:value="1.461146" calcext:value-type="float">
            <text:p>1.461146</text:p>
          </table:table-cell>
          <table:table-cell office:value-type="float" office:value="7.96704" calcext:value-type="float">
            <text:p>7.96704</text:p>
          </table:table-cell>
          <table:table-cell office:value-type="float" office:value="0" calcext:value-type="float">
            <text:p>0</text:p>
          </table:table-cell>
          <table:table-cell office:value-type="float" office:value="-0.00003231929" calcext:value-type="float">
            <text:p>-3.231929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11.64165" calcext:value-type="float">
            <text:p>11.64165</text:p>
          </table:table-cell>
          <table:table-cell office:value-type="float" office:value="461.0063" calcext:value-type="float">
            <text:p>461.0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3902" calcext:value-type="float">
            <text:p>0.04233902</text:p>
          </table:table-cell>
          <table:table-cell office:value-type="float" office:value="9.464602" calcext:value-type="float">
            <text:p>9.464602</text:p>
          </table:table-cell>
          <table:table-cell office:value-type="float" office:value="0" calcext:value-type="float">
            <text:p>0</text:p>
          </table:table-cell>
          <table:table-cell office:value-type="float" office:value="0.003260199" calcext:value-type="float">
            <text:p>0.003260199</text:p>
          </table:table-cell>
          <table:table-cell office:value-type="float" office:value="0" calcext:value-type="float">
            <text:p>0</text:p>
          </table:table-cell>
          <table:table-cell office:value-type="float" office:value="0.05063479" calcext:value-type="float">
            <text:p>0.05063479</text:p>
          </table:table-cell>
          <table:table-cell office:value-type="float" office:value="-0.0001784899" calcext:value-type="float">
            <text:p>-0.0001784899</text:p>
          </table:table-cell>
          <table:table-cell office:value-type="float" office:value="0.0002495954" calcext:value-type="float">
            <text:p>0.0002495954</text:p>
          </table:table-cell>
          <table:table-cell office:value-type="float" office:value="0.0001570578" calcext:value-type="float">
            <text:p>0.0001570578</text:p>
          </table:table-cell>
          <table:table-cell office:value-type="float" office:value="5.16087" calcext:value-type="float">
            <text:p>5.16087</text:p>
          </table:table-cell>
          <table:table-cell office:value-type="float" office:value="0.0126844" calcext:value-type="float">
            <text:p>0.0126844</text:p>
          </table:table-cell>
          <table:table-cell office:value-type="float" office:value="0.01393482" calcext:value-type="float">
            <text:p>0.01393482</text:p>
          </table:table-cell>
          <table:table-cell office:value-type="float" office:value="0.01773428" calcext:value-type="float">
            <text:p>0.01773428</text:p>
          </table:table-cell>
          <table:table-cell office:value-type="float" office:value="0.02148891" calcext:value-type="float">
            <text:p>0.02148891</text:p>
          </table:table-cell>
          <table:table-cell office:value-type="float" office:value="0.0157366" calcext:value-type="float">
            <text:p>0.0157366</text:p>
          </table:table-cell>
          <table:table-cell office:value-type="float" office:value="0.02102529" calcext:value-type="float">
            <text:p>0.02102529</text:p>
          </table:table-cell>
          <table:table-cell office:value-type="float" office:value="0.01736176" calcext:value-type="float">
            <text:p>0.01736176</text:p>
          </table:table-cell>
          <table:table-cell office:value-type="float" office:value="0.01627742" calcext:value-type="float">
            <text:p>0.01627742</text:p>
          </table:table-cell>
          <table:table-cell office:value-type="float" office:value="37.25075" calcext:value-type="float">
            <text:p>37.25075</text:p>
          </table:table-cell>
          <table:table-cell office:value-type="float" office:value="23.1391" calcext:value-type="float">
            <text:p>23.1391</text:p>
          </table:table-cell>
          <table:table-cell office:value-type="float" office:value="19.67997" calcext:value-type="float">
            <text:p>19.67997</text:p>
          </table:table-cell>
          <table:table-cell office:value-type="float" office:value="14.59903" calcext:value-type="float">
            <text:p>14.59903</text:p>
          </table:table-cell>
          <table:table-cell office:value-type="float" office:value="7.924449" calcext:value-type="float">
            <text:p>7.924449</text:p>
          </table:table-cell>
          <table:table-cell office:value-type="float" office:value="4.233262" calcext:value-type="float">
            <text:p>4.233262</text:p>
          </table:table-cell>
          <table:table-cell office:value-type="float" office:value="2.608307" calcext:value-type="float">
            <text:p>2.608307</text:p>
          </table:table-cell>
          <table:table-cell office:value-type="float" office:value="1.458493" calcext:value-type="float">
            <text:p>1.458493</text:p>
          </table:table-cell>
          <table:table-cell office:value-type="float" office:value="7.971875" calcext:value-type="float">
            <text:p>7.971875</text:p>
          </table:table-cell>
          <table:table-cell office:value-type="float" office:value="0" calcext:value-type="float">
            <text:p>0</text:p>
          </table:table-cell>
          <table:table-cell office:value-type="float" office:value="-0.00003273068" calcext:value-type="float">
            <text:p>-3.273068E-0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11.64166" calcext:value-type="float">
            <text:p>11.64166</text:p>
          </table:table-cell>
          <table:table-cell office:value-type="float" office:value="461.0036" calcext:value-type="float">
            <text:p>461.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5402" calcext:value-type="float">
            <text:p>0.04235402</text:p>
          </table:table-cell>
          <table:table-cell office:value-type="float" office:value="9.473627" calcext:value-type="float">
            <text:p>9.473627</text:p>
          </table:table-cell>
          <table:table-cell office:value-type="float" office:value="0" calcext:value-type="float">
            <text:p>0</text:p>
          </table:table-cell>
          <table:table-cell office:value-type="float" office:value="0.003290854" calcext:value-type="float">
            <text:p>0.003290854</text:p>
          </table:table-cell>
          <table:table-cell office:value-type="float" office:value="0" calcext:value-type="float">
            <text:p>0</text:p>
          </table:table-cell>
          <table:table-cell office:value-type="float" office:value="0.04371773" calcext:value-type="float">
            <text:p>0.04371773</text:p>
          </table:table-cell>
          <table:table-cell office:value-type="float" office:value="-0.0001817796" calcext:value-type="float">
            <text:p>-0.0001817796</text:p>
          </table:table-cell>
          <table:table-cell office:value-type="float" office:value="0.0002532075" calcext:value-type="float">
            <text:p>0.0002532075</text:p>
          </table:table-cell>
          <table:table-cell office:value-type="float" office:value="0.0001595111" calcext:value-type="float">
            <text:p>0.0001595111</text:p>
          </table:table-cell>
          <table:table-cell office:value-type="float" office:value="5.159187" calcext:value-type="float">
            <text:p>5.159187</text:p>
          </table:table-cell>
          <table:table-cell office:value-type="float" office:value="0.0128252" calcext:value-type="float">
            <text:p>0.0128252</text:p>
          </table:table-cell>
          <table:table-cell office:value-type="float" office:value="0.01396739" calcext:value-type="float">
            <text:p>0.01396739</text:p>
          </table:table-cell>
          <table:table-cell office:value-type="float" office:value="0.01777206" calcext:value-type="float">
            <text:p>0.01777206</text:p>
          </table:table-cell>
          <table:table-cell office:value-type="float" office:value="0.02145651" calcext:value-type="float">
            <text:p>0.02145651</text:p>
          </table:table-cell>
          <table:table-cell office:value-type="float" office:value="0.01572066" calcext:value-type="float">
            <text:p>0.01572066</text:p>
          </table:table-cell>
          <table:table-cell office:value-type="float" office:value="0.02102034" calcext:value-type="float">
            <text:p>0.02102034</text:p>
          </table:table-cell>
          <table:table-cell office:value-type="float" office:value="0.01742879" calcext:value-type="float">
            <text:p>0.01742879</text:p>
          </table:table-cell>
          <table:table-cell office:value-type="float" office:value="0.01627907" calcext:value-type="float">
            <text:p>0.01627907</text:p>
          </table:table-cell>
          <table:table-cell office:value-type="float" office:value="40.01159" calcext:value-type="float">
            <text:p>40.01159</text:p>
          </table:table-cell>
          <table:table-cell office:value-type="float" office:value="23.59166" calcext:value-type="float">
            <text:p>23.59166</text:p>
          </table:table-cell>
          <table:table-cell office:value-type="float" office:value="19.67256" calcext:value-type="float">
            <text:p>19.67256</text:p>
          </table:table-cell>
          <table:table-cell office:value-type="float" office:value="14.61909" calcext:value-type="float">
            <text:p>14.61909</text:p>
          </table:table-cell>
          <table:table-cell office:value-type="float" office:value="7.861701" calcext:value-type="float">
            <text:p>7.861701</text:p>
          </table:table-cell>
          <table:table-cell office:value-type="float" office:value="4.199026" calcext:value-type="float">
            <text:p>4.199026</text:p>
          </table:table-cell>
          <table:table-cell office:value-type="float" office:value="2.606836" calcext:value-type="float">
            <text:p>2.606836</text:p>
          </table:table-cell>
          <table:table-cell office:value-type="float" office:value="1.455489" calcext:value-type="float">
            <text:p>1.455489</text:p>
          </table:table-cell>
          <table:table-cell office:value-type="float" office:value="7.976672" calcext:value-type="float">
            <text:p>7.976672</text:p>
          </table:table-cell>
          <table:table-cell office:value-type="float" office:value="0" calcext:value-type="float">
            <text:p>0</text:p>
          </table:table-cell>
          <table:table-cell office:value-type="float" office:value="-0.00003314708" calcext:value-type="float">
            <text:p>-3.314708E-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11.64165" calcext:value-type="float">
            <text:p>11.64165</text:p>
          </table:table-cell>
          <table:table-cell office:value-type="float" office:value="461.0008" calcext:value-type="float">
            <text:p>461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8892" calcext:value-type="float">
            <text:p>0.04238892</text:p>
          </table:table-cell>
          <table:table-cell office:value-type="float" office:value="9.482274" calcext:value-type="float">
            <text:p>9.482274</text:p>
          </table:table-cell>
          <table:table-cell office:value-type="float" office:value="0" calcext:value-type="float">
            <text:p>0</text:p>
          </table:table-cell>
          <table:table-cell office:value-type="float" office:value="0.003322163" calcext:value-type="float">
            <text:p>0.003322163</text:p>
          </table:table-cell>
          <table:table-cell office:value-type="float" office:value="0" calcext:value-type="float">
            <text:p>0</text:p>
          </table:table-cell>
          <table:table-cell office:value-type="float" office:value="0.03717204" calcext:value-type="float">
            <text:p>0.03717204</text:p>
          </table:table-cell>
          <table:table-cell office:value-type="float" office:value="-0.0001887586" calcext:value-type="float">
            <text:p>-0.0001887586</text:p>
          </table:table-cell>
          <table:table-cell office:value-type="float" office:value="0.0002556093" calcext:value-type="float">
            <text:p>0.0002556093</text:p>
          </table:table-cell>
          <table:table-cell office:value-type="float" office:value="0.0001616638" calcext:value-type="float">
            <text:p>0.0001616638</text:p>
          </table:table-cell>
          <table:table-cell office:value-type="float" office:value="5.157454" calcext:value-type="float">
            <text:p>5.157454</text:p>
          </table:table-cell>
          <table:table-cell office:value-type="float" office:value="0.01265087" calcext:value-type="float">
            <text:p>0.01265087</text:p>
          </table:table-cell>
          <table:table-cell office:value-type="float" office:value="0.01402464" calcext:value-type="float">
            <text:p>0.01402464</text:p>
          </table:table-cell>
          <table:table-cell office:value-type="float" office:value="0.01788208" calcext:value-type="float">
            <text:p>0.01788208</text:p>
          </table:table-cell>
          <table:table-cell office:value-type="float" office:value="0.02149208" calcext:value-type="float">
            <text:p>0.02149208</text:p>
          </table:table-cell>
          <table:table-cell office:value-type="float" office:value="0.01575359" calcext:value-type="float">
            <text:p>0.01575359</text:p>
          </table:table-cell>
          <table:table-cell office:value-type="float" office:value="0.02108673" calcext:value-type="float">
            <text:p>0.02108673</text:p>
          </table:table-cell>
          <table:table-cell office:value-type="float" office:value="0.01748782" calcext:value-type="float">
            <text:p>0.01748782</text:p>
          </table:table-cell>
          <table:table-cell office:value-type="float" office:value="0.01628281" calcext:value-type="float">
            <text:p>0.01628281</text:p>
          </table:table-cell>
          <table:table-cell office:value-type="float" office:value="37.65793" calcext:value-type="float">
            <text:p>37.65793</text:p>
          </table:table-cell>
          <table:table-cell office:value-type="float" office:value="23.97471" calcext:value-type="float">
            <text:p>23.97471</text:p>
          </table:table-cell>
          <table:table-cell office:value-type="float" office:value="19.63881" calcext:value-type="float">
            <text:p>19.63881</text:p>
          </table:table-cell>
          <table:table-cell office:value-type="float" office:value="14.6177" calcext:value-type="float">
            <text:p>14.6177</text:p>
          </table:table-cell>
          <table:table-cell office:value-type="float" office:value="7.804548" calcext:value-type="float">
            <text:p>7.804548</text:p>
          </table:table-cell>
          <table:table-cell office:value-type="float" office:value="4.178628" calcext:value-type="float">
            <text:p>4.178628</text:p>
          </table:table-cell>
          <table:table-cell office:value-type="float" office:value="2.601015" calcext:value-type="float">
            <text:p>2.601015</text:p>
          </table:table-cell>
          <table:table-cell office:value-type="float" office:value="1.452606" calcext:value-type="float">
            <text:p>1.452606</text:p>
          </table:table-cell>
          <table:table-cell office:value-type="float" office:value="7.990808" calcext:value-type="float">
            <text:p>7.990808</text:p>
          </table:table-cell>
          <table:table-cell office:value-type="float" office:value="0" calcext:value-type="float">
            <text:p>0</text:p>
          </table:table-cell>
          <table:table-cell office:value-type="float" office:value="-0.00003354889" calcext:value-type="float">
            <text:p>-3.354889E-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11.64159" calcext:value-type="float">
            <text:p>11.64159</text:p>
          </table:table-cell>
          <table:table-cell office:value-type="float" office:value="460.9982" calcext:value-type="float">
            <text:p>460.9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2113" calcext:value-type="float">
            <text:p>0.04242113</text:p>
          </table:table-cell>
          <table:table-cell office:value-type="float" office:value="9.490611" calcext:value-type="float">
            <text:p>9.490611</text:p>
          </table:table-cell>
          <table:table-cell office:value-type="float" office:value="0" calcext:value-type="float">
            <text:p>0</text:p>
          </table:table-cell>
          <table:table-cell office:value-type="float" office:value="0.003354077" calcext:value-type="float">
            <text:p>0.003354077</text:p>
          </table:table-cell>
          <table:table-cell office:value-type="float" office:value="0" calcext:value-type="float">
            <text:p>0</text:p>
          </table:table-cell>
          <table:table-cell office:value-type="float" office:value="0.03096698" calcext:value-type="float">
            <text:p>0.03096698</text:p>
          </table:table-cell>
          <table:table-cell office:value-type="float" office:value="-0.0001916324" calcext:value-type="float">
            <text:p>-0.0001916324</text:p>
          </table:table-cell>
          <table:table-cell office:value-type="float" office:value="0.0002589346" calcext:value-type="float">
            <text:p>0.0002589346</text:p>
          </table:table-cell>
          <table:table-cell office:value-type="float" office:value="0.0001632955" calcext:value-type="float">
            <text:p>0.0001632955</text:p>
          </table:table-cell>
          <table:table-cell office:value-type="float" office:value="5.15562" calcext:value-type="float">
            <text:p>5.15562</text:p>
          </table:table-cell>
          <table:table-cell office:value-type="float" office:value="0.01268931" calcext:value-type="float">
            <text:p>0.01268931</text:p>
          </table:table-cell>
          <table:table-cell office:value-type="float" office:value="0.01414645" calcext:value-type="float">
            <text:p>0.01414645</text:p>
          </table:table-cell>
          <table:table-cell office:value-type="float" office:value="0.01788894" calcext:value-type="float">
            <text:p>0.01788894</text:p>
          </table:table-cell>
          <table:table-cell office:value-type="float" office:value="0.02152635" calcext:value-type="float">
            <text:p>0.02152635</text:p>
          </table:table-cell>
          <table:table-cell office:value-type="float" office:value="0.0158008" calcext:value-type="float">
            <text:p>0.0158008</text:p>
          </table:table-cell>
          <table:table-cell office:value-type="float" office:value="0.02114375" calcext:value-type="float">
            <text:p>0.02114375</text:p>
          </table:table-cell>
          <table:table-cell office:value-type="float" office:value="0.01754138" calcext:value-type="float">
            <text:p>0.01754138</text:p>
          </table:table-cell>
          <table:table-cell office:value-type="float" office:value="0.0162899" calcext:value-type="float">
            <text:p>0.0162899</text:p>
          </table:table-cell>
          <table:table-cell office:value-type="float" office:value="36.09387" calcext:value-type="float">
            <text:p>36.09387</text:p>
          </table:table-cell>
          <table:table-cell office:value-type="float" office:value="24.18617" calcext:value-type="float">
            <text:p>24.18617</text:p>
          </table:table-cell>
          <table:table-cell office:value-type="float" office:value="19.56798" calcext:value-type="float">
            <text:p>19.56798</text:p>
          </table:table-cell>
          <table:table-cell office:value-type="float" office:value="14.66419" calcext:value-type="float">
            <text:p>14.66419</text:p>
          </table:table-cell>
          <table:table-cell office:value-type="float" office:value="7.741562" calcext:value-type="float">
            <text:p>7.741562</text:p>
          </table:table-cell>
          <table:table-cell office:value-type="float" office:value="4.148323" calcext:value-type="float">
            <text:p>4.148323</text:p>
          </table:table-cell>
          <table:table-cell office:value-type="float" office:value="2.590885" calcext:value-type="float">
            <text:p>2.590885</text:p>
          </table:table-cell>
          <table:table-cell office:value-type="float" office:value="1.449802" calcext:value-type="float">
            <text:p>1.449802</text:p>
          </table:table-cell>
          <table:table-cell office:value-type="float" office:value="8.004463" calcext:value-type="float">
            <text:p>8.004463</text:p>
          </table:table-cell>
          <table:table-cell office:value-type="float" office:value="0" calcext:value-type="float">
            <text:p>0</text:p>
          </table:table-cell>
          <table:table-cell office:value-type="float" office:value="-0.00003394191" calcext:value-type="float">
            <text:p>-3.394191E-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11.64153" calcext:value-type="float">
            <text:p>11.64153</text:p>
          </table:table-cell>
          <table:table-cell office:value-type="float" office:value="460.9956" calcext:value-type="float">
            <text:p>460.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4265" calcext:value-type="float">
            <text:p>0.04244265</text:p>
          </table:table-cell>
          <table:table-cell office:value-type="float" office:value="9.498644" calcext:value-type="float">
            <text:p>9.498644</text:p>
          </table:table-cell>
          <table:table-cell office:value-type="float" office:value="0" calcext:value-type="float">
            <text:p>0</text:p>
          </table:table-cell>
          <table:table-cell office:value-type="float" office:value="0.00338654" calcext:value-type="float">
            <text:p>0.00338654</text:p>
          </table:table-cell>
          <table:table-cell office:value-type="float" office:value="0" calcext:value-type="float">
            <text:p>0</text:p>
          </table:table-cell>
          <table:table-cell office:value-type="float" office:value="0.0250769" calcext:value-type="float">
            <text:p>0.0250769</text:p>
          </table:table-cell>
          <table:table-cell office:value-type="float" office:value="-0.0001943061" calcext:value-type="float">
            <text:p>-0.0001943061</text:p>
          </table:table-cell>
          <table:table-cell office:value-type="float" office:value="0.00026224" calcext:value-type="float">
            <text:p>0.00026224</text:p>
          </table:table-cell>
          <table:table-cell office:value-type="float" office:value="0.0001648848" calcext:value-type="float">
            <text:p>0.0001648848</text:p>
          </table:table-cell>
          <table:table-cell office:value-type="float" office:value="5.153762" calcext:value-type="float">
            <text:p>5.153762</text:p>
          </table:table-cell>
          <table:table-cell office:value-type="float" office:value="0.01280303" calcext:value-type="float">
            <text:p>0.01280303</text:p>
          </table:table-cell>
          <table:table-cell office:value-type="float" office:value="0.01426725" calcext:value-type="float">
            <text:p>0.01426725</text:p>
          </table:table-cell>
          <table:table-cell office:value-type="float" office:value="0.01785224" calcext:value-type="float">
            <text:p>0.01785224</text:p>
          </table:table-cell>
          <table:table-cell office:value-type="float" office:value="0.02152259" calcext:value-type="float">
            <text:p>0.02152259</text:p>
          </table:table-cell>
          <table:table-cell office:value-type="float" office:value="0.01581628" calcext:value-type="float">
            <text:p>0.01581628</text:p>
          </table:table-cell>
          <table:table-cell office:value-type="float" office:value="0.02115533" calcext:value-type="float">
            <text:p>0.02115533</text:p>
          </table:table-cell>
          <table:table-cell office:value-type="float" office:value="0.01759547" calcext:value-type="float">
            <text:p>0.01759547</text:p>
          </table:table-cell>
          <table:table-cell office:value-type="float" office:value="0.01629856" calcext:value-type="float">
            <text:p>0.01629856</text:p>
          </table:table-cell>
          <table:table-cell office:value-type="float" office:value="35.93132" calcext:value-type="float">
            <text:p>35.93132</text:p>
          </table:table-cell>
          <table:table-cell office:value-type="float" office:value="24.27745" calcext:value-type="float">
            <text:p>24.27745</text:p>
          </table:table-cell>
          <table:table-cell office:value-type="float" office:value="19.51057" calcext:value-type="float">
            <text:p>19.51057</text:p>
          </table:table-cell>
          <table:table-cell office:value-type="float" office:value="14.75743" calcext:value-type="float">
            <text:p>14.75743</text:p>
          </table:table-cell>
          <table:table-cell office:value-type="float" office:value="7.660972" calcext:value-type="float">
            <text:p>7.660972</text:p>
          </table:table-cell>
          <table:table-cell office:value-type="float" office:value="4.10698" calcext:value-type="float">
            <text:p>4.10698</text:p>
          </table:table-cell>
          <table:table-cell office:value-type="float" office:value="2.582069" calcext:value-type="float">
            <text:p>2.582069</text:p>
          </table:table-cell>
          <table:table-cell office:value-type="float" office:value="1.447101" calcext:value-type="float">
            <text:p>1.447101</text:p>
          </table:table-cell>
          <table:table-cell office:value-type="float" office:value="8.016118" calcext:value-type="float">
            <text:p>8.016118</text:p>
          </table:table-cell>
          <table:table-cell office:value-type="float" office:value="0" calcext:value-type="float">
            <text:p>0</text:p>
          </table:table-cell>
          <table:table-cell office:value-type="float" office:value="-0.00003433512" calcext:value-type="float">
            <text:p>-3.433512E-0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11.64147" calcext:value-type="float">
            <text:p>11.64147</text:p>
          </table:table-cell>
          <table:table-cell office:value-type="float" office:value="460.993" calcext:value-type="float">
            <text:p>460.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6034" calcext:value-type="float">
            <text:p>0.04246034</text:p>
          </table:table-cell>
          <table:table-cell office:value-type="float" office:value="9.506265" calcext:value-type="float">
            <text:p>9.506265</text:p>
          </table:table-cell>
          <table:table-cell office:value-type="float" office:value="0" calcext:value-type="float">
            <text:p>0</text:p>
          </table:table-cell>
          <table:table-cell office:value-type="float" office:value="0.003419796" calcext:value-type="float">
            <text:p>0.003419796</text:p>
          </table:table-cell>
          <table:table-cell office:value-type="float" office:value="0" calcext:value-type="float">
            <text:p>0</text:p>
          </table:table-cell>
          <table:table-cell office:value-type="float" office:value="0.0195944" calcext:value-type="float">
            <text:p>0.0195944</text:p>
          </table:table-cell>
          <table:table-cell office:value-type="float" office:value="-0.0001953071" calcext:value-type="float">
            <text:p>-0.0001953071</text:p>
          </table:table-cell>
          <table:table-cell office:value-type="float" office:value="0.0002661352" calcext:value-type="float">
            <text:p>0.0002661352</text:p>
          </table:table-cell>
          <table:table-cell office:value-type="float" office:value="0.000166514" calcext:value-type="float">
            <text:p>0.000166514</text:p>
          </table:table-cell>
          <table:table-cell office:value-type="float" office:value="5.151906" calcext:value-type="float">
            <text:p>5.151906</text:p>
          </table:table-cell>
          <table:table-cell office:value-type="float" office:value="0.009537384" calcext:value-type="float">
            <text:p>0.009537384</text:p>
          </table:table-cell>
          <table:table-cell office:value-type="float" office:value="0.01436795" calcext:value-type="float">
            <text:p>0.01436795</text:p>
          </table:table-cell>
          <table:table-cell office:value-type="float" office:value="0.01780872" calcext:value-type="float">
            <text:p>0.01780872</text:p>
          </table:table-cell>
          <table:table-cell office:value-type="float" office:value="0.02146699" calcext:value-type="float">
            <text:p>0.02146699</text:p>
          </table:table-cell>
          <table:table-cell office:value-type="float" office:value="0.01581434" calcext:value-type="float">
            <text:p>0.01581434</text:p>
          </table:table-cell>
          <table:table-cell office:value-type="float" office:value="0.0211935" calcext:value-type="float">
            <text:p>0.0211935</text:p>
          </table:table-cell>
          <table:table-cell office:value-type="float" office:value="0.01762442" calcext:value-type="float">
            <text:p>0.01762442</text:p>
          </table:table-cell>
          <table:table-cell office:value-type="float" office:value="0.01630934" calcext:value-type="float">
            <text:p>0.01630934</text:p>
          </table:table-cell>
          <table:table-cell office:value-type="float" office:value="9.614863" calcext:value-type="float">
            <text:p>9.614863</text:p>
          </table:table-cell>
          <table:table-cell office:value-type="float" office:value="24.38791" calcext:value-type="float">
            <text:p>24.38791</text:p>
          </table:table-cell>
          <table:table-cell office:value-type="float" office:value="19.47149" calcext:value-type="float">
            <text:p>19.47149</text:p>
          </table:table-cell>
          <table:table-cell office:value-type="float" office:value="14.86497" calcext:value-type="float">
            <text:p>14.86497</text:p>
          </table:table-cell>
          <table:table-cell office:value-type="float" office:value="7.587006" calcext:value-type="float">
            <text:p>7.587006</text:p>
          </table:table-cell>
          <table:table-cell office:value-type="float" office:value="4.081992" calcext:value-type="float">
            <text:p>4.081992</text:p>
          </table:table-cell>
          <table:table-cell office:value-type="float" office:value="2.60151" calcext:value-type="float">
            <text:p>2.60151</text:p>
          </table:table-cell>
          <table:table-cell office:value-type="float" office:value="1.444955" calcext:value-type="float">
            <text:p>1.444955</text:p>
          </table:table-cell>
          <table:table-cell office:value-type="float" office:value="8.0825" calcext:value-type="float">
            <text:p>8.0825</text:p>
          </table:table-cell>
          <table:table-cell office:value-type="float" office:value="0" calcext:value-type="float">
            <text:p>0</text:p>
          </table:table-cell>
          <table:table-cell office:value-type="float" office:value="-0.00003473158" calcext:value-type="float">
            <text:p>-3.473158E-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11.64149" calcext:value-type="float">
            <text:p>11.64149</text:p>
          </table:table-cell>
          <table:table-cell office:value-type="float" office:value="460.9903" calcext:value-type="float">
            <text:p>460.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2367" calcext:value-type="float">
            <text:p>0.04252367</text:p>
          </table:table-cell>
          <table:table-cell office:value-type="float" office:value="9.510132" calcext:value-type="float">
            <text:p>9.510132</text:p>
          </table:table-cell>
          <table:table-cell office:value-type="float" office:value="0" calcext:value-type="float">
            <text:p>0</text:p>
          </table:table-cell>
          <table:table-cell office:value-type="float" office:value="0.003464719" calcext:value-type="float">
            <text:p>0.003464719</text:p>
          </table:table-cell>
          <table:table-cell office:value-type="float" office:value="0" calcext:value-type="float">
            <text:p>0</text:p>
          </table:table-cell>
          <table:table-cell office:value-type="float" office:value="0.01773836" calcext:value-type="float">
            <text:p>0.01773836</text:p>
          </table:table-cell>
          <table:table-cell office:value-type="float" office:value="-0.0002024927" calcext:value-type="float">
            <text:p>-0.0002024927</text:p>
          </table:table-cell>
          <table:table-cell office:value-type="float" office:value="0.000270642" calcext:value-type="float">
            <text:p>0.000270642</text:p>
          </table:table-cell>
          <table:table-cell office:value-type="float" office:value="0.0001691313" calcext:value-type="float">
            <text:p>0.0001691313</text:p>
          </table:table-cell>
          <table:table-cell office:value-type="float" office:value="5.150273" calcext:value-type="float">
            <text:p>5.150273</text:p>
          </table:table-cell>
          <table:table-cell office:value-type="float" office:value="0.009787944" calcext:value-type="float">
            <text:p>0.009787944</text:p>
          </table:table-cell>
          <table:table-cell office:value-type="float" office:value="0.01432701" calcext:value-type="float">
            <text:p>0.01432701</text:p>
          </table:table-cell>
          <table:table-cell office:value-type="float" office:value="0.01784801" calcext:value-type="float">
            <text:p>0.01784801</text:p>
          </table:table-cell>
          <table:table-cell office:value-type="float" office:value="0.02156004" calcext:value-type="float">
            <text:p>0.02156004</text:p>
          </table:table-cell>
          <table:table-cell office:value-type="float" office:value="0.0163165" calcext:value-type="float">
            <text:p>0.0163165</text:p>
          </table:table-cell>
          <table:table-cell office:value-type="float" office:value="0.0214901" calcext:value-type="float">
            <text:p>0.0214901</text:p>
          </table:table-cell>
          <table:table-cell office:value-type="float" office:value="0.01713448" calcext:value-type="float">
            <text:p>0.01713448</text:p>
          </table:table-cell>
          <table:table-cell office:value-type="float" office:value="0.01636392" calcext:value-type="float">
            <text:p>0.01636392</text:p>
          </table:table-cell>
          <table:table-cell office:value-type="float" office:value="9.917541" calcext:value-type="float">
            <text:p>9.917541</text:p>
          </table:table-cell>
          <table:table-cell office:value-type="float" office:value="22.73768" calcext:value-type="float">
            <text:p>22.73768</text:p>
          </table:table-cell>
          <table:table-cell office:value-type="float" office:value="19.54793" calcext:value-type="float">
            <text:p>19.54793</text:p>
          </table:table-cell>
          <table:table-cell office:value-type="float" office:value="15.0416" calcext:value-type="float">
            <text:p>15.0416</text:p>
          </table:table-cell>
          <table:table-cell office:value-type="float" office:value="7.648377" calcext:value-type="float">
            <text:p>7.648377</text:p>
          </table:table-cell>
          <table:table-cell office:value-type="float" office:value="4.047357" calcext:value-type="float">
            <text:p>4.047357</text:p>
          </table:table-cell>
          <table:table-cell office:value-type="float" office:value="2.35593" calcext:value-type="float">
            <text:p>2.35593</text:p>
          </table:table-cell>
          <table:table-cell office:value-type="float" office:value="1.46029" calcext:value-type="float">
            <text:p>1.46029</text:p>
          </table:table-cell>
          <table:table-cell office:value-type="float" office:value="8.124003" calcext:value-type="float">
            <text:p>8.124003</text:p>
          </table:table-cell>
          <table:table-cell office:value-type="float" office:value="0" calcext:value-type="float">
            <text:p>0</text:p>
          </table:table-cell>
          <table:table-cell office:value-type="float" office:value="-0.00003514501" calcext:value-type="float">
            <text:p>-3.514501E-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11.64152" calcext:value-type="float">
            <text:p>11.64152</text:p>
          </table:table-cell>
          <table:table-cell office:value-type="float" office:value="460.9875" calcext:value-type="float">
            <text:p>460.9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6805" calcext:value-type="float">
            <text:p>0.04256805</text:p>
          </table:table-cell>
          <table:table-cell office:value-type="float" office:value="9.514273" calcext:value-type="float">
            <text:p>9.514273</text:p>
          </table:table-cell>
          <table:table-cell office:value-type="float" office:value="0" calcext:value-type="float">
            <text:p>0</text:p>
          </table:table-cell>
          <table:table-cell office:value-type="float" office:value="0.003508804" calcext:value-type="float">
            <text:p>0.003508804</text:p>
          </table:table-cell>
          <table:table-cell office:value-type="float" office:value="0" calcext:value-type="float">
            <text:p>0</text:p>
          </table:table-cell>
          <table:table-cell office:value-type="float" office:value="0.01562561" calcext:value-type="float">
            <text:p>0.01562561</text:p>
          </table:table-cell>
          <table:table-cell office:value-type="float" office:value="-0.0002003305" calcext:value-type="float">
            <text:p>-0.0002003305</text:p>
          </table:table-cell>
          <table:table-cell office:value-type="float" office:value="0.0002751083" calcext:value-type="float">
            <text:p>0.0002751083</text:p>
          </table:table-cell>
          <table:table-cell office:value-type="float" office:value="0.0001718044" calcext:value-type="float">
            <text:p>0.0001718044</text:p>
          </table:table-cell>
          <table:table-cell office:value-type="float" office:value="5.148684" calcext:value-type="float">
            <text:p>5.148684</text:p>
          </table:table-cell>
          <table:table-cell office:value-type="float" office:value="0.01066618" calcext:value-type="float">
            <text:p>0.01066618</text:p>
          </table:table-cell>
          <table:table-cell office:value-type="float" office:value="0.01432905" calcext:value-type="float">
            <text:p>0.01432905</text:p>
          </table:table-cell>
          <table:table-cell office:value-type="float" office:value="0.01792472" calcext:value-type="float">
            <text:p>0.01792472</text:p>
          </table:table-cell>
          <table:table-cell office:value-type="float" office:value="0.02179814" calcext:value-type="float">
            <text:p>0.02179814</text:p>
          </table:table-cell>
          <table:table-cell office:value-type="float" office:value="0.01644507" calcext:value-type="float">
            <text:p>0.01644507</text:p>
          </table:table-cell>
          <table:table-cell office:value-type="float" office:value="0.0214339" calcext:value-type="float">
            <text:p>0.0214339</text:p>
          </table:table-cell>
          <table:table-cell office:value-type="float" office:value="0.01708199" calcext:value-type="float">
            <text:p>0.01708199</text:p>
          </table:table-cell>
          <table:table-cell office:value-type="float" office:value="0.01639474" calcext:value-type="float">
            <text:p>0.01639474</text:p>
          </table:table-cell>
          <table:table-cell office:value-type="float" office:value="19.08489" calcext:value-type="float">
            <text:p>19.08489</text:p>
          </table:table-cell>
          <table:table-cell office:value-type="float" office:value="21.8242" calcext:value-type="float">
            <text:p>21.8242</text:p>
          </table:table-cell>
          <table:table-cell office:value-type="float" office:value="19.59717" calcext:value-type="float">
            <text:p>19.59717</text:p>
          </table:table-cell>
          <table:table-cell office:value-type="float" office:value="15.25589" calcext:value-type="float">
            <text:p>15.25589</text:p>
          </table:table-cell>
          <table:table-cell office:value-type="float" office:value="7.512322" calcext:value-type="float">
            <text:p>7.512322</text:p>
          </table:table-cell>
          <table:table-cell office:value-type="float" office:value="3.894576" calcext:value-type="float">
            <text:p>3.894576</text:p>
          </table:table-cell>
          <table:table-cell office:value-type="float" office:value="2.282563" calcext:value-type="float">
            <text:p>2.282563</text:p>
          </table:table-cell>
          <table:table-cell office:value-type="float" office:value="1.465934" calcext:value-type="float">
            <text:p>1.465934</text:p>
          </table:table-cell>
          <table:table-cell office:value-type="float" office:value="8.129152" calcext:value-type="float">
            <text:p>8.129152</text:p>
          </table:table-cell>
          <table:table-cell office:value-type="float" office:value="0" calcext:value-type="float">
            <text:p>0</text:p>
          </table:table-cell>
          <table:table-cell office:value-type="float" office:value="-0.00003555853" calcext:value-type="float">
            <text:p>-3.555853E-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11.64158" calcext:value-type="float">
            <text:p>11.64158</text:p>
          </table:table-cell>
          <table:table-cell office:value-type="float" office:value="460.9848" calcext:value-type="float">
            <text:p>460.9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0823" calcext:value-type="float">
            <text:p>0.04260823</text:p>
          </table:table-cell>
          <table:table-cell office:value-type="float" office:value="9.519903" calcext:value-type="float">
            <text:p>9.519903</text:p>
          </table:table-cell>
          <table:table-cell office:value-type="float" office:value="0" calcext:value-type="float">
            <text:p>0</text:p>
          </table:table-cell>
          <table:table-cell office:value-type="float" office:value="0.003547929" calcext:value-type="float">
            <text:p>0.003547929</text:p>
          </table:table-cell>
          <table:table-cell office:value-type="float" office:value="0" calcext:value-type="float">
            <text:p>0</text:p>
          </table:table-cell>
          <table:table-cell office:value-type="float" office:value="0.01200269" calcext:value-type="float">
            <text:p>0.01200269</text:p>
          </table:table-cell>
          <table:table-cell office:value-type="float" office:value="-0.0002017809" calcext:value-type="float">
            <text:p>-0.0002017809</text:p>
          </table:table-cell>
          <table:table-cell office:value-type="float" office:value="0.0002789737" calcext:value-type="float">
            <text:p>0.0002789737</text:p>
          </table:table-cell>
          <table:table-cell office:value-type="float" office:value="0.0001747582" calcext:value-type="float">
            <text:p>0.0001747582</text:p>
          </table:table-cell>
          <table:table-cell office:value-type="float" office:value="5.147183" calcext:value-type="float">
            <text:p>5.147183</text:p>
          </table:table-cell>
          <table:table-cell office:value-type="float" office:value="0.01132341" calcext:value-type="float">
            <text:p>0.01132341</text:p>
          </table:table-cell>
          <table:table-cell office:value-type="float" office:value="0.01442816" calcext:value-type="float">
            <text:p>0.01442816</text:p>
          </table:table-cell>
          <table:table-cell office:value-type="float" office:value="0.0180481" calcext:value-type="float">
            <text:p>0.0180481</text:p>
          </table:table-cell>
          <table:table-cell office:value-type="float" office:value="0.02189984" calcext:value-type="float">
            <text:p>0.02189984</text:p>
          </table:table-cell>
          <table:table-cell office:value-type="float" office:value="0.01645271" calcext:value-type="float">
            <text:p>0.01645271</text:p>
          </table:table-cell>
          <table:table-cell office:value-type="float" office:value="0.02148118" calcext:value-type="float">
            <text:p>0.02148118</text:p>
          </table:table-cell>
          <table:table-cell office:value-type="float" office:value="0.01713967" calcext:value-type="float">
            <text:p>0.01713967</text:p>
          </table:table-cell>
          <table:table-cell office:value-type="float" office:value="0.01640529" calcext:value-type="float">
            <text:p>0.01640529</text:p>
          </table:table-cell>
          <table:table-cell office:value-type="float" office:value="26.92311" calcext:value-type="float">
            <text:p>26.92311</text:p>
          </table:table-cell>
          <table:table-cell office:value-type="float" office:value="21.62858" calcext:value-type="float">
            <text:p>21.62858</text:p>
          </table:table-cell>
          <table:table-cell office:value-type="float" office:value="19.65769" calcext:value-type="float">
            <text:p>19.65769</text:p>
          </table:table-cell>
          <table:table-cell office:value-type="float" office:value="15.2427" calcext:value-type="float">
            <text:p>15.2427</text:p>
          </table:table-cell>
          <table:table-cell office:value-type="float" office:value="7.433182" calcext:value-type="float">
            <text:p>7.433182</text:p>
          </table:table-cell>
          <table:table-cell office:value-type="float" office:value="3.835358" calcext:value-type="float">
            <text:p>3.835358</text:p>
          </table:table-cell>
          <table:table-cell office:value-type="float" office:value="2.262139" calcext:value-type="float">
            <text:p>2.262139</text:p>
          </table:table-cell>
          <table:table-cell office:value-type="float" office:value="1.464616" calcext:value-type="float">
            <text:p>1.464616</text:p>
          </table:table-cell>
          <table:table-cell office:value-type="float" office:value="8.132362" calcext:value-type="float">
            <text:p>8.132362</text:p>
          </table:table-cell>
          <table:table-cell office:value-type="float" office:value="0" calcext:value-type="float">
            <text:p>0</text:p>
          </table:table-cell>
          <table:table-cell office:value-type="float" office:value="-0.00003597766" calcext:value-type="float">
            <text:p>-3.597766E-0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11.64163" calcext:value-type="float">
            <text:p>11.64163</text:p>
          </table:table-cell>
          <table:table-cell office:value-type="float" office:value="460.9822" calcext:value-type="float">
            <text:p>460.9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4534" calcext:value-type="float">
            <text:p>0.04264534</text:p>
          </table:table-cell>
          <table:table-cell office:value-type="float" office:value="9.525985" calcext:value-type="float">
            <text:p>9.525985</text:p>
          </table:table-cell>
          <table:table-cell office:value-type="float" office:value="0" calcext:value-type="float">
            <text:p>0</text:p>
          </table:table-cell>
          <table:table-cell office:value-type="float" office:value="0.003585257" calcext:value-type="float">
            <text:p>0.003585257</text:p>
          </table:table-cell>
          <table:table-cell office:value-type="float" office:value="0" calcext:value-type="float">
            <text:p>0</text:p>
          </table:table-cell>
          <table:table-cell office:value-type="float" office:value="0.007925546" calcext:value-type="float">
            <text:p>0.007925546</text:p>
          </table:table-cell>
          <table:table-cell office:value-type="float" office:value="-0.0002046361" calcext:value-type="float">
            <text:p>-0.0002046361</text:p>
          </table:table-cell>
          <table:table-cell office:value-type="float" office:value="0.0002827287" calcext:value-type="float">
            <text:p>0.0002827287</text:p>
          </table:table-cell>
          <table:table-cell office:value-type="float" office:value="0.0001776313" calcext:value-type="float">
            <text:p>0.0001776313</text:p>
          </table:table-cell>
          <table:table-cell office:value-type="float" office:value="5.145679" calcext:value-type="float">
            <text:p>5.145679</text:p>
          </table:table-cell>
          <table:table-cell office:value-type="float" office:value="0.01153336" calcext:value-type="float">
            <text:p>0.01153336</text:p>
          </table:table-cell>
          <table:table-cell office:value-type="float" office:value="0.01453169" calcext:value-type="float">
            <text:p>0.01453169</text:p>
          </table:table-cell>
          <table:table-cell office:value-type="float" office:value="0.01817657" calcext:value-type="float">
            <text:p>0.01817657</text:p>
          </table:table-cell>
          <table:table-cell office:value-type="float" office:value="0.02193671" calcext:value-type="float">
            <text:p>0.02193671</text:p>
          </table:table-cell>
          <table:table-cell office:value-type="float" office:value="0.01645249" calcext:value-type="float">
            <text:p>0.01645249</text:p>
          </table:table-cell>
          <table:table-cell office:value-type="float" office:value="0.02153922" calcext:value-type="float">
            <text:p>0.02153922</text:p>
          </table:table-cell>
          <table:table-cell office:value-type="float" office:value="0.0172171" calcext:value-type="float">
            <text:p>0.0172171</text:p>
          </table:table-cell>
          <table:table-cell office:value-type="float" office:value="0.01641076" calcext:value-type="float">
            <text:p>0.01641076</text:p>
          </table:table-cell>
          <table:table-cell office:value-type="float" office:value="30.36208" calcext:value-type="float">
            <text:p>30.36208</text:p>
          </table:table-cell>
          <table:table-cell office:value-type="float" office:value="21.83318" calcext:value-type="float">
            <text:p>21.83318</text:p>
          </table:table-cell>
          <table:table-cell office:value-type="float" office:value="19.69175" calcext:value-type="float">
            <text:p>19.69175</text:p>
          </table:table-cell>
          <table:table-cell office:value-type="float" office:value="15.11587" calcext:value-type="float">
            <text:p>15.11587</text:p>
          </table:table-cell>
          <table:table-cell office:value-type="float" office:value="7.382608" calcext:value-type="float">
            <text:p>7.382608</text:p>
          </table:table-cell>
          <table:table-cell office:value-type="float" office:value="3.800613" calcext:value-type="float">
            <text:p>3.800613</text:p>
          </table:table-cell>
          <table:table-cell office:value-type="float" office:value="2.253038" calcext:value-type="float">
            <text:p>2.253038</text:p>
          </table:table-cell>
          <table:table-cell office:value-type="float" office:value="1.461625" calcext:value-type="float">
            <text:p>1.461625</text:p>
          </table:table-cell>
          <table:table-cell office:value-type="float" office:value="8.142879" calcext:value-type="float">
            <text:p>8.142879</text:p>
          </table:table-cell>
          <table:table-cell office:value-type="float" office:value="0" calcext:value-type="float">
            <text:p>0</text:p>
          </table:table-cell>
          <table:table-cell office:value-type="float" office:value="-0.00003639429" calcext:value-type="float">
            <text:p>-3.639429E-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11.64165" calcext:value-type="float">
            <text:p>11.64165</text:p>
          </table:table-cell>
          <table:table-cell office:value-type="float" office:value="460.9796" calcext:value-type="float">
            <text:p>460.97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7186" calcext:value-type="float">
            <text:p>0.04267186</text:p>
          </table:table-cell>
          <table:table-cell office:value-type="float" office:value="9.531688" calcext:value-type="float">
            <text:p>9.531688</text:p>
          </table:table-cell>
          <table:table-cell office:value-type="float" office:value="0" calcext:value-type="float">
            <text:p>0</text:p>
          </table:table-cell>
          <table:table-cell office:value-type="float" office:value="0.003623211" calcext:value-type="float">
            <text:p>0.003623211</text:p>
          </table:table-cell>
          <table:table-cell office:value-type="float" office:value="0" calcext:value-type="float">
            <text:p>0</text:p>
          </table:table-cell>
          <table:table-cell office:value-type="float" office:value="0.004281638" calcext:value-type="float">
            <text:p>0.004281638</text:p>
          </table:table-cell>
          <table:table-cell office:value-type="float" office:value="-0.0002072218" calcext:value-type="float">
            <text:p>-0.0002072218</text:p>
          </table:table-cell>
          <table:table-cell office:value-type="float" office:value="0.0002863594" calcext:value-type="float">
            <text:p>0.0002863594</text:p>
          </table:table-cell>
          <table:table-cell office:value-type="float" office:value="0.000179949" calcext:value-type="float">
            <text:p>0.000179949</text:p>
          </table:table-cell>
          <table:table-cell office:value-type="float" office:value="5.144068" calcext:value-type="float">
            <text:p>5.144068</text:p>
          </table:table-cell>
          <table:table-cell office:value-type="float" office:value="0.01166859" calcext:value-type="float">
            <text:p>0.01166859</text:p>
          </table:table-cell>
          <table:table-cell office:value-type="float" office:value="0.01458721" calcext:value-type="float">
            <text:p>0.01458721</text:p>
          </table:table-cell>
          <table:table-cell office:value-type="float" office:value="0.01820797" calcext:value-type="float">
            <text:p>0.01820797</text:p>
          </table:table-cell>
          <table:table-cell office:value-type="float" office:value="0.02193187" calcext:value-type="float">
            <text:p>0.02193187</text:p>
          </table:table-cell>
          <table:table-cell office:value-type="float" office:value="0.01644712" calcext:value-type="float">
            <text:p>0.01644712</text:p>
          </table:table-cell>
          <table:table-cell office:value-type="float" office:value="0.02158074" calcext:value-type="float">
            <text:p>0.02158074</text:p>
          </table:table-cell>
          <table:table-cell office:value-type="float" office:value="0.01728348" calcext:value-type="float">
            <text:p>0.01728348</text:p>
          </table:table-cell>
          <table:table-cell office:value-type="float" office:value="0.01641666" calcext:value-type="float">
            <text:p>0.01641666</text:p>
          </table:table-cell>
          <table:table-cell office:value-type="float" office:value="31.0787" calcext:value-type="float">
            <text:p>31.0787</text:p>
          </table:table-cell>
          <table:table-cell office:value-type="float" office:value="22.19046" calcext:value-type="float">
            <text:p>22.19046</text:p>
          </table:table-cell>
          <table:table-cell office:value-type="float" office:value="19.65567" calcext:value-type="float">
            <text:p>19.65567</text:p>
          </table:table-cell>
          <table:table-cell office:value-type="float" office:value="14.97566" calcext:value-type="float">
            <text:p>14.97566</text:p>
          </table:table-cell>
          <table:table-cell office:value-type="float" office:value="7.340894" calcext:value-type="float">
            <text:p>7.340894</text:p>
          </table:table-cell>
          <table:table-cell office:value-type="float" office:value="3.771798" calcext:value-type="float">
            <text:p>3.771798</text:p>
          </table:table-cell>
          <table:table-cell office:value-type="float" office:value="2.242098" calcext:value-type="float">
            <text:p>2.242098</text:p>
          </table:table-cell>
          <table:table-cell office:value-type="float" office:value="1.45864" calcext:value-type="float">
            <text:p>1.45864</text:p>
          </table:table-cell>
          <table:table-cell office:value-type="float" office:value="8.157187" calcext:value-type="float">
            <text:p>8.157187</text:p>
          </table:table-cell>
          <table:table-cell office:value-type="float" office:value="0" calcext:value-type="float">
            <text:p>0</text:p>
          </table:table-cell>
          <table:table-cell office:value-type="float" office:value="-0.00003680821" calcext:value-type="float">
            <text:p>-3.680821E-0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11.64163" calcext:value-type="float">
            <text:p>11.64163</text:p>
          </table:table-cell>
          <table:table-cell office:value-type="float" office:value="460.9768" calcext:value-type="float">
            <text:p>460.9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8282" calcext:value-type="float">
            <text:p>0.04268282</text:p>
          </table:table-cell>
          <table:table-cell office:value-type="float" office:value="9.53698" calcext:value-type="float">
            <text:p>9.53698</text:p>
          </table:table-cell>
          <table:table-cell office:value-type="float" office:value="0" calcext:value-type="float">
            <text:p>0</text:p>
          </table:table-cell>
          <table:table-cell office:value-type="float" office:value="0.00366183" calcext:value-type="float">
            <text:p>0.00366183</text:p>
          </table:table-cell>
          <table:table-cell office:value-type="float" office:value="0" calcext:value-type="float">
            <text:p>0</text:p>
          </table:table-cell>
          <table:table-cell office:value-type="float" office:value="0.001089029" calcext:value-type="float">
            <text:p>0.001089029</text:p>
          </table:table-cell>
          <table:table-cell office:value-type="float" office:value="-0.0002088402" calcext:value-type="float">
            <text:p>-0.0002088402</text:p>
          </table:table-cell>
          <table:table-cell office:value-type="float" office:value="0.000290254" calcext:value-type="float">
            <text:p>0.000290254</text:p>
          </table:table-cell>
          <table:table-cell office:value-type="float" office:value="0.0001818763" calcext:value-type="float">
            <text:p>0.0001818763</text:p>
          </table:table-cell>
          <table:table-cell office:value-type="float" office:value="5.142375" calcext:value-type="float">
            <text:p>5.142375</text:p>
          </table:table-cell>
          <table:table-cell office:value-type="float" office:value="0.01187211" calcext:value-type="float">
            <text:p>0.01187211</text:p>
          </table:table-cell>
          <table:table-cell office:value-type="float" office:value="0.01461302" calcext:value-type="float">
            <text:p>0.01461302</text:p>
          </table:table-cell>
          <table:table-cell office:value-type="float" office:value="0.01811676" calcext:value-type="float">
            <text:p>0.01811676</text:p>
          </table:table-cell>
          <table:table-cell office:value-type="float" office:value="0.02189207" calcext:value-type="float">
            <text:p>0.02189207</text:p>
          </table:table-cell>
          <table:table-cell office:value-type="float" office:value="0.01640725" calcext:value-type="float">
            <text:p>0.01640725</text:p>
          </table:table-cell>
          <table:table-cell office:value-type="float" office:value="0.021581" calcext:value-type="float">
            <text:p>0.021581</text:p>
          </table:table-cell>
          <table:table-cell office:value-type="float" office:value="0.01735029" calcext:value-type="float">
            <text:p>0.01735029</text:p>
          </table:table-cell>
          <table:table-cell office:value-type="float" office:value="0.01642232" calcext:value-type="float">
            <text:p>0.01642232</text:p>
          </table:table-cell>
          <table:table-cell office:value-type="float" office:value="31.7089" calcext:value-type="float">
            <text:p>31.7089</text:p>
          </table:table-cell>
          <table:table-cell office:value-type="float" office:value="22.50614" calcext:value-type="float">
            <text:p>22.50614</text:p>
          </table:table-cell>
          <table:table-cell office:value-type="float" office:value="19.59908" calcext:value-type="float">
            <text:p>19.59908</text:p>
          </table:table-cell>
          <table:table-cell office:value-type="float" office:value="14.87679" calcext:value-type="float">
            <text:p>14.87679</text:p>
          </table:table-cell>
          <table:table-cell office:value-type="float" office:value="7.286912" calcext:value-type="float">
            <text:p>7.286912</text:p>
          </table:table-cell>
          <table:table-cell office:value-type="float" office:value="3.741028" calcext:value-type="float">
            <text:p>3.741028</text:p>
          </table:table-cell>
          <table:table-cell office:value-type="float" office:value="2.233603" calcext:value-type="float">
            <text:p>2.233603</text:p>
          </table:table-cell>
          <table:table-cell office:value-type="float" office:value="1.455622" calcext:value-type="float">
            <text:p>1.455622</text:p>
          </table:table-cell>
          <table:table-cell office:value-type="float" office:value="8.171026" calcext:value-type="float">
            <text:p>8.171026</text:p>
          </table:table-cell>
          <table:table-cell office:value-type="float" office:value="0" calcext:value-type="float">
            <text:p>0</text:p>
          </table:table-cell>
          <table:table-cell office:value-type="float" office:value="-0.00003722198" calcext:value-type="float">
            <text:p>-3.722198E-0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11.64159" calcext:value-type="float">
            <text:p>11.64159</text:p>
          </table:table-cell>
          <table:table-cell office:value-type="float" office:value="460.9741" calcext:value-type="float">
            <text:p>460.9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8233" calcext:value-type="float">
            <text:p>0.04268233</text:p>
          </table:table-cell>
          <table:table-cell office:value-type="float" office:value="9.542281" calcext:value-type="float">
            <text:p>9.542281</text:p>
          </table:table-cell>
          <table:table-cell office:value-type="float" office:value="0" calcext:value-type="float">
            <text:p>0</text:p>
          </table:table-cell>
          <table:table-cell office:value-type="float" office:value="0.003700337" calcext:value-type="float">
            <text:p>0.003700337</text:p>
          </table:table-cell>
          <table:table-cell office:value-type="float" office:value="0" calcext:value-type="float">
            <text:p>0</text:p>
          </table:table-cell>
          <table:table-cell office:value-type="float" office:value="-0.002085526" calcext:value-type="float">
            <text:p>-0.002085526</text:p>
          </table:table-cell>
          <table:table-cell office:value-type="float" office:value="-0.0002112908" calcext:value-type="float">
            <text:p>-0.0002112908</text:p>
          </table:table-cell>
          <table:table-cell office:value-type="float" office:value="0.0002941784" calcext:value-type="float">
            <text:p>0.0002941784</text:p>
          </table:table-cell>
          <table:table-cell office:value-type="float" office:value="0.0001836491" calcext:value-type="float">
            <text:p>0.0001836491</text:p>
          </table:table-cell>
          <table:table-cell office:value-type="float" office:value="5.140661" calcext:value-type="float">
            <text:p>5.140661</text:p>
          </table:table-cell>
          <table:table-cell office:value-type="float" office:value="0.01206153" calcext:value-type="float">
            <text:p>0.01206153</text:p>
          </table:table-cell>
          <table:table-cell office:value-type="float" office:value="0.01463918" calcext:value-type="float">
            <text:p>0.01463918</text:p>
          </table:table-cell>
          <table:table-cell office:value-type="float" office:value="0.01794623" calcext:value-type="float">
            <text:p>0.01794623</text:p>
          </table:table-cell>
          <table:table-cell office:value-type="float" office:value="0.02182349" calcext:value-type="float">
            <text:p>0.02182349</text:p>
          </table:table-cell>
          <table:table-cell office:value-type="float" office:value="0.01633925" calcext:value-type="float">
            <text:p>0.01633925</text:p>
          </table:table-cell>
          <table:table-cell office:value-type="float" office:value="0.02156393" calcext:value-type="float">
            <text:p>0.02156393</text:p>
          </table:table-cell>
          <table:table-cell office:value-type="float" office:value="0.01741244" calcext:value-type="float">
            <text:p>0.01741244</text:p>
          </table:table-cell>
          <table:table-cell office:value-type="float" office:value="0.01642723" calcext:value-type="float">
            <text:p>0.01642723</text:p>
          </table:table-cell>
          <table:table-cell office:value-type="float" office:value="32.5137" calcext:value-type="float">
            <text:p>32.5137</text:p>
          </table:table-cell>
          <table:table-cell office:value-type="float" office:value="22.81054" calcext:value-type="float">
            <text:p>22.81054</text:p>
          </table:table-cell>
          <table:table-cell office:value-type="float" office:value="19.53637" calcext:value-type="float">
            <text:p>19.53637</text:p>
          </table:table-cell>
          <table:table-cell office:value-type="float" office:value="14.82595" calcext:value-type="float">
            <text:p>14.82595</text:p>
          </table:table-cell>
          <table:table-cell office:value-type="float" office:value="7.228828" calcext:value-type="float">
            <text:p>7.228828</text:p>
          </table:table-cell>
          <table:table-cell office:value-type="float" office:value="3.714794" calcext:value-type="float">
            <text:p>3.714794</text:p>
          </table:table-cell>
          <table:table-cell office:value-type="float" office:value="2.22624" calcext:value-type="float">
            <text:p>2.22624</text:p>
          </table:table-cell>
          <table:table-cell office:value-type="float" office:value="1.45256" calcext:value-type="float">
            <text:p>1.45256</text:p>
          </table:table-cell>
          <table:table-cell office:value-type="float" office:value="8.183903" calcext:value-type="float">
            <text:p>8.183903</text:p>
          </table:table-cell>
          <table:table-cell office:value-type="float" office:value="0" calcext:value-type="float">
            <text:p>0</text:p>
          </table:table-cell>
          <table:table-cell office:value-type="float" office:value="-0.00003763521" calcext:value-type="float">
            <text:p>-3.763521E-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11.64155" calcext:value-type="float">
            <text:p>11.64155</text:p>
          </table:table-cell>
          <table:table-cell office:value-type="float" office:value="460.9714" calcext:value-type="float">
            <text:p>460.97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7106" calcext:value-type="float">
            <text:p>0.04267106</text:p>
          </table:table-cell>
          <table:table-cell office:value-type="float" office:value="9.546487" calcext:value-type="float">
            <text:p>9.546487</text:p>
          </table:table-cell>
          <table:table-cell office:value-type="float" office:value="0" calcext:value-type="float">
            <text:p>0</text:p>
          </table:table-cell>
          <table:table-cell office:value-type="float" office:value="0.003738673" calcext:value-type="float">
            <text:p>0.003738673</text:p>
          </table:table-cell>
          <table:table-cell office:value-type="float" office:value="0" calcext:value-type="float">
            <text:p>0</text:p>
          </table:table-cell>
          <table:table-cell office:value-type="float" office:value="-0.004162086" calcext:value-type="float">
            <text:p>-0.004162086</text:p>
          </table:table-cell>
          <table:table-cell office:value-type="float" office:value="-0.0002124056" calcext:value-type="float">
            <text:p>-0.0002124056</text:p>
          </table:table-cell>
          <table:table-cell office:value-type="float" office:value="0.0002984842" calcext:value-type="float">
            <text:p>0.0002984842</text:p>
          </table:table-cell>
          <table:table-cell office:value-type="float" office:value="0.0001854071" calcext:value-type="float">
            <text:p>0.0001854071</text:p>
          </table:table-cell>
          <table:table-cell office:value-type="float" office:value="5.138925" calcext:value-type="float">
            <text:p>5.138925</text:p>
          </table:table-cell>
          <table:table-cell office:value-type="float" office:value="0.01220706" calcext:value-type="float">
            <text:p>0.01220706</text:p>
          </table:table-cell>
          <table:table-cell office:value-type="float" office:value="0.01461898" calcext:value-type="float">
            <text:p>0.01461898</text:p>
          </table:table-cell>
          <table:table-cell office:value-type="float" office:value="0.01773746" calcext:value-type="float">
            <text:p>0.01773746</text:p>
          </table:table-cell>
          <table:table-cell office:value-type="float" office:value="0.0217175" calcext:value-type="float">
            <text:p>0.0217175</text:p>
          </table:table-cell>
          <table:table-cell office:value-type="float" office:value="0.01626533" calcext:value-type="float">
            <text:p>0.01626533</text:p>
          </table:table-cell>
          <table:table-cell office:value-type="float" office:value="0.02150929" calcext:value-type="float">
            <text:p>0.02150929</text:p>
          </table:table-cell>
          <table:table-cell office:value-type="float" office:value="0.01746696" calcext:value-type="float">
            <text:p>0.01746696</text:p>
          </table:table-cell>
          <table:table-cell office:value-type="float" office:value="0.0164308" calcext:value-type="float">
            <text:p>0.0164308</text:p>
          </table:table-cell>
          <table:table-cell office:value-type="float" office:value="33.45742" calcext:value-type="float">
            <text:p>33.45742</text:p>
          </table:table-cell>
          <table:table-cell office:value-type="float" office:value="23.03662" calcext:value-type="float">
            <text:p>23.03662</text:p>
          </table:table-cell>
          <table:table-cell office:value-type="float" office:value="19.48914" calcext:value-type="float">
            <text:p>19.48914</text:p>
          </table:table-cell>
          <table:table-cell office:value-type="float" office:value="14.81749" calcext:value-type="float">
            <text:p>14.81749</text:p>
          </table:table-cell>
          <table:table-cell office:value-type="float" office:value="7.177618" calcext:value-type="float">
            <text:p>7.177618</text:p>
          </table:table-cell>
          <table:table-cell office:value-type="float" office:value="3.684827" calcext:value-type="float">
            <text:p>3.684827</text:p>
          </table:table-cell>
          <table:table-cell office:value-type="float" office:value="2.218777" calcext:value-type="float">
            <text:p>2.218777</text:p>
          </table:table-cell>
          <table:table-cell office:value-type="float" office:value="1.449337" calcext:value-type="float">
            <text:p>1.449337</text:p>
          </table:table-cell>
          <table:table-cell office:value-type="float" office:value="8.196049" calcext:value-type="float">
            <text:p>8.196049</text:p>
          </table:table-cell>
          <table:table-cell office:value-type="float" office:value="0" calcext:value-type="float">
            <text:p>0</text:p>
          </table:table-cell>
          <table:table-cell office:value-type="float" office:value="-0.00003805014" calcext:value-type="float">
            <text:p>-3.805014E-0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11.64152" calcext:value-type="float">
            <text:p>11.64152</text:p>
          </table:table-cell>
          <table:table-cell office:value-type="float" office:value="460.9687" calcext:value-type="float">
            <text:p>460.9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5014" calcext:value-type="float">
            <text:p>0.04265014</text:p>
          </table:table-cell>
          <table:table-cell office:value-type="float" office:value="9.545904" calcext:value-type="float">
            <text:p>9.545904</text:p>
          </table:table-cell>
          <table:table-cell office:value-type="float" office:value="0" calcext:value-type="float">
            <text:p>0</text:p>
          </table:table-cell>
          <table:table-cell office:value-type="float" office:value="0.003776993" calcext:value-type="float">
            <text:p>0.003776993</text:p>
          </table:table-cell>
          <table:table-cell office:value-type="float" office:value="0" calcext:value-type="float">
            <text:p>0</text:p>
          </table:table-cell>
          <table:table-cell office:value-type="float" office:value="-0.001450592" calcext:value-type="float">
            <text:p>-0.001450592</text:p>
          </table:table-cell>
          <table:table-cell office:value-type="float" office:value="-0.0002100125" calcext:value-type="float">
            <text:p>-0.0002100125</text:p>
          </table:table-cell>
          <table:table-cell office:value-type="float" office:value="0.0003031722" calcext:value-type="float">
            <text:p>0.0003031722</text:p>
          </table:table-cell>
          <table:table-cell office:value-type="float" office:value="0.0001873041" calcext:value-type="float">
            <text:p>0.0001873041</text:p>
          </table:table-cell>
          <table:table-cell office:value-type="float" office:value="5.137212" calcext:value-type="float">
            <text:p>5.137212</text:p>
          </table:table-cell>
          <table:table-cell office:value-type="float" office:value="0.01254449" calcext:value-type="float">
            <text:p>0.01254449</text:p>
          </table:table-cell>
          <table:table-cell office:value-type="float" office:value="0.01458785" calcext:value-type="float">
            <text:p>0.01458785</text:p>
          </table:table-cell>
          <table:table-cell office:value-type="float" office:value="0.0175367" calcext:value-type="float">
            <text:p>0.0175367</text:p>
          </table:table-cell>
          <table:table-cell office:value-type="float" office:value="0.02156214" calcext:value-type="float">
            <text:p>0.02156214</text:p>
          </table:table-cell>
          <table:table-cell office:value-type="float" office:value="0.01616944" calcext:value-type="float">
            <text:p>0.01616944</text:p>
          </table:table-cell>
          <table:table-cell office:value-type="float" office:value="0.02143069" calcext:value-type="float">
            <text:p>0.02143069</text:p>
          </table:table-cell>
          <table:table-cell office:value-type="float" office:value="0.01749292" calcext:value-type="float">
            <text:p>0.01749292</text:p>
          </table:table-cell>
          <table:table-cell office:value-type="float" office:value="0.01643316" calcext:value-type="float">
            <text:p>0.01643316</text:p>
          </table:table-cell>
          <table:table-cell office:value-type="float" office:value="36.98069" calcext:value-type="float">
            <text:p>36.98069</text:p>
          </table:table-cell>
          <table:table-cell office:value-type="float" office:value="23.31612" calcext:value-type="float">
            <text:p>23.31612</text:p>
          </table:table-cell>
          <table:table-cell office:value-type="float" office:value="19.45102" calcext:value-type="float">
            <text:p>19.45102</text:p>
          </table:table-cell>
          <table:table-cell office:value-type="float" office:value="14.82071" calcext:value-type="float">
            <text:p>14.82071</text:p>
          </table:table-cell>
          <table:table-cell office:value-type="float" office:value="7.12048" calcext:value-type="float">
            <text:p>7.12048</text:p>
          </table:table-cell>
          <table:table-cell office:value-type="float" office:value="3.656547" calcext:value-type="float">
            <text:p>3.656547</text:p>
          </table:table-cell>
          <table:table-cell office:value-type="float" office:value="2.204049" calcext:value-type="float">
            <text:p>2.204049</text:p>
          </table:table-cell>
          <table:table-cell office:value-type="float" office:value="1.446597" calcext:value-type="float">
            <text:p>1.446597</text:p>
          </table:table-cell>
          <table:table-cell office:value-type="float" office:value="8.203526" calcext:value-type="float">
            <text:p>8.203526</text:p>
          </table:table-cell>
          <table:table-cell office:value-type="float" office:value="0" calcext:value-type="float">
            <text:p>0</text:p>
          </table:table-cell>
          <table:table-cell office:value-type="float" office:value="-0.00003847529" calcext:value-type="float">
            <text:p>-3.847529E-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11.64154" calcext:value-type="float">
            <text:p>11.64154</text:p>
          </table:table-cell>
          <table:table-cell office:value-type="float" office:value="460.966" calcext:value-type="float">
            <text:p>460.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3278" calcext:value-type="float">
            <text:p>0.04263278</text:p>
          </table:table-cell>
          <table:table-cell office:value-type="float" office:value="9.544969" calcext:value-type="float">
            <text:p>9.544969</text:p>
          </table:table-cell>
          <table:table-cell office:value-type="float" office:value="0" calcext:value-type="float">
            <text:p>0</text:p>
          </table:table-cell>
          <table:table-cell office:value-type="float" office:value="0.003816419" calcext:value-type="float">
            <text:p>0.003816419</text:p>
          </table:table-cell>
          <table:table-cell office:value-type="float" office:value="0" calcext:value-type="float">
            <text:p>0</text:p>
          </table:table-cell>
          <table:table-cell office:value-type="float" office:value="0.001560209" calcext:value-type="float">
            <text:p>0.001560209</text:p>
          </table:table-cell>
          <table:table-cell office:value-type="float" office:value="-0.0002098391" calcext:value-type="float">
            <text:p>-0.0002098391</text:p>
          </table:table-cell>
          <table:table-cell office:value-type="float" office:value="0.0003080305" calcext:value-type="float">
            <text:p>0.0003080305</text:p>
          </table:table-cell>
          <table:table-cell office:value-type="float" office:value="0.0001897855" calcext:value-type="float">
            <text:p>0.0001897855</text:p>
          </table:table-cell>
          <table:table-cell office:value-type="float" office:value="5.135639" calcext:value-type="float">
            <text:p>5.135639</text:p>
          </table:table-cell>
          <table:table-cell office:value-type="float" office:value="0.01270365" calcext:value-type="float">
            <text:p>0.01270365</text:p>
          </table:table-cell>
          <table:table-cell office:value-type="float" office:value="0.0146568" calcext:value-type="float">
            <text:p>0.0146568</text:p>
          </table:table-cell>
          <table:table-cell office:value-type="float" office:value="0.01743658" calcext:value-type="float">
            <text:p>0.01743658</text:p>
          </table:table-cell>
          <table:table-cell office:value-type="float" office:value="0.02140493" calcext:value-type="float">
            <text:p>0.02140493</text:p>
          </table:table-cell>
          <table:table-cell office:value-type="float" office:value="0.01613387" calcext:value-type="float">
            <text:p>0.01613387</text:p>
          </table:table-cell>
          <table:table-cell office:value-type="float" office:value="0.02140533" calcext:value-type="float">
            <text:p>0.02140533</text:p>
          </table:table-cell>
          <table:table-cell office:value-type="float" office:value="0.01742262" calcext:value-type="float">
            <text:p>0.01742262</text:p>
          </table:table-cell>
          <table:table-cell office:value-type="float" office:value="0.01644299" calcext:value-type="float">
            <text:p>0.01644299</text:p>
          </table:table-cell>
          <table:table-cell office:value-type="float" office:value="41.10531" calcext:value-type="float">
            <text:p>41.10531</text:p>
          </table:table-cell>
          <table:table-cell office:value-type="float" office:value="24.05572" calcext:value-type="float">
            <text:p>24.05572</text:p>
          </table:table-cell>
          <table:table-cell office:value-type="float" office:value="19.48142" calcext:value-type="float">
            <text:p>19.48142</text:p>
          </table:table-cell>
          <table:table-cell office:value-type="float" office:value="14.80559" calcext:value-type="float">
            <text:p>14.80559</text:p>
          </table:table-cell>
          <table:table-cell office:value-type="float" office:value="7.090417" calcext:value-type="float">
            <text:p>7.090417</text:p>
          </table:table-cell>
          <table:table-cell office:value-type="float" office:value="3.640165" calcext:value-type="float">
            <text:p>3.640165</text:p>
          </table:table-cell>
          <table:table-cell office:value-type="float" office:value="2.155714" calcext:value-type="float">
            <text:p>2.155714</text:p>
          </table:table-cell>
          <table:table-cell office:value-type="float" office:value="1.446818" calcext:value-type="float">
            <text:p>1.446818</text:p>
          </table:table-cell>
          <table:table-cell office:value-type="float" office:value="8.208496" calcext:value-type="float">
            <text:p>8.208496</text:p>
          </table:table-cell>
          <table:table-cell office:value-type="float" office:value="0" calcext:value-type="float">
            <text:p>0</text:p>
          </table:table-cell>
          <table:table-cell office:value-type="float" office:value="-0.00003890919" calcext:value-type="float">
            <text:p>-3.890919E-0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11.6416" calcext:value-type="float">
            <text:p>11.6416</text:p>
          </table:table-cell>
          <table:table-cell office:value-type="float" office:value="460.9633" calcext:value-type="float">
            <text:p>460.9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2832" calcext:value-type="float">
            <text:p>0.04262832</text:p>
          </table:table-cell>
          <table:table-cell office:value-type="float" office:value="9.543901" calcext:value-type="float">
            <text:p>9.543901</text:p>
          </table:table-cell>
          <table:table-cell office:value-type="float" office:value="0" calcext:value-type="float">
            <text:p>0</text:p>
          </table:table-cell>
          <table:table-cell office:value-type="float" office:value="0.003856301" calcext:value-type="float">
            <text:p>0.003856301</text:p>
          </table:table-cell>
          <table:table-cell office:value-type="float" office:value="0" calcext:value-type="float">
            <text:p>0</text:p>
          </table:table-cell>
          <table:table-cell office:value-type="float" office:value="0.004648498" calcext:value-type="float">
            <text:p>0.004648498</text:p>
          </table:table-cell>
          <table:table-cell office:value-type="float" office:value="-0.0002081397" calcext:value-type="float">
            <text:p>-0.0002081397</text:p>
          </table:table-cell>
          <table:table-cell office:value-type="float" office:value="0.0003129982" calcext:value-type="float">
            <text:p>0.0003129982</text:p>
          </table:table-cell>
          <table:table-cell office:value-type="float" office:value="0.0001926601" calcext:value-type="float">
            <text:p>0.0001926601</text:p>
          </table:table-cell>
          <table:table-cell office:value-type="float" office:value="5.13418" calcext:value-type="float">
            <text:p>5.13418</text:p>
          </table:table-cell>
          <table:table-cell office:value-type="float" office:value="0.01293021" calcext:value-type="float">
            <text:p>0.01293021</text:p>
          </table:table-cell>
          <table:table-cell office:value-type="float" office:value="0.01471068" calcext:value-type="float">
            <text:p>0.01471068</text:p>
          </table:table-cell>
          <table:table-cell office:value-type="float" office:value="0.0174359" calcext:value-type="float">
            <text:p>0.0174359</text:p>
          </table:table-cell>
          <table:table-cell office:value-type="float" office:value="0.02128886" calcext:value-type="float">
            <text:p>0.02128886</text:p>
          </table:table-cell>
          <table:table-cell office:value-type="float" office:value="0.01614713" calcext:value-type="float">
            <text:p>0.01614713</text:p>
          </table:table-cell>
          <table:table-cell office:value-type="float" office:value="0.02132645" calcext:value-type="float">
            <text:p>0.02132645</text:p>
          </table:table-cell>
          <table:table-cell office:value-type="float" office:value="0.01738807" calcext:value-type="float">
            <text:p>0.01738807</text:p>
          </table:table-cell>
          <table:table-cell office:value-type="float" office:value="0.01645377" calcext:value-type="float">
            <text:p>0.01645377</text:p>
          </table:table-cell>
          <table:table-cell office:value-type="float" office:value="43.65903" calcext:value-type="float">
            <text:p>43.65903</text:p>
          </table:table-cell>
          <table:table-cell office:value-type="float" office:value="24.75022" calcext:value-type="float">
            <text:p>24.75022</text:p>
          </table:table-cell>
          <table:table-cell office:value-type="float" office:value="19.56895" calcext:value-type="float">
            <text:p>19.56895</text:p>
          </table:table-cell>
          <table:table-cell office:value-type="float" office:value="14.74595" calcext:value-type="float">
            <text:p>14.74595</text:p>
          </table:table-cell>
          <table:table-cell office:value-type="float" office:value="7.064445" calcext:value-type="float">
            <text:p>7.064445</text:p>
          </table:table-cell>
          <table:table-cell office:value-type="float" office:value="3.587176" calcext:value-type="float">
            <text:p>3.587176</text:p>
          </table:table-cell>
          <table:table-cell office:value-type="float" office:value="2.117813" calcext:value-type="float">
            <text:p>2.117813</text:p>
          </table:table-cell>
          <table:table-cell office:value-type="float" office:value="1.447281" calcext:value-type="float">
            <text:p>1.447281</text:p>
          </table:table-cell>
          <table:table-cell office:value-type="float" office:value="8.214018" calcext:value-type="float">
            <text:p>8.214018</text:p>
          </table:table-cell>
          <table:table-cell office:value-type="float" office:value="0" calcext:value-type="float">
            <text:p>0</text:p>
          </table:table-cell>
          <table:table-cell office:value-type="float" office:value="-0.00003934961" calcext:value-type="float">
            <text:p>-3.934961E-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11.64169" calcext:value-type="float">
            <text:p>11.64169</text:p>
          </table:table-cell>
          <table:table-cell office:value-type="float" office:value="460.9608" calcext:value-type="float">
            <text:p>460.9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2801" calcext:value-type="float">
            <text:p>0.04262801</text:p>
          </table:table-cell>
          <table:table-cell office:value-type="float" office:value="9.542665" calcext:value-type="float">
            <text:p>9.542665</text:p>
          </table:table-cell>
          <table:table-cell office:value-type="float" office:value="0" calcext:value-type="float">
            <text:p>0</text:p>
          </table:table-cell>
          <table:table-cell office:value-type="float" office:value="0.003896722" calcext:value-type="float">
            <text:p>0.003896722</text:p>
          </table:table-cell>
          <table:table-cell office:value-type="float" office:value="0" calcext:value-type="float">
            <text:p>0</text:p>
          </table:table-cell>
          <table:table-cell office:value-type="float" office:value="0.007869727" calcext:value-type="float">
            <text:p>0.007869727</text:p>
          </table:table-cell>
          <table:table-cell office:value-type="float" office:value="-0.000208573" calcext:value-type="float">
            <text:p>-0.000208573</text:p>
          </table:table-cell>
          <table:table-cell office:value-type="float" office:value="0.000318043" calcext:value-type="float">
            <text:p>0.000318043</text:p>
          </table:table-cell>
          <table:table-cell office:value-type="float" office:value="0.0001958295" calcext:value-type="float">
            <text:p>0.0001958295</text:p>
          </table:table-cell>
          <table:table-cell office:value-type="float" office:value="5.132807" calcext:value-type="float">
            <text:p>5.132807</text:p>
          </table:table-cell>
          <table:table-cell office:value-type="float" office:value="0.01288168" calcext:value-type="float">
            <text:p>0.01288168</text:p>
          </table:table-cell>
          <table:table-cell office:value-type="float" office:value="0.01490523" calcext:value-type="float">
            <text:p>0.01490523</text:p>
          </table:table-cell>
          <table:table-cell office:value-type="float" office:value="0.01749621" calcext:value-type="float">
            <text:p>0.01749621</text:p>
          </table:table-cell>
          <table:table-cell office:value-type="float" office:value="0.02115666" calcext:value-type="float">
            <text:p>0.02115666</text:p>
          </table:table-cell>
          <table:table-cell office:value-type="float" office:value="0.01614064" calcext:value-type="float">
            <text:p>0.01614064</text:p>
          </table:table-cell>
          <table:table-cell office:value-type="float" office:value="0.02134194" calcext:value-type="float">
            <text:p>0.02134194</text:p>
          </table:table-cell>
          <table:table-cell office:value-type="float" office:value="0.01729833" calcext:value-type="float">
            <text:p>0.01729833</text:p>
          </table:table-cell>
          <table:table-cell office:value-type="float" office:value="0.01646527" calcext:value-type="float">
            <text:p>0.01646527</text:p>
          </table:table-cell>
          <table:table-cell office:value-type="float" office:value="43.32691" calcext:value-type="float">
            <text:p>43.32691</text:p>
          </table:table-cell>
          <table:table-cell office:value-type="float" office:value="26.16581" calcext:value-type="float">
            <text:p>26.16581</text:p>
          </table:table-cell>
          <table:table-cell office:value-type="float" office:value="19.69686" calcext:value-type="float">
            <text:p>19.69686</text:p>
          </table:table-cell>
          <table:table-cell office:value-type="float" office:value="14.61101" calcext:value-type="float">
            <text:p>14.61101</text:p>
          </table:table-cell>
          <table:table-cell office:value-type="float" office:value="7.033746" calcext:value-type="float">
            <text:p>7.033746</text:p>
          </table:table-cell>
          <table:table-cell office:value-type="float" office:value="3.570169" calcext:value-type="float">
            <text:p>3.570169</text:p>
          </table:table-cell>
          <table:table-cell office:value-type="float" office:value="2.064101" calcext:value-type="float">
            <text:p>2.064101</text:p>
          </table:table-cell>
          <table:table-cell office:value-type="float" office:value="1.448619" calcext:value-type="float">
            <text:p>1.448619</text:p>
          </table:table-cell>
          <table:table-cell office:value-type="float" office:value="8.222796" calcext:value-type="float">
            <text:p>8.222796</text:p>
          </table:table-cell>
          <table:table-cell office:value-type="float" office:value="0" calcext:value-type="float">
            <text:p>0</text:p>
          </table:table-cell>
          <table:table-cell office:value-type="float" office:value="-0.0000397991" calcext:value-type="float">
            <text:p>-3.97991E-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11.64182" calcext:value-type="float">
            <text:p>11.64182</text:p>
          </table:table-cell>
          <table:table-cell office:value-type="float" office:value="460.9582" calcext:value-type="float">
            <text:p>460.9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4454" calcext:value-type="float">
            <text:p>0.04264454</text:p>
          </table:table-cell>
          <table:table-cell office:value-type="float" office:value="9.539946" calcext:value-type="float">
            <text:p>9.539946</text:p>
          </table:table-cell>
          <table:table-cell office:value-type="float" office:value="0" calcext:value-type="float">
            <text:p>0</text:p>
          </table:table-cell>
          <table:table-cell office:value-type="float" office:value="0.003942386" calcext:value-type="float">
            <text:p>0.003942386</text:p>
          </table:table-cell>
          <table:table-cell office:value-type="float" office:value="0" calcext:value-type="float">
            <text:p>0</text:p>
          </table:table-cell>
          <table:table-cell office:value-type="float" office:value="0.01250867" calcext:value-type="float">
            <text:p>0.01250867</text:p>
          </table:table-cell>
          <table:table-cell office:value-type="float" office:value="-0.0002111017" calcext:value-type="float">
            <text:p>-0.0002111017</text:p>
          </table:table-cell>
          <table:table-cell office:value-type="float" office:value="0.0003232127" calcext:value-type="float">
            <text:p>0.0003232127</text:p>
          </table:table-cell>
          <table:table-cell office:value-type="float" office:value="0.0001993505" calcext:value-type="float">
            <text:p>0.0001993505</text:p>
          </table:table-cell>
          <table:table-cell office:value-type="float" office:value="5.131532" calcext:value-type="float">
            <text:p>5.131532</text:p>
          </table:table-cell>
          <table:table-cell office:value-type="float" office:value="0.01178208" calcext:value-type="float">
            <text:p>0.01178208</text:p>
          </table:table-cell>
          <table:table-cell office:value-type="float" office:value="0.01511134" calcext:value-type="float">
            <text:p>0.01511134</text:p>
          </table:table-cell>
          <table:table-cell office:value-type="float" office:value="0.017642" calcext:value-type="float">
            <text:p>0.017642</text:p>
          </table:table-cell>
          <table:table-cell office:value-type="float" office:value="0.02110016" calcext:value-type="float">
            <text:p>0.02110016</text:p>
          </table:table-cell>
          <table:table-cell office:value-type="float" office:value="0.01629401" calcext:value-type="float">
            <text:p>0.01629401</text:p>
          </table:table-cell>
          <table:table-cell office:value-type="float" office:value="0.02140342" calcext:value-type="float">
            <text:p>0.02140342</text:p>
          </table:table-cell>
          <table:table-cell office:value-type="float" office:value="0.01704054" calcext:value-type="float">
            <text:p>0.01704054</text:p>
          </table:table-cell>
          <table:table-cell office:value-type="float" office:value="0.01649069" calcext:value-type="float">
            <text:p>0.01649069</text:p>
          </table:table-cell>
          <table:table-cell office:value-type="float" office:value="29.97088" calcext:value-type="float">
            <text:p>29.97088</text:p>
          </table:table-cell>
          <table:table-cell office:value-type="float" office:value="27.81296" calcext:value-type="float">
            <text:p>27.81296</text:p>
          </table:table-cell>
          <table:table-cell office:value-type="float" office:value="19.93243" calcext:value-type="float">
            <text:p>19.93243</text:p>
          </table:table-cell>
          <table:table-cell office:value-type="float" office:value="14.44113" calcext:value-type="float">
            <text:p>14.44113</text:p>
          </table:table-cell>
          <table:table-cell office:value-type="float" office:value="7.017256" calcext:value-type="float">
            <text:p>7.017256</text:p>
          </table:table-cell>
          <table:table-cell office:value-type="float" office:value="3.530829" calcext:value-type="float">
            <text:p>3.530829</text:p>
          </table:table-cell>
          <table:table-cell office:value-type="float" office:value="1.958695" calcext:value-type="float">
            <text:p>1.958695</text:p>
          </table:table-cell>
          <table:table-cell office:value-type="float" office:value="1.455118" calcext:value-type="float">
            <text:p>1.455118</text:p>
          </table:table-cell>
          <table:table-cell office:value-type="float" office:value="8.255161" calcext:value-type="float">
            <text:p>8.255161</text:p>
          </table:table-cell>
          <table:table-cell office:value-type="float" office:value="0" calcext:value-type="float">
            <text:p>0</text:p>
          </table:table-cell>
          <table:table-cell office:value-type="float" office:value="-0.00004025041" calcext:value-type="float">
            <text:p>-4.025041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11.64197" calcext:value-type="float">
            <text:p>11.64197</text:p>
          </table:table-cell>
          <table:table-cell office:value-type="float" office:value="460.9556" calcext:value-type="float">
            <text:p>460.9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7316" calcext:value-type="float">
            <text:p>0.04267316</text:p>
          </table:table-cell>
          <table:table-cell office:value-type="float" office:value="9.53476" calcext:value-type="float">
            <text:p>9.53476</text:p>
          </table:table-cell>
          <table:table-cell office:value-type="float" office:value="0" calcext:value-type="float">
            <text:p>0</text:p>
          </table:table-cell>
          <table:table-cell office:value-type="float" office:value="0.003995491" calcext:value-type="float">
            <text:p>0.003995491</text:p>
          </table:table-cell>
          <table:table-cell office:value-type="float" office:value="0" calcext:value-type="float">
            <text:p>0</text:p>
          </table:table-cell>
          <table:table-cell office:value-type="float" office:value="0.0195772" calcext:value-type="float">
            <text:p>0.0195772</text:p>
          </table:table-cell>
          <table:table-cell office:value-type="float" office:value="-0.0002121815" calcext:value-type="float">
            <text:p>-0.0002121815</text:p>
          </table:table-cell>
          <table:table-cell office:value-type="float" office:value="0.0003283976" calcext:value-type="float">
            <text:p>0.0003283976</text:p>
          </table:table-cell>
          <table:table-cell office:value-type="float" office:value="0.0002030625" calcext:value-type="float">
            <text:p>0.0002030625</text:p>
          </table:table-cell>
          <table:table-cell office:value-type="float" office:value="5.130326" calcext:value-type="float">
            <text:p>5.130326</text:p>
          </table:table-cell>
          <table:table-cell office:value-type="float" office:value="0.01223673" calcext:value-type="float">
            <text:p>0.01223673</text:p>
          </table:table-cell>
          <table:table-cell office:value-type="float" office:value="0.01520922" calcext:value-type="float">
            <text:p>0.01520922</text:p>
          </table:table-cell>
          <table:table-cell office:value-type="float" office:value="0.01785229" calcext:value-type="float">
            <text:p>0.01785229</text:p>
          </table:table-cell>
          <table:table-cell office:value-type="float" office:value="0.02113419" calcext:value-type="float">
            <text:p>0.02113419</text:p>
          </table:table-cell>
          <table:table-cell office:value-type="float" office:value="0.01649518" calcext:value-type="float">
            <text:p>0.01649518</text:p>
          </table:table-cell>
          <table:table-cell office:value-type="float" office:value="0.02138214" calcext:value-type="float">
            <text:p>0.02138214</text:p>
          </table:table-cell>
          <table:table-cell office:value-type="float" office:value="0.01677888" calcext:value-type="float">
            <text:p>0.01677888</text:p>
          </table:table-cell>
          <table:table-cell office:value-type="float" office:value="0.0165177" calcext:value-type="float">
            <text:p>0.0165177</text:p>
          </table:table-cell>
          <table:table-cell office:value-type="float" office:value="32.64023" calcext:value-type="float">
            <text:p>32.64023</text:p>
          </table:table-cell>
          <table:table-cell office:value-type="float" office:value="27.40475" calcext:value-type="float">
            <text:p>27.40475</text:p>
          </table:table-cell>
          <table:table-cell office:value-type="float" office:value="20.1567" calcext:value-type="float">
            <text:p>20.1567</text:p>
          </table:table-cell>
          <table:table-cell office:value-type="float" office:value="14.22296" calcext:value-type="float">
            <text:p>14.22296</text:p>
          </table:table-cell>
          <table:table-cell office:value-type="float" office:value="6.953767" calcext:value-type="float">
            <text:p>6.953767</text:p>
          </table:table-cell>
          <table:table-cell office:value-type="float" office:value="3.428059" calcext:value-type="float">
            <text:p>3.428059</text:p>
          </table:table-cell>
          <table:table-cell office:value-type="float" office:value="1.838664" calcext:value-type="float">
            <text:p>1.838664</text:p>
          </table:table-cell>
          <table:table-cell office:value-type="float" office:value="1.462506" calcext:value-type="float">
            <text:p>1.462506</text:p>
          </table:table-cell>
          <table:table-cell office:value-type="float" office:value="8.270686" calcext:value-type="float">
            <text:p>8.270686</text:p>
          </table:table-cell>
          <table:table-cell office:value-type="float" office:value="0" calcext:value-type="float">
            <text:p>0</text:p>
          </table:table-cell>
          <table:table-cell office:value-type="float" office:value="-0.00004070427" calcext:value-type="float">
            <text:p>-4.070427E-0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11.64214" calcext:value-type="float">
            <text:p>11.64214</text:p>
          </table:table-cell>
          <table:table-cell office:value-type="float" office:value="460.9531" calcext:value-type="float">
            <text:p>460.9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6341" calcext:value-type="float">
            <text:p>0.04266341</text:p>
          </table:table-cell>
          <table:table-cell office:value-type="float" office:value="9.523608" calcext:value-type="float">
            <text:p>9.523608</text:p>
          </table:table-cell>
          <table:table-cell office:value-type="float" office:value="0" calcext:value-type="float">
            <text:p>0</text:p>
          </table:table-cell>
          <table:table-cell office:value-type="float" office:value="0.004086701" calcext:value-type="float">
            <text:p>0.004086701</text:p>
          </table:table-cell>
          <table:table-cell office:value-type="float" office:value="0" calcext:value-type="float">
            <text:p>0</text:p>
          </table:table-cell>
          <table:table-cell office:value-type="float" office:value="0.03262961" calcext:value-type="float">
            <text:p>0.03262961</text:p>
          </table:table-cell>
          <table:table-cell office:value-type="float" office:value="-0.0002114124" calcext:value-type="float">
            <text:p>-0.0002114124</text:p>
          </table:table-cell>
          <table:table-cell office:value-type="float" office:value="0.0003337508" calcext:value-type="float">
            <text:p>0.0003337508</text:p>
          </table:table-cell>
          <table:table-cell office:value-type="float" office:value="0.0002068834" calcext:value-type="float">
            <text:p>0.0002068834</text:p>
          </table:table-cell>
          <table:table-cell office:value-type="float" office:value="5.129184" calcext:value-type="float">
            <text:p>5.129184</text:p>
          </table:table-cell>
          <table:table-cell office:value-type="float" office:value="0.0128889" calcext:value-type="float">
            <text:p>0.0128889</text:p>
          </table:table-cell>
          <table:table-cell office:value-type="float" office:value="0.01537067" calcext:value-type="float">
            <text:p>0.01537067</text:p>
          </table:table-cell>
          <table:table-cell office:value-type="float" office:value="0.01811182" calcext:value-type="float">
            <text:p>0.01811182</text:p>
          </table:table-cell>
          <table:table-cell office:value-type="float" office:value="0.02109615" calcext:value-type="float">
            <text:p>0.02109615</text:p>
          </table:table-cell>
          <table:table-cell office:value-type="float" office:value="0.01647814" calcext:value-type="float">
            <text:p>0.01647814</text:p>
          </table:table-cell>
          <table:table-cell office:value-type="float" office:value="0.02124561" calcext:value-type="float">
            <text:p>0.02124561</text:p>
          </table:table-cell>
          <table:table-cell office:value-type="float" office:value="0.01669722" calcext:value-type="float">
            <text:p>0.01669722</text:p>
          </table:table-cell>
          <table:table-cell office:value-type="float" office:value="0.01651553" calcext:value-type="float">
            <text:p>0.01651553</text:p>
          </table:table-cell>
          <table:table-cell office:value-type="float" office:value="36.8054" calcext:value-type="float">
            <text:p>36.8054</text:p>
          </table:table-cell>
          <table:table-cell office:value-type="float" office:value="27.01784" calcext:value-type="float">
            <text:p>27.01784</text:p>
          </table:table-cell>
          <table:table-cell office:value-type="float" office:value="20.25994" calcext:value-type="float">
            <text:p>20.25994</text:p>
          </table:table-cell>
          <table:table-cell office:value-type="float" office:value="13.85102" calcext:value-type="float">
            <text:p>13.85102</text:p>
          </table:table-cell>
          <table:table-cell office:value-type="float" office:value="6.814063" calcext:value-type="float">
            <text:p>6.814063</text:p>
          </table:table-cell>
          <table:table-cell office:value-type="float" office:value="3.312427" calcext:value-type="float">
            <text:p>3.312427</text:p>
          </table:table-cell>
          <table:table-cell office:value-type="float" office:value="1.77732" calcext:value-type="float">
            <text:p>1.77732</text:p>
          </table:table-cell>
          <table:table-cell office:value-type="float" office:value="1.463708" calcext:value-type="float">
            <text:p>1.463708</text:p>
          </table:table-cell>
          <table:table-cell office:value-type="float" office:value="8.284728" calcext:value-type="float">
            <text:p>8.284728</text:p>
          </table:table-cell>
          <table:table-cell office:value-type="float" office:value="0" calcext:value-type="float">
            <text:p>0</text:p>
          </table:table-cell>
          <table:table-cell office:value-type="float" office:value="-0.00004116969" calcext:value-type="float">
            <text:p>-4.116969E-0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11.64231" calcext:value-type="float">
            <text:p>11.64231</text:p>
          </table:table-cell>
          <table:table-cell office:value-type="float" office:value="460.9505" calcext:value-type="float">
            <text:p>460.9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2408" calcext:value-type="float">
            <text:p>0.04262408</text:p>
          </table:table-cell>
          <table:table-cell office:value-type="float" office:value="9.513073" calcext:value-type="float">
            <text:p>9.513073</text:p>
          </table:table-cell>
          <table:table-cell office:value-type="float" office:value="0" calcext:value-type="float">
            <text:p>0</text:p>
          </table:table-cell>
          <table:table-cell office:value-type="float" office:value="0.004192" calcext:value-type="float">
            <text:p>0.004192</text:p>
          </table:table-cell>
          <table:table-cell office:value-type="float" office:value="0" calcext:value-type="float">
            <text:p>0</text:p>
          </table:table-cell>
          <table:table-cell office:value-type="float" office:value="0.0450832" calcext:value-type="float">
            <text:p>0.0450832</text:p>
          </table:table-cell>
          <table:table-cell office:value-type="float" office:value="-0.0002102378" calcext:value-type="float">
            <text:p>-0.0002102378</text:p>
          </table:table-cell>
          <table:table-cell office:value-type="float" office:value="0.0003389902" calcext:value-type="float">
            <text:p>0.0003389902</text:p>
          </table:table-cell>
          <table:table-cell office:value-type="float" office:value="0.0002107434" calcext:value-type="float">
            <text:p>0.0002107434</text:p>
          </table:table-cell>
          <table:table-cell office:value-type="float" office:value="5.128067" calcext:value-type="float">
            <text:p>5.128067</text:p>
          </table:table-cell>
          <table:table-cell office:value-type="float" office:value="0.01326152" calcext:value-type="float">
            <text:p>0.01326152</text:p>
          </table:table-cell>
          <table:table-cell office:value-type="float" office:value="0.01553157" calcext:value-type="float">
            <text:p>0.01553157</text:p>
          </table:table-cell>
          <table:table-cell office:value-type="float" office:value="0.01831346" calcext:value-type="float">
            <text:p>0.01831346</text:p>
          </table:table-cell>
          <table:table-cell office:value-type="float" office:value="0.02094772" calcext:value-type="float">
            <text:p>0.02094772</text:p>
          </table:table-cell>
          <table:table-cell office:value-type="float" office:value="0.01633979" calcext:value-type="float">
            <text:p>0.01633979</text:p>
          </table:table-cell>
          <table:table-cell office:value-type="float" office:value="0.02115658" calcext:value-type="float">
            <text:p>0.02115658</text:p>
          </table:table-cell>
          <table:table-cell office:value-type="float" office:value="0.01670048" calcext:value-type="float">
            <text:p>0.01670048</text:p>
          </table:table-cell>
          <table:table-cell office:value-type="float" office:value="0.01649124" calcext:value-type="float">
            <text:p>0.01649124</text:p>
          </table:table-cell>
          <table:table-cell office:value-type="float" office:value="38.10683" calcext:value-type="float">
            <text:p>38.10683</text:p>
          </table:table-cell>
          <table:table-cell office:value-type="float" office:value="26.83201" calcext:value-type="float">
            <text:p>26.83201</text:p>
          </table:table-cell>
          <table:table-cell office:value-type="float" office:value="20.14009" calcext:value-type="float">
            <text:p>20.14009</text:p>
          </table:table-cell>
          <table:table-cell office:value-type="float" office:value="13.4164" calcext:value-type="float">
            <text:p>13.4164</text:p>
          </table:table-cell>
          <table:table-cell office:value-type="float" office:value="6.710832" calcext:value-type="float">
            <text:p>6.710832</text:p>
          </table:table-cell>
          <table:table-cell office:value-type="float" office:value="3.258597" calcext:value-type="float">
            <text:p>3.258597</text:p>
          </table:table-cell>
          <table:table-cell office:value-type="float" office:value="1.749125" calcext:value-type="float">
            <text:p>1.749125</text:p>
          </table:table-cell>
          <table:table-cell office:value-type="float" office:value="1.460131" calcext:value-type="float">
            <text:p>1.460131</text:p>
          </table:table-cell>
          <table:table-cell office:value-type="float" office:value="8.305434" calcext:value-type="float">
            <text:p>8.305434</text:p>
          </table:table-cell>
          <table:table-cell office:value-type="float" office:value="0" calcext:value-type="float">
            <text:p>0</text:p>
          </table:table-cell>
          <table:table-cell office:value-type="float" office:value="-0.00004165" calcext:value-type="float">
            <text:p>-4.165E-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11.6425" calcext:value-type="float">
            <text:p>11.6425</text:p>
          </table:table-cell>
          <table:table-cell office:value-type="float" office:value="460.948" calcext:value-type="float">
            <text:p>460.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8296" calcext:value-type="float">
            <text:p>0.04258296</text:p>
          </table:table-cell>
          <table:table-cell office:value-type="float" office:value="9.50372" calcext:value-type="float">
            <text:p>9.50372</text:p>
          </table:table-cell>
          <table:table-cell office:value-type="float" office:value="0" calcext:value-type="float">
            <text:p>0</text:p>
          </table:table-cell>
          <table:table-cell office:value-type="float" office:value="0.004293924" calcext:value-type="float">
            <text:p>0.004293924</text:p>
          </table:table-cell>
          <table:table-cell office:value-type="float" office:value="0" calcext:value-type="float">
            <text:p>0</text:p>
          </table:table-cell>
          <table:table-cell office:value-type="float" office:value="0.05633876" calcext:value-type="float">
            <text:p>0.05633876</text:p>
          </table:table-cell>
          <table:table-cell office:value-type="float" office:value="-0.0002092615" calcext:value-type="float">
            <text:p>-0.0002092615</text:p>
          </table:table-cell>
          <table:table-cell office:value-type="float" office:value="0.0003441545" calcext:value-type="float">
            <text:p>0.0003441545</text:p>
          </table:table-cell>
          <table:table-cell office:value-type="float" office:value="0.0002146977" calcext:value-type="float">
            <text:p>0.0002146977</text:p>
          </table:table-cell>
          <table:table-cell office:value-type="float" office:value="5.126988" calcext:value-type="float">
            <text:p>5.126988</text:p>
          </table:table-cell>
          <table:table-cell office:value-type="float" office:value="0.01323533" calcext:value-type="float">
            <text:p>0.01323533</text:p>
          </table:table-cell>
          <table:table-cell office:value-type="float" office:value="0.01565979" calcext:value-type="float">
            <text:p>0.01565979</text:p>
          </table:table-cell>
          <table:table-cell office:value-type="float" office:value="0.01837484" calcext:value-type="float">
            <text:p>0.01837484</text:p>
          </table:table-cell>
          <table:table-cell office:value-type="float" office:value="0.02086134" calcext:value-type="float">
            <text:p>0.02086134</text:p>
          </table:table-cell>
          <table:table-cell office:value-type="float" office:value="0.01628588" calcext:value-type="float">
            <text:p>0.01628588</text:p>
          </table:table-cell>
          <table:table-cell office:value-type="float" office:value="0.02116443" calcext:value-type="float">
            <text:p>0.02116443</text:p>
          </table:table-cell>
          <table:table-cell office:value-type="float" office:value="0.016564" calcext:value-type="float">
            <text:p>0.016564</text:p>
          </table:table-cell>
          <table:table-cell office:value-type="float" office:value="0.01647775" calcext:value-type="float">
            <text:p>0.01647775</text:p>
          </table:table-cell>
          <table:table-cell office:value-type="float" office:value="35.81725" calcext:value-type="float">
            <text:p>35.81725</text:p>
          </table:table-cell>
          <table:table-cell office:value-type="float" office:value="26.63145" calcext:value-type="float">
            <text:p>26.63145</text:p>
          </table:table-cell>
          <table:table-cell office:value-type="float" office:value="19.79987" calcext:value-type="float">
            <text:p>19.79987</text:p>
          </table:table-cell>
          <table:table-cell office:value-type="float" office:value="13.13514" calcext:value-type="float">
            <text:p>13.13514</text:p>
          </table:table-cell>
          <table:table-cell office:value-type="float" office:value="6.661734" calcext:value-type="float">
            <text:p>6.661734</text:p>
          </table:table-cell>
          <table:table-cell office:value-type="float" office:value="3.236787" calcext:value-type="float">
            <text:p>3.236787</text:p>
          </table:table-cell>
          <table:table-cell office:value-type="float" office:value="1.68329" calcext:value-type="float">
            <text:p>1.68329</text:p>
          </table:table-cell>
          <table:table-cell office:value-type="float" office:value="1.459807" calcext:value-type="float">
            <text:p>1.459807</text:p>
          </table:table-cell>
          <table:table-cell office:value-type="float" office:value="8.335073" calcext:value-type="float">
            <text:p>8.335073</text:p>
          </table:table-cell>
          <table:table-cell office:value-type="float" office:value="0" calcext:value-type="float">
            <text:p>0</text:p>
          </table:table-cell>
          <table:table-cell office:value-type="float" office:value="-0.00004213798" calcext:value-type="float">
            <text:p>-4.213798E-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11.6427" calcext:value-type="float">
            <text:p>11.6427</text:p>
          </table:table-cell>
          <table:table-cell office:value-type="float" office:value="460.9454" calcext:value-type="float">
            <text:p>460.9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6038" calcext:value-type="float">
            <text:p>0.04256038</text:p>
          </table:table-cell>
          <table:table-cell office:value-type="float" office:value="9.491039" calcext:value-type="float">
            <text:p>9.491039</text:p>
          </table:table-cell>
          <table:table-cell office:value-type="float" office:value="0" calcext:value-type="float">
            <text:p>0</text:p>
          </table:table-cell>
          <table:table-cell office:value-type="float" office:value="0.004404703" calcext:value-type="float">
            <text:p>0.004404703</text:p>
          </table:table-cell>
          <table:table-cell office:value-type="float" office:value="0" calcext:value-type="float">
            <text:p>0</text:p>
          </table:table-cell>
          <table:table-cell office:value-type="float" office:value="0.07087834" calcext:value-type="float">
            <text:p>0.07087834</text:p>
          </table:table-cell>
          <table:table-cell office:value-type="float" office:value="-0.0002101095" calcext:value-type="float">
            <text:p>-0.0002101095</text:p>
          </table:table-cell>
          <table:table-cell office:value-type="float" office:value="0.0003494434" calcext:value-type="float">
            <text:p>0.0003494434</text:p>
          </table:table-cell>
          <table:table-cell office:value-type="float" office:value="0.0002188724" calcext:value-type="float">
            <text:p>0.0002188724</text:p>
          </table:table-cell>
          <table:table-cell office:value-type="float" office:value="5.125928" calcext:value-type="float">
            <text:p>5.125928</text:p>
          </table:table-cell>
          <table:table-cell office:value-type="float" office:value="0.0102999" calcext:value-type="float">
            <text:p>0.0102999</text:p>
          </table:table-cell>
          <table:table-cell office:value-type="float" office:value="0.01559493" calcext:value-type="float">
            <text:p>0.01559493</text:p>
          </table:table-cell>
          <table:table-cell office:value-type="float" office:value="0.01841383" calcext:value-type="float">
            <text:p>0.01841383</text:p>
          </table:table-cell>
          <table:table-cell office:value-type="float" office:value="0.02097045" calcext:value-type="float">
            <text:p>0.02097045</text:p>
          </table:table-cell>
          <table:table-cell office:value-type="float" office:value="0.01646624" calcext:value-type="float">
            <text:p>0.01646624</text:p>
          </table:table-cell>
          <table:table-cell office:value-type="float" office:value="0.02125118" calcext:value-type="float">
            <text:p>0.02125118</text:p>
          </table:table-cell>
          <table:table-cell office:value-type="float" office:value="0.01617585" calcext:value-type="float">
            <text:p>0.01617585</text:p>
          </table:table-cell>
          <table:table-cell office:value-type="float" office:value="0.0164807" calcext:value-type="float">
            <text:p>0.0164807</text:p>
          </table:table-cell>
          <table:table-cell office:value-type="float" office:value="11.44816" calcext:value-type="float">
            <text:p>11.44816</text:p>
          </table:table-cell>
          <table:table-cell office:value-type="float" office:value="25.91154" calcext:value-type="float">
            <text:p>25.91154</text:p>
          </table:table-cell>
          <table:table-cell office:value-type="float" office:value="19.62563" calcext:value-type="float">
            <text:p>19.62563</text:p>
          </table:table-cell>
          <table:table-cell office:value-type="float" office:value="13.0965" calcext:value-type="float">
            <text:p>13.0965</text:p>
          </table:table-cell>
          <table:table-cell office:value-type="float" office:value="6.648206" calcext:value-type="float">
            <text:p>6.648206</text:p>
          </table:table-cell>
          <table:table-cell office:value-type="float" office:value="3.184029" calcext:value-type="float">
            <text:p>3.184029</text:p>
          </table:table-cell>
          <table:table-cell office:value-type="float" office:value="1.566999" calcext:value-type="float">
            <text:p>1.566999</text:p>
          </table:table-cell>
          <table:table-cell office:value-type="float" office:value="1.46449" calcext:value-type="float">
            <text:p>1.46449</text:p>
          </table:table-cell>
          <table:table-cell office:value-type="float" office:value="8.423258" calcext:value-type="float">
            <text:p>8.423258</text:p>
          </table:table-cell>
          <table:table-cell office:value-type="float" office:value="0" calcext:value-type="float">
            <text:p>0</text:p>
          </table:table-cell>
          <table:table-cell office:value-type="float" office:value="-0.00004263607" calcext:value-type="float">
            <text:p>-4.263607E-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11.6429" calcext:value-type="float">
            <text:p>11.6429</text:p>
          </table:table-cell>
          <table:table-cell office:value-type="float" office:value="460.9428" calcext:value-type="float">
            <text:p>460.9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4514" calcext:value-type="float">
            <text:p>0.04254514</text:p>
          </table:table-cell>
          <table:table-cell office:value-type="float" office:value="9.469471" calcext:value-type="float">
            <text:p>9.469471</text:p>
          </table:table-cell>
          <table:table-cell office:value-type="float" office:value="0" calcext:value-type="float">
            <text:p>0</text:p>
          </table:table-cell>
          <table:table-cell office:value-type="float" office:value="0.004531957" calcext:value-type="float">
            <text:p>0.004531957</text:p>
          </table:table-cell>
          <table:table-cell office:value-type="float" office:value="0" calcext:value-type="float">
            <text:p>0</text:p>
          </table:table-cell>
          <table:table-cell office:value-type="float" office:value="0.09429299" calcext:value-type="float">
            <text:p>0.09429299</text:p>
          </table:table-cell>
          <table:table-cell office:value-type="float" office:value="-0.0002096093" calcext:value-type="float">
            <text:p>-0.0002096093</text:p>
          </table:table-cell>
          <table:table-cell office:value-type="float" office:value="0.0003549537" calcext:value-type="float">
            <text:p>0.0003549537</text:p>
          </table:table-cell>
          <table:table-cell office:value-type="float" office:value="0.0002230227" calcext:value-type="float">
            <text:p>0.0002230227</text:p>
          </table:table-cell>
          <table:table-cell office:value-type="float" office:value="5.124902" calcext:value-type="float">
            <text:p>5.124902</text:p>
          </table:table-cell>
          <table:table-cell office:value-type="float" office:value="0.01148527" calcext:value-type="float">
            <text:p>0.01148527</text:p>
          </table:table-cell>
          <table:table-cell office:value-type="float" office:value="0.01557012" calcext:value-type="float">
            <text:p>0.01557012</text:p>
          </table:table-cell>
          <table:table-cell office:value-type="float" office:value="0.01843959" calcext:value-type="float">
            <text:p>0.01843959</text:p>
          </table:table-cell>
          <table:table-cell office:value-type="float" office:value="0.02115737" calcext:value-type="float">
            <text:p>0.02115737</text:p>
          </table:table-cell>
          <table:table-cell office:value-type="float" office:value="0.01673559" calcext:value-type="float">
            <text:p>0.01673559</text:p>
          </table:table-cell>
          <table:table-cell office:value-type="float" office:value="0.02109529" calcext:value-type="float">
            <text:p>0.02109529</text:p>
          </table:table-cell>
          <table:table-cell office:value-type="float" office:value="0.01583363" calcext:value-type="float">
            <text:p>0.01583363</text:p>
          </table:table-cell>
          <table:table-cell office:value-type="float" office:value="0.01648623" calcext:value-type="float">
            <text:p>0.01648623</text:p>
          </table:table-cell>
          <table:table-cell office:value-type="float" office:value="21.68185" calcext:value-type="float">
            <text:p>21.68185</text:p>
          </table:table-cell>
          <table:table-cell office:value-type="float" office:value="23.32899" calcext:value-type="float">
            <text:p>23.32899</text:p>
          </table:table-cell>
          <table:table-cell office:value-type="float" office:value="19.29483" calcext:value-type="float">
            <text:p>19.29483</text:p>
          </table:table-cell>
          <table:table-cell office:value-type="float" office:value="12.99637" calcext:value-type="float">
            <text:p>12.99637</text:p>
          </table:table-cell>
          <table:table-cell office:value-type="float" office:value="6.546105" calcext:value-type="float">
            <text:p>6.546105</text:p>
          </table:table-cell>
          <table:table-cell office:value-type="float" office:value="3.007304" calcext:value-type="float">
            <text:p>3.007304</text:p>
          </table:table-cell>
          <table:table-cell office:value-type="float" office:value="1.438822" calcext:value-type="float">
            <text:p>1.438822</text:p>
          </table:table-cell>
          <table:table-cell office:value-type="float" office:value="1.46975" calcext:value-type="float">
            <text:p>1.46975</text:p>
          </table:table-cell>
          <table:table-cell office:value-type="float" office:value="8.454114" calcext:value-type="float">
            <text:p>8.454114</text:p>
          </table:table-cell>
          <table:table-cell office:value-type="float" office:value="0" calcext:value-type="float">
            <text:p>0</text:p>
          </table:table-cell>
          <table:table-cell office:value-type="float" office:value="-0.00004314295" calcext:value-type="float">
            <text:p>-4.314295E-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11.64311" calcext:value-type="float">
            <text:p>11.64311</text:p>
          </table:table-cell>
          <table:table-cell office:value-type="float" office:value="460.9403" calcext:value-type="float">
            <text:p>460.9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1931" calcext:value-type="float">
            <text:p>0.04251931</text:p>
          </table:table-cell>
          <table:table-cell office:value-type="float" office:value="9.4457" calcext:value-type="float">
            <text:p>9.4457</text:p>
          </table:table-cell>
          <table:table-cell office:value-type="float" office:value="0" calcext:value-type="float">
            <text:p>0</text:p>
          </table:table-cell>
          <table:table-cell office:value-type="float" office:value="0.004660587" calcext:value-type="float">
            <text:p>0.004660587</text:p>
          </table:table-cell>
          <table:table-cell office:value-type="float" office:value="0" calcext:value-type="float">
            <text:p>0</text:p>
          </table:table-cell>
          <table:table-cell office:value-type="float" office:value="0.1199256" calcext:value-type="float">
            <text:p>0.1199256</text:p>
          </table:table-cell>
          <table:table-cell office:value-type="float" office:value="-0.0002086529" calcext:value-type="float">
            <text:p>-0.0002086529</text:p>
          </table:table-cell>
          <table:table-cell office:value-type="float" office:value="0.0003605318" calcext:value-type="float">
            <text:p>0.0003605318</text:p>
          </table:table-cell>
          <table:table-cell office:value-type="float" office:value="0.0002271486" calcext:value-type="float">
            <text:p>0.0002271486</text:p>
          </table:table-cell>
          <table:table-cell office:value-type="float" office:value="5.123878" calcext:value-type="float">
            <text:p>5.123878</text:p>
          </table:table-cell>
          <table:table-cell office:value-type="float" office:value="0.01161435" calcext:value-type="float">
            <text:p>0.01161435</text:p>
          </table:table-cell>
          <table:table-cell office:value-type="float" office:value="0.01562713" calcext:value-type="float">
            <text:p>0.01562713</text:p>
          </table:table-cell>
          <table:table-cell office:value-type="float" office:value="0.01846601" calcext:value-type="float">
            <text:p>0.01846601</text:p>
          </table:table-cell>
          <table:table-cell office:value-type="float" office:value="0.02122054" calcext:value-type="float">
            <text:p>0.02122054</text:p>
          </table:table-cell>
          <table:table-cell office:value-type="float" office:value="0.01678901" calcext:value-type="float">
            <text:p>0.01678901</text:p>
          </table:table-cell>
          <table:table-cell office:value-type="float" office:value="0.02104131" calcext:value-type="float">
            <text:p>0.02104131</text:p>
          </table:table-cell>
          <table:table-cell office:value-type="float" office:value="0.01560625" calcext:value-type="float">
            <text:p>0.01560625</text:p>
          </table:table-cell>
          <table:table-cell office:value-type="float" office:value="0.01648365" calcext:value-type="float">
            <text:p>0.01648365</text:p>
          </table:table-cell>
          <table:table-cell office:value-type="float" office:value="24.40829" calcext:value-type="float">
            <text:p>24.40829</text:p>
          </table:table-cell>
          <table:table-cell office:value-type="float" office:value="22.60233" calcext:value-type="float">
            <text:p>22.60233</text:p>
          </table:table-cell>
          <table:table-cell office:value-type="float" office:value="18.92583" calcext:value-type="float">
            <text:p>18.92583</text:p>
          </table:table-cell>
          <table:table-cell office:value-type="float" office:value="12.76142" calcext:value-type="float">
            <text:p>12.76142</text:p>
          </table:table-cell>
          <table:table-cell office:value-type="float" office:value="6.410338" calcext:value-type="float">
            <text:p>6.410338</text:p>
          </table:table-cell>
          <table:table-cell office:value-type="float" office:value="2.884572" calcext:value-type="float">
            <text:p>2.884572</text:p>
          </table:table-cell>
          <table:table-cell office:value-type="float" office:value="1.348089" calcext:value-type="float">
            <text:p>1.348089</text:p>
          </table:table-cell>
          <table:table-cell office:value-type="float" office:value="1.472765" calcext:value-type="float">
            <text:p>1.472765</text:p>
          </table:table-cell>
          <table:table-cell office:value-type="float" office:value="8.493037" calcext:value-type="float">
            <text:p>8.493037</text:p>
          </table:table-cell>
          <table:table-cell office:value-type="float" office:value="0" calcext:value-type="float">
            <text:p>0</text:p>
          </table:table-cell>
          <table:table-cell office:value-type="float" office:value="-0.00004366204" calcext:value-type="float">
            <text:p>-4.366204E-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11.64332" calcext:value-type="float">
            <text:p>11.64332</text:p>
          </table:table-cell>
          <table:table-cell office:value-type="float" office:value="460.9377" calcext:value-type="float">
            <text:p>460.93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9902" calcext:value-type="float">
            <text:p>0.04249902</text:p>
          </table:table-cell>
          <table:table-cell office:value-type="float" office:value="9.422093" calcext:value-type="float">
            <text:p>9.422093</text:p>
          </table:table-cell>
          <table:table-cell office:value-type="float" office:value="0" calcext:value-type="float">
            <text:p>0</text:p>
          </table:table-cell>
          <table:table-cell office:value-type="float" office:value="0.004789347" calcext:value-type="float">
            <text:p>0.004789347</text:p>
          </table:table-cell>
          <table:table-cell office:value-type="float" office:value="0" calcext:value-type="float">
            <text:p>0</text:p>
          </table:table-cell>
          <table:table-cell office:value-type="float" office:value="0.1453729" calcext:value-type="float">
            <text:p>0.1453729</text:p>
          </table:table-cell>
          <table:table-cell office:value-type="float" office:value="-0.0002081294" calcext:value-type="float">
            <text:p>-0.0002081294</text:p>
          </table:table-cell>
          <table:table-cell office:value-type="float" office:value="0.0003662081" calcext:value-type="float">
            <text:p>0.0003662081</text:p>
          </table:table-cell>
          <table:table-cell office:value-type="float" office:value="0.0002314258" calcext:value-type="float">
            <text:p>0.0002314258</text:p>
          </table:table-cell>
          <table:table-cell office:value-type="float" office:value="5.122891" calcext:value-type="float">
            <text:p>5.122891</text:p>
          </table:table-cell>
          <table:table-cell office:value-type="float" office:value="0.01019733" calcext:value-type="float">
            <text:p>0.01019733</text:p>
          </table:table-cell>
          <table:table-cell office:value-type="float" office:value="0.01557117" calcext:value-type="float">
            <text:p>0.01557117</text:p>
          </table:table-cell>
          <table:table-cell office:value-type="float" office:value="0.01849484" calcext:value-type="float">
            <text:p>0.01849484</text:p>
          </table:table-cell>
          <table:table-cell office:value-type="float" office:value="0.02130977" calcext:value-type="float">
            <text:p>0.02130977</text:p>
          </table:table-cell>
          <table:table-cell office:value-type="float" office:value="0.01690846" calcext:value-type="float">
            <text:p>0.01690846</text:p>
          </table:table-cell>
          <table:table-cell office:value-type="float" office:value="0.0210466" calcext:value-type="float">
            <text:p>0.0210466</text:p>
          </table:table-cell>
          <table:table-cell office:value-type="float" office:value="0.01530449" calcext:value-type="float">
            <text:p>0.01530449</text:p>
          </table:table-cell>
          <table:table-cell office:value-type="float" office:value="0.01647994" calcext:value-type="float">
            <text:p>0.01647994</text:p>
          </table:table-cell>
          <table:table-cell office:value-type="float" office:value="15.12996" calcext:value-type="float">
            <text:p>15.12996</text:p>
          </table:table-cell>
          <table:table-cell office:value-type="float" office:value="22.00186" calcext:value-type="float">
            <text:p>22.00186</text:p>
          </table:table-cell>
          <table:table-cell office:value-type="float" office:value="18.66184" calcext:value-type="float">
            <text:p>18.66184</text:p>
          </table:table-cell>
          <table:table-cell office:value-type="float" office:value="12.61151" calcext:value-type="float">
            <text:p>12.61151</text:p>
          </table:table-cell>
          <table:table-cell office:value-type="float" office:value="6.308085" calcext:value-type="float">
            <text:p>6.308085</text:p>
          </table:table-cell>
          <table:table-cell office:value-type="float" office:value="2.774352" calcext:value-type="float">
            <text:p>2.774352</text:p>
          </table:table-cell>
          <table:table-cell office:value-type="float" office:value="1.255126" calcext:value-type="float">
            <text:p>1.255126</text:p>
          </table:table-cell>
          <table:table-cell office:value-type="float" office:value="1.475331" calcext:value-type="float">
            <text:p>1.475331</text:p>
          </table:table-cell>
          <table:table-cell office:value-type="float" office:value="8.56209" calcext:value-type="float">
            <text:p>8.56209</text:p>
          </table:table-cell>
          <table:table-cell office:value-type="float" office:value="0" calcext:value-type="float">
            <text:p>0</text:p>
          </table:table-cell>
          <table:table-cell office:value-type="float" office:value="-0.0000441917" calcext:value-type="float">
            <text:p>-4.41917E-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11.64354" calcext:value-type="float">
            <text:p>11.64354</text:p>
          </table:table-cell>
          <table:table-cell office:value-type="float" office:value="460.9352" calcext:value-type="float">
            <text:p>460.9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9258" calcext:value-type="float">
            <text:p>0.04249258</text:p>
          </table:table-cell>
          <table:table-cell office:value-type="float" office:value="9.394122" calcext:value-type="float">
            <text:p>9.394122</text:p>
          </table:table-cell>
          <table:table-cell office:value-type="float" office:value="0" calcext:value-type="float">
            <text:p>0</text:p>
          </table:table-cell>
          <table:table-cell office:value-type="float" office:value="0.004926685" calcext:value-type="float">
            <text:p>0.004926685</text:p>
          </table:table-cell>
          <table:table-cell office:value-type="float" office:value="0" calcext:value-type="float">
            <text:p>0</text:p>
          </table:table-cell>
          <table:table-cell office:value-type="float" office:value="0.1751676" calcext:value-type="float">
            <text:p>0.1751676</text:p>
          </table:table-cell>
          <table:table-cell office:value-type="float" office:value="-0.0002083814" calcext:value-type="float">
            <text:p>-0.0002083814</text:p>
          </table:table-cell>
          <table:table-cell office:value-type="float" office:value="0.0003720461" calcext:value-type="float">
            <text:p>0.0003720461</text:p>
          </table:table-cell>
          <table:table-cell office:value-type="float" office:value="0.0002357559" calcext:value-type="float">
            <text:p>0.0002357559</text:p>
          </table:table-cell>
          <table:table-cell office:value-type="float" office:value="5.121902" calcext:value-type="float">
            <text:p>5.121902</text:p>
          </table:table-cell>
          <table:table-cell office:value-type="float" office:value="0.008620871" calcext:value-type="float">
            <text:p>0.008620871</text:p>
          </table:table-cell>
          <table:table-cell office:value-type="float" office:value="0.01546777" calcext:value-type="float">
            <text:p>0.01546777</text:p>
          </table:table-cell>
          <table:table-cell office:value-type="float" office:value="0.01852466" calcext:value-type="float">
            <text:p>0.01852466</text:p>
          </table:table-cell>
          <table:table-cell office:value-type="float" office:value="0.02150731" calcext:value-type="float">
            <text:p>0.02150731</text:p>
          </table:table-cell>
          <table:table-cell office:value-type="float" office:value="0.01716969" calcext:value-type="float">
            <text:p>0.01716969</text:p>
          </table:table-cell>
          <table:table-cell office:value-type="float" office:value="0.02099832" calcext:value-type="float">
            <text:p>0.02099832</text:p>
          </table:table-cell>
          <table:table-cell office:value-type="float" office:value="0.01491856" calcext:value-type="float">
            <text:p>0.01491856</text:p>
          </table:table-cell>
          <table:table-cell office:value-type="float" office:value="0.01647746" calcext:value-type="float">
            <text:p>0.01647746</text:p>
          </table:table-cell>
          <table:table-cell office:value-type="float" office:value="9.170922" calcext:value-type="float">
            <text:p>9.170922</text:p>
          </table:table-cell>
          <table:table-cell office:value-type="float" office:value="20.17408" calcext:value-type="float">
            <text:p>20.17408</text:p>
          </table:table-cell>
          <table:table-cell office:value-type="float" office:value="18.44157" calcext:value-type="float">
            <text:p>18.44157</text:p>
          </table:table-cell>
          <table:table-cell office:value-type="float" office:value="12.55704" calcext:value-type="float">
            <text:p>12.55704</text:p>
          </table:table-cell>
          <table:table-cell office:value-type="float" office:value="6.179062" calcext:value-type="float">
            <text:p>6.179062</text:p>
          </table:table-cell>
          <table:table-cell office:value-type="float" office:value="2.621293" calcext:value-type="float">
            <text:p>2.621293</text:p>
          </table:table-cell>
          <table:table-cell office:value-type="float" office:value="1.148343" calcext:value-type="float">
            <text:p>1.148343</text:p>
          </table:table-cell>
          <table:table-cell office:value-type="float" office:value="1.47783" calcext:value-type="float">
            <text:p>1.47783</text:p>
          </table:table-cell>
          <table:table-cell office:value-type="float" office:value="8.645289" calcext:value-type="float">
            <text:p>8.645289</text:p>
          </table:table-cell>
          <table:table-cell office:value-type="float" office:value="0" calcext:value-type="float">
            <text:p>0</text:p>
          </table:table-cell>
          <table:table-cell office:value-type="float" office:value="-0.00004473586" calcext:value-type="float">
            <text:p>-4.473586E-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11.64376" calcext:value-type="float">
            <text:p>11.64376</text:p>
          </table:table-cell>
          <table:table-cell office:value-type="float" office:value="460.9326" calcext:value-type="float">
            <text:p>460.93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9754" calcext:value-type="float">
            <text:p>0.04249754</text:p>
          </table:table-cell>
          <table:table-cell office:value-type="float" office:value="9.361169" calcext:value-type="float">
            <text:p>9.361169</text:p>
          </table:table-cell>
          <table:table-cell office:value-type="float" office:value="0" calcext:value-type="float">
            <text:p>0</text:p>
          </table:table-cell>
          <table:table-cell office:value-type="float" office:value="0.005074163" calcext:value-type="float">
            <text:p>0.005074163</text:p>
          </table:table-cell>
          <table:table-cell office:value-type="float" office:value="0" calcext:value-type="float">
            <text:p>0</text:p>
          </table:table-cell>
          <table:table-cell office:value-type="float" office:value="0.2099245" calcext:value-type="float">
            <text:p>0.2099245</text:p>
          </table:table-cell>
          <table:table-cell office:value-type="float" office:value="-0.0002087722" calcext:value-type="float">
            <text:p>-0.0002087722</text:p>
          </table:table-cell>
          <table:table-cell office:value-type="float" office:value="0.0003780829" calcext:value-type="float">
            <text:p>0.0003780829</text:p>
          </table:table-cell>
          <table:table-cell office:value-type="float" office:value="0.0002401138" calcext:value-type="float">
            <text:p>0.0002401138</text:p>
          </table:table-cell>
          <table:table-cell office:value-type="float" office:value="5.12093" calcext:value-type="float">
            <text:p>5.12093</text:p>
          </table:table-cell>
          <table:table-cell office:value-type="float" office:value="0.007884864" calcext:value-type="float">
            <text:p>0.007884864</text:p>
          </table:table-cell>
          <table:table-cell office:value-type="float" office:value="0.01537489" calcext:value-type="float">
            <text:p>0.01537489</text:p>
          </table:table-cell>
          <table:table-cell office:value-type="float" office:value="0.01855665" calcext:value-type="float">
            <text:p>0.01855665</text:p>
          </table:table-cell>
          <table:table-cell office:value-type="float" office:value="0.02177234" calcext:value-type="float">
            <text:p>0.02177234</text:p>
          </table:table-cell>
          <table:table-cell office:value-type="float" office:value="0.01748753" calcext:value-type="float">
            <text:p>0.01748753</text:p>
          </table:table-cell>
          <table:table-cell office:value-type="float" office:value="0.02092102" calcext:value-type="float">
            <text:p>0.02092102</text:p>
          </table:table-cell>
          <table:table-cell office:value-type="float" office:value="0.01451693" calcext:value-type="float">
            <text:p>0.01451693</text:p>
          </table:table-cell>
          <table:table-cell office:value-type="float" office:value="0.01647421" calcext:value-type="float">
            <text:p>0.01647421</text:p>
          </table:table-cell>
          <table:table-cell office:value-type="float" office:value="8.873869" calcext:value-type="float">
            <text:p>8.873869</text:p>
          </table:table-cell>
          <table:table-cell office:value-type="float" office:value="18.18992" calcext:value-type="float">
            <text:p>18.18992</text:p>
          </table:table-cell>
          <table:table-cell office:value-type="float" office:value="18.18189" calcext:value-type="float">
            <text:p>18.18189</text:p>
          </table:table-cell>
          <table:table-cell office:value-type="float" office:value="12.50108" calcext:value-type="float">
            <text:p>12.50108</text:p>
          </table:table-cell>
          <table:table-cell office:value-type="float" office:value="5.994514" calcext:value-type="float">
            <text:p>5.994514</text:p>
          </table:table-cell>
          <table:table-cell office:value-type="float" office:value="2.441077" calcext:value-type="float">
            <text:p>2.441077</text:p>
          </table:table-cell>
          <table:table-cell office:value-type="float" office:value="1.03944" calcext:value-type="float">
            <text:p>1.03944</text:p>
          </table:table-cell>
          <table:table-cell office:value-type="float" office:value="1.479602" calcext:value-type="float">
            <text:p>1.479602</text:p>
          </table:table-cell>
          <table:table-cell office:value-type="float" office:value="8.722993" calcext:value-type="float">
            <text:p>8.722993</text:p>
          </table:table-cell>
          <table:table-cell office:value-type="float" office:value="0" calcext:value-type="float">
            <text:p>0</text:p>
          </table:table-cell>
          <table:table-cell office:value-type="float" office:value="-0.00004529186" calcext:value-type="float">
            <text:p>-4.529186E-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11.64398" calcext:value-type="float">
            <text:p>11.64398</text:p>
          </table:table-cell>
          <table:table-cell office:value-type="float" office:value="460.9301" calcext:value-type="float">
            <text:p>460.9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9743" calcext:value-type="float">
            <text:p>0.04249743</text:p>
          </table:table-cell>
          <table:table-cell office:value-type="float" office:value="9.325061" calcext:value-type="float">
            <text:p>9.325061</text:p>
          </table:table-cell>
          <table:table-cell office:value-type="float" office:value="0" calcext:value-type="float">
            <text:p>0</text:p>
          </table:table-cell>
          <table:table-cell office:value-type="float" office:value="0.005228835" calcext:value-type="float">
            <text:p>0.005228835</text:p>
          </table:table-cell>
          <table:table-cell office:value-type="float" office:value="0" calcext:value-type="float">
            <text:p>0</text:p>
          </table:table-cell>
          <table:table-cell office:value-type="float" office:value="0.2478329" calcext:value-type="float">
            <text:p>0.2478329</text:p>
          </table:table-cell>
          <table:table-cell office:value-type="float" office:value="-0.0002082443" calcext:value-type="float">
            <text:p>-0.0002082443</text:p>
          </table:table-cell>
          <table:table-cell office:value-type="float" office:value="0.0003843786" calcext:value-type="float">
            <text:p>0.0003843786</text:p>
          </table:table-cell>
          <table:table-cell office:value-type="float" office:value="0.0002443838" calcext:value-type="float">
            <text:p>0.0002443838</text:p>
          </table:table-cell>
          <table:table-cell office:value-type="float" office:value="5.119971" calcext:value-type="float">
            <text:p>5.119971</text:p>
          </table:table-cell>
          <table:table-cell office:value-type="float" office:value="0.009405065" calcext:value-type="float">
            <text:p>0.009405065</text:p>
          </table:table-cell>
          <table:table-cell office:value-type="float" office:value="0.01546944" calcext:value-type="float">
            <text:p>0.01546944</text:p>
          </table:table-cell>
          <table:table-cell office:value-type="float" office:value="0.01858906" calcext:value-type="float">
            <text:p>0.01858906</text:p>
          </table:table-cell>
          <table:table-cell office:value-type="float" office:value="0.0219832" calcext:value-type="float">
            <text:p>0.0219832</text:p>
          </table:table-cell>
          <table:table-cell office:value-type="float" office:value="0.01767318" calcext:value-type="float">
            <text:p>0.01767318</text:p>
          </table:table-cell>
          <table:table-cell office:value-type="float" office:value="0.02081015" calcext:value-type="float">
            <text:p>0.02081015</text:p>
          </table:table-cell>
          <table:table-cell office:value-type="float" office:value="0.0142177" calcext:value-type="float">
            <text:p>0.0142177</text:p>
          </table:table-cell>
          <table:table-cell office:value-type="float" office:value="0.01647263" calcext:value-type="float">
            <text:p>0.01647263</text:p>
          </table:table-cell>
          <table:table-cell office:value-type="float" office:value="18.75811" calcext:value-type="float">
            <text:p>18.75811</text:p>
          </table:table-cell>
          <table:table-cell office:value-type="float" office:value="17.37274" calcext:value-type="float">
            <text:p>17.37274</text:p>
          </table:table-cell>
          <table:table-cell office:value-type="float" office:value="17.77647" calcext:value-type="float">
            <text:p>17.77647</text:p>
          </table:table-cell>
          <table:table-cell office:value-type="float" office:value="12.30756" calcext:value-type="float">
            <text:p>12.30756</text:p>
          </table:table-cell>
          <table:table-cell office:value-type="float" office:value="5.745467" calcext:value-type="float">
            <text:p>5.745467</text:p>
          </table:table-cell>
          <table:table-cell office:value-type="float" office:value="2.26037" calcext:value-type="float">
            <text:p>2.26037</text:p>
          </table:table-cell>
          <table:table-cell office:value-type="float" office:value="0.9437971" calcext:value-type="float">
            <text:p>0.9437971</text:p>
          </table:table-cell>
          <table:table-cell office:value-type="float" office:value="1.48088" calcext:value-type="float">
            <text:p>1.48088</text:p>
          </table:table-cell>
          <table:table-cell office:value-type="float" office:value="8.758824" calcext:value-type="float">
            <text:p>8.758824</text:p>
          </table:table-cell>
          <table:table-cell office:value-type="float" office:value="0" calcext:value-type="float">
            <text:p>0</text:p>
          </table:table-cell>
          <table:table-cell office:value-type="float" office:value="-0.00004585461" calcext:value-type="float">
            <text:p>-4.585461E-0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11.64426" calcext:value-type="float">
            <text:p>11.64426</text:p>
          </table:table-cell>
          <table:table-cell office:value-type="float" office:value="460.9275" calcext:value-type="float">
            <text:p>460.9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6862" calcext:value-type="float">
            <text:p>0.04246862</text:p>
          </table:table-cell>
          <table:table-cell office:value-type="float" office:value="9.023713" calcext:value-type="float">
            <text:p>9.02371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5392356" calcext:value-type="float">
            <text:p>0.00539235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2895866" calcext:value-type="float">
            <text:p>0.2895866</text:p>
          </table:table-cell>
          <table:table-cell office:value-type="float" office:value="-0.0002102083" calcext:value-type="float">
            <text:p>-0.0002102083</text:p>
          </table:table-cell>
          <table:table-cell office:value-type="float" office:value="0.0003874146" calcext:value-type="float">
            <text:p>0.0003874146</text:p>
          </table:table-cell>
          <table:table-cell office:value-type="float" office:value="0.0002487553" calcext:value-type="float">
            <text:p>0.0002487553</text:p>
          </table:table-cell>
          <table:table-cell office:value-type="float" office:value="5.119082" calcext:value-type="float">
            <text:p>5.119082</text:p>
          </table:table-cell>
          <table:table-cell office:value-type="float" office:value="0.01051854" calcext:value-type="float">
            <text:p>0.01051854</text:p>
          </table:table-cell>
          <table:table-cell office:value-type="float" office:value="0.01592948" calcext:value-type="float">
            <text:p>0.01592948</text:p>
          </table:table-cell>
          <table:table-cell office:value-type="float" office:value="0.01863143" calcext:value-type="float">
            <text:p>0.01863143</text:p>
          </table:table-cell>
          <table:table-cell office:value-type="float" office:value="0.0225086" calcext:value-type="float">
            <text:p>0.0225086</text:p>
          </table:table-cell>
          <table:table-cell office:value-type="float" office:value="0.01830457" calcext:value-type="float">
            <text:p>0.01830457</text:p>
          </table:table-cell>
          <table:table-cell office:value-type="float" office:value="0.02074709" calcext:value-type="float">
            <text:p>0.02074709</text:p>
          </table:table-cell>
          <table:table-cell office:value-type="float" office:value="0.0136141" calcext:value-type="float">
            <text:p>0.0136141</text:p>
          </table:table-cell>
          <table:table-cell office:value-type="float" office:value="0.01647589" calcext:value-type="float">
            <text:p>0.01647589</text:p>
          </table:table-cell>
          <table:table-cell office:value-type="float" office:value="29.71962" calcext:value-type="float">
            <text:p>29.71962</text:p>
          </table:table-cell>
          <table:table-cell office:value-type="float" office:value="18.70888" calcext:value-type="float">
            <text:p>18.70888</text:p>
          </table:table-cell>
          <table:table-cell office:value-type="float" office:value="17.62162" calcext:value-type="float">
            <text:p>17.62162</text:p>
          </table:table-cell>
          <table:table-cell office:value-type="float" office:value="12.392" calcext:value-type="float">
            <text:p>12.392</text:p>
          </table:table-cell>
          <table:table-cell office:value-type="float" office:value="5.518743" calcext:value-type="float">
            <text:p>5.518743</text:p>
          </table:table-cell>
          <table:table-cell office:value-type="float" office:value="2.113823" calcext:value-type="float">
            <text:p>2.113823</text:p>
          </table:table-cell>
          <table:table-cell office:value-type="float" office:value="1.202618" calcext:value-type="float">
            <text:p>1.202618</text:p>
          </table:table-cell>
          <table:table-cell office:value-type="float" office:value="1.48381" calcext:value-type="float">
            <text:p>1.48381</text:p>
          </table:table-cell>
          <table:table-cell office:value-type="float" office:value="8.727271" calcext:value-type="float">
            <text:p>8.727271</text:p>
          </table:table-cell>
          <table:table-cell office:value-type="float" office:value="0" calcext:value-type="float">
            <text:p>0</text:p>
          </table:table-cell>
          <table:table-cell office:value-type="float" office:value="-0.00004641007" calcext:value-type="float">
            <text:p>-4.641007E-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11.64448" calcext:value-type="float">
            <text:p>11.64448</text:p>
          </table:table-cell>
          <table:table-cell office:value-type="float" office:value="460.9249" calcext:value-type="float">
            <text:p>460.9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595" calcext:value-type="float">
            <text:p>0.0425595</text:p>
          </table:table-cell>
          <table:table-cell office:value-type="float" office:value="8.975656" calcext:value-type="float">
            <text:p>8.975656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5579131" calcext:value-type="float">
            <text:p>0.00557913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3393418" calcext:value-type="float">
            <text:p>0.3393418</text:p>
          </table:table-cell>
          <table:table-cell office:value-type="float" office:value="-0.0002184668" calcext:value-type="float">
            <text:p>-0.0002184668</text:p>
          </table:table-cell>
          <table:table-cell office:value-type="float" office:value="0.0003927248" calcext:value-type="float">
            <text:p>0.0003927248</text:p>
          </table:table-cell>
          <table:table-cell office:value-type="float" office:value="0.0002530822" calcext:value-type="float">
            <text:p>0.0002530822</text:p>
          </table:table-cell>
          <table:table-cell office:value-type="float" office:value="5.11815" calcext:value-type="float">
            <text:p>5.11815</text:p>
          </table:table-cell>
          <table:table-cell office:value-type="float" office:value="0.006318227" calcext:value-type="float">
            <text:p>0.006318227</text:p>
          </table:table-cell>
          <table:table-cell office:value-type="float" office:value="0.01572449" calcext:value-type="float">
            <text:p>0.01572449</text:p>
          </table:table-cell>
          <table:table-cell office:value-type="float" office:value="0.01869233" calcext:value-type="float">
            <text:p>0.01869233</text:p>
          </table:table-cell>
          <table:table-cell office:value-type="float" office:value="0.02383748" calcext:value-type="float">
            <text:p>0.02383748</text:p>
          </table:table-cell>
          <table:table-cell office:value-type="float" office:value="0.0193728" calcext:value-type="float">
            <text:p>0.0193728</text:p>
          </table:table-cell>
          <table:table-cell office:value-type="float" office:value="0.02063786" calcext:value-type="float">
            <text:p>0.02063786</text:p>
          </table:table-cell>
          <table:table-cell office:value-type="float" office:value="0.01285338" calcext:value-type="float">
            <text:p>0.01285338</text:p>
          </table:table-cell>
          <table:table-cell office:value-type="float" office:value="0.01648398" calcext:value-type="float">
            <text:p>0.01648398</text:p>
          </table:table-cell>
          <table:table-cell office:value-type="float" office:value="5.489648" calcext:value-type="float">
            <text:p>5.489648</text:p>
          </table:table-cell>
          <table:table-cell office:value-type="float" office:value="16.40485" calcext:value-type="float">
            <text:p>16.40485</text:p>
          </table:table-cell>
          <table:table-cell office:value-type="float" office:value="17.55596" calcext:value-type="float">
            <text:p>17.55596</text:p>
          </table:table-cell>
          <table:table-cell office:value-type="float" office:value="12.73053" calcext:value-type="float">
            <text:p>12.73053</text:p>
          </table:table-cell>
          <table:table-cell office:value-type="float" office:value="5.192329" calcext:value-type="float">
            <text:p>5.192329</text:p>
          </table:table-cell>
          <table:table-cell office:value-type="float" office:value="1.993841" calcext:value-type="float">
            <text:p>1.993841</text:p>
          </table:table-cell>
          <table:table-cell office:value-type="float" office:value="1.063143" calcext:value-type="float">
            <text:p>1.063143</text:p>
          </table:table-cell>
          <table:table-cell office:value-type="float" office:value="1.491329" calcext:value-type="float">
            <text:p>1.491329</text:p>
          </table:table-cell>
          <table:table-cell office:value-type="float" office:value="8.864319" calcext:value-type="float">
            <text:p>8.864319</text:p>
          </table:table-cell>
          <table:table-cell office:value-type="float" office:value="0" calcext:value-type="float">
            <text:p>0</text:p>
          </table:table-cell>
          <table:table-cell office:value-type="float" office:value="-0.00004691262" calcext:value-type="float">
            <text:p>-4.691262E-0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11.6447" calcext:value-type="float">
            <text:p>11.6447</text:p>
          </table:table-cell>
          <table:table-cell office:value-type="float" office:value="460.9223" calcext:value-type="float">
            <text:p>460.9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4269" calcext:value-type="float">
            <text:p>0.04264269</text:p>
          </table:table-cell>
          <table:table-cell office:value-type="float" office:value="8.928357" calcext:value-type="float">
            <text:p>8.92835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5768723" calcext:value-type="float">
            <text:p>0.005768723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3883562" calcext:value-type="float">
            <text:p>0.3883562</text:p>
          </table:table-cell>
          <table:table-cell office:value-type="float" office:value="-0.0002178749" calcext:value-type="float">
            <text:p>-0.0002178749</text:p>
          </table:table-cell>
          <table:table-cell office:value-type="float" office:value="0.0003993142" calcext:value-type="float">
            <text:p>0.0003993142</text:p>
          </table:table-cell>
          <table:table-cell office:value-type="float" office:value="0.0002573345" calcext:value-type="float">
            <text:p>0.0002573345</text:p>
          </table:table-cell>
          <table:table-cell office:value-type="float" office:value="5.117192" calcext:value-type="float">
            <text:p>5.117192</text:p>
          </table:table-cell>
          <table:table-cell office:value-type="float" office:value="0.006139227" calcext:value-type="float">
            <text:p>0.006139227</text:p>
          </table:table-cell>
          <table:table-cell office:value-type="float" office:value="0.01554131" calcext:value-type="float">
            <text:p>0.01554131</text:p>
          </table:table-cell>
          <table:table-cell office:value-type="float" office:value="0.01875538" calcext:value-type="float">
            <text:p>0.01875538</text:p>
          </table:table-cell>
          <table:table-cell office:value-type="float" office:value="0.02434068" calcext:value-type="float">
            <text:p>0.02434068</text:p>
          </table:table-cell>
          <table:table-cell office:value-type="float" office:value="0.01974887" calcext:value-type="float">
            <text:p>0.01974887</text:p>
          </table:table-cell>
          <table:table-cell office:value-type="float" office:value="0.02098228" calcext:value-type="float">
            <text:p>0.02098228</text:p>
          </table:table-cell>
          <table:table-cell office:value-type="float" office:value="0.01261638" calcext:value-type="float">
            <text:p>0.01261638</text:p>
          </table:table-cell>
          <table:table-cell office:value-type="float" office:value="0.0164915" calcext:value-type="float">
            <text:p>0.0164915</text:p>
          </table:table-cell>
          <table:table-cell office:value-type="float" office:value="6.27423" calcext:value-type="float">
            <text:p>6.27423</text:p>
          </table:table-cell>
          <table:table-cell office:value-type="float" office:value="14.7583" calcext:value-type="float">
            <text:p>14.7583</text:p>
          </table:table-cell>
          <table:table-cell office:value-type="float" office:value="17.18429" calcext:value-type="float">
            <text:p>17.18429</text:p>
          </table:table-cell>
          <table:table-cell office:value-type="float" office:value="12.46686" calcext:value-type="float">
            <text:p>12.46686</text:p>
          </table:table-cell>
          <table:table-cell office:value-type="float" office:value="4.971148" calcext:value-type="float">
            <text:p>4.971148</text:p>
          </table:table-cell>
          <table:table-cell office:value-type="float" office:value="1.888364" calcext:value-type="float">
            <text:p>1.888364</text:p>
          </table:table-cell>
          <table:table-cell office:value-type="float" office:value="0.9244515" calcext:value-type="float">
            <text:p>0.9244515</text:p>
          </table:table-cell>
          <table:table-cell office:value-type="float" office:value="1.494887" calcext:value-type="float">
            <text:p>1.494887</text:p>
          </table:table-cell>
          <table:table-cell office:value-type="float" office:value="8.945739" calcext:value-type="float">
            <text:p>8.945739</text:p>
          </table:table-cell>
          <table:table-cell office:value-type="float" office:value="0" calcext:value-type="float">
            <text:p>0</text:p>
          </table:table-cell>
          <table:table-cell office:value-type="float" office:value="-0.00004742088" calcext:value-type="float">
            <text:p>-4.742088E-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11.64489" calcext:value-type="float">
            <text:p>11.64489</text:p>
          </table:table-cell>
          <table:table-cell office:value-type="float" office:value="460.9197" calcext:value-type="float">
            <text:p>460.9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8395" calcext:value-type="float">
            <text:p>0.04268395</text:p>
          </table:table-cell>
          <table:table-cell office:value-type="float" office:value="8.883132" calcext:value-type="float">
            <text:p>8.88313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5956695" calcext:value-type="float">
            <text:p>0.005956695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4353637" calcext:value-type="float">
            <text:p>0.4353637</text:p>
          </table:table-cell>
          <table:table-cell office:value-type="float" office:value="-0.0002170867" calcext:value-type="float">
            <text:p>-0.0002170867</text:p>
          </table:table-cell>
          <table:table-cell office:value-type="float" office:value="0.0004062879" calcext:value-type="float">
            <text:p>0.0004062879</text:p>
          </table:table-cell>
          <table:table-cell office:value-type="float" office:value="0.0002612323" calcext:value-type="float">
            <text:p>0.0002612323</text:p>
          </table:table-cell>
          <table:table-cell office:value-type="float" office:value="5.116186" calcext:value-type="float">
            <text:p>5.116186</text:p>
          </table:table-cell>
          <table:table-cell office:value-type="float" office:value="0.007464326" calcext:value-type="float">
            <text:p>0.007464326</text:p>
          </table:table-cell>
          <table:table-cell office:value-type="float" office:value="0.01567348" calcext:value-type="float">
            <text:p>0.01567348</text:p>
          </table:table-cell>
          <table:table-cell office:value-type="float" office:value="0.01879274" calcext:value-type="float">
            <text:p>0.01879274</text:p>
          </table:table-cell>
          <table:table-cell office:value-type="float" office:value="0.02445919" calcext:value-type="float">
            <text:p>0.02445919</text:p>
          </table:table-cell>
          <table:table-cell office:value-type="float" office:value="0.01981536" calcext:value-type="float">
            <text:p>0.01981536</text:p>
          </table:table-cell>
          <table:table-cell office:value-type="float" office:value="0.02119085" calcext:value-type="float">
            <text:p>0.02119085</text:p>
          </table:table-cell>
          <table:table-cell office:value-type="float" office:value="0.01252067" calcext:value-type="float">
            <text:p>0.01252067</text:p>
          </table:table-cell>
          <table:table-cell office:value-type="float" office:value="0.01648519" calcext:value-type="float">
            <text:p>0.01648519</text:p>
          </table:table-cell>
          <table:table-cell office:value-type="float" office:value="12.27495" calcext:value-type="float">
            <text:p>12.27495</text:p>
          </table:table-cell>
          <table:table-cell office:value-type="float" office:value="14.67807" calcext:value-type="float">
            <text:p>14.67807</text:p>
          </table:table-cell>
          <table:table-cell office:value-type="float" office:value="16.52801" calcext:value-type="float">
            <text:p>16.52801</text:p>
          </table:table-cell>
          <table:table-cell office:value-type="float" office:value="11.97577" calcext:value-type="float">
            <text:p>11.97577</text:p>
          </table:table-cell>
          <table:table-cell office:value-type="float" office:value="4.729321" calcext:value-type="float">
            <text:p>4.729321</text:p>
          </table:table-cell>
          <table:table-cell office:value-type="float" office:value="1.774759" calcext:value-type="float">
            <text:p>1.774759</text:p>
          </table:table-cell>
          <table:table-cell office:value-type="float" office:value="0.8275846" calcext:value-type="float">
            <text:p>0.8275846</text:p>
          </table:table-cell>
          <table:table-cell office:value-type="float" office:value="1.493201" calcext:value-type="float">
            <text:p>1.493201</text:p>
          </table:table-cell>
          <table:table-cell office:value-type="float" office:value="8.997151" calcext:value-type="float">
            <text:p>8.997151</text:p>
          </table:table-cell>
          <table:table-cell office:value-type="float" office:value="0" calcext:value-type="float">
            <text:p>0</text:p>
          </table:table-cell>
          <table:table-cell office:value-type="float" office:value="-0.00004794147" calcext:value-type="float">
            <text:p>-4.794147E-0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11.64503" calcext:value-type="float">
            <text:p>11.64503</text:p>
          </table:table-cell>
          <table:table-cell office:value-type="float" office:value="460.9171" calcext:value-type="float">
            <text:p>460.9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7588" calcext:value-type="float">
            <text:p>0.04267588</text:p>
          </table:table-cell>
          <table:table-cell office:value-type="float" office:value="8.840543" calcext:value-type="float">
            <text:p>8.84054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6141409" calcext:value-type="float">
            <text:p>0.006141409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479833" calcext:value-type="float">
            <text:p>0.479833</text:p>
          </table:table-cell>
          <table:table-cell office:value-type="float" office:value="-0.0002161543" calcext:value-type="float">
            <text:p>-0.0002161543</text:p>
          </table:table-cell>
          <table:table-cell office:value-type="float" office:value="0.0004131609" calcext:value-type="float">
            <text:p>0.0004131609</text:p>
          </table:table-cell>
          <table:table-cell office:value-type="float" office:value="0.0002646817" calcext:value-type="float">
            <text:p>0.0002646817</text:p>
          </table:table-cell>
          <table:table-cell office:value-type="float" office:value="5.115069" calcext:value-type="float">
            <text:p>5.115069</text:p>
          </table:table-cell>
          <table:table-cell office:value-type="float" office:value="0.007795264" calcext:value-type="float">
            <text:p>0.007795264</text:p>
          </table:table-cell>
          <table:table-cell office:value-type="float" office:value="0.01606288" calcext:value-type="float">
            <text:p>0.01606288</text:p>
          </table:table-cell>
          <table:table-cell office:value-type="float" office:value="0.01878882" calcext:value-type="float">
            <text:p>0.01878882</text:p>
          </table:table-cell>
          <table:table-cell office:value-type="float" office:value="0.02430365" calcext:value-type="float">
            <text:p>0.02430365</text:p>
          </table:table-cell>
          <table:table-cell office:value-type="float" office:value="0.0196999" calcext:value-type="float">
            <text:p>0.0196999</text:p>
          </table:table-cell>
          <table:table-cell office:value-type="float" office:value="0.02127148" calcext:value-type="float">
            <text:p>0.02127148</text:p>
          </table:table-cell>
          <table:table-cell office:value-type="float" office:value="0.01241893" calcext:value-type="float">
            <text:p>0.01241893</text:p>
          </table:table-cell>
          <table:table-cell office:value-type="float" office:value="0.01648601" calcext:value-type="float">
            <text:p>0.01648601</text:p>
          </table:table-cell>
          <table:table-cell office:value-type="float" office:value="13.62706" calcext:value-type="float">
            <text:p>13.62706</text:p>
          </table:table-cell>
          <table:table-cell office:value-type="float" office:value="16.035" calcext:value-type="float">
            <text:p>16.035</text:p>
          </table:table-cell>
          <table:table-cell office:value-type="float" office:value="15.89165" calcext:value-type="float">
            <text:p>15.89165</text:p>
          </table:table-cell>
          <table:table-cell office:value-type="float" office:value="11.43499" calcext:value-type="float">
            <text:p>11.43499</text:p>
          </table:table-cell>
          <table:table-cell office:value-type="float" office:value="4.5035" calcext:value-type="float">
            <text:p>4.5035</text:p>
          </table:table-cell>
          <table:table-cell office:value-type="float" office:value="1.669991" calcext:value-type="float">
            <text:p>1.669991</text:p>
          </table:table-cell>
          <table:table-cell office:value-type="float" office:value="0.7471189" calcext:value-type="float">
            <text:p>0.7471189</text:p>
          </table:table-cell>
          <table:table-cell office:value-type="float" office:value="1.490701" calcext:value-type="float">
            <text:p>1.490701</text:p>
          </table:table-cell>
          <table:table-cell office:value-type="float" office:value="9.043726" calcext:value-type="float">
            <text:p>9.043726</text:p>
          </table:table-cell>
          <table:table-cell office:value-type="float" office:value="0" calcext:value-type="float">
            <text:p>0</text:p>
          </table:table-cell>
          <table:table-cell office:value-type="float" office:value="-0.00004848227" calcext:value-type="float">
            <text:p>-4.848227E-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11.64511" calcext:value-type="float">
            <text:p>11.64511</text:p>
          </table:table-cell>
          <table:table-cell office:value-type="float" office:value="460.9145" calcext:value-type="float">
            <text:p>460.9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2734" calcext:value-type="float">
            <text:p>0.04262734</text:p>
          </table:table-cell>
          <table:table-cell office:value-type="float" office:value="8.800608" calcext:value-type="float">
            <text:p>8.80060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6321914" calcext:value-type="float">
            <text:p>0.00632191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5217491" calcext:value-type="float">
            <text:p>0.5217491</text:p>
          </table:table-cell>
          <table:table-cell office:value-type="float" office:value="-0.0002148832" calcext:value-type="float">
            <text:p>-0.0002148832</text:p>
          </table:table-cell>
          <table:table-cell office:value-type="float" office:value="0.0004200752" calcext:value-type="float">
            <text:p>0.0004200752</text:p>
          </table:table-cell>
          <table:table-cell office:value-type="float" office:value="0.0002673957" calcext:value-type="float">
            <text:p>0.0002673957</text:p>
          </table:table-cell>
          <table:table-cell office:value-type="float" office:value="5.113797" calcext:value-type="float">
            <text:p>5.113797</text:p>
          </table:table-cell>
          <table:table-cell office:value-type="float" office:value="0.008424684" calcext:value-type="float">
            <text:p>0.008424684</text:p>
          </table:table-cell>
          <table:table-cell office:value-type="float" office:value="0.01557778" calcext:value-type="float">
            <text:p>0.01557778</text:p>
          </table:table-cell>
          <table:table-cell office:value-type="float" office:value="0.01869095" calcext:value-type="float">
            <text:p>0.01869095</text:p>
          </table:table-cell>
          <table:table-cell office:value-type="float" office:value="0.02414843" calcext:value-type="float">
            <text:p>0.02414843</text:p>
          </table:table-cell>
          <table:table-cell office:value-type="float" office:value="0.01950733" calcext:value-type="float">
            <text:p>0.01950733</text:p>
          </table:table-cell>
          <table:table-cell office:value-type="float" office:value="0.02130044" calcext:value-type="float">
            <text:p>0.02130044</text:p>
          </table:table-cell>
          <table:table-cell office:value-type="float" office:value="0.01235898" calcext:value-type="float">
            <text:p>0.01235898</text:p>
          </table:table-cell>
          <table:table-cell office:value-type="float" office:value="0.01647679" calcext:value-type="float">
            <text:p>0.01647679</text:p>
          </table:table-cell>
          <table:table-cell office:value-type="float" office:value="17.56375" calcext:value-type="float">
            <text:p>17.56375</text:p>
          </table:table-cell>
          <table:table-cell office:value-type="float" office:value="16.11685" calcext:value-type="float">
            <text:p>16.11685</text:p>
          </table:table-cell>
          <table:table-cell office:value-type="float" office:value="15.65579" calcext:value-type="float">
            <text:p>15.65579</text:p>
          </table:table-cell>
          <table:table-cell office:value-type="float" office:value="11.15443" calcext:value-type="float">
            <text:p>11.15443</text:p>
          </table:table-cell>
          <table:table-cell office:value-type="float" office:value="4.336115" calcext:value-type="float">
            <text:p>4.336115</text:p>
          </table:table-cell>
          <table:table-cell office:value-type="float" office:value="1.580057" calcext:value-type="float">
            <text:p>1.580057</text:p>
          </table:table-cell>
          <table:table-cell office:value-type="float" office:value="0.6815588" calcext:value-type="float">
            <text:p>0.6815588</text:p>
          </table:table-cell>
          <table:table-cell office:value-type="float" office:value="1.485382" calcext:value-type="float">
            <text:p>1.485382</text:p>
          </table:table-cell>
          <table:table-cell office:value-type="float" office:value="9.071483" calcext:value-type="float">
            <text:p>9.071483</text:p>
          </table:table-cell>
          <table:table-cell office:value-type="float" office:value="0" calcext:value-type="float">
            <text:p>0</text:p>
          </table:table-cell>
          <table:table-cell office:value-type="float" office:value="-0.00004903956" calcext:value-type="float">
            <text:p>-4.903956E-0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11.64516" calcext:value-type="float">
            <text:p>11.64516</text:p>
          </table:table-cell>
          <table:table-cell office:value-type="float" office:value="460.9119" calcext:value-type="float">
            <text:p>460.9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55927" calcext:value-type="float">
            <text:p>0.04255927</text:p>
          </table:table-cell>
          <table:table-cell office:value-type="float" office:value="8.76346" calcext:value-type="float">
            <text:p>8.76346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6496689" calcext:value-type="float">
            <text:p>0.006496689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560918" calcext:value-type="float">
            <text:p>0.560918</text:p>
          </table:table-cell>
          <table:table-cell office:value-type="float" office:value="-0.0002135054" calcext:value-type="float">
            <text:p>-0.0002135054</text:p>
          </table:table-cell>
          <table:table-cell office:value-type="float" office:value="0.0004271063" calcext:value-type="float">
            <text:p>0.0004271063</text:p>
          </table:table-cell>
          <table:table-cell office:value-type="float" office:value="0.0002697581" calcext:value-type="float">
            <text:p>0.0002697581</text:p>
          </table:table-cell>
          <table:table-cell office:value-type="float" office:value="5.112488" calcext:value-type="float">
            <text:p>5.112488</text:p>
          </table:table-cell>
          <table:table-cell office:value-type="float" office:value="0.00843004" calcext:value-type="float">
            <text:p>0.00843004</text:p>
          </table:table-cell>
          <table:table-cell office:value-type="float" office:value="0.01505276" calcext:value-type="float">
            <text:p>0.01505276</text:p>
          </table:table-cell>
          <table:table-cell office:value-type="float" office:value="0.01852525" calcext:value-type="float">
            <text:p>0.01852525</text:p>
          </table:table-cell>
          <table:table-cell office:value-type="float" office:value="0.02391046" calcext:value-type="float">
            <text:p>0.02391046</text:p>
          </table:table-cell>
          <table:table-cell office:value-type="float" office:value="0.01927172" calcext:value-type="float">
            <text:p>0.01927172</text:p>
          </table:table-cell>
          <table:table-cell office:value-type="float" office:value="0.02127054" calcext:value-type="float">
            <text:p>0.02127054</text:p>
          </table:table-cell>
          <table:table-cell office:value-type="float" office:value="0.01230619" calcext:value-type="float">
            <text:p>0.01230619</text:p>
          </table:table-cell>
          <table:table-cell office:value-type="float" office:value="0.01646083" calcext:value-type="float">
            <text:p>0.01646083</text:p>
          </table:table-cell>
          <table:table-cell office:value-type="float" office:value="17.3969" calcext:value-type="float">
            <text:p>17.3969</text:p>
          </table:table-cell>
          <table:table-cell office:value-type="float" office:value="16.09755" calcext:value-type="float">
            <text:p>16.09755</text:p>
          </table:table-cell>
          <table:table-cell office:value-type="float" office:value="15.5132" calcext:value-type="float">
            <text:p>15.5132</text:p>
          </table:table-cell>
          <table:table-cell office:value-type="float" office:value="10.93526" calcext:value-type="float">
            <text:p>10.93526</text:p>
          </table:table-cell>
          <table:table-cell office:value-type="float" office:value="4.197583" calcext:value-type="float">
            <text:p>4.197583</text:p>
          </table:table-cell>
          <table:table-cell office:value-type="float" office:value="1.501571" calcext:value-type="float">
            <text:p>1.501571</text:p>
          </table:table-cell>
          <table:table-cell office:value-type="float" office:value="0.629364" calcext:value-type="float">
            <text:p>0.629364</text:p>
          </table:table-cell>
          <table:table-cell office:value-type="float" office:value="1.478396" calcext:value-type="float">
            <text:p>1.478396</text:p>
          </table:table-cell>
          <table:table-cell office:value-type="float" office:value="9.106575" calcext:value-type="float">
            <text:p>9.106575</text:p>
          </table:table-cell>
          <table:table-cell office:value-type="float" office:value="0" calcext:value-type="float">
            <text:p>0</text:p>
          </table:table-cell>
          <table:table-cell office:value-type="float" office:value="-0.00004961432" calcext:value-type="float">
            <text:p>-4.961432E-0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11.64519" calcext:value-type="float">
            <text:p>11.64519</text:p>
          </table:table-cell>
          <table:table-cell office:value-type="float" office:value="460.9092" calcext:value-type="float">
            <text:p>460.9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47472" calcext:value-type="float">
            <text:p>0.04247472</text:p>
          </table:table-cell>
          <table:table-cell office:value-type="float" office:value="8.729195" calcext:value-type="float">
            <text:p>8.729195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6665294" calcext:value-type="float">
            <text:p>0.00666529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5972372" calcext:value-type="float">
            <text:p>0.5972372</text:p>
          </table:table-cell>
          <table:table-cell office:value-type="float" office:value="-0.0002121708" calcext:value-type="float">
            <text:p>-0.0002121708</text:p>
          </table:table-cell>
          <table:table-cell office:value-type="float" office:value="0.0004344042" calcext:value-type="float">
            <text:p>0.0004344042</text:p>
          </table:table-cell>
          <table:table-cell office:value-type="float" office:value="0.0002717886" calcext:value-type="float">
            <text:p>0.0002717886</text:p>
          </table:table-cell>
          <table:table-cell office:value-type="float" office:value="5.111113" calcext:value-type="float">
            <text:p>5.111113</text:p>
          </table:table-cell>
          <table:table-cell office:value-type="float" office:value="0.009497648" calcext:value-type="float">
            <text:p>0.009497648</text:p>
          </table:table-cell>
          <table:table-cell office:value-type="float" office:value="0.01461899" calcext:value-type="float">
            <text:p>0.01461899</text:p>
          </table:table-cell>
          <table:table-cell office:value-type="float" office:value="0.01829243" calcext:value-type="float">
            <text:p>0.01829243</text:p>
          </table:table-cell>
          <table:table-cell office:value-type="float" office:value="0.02360778" calcext:value-type="float">
            <text:p>0.02360778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20017" calcext:value-type="float">
            <text:p>0.02120017</text:p>
          </table:table-cell>
          <table:table-cell office:value-type="float" office:value="0.01232716" calcext:value-type="float">
            <text:p>0.01232716</text:p>
          </table:table-cell>
          <table:table-cell office:value-type="float" office:value="0.01643863" calcext:value-type="float">
            <text:p>0.01643863</text:p>
          </table:table-cell>
          <table:table-cell office:value-type="float" office:value="25.20098" calcext:value-type="float">
            <text:p>25.20098</text:p>
          </table:table-cell>
          <table:table-cell office:value-type="float" office:value="16.24792" calcext:value-type="float">
            <text:p>16.24792</text:p>
          </table:table-cell>
          <table:table-cell office:value-type="float" office:value="15.3916" calcext:value-type="float">
            <text:p>15.3916</text:p>
          </table:table-cell>
          <table:table-cell office:value-type="float" office:value="10.73799" calcext:value-type="float">
            <text:p>10.73799</text:p>
          </table:table-cell>
          <table:table-cell office:value-type="float" office:value="4.072311" calcext:value-type="float">
            <text:p>4.072311</text:p>
          </table:table-cell>
          <table:table-cell office:value-type="float" office:value="1.432314" calcext:value-type="float">
            <text:p>1.432314</text:p>
          </table:table-cell>
          <table:table-cell office:value-type="float" office:value="0.5868119" calcext:value-type="float">
            <text:p>0.5868119</text:p>
          </table:table-cell>
          <table:table-cell office:value-type="float" office:value="1.470295" calcext:value-type="float">
            <text:p>1.470295</text:p>
          </table:table-cell>
          <table:table-cell office:value-type="float" office:value="9.117874" calcext:value-type="float">
            <text:p>9.117874</text:p>
          </table:table-cell>
          <table:table-cell office:value-type="float" office:value="0" calcext:value-type="float">
            <text:p>0</text:p>
          </table:table-cell>
          <table:table-cell office:value-type="float" office:value="-0.00005020114" calcext:value-type="float">
            <text:p>-5.020114E-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11.64524" calcext:value-type="float">
            <text:p>11.64524</text:p>
          </table:table-cell>
          <table:table-cell office:value-type="float" office:value="460.9066" calcext:value-type="float">
            <text:p>460.9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8426" calcext:value-type="float">
            <text:p>0.04238426</text:p>
          </table:table-cell>
          <table:table-cell office:value-type="float" office:value="8.698568" calcext:value-type="float">
            <text:p>8.69856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6825368" calcext:value-type="float">
            <text:p>0.00682536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629901" calcext:value-type="float">
            <text:p>0.629901</text:p>
          </table:table-cell>
          <table:table-cell office:value-type="float" office:value="-0.0002107562" calcext:value-type="float">
            <text:p>-0.0002107562</text:p>
          </table:table-cell>
          <table:table-cell office:value-type="float" office:value="0.0004417542" calcext:value-type="float">
            <text:p>0.0004417542</text:p>
          </table:table-cell>
          <table:table-cell office:value-type="float" office:value="0.000274071" calcext:value-type="float">
            <text:p>0.000274071</text:p>
          </table:table-cell>
          <table:table-cell office:value-type="float" office:value="5.109786" calcext:value-type="float">
            <text:p>5.109786</text:p>
          </table:table-cell>
          <table:table-cell office:value-type="float" office:value="0.01020737" calcext:value-type="float">
            <text:p>0.01020737</text:p>
          </table:table-cell>
          <table:table-cell office:value-type="float" office:value="0.01438954" calcext:value-type="float">
            <text:p>0.01438954</text:p>
          </table:table-cell>
          <table:table-cell office:value-type="float" office:value="0.01806212" calcext:value-type="float">
            <text:p>0.01806212</text:p>
          </table:table-cell>
          <table:table-cell office:value-type="float" office:value="0.02326579" calcext:value-type="float">
            <text:p>0.02326579</text:p>
          </table:table-cell>
          <table:table-cell office:value-type="float" office:value="0.01858282" calcext:value-type="float">
            <text:p>0.01858282</text:p>
          </table:table-cell>
          <table:table-cell office:value-type="float" office:value="0.02109244" calcext:value-type="float">
            <text:p>0.02109244</text:p>
          </table:table-cell>
          <table:table-cell office:value-type="float" office:value="0.01234308" calcext:value-type="float">
            <text:p>0.01234308</text:p>
          </table:table-cell>
          <table:table-cell office:value-type="float" office:value="0.01641233" calcext:value-type="float">
            <text:p>0.01641233</text:p>
          </table:table-cell>
          <table:table-cell office:value-type="float" office:value="30.53309" calcext:value-type="float">
            <text:p>30.53309</text:p>
          </table:table-cell>
          <table:table-cell office:value-type="float" office:value="16.89203" calcext:value-type="float">
            <text:p>16.89203</text:p>
          </table:table-cell>
          <table:table-cell office:value-type="float" office:value="15.29787" calcext:value-type="float">
            <text:p>15.29787</text:p>
          </table:table-cell>
          <table:table-cell office:value-type="float" office:value="10.56378" calcext:value-type="float">
            <text:p>10.56378</text:p>
          </table:table-cell>
          <table:table-cell office:value-type="float" office:value="3.971648" calcext:value-type="float">
            <text:p>3.971648</text:p>
          </table:table-cell>
          <table:table-cell office:value-type="float" office:value="1.373746" calcext:value-type="float">
            <text:p>1.373746</text:p>
          </table:table-cell>
          <table:table-cell office:value-type="float" office:value="0.5495133" calcext:value-type="float">
            <text:p>0.5495133</text:p>
          </table:table-cell>
          <table:table-cell office:value-type="float" office:value="1.461724" calcext:value-type="float">
            <text:p>1.461724</text:p>
          </table:table-cell>
          <table:table-cell office:value-type="float" office:value="9.130239" calcext:value-type="float">
            <text:p>9.130239</text:p>
          </table:table-cell>
          <table:table-cell office:value-type="float" office:value="0" calcext:value-type="float">
            <text:p>0</text:p>
          </table:table-cell>
          <table:table-cell office:value-type="float" office:value="-0.00005080312" calcext:value-type="float">
            <text:p>-5.080312E-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11.64532" calcext:value-type="float">
            <text:p>11.64532</text:p>
          </table:table-cell>
          <table:table-cell office:value-type="float" office:value="460.904" calcext:value-type="float">
            <text:p>460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0572" calcext:value-type="float">
            <text:p>0.04230572</text:p>
          </table:table-cell>
          <table:table-cell office:value-type="float" office:value="8.670564" calcext:value-type="float">
            <text:p>8.67056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6980611" calcext:value-type="float">
            <text:p>0.00698061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659894" calcext:value-type="float">
            <text:p>0.659894</text:p>
          </table:table-cell>
          <table:table-cell office:value-type="float" office:value="-0.000210095" calcext:value-type="float">
            <text:p>-0.000210095</text:p>
          </table:table-cell>
          <table:table-cell office:value-type="float" office:value="0.000449009" calcext:value-type="float">
            <text:p>0.000449009</text:p>
          </table:table-cell>
          <table:table-cell office:value-type="float" office:value="0.0002767303" calcext:value-type="float">
            <text:p>0.0002767303</text:p>
          </table:table-cell>
          <table:table-cell office:value-type="float" office:value="5.108539" calcext:value-type="float">
            <text:p>5.108539</text:p>
          </table:table-cell>
          <table:table-cell office:value-type="float" office:value="0.01031482" calcext:value-type="float">
            <text:p>0.01031482</text:p>
          </table:table-cell>
          <table:table-cell office:value-type="float" office:value="0.01430841" calcext:value-type="float">
            <text:p>0.01430841</text:p>
          </table:table-cell>
          <table:table-cell office:value-type="float" office:value="0.0178811" calcext:value-type="float">
            <text:p>0.0178811</text:p>
          </table:table-cell>
          <table:table-cell office:value-type="float" office:value="0.02303921" calcext:value-type="float">
            <text:p>0.02303921</text:p>
          </table:table-cell>
          <table:table-cell office:value-type="float" office:value="0.01843593" calcext:value-type="float">
            <text:p>0.01843593</text:p>
          </table:table-cell>
          <table:table-cell office:value-type="float" office:value="0.02092363" calcext:value-type="float">
            <text:p>0.02092363</text:p>
          </table:table-cell>
          <table:table-cell office:value-type="float" office:value="0.01223328" calcext:value-type="float">
            <text:p>0.01223328</text:p>
          </table:table-cell>
          <table:table-cell office:value-type="float" office:value="0.01639023" calcext:value-type="float">
            <text:p>0.01639023</text:p>
          </table:table-cell>
          <table:table-cell office:value-type="float" office:value="29.45439" calcext:value-type="float">
            <text:p>29.45439</text:p>
          </table:table-cell>
          <table:table-cell office:value-type="float" office:value="17.6384" calcext:value-type="float">
            <text:p>17.6384</text:p>
          </table:table-cell>
          <table:table-cell office:value-type="float" office:value="15.22795" calcext:value-type="float">
            <text:p>15.22795</text:p>
          </table:table-cell>
          <table:table-cell office:value-type="float" office:value="10.45049" calcext:value-type="float">
            <text:p>10.45049</text:p>
          </table:table-cell>
          <table:table-cell office:value-type="float" office:value="3.877615" calcext:value-type="float">
            <text:p>3.877615</text:p>
          </table:table-cell>
          <table:table-cell office:value-type="float" office:value="1.308082" calcext:value-type="float">
            <text:p>1.308082</text:p>
          </table:table-cell>
          <table:table-cell office:value-type="float" office:value="0.5056064" calcext:value-type="float">
            <text:p>0.5056064</text:p>
          </table:table-cell>
          <table:table-cell office:value-type="float" office:value="1.453442" calcext:value-type="float">
            <text:p>1.453442</text:p>
          </table:table-cell>
          <table:table-cell office:value-type="float" office:value="9.15366" calcext:value-type="float">
            <text:p>9.15366</text:p>
          </table:table-cell>
          <table:table-cell office:value-type="float" office:value="0" calcext:value-type="float">
            <text:p>0</text:p>
          </table:table-cell>
          <table:table-cell office:value-type="float" office:value="-0.00005141198" calcext:value-type="float">
            <text:p>-5.141198E-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11.64543" calcext:value-type="float">
            <text:p>11.64543</text:p>
          </table:table-cell>
          <table:table-cell office:value-type="float" office:value="460.9014" calcext:value-type="float">
            <text:p>460.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482" calcext:value-type="float">
            <text:p>0.0422482</text:p>
          </table:table-cell>
          <table:table-cell office:value-type="float" office:value="8.643029" calcext:value-type="float">
            <text:p>8.64302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135984" calcext:value-type="float">
            <text:p>0.00713598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6893548" calcext:value-type="float">
            <text:p>0.6893548</text:p>
          </table:table-cell>
          <table:table-cell office:value-type="float" office:value="-0.0002088969" calcext:value-type="float">
            <text:p>-0.0002088969</text:p>
          </table:table-cell>
          <table:table-cell office:value-type="float" office:value="0.0004565753" calcext:value-type="float">
            <text:p>0.0004565753</text:p>
          </table:table-cell>
          <table:table-cell office:value-type="float" office:value="0.0002797713" calcext:value-type="float">
            <text:p>0.0002797713</text:p>
          </table:table-cell>
          <table:table-cell office:value-type="float" office:value="5.107378" calcext:value-type="float">
            <text:p>5.107378</text:p>
          </table:table-cell>
          <table:table-cell office:value-type="float" office:value="0.009985713" calcext:value-type="float">
            <text:p>0.009985713</text:p>
          </table:table-cell>
          <table:table-cell office:value-type="float" office:value="0.01434108" calcext:value-type="float">
            <text:p>0.01434108</text:p>
          </table:table-cell>
          <table:table-cell office:value-type="float" office:value="0.0177584" calcext:value-type="float">
            <text:p>0.0177584</text:p>
          </table:table-cell>
          <table:table-cell office:value-type="float" office:value="0.02288134" calcext:value-type="float">
            <text:p>0.02288134</text:p>
          </table:table-cell>
          <table:table-cell office:value-type="float" office:value="0.01827755" calcext:value-type="float">
            <text:p>0.01827755</text:p>
          </table:table-cell>
          <table:table-cell office:value-type="float" office:value="0.02076461" calcext:value-type="float">
            <text:p>0.02076461</text:p>
          </table:table-cell>
          <table:table-cell office:value-type="float" office:value="0.0121642" calcext:value-type="float">
            <text:p>0.0121642</text:p>
          </table:table-cell>
          <table:table-cell office:value-type="float" office:value="0.01636802" calcext:value-type="float">
            <text:p>0.01636802</text:p>
          </table:table-cell>
          <table:table-cell office:value-type="float" office:value="23.35107" calcext:value-type="float">
            <text:p>23.35107</text:p>
          </table:table-cell>
          <table:table-cell office:value-type="float" office:value="18.03571" calcext:value-type="float">
            <text:p>18.03571</text:p>
          </table:table-cell>
          <table:table-cell office:value-type="float" office:value="15.1397" calcext:value-type="float">
            <text:p>15.1397</text:p>
          </table:table-cell>
          <table:table-cell office:value-type="float" office:value="10.325" calcext:value-type="float">
            <text:p>10.325</text:p>
          </table:table-cell>
          <table:table-cell office:value-type="float" office:value="3.7687" calcext:value-type="float">
            <text:p>3.7687</text:p>
          </table:table-cell>
          <table:table-cell office:value-type="float" office:value="1.241608" calcext:value-type="float">
            <text:p>1.241608</text:p>
          </table:table-cell>
          <table:table-cell office:value-type="float" office:value="0.4765628" calcext:value-type="float">
            <text:p>0.4765628</text:p>
          </table:table-cell>
          <table:table-cell office:value-type="float" office:value="1.444915" calcext:value-type="float">
            <text:p>1.444915</text:p>
          </table:table-cell>
          <table:table-cell office:value-type="float" office:value="9.192404" calcext:value-type="float">
            <text:p>9.192404</text:p>
          </table:table-cell>
          <table:table-cell office:value-type="float" office:value="0" calcext:value-type="float">
            <text:p>0</text:p>
          </table:table-cell>
          <table:table-cell office:value-type="float" office:value="-0.00005203259" calcext:value-type="float">
            <text:p>-5.203259E-0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11.6457" calcext:value-type="float">
            <text:p>11.6457</text:p>
          </table:table-cell>
          <table:table-cell office:value-type="float" office:value="460.8988" calcext:value-type="float">
            <text:p>460.8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1747" calcext:value-type="float">
            <text:p>0.04221747</text:p>
          </table:table-cell>
          <table:table-cell office:value-type="float" office:value="8.615215" calcext:value-type="float">
            <text:p>8.615215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291044" calcext:value-type="float">
            <text:p>0.00729104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7189032" calcext:value-type="float">
            <text:p>0.7189032</text:p>
          </table:table-cell>
          <table:table-cell office:value-type="float" office:value="-0.0002077692" calcext:value-type="float">
            <text:p>-0.0002077692</text:p>
          </table:table-cell>
          <table:table-cell office:value-type="float" office:value="0.0004633699" calcext:value-type="float">
            <text:p>0.0004633699</text:p>
          </table:table-cell>
          <table:table-cell office:value-type="float" office:value="0.0002842435" calcext:value-type="float">
            <text:p>0.0002842435</text:p>
          </table:table-cell>
          <table:table-cell office:value-type="float" office:value="5.10659" calcext:value-type="float">
            <text:p>5.10659</text:p>
          </table:table-cell>
          <table:table-cell office:value-type="float" office:value="0.01157718" calcext:value-type="float">
            <text:p>0.01157718</text:p>
          </table:table-cell>
          <table:table-cell office:value-type="float" office:value="0.01485828" calcext:value-type="float">
            <text:p>0.01485828</text:p>
          </table:table-cell>
          <table:table-cell office:value-type="float" office:value="0.01777879" calcext:value-type="float">
            <text:p>0.01777879</text:p>
          </table:table-cell>
          <table:table-cell office:value-type="float" office:value="0.02272648" calcext:value-type="float">
            <text:p>0.02272648</text:p>
          </table:table-cell>
          <table:table-cell office:value-type="float" office:value="0.01815346" calcext:value-type="float">
            <text:p>0.01815346</text:p>
          </table:table-cell>
          <table:table-cell office:value-type="float" office:value="0.02069014" calcext:value-type="float">
            <text:p>0.02069014</text:p>
          </table:table-cell>
          <table:table-cell office:value-type="float" office:value="0.01209863" calcext:value-type="float">
            <text:p>0.01209863</text:p>
          </table:table-cell>
          <table:table-cell office:value-type="float" office:value="0.01634629" calcext:value-type="float">
            <text:p>0.01634629</text:p>
          </table:table-cell>
          <table:table-cell office:value-type="float" office:value="37.04181" calcext:value-type="float">
            <text:p>37.04181</text:p>
          </table:table-cell>
          <table:table-cell office:value-type="float" office:value="19.90407" calcext:value-type="float">
            <text:p>19.90407</text:p>
          </table:table-cell>
          <table:table-cell office:value-type="float" office:value="15.11993" calcext:value-type="float">
            <text:p>15.11993</text:p>
          </table:table-cell>
          <table:table-cell office:value-type="float" office:value="10.19268" calcext:value-type="float">
            <text:p>10.19268</text:p>
          </table:table-cell>
          <table:table-cell office:value-type="float" office:value="3.680051" calcext:value-type="float">
            <text:p>3.680051</text:p>
          </table:table-cell>
          <table:table-cell office:value-type="float" office:value="1.198865" calcext:value-type="float">
            <text:p>1.198865</text:p>
          </table:table-cell>
          <table:table-cell office:value-type="float" office:value="0.583956" calcext:value-type="float">
            <text:p>0.583956</text:p>
          </table:table-cell>
          <table:table-cell office:value-type="float" office:value="1.437063" calcext:value-type="float">
            <text:p>1.437063</text:p>
          </table:table-cell>
          <table:table-cell office:value-type="float" office:value="9.201467" calcext:value-type="float">
            <text:p>9.201467</text:p>
          </table:table-cell>
          <table:table-cell office:value-type="float" office:value="0" calcext:value-type="float">
            <text:p>0</text:p>
          </table:table-cell>
          <table:table-cell office:value-type="float" office:value="-0.00005267538" calcext:value-type="float">
            <text:p>-5.267538E-0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11.64618" calcext:value-type="float">
            <text:p>11.64618</text:p>
          </table:table-cell>
          <table:table-cell office:value-type="float" office:value="460.8963" calcext:value-type="float">
            <text:p>460.8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2135" calcext:value-type="float">
            <text:p>0.04222135</text:p>
          </table:table-cell>
          <table:table-cell office:value-type="float" office:value="8.587517" calcext:value-type="float">
            <text:p>8.58751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447127" calcext:value-type="float">
            <text:p>0.00744712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7480556" calcext:value-type="float">
            <text:p>0.7480556</text:p>
          </table:table-cell>
          <table:table-cell office:value-type="float" office:value="-0.0002062724" calcext:value-type="float">
            <text:p>-0.0002062724</text:p>
          </table:table-cell>
          <table:table-cell office:value-type="float" office:value="0.0004713443" calcext:value-type="float">
            <text:p>0.0004713443</text:p>
          </table:table-cell>
          <table:table-cell office:value-type="float" office:value="0.0002909245" calcext:value-type="float">
            <text:p>0.0002909245</text:p>
          </table:table-cell>
          <table:table-cell office:value-type="float" office:value="5.106432" calcext:value-type="float">
            <text:p>5.106432</text:p>
          </table:table-cell>
          <table:table-cell office:value-type="float" office:value="0.01291854" calcext:value-type="float">
            <text:p>0.01291854</text:p>
          </table:table-cell>
          <table:table-cell office:value-type="float" office:value="0.0146205" calcext:value-type="float">
            <text:p>0.0146205</text:p>
          </table:table-cell>
          <table:table-cell office:value-type="float" office:value="0.0180874" calcext:value-type="float">
            <text:p>0.0180874</text:p>
          </table:table-cell>
          <table:table-cell office:value-type="float" office:value="0.02264066" calcext:value-type="float">
            <text:p>0.02264066</text:p>
          </table:table-cell>
          <table:table-cell office:value-type="float" office:value="0.01801369" calcext:value-type="float">
            <text:p>0.01801369</text:p>
          </table:table-cell>
          <table:table-cell office:value-type="float" office:value="0.02061147" calcext:value-type="float">
            <text:p>0.02061147</text:p>
          </table:table-cell>
          <table:table-cell office:value-type="float" office:value="0.01209065" calcext:value-type="float">
            <text:p>0.01209065</text:p>
          </table:table-cell>
          <table:table-cell office:value-type="float" office:value="0.01632333" calcext:value-type="float">
            <text:p>0.01632333</text:p>
          </table:table-cell>
          <table:table-cell office:value-type="float" office:value="32.87981" calcext:value-type="float">
            <text:p>32.87981</text:p>
          </table:table-cell>
          <table:table-cell office:value-type="float" office:value="21.21885" calcext:value-type="float">
            <text:p>21.21885</text:p>
          </table:table-cell>
          <table:table-cell office:value-type="float" office:value="15.19429" calcext:value-type="float">
            <text:p>15.19429</text:p>
          </table:table-cell>
          <table:table-cell office:value-type="float" office:value="10.06241" calcext:value-type="float">
            <text:p>10.06241</text:p>
          </table:table-cell>
          <table:table-cell office:value-type="float" office:value="3.593834" calcext:value-type="float">
            <text:p>3.593834</text:p>
          </table:table-cell>
          <table:table-cell office:value-type="float" office:value="1.160121" calcext:value-type="float">
            <text:p>1.160121</text:p>
          </table:table-cell>
          <table:table-cell office:value-type="float" office:value="0.5425912" calcext:value-type="float">
            <text:p>0.5425912</text:p>
          </table:table-cell>
          <table:table-cell office:value-type="float" office:value="1.429942" calcext:value-type="float">
            <text:p>1.429942</text:p>
          </table:table-cell>
          <table:table-cell office:value-type="float" office:value="9.241371" calcext:value-type="float">
            <text:p>9.241371</text:p>
          </table:table-cell>
          <table:table-cell office:value-type="float" office:value="0" calcext:value-type="float">
            <text:p>0</text:p>
          </table:table-cell>
          <table:table-cell office:value-type="float" office:value="-0.00005333488" calcext:value-type="float">
            <text:p>-5.333488E-0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11.6467" calcext:value-type="float">
            <text:p>11.6467</text:p>
          </table:table-cell>
          <table:table-cell office:value-type="float" office:value="460.8938" calcext:value-type="float">
            <text:p>460.8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27533" calcext:value-type="float">
            <text:p>0.04227533</text:p>
          </table:table-cell>
          <table:table-cell office:value-type="float" office:value="8.56049" calcext:value-type="float">
            <text:p>8.5604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591498" calcext:value-type="float">
            <text:p>0.00759149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7764575" calcext:value-type="float">
            <text:p>0.7764575</text:p>
          </table:table-cell>
          <table:table-cell office:value-type="float" office:value="-0.0002037309" calcext:value-type="float">
            <text:p>-0.0002037309</text:p>
          </table:table-cell>
          <table:table-cell office:value-type="float" office:value="0.0004841151" calcext:value-type="float">
            <text:p>0.0004841151</text:p>
          </table:table-cell>
          <table:table-cell office:value-type="float" office:value="0.0002980965" calcext:value-type="float">
            <text:p>0.0002980965</text:p>
          </table:table-cell>
          <table:table-cell office:value-type="float" office:value="5.106509" calcext:value-type="float">
            <text:p>5.106509</text:p>
          </table:table-cell>
          <table:table-cell office:value-type="float" office:value="0.01403695" calcext:value-type="float">
            <text:p>0.01403695</text:p>
          </table:table-cell>
          <table:table-cell office:value-type="float" office:value="0.01541455" calcext:value-type="float">
            <text:p>0.01541455</text:p>
          </table:table-cell>
          <table:table-cell office:value-type="float" office:value="0.01848171" calcext:value-type="float">
            <text:p>0.01848171</text:p>
          </table:table-cell>
          <table:table-cell office:value-type="float" office:value="0.02223932" calcext:value-type="float">
            <text:p>0.02223932</text:p>
          </table:table-cell>
          <table:table-cell office:value-type="float" office:value="0.017817" calcext:value-type="float">
            <text:p>0.017817</text:p>
          </table:table-cell>
          <table:table-cell office:value-type="float" office:value="0.02049013" calcext:value-type="float">
            <text:p>0.02049013</text:p>
          </table:table-cell>
          <table:table-cell office:value-type="float" office:value="0.01213056" calcext:value-type="float">
            <text:p>0.01213056</text:p>
          </table:table-cell>
          <table:table-cell office:value-type="float" office:value="0.0162989" calcext:value-type="float">
            <text:p>0.0162989</text:p>
          </table:table-cell>
          <table:table-cell office:value-type="float" office:value="28.2764" calcext:value-type="float">
            <text:p>28.2764</text:p>
          </table:table-cell>
          <table:table-cell office:value-type="float" office:value="16.45971" calcext:value-type="float">
            <text:p>16.45971</text:p>
          </table:table-cell>
          <table:table-cell office:value-type="float" office:value="14.36781" calcext:value-type="float">
            <text:p>14.36781</text:p>
          </table:table-cell>
          <table:table-cell office:value-type="float" office:value="9.526381" calcext:value-type="float">
            <text:p>9.526381</text:p>
          </table:table-cell>
          <table:table-cell office:value-type="float" office:value="3.490959" calcext:value-type="float">
            <text:p>3.490959</text:p>
          </table:table-cell>
          <table:table-cell office:value-type="float" office:value="1.119328" calcext:value-type="float">
            <text:p>1.119328</text:p>
          </table:table-cell>
          <table:table-cell office:value-type="float" office:value="0.5064127" calcext:value-type="float">
            <text:p>0.5064127</text:p>
          </table:table-cell>
          <table:table-cell office:value-type="float" office:value="1.422573" calcext:value-type="float">
            <text:p>1.422573</text:p>
          </table:table-cell>
          <table:table-cell office:value-type="float" office:value="9.333385" calcext:value-type="float">
            <text:p>9.333385</text:p>
          </table:table-cell>
          <table:table-cell office:value-type="float" office:value="0" calcext:value-type="float">
            <text:p>0</text:p>
          </table:table-cell>
          <table:table-cell office:value-type="float" office:value="-0.00005401084" calcext:value-type="float">
            <text:p>-5.401084E-0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11.6473" calcext:value-type="float">
            <text:p>11.6473</text:p>
          </table:table-cell>
          <table:table-cell office:value-type="float" office:value="460.8912" calcext:value-type="float">
            <text:p>460.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36206" calcext:value-type="float">
            <text:p>0.04236206</text:p>
          </table:table-cell>
          <table:table-cell office:value-type="float" office:value="8.550113" calcext:value-type="float">
            <text:p>8.55011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665399" calcext:value-type="float">
            <text:p>0.007665399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7880991" calcext:value-type="float">
            <text:p>0.7880991</text:p>
          </table:table-cell>
          <table:table-cell office:value-type="float" office:value="-0.0001980187" calcext:value-type="float">
            <text:p>-0.0001980187</text:p>
          </table:table-cell>
          <table:table-cell office:value-type="float" office:value="0.0004975103" calcext:value-type="float">
            <text:p>0.0004975103</text:p>
          </table:table-cell>
          <table:table-cell office:value-type="float" office:value="0.0003063184" calcext:value-type="float">
            <text:p>0.0003063184</text:p>
          </table:table-cell>
          <table:table-cell office:value-type="float" office:value="5.106839" calcext:value-type="float">
            <text:p>5.106839</text:p>
          </table:table-cell>
          <table:table-cell office:value-type="float" office:value="0.01505173" calcext:value-type="float">
            <text:p>0.01505173</text:p>
          </table:table-cell>
          <table:table-cell office:value-type="float" office:value="0.01655552" calcext:value-type="float">
            <text:p>0.01655552</text:p>
          </table:table-cell>
          <table:table-cell office:value-type="float" office:value="0.01835548" calcext:value-type="float">
            <text:p>0.01835548</text:p>
          </table:table-cell>
          <table:table-cell office:value-type="float" office:value="0.02189187" calcext:value-type="float">
            <text:p>0.02189187</text:p>
          </table:table-cell>
          <table:table-cell office:value-type="float" office:value="0.01743857" calcext:value-type="float">
            <text:p>0.01743857</text:p>
          </table:table-cell>
          <table:table-cell office:value-type="float" office:value="0.0204765" calcext:value-type="float">
            <text:p>0.0204765</text:p>
          </table:table-cell>
          <table:table-cell office:value-type="float" office:value="0.01238407" calcext:value-type="float">
            <text:p>0.01238407</text:p>
          </table:table-cell>
          <table:table-cell office:value-type="float" office:value="0.01626829" calcext:value-type="float">
            <text:p>0.01626829</text:p>
          </table:table-cell>
          <table:table-cell office:value-type="float" office:value="28.6221" calcext:value-type="float">
            <text:p>28.6221</text:p>
          </table:table-cell>
          <table:table-cell office:value-type="float" office:value="16.13919" calcext:value-type="float">
            <text:p>16.13919</text:p>
          </table:table-cell>
          <table:table-cell office:value-type="float" office:value="12.28314" calcext:value-type="float">
            <text:p>12.28314</text:p>
          </table:table-cell>
          <table:table-cell office:value-type="float" office:value="9.112293" calcext:value-type="float">
            <text:p>9.112293</text:p>
          </table:table-cell>
          <table:table-cell office:value-type="float" office:value="3.470632" calcext:value-type="float">
            <text:p>3.470632</text:p>
          </table:table-cell>
          <table:table-cell office:value-type="float" office:value="1.10359" calcext:value-type="float">
            <text:p>1.10359</text:p>
          </table:table-cell>
          <table:table-cell office:value-type="float" office:value="0.4985148" calcext:value-type="float">
            <text:p>0.4985148</text:p>
          </table:table-cell>
          <table:table-cell office:value-type="float" office:value="1.416373" calcext:value-type="float">
            <text:p>1.416373</text:p>
          </table:table-cell>
          <table:table-cell office:value-type="float" office:value="9.427702" calcext:value-type="float">
            <text:p>9.427702</text:p>
          </table:table-cell>
          <table:table-cell office:value-type="float" office:value="0" calcext:value-type="float">
            <text:p>0</text:p>
          </table:table-cell>
          <table:table-cell office:value-type="float" office:value="-0.00005471577" calcext:value-type="float">
            <text:p>-5.471577E-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1.64764" calcext:value-type="float">
            <text:p>11.64764</text:p>
          </table:table-cell>
          <table:table-cell office:value-type="float" office:value="460.8889" calcext:value-type="float">
            <text:p>460.8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263714" calcext:value-type="float">
            <text:p>0.04263714</text:p>
          </table:table-cell>
          <table:table-cell office:value-type="float" office:value="8.546331" calcext:value-type="float">
            <text:p>8.546331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725781" calcext:value-type="float">
            <text:p>0.00772578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7939142" calcext:value-type="float">
            <text:p>0.7939142</text:p>
          </table:table-cell>
          <table:table-cell office:value-type="float" office:value="-0.0001883047" calcext:value-type="float">
            <text:p>-0.0001883047</text:p>
          </table:table-cell>
          <table:table-cell office:value-type="float" office:value="0.0005096708" calcext:value-type="float">
            <text:p>0.0005096708</text:p>
          </table:table-cell>
          <table:table-cell office:value-type="float" office:value="0.0003117027" calcext:value-type="float">
            <text:p>0.0003117027</text:p>
          </table:table-cell>
          <table:table-cell office:value-type="float" office:value="5.106315" calcext:value-type="float">
            <text:p>5.106315</text:p>
          </table:table-cell>
          <table:table-cell office:value-type="float" office:value="0.01810978" calcext:value-type="float">
            <text:p>0.01810978</text:p>
          </table:table-cell>
          <table:table-cell office:value-type="float" office:value="0.01803725" calcext:value-type="float">
            <text:p>0.01803725</text:p>
          </table:table-cell>
          <table:table-cell office:value-type="float" office:value="0.01892437" calcext:value-type="float">
            <text:p>0.01892437</text:p>
          </table:table-cell>
          <table:table-cell office:value-type="float" office:value="0.02173384" calcext:value-type="float">
            <text:p>0.02173384</text:p>
          </table:table-cell>
          <table:table-cell office:value-type="float" office:value="0.01713617" calcext:value-type="float">
            <text:p>0.01713617</text:p>
          </table:table-cell>
          <table:table-cell office:value-type="float" office:value="0.02052222" calcext:value-type="float">
            <text:p>0.02052222</text:p>
          </table:table-cell>
          <table:table-cell office:value-type="float" office:value="0.01267304" calcext:value-type="float">
            <text:p>0.01267304</text:p>
          </table:table-cell>
          <table:table-cell office:value-type="float" office:value="0.01623284" calcext:value-type="float">
            <text:p>0.01623284</text:p>
          </table:table-cell>
          <table:table-cell office:value-type="float" office:value="45.82085" calcext:value-type="float">
            <text:p>45.82085</text:p>
          </table:table-cell>
          <table:table-cell office:value-type="float" office:value="18.82513" calcext:value-type="float">
            <text:p>18.82513</text:p>
          </table:table-cell>
          <table:table-cell office:value-type="float" office:value="11.72137" calcext:value-type="float">
            <text:p>11.72137</text:p>
          </table:table-cell>
          <table:table-cell office:value-type="float" office:value="8.786164" calcext:value-type="float">
            <text:p>8.786164</text:p>
          </table:table-cell>
          <table:table-cell office:value-type="float" office:value="3.442119" calcext:value-type="float">
            <text:p>3.442119</text:p>
          </table:table-cell>
          <table:table-cell office:value-type="float" office:value="1.10129" calcext:value-type="float">
            <text:p>1.10129</text:p>
          </table:table-cell>
          <table:table-cell office:value-type="float" office:value="0.4970401" calcext:value-type="float">
            <text:p>0.4970401</text:p>
          </table:table-cell>
          <table:table-cell office:value-type="float" office:value="1.410831" calcext:value-type="float">
            <text:p>1.410831</text:p>
          </table:table-cell>
          <table:table-cell office:value-type="float" office:value="9.635388" calcext:value-type="float">
            <text:p>9.635388</text:p>
          </table:table-cell>
          <table:table-cell office:value-type="float" office:value="0" calcext:value-type="float">
            <text:p>0</text:p>
          </table:table-cell>
          <table:table-cell office:value-type="float" office:value="-0.0000554128" calcext:value-type="float">
            <text:p>-5.54128E-0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11.64807" calcext:value-type="float">
            <text:p>11.64807</text:p>
          </table:table-cell>
          <table:table-cell office:value-type="float" office:value="460.8864" calcext:value-type="float">
            <text:p>460.8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08059" calcext:value-type="float">
            <text:p>0.04308059</text:p>
          </table:table-cell>
          <table:table-cell office:value-type="float" office:value="8.544024" calcext:value-type="float">
            <text:p>8.54402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782281" calcext:value-type="float">
            <text:p>0.00778228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798584" calcext:value-type="float">
            <text:p>0.798584</text:p>
          </table:table-cell>
          <table:table-cell office:value-type="float" office:value="-0.0001818881" calcext:value-type="float">
            <text:p>-0.0001818881</text:p>
          </table:table-cell>
          <table:table-cell office:value-type="float" office:value="0.000521647" calcext:value-type="float">
            <text:p>0.000521647</text:p>
          </table:table-cell>
          <table:table-cell office:value-type="float" office:value="0.0003180956" calcext:value-type="float">
            <text:p>0.0003180956</text:p>
          </table:table-cell>
          <table:table-cell office:value-type="float" office:value="5.106106" calcext:value-type="float">
            <text:p>5.106106</text:p>
          </table:table-cell>
          <table:table-cell office:value-type="float" office:value="0.02196567" calcext:value-type="float">
            <text:p>0.02196567</text:p>
          </table:table-cell>
          <table:table-cell office:value-type="float" office:value="0.01889521" calcext:value-type="float">
            <text:p>0.01889521</text:p>
          </table:table-cell>
          <table:table-cell office:value-type="float" office:value="0.0193214" calcext:value-type="float">
            <text:p>0.0193214</text:p>
          </table:table-cell>
          <table:table-cell office:value-type="float" office:value="0.02183744" calcext:value-type="float">
            <text:p>0.02183744</text:p>
          </table:table-cell>
          <table:table-cell office:value-type="float" office:value="0.01708032" calcext:value-type="float">
            <text:p>0.01708032</text:p>
          </table:table-cell>
          <table:table-cell office:value-type="float" office:value="0.02066143" calcext:value-type="float">
            <text:p>0.02066143</text:p>
          </table:table-cell>
          <table:table-cell office:value-type="float" office:value="0.01292528" calcext:value-type="float">
            <text:p>0.01292528</text:p>
          </table:table-cell>
          <table:table-cell office:value-type="float" office:value="0.01620751" calcext:value-type="float">
            <text:p>0.01620751</text:p>
          </table:table-cell>
          <table:table-cell office:value-type="float" office:value="52.05059" calcext:value-type="float">
            <text:p>52.05059</text:p>
          </table:table-cell>
          <table:table-cell office:value-type="float" office:value="20.75054" calcext:value-type="float">
            <text:p>20.75054</text:p>
          </table:table-cell>
          <table:table-cell office:value-type="float" office:value="10.89516" calcext:value-type="float">
            <text:p>10.89516</text:p>
          </table:table-cell>
          <table:table-cell office:value-type="float" office:value="8.652857" calcext:value-type="float">
            <text:p>8.652857</text:p>
          </table:table-cell>
          <table:table-cell office:value-type="float" office:value="3.498802" calcext:value-type="float">
            <text:p>3.498802</text:p>
          </table:table-cell>
          <table:table-cell office:value-type="float" office:value="1.106296" calcext:value-type="float">
            <text:p>1.106296</text:p>
          </table:table-cell>
          <table:table-cell office:value-type="float" office:value="0.4930306" calcext:value-type="float">
            <text:p>0.4930306</text:p>
          </table:table-cell>
          <table:table-cell office:value-type="float" office:value="1.406725" calcext:value-type="float">
            <text:p>1.406725</text:p>
          </table:table-cell>
          <table:table-cell office:value-type="float" office:value="10.02199" calcext:value-type="float">
            <text:p>10.02199</text:p>
          </table:table-cell>
          <table:table-cell office:value-type="float" office:value="0" calcext:value-type="float">
            <text:p>0</text:p>
          </table:table-cell>
          <table:table-cell office:value-type="float" office:value="-0.0000561631" calcext:value-type="float">
            <text:p>-5.61631E-0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11.64866" calcext:value-type="float">
            <text:p>11.64866</text:p>
          </table:table-cell>
          <table:table-cell office:value-type="float" office:value="460.8839" calcext:value-type="float">
            <text:p>460.88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4873" calcext:value-type="float">
            <text:p>0.04394873</text:p>
          </table:table-cell>
          <table:table-cell office:value-type="float" office:value="8.517349" calcext:value-type="float">
            <text:p>8.51734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862895" calcext:value-type="float">
            <text:p>0.007862895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87421" calcext:value-type="float">
            <text:p>0.8287421</text:p>
          </table:table-cell>
          <table:table-cell office:value-type="float" office:value="-0.0001790791" calcext:value-type="float">
            <text:p>-0.0001790791</text:p>
          </table:table-cell>
          <table:table-cell office:value-type="float" office:value="0.0005320014" calcext:value-type="float">
            <text:p>0.0005320014</text:p>
          </table:table-cell>
          <table:table-cell office:value-type="float" office:value="0.0003260676" calcext:value-type="float">
            <text:p>0.0003260676</text:p>
          </table:table-cell>
          <table:table-cell office:value-type="float" office:value="5.106375" calcext:value-type="float">
            <text:p>5.106375</text:p>
          </table:table-cell>
          <table:table-cell office:value-type="float" office:value="0.01985222" calcext:value-type="float">
            <text:p>0.01985222</text:p>
          </table:table-cell>
          <table:table-cell office:value-type="float" office:value="0.02043582" calcext:value-type="float">
            <text:p>0.02043582</text:p>
          </table:table-cell>
          <table:table-cell office:value-type="float" office:value="0.02010942" calcext:value-type="float">
            <text:p>0.02010942</text:p>
          </table:table-cell>
          <table:table-cell office:value-type="float" office:value="0.02235466" calcext:value-type="float">
            <text:p>0.02235466</text:p>
          </table:table-cell>
          <table:table-cell office:value-type="float" office:value="0.01744777" calcext:value-type="float">
            <text:p>0.01744777</text:p>
          </table:table-cell>
          <table:table-cell office:value-type="float" office:value="0.02092707" calcext:value-type="float">
            <text:p>0.02092707</text:p>
          </table:table-cell>
          <table:table-cell office:value-type="float" office:value="0.01300236" calcext:value-type="float">
            <text:p>0.01300236</text:p>
          </table:table-cell>
          <table:table-cell office:value-type="float" office:value="0.01620879" calcext:value-type="float">
            <text:p>0.01620879</text:p>
          </table:table-cell>
          <table:table-cell office:value-type="float" office:value="38.94852" calcext:value-type="float">
            <text:p>38.94852</text:p>
          </table:table-cell>
          <table:table-cell office:value-type="float" office:value="24.17431" calcext:value-type="float">
            <text:p>24.17431</text:p>
          </table:table-cell>
          <table:table-cell office:value-type="float" office:value="10.98834" calcext:value-type="float">
            <text:p>10.98834</text:p>
          </table:table-cell>
          <table:table-cell office:value-type="float" office:value="8.846468" calcext:value-type="float">
            <text:p>8.846468</text:p>
          </table:table-cell>
          <table:table-cell office:value-type="float" office:value="3.643495" calcext:value-type="float">
            <text:p>3.643495</text:p>
          </table:table-cell>
          <table:table-cell office:value-type="float" office:value="1.108705" calcext:value-type="float">
            <text:p>1.108705</text:p>
          </table:table-cell>
          <table:table-cell office:value-type="float" office:value="0.4896716" calcext:value-type="float">
            <text:p>0.4896716</text:p>
          </table:table-cell>
          <table:table-cell office:value-type="float" office:value="1.404395" calcext:value-type="float">
            <text:p>1.404395</text:p>
          </table:table-cell>
          <table:table-cell office:value-type="float" office:value="10.92107" calcext:value-type="float">
            <text:p>10.92107</text:p>
          </table:table-cell>
          <table:table-cell office:value-type="float" office:value="0" calcext:value-type="float">
            <text:p>0</text:p>
          </table:table-cell>
          <table:table-cell office:value-type="float" office:value="-0.00005698956" calcext:value-type="float">
            <text:p>-5.698956E-0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1.64945" calcext:value-type="float">
            <text:p>11.64945</text:p>
          </table:table-cell>
          <table:table-cell office:value-type="float" office:value="460.8812" calcext:value-type="float">
            <text:p>460.8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10545" calcext:value-type="float">
            <text:p>0.04410545</text:p>
          </table:table-cell>
          <table:table-cell office:value-type="float" office:value="8.494506" calcext:value-type="float">
            <text:p>8.494506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7946679" calcext:value-type="float">
            <text:p>0.007946679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26727" calcext:value-type="float">
            <text:p>0.8526727</text:p>
          </table:table-cell>
          <table:table-cell office:value-type="float" office:value="-0.0001721082" calcext:value-type="float">
            <text:p>-0.0001721082</text:p>
          </table:table-cell>
          <table:table-cell office:value-type="float" office:value="0.0005449936" calcext:value-type="float">
            <text:p>0.0005449936</text:p>
          </table:table-cell>
          <table:table-cell office:value-type="float" office:value="0.0003366183" calcext:value-type="float">
            <text:p>0.0003366183</text:p>
          </table:table-cell>
          <table:table-cell office:value-type="float" office:value="5.107476" calcext:value-type="float">
            <text:p>5.107476</text:p>
          </table:table-cell>
          <table:table-cell office:value-type="float" office:value="0.01860501" calcext:value-type="float">
            <text:p>0.01860501</text:p>
          </table:table-cell>
          <table:table-cell office:value-type="float" office:value="0.01983367" calcext:value-type="float">
            <text:p>0.01983367</text:p>
          </table:table-cell>
          <table:table-cell office:value-type="float" office:value="0.02088178" calcext:value-type="float">
            <text:p>0.02088178</text:p>
          </table:table-cell>
          <table:table-cell office:value-type="float" office:value="0.02223672" calcext:value-type="float">
            <text:p>0.02223672</text:p>
          </table:table-cell>
          <table:table-cell office:value-type="float" office:value="0.0177822" calcext:value-type="float">
            <text:p>0.0177822</text:p>
          </table:table-cell>
          <table:table-cell office:value-type="float" office:value="0.02129701" calcext:value-type="float">
            <text:p>0.02129701</text:p>
          </table:table-cell>
          <table:table-cell office:value-type="float" office:value="0.01328373" calcext:value-type="float">
            <text:p>0.01328373</text:p>
          </table:table-cell>
          <table:table-cell office:value-type="float" office:value="0.01619971" calcext:value-type="float">
            <text:p>0.01619971</text:p>
          </table:table-cell>
          <table:table-cell office:value-type="float" office:value="35.67766" calcext:value-type="float">
            <text:p>35.67766</text:p>
          </table:table-cell>
          <table:table-cell office:value-type="float" office:value="19.62934" calcext:value-type="float">
            <text:p>19.62934</text:p>
          </table:table-cell>
          <table:table-cell office:value-type="float" office:value="10.23693" calcext:value-type="float">
            <text:p>10.23693</text:p>
          </table:table-cell>
          <table:table-cell office:value-type="float" office:value="7.960907" calcext:value-type="float">
            <text:p>7.960907</text:p>
          </table:table-cell>
          <table:table-cell office:value-type="float" office:value="4.000483" calcext:value-type="float">
            <text:p>4.000483</text:p>
          </table:table-cell>
          <table:table-cell office:value-type="float" office:value="1.16683" calcext:value-type="float">
            <text:p>1.16683</text:p>
          </table:table-cell>
          <table:table-cell office:value-type="float" office:value="0.487616" calcext:value-type="float">
            <text:p>0.487616</text:p>
          </table:table-cell>
          <table:table-cell office:value-type="float" office:value="1.401006" calcext:value-type="float">
            <text:p>1.401006</text:p>
          </table:table-cell>
          <table:table-cell office:value-type="float" office:value="11.00316" calcext:value-type="float">
            <text:p>11.00316</text:p>
          </table:table-cell>
          <table:table-cell office:value-type="float" office:value="0" calcext:value-type="float">
            <text:p>0</text:p>
          </table:table-cell>
          <table:table-cell office:value-type="float" office:value="-0.00005803839" calcext:value-type="float">
            <text:p>-5.803839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1.65046" calcext:value-type="float">
            <text:p>11.65046</text:p>
          </table:table-cell>
          <table:table-cell office:value-type="float" office:value="460.8772" calcext:value-type="float">
            <text:p>460.8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01323" calcext:value-type="float">
            <text:p>0.04401323</text:p>
          </table:table-cell>
          <table:table-cell office:value-type="float" office:value="8.491282" calcext:value-type="float">
            <text:p>8.49128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009936" calcext:value-type="float">
            <text:p>0.00800993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79248" calcext:value-type="float">
            <text:p>0.8579248</text:p>
          </table:table-cell>
          <table:table-cell office:value-type="float" office:value="-0.0001719102" calcext:value-type="float">
            <text:p>-0.0001719102</text:p>
          </table:table-cell>
          <table:table-cell office:value-type="float" office:value="0.0005599292" calcext:value-type="float">
            <text:p>0.0005599292</text:p>
          </table:table-cell>
          <table:table-cell office:value-type="float" office:value="0.0003516863" calcext:value-type="float">
            <text:p>0.0003516863</text:p>
          </table:table-cell>
          <table:table-cell office:value-type="float" office:value="5.110316" calcext:value-type="float">
            <text:p>5.110316</text:p>
          </table:table-cell>
          <table:table-cell office:value-type="float" office:value="0.01705053" calcext:value-type="float">
            <text:p>0.01705053</text:p>
          </table:table-cell>
          <table:table-cell office:value-type="float" office:value="0.01838878" calcext:value-type="float">
            <text:p>0.01838878</text:p>
          </table:table-cell>
          <table:table-cell office:value-type="float" office:value="0.02023822" calcext:value-type="float">
            <text:p>0.02023822</text:p>
          </table:table-cell>
          <table:table-cell office:value-type="float" office:value="0.02140483" calcext:value-type="float">
            <text:p>0.02140483</text:p>
          </table:table-cell>
          <table:table-cell office:value-type="float" office:value="0.01706079" calcext:value-type="float">
            <text:p>0.01706079</text:p>
          </table:table-cell>
          <table:table-cell office:value-type="float" office:value="0.02117731" calcext:value-type="float">
            <text:p>0.02117731</text:p>
          </table:table-cell>
          <table:table-cell office:value-type="float" office:value="0.0136057" calcext:value-type="float">
            <text:p>0.0136057</text:p>
          </table:table-cell>
          <table:table-cell office:value-type="float" office:value="0.01618707" calcext:value-type="float">
            <text:p>0.01618707</text:p>
          </table:table-cell>
          <table:table-cell office:value-type="float" office:value="32.16995" calcext:value-type="float">
            <text:p>32.16995</text:p>
          </table:table-cell>
          <table:table-cell office:value-type="float" office:value="17.20903" calcext:value-type="float">
            <text:p>17.20903</text:p>
          </table:table-cell>
          <table:table-cell office:value-type="float" office:value="9.810173" calcext:value-type="float">
            <text:p>9.810173</text:p>
          </table:table-cell>
          <table:table-cell office:value-type="float" office:value="7.512075" calcext:value-type="float">
            <text:p>7.512075</text:p>
          </table:table-cell>
          <table:table-cell office:value-type="float" office:value="3.937201" calcext:value-type="float">
            <text:p>3.937201</text:p>
          </table:table-cell>
          <table:table-cell office:value-type="float" office:value="1.191367" calcext:value-type="float">
            <text:p>1.191367</text:p>
          </table:table-cell>
          <table:table-cell office:value-type="float" office:value="0.4898662" calcext:value-type="float">
            <text:p>0.4898662</text:p>
          </table:table-cell>
          <table:table-cell office:value-type="float" office:value="1.397539" calcext:value-type="float">
            <text:p>1.397539</text:p>
          </table:table-cell>
          <table:table-cell office:value-type="float" office:value="11.08776" calcext:value-type="float">
            <text:p>11.08776</text:p>
          </table:table-cell>
          <table:table-cell office:value-type="float" office:value="0" calcext:value-type="float">
            <text:p>0</text:p>
          </table:table-cell>
          <table:table-cell office:value-type="float" office:value="-0.00006327595" calcext:value-type="float">
            <text:p>-6.327595E-0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1.65128" calcext:value-type="float">
            <text:p>11.65128</text:p>
          </table:table-cell>
          <table:table-cell office:value-type="float" office:value="460.8711" calcext:value-type="float">
            <text:p>460.8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396549" calcext:value-type="float">
            <text:p>0.04396549</text:p>
          </table:table-cell>
          <table:table-cell office:value-type="float" office:value="8.498322" calcext:value-type="float">
            <text:p>8.49832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053402" calcext:value-type="float">
            <text:p>0.008053402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3947" calcext:value-type="float">
            <text:p>0.853947</text:p>
          </table:table-cell>
          <table:table-cell office:value-type="float" office:value="-0.0004308251" calcext:value-type="float">
            <text:p>-0.0004308251</text:p>
          </table:table-cell>
          <table:table-cell office:value-type="float" office:value="0.0005794048" calcext:value-type="float">
            <text:p>0.0005794048</text:p>
          </table:table-cell>
          <table:table-cell office:value-type="float" office:value="0.0003693179" calcext:value-type="float">
            <text:p>0.0003693179</text:p>
          </table:table-cell>
          <table:table-cell office:value-type="float" office:value="5.114104" calcext:value-type="float">
            <text:p>5.114104</text:p>
          </table:table-cell>
          <table:table-cell office:value-type="float" office:value="0.0222753" calcext:value-type="float">
            <text:p>0.0222753</text:p>
          </table:table-cell>
          <table:table-cell office:value-type="float" office:value="0.01766676" calcext:value-type="float">
            <text:p>0.01766676</text:p>
          </table:table-cell>
          <table:table-cell office:value-type="float" office:value="0.01948512" calcext:value-type="float">
            <text:p>0.01948512</text:p>
          </table:table-cell>
          <table:table-cell office:value-type="float" office:value="0.02024438" calcext:value-type="float">
            <text:p>0.02024438</text:p>
          </table:table-cell>
          <table:table-cell office:value-type="float" office:value="0.01614122" calcext:value-type="float">
            <text:p>0.01614122</text:p>
          </table:table-cell>
          <table:table-cell office:value-type="float" office:value="0.02047551" calcext:value-type="float">
            <text:p>0.02047551</text:p>
          </table:table-cell>
          <table:table-cell office:value-type="float" office:value="0.01393621" calcext:value-type="float">
            <text:p>0.01393621</text:p>
          </table:table-cell>
          <table:table-cell office:value-type="float" office:value="0.01614101" calcext:value-type="float">
            <text:p>0.01614101</text:p>
          </table:table-cell>
          <table:table-cell office:value-type="float" office:value="27.83106" calcext:value-type="float">
            <text:p>27.83106</text:p>
          </table:table-cell>
          <table:table-cell office:value-type="float" office:value="17.07251" calcext:value-type="float">
            <text:p>17.07251</text:p>
          </table:table-cell>
          <table:table-cell office:value-type="float" office:value="9.578959" calcext:value-type="float">
            <text:p>9.578959</text:p>
          </table:table-cell>
          <table:table-cell office:value-type="float" office:value="7.237249" calcext:value-type="float">
            <text:p>7.237249</text:p>
          </table:table-cell>
          <table:table-cell office:value-type="float" office:value="3.86713" calcext:value-type="float">
            <text:p>3.86713</text:p>
          </table:table-cell>
          <table:table-cell office:value-type="float" office:value="1.199916" calcext:value-type="float">
            <text:p>1.199916</text:p>
          </table:table-cell>
          <table:table-cell office:value-type="float" office:value="0.4930046" calcext:value-type="float">
            <text:p>0.4930046</text:p>
          </table:table-cell>
          <table:table-cell office:value-type="float" office:value="1.39373" calcext:value-type="float">
            <text:p>1.39373</text:p>
          </table:table-cell>
          <table:table-cell office:value-type="float" office:value="11.20999" calcext:value-type="float">
            <text:p>11.20999</text:p>
          </table:table-cell>
          <table:table-cell office:value-type="float" office:value="0" calcext:value-type="float">
            <text:p>0</text:p>
          </table:table-cell>
          <table:table-cell office:value-type="float" office:value="-0.0003664356" calcext:value-type="float">
            <text:p>-0.000366435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1.65246" calcext:value-type="float">
            <text:p>11.65246</text:p>
          </table:table-cell>
          <table:table-cell office:value-type="float" office:value="460.8651" calcext:value-type="float">
            <text:p>460.8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65113" calcext:value-type="float">
            <text:p>0.04465113</text:p>
          </table:table-cell>
          <table:table-cell office:value-type="float" office:value="8.510112" calcext:value-type="float">
            <text:p>8.51011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090462" calcext:value-type="float">
            <text:p>0.008090462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85993" calcext:value-type="float">
            <text:p>0.8485993</text:p>
          </table:table-cell>
          <table:table-cell office:value-type="float" office:value="-0.0005311333" calcext:value-type="float">
            <text:p>-0.0005311333</text:p>
          </table:table-cell>
          <table:table-cell office:value-type="float" office:value="0.0005938745" calcext:value-type="float">
            <text:p>0.0005938745</text:p>
          </table:table-cell>
          <table:table-cell office:value-type="float" office:value="0.0003887633" calcext:value-type="float">
            <text:p>0.0003887633</text:p>
          </table:table-cell>
          <table:table-cell office:value-type="float" office:value="5.118167" calcext:value-type="float">
            <text:p>5.118167</text:p>
          </table:table-cell>
          <table:table-cell office:value-type="float" office:value="0.02327508" calcext:value-type="float">
            <text:p>0.02327508</text:p>
          </table:table-cell>
          <table:table-cell office:value-type="float" office:value="0.01790559" calcext:value-type="float">
            <text:p>0.01790559</text:p>
          </table:table-cell>
          <table:table-cell office:value-type="float" office:value="0.01937196" calcext:value-type="float">
            <text:p>0.01937196</text:p>
          </table:table-cell>
          <table:table-cell office:value-type="float" office:value="0.01974096" calcext:value-type="float">
            <text:p>0.01974096</text:p>
          </table:table-cell>
          <table:table-cell office:value-type="float" office:value="0.01557806" calcext:value-type="float">
            <text:p>0.01557806</text:p>
          </table:table-cell>
          <table:table-cell office:value-type="float" office:value="0.01987623" calcext:value-type="float">
            <text:p>0.01987623</text:p>
          </table:table-cell>
          <table:table-cell office:value-type="float" office:value="0.01424974" calcext:value-type="float">
            <text:p>0.01424974</text:p>
          </table:table-cell>
          <table:table-cell office:value-type="float" office:value="0.0160598" calcext:value-type="float">
            <text:p>0.0160598</text:p>
          </table:table-cell>
          <table:table-cell office:value-type="float" office:value="65.22854" calcext:value-type="float">
            <text:p>65.22854</text:p>
          </table:table-cell>
          <table:table-cell office:value-type="float" office:value="29.95398" calcext:value-type="float">
            <text:p>29.95398</text:p>
          </table:table-cell>
          <table:table-cell office:value-type="float" office:value="10.59931" calcext:value-type="float">
            <text:p>10.59931</text:p>
          </table:table-cell>
          <table:table-cell office:value-type="float" office:value="7.173488" calcext:value-type="float">
            <text:p>7.173488</text:p>
          </table:table-cell>
          <table:table-cell office:value-type="float" office:value="3.820737" calcext:value-type="float">
            <text:p>3.820737</text:p>
          </table:table-cell>
          <table:table-cell office:value-type="float" office:value="1.212692" calcext:value-type="float">
            <text:p>1.212692</text:p>
          </table:table-cell>
          <table:table-cell office:value-type="float" office:value="0.4985299" calcext:value-type="float">
            <text:p>0.4985299</text:p>
          </table:table-cell>
          <table:table-cell office:value-type="float" office:value="1.389482" calcext:value-type="float">
            <text:p>1.389482</text:p>
          </table:table-cell>
          <table:table-cell office:value-type="float" office:value="12.15639" calcext:value-type="float">
            <text:p>12.15639</text:p>
          </table:table-cell>
          <table:table-cell office:value-type="float" office:value="0" calcext:value-type="float">
            <text:p>0</text:p>
          </table:table-cell>
          <table:table-cell office:value-type="float" office:value="-0.0004245765" calcext:value-type="float">
            <text:p>-0.000424576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1.65373" calcext:value-type="float">
            <text:p>11.65373</text:p>
          </table:table-cell>
          <table:table-cell office:value-type="float" office:value="460.8589" calcext:value-type="float">
            <text:p>460.8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5335" calcext:value-type="float">
            <text:p>0.04455335</text:p>
          </table:table-cell>
          <table:table-cell office:value-type="float" office:value="8.519047" calcext:value-type="float">
            <text:p>8.51904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126023" calcext:value-type="float">
            <text:p>0.008126023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32778" calcext:value-type="float">
            <text:p>0.8432778</text:p>
          </table:table-cell>
          <table:table-cell office:value-type="float" office:value="-0.0005308085" calcext:value-type="float">
            <text:p>-0.0005308085</text:p>
          </table:table-cell>
          <table:table-cell office:value-type="float" office:value="0.000607879" calcext:value-type="float">
            <text:p>0.000607879</text:p>
          </table:table-cell>
          <table:table-cell office:value-type="float" office:value="0.0004095903" calcext:value-type="float">
            <text:p>0.0004095903</text:p>
          </table:table-cell>
          <table:table-cell office:value-type="float" office:value="5.122719" calcext:value-type="float">
            <text:p>5.122719</text:p>
          </table:table-cell>
          <table:table-cell office:value-type="float" office:value="0.02001327" calcext:value-type="float">
            <text:p>0.02001327</text:p>
          </table:table-cell>
          <table:table-cell office:value-type="float" office:value="0.01727549" calcext:value-type="float">
            <text:p>0.01727549</text:p>
          </table:table-cell>
          <table:table-cell office:value-type="float" office:value="0.01909124" calcext:value-type="float">
            <text:p>0.01909124</text:p>
          </table:table-cell>
          <table:table-cell office:value-type="float" office:value="0.01936911" calcext:value-type="float">
            <text:p>0.01936911</text:p>
          </table:table-cell>
          <table:table-cell office:value-type="float" office:value="0.0152022" calcext:value-type="float">
            <text:p>0.0152022</text:p>
          </table:table-cell>
          <table:table-cell office:value-type="float" office:value="0.01938911" calcext:value-type="float">
            <text:p>0.01938911</text:p>
          </table:table-cell>
          <table:table-cell office:value-type="float" office:value="0.01452765" calcext:value-type="float">
            <text:p>0.01452765</text:p>
          </table:table-cell>
          <table:table-cell office:value-type="float" office:value="0.01596347" calcext:value-type="float">
            <text:p>0.01596347</text:p>
          </table:table-cell>
          <table:table-cell office:value-type="float" office:value="54.53041" calcext:value-type="float">
            <text:p>54.53041</text:p>
          </table:table-cell>
          <table:table-cell office:value-type="float" office:value="29.30335" calcext:value-type="float">
            <text:p>29.30335</text:p>
          </table:table-cell>
          <table:table-cell office:value-type="float" office:value="10.76431" calcext:value-type="float">
            <text:p>10.76431</text:p>
          </table:table-cell>
          <table:table-cell office:value-type="float" office:value="7.157219" calcext:value-type="float">
            <text:p>7.157219</text:p>
          </table:table-cell>
          <table:table-cell office:value-type="float" office:value="3.817643" calcext:value-type="float">
            <text:p>3.817643</text:p>
          </table:table-cell>
          <table:table-cell office:value-type="float" office:value="1.232005" calcext:value-type="float">
            <text:p>1.232005</text:p>
          </table:table-cell>
          <table:table-cell office:value-type="float" office:value="0.5063069" calcext:value-type="float">
            <text:p>0.5063069</text:p>
          </table:table-cell>
          <table:table-cell office:value-type="float" office:value="1.385097" calcext:value-type="float">
            <text:p>1.385097</text:p>
          </table:table-cell>
          <table:table-cell office:value-type="float" office:value="12.21276" calcext:value-type="float">
            <text:p>12.21276</text:p>
          </table:table-cell>
          <table:table-cell office:value-type="float" office:value="0" calcext:value-type="float">
            <text:p>0</text:p>
          </table:table-cell>
          <table:table-cell office:value-type="float" office:value="-0.000426932" calcext:value-type="float">
            <text:p>-0.00042693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1.65475" calcext:value-type="float">
            <text:p>11.65475</text:p>
          </table:table-cell>
          <table:table-cell office:value-type="float" office:value="460.8521" calcext:value-type="float">
            <text:p>460.8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54065" calcext:value-type="float">
            <text:p>0.04454065</text:p>
          </table:table-cell>
          <table:table-cell office:value-type="float" office:value="8.527935" calcext:value-type="float">
            <text:p>8.527935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161117" calcext:value-type="float">
            <text:p>0.00816111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81087" calcext:value-type="float">
            <text:p>0.8381087</text:p>
          </table:table-cell>
          <table:table-cell office:value-type="float" office:value="-0.000648801" calcext:value-type="float">
            <text:p>-0.000648801</text:p>
          </table:table-cell>
          <table:table-cell office:value-type="float" office:value="0.0006257625" calcext:value-type="float">
            <text:p>0.0006257625</text:p>
          </table:table-cell>
          <table:table-cell office:value-type="float" office:value="0.0004299564" calcext:value-type="float">
            <text:p>0.0004299564</text:p>
          </table:table-cell>
          <table:table-cell office:value-type="float" office:value="5.127432" calcext:value-type="float">
            <text:p>5.127432</text:p>
          </table:table-cell>
          <table:table-cell office:value-type="float" office:value="0.0204631" calcext:value-type="float">
            <text:p>0.0204631</text:p>
          </table:table-cell>
          <table:table-cell office:value-type="float" office:value="0.01680561" calcext:value-type="float">
            <text:p>0.01680561</text:p>
          </table:table-cell>
          <table:table-cell office:value-type="float" office:value="0.01877377" calcext:value-type="float">
            <text:p>0.01877377</text:p>
          </table:table-cell>
          <table:table-cell office:value-type="float" office:value="0.01901489" calcext:value-type="float">
            <text:p>0.01901489</text:p>
          </table:table-cell>
          <table:table-cell office:value-type="float" office:value="0.01498591" calcext:value-type="float">
            <text:p>0.01498591</text:p>
          </table:table-cell>
          <table:table-cell office:value-type="float" office:value="0.01906896" calcext:value-type="float">
            <text:p>0.01906896</text:p>
          </table:table-cell>
          <table:table-cell office:value-type="float" office:value="0.01477763" calcext:value-type="float">
            <text:p>0.01477763</text:p>
          </table:table-cell>
          <table:table-cell office:value-type="float" office:value="0.01586232" calcext:value-type="float">
            <text:p>0.01586232</text:p>
          </table:table-cell>
          <table:table-cell office:value-type="float" office:value="39.16581" calcext:value-type="float">
            <text:p>39.16581</text:p>
          </table:table-cell>
          <table:table-cell office:value-type="float" office:value="25.76696" calcext:value-type="float">
            <text:p>25.76696</text:p>
          </table:table-cell>
          <table:table-cell office:value-type="float" office:value="10.66495" calcext:value-type="float">
            <text:p>10.66495</text:p>
          </table:table-cell>
          <table:table-cell office:value-type="float" office:value="7.026624" calcext:value-type="float">
            <text:p>7.026624</text:p>
          </table:table-cell>
          <table:table-cell office:value-type="float" office:value="3.790784" calcext:value-type="float">
            <text:p>3.790784</text:p>
          </table:table-cell>
          <table:table-cell office:value-type="float" office:value="1.250339" calcext:value-type="float">
            <text:p>1.250339</text:p>
          </table:table-cell>
          <table:table-cell office:value-type="float" office:value="0.5146856" calcext:value-type="float">
            <text:p>0.5146856</text:p>
          </table:table-cell>
          <table:table-cell office:value-type="float" office:value="1.381059" calcext:value-type="float">
            <text:p>1.381059</text:p>
          </table:table-cell>
          <table:table-cell office:value-type="float" office:value="12.29347" calcext:value-type="float">
            <text:p>12.29347</text:p>
          </table:table-cell>
          <table:table-cell office:value-type="float" office:value="0" calcext:value-type="float">
            <text:p>0</text:p>
          </table:table-cell>
          <table:table-cell office:value-type="float" office:value="-0.0005862165" calcext:value-type="float">
            <text:p>-0.00058621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1.65498" calcext:value-type="float">
            <text:p>11.65498</text:p>
          </table:table-cell>
          <table:table-cell office:value-type="float" office:value="460.8446" calcext:value-type="float">
            <text:p>460.8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486036" calcext:value-type="float">
            <text:p>0.04486036</text:p>
          </table:table-cell>
          <table:table-cell office:value-type="float" office:value="8.536567" calcext:value-type="float">
            <text:p>8.53656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196224" calcext:value-type="float">
            <text:p>0.00819622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3137" calcext:value-type="float">
            <text:p>0.833137</text:p>
          </table:table-cell>
          <table:table-cell office:value-type="float" office:value="-0.001592152" calcext:value-type="float">
            <text:p>-0.001592152</text:p>
          </table:table-cell>
          <table:table-cell office:value-type="float" office:value="0.0006489902" calcext:value-type="float">
            <text:p>0.0006489902</text:p>
          </table:table-cell>
          <table:table-cell office:value-type="float" office:value="0.0004478469" calcext:value-type="float">
            <text:p>0.0004478469</text:p>
          </table:table-cell>
          <table:table-cell office:value-type="float" office:value="5.130878" calcext:value-type="float">
            <text:p>5.130878</text:p>
          </table:table-cell>
          <table:table-cell office:value-type="float" office:value="0.0407393" calcext:value-type="float">
            <text:p>0.0407393</text:p>
          </table:table-cell>
          <table:table-cell office:value-type="float" office:value="0.01699381" calcext:value-type="float">
            <text:p>0.01699381</text:p>
          </table:table-cell>
          <table:table-cell office:value-type="float" office:value="0.0186005" calcext:value-type="float">
            <text:p>0.0186005</text:p>
          </table:table-cell>
          <table:table-cell office:value-type="float" office:value="0.01877477" calcext:value-type="float">
            <text:p>0.01877477</text:p>
          </table:table-cell>
          <table:table-cell office:value-type="float" office:value="0.01482103" calcext:value-type="float">
            <text:p>0.01482103</text:p>
          </table:table-cell>
          <table:table-cell office:value-type="float" office:value="0.0187751" calcext:value-type="float">
            <text:p>0.0187751</text:p>
          </table:table-cell>
          <table:table-cell office:value-type="float" office:value="0.01498701" calcext:value-type="float">
            <text:p>0.01498701</text:p>
          </table:table-cell>
          <table:table-cell office:value-type="float" office:value="0.01574894" calcext:value-type="float">
            <text:p>0.01574894</text:p>
          </table:table-cell>
          <table:table-cell office:value-type="float" office:value="28.0017" calcext:value-type="float">
            <text:p>28.0017</text:p>
          </table:table-cell>
          <table:table-cell office:value-type="float" office:value="24.83002" calcext:value-type="float">
            <text:p>24.83002</text:p>
          </table:table-cell>
          <table:table-cell office:value-type="float" office:value="10.65099" calcext:value-type="float">
            <text:p>10.65099</text:p>
          </table:table-cell>
          <table:table-cell office:value-type="float" office:value="6.895125" calcext:value-type="float">
            <text:p>6.895125</text:p>
          </table:table-cell>
          <table:table-cell office:value-type="float" office:value="3.747904" calcext:value-type="float">
            <text:p>3.747904</text:p>
          </table:table-cell>
          <table:table-cell office:value-type="float" office:value="1.266002" calcext:value-type="float">
            <text:p>1.266002</text:p>
          </table:table-cell>
          <table:table-cell office:value-type="float" office:value="0.5232155" calcext:value-type="float">
            <text:p>0.5232155</text:p>
          </table:table-cell>
          <table:table-cell office:value-type="float" office:value="1.377173" calcext:value-type="float">
            <text:p>1.377173</text:p>
          </table:table-cell>
          <table:table-cell office:value-type="float" office:value="12.44142" calcext:value-type="float">
            <text:p>12.44142</text:p>
          </table:table-cell>
          <table:table-cell office:value-type="float" office:value="0" calcext:value-type="float">
            <text:p>0</text:p>
          </table:table-cell>
          <table:table-cell office:value-type="float" office:value="-0.001141262" calcext:value-type="float">
            <text:p>-0.00114126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1.65426" calcext:value-type="float">
            <text:p>11.65426</text:p>
          </table:table-cell>
          <table:table-cell office:value-type="float" office:value="460.8365" calcext:value-type="float">
            <text:p>460.8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22649" calcext:value-type="float">
            <text:p>0.04622649</text:p>
          </table:table-cell>
          <table:table-cell office:value-type="float" office:value="8.545032" calcext:value-type="float">
            <text:p>8.54503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231294" calcext:value-type="float">
            <text:p>0.00823129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83476" calcext:value-type="float">
            <text:p>0.8283476</text:p>
          </table:table-cell>
          <table:table-cell office:value-type="float" office:value="-0.002933179" calcext:value-type="float">
            <text:p>-0.002933179</text:p>
          </table:table-cell>
          <table:table-cell office:value-type="float" office:value="0.0006775124" calcext:value-type="float">
            <text:p>0.0006775124</text:p>
          </table:table-cell>
          <table:table-cell office:value-type="float" office:value="0.0004668185" calcext:value-type="float">
            <text:p>0.0004668185</text:p>
          </table:table-cell>
          <table:table-cell office:value-type="float" office:value="5.131378" calcext:value-type="float">
            <text:p>5.131378</text:p>
          </table:table-cell>
          <table:table-cell office:value-type="float" office:value="0.1327597" calcext:value-type="float">
            <text:p>0.1327597</text:p>
          </table:table-cell>
          <table:table-cell office:value-type="float" office:value="0.01869511" calcext:value-type="float">
            <text:p>0.01869511</text:p>
          </table:table-cell>
          <table:table-cell office:value-type="float" office:value="0.01857146" calcext:value-type="float">
            <text:p>0.01857146</text:p>
          </table:table-cell>
          <table:table-cell office:value-type="float" office:value="0.01865237" calcext:value-type="float">
            <text:p>0.01865237</text:p>
          </table:table-cell>
          <table:table-cell office:value-type="float" office:value="0.01472112" calcext:value-type="float">
            <text:p>0.01472112</text:p>
          </table:table-cell>
          <table:table-cell office:value-type="float" office:value="0.01855051" calcext:value-type="float">
            <text:p>0.01855051</text:p>
          </table:table-cell>
          <table:table-cell office:value-type="float" office:value="0.01515614" calcext:value-type="float">
            <text:p>0.01515614</text:p>
          </table:table-cell>
          <table:table-cell office:value-type="float" office:value="0.01562351" calcext:value-type="float">
            <text:p>0.01562351</text:p>
          </table:table-cell>
          <table:table-cell office:value-type="float" office:value="25.11459" calcext:value-type="float">
            <text:p>25.11459</text:p>
          </table:table-cell>
          <table:table-cell office:value-type="float" office:value="25.45343" calcext:value-type="float">
            <text:p>25.45343</text:p>
          </table:table-cell>
          <table:table-cell office:value-type="float" office:value="10.78501" calcext:value-type="float">
            <text:p>10.78501</text:p>
          </table:table-cell>
          <table:table-cell office:value-type="float" office:value="6.825453" calcext:value-type="float">
            <text:p>6.825453</text:p>
          </table:table-cell>
          <table:table-cell office:value-type="float" office:value="3.713656" calcext:value-type="float">
            <text:p>3.713656</text:p>
          </table:table-cell>
          <table:table-cell office:value-type="float" office:value="1.281757" calcext:value-type="float">
            <text:p>1.281757</text:p>
          </table:table-cell>
          <table:table-cell office:value-type="float" office:value="0.5321698" calcext:value-type="float">
            <text:p>0.5321698</text:p>
          </table:table-cell>
          <table:table-cell office:value-type="float" office:value="1.373277" calcext:value-type="float">
            <text:p>1.373277</text:p>
          </table:table-cell>
          <table:table-cell office:value-type="float" office:value="12.70067" calcext:value-type="float">
            <text:p>12.70067</text:p>
          </table:table-cell>
          <table:table-cell office:value-type="float" office:value="0" calcext:value-type="float">
            <text:p>0</text:p>
          </table:table-cell>
          <table:table-cell office:value-type="float" office:value="-0.001650239" calcext:value-type="float">
            <text:p>-0.0016502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1.6536" calcext:value-type="float">
            <text:p>11.6536</text:p>
          </table:table-cell>
          <table:table-cell office:value-type="float" office:value="460.8283" calcext:value-type="float">
            <text:p>460.8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750216" calcext:value-type="float">
            <text:p>0.04750216</text:p>
          </table:table-cell>
          <table:table-cell office:value-type="float" office:value="8.554438" calcext:value-type="float">
            <text:p>8.55443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266402" calcext:value-type="float">
            <text:p>0.008266402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37342" calcext:value-type="float">
            <text:p>0.8237342</text:p>
          </table:table-cell>
          <table:table-cell office:value-type="float" office:value="-0.003535042" calcext:value-type="float">
            <text:p>-0.003535042</text:p>
          </table:table-cell>
          <table:table-cell office:value-type="float" office:value="0.0007082666" calcext:value-type="float">
            <text:p>0.0007082666</text:p>
          </table:table-cell>
          <table:table-cell office:value-type="float" office:value="0.0004865263" calcext:value-type="float">
            <text:p>0.0004865263</text:p>
          </table:table-cell>
          <table:table-cell office:value-type="float" office:value="5.131742" calcext:value-type="float">
            <text:p>5.131742</text:p>
          </table:table-cell>
          <table:table-cell office:value-type="float" office:value="0.2112502" calcext:value-type="float">
            <text:p>0.2112502</text:p>
          </table:table-cell>
          <table:table-cell office:value-type="float" office:value="0.02080447" calcext:value-type="float">
            <text:p>0.02080447</text:p>
          </table:table-cell>
          <table:table-cell office:value-type="float" office:value="0.01861834" calcext:value-type="float">
            <text:p>0.01861834</text:p>
          </table:table-cell>
          <table:table-cell office:value-type="float" office:value="0.01860354" calcext:value-type="float">
            <text:p>0.01860354</text:p>
          </table:table-cell>
          <table:table-cell office:value-type="float" office:value="0.01468114" calcext:value-type="float">
            <text:p>0.01468114</text:p>
          </table:table-cell>
          <table:table-cell office:value-type="float" office:value="0.01839609" calcext:value-type="float">
            <text:p>0.01839609</text:p>
          </table:table-cell>
          <table:table-cell office:value-type="float" office:value="0.01529324" calcext:value-type="float">
            <text:p>0.01529324</text:p>
          </table:table-cell>
          <table:table-cell office:value-type="float" office:value="0.01549154" calcext:value-type="float">
            <text:p>0.01549154</text:p>
          </table:table-cell>
          <table:table-cell office:value-type="float" office:value="23.36705" calcext:value-type="float">
            <text:p>23.36705</text:p>
          </table:table-cell>
          <table:table-cell office:value-type="float" office:value="26.62343" calcext:value-type="float">
            <text:p>26.62343</text:p>
          </table:table-cell>
          <table:table-cell office:value-type="float" office:value="10.95512" calcext:value-type="float">
            <text:p>10.95512</text:p>
          </table:table-cell>
          <table:table-cell office:value-type="float" office:value="6.783385" calcext:value-type="float">
            <text:p>6.783385</text:p>
          </table:table-cell>
          <table:table-cell office:value-type="float" office:value="3.690297" calcext:value-type="float">
            <text:p>3.690297</text:p>
          </table:table-cell>
          <table:table-cell office:value-type="float" office:value="1.298378" calcext:value-type="float">
            <text:p>1.298378</text:p>
          </table:table-cell>
          <table:table-cell office:value-type="float" office:value="0.5417572" calcext:value-type="float">
            <text:p>0.5417572</text:p>
          </table:table-cell>
          <table:table-cell office:value-type="float" office:value="1.369349" calcext:value-type="float">
            <text:p>1.369349</text:p>
          </table:table-cell>
          <table:table-cell office:value-type="float" office:value="13.03473" calcext:value-type="float">
            <text:p>13.03473</text:p>
          </table:table-cell>
          <table:table-cell office:value-type="float" office:value="0" calcext:value-type="float">
            <text:p>0</text:p>
          </table:table-cell>
          <table:table-cell office:value-type="float" office:value="-0.001932444" calcext:value-type="float">
            <text:p>-0.00193244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1.65274" calcext:value-type="float">
            <text:p>11.65274</text:p>
          </table:table-cell>
          <table:table-cell office:value-type="float" office:value="460.82" calcext:value-type="float">
            <text:p>46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95226" calcext:value-type="float">
            <text:p>0.04895226</text:p>
          </table:table-cell>
          <table:table-cell office:value-type="float" office:value="8.564368" calcext:value-type="float">
            <text:p>8.56436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301677" calcext:value-type="float">
            <text:p>0.00830167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9304" calcext:value-type="float">
            <text:p>0.819304</text:p>
          </table:table-cell>
          <table:table-cell office:value-type="float" office:value="-0.003737313" calcext:value-type="float">
            <text:p>-0.003737313</text:p>
          </table:table-cell>
          <table:table-cell office:value-type="float" office:value="0.0007407724" calcext:value-type="float">
            <text:p>0.0007407724</text:p>
          </table:table-cell>
          <table:table-cell office:value-type="float" office:value="0.0005062902" calcext:value-type="float">
            <text:p>0.0005062902</text:p>
          </table:table-cell>
          <table:table-cell office:value-type="float" office:value="5.131459" calcext:value-type="float">
            <text:p>5.131459</text:p>
          </table:table-cell>
          <table:table-cell office:value-type="float" office:value="0.30516" calcext:value-type="float">
            <text:p>0.30516</text:p>
          </table:table-cell>
          <table:table-cell office:value-type="float" office:value="0.02328219" calcext:value-type="float">
            <text:p>0.02328219</text:p>
          </table:table-cell>
          <table:table-cell office:value-type="float" office:value="0.01868902" calcext:value-type="float">
            <text:p>0.01868902</text:p>
          </table:table-cell>
          <table:table-cell office:value-type="float" office:value="0.01863757" calcext:value-type="float">
            <text:p>0.01863757</text:p>
          </table:table-cell>
          <table:table-cell office:value-type="float" office:value="0.01468449" calcext:value-type="float">
            <text:p>0.01468449</text:p>
          </table:table-cell>
          <table:table-cell office:value-type="float" office:value="0.01830089" calcext:value-type="float">
            <text:p>0.01830089</text:p>
          </table:table-cell>
          <table:table-cell office:value-type="float" office:value="0.0154071" calcext:value-type="float">
            <text:p>0.0154071</text:p>
          </table:table-cell>
          <table:table-cell office:value-type="float" office:value="0.0153615" calcext:value-type="float">
            <text:p>0.0153615</text:p>
          </table:table-cell>
          <table:table-cell office:value-type="float" office:value="22.8411" calcext:value-type="float">
            <text:p>22.8411</text:p>
          </table:table-cell>
          <table:table-cell office:value-type="float" office:value="28.12537" calcext:value-type="float">
            <text:p>28.12537</text:p>
          </table:table-cell>
          <table:table-cell office:value-type="float" office:value="11.15548" calcext:value-type="float">
            <text:p>11.15548</text:p>
          </table:table-cell>
          <table:table-cell office:value-type="float" office:value="6.776772" calcext:value-type="float">
            <text:p>6.776772</text:p>
          </table:table-cell>
          <table:table-cell office:value-type="float" office:value="3.67679" calcext:value-type="float">
            <text:p>3.67679</text:p>
          </table:table-cell>
          <table:table-cell office:value-type="float" office:value="1.314965" calcext:value-type="float">
            <text:p>1.314965</text:p>
          </table:table-cell>
          <table:table-cell office:value-type="float" office:value="0.5508386" calcext:value-type="float">
            <text:p>0.5508386</text:p>
          </table:table-cell>
          <table:table-cell office:value-type="float" office:value="1.365681" calcext:value-type="float">
            <text:p>1.365681</text:p>
          </table:table-cell>
          <table:table-cell office:value-type="float" office:value="13.31946" calcext:value-type="float">
            <text:p>13.31946</text:p>
          </table:table-cell>
          <table:table-cell office:value-type="float" office:value="0" calcext:value-type="float">
            <text:p>0</text:p>
          </table:table-cell>
          <table:table-cell office:value-type="float" office:value="-0.002018817" calcext:value-type="float">
            <text:p>-0.0020188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1.65177" calcext:value-type="float">
            <text:p>11.65177</text:p>
          </table:table-cell>
          <table:table-cell office:value-type="float" office:value="460.8114" calcext:value-type="float">
            <text:p>460.8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040787" calcext:value-type="float">
            <text:p>0.05040787</text:p>
          </table:table-cell>
          <table:table-cell office:value-type="float" office:value="8.5743" calcext:value-type="float">
            <text:p>8.574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33784" calcext:value-type="float">
            <text:p>0.0083378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54253" calcext:value-type="float">
            <text:p>0.8154253</text:p>
          </table:table-cell>
          <table:table-cell office:value-type="float" office:value="-0.003815219" calcext:value-type="float">
            <text:p>-0.003815219</text:p>
          </table:table-cell>
          <table:table-cell office:value-type="float" office:value="0.00077398" calcext:value-type="float">
            <text:p>0.00077398</text:p>
          </table:table-cell>
          <table:table-cell office:value-type="float" office:value="0.0005267235" calcext:value-type="float">
            <text:p>0.0005267235</text:p>
          </table:table-cell>
          <table:table-cell office:value-type="float" office:value="5.131154" calcext:value-type="float">
            <text:p>5.131154</text:p>
          </table:table-cell>
          <table:table-cell office:value-type="float" office:value="0.4038658" calcext:value-type="float">
            <text:p>0.4038658</text:p>
          </table:table-cell>
          <table:table-cell office:value-type="float" office:value="0.02586877" calcext:value-type="float">
            <text:p>0.02586877</text:p>
          </table:table-cell>
          <table:table-cell office:value-type="float" office:value="0.01875115" calcext:value-type="float">
            <text:p>0.01875115</text:p>
          </table:table-cell>
          <table:table-cell office:value-type="float" office:value="0.01867725" calcext:value-type="float">
            <text:p>0.01867725</text:p>
          </table:table-cell>
          <table:table-cell office:value-type="float" office:value="0.01469685" calcext:value-type="float">
            <text:p>0.01469685</text:p>
          </table:table-cell>
          <table:table-cell office:value-type="float" office:value="0.01822377" calcext:value-type="float">
            <text:p>0.01822377</text:p>
          </table:table-cell>
          <table:table-cell office:value-type="float" office:value="0.01549905" calcext:value-type="float">
            <text:p>0.01549905</text:p>
          </table:table-cell>
          <table:table-cell office:value-type="float" office:value="0.0152335" calcext:value-type="float">
            <text:p>0.0152335</text:p>
          </table:table-cell>
          <table:table-cell office:value-type="float" office:value="23.13755" calcext:value-type="float">
            <text:p>23.13755</text:p>
          </table:table-cell>
          <table:table-cell office:value-type="float" office:value="29.94772" calcext:value-type="float">
            <text:p>29.94772</text:p>
          </table:table-cell>
          <table:table-cell office:value-type="float" office:value="11.38128" calcext:value-type="float">
            <text:p>11.38128</text:p>
          </table:table-cell>
          <table:table-cell office:value-type="float" office:value="6.790338" calcext:value-type="float">
            <text:p>6.790338</text:p>
          </table:table-cell>
          <table:table-cell office:value-type="float" office:value="3.674294" calcext:value-type="float">
            <text:p>3.674294</text:p>
          </table:table-cell>
          <table:table-cell office:value-type="float" office:value="1.333482" calcext:value-type="float">
            <text:p>1.333482</text:p>
          </table:table-cell>
          <table:table-cell office:value-type="float" office:value="0.5601858" calcext:value-type="float">
            <text:p>0.5601858</text:p>
          </table:table-cell>
          <table:table-cell office:value-type="float" office:value="1.362255" calcext:value-type="float">
            <text:p>1.362255</text:p>
          </table:table-cell>
          <table:table-cell office:value-type="float" office:value="13.53405" calcext:value-type="float">
            <text:p>13.53405</text:p>
          </table:table-cell>
          <table:table-cell office:value-type="float" office:value="0" calcext:value-type="float">
            <text:p>0</text:p>
          </table:table-cell>
          <table:table-cell office:value-type="float" office:value="-0.002036771" calcext:value-type="float">
            <text:p>-0.0020367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1.65055" calcext:value-type="float">
            <text:p>11.65055</text:p>
          </table:table-cell>
          <table:table-cell office:value-type="float" office:value="460.8019" calcext:value-type="float">
            <text:p>460.8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06381" calcext:value-type="float">
            <text:p>0.05206381</text:p>
          </table:table-cell>
          <table:table-cell office:value-type="float" office:value="8.58493" calcext:value-type="float">
            <text:p>8.5849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374569" calcext:value-type="float">
            <text:p>0.008374569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1868" calcext:value-type="float">
            <text:p>0.811868</text:p>
          </table:table-cell>
          <table:table-cell office:value-type="float" office:value="-0.003831761" calcext:value-type="float">
            <text:p>-0.003831761</text:p>
          </table:table-cell>
          <table:table-cell office:value-type="float" office:value="0.0008074169" calcext:value-type="float">
            <text:p>0.0008074169</text:p>
          </table:table-cell>
          <table:table-cell office:value-type="float" office:value="0.0005500697" calcext:value-type="float">
            <text:p>0.0005500697</text:p>
          </table:table-cell>
          <table:table-cell office:value-type="float" office:value="5.131034" calcext:value-type="float">
            <text:p>5.131034</text:p>
          </table:table-cell>
          <table:table-cell office:value-type="float" office:value="0.5203847" calcext:value-type="float">
            <text:p>0.5203847</text:p>
          </table:table-cell>
          <table:table-cell office:value-type="float" office:value="0.02799995" calcext:value-type="float">
            <text:p>0.02799995</text:p>
          </table:table-cell>
          <table:table-cell office:value-type="float" office:value="0.0186801" calcext:value-type="float">
            <text:p>0.0186801</text:p>
          </table:table-cell>
          <table:table-cell office:value-type="float" office:value="0.01861163" calcext:value-type="float">
            <text:p>0.01861163</text:p>
          </table:table-cell>
          <table:table-cell office:value-type="float" office:value="0.01464268" calcext:value-type="float">
            <text:p>0.01464268</text:p>
          </table:table-cell>
          <table:table-cell office:value-type="float" office:value="0.018084" calcext:value-type="float">
            <text:p>0.018084</text:p>
          </table:table-cell>
          <table:table-cell office:value-type="float" office:value="0.01553974" calcext:value-type="float">
            <text:p>0.01553974</text:p>
          </table:table-cell>
          <table:table-cell office:value-type="float" office:value="0.01509871" calcext:value-type="float">
            <text:p>0.01509871</text:p>
          </table:table-cell>
          <table:table-cell office:value-type="float" office:value="23.29075" calcext:value-type="float">
            <text:p>23.29075</text:p>
          </table:table-cell>
          <table:table-cell office:value-type="float" office:value="32.09545" calcext:value-type="float">
            <text:p>32.09545</text:p>
          </table:table-cell>
          <table:table-cell office:value-type="float" office:value="11.63845" calcext:value-type="float">
            <text:p>11.63845</text:p>
          </table:table-cell>
          <table:table-cell office:value-type="float" office:value="6.815894" calcext:value-type="float">
            <text:p>6.815894</text:p>
          </table:table-cell>
          <table:table-cell office:value-type="float" office:value="3.681702" calcext:value-type="float">
            <text:p>3.681702</text:p>
          </table:table-cell>
          <table:table-cell office:value-type="float" office:value="1.355362" calcext:value-type="float">
            <text:p>1.355362</text:p>
          </table:table-cell>
          <table:table-cell office:value-type="float" office:value="0.5699798" calcext:value-type="float">
            <text:p>0.5699798</text:p>
          </table:table-cell>
          <table:table-cell office:value-type="float" office:value="1.358862" calcext:value-type="float">
            <text:p>1.358862</text:p>
          </table:table-cell>
          <table:table-cell office:value-type="float" office:value="13.76547" calcext:value-type="float">
            <text:p>13.76547</text:p>
          </table:table-cell>
          <table:table-cell office:value-type="float" office:value="0" calcext:value-type="float">
            <text:p>0</text:p>
          </table:table-cell>
          <table:table-cell office:value-type="float" office:value="-0.002040775" calcext:value-type="float">
            <text:p>-0.00204077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1.64947" calcext:value-type="float">
            <text:p>11.64947</text:p>
          </table:table-cell>
          <table:table-cell office:value-type="float" office:value="460.7912" calcext:value-type="float">
            <text:p>460.7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396993" calcext:value-type="float">
            <text:p>0.05396993</text:p>
          </table:table-cell>
          <table:table-cell office:value-type="float" office:value="8.598122" calcext:value-type="float">
            <text:p>8.59812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411368" calcext:value-type="float">
            <text:p>0.00841136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083547" calcext:value-type="float">
            <text:p>0.8083547</text:p>
          </table:table-cell>
          <table:table-cell office:value-type="float" office:value="-0.003924162" calcext:value-type="float">
            <text:p>-0.003924162</text:p>
          </table:table-cell>
          <table:table-cell office:value-type="float" office:value="0.000839553" calcext:value-type="float">
            <text:p>0.000839553</text:p>
          </table:table-cell>
          <table:table-cell office:value-type="float" office:value="0.0005755537" calcext:value-type="float">
            <text:p>0.0005755537</text:p>
          </table:table-cell>
          <table:table-cell office:value-type="float" office:value="5.132286" calcext:value-type="float">
            <text:p>5.132286</text:p>
          </table:table-cell>
          <table:table-cell office:value-type="float" office:value="0.6224843" calcext:value-type="float">
            <text:p>0.6224843</text:p>
          </table:table-cell>
          <table:table-cell office:value-type="float" office:value="0.02894255" calcext:value-type="float">
            <text:p>0.02894255</text:p>
          </table:table-cell>
          <table:table-cell office:value-type="float" office:value="0.01865141" calcext:value-type="float">
            <text:p>0.01865141</text:p>
          </table:table-cell>
          <table:table-cell office:value-type="float" office:value="0.01856654" calcext:value-type="float">
            <text:p>0.01856654</text:p>
          </table:table-cell>
          <table:table-cell office:value-type="float" office:value="0.01457786" calcext:value-type="float">
            <text:p>0.01457786</text:p>
          </table:table-cell>
          <table:table-cell office:value-type="float" office:value="0.01791772" calcext:value-type="float">
            <text:p>0.01791772</text:p>
          </table:table-cell>
          <table:table-cell office:value-type="float" office:value="0.01551098" calcext:value-type="float">
            <text:p>0.01551098</text:p>
          </table:table-cell>
          <table:table-cell office:value-type="float" office:value="0.014942" calcext:value-type="float">
            <text:p>0.014942</text:p>
          </table:table-cell>
          <table:table-cell office:value-type="float" office:value="27.55714" calcext:value-type="float">
            <text:p>27.55714</text:p>
          </table:table-cell>
          <table:table-cell office:value-type="float" office:value="33.97665" calcext:value-type="float">
            <text:p>33.97665</text:p>
          </table:table-cell>
          <table:table-cell office:value-type="float" office:value="11.91791" calcext:value-type="float">
            <text:p>11.91791</text:p>
          </table:table-cell>
          <table:table-cell office:value-type="float" office:value="6.857128" calcext:value-type="float">
            <text:p>6.857128</text:p>
          </table:table-cell>
          <table:table-cell office:value-type="float" office:value="3.698193" calcext:value-type="float">
            <text:p>3.698193</text:p>
          </table:table-cell>
          <table:table-cell office:value-type="float" office:value="1.38089" calcext:value-type="float">
            <text:p>1.38089</text:p>
          </table:table-cell>
          <table:table-cell office:value-type="float" office:value="0.5801709" calcext:value-type="float">
            <text:p>0.5801709</text:p>
          </table:table-cell>
          <table:table-cell office:value-type="float" office:value="1.355556" calcext:value-type="float">
            <text:p>1.355556</text:p>
          </table:table-cell>
          <table:table-cell office:value-type="float" office:value="14.57142" calcext:value-type="float">
            <text:p>14.57142</text:p>
          </table:table-cell>
          <table:table-cell office:value-type="float" office:value="0" calcext:value-type="float">
            <text:p>0</text:p>
          </table:table-cell>
          <table:table-cell office:value-type="float" office:value="-0.002081945" calcext:value-type="float">
            <text:p>-0.00208194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1.6489" calcext:value-type="float">
            <text:p>11.6489</text:p>
          </table:table-cell>
          <table:table-cell office:value-type="float" office:value="460.7797" calcext:value-type="float">
            <text:p>460.7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2299" calcext:value-type="float">
            <text:p>0.0542299</text:p>
          </table:table-cell>
          <table:table-cell office:value-type="float" office:value="8.605599" calcext:value-type="float">
            <text:p>8.60559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448092" calcext:value-type="float">
            <text:p>0.008448092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070731" calcext:value-type="float">
            <text:p>0.8070731</text:p>
          </table:table-cell>
          <table:table-cell office:value-type="float" office:value="-0.006347472" calcext:value-type="float">
            <text:p>-0.006347472</text:p>
          </table:table-cell>
          <table:table-cell office:value-type="float" office:value="0.0008672715" calcext:value-type="float">
            <text:p>0.0008672715</text:p>
          </table:table-cell>
          <table:table-cell office:value-type="float" office:value="0.000603565" calcext:value-type="float">
            <text:p>0.000603565</text:p>
          </table:table-cell>
          <table:table-cell office:value-type="float" office:value="5.13748" calcext:value-type="float">
            <text:p>5.13748</text:p>
          </table:table-cell>
          <table:table-cell office:value-type="float" office:value="0.5822638" calcext:value-type="float">
            <text:p>0.5822638</text:p>
          </table:table-cell>
          <table:table-cell office:value-type="float" office:value="0.02673189" calcext:value-type="float">
            <text:p>0.02673189</text:p>
          </table:table-cell>
          <table:table-cell office:value-type="float" office:value="0.01854699" calcext:value-type="float">
            <text:p>0.01854699</text:p>
          </table:table-cell>
          <table:table-cell office:value-type="float" office:value="0.01851753" calcext:value-type="float">
            <text:p>0.01851753</text:p>
          </table:table-cell>
          <table:table-cell office:value-type="float" office:value="0.01449576" calcext:value-type="float">
            <text:p>0.01449576</text:p>
          </table:table-cell>
          <table:table-cell office:value-type="float" office:value="0.01773537" calcext:value-type="float">
            <text:p>0.01773537</text:p>
          </table:table-cell>
          <table:table-cell office:value-type="float" office:value="0.01543016" calcext:value-type="float">
            <text:p>0.01543016</text:p>
          </table:table-cell>
          <table:table-cell office:value-type="float" office:value="0.01476605" calcext:value-type="float">
            <text:p>0.01476605</text:p>
          </table:table-cell>
          <table:table-cell office:value-type="float" office:value="31.522" calcext:value-type="float">
            <text:p>31.522</text:p>
          </table:table-cell>
          <table:table-cell office:value-type="float" office:value="34.1405" calcext:value-type="float">
            <text:p>34.1405</text:p>
          </table:table-cell>
          <table:table-cell office:value-type="float" office:value="12.1209" calcext:value-type="float">
            <text:p>12.1209</text:p>
          </table:table-cell>
          <table:table-cell office:value-type="float" office:value="6.884047" calcext:value-type="float">
            <text:p>6.884047</text:p>
          </table:table-cell>
          <table:table-cell office:value-type="float" office:value="3.718044" calcext:value-type="float">
            <text:p>3.718044</text:p>
          </table:table-cell>
          <table:table-cell office:value-type="float" office:value="1.409319" calcext:value-type="float">
            <text:p>1.409319</text:p>
          </table:table-cell>
          <table:table-cell office:value-type="float" office:value="0.5906597" calcext:value-type="float">
            <text:p>0.5906597</text:p>
          </table:table-cell>
          <table:table-cell office:value-type="float" office:value="1.352372" calcext:value-type="float">
            <text:p>1.352372</text:p>
          </table:table-cell>
          <table:table-cell office:value-type="float" office:value="15.66888" calcext:value-type="float">
            <text:p>15.66888</text:p>
          </table:table-cell>
          <table:table-cell office:value-type="float" office:value="0" calcext:value-type="float">
            <text:p>0</text:p>
          </table:table-cell>
          <table:table-cell office:value-type="float" office:value="-0.002808788" calcext:value-type="float">
            <text:p>-0.00280878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1.64792" calcext:value-type="float">
            <text:p>11.64792</text:p>
          </table:table-cell>
          <table:table-cell office:value-type="float" office:value="460.7679" calcext:value-type="float">
            <text:p>460.7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498726" calcext:value-type="float">
            <text:p>0.05498726</text:p>
          </table:table-cell>
          <table:table-cell office:value-type="float" office:value="8.609726" calcext:value-type="float">
            <text:p>8.609726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484769" calcext:value-type="float">
            <text:p>0.008484769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092886" calcext:value-type="float">
            <text:p>0.8092886</text:p>
          </table:table-cell>
          <table:table-cell office:value-type="float" office:value="-0.008781254" calcext:value-type="float">
            <text:p>-0.008781254</text:p>
          </table:table-cell>
          <table:table-cell office:value-type="float" office:value="0.0008959921" calcext:value-type="float">
            <text:p>0.0008959921</text:p>
          </table:table-cell>
          <table:table-cell office:value-type="float" office:value="0.0006305279" calcext:value-type="float">
            <text:p>0.0006305279</text:p>
          </table:table-cell>
          <table:table-cell office:value-type="float" office:value="5.141614" calcext:value-type="float">
            <text:p>5.141614</text:p>
          </table:table-cell>
          <table:table-cell office:value-type="float" office:value="0.5935551" calcext:value-type="float">
            <text:p>0.5935551</text:p>
          </table:table-cell>
          <table:table-cell office:value-type="float" office:value="0.02574638" calcext:value-type="float">
            <text:p>0.02574638</text:p>
          </table:table-cell>
          <table:table-cell office:value-type="float" office:value="0.01856858" calcext:value-type="float">
            <text:p>0.01856858</text:p>
          </table:table-cell>
          <table:table-cell office:value-type="float" office:value="0.01854395" calcext:value-type="float">
            <text:p>0.01854395</text:p>
          </table:table-cell>
          <table:table-cell office:value-type="float" office:value="0.01448994" calcext:value-type="float">
            <text:p>0.01448994</text:p>
          </table:table-cell>
          <table:table-cell office:value-type="float" office:value="0.01763947" calcext:value-type="float">
            <text:p>0.01763947</text:p>
          </table:table-cell>
          <table:table-cell office:value-type="float" office:value="0.01535583" calcext:value-type="float">
            <text:p>0.01535583</text:p>
          </table:table-cell>
          <table:table-cell office:value-type="float" office:value="0.01458517" calcext:value-type="float">
            <text:p>0.01458517</text:p>
          </table:table-cell>
          <table:table-cell office:value-type="float" office:value="29.52018" calcext:value-type="float">
            <text:p>29.52018</text:p>
          </table:table-cell>
          <table:table-cell office:value-type="float" office:value="34.58776" calcext:value-type="float">
            <text:p>34.58776</text:p>
          </table:table-cell>
          <table:table-cell office:value-type="float" office:value="12.34173" calcext:value-type="float">
            <text:p>12.34173</text:p>
          </table:table-cell>
          <table:table-cell office:value-type="float" office:value="6.903918" calcext:value-type="float">
            <text:p>6.903918</text:p>
          </table:table-cell>
          <table:table-cell office:value-type="float" office:value="3.732748" calcext:value-type="float">
            <text:p>3.732748</text:p>
          </table:table-cell>
          <table:table-cell office:value-type="float" office:value="1.436965" calcext:value-type="float">
            <text:p>1.436965</text:p>
          </table:table-cell>
          <table:table-cell office:value-type="float" office:value="0.6012257" calcext:value-type="float">
            <text:p>0.6012257</text:p>
          </table:table-cell>
          <table:table-cell office:value-type="float" office:value="1.34929" calcext:value-type="float">
            <text:p>1.34929</text:p>
          </table:table-cell>
          <table:table-cell office:value-type="float" office:value="16.51825" calcext:value-type="float">
            <text:p>16.51825</text:p>
          </table:table-cell>
          <table:table-cell office:value-type="float" office:value="0" calcext:value-type="float">
            <text:p>0</text:p>
          </table:table-cell>
          <table:table-cell office:value-type="float" office:value="-0.003406558" calcext:value-type="float">
            <text:p>-0.0034065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1.64726" calcext:value-type="float">
            <text:p>11.64726</text:p>
          </table:table-cell>
          <table:table-cell office:value-type="float" office:value="460.7556" calcext:value-type="float">
            <text:p>460.7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56784" calcext:value-type="float">
            <text:p>0.0556784</text:p>
          </table:table-cell>
          <table:table-cell office:value-type="float" office:value="8.61614" calcext:value-type="float">
            <text:p>8.6161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521336" calcext:value-type="float">
            <text:p>0.00852133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14799" calcext:value-type="float">
            <text:p>0.8114799</text:p>
          </table:table-cell>
          <table:table-cell office:value-type="float" office:value="-0.01036378" calcext:value-type="float">
            <text:p>-0.01036378</text:p>
          </table:table-cell>
          <table:table-cell office:value-type="float" office:value="0.0009256096" calcext:value-type="float">
            <text:p>0.0009256096</text:p>
          </table:table-cell>
          <table:table-cell office:value-type="float" office:value="0.0006596665" calcext:value-type="float">
            <text:p>0.0006596665</text:p>
          </table:table-cell>
          <table:table-cell office:value-type="float" office:value="5.14734" calcext:value-type="float">
            <text:p>5.14734</text:p>
          </table:table-cell>
          <table:table-cell office:value-type="float" office:value="0.6036949" calcext:value-type="float">
            <text:p>0.6036949</text:p>
          </table:table-cell>
          <table:table-cell office:value-type="float" office:value="0.02651051" calcext:value-type="float">
            <text:p>0.02651051</text:p>
          </table:table-cell>
          <table:table-cell office:value-type="float" office:value="0.01864282" calcext:value-type="float">
            <text:p>0.01864282</text:p>
          </table:table-cell>
          <table:table-cell office:value-type="float" office:value="0.01861671" calcext:value-type="float">
            <text:p>0.01861671</text:p>
          </table:table-cell>
          <table:table-cell office:value-type="float" office:value="0.01450766" calcext:value-type="float">
            <text:p>0.01450766</text:p>
          </table:table-cell>
          <table:table-cell office:value-type="float" office:value="0.01750674" calcext:value-type="float">
            <text:p>0.01750674</text:p>
          </table:table-cell>
          <table:table-cell office:value-type="float" office:value="0.01522586" calcext:value-type="float">
            <text:p>0.01522586</text:p>
          </table:table-cell>
          <table:table-cell office:value-type="float" office:value="0.01438925" calcext:value-type="float">
            <text:p>0.01438925</text:p>
          </table:table-cell>
          <table:table-cell office:value-type="float" office:value="31.04023" calcext:value-type="float">
            <text:p>31.04023</text:p>
          </table:table-cell>
          <table:table-cell office:value-type="float" office:value="35.15487" calcext:value-type="float">
            <text:p>35.15487</text:p>
          </table:table-cell>
          <table:table-cell office:value-type="float" office:value="12.59338" calcext:value-type="float">
            <text:p>12.59338</text:p>
          </table:table-cell>
          <table:table-cell office:value-type="float" office:value="6.933812" calcext:value-type="float">
            <text:p>6.933812</text:p>
          </table:table-cell>
          <table:table-cell office:value-type="float" office:value="3.75027" calcext:value-type="float">
            <text:p>3.75027</text:p>
          </table:table-cell>
          <table:table-cell office:value-type="float" office:value="1.466933" calcext:value-type="float">
            <text:p>1.466933</text:p>
          </table:table-cell>
          <table:table-cell office:value-type="float" office:value="0.6118465" calcext:value-type="float">
            <text:p>0.6118465</text:p>
          </table:table-cell>
          <table:table-cell office:value-type="float" office:value="1.346301" calcext:value-type="float">
            <text:p>1.346301</text:p>
          </table:table-cell>
          <table:table-cell office:value-type="float" office:value="17.26828" calcext:value-type="float">
            <text:p>17.26828</text:p>
          </table:table-cell>
          <table:table-cell office:value-type="float" office:value="0" calcext:value-type="float">
            <text:p>0</text:p>
          </table:table-cell>
          <table:table-cell office:value-type="float" office:value="-0.003869847" calcext:value-type="float">
            <text:p>-0.0038698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1.64813" calcext:value-type="float">
            <text:p>11.64813</text:p>
          </table:table-cell>
          <table:table-cell office:value-type="float" office:value="460.7444" calcext:value-type="float">
            <text:p>460.7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97492" calcext:value-type="float">
            <text:p>0.05297492</text:p>
          </table:table-cell>
          <table:table-cell office:value-type="float" office:value="8.622198" calcext:value-type="float">
            <text:p>8.62219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557904" calcext:value-type="float">
            <text:p>0.00855790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36485" calcext:value-type="float">
            <text:p>0.8136485</text:p>
          </table:table-cell>
          <table:table-cell office:value-type="float" office:value="-0.01219337" calcext:value-type="float">
            <text:p>-0.01219337</text:p>
          </table:table-cell>
          <table:table-cell office:value-type="float" office:value="0.0009531226" calcext:value-type="float">
            <text:p>0.0009531226</text:p>
          </table:table-cell>
          <table:table-cell office:value-type="float" office:value="0.0007070394" calcext:value-type="float">
            <text:p>0.0007070394</text:p>
          </table:table-cell>
          <table:table-cell office:value-type="float" office:value="5.155046" calcext:value-type="float">
            <text:p>5.155046</text:p>
          </table:table-cell>
          <table:table-cell office:value-type="float" office:value="0.3337006" calcext:value-type="float">
            <text:p>0.3337006</text:p>
          </table:table-cell>
          <table:table-cell office:value-type="float" office:value="0.08873767" calcext:value-type="float">
            <text:p>0.08873767</text:p>
          </table:table-cell>
          <table:table-cell office:value-type="float" office:value="0.08489012" calcext:value-type="float">
            <text:p>0.08489012</text:p>
          </table:table-cell>
          <table:table-cell office:value-type="float" office:value="0.05096593" calcext:value-type="float">
            <text:p>0.05096593</text:p>
          </table:table-cell>
          <table:table-cell office:value-type="float" office:value="0.01463284" calcext:value-type="float">
            <text:p>0.01463284</text:p>
          </table:table-cell>
          <table:table-cell office:value-type="float" office:value="0.01756233" calcext:value-type="float">
            <text:p>0.01756233</text:p>
          </table:table-cell>
          <table:table-cell office:value-type="float" office:value="0.01518808" calcext:value-type="float">
            <text:p>0.01518808</text:p>
          </table:table-cell>
          <table:table-cell office:value-type="float" office:value="0.0142162" calcext:value-type="float">
            <text:p>0.0142162</text:p>
          </table:table-cell>
          <table:table-cell office:value-type="float" office:value="30.57336" calcext:value-type="float">
            <text:p>30.57336</text:p>
          </table:table-cell>
          <table:table-cell office:value-type="float" office:value="31.34399" calcext:value-type="float">
            <text:p>31.34399</text:p>
          </table:table-cell>
          <table:table-cell office:value-type="float" office:value="20.57784" calcext:value-type="float">
            <text:p>20.57784</text:p>
          </table:table-cell>
          <table:table-cell office:value-type="float" office:value="12.29734" calcext:value-type="float">
            <text:p>12.29734</text:p>
          </table:table-cell>
          <table:table-cell office:value-type="float" office:value="3.781211" calcext:value-type="float">
            <text:p>3.781211</text:p>
          </table:table-cell>
          <table:table-cell office:value-type="float" office:value="1.491658" calcext:value-type="float">
            <text:p>1.491658</text:p>
          </table:table-cell>
          <table:table-cell office:value-type="float" office:value="0.6225005" calcext:value-type="float">
            <text:p>0.6225005</text:p>
          </table:table-cell>
          <table:table-cell office:value-type="float" office:value="1.343311" calcext:value-type="float">
            <text:p>1.343311</text:p>
          </table:table-cell>
          <table:table-cell office:value-type="float" office:value="18.07199" calcext:value-type="float">
            <text:p>18.07199</text:p>
          </table:table-cell>
          <table:table-cell office:value-type="float" office:value="0" calcext:value-type="float">
            <text:p>0</text:p>
          </table:table-cell>
          <table:table-cell office:value-type="float" office:value="-0.004496548" calcext:value-type="float">
            <text:p>-0.00449654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1.64993" calcext:value-type="float">
            <text:p>11.64993</text:p>
          </table:table-cell>
          <table:table-cell office:value-type="float" office:value="460.7361" calcext:value-type="float">
            <text:p>460.736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3.235359" calcext:value-type="float">
            <text:p>3.235359</text:p>
          </table:table-cell>
          <table:table-cell office:value-type="float" office:value="12.08157" calcext:value-type="float">
            <text:p>12.0815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594387" calcext:value-type="float">
            <text:p>0.00859438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57896" calcext:value-type="float">
            <text:p>0.8157896</text:p>
          </table:table-cell>
          <table:table-cell office:value-type="float" office:value="-0.01416076" calcext:value-type="float">
            <text:p>-0.01416076</text:p>
          </table:table-cell>
          <table:table-cell office:value-type="float" office:value="0.000965821" calcext:value-type="float">
            <text:p>0.000965821</text:p>
          </table:table-cell>
          <table:table-cell office:value-type="float" office:value="0.0008027797" calcext:value-type="float">
            <text:p>0.0008027797</text:p>
          </table:table-cell>
          <table:table-cell office:value-type="float" office:value="5.166721" calcext:value-type="float">
            <text:p>5.166721</text:p>
          </table:table-cell>
          <table:table-cell office:value-type="float" office:value="4.190228" calcext:value-type="float">
            <text:p>4.190228</text:p>
          </table:table-cell>
          <table:table-cell office:value-type="float" office:value="5.706138" calcext:value-type="float">
            <text:p>5.706138</text:p>
          </table:table-cell>
          <table:table-cell office:value-type="float" office:value="47.72968" calcext:value-type="float">
            <text:p>47.72968</text:p>
          </table:table-cell>
          <table:table-cell office:value-type="float" office:value="0.08774547" calcext:value-type="float">
            <text:p>0.08774547</text:p>
          </table:table-cell>
          <table:table-cell office:value-type="float" office:value="0.01464041" calcext:value-type="float">
            <text:p>0.01464041</text:p>
          </table:table-cell>
          <table:table-cell office:value-type="float" office:value="0.01747768" calcext:value-type="float">
            <text:p>0.01747768</text:p>
          </table:table-cell>
          <table:table-cell office:value-type="float" office:value="0.01514193" calcext:value-type="float">
            <text:p>0.01514193</text:p>
          </table:table-cell>
          <table:table-cell office:value-type="float" office:value="0.01406396" calcext:value-type="float">
            <text:p>0.01406396</text:p>
          </table:table-cell>
          <table:table-cell office:value-type="float" office:value="50.21118" calcext:value-type="float">
            <text:p>50.21118</text:p>
          </table:table-cell>
          <table:table-cell office:value-type="float" office:value="50.05992" calcext:value-type="float">
            <text:p>50.05992</text:p>
          </table:table-cell>
          <table:table-cell office:value-type="float" office:value="74.41788" calcext:value-type="float">
            <text:p>74.41788</text:p>
          </table:table-cell>
          <table:table-cell office:value-type="float" office:value="12.53099" calcext:value-type="float">
            <text:p>12.53099</text:p>
          </table:table-cell>
          <table:table-cell office:value-type="float" office:value="3.838326" calcext:value-type="float">
            <text:p>3.838326</text:p>
          </table:table-cell>
          <table:table-cell office:value-type="float" office:value="1.515441" calcext:value-type="float">
            <text:p>1.515441</text:p>
          </table:table-cell>
          <table:table-cell office:value-type="float" office:value="0.6329247" calcext:value-type="float">
            <text:p>0.6329247</text:p>
          </table:table-cell>
          <table:table-cell office:value-type="float" office:value="1.340331" calcext:value-type="float">
            <text:p>1.340331</text:p>
          </table:table-cell>
          <table:table-cell office:value-type="float" office:value="30.20922" calcext:value-type="float">
            <text:p>30.20922</text:p>
          </table:table-cell>
          <table:table-cell office:value-type="float" office:value="0" calcext:value-type="float">
            <text:p>0</text:p>
          </table:table-cell>
          <table:table-cell office:value-type="float" office:value="-0.004843896" calcext:value-type="float">
            <text:p>-0.00484389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1.65406" calcext:value-type="float">
            <text:p>11.65406</text:p>
          </table:table-cell>
          <table:table-cell office:value-type="float" office:value="460.7332" calcext:value-type="float">
            <text:p>460.733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.98889" calcext:value-type="float">
            <text:p>2.98889</text:p>
          </table:table-cell>
          <table:table-cell office:value-type="float" office:value="12.48007" calcext:value-type="float">
            <text:p>12.4800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630776" calcext:value-type="float">
            <text:p>0.00863077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179256" calcext:value-type="float">
            <text:p>0.8179256</text:p>
          </table:table-cell>
          <table:table-cell office:value-type="float" office:value="-0.01780384" calcext:value-type="float">
            <text:p>-0.01780384</text:p>
          </table:table-cell>
          <table:table-cell office:value-type="float" office:value="0.0009598808" calcext:value-type="float">
            <text:p>0.0009598808</text:p>
          </table:table-cell>
          <table:table-cell office:value-type="float" office:value="0.0009476781" calcext:value-type="float">
            <text:p>0.0009476781</text:p>
          </table:table-cell>
          <table:table-cell office:value-type="float" office:value="5.192983" calcext:value-type="float">
            <text:p>5.192983</text:p>
          </table:table-cell>
          <table:table-cell office:value-type="float" office:value="2.934308" calcext:value-type="float">
            <text:p>2.934308</text:p>
          </table:table-cell>
          <table:table-cell office:value-type="float" office:value="5.08424" calcext:value-type="float">
            <text:p>5.08424</text:p>
          </table:table-cell>
          <table:table-cell office:value-type="float" office:value="44.07027" calcext:value-type="float">
            <text:p>44.07027</text:p>
          </table:table-cell>
          <table:table-cell office:value-type="float" office:value="0.1173688" calcext:value-type="float">
            <text:p>0.1173688</text:p>
          </table:table-cell>
          <table:table-cell office:value-type="float" office:value="0.01468752" calcext:value-type="float">
            <text:p>0.01468752</text:p>
          </table:table-cell>
          <table:table-cell office:value-type="float" office:value="0.01733041" calcext:value-type="float">
            <text:p>0.01733041</text:p>
          </table:table-cell>
          <table:table-cell office:value-type="float" office:value="0.01503231" calcext:value-type="float">
            <text:p>0.01503231</text:p>
          </table:table-cell>
          <table:table-cell office:value-type="float" office:value="0.01390332" calcext:value-type="float">
            <text:p>0.01390332</text:p>
          </table:table-cell>
          <table:table-cell office:value-type="float" office:value="33.66253" calcext:value-type="float">
            <text:p>33.66253</text:p>
          </table:table-cell>
          <table:table-cell office:value-type="float" office:value="52.95063" calcext:value-type="float">
            <text:p>52.95063</text:p>
          </table:table-cell>
          <table:table-cell office:value-type="float" office:value="76.3947" calcext:value-type="float">
            <text:p>76.3947</text:p>
          </table:table-cell>
          <table:table-cell office:value-type="float" office:value="14.48474" calcext:value-type="float">
            <text:p>14.48474</text:p>
          </table:table-cell>
          <table:table-cell office:value-type="float" office:value="3.939888" calcext:value-type="float">
            <text:p>3.939888</text:p>
          </table:table-cell>
          <table:table-cell office:value-type="float" office:value="1.545073" calcext:value-type="float">
            <text:p>1.545073</text:p>
          </table:table-cell>
          <table:table-cell office:value-type="float" office:value="0.6433622" calcext:value-type="float">
            <text:p>0.6433622</text:p>
          </table:table-cell>
          <table:table-cell office:value-type="float" office:value="1.337383" calcext:value-type="float">
            <text:p>1.337383</text:p>
          </table:table-cell>
          <table:table-cell office:value-type="float" office:value="69.61329" calcext:value-type="float">
            <text:p>69.61329</text:p>
          </table:table-cell>
          <table:table-cell office:value-type="float" office:value="0" calcext:value-type="float">
            <text:p>0</text:p>
          </table:table-cell>
          <table:table-cell office:value-type="float" office:value="-0.005509499" calcext:value-type="float">
            <text:p>-0.00550949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1.65648" calcext:value-type="float">
            <text:p>11.65648</text:p>
          </table:table-cell>
          <table:table-cell office:value-type="float" office:value="460.7313" calcext:value-type="float">
            <text:p>460.731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.626287" calcext:value-type="float">
            <text:p>2.626287</text:p>
          </table:table-cell>
          <table:table-cell office:value-type="float" office:value="12.83638" calcext:value-type="float">
            <text:p>12.8363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667084" calcext:value-type="float">
            <text:p>0.00866708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00343" calcext:value-type="float">
            <text:p>0.8200343</text:p>
          </table:table-cell>
          <table:table-cell office:value-type="float" office:value="-0.01871739" calcext:value-type="float">
            <text:p>-0.01871739</text:p>
          </table:table-cell>
          <table:table-cell office:value-type="float" office:value="0.0009990108" calcext:value-type="float">
            <text:p>0.0009990108</text:p>
          </table:table-cell>
          <table:table-cell office:value-type="float" office:value="0.001098289" calcext:value-type="float">
            <text:p>0.001098289</text:p>
          </table:table-cell>
          <table:table-cell office:value-type="float" office:value="5.211972" calcext:value-type="float">
            <text:p>5.211972</text:p>
          </table:table-cell>
          <table:table-cell office:value-type="float" office:value="2.974216" calcext:value-type="float">
            <text:p>2.974216</text:p>
          </table:table-cell>
          <table:table-cell office:value-type="float" office:value="2.836498" calcext:value-type="float">
            <text:p>2.836498</text:p>
          </table:table-cell>
          <table:table-cell office:value-type="float" office:value="39.03883" calcext:value-type="float">
            <text:p>39.03883</text:p>
          </table:table-cell>
          <table:table-cell office:value-type="float" office:value="0.0879183" calcext:value-type="float">
            <text:p>0.0879183</text:p>
          </table:table-cell>
          <table:table-cell office:value-type="float" office:value="0.01479193" calcext:value-type="float">
            <text:p>0.01479193</text:p>
          </table:table-cell>
          <table:table-cell office:value-type="float" office:value="0.01736359" calcext:value-type="float">
            <text:p>0.01736359</text:p>
          </table:table-cell>
          <table:table-cell office:value-type="float" office:value="0.01497247" calcext:value-type="float">
            <text:p>0.01497247</text:p>
          </table:table-cell>
          <table:table-cell office:value-type="float" office:value="0.01374865" calcext:value-type="float">
            <text:p>0.01374865</text:p>
          </table:table-cell>
          <table:table-cell office:value-type="float" office:value="31.57713" calcext:value-type="float">
            <text:p>31.57713</text:p>
          </table:table-cell>
          <table:table-cell office:value-type="float" office:value="62.86563" calcext:value-type="float">
            <text:p>62.86563</text:p>
          </table:table-cell>
          <table:table-cell office:value-type="float" office:value="79.505" calcext:value-type="float">
            <text:p>79.505</text:p>
          </table:table-cell>
          <table:table-cell office:value-type="float" office:value="15.09864" calcext:value-type="float">
            <text:p>15.09864</text:p>
          </table:table-cell>
          <table:table-cell office:value-type="float" office:value="4.041947" calcext:value-type="float">
            <text:p>4.041947</text:p>
          </table:table-cell>
          <table:table-cell office:value-type="float" office:value="1.577516" calcext:value-type="float">
            <text:p>1.577516</text:p>
          </table:table-cell>
          <table:table-cell office:value-type="float" office:value="0.6545474" calcext:value-type="float">
            <text:p>0.6545474</text:p>
          </table:table-cell>
          <table:table-cell office:value-type="float" office:value="1.334366" calcext:value-type="float">
            <text:p>1.334366</text:p>
          </table:table-cell>
          <table:table-cell office:value-type="float" office:value="71.96049" calcext:value-type="float">
            <text:p>71.96049</text:p>
          </table:table-cell>
          <table:table-cell office:value-type="float" office:value="0" calcext:value-type="float">
            <text:p>0</text:p>
          </table:table-cell>
          <table:table-cell office:value-type="float" office:value="-0.005577088" calcext:value-type="float">
            <text:p>-0.0055770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1.65976" calcext:value-type="float">
            <text:p>11.65976</text:p>
          </table:table-cell>
          <table:table-cell office:value-type="float" office:value="460.7329" calcext:value-type="float">
            <text:p>460.732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2.122104" calcext:value-type="float">
            <text:p>2.122104</text:p>
          </table:table-cell>
          <table:table-cell office:value-type="float" office:value="13.32985" calcext:value-type="float">
            <text:p>13.32985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703364" calcext:value-type="float">
            <text:p>0.00870336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21261" calcext:value-type="float">
            <text:p>0.8221261</text:p>
          </table:table-cell>
          <table:table-cell office:value-type="float" office:value="-0.01975661" calcext:value-type="float">
            <text:p>-0.01975661</text:p>
          </table:table-cell>
          <table:table-cell office:value-type="float" office:value="0.001041727" calcext:value-type="float">
            <text:p>0.001041727</text:p>
          </table:table-cell>
          <table:table-cell office:value-type="float" office:value="0.001302236" calcext:value-type="float">
            <text:p>0.001302236</text:p>
          </table:table-cell>
          <table:table-cell office:value-type="float" office:value="5.237785" calcext:value-type="float">
            <text:p>5.237785</text:p>
          </table:table-cell>
          <table:table-cell office:value-type="float" office:value="2.965376" calcext:value-type="float">
            <text:p>2.965376</text:p>
          </table:table-cell>
          <table:table-cell office:value-type="float" office:value="2.0943" calcext:value-type="float">
            <text:p>2.0943</text:p>
          </table:table-cell>
          <table:table-cell office:value-type="float" office:value="31.3322" calcext:value-type="float">
            <text:p>31.3322</text:p>
          </table:table-cell>
          <table:table-cell office:value-type="float" office:value="0.06558292" calcext:value-type="float">
            <text:p>0.06558292</text:p>
          </table:table-cell>
          <table:table-cell office:value-type="float" office:value="0.0147902" calcext:value-type="float">
            <text:p>0.0147902</text:p>
          </table:table-cell>
          <table:table-cell office:value-type="float" office:value="0.01728533" calcext:value-type="float">
            <text:p>0.01728533</text:p>
          </table:table-cell>
          <table:table-cell office:value-type="float" office:value="0.01489513" calcext:value-type="float">
            <text:p>0.01489513</text:p>
          </table:table-cell>
          <table:table-cell office:value-type="float" office:value="0.01360297" calcext:value-type="float">
            <text:p>0.01360297</text:p>
          </table:table-cell>
          <table:table-cell office:value-type="float" office:value="28.86099" calcext:value-type="float">
            <text:p>28.86099</text:p>
          </table:table-cell>
          <table:table-cell office:value-type="float" office:value="70.16547" calcext:value-type="float">
            <text:p>70.16547</text:p>
          </table:table-cell>
          <table:table-cell office:value-type="float" office:value="85.80028" calcext:value-type="float">
            <text:p>85.80028</text:p>
          </table:table-cell>
          <table:table-cell office:value-type="float" office:value="15.73806" calcext:value-type="float">
            <text:p>15.73806</text:p>
          </table:table-cell>
          <table:table-cell office:value-type="float" office:value="4.154155" calcext:value-type="float">
            <text:p>4.154155</text:p>
          </table:table-cell>
          <table:table-cell office:value-type="float" office:value="1.613003" calcext:value-type="float">
            <text:p>1.613003</text:p>
          </table:table-cell>
          <table:table-cell office:value-type="float" office:value="0.6661175" calcext:value-type="float">
            <text:p>0.6661175</text:p>
          </table:table-cell>
          <table:table-cell office:value-type="float" office:value="1.331395" calcext:value-type="float">
            <text:p>1.331395</text:p>
          </table:table-cell>
          <table:table-cell office:value-type="float" office:value="72.48991" calcext:value-type="float">
            <text:p>72.48991</text:p>
          </table:table-cell>
          <table:table-cell office:value-type="float" office:value="0" calcext:value-type="float">
            <text:p>0</text:p>
          </table:table-cell>
          <table:table-cell office:value-type="float" office:value="-0.005586073" calcext:value-type="float">
            <text:p>-0.0055860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1.66464" calcext:value-type="float">
            <text:p>11.66464</text:p>
          </table:table-cell>
          <table:table-cell office:value-type="float" office:value="460.7394" calcext:value-type="float">
            <text:p>460.739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1.434847" calcext:value-type="float">
            <text:p>1.434847</text:p>
          </table:table-cell>
          <table:table-cell office:value-type="float" office:value="13.99965" calcext:value-type="float">
            <text:p>13.99965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739525" calcext:value-type="float">
            <text:p>0.008739525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41983" calcext:value-type="float">
            <text:p>0.8241983</text:p>
          </table:table-cell>
          <table:table-cell office:value-type="float" office:value="-0.02122078" calcext:value-type="float">
            <text:p>-0.02122078</text:p>
          </table:table-cell>
          <table:table-cell office:value-type="float" office:value="0.001082995" calcext:value-type="float">
            <text:p>0.001082995</text:p>
          </table:table-cell>
          <table:table-cell office:value-type="float" office:value="0.001540417" calcext:value-type="float">
            <text:p>0.001540417</text:p>
          </table:table-cell>
          <table:table-cell office:value-type="float" office:value="5.27375" calcext:value-type="float">
            <text:p>5.27375</text:p>
          </table:table-cell>
          <table:table-cell office:value-type="float" office:value="2.902593" calcext:value-type="float">
            <text:p>2.902593</text:p>
          </table:table-cell>
          <table:table-cell office:value-type="float" office:value="1.584302" calcext:value-type="float">
            <text:p>1.584302</text:p>
          </table:table-cell>
          <table:table-cell office:value-type="float" office:value="20.67264" calcext:value-type="float">
            <text:p>20.67264</text:p>
          </table:table-cell>
          <table:table-cell office:value-type="float" office:value="0.04896642" calcext:value-type="float">
            <text:p>0.04896642</text:p>
          </table:table-cell>
          <table:table-cell office:value-type="float" office:value="0.01484257" calcext:value-type="float">
            <text:p>0.01484257</text:p>
          </table:table-cell>
          <table:table-cell office:value-type="float" office:value="0.01722714" calcext:value-type="float">
            <text:p>0.01722714</text:p>
          </table:table-cell>
          <table:table-cell office:value-type="float" office:value="0.01478684" calcext:value-type="float">
            <text:p>0.01478684</text:p>
          </table:table-cell>
          <table:table-cell office:value-type="float" office:value="0.01344481" calcext:value-type="float">
            <text:p>0.01344481</text:p>
          </table:table-cell>
          <table:table-cell office:value-type="float" office:value="28.20437" calcext:value-type="float">
            <text:p>28.20437</text:p>
          </table:table-cell>
          <table:table-cell office:value-type="float" office:value="75.64528" calcext:value-type="float">
            <text:p>75.64528</text:p>
          </table:table-cell>
          <table:table-cell office:value-type="float" office:value="94.90591" calcext:value-type="float">
            <text:p>94.90591</text:p>
          </table:table-cell>
          <table:table-cell office:value-type="float" office:value="16.41522" calcext:value-type="float">
            <text:p>16.41522</text:p>
          </table:table-cell>
          <table:table-cell office:value-type="float" office:value="4.277265" calcext:value-type="float">
            <text:p>4.277265</text:p>
          </table:table-cell>
          <table:table-cell office:value-type="float" office:value="1.652852" calcext:value-type="float">
            <text:p>1.652852</text:p>
          </table:table-cell>
          <table:table-cell office:value-type="float" office:value="0.6779065" calcext:value-type="float">
            <text:p>0.6779065</text:p>
          </table:table-cell>
          <table:table-cell office:value-type="float" office:value="1.328569" calcext:value-type="float">
            <text:p>1.328569</text:p>
          </table:table-cell>
          <table:table-cell office:value-type="float" office:value="73.21409" calcext:value-type="float">
            <text:p>73.21409</text:p>
          </table:table-cell>
          <table:table-cell office:value-type="float" office:value="0" calcext:value-type="float">
            <text:p>0</text:p>
          </table:table-cell>
          <table:table-cell office:value-type="float" office:value="-0.005597961" calcext:value-type="float">
            <text:p>-0.00559796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1.67179" calcext:value-type="float">
            <text:p>11.67179</text:p>
          </table:table-cell>
          <table:table-cell office:value-type="float" office:value="460.7354" calcext:value-type="float">
            <text:p>460.735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943022" calcext:value-type="float">
            <text:p>0.943022</text:p>
          </table:table-cell>
          <table:table-cell office:value-type="float" office:value="14.48216" calcext:value-type="float">
            <text:p>14.48216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775646" calcext:value-type="float">
            <text:p>0.00877564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62514" calcext:value-type="float">
            <text:p>0.8262514</text:p>
          </table:table-cell>
          <table:table-cell office:value-type="float" office:value="-0.02262716" calcext:value-type="float">
            <text:p>-0.02262716</text:p>
          </table:table-cell>
          <table:table-cell office:value-type="float" office:value="0.001121235" calcext:value-type="float">
            <text:p>0.001121235</text:p>
          </table:table-cell>
          <table:table-cell office:value-type="float" office:value="0.001914599" calcext:value-type="float">
            <text:p>0.001914599</text:p>
          </table:table-cell>
          <table:table-cell office:value-type="float" office:value="5.31017" calcext:value-type="float">
            <text:p>5.31017</text:p>
          </table:table-cell>
          <table:table-cell office:value-type="float" office:value="2.943305" calcext:value-type="float">
            <text:p>2.943305</text:p>
          </table:table-cell>
          <table:table-cell office:value-type="float" office:value="1.206302" calcext:value-type="float">
            <text:p>1.206302</text:p>
          </table:table-cell>
          <table:table-cell office:value-type="float" office:value="13.0325" calcext:value-type="float">
            <text:p>13.0325</text:p>
          </table:table-cell>
          <table:table-cell office:value-type="float" office:value="0.03651612" calcext:value-type="float">
            <text:p>0.03651612</text:p>
          </table:table-cell>
          <table:table-cell office:value-type="float" office:value="0.01473535" calcext:value-type="float">
            <text:p>0.01473535</text:p>
          </table:table-cell>
          <table:table-cell office:value-type="float" office:value="0.01683632" calcext:value-type="float">
            <text:p>0.01683632</text:p>
          </table:table-cell>
          <table:table-cell office:value-type="float" office:value="0.01456697" calcext:value-type="float">
            <text:p>0.01456697</text:p>
          </table:table-cell>
          <table:table-cell office:value-type="float" office:value="0.01326962" calcext:value-type="float">
            <text:p>0.01326962</text:p>
          </table:table-cell>
          <table:table-cell office:value-type="float" office:value="27.08548" calcext:value-type="float">
            <text:p>27.08548</text:p>
          </table:table-cell>
          <table:table-cell office:value-type="float" office:value="81.04723" calcext:value-type="float">
            <text:p>81.04723</text:p>
          </table:table-cell>
          <table:table-cell office:value-type="float" office:value="100.983" calcext:value-type="float">
            <text:p>100.983</text:p>
          </table:table-cell>
          <table:table-cell office:value-type="float" office:value="17.18207" calcext:value-type="float">
            <text:p>17.18207</text:p>
          </table:table-cell>
          <table:table-cell office:value-type="float" office:value="4.421706" calcext:value-type="float">
            <text:p>4.421706</text:p>
          </table:table-cell>
          <table:table-cell office:value-type="float" office:value="1.701368" calcext:value-type="float">
            <text:p>1.701368</text:p>
          </table:table-cell>
          <table:table-cell office:value-type="float" office:value="0.6900802" calcext:value-type="float">
            <text:p>0.6900802</text:p>
          </table:table-cell>
          <table:table-cell office:value-type="float" office:value="1.325928" calcext:value-type="float">
            <text:p>1.325928</text:p>
          </table:table-cell>
          <table:table-cell office:value-type="float" office:value="73.84069" calcext:value-type="float">
            <text:p>73.84069</text:p>
          </table:table-cell>
          <table:table-cell office:value-type="float" office:value="0" calcext:value-type="float">
            <text:p>0</text:p>
          </table:table-cell>
          <table:table-cell office:value-type="float" office:value="-0.005616842" calcext:value-type="float">
            <text:p>-0.00561684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1.68206" calcext:value-type="float">
            <text:p>11.68206</text:p>
          </table:table-cell>
          <table:table-cell office:value-type="float" office:value="460.7197" calcext:value-type="float">
            <text:p>460.719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7397436" calcext:value-type="float">
            <text:p>0.7397436</text:p>
          </table:table-cell>
          <table:table-cell office:value-type="float" office:value="14.68563" calcext:value-type="float">
            <text:p>14.6856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811766" calcext:value-type="float">
            <text:p>0.00881176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282972" calcext:value-type="float">
            <text:p>0.8282972</text:p>
          </table:table-cell>
          <table:table-cell office:value-type="float" office:value="-0.02350321" calcext:value-type="float">
            <text:p>-0.02350321</text:p>
          </table:table-cell>
          <table:table-cell office:value-type="float" office:value="0.0011565" calcext:value-type="float">
            <text:p>0.0011565</text:p>
          </table:table-cell>
          <table:table-cell office:value-type="float" office:value="0.002381237" calcext:value-type="float">
            <text:p>0.002381237</text:p>
          </table:table-cell>
          <table:table-cell office:value-type="float" office:value="5.348129" calcext:value-type="float">
            <text:p>5.348129</text:p>
          </table:table-cell>
          <table:table-cell office:value-type="float" office:value="2.907347" calcext:value-type="float">
            <text:p>2.907347</text:p>
          </table:table-cell>
          <table:table-cell office:value-type="float" office:value="0.9227929" calcext:value-type="float">
            <text:p>0.9227929</text:p>
          </table:table-cell>
          <table:table-cell office:value-type="float" office:value="9.920424" calcext:value-type="float">
            <text:p>9.920424</text:p>
          </table:table-cell>
          <table:table-cell office:value-type="float" office:value="0.02910995" calcext:value-type="float">
            <text:p>0.02910995</text:p>
          </table:table-cell>
          <table:table-cell office:value-type="float" office:value="0.01471408" calcext:value-type="float">
            <text:p>0.01471408</text:p>
          </table:table-cell>
          <table:table-cell office:value-type="float" office:value="0.0165836" calcext:value-type="float">
            <text:p>0.0165836</text:p>
          </table:table-cell>
          <table:table-cell office:value-type="float" office:value="0.0142279" calcext:value-type="float">
            <text:p>0.0142279</text:p>
          </table:table-cell>
          <table:table-cell office:value-type="float" office:value="0.01302759" calcext:value-type="float">
            <text:p>0.01302759</text:p>
          </table:table-cell>
          <table:table-cell office:value-type="float" office:value="27.36384" calcext:value-type="float">
            <text:p>27.36384</text:p>
          </table:table-cell>
          <table:table-cell office:value-type="float" office:value="85.11338" calcext:value-type="float">
            <text:p>85.11338</text:p>
          </table:table-cell>
          <table:table-cell office:value-type="float" office:value="102.6131" calcext:value-type="float">
            <text:p>102.6131</text:p>
          </table:table-cell>
          <table:table-cell office:value-type="float" office:value="17.99232" calcext:value-type="float">
            <text:p>17.99232</text:p>
          </table:table-cell>
          <table:table-cell office:value-type="float" office:value="4.588367" calcext:value-type="float">
            <text:p>4.588367</text:p>
          </table:table-cell>
          <table:table-cell office:value-type="float" office:value="1.759584" calcext:value-type="float">
            <text:p>1.759584</text:p>
          </table:table-cell>
          <table:table-cell office:value-type="float" office:value="0.7024734" calcext:value-type="float">
            <text:p>0.7024734</text:p>
          </table:table-cell>
          <table:table-cell office:value-type="float" office:value="1.323616" calcext:value-type="float">
            <text:p>1.323616</text:p>
          </table:table-cell>
          <table:table-cell office:value-type="float" office:value="74.88056" calcext:value-type="float">
            <text:p>74.88056</text:p>
          </table:table-cell>
          <table:table-cell office:value-type="float" office:value="0" calcext:value-type="float">
            <text:p>0</text:p>
          </table:table-cell>
          <table:table-cell office:value-type="float" office:value="-0.005639932" calcext:value-type="float">
            <text:p>-0.00563993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11.6947" calcext:value-type="float">
            <text:p>11.6947</text:p>
          </table:table-cell>
          <table:table-cell office:value-type="float" office:value="460.7014" calcext:value-type="float">
            <text:p>460.701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5838597" calcext:value-type="float">
            <text:p>0.5838597</text:p>
          </table:table-cell>
          <table:table-cell office:value-type="float" office:value="14.84133" calcext:value-type="float">
            <text:p>14.8413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847887" calcext:value-type="float">
            <text:p>0.00884788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03356" calcext:value-type="float">
            <text:p>0.8303356</text:p>
          </table:table-cell>
          <table:table-cell office:value-type="float" office:value="-0.02425081" calcext:value-type="float">
            <text:p>-0.02425081</text:p>
          </table:table-cell>
          <table:table-cell office:value-type="float" office:value="0.001193317" calcext:value-type="float">
            <text:p>0.001193317</text:p>
          </table:table-cell>
          <table:table-cell office:value-type="float" office:value="0.002920733" calcext:value-type="float">
            <text:p>0.002920733</text:p>
          </table:table-cell>
          <table:table-cell office:value-type="float" office:value="5.393569" calcext:value-type="float">
            <text:p>5.393569</text:p>
          </table:table-cell>
          <table:table-cell office:value-type="float" office:value="2.813778" calcext:value-type="float">
            <text:p>2.813778</text:p>
          </table:table-cell>
          <table:table-cell office:value-type="float" office:value="0.705856" calcext:value-type="float">
            <text:p>0.705856</text:p>
          </table:table-cell>
          <table:table-cell office:value-type="float" office:value="7.547288" calcext:value-type="float">
            <text:p>7.547288</text:p>
          </table:table-cell>
          <table:table-cell office:value-type="float" office:value="0.02358574" calcext:value-type="float">
            <text:p>0.02358574</text:p>
          </table:table-cell>
          <table:table-cell office:value-type="float" office:value="0.01482915" calcext:value-type="float">
            <text:p>0.01482915</text:p>
          </table:table-cell>
          <table:table-cell office:value-type="float" office:value="0.01649741" calcext:value-type="float">
            <text:p>0.01649741</text:p>
          </table:table-cell>
          <table:table-cell office:value-type="float" office:value="0.01390397" calcext:value-type="float">
            <text:p>0.01390397</text:p>
          </table:table-cell>
          <table:table-cell office:value-type="float" office:value="0.01275627" calcext:value-type="float">
            <text:p>0.01275627</text:p>
          </table:table-cell>
          <table:table-cell office:value-type="float" office:value="27.49133" calcext:value-type="float">
            <text:p>27.49133</text:p>
          </table:table-cell>
          <table:table-cell office:value-type="float" office:value="88.76626" calcext:value-type="float">
            <text:p>88.76626</text:p>
          </table:table-cell>
          <table:table-cell office:value-type="float" office:value="103.4905" calcext:value-type="float">
            <text:p>103.4905</text:p>
          </table:table-cell>
          <table:table-cell office:value-type="float" office:value="18.82148" calcext:value-type="float">
            <text:p>18.82148</text:p>
          </table:table-cell>
          <table:table-cell office:value-type="float" office:value="4.773006" calcext:value-type="float">
            <text:p>4.773006</text:p>
          </table:table-cell>
          <table:table-cell office:value-type="float" office:value="1.82601" calcext:value-type="float">
            <text:p>1.82601</text:p>
          </table:table-cell>
          <table:table-cell office:value-type="float" office:value="0.7152272" calcext:value-type="float">
            <text:p>0.7152272</text:p>
          </table:table-cell>
          <table:table-cell office:value-type="float" office:value="1.321584" calcext:value-type="float">
            <text:p>1.321584</text:p>
          </table:table-cell>
          <table:table-cell office:value-type="float" office:value="75.64623" calcext:value-type="float">
            <text:p>75.64623</text:p>
          </table:table-cell>
          <table:table-cell office:value-type="float" office:value="0" calcext:value-type="float">
            <text:p>0</text:p>
          </table:table-cell>
          <table:table-cell office:value-type="float" office:value="-0.005660458" calcext:value-type="float">
            <text:p>-0.00566045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11.70662" calcext:value-type="float">
            <text:p>11.70662</text:p>
          </table:table-cell>
          <table:table-cell office:value-type="float" office:value="460.687" calcext:value-type="float">
            <text:p>460.68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4577477" calcext:value-type="float">
            <text:p>0.4577477</text:p>
          </table:table-cell>
          <table:table-cell office:value-type="float" office:value="14.97018" calcext:value-type="float">
            <text:p>14.9701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884007" calcext:value-type="float">
            <text:p>0.00888400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2361" calcext:value-type="float">
            <text:p>0.832361</text:p>
          </table:table-cell>
          <table:table-cell office:value-type="float" office:value="-0.02469784" calcext:value-type="float">
            <text:p>-0.02469784</text:p>
          </table:table-cell>
          <table:table-cell office:value-type="float" office:value="0.001213373" calcext:value-type="float">
            <text:p>0.001213373</text:p>
          </table:table-cell>
          <table:table-cell office:value-type="float" office:value="0.003355685" calcext:value-type="float">
            <text:p>0.003355685</text:p>
          </table:table-cell>
          <table:table-cell office:value-type="float" office:value="5.435591" calcext:value-type="float">
            <text:p>5.435591</text:p>
          </table:table-cell>
          <table:table-cell office:value-type="float" office:value="2.158325" calcext:value-type="float">
            <text:p>2.158325</text:p>
          </table:table-cell>
          <table:table-cell office:value-type="float" office:value="0.5430285" calcext:value-type="float">
            <text:p>0.5430285</text:p>
          </table:table-cell>
          <table:table-cell office:value-type="float" office:value="5.731822" calcext:value-type="float">
            <text:p>5.731822</text:p>
          </table:table-cell>
          <table:table-cell office:value-type="float" office:value="0.02001118" calcext:value-type="float">
            <text:p>0.02001118</text:p>
          </table:table-cell>
          <table:table-cell office:value-type="float" office:value="0.01498559" calcext:value-type="float">
            <text:p>0.01498559</text:p>
          </table:table-cell>
          <table:table-cell office:value-type="float" office:value="0.01651662" calcext:value-type="float">
            <text:p>0.01651662</text:p>
          </table:table-cell>
          <table:table-cell office:value-type="float" office:value="0.01375542" calcext:value-type="float">
            <text:p>0.01375542</text:p>
          </table:table-cell>
          <table:table-cell office:value-type="float" office:value="0.01250084" calcext:value-type="float">
            <text:p>0.01250084</text:p>
          </table:table-cell>
          <table:table-cell office:value-type="float" office:value="32.75396" calcext:value-type="float">
            <text:p>32.75396</text:p>
          </table:table-cell>
          <table:table-cell office:value-type="float" office:value="83.05563" calcext:value-type="float">
            <text:p>83.05563</text:p>
          </table:table-cell>
          <table:table-cell office:value-type="float" office:value="106.9121" calcext:value-type="float">
            <text:p>106.9121</text:p>
          </table:table-cell>
          <table:table-cell office:value-type="float" office:value="20.22595" calcext:value-type="float">
            <text:p>20.22595</text:p>
          </table:table-cell>
          <table:table-cell office:value-type="float" office:value="4.954552" calcext:value-type="float">
            <text:p>4.954552</text:p>
          </table:table-cell>
          <table:table-cell office:value-type="float" office:value="1.890782" calcext:value-type="float">
            <text:p>1.890782</text:p>
          </table:table-cell>
          <table:table-cell office:value-type="float" office:value="0.728132" calcext:value-type="float">
            <text:p>0.728132</text:p>
          </table:table-cell>
          <table:table-cell office:value-type="float" office:value="1.31975" calcext:value-type="float">
            <text:p>1.31975</text:p>
          </table:table-cell>
          <table:table-cell office:value-type="float" office:value="77.55648" calcext:value-type="float">
            <text:p>77.55648</text:p>
          </table:table-cell>
          <table:table-cell office:value-type="float" office:value="0" calcext:value-type="float">
            <text:p>0</text:p>
          </table:table-cell>
          <table:table-cell office:value-type="float" office:value="-0.005672855" calcext:value-type="float">
            <text:p>-0.0056728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11.71793" calcext:value-type="float">
            <text:p>11.71793</text:p>
          </table:table-cell>
          <table:table-cell office:value-type="float" office:value="460.6737" calcext:value-type="float">
            <text:p>460.673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3570611" calcext:value-type="float">
            <text:p>0.3570611</text:p>
          </table:table-cell>
          <table:table-cell office:value-type="float" office:value="15.06684" calcext:value-type="float">
            <text:p>15.0668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920128" calcext:value-type="float">
            <text:p>0.00892012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43718" calcext:value-type="float">
            <text:p>0.8343718</text:p>
          </table:table-cell>
          <table:table-cell office:value-type="float" office:value="-0.02608597" calcext:value-type="float">
            <text:p>-0.02608597</text:p>
          </table:table-cell>
          <table:table-cell office:value-type="float" office:value="0.001231127" calcext:value-type="float">
            <text:p>0.001231127</text:p>
          </table:table-cell>
          <table:table-cell office:value-type="float" office:value="0.003739258" calcext:value-type="float">
            <text:p>0.003739258</text:p>
          </table:table-cell>
          <table:table-cell office:value-type="float" office:value="5.471783" calcext:value-type="float">
            <text:p>5.471783</text:p>
          </table:table-cell>
          <table:table-cell office:value-type="float" office:value="1.474177" calcext:value-type="float">
            <text:p>1.474177</text:p>
          </table:table-cell>
          <table:table-cell office:value-type="float" office:value="0.3971519" calcext:value-type="float">
            <text:p>0.3971519</text:p>
          </table:table-cell>
          <table:table-cell office:value-type="float" office:value="4.308242" calcext:value-type="float">
            <text:p>4.308242</text:p>
          </table:table-cell>
          <table:table-cell office:value-type="float" office:value="0.01809852" calcext:value-type="float">
            <text:p>0.01809852</text:p>
          </table:table-cell>
          <table:table-cell office:value-type="float" office:value="0.0152606" calcext:value-type="float">
            <text:p>0.0152606</text:p>
          </table:table-cell>
          <table:table-cell office:value-type="float" office:value="0.0166965" calcext:value-type="float">
            <text:p>0.0166965</text:p>
          </table:table-cell>
          <table:table-cell office:value-type="float" office:value="0.01379069" calcext:value-type="float">
            <text:p>0.01379069</text:p>
          </table:table-cell>
          <table:table-cell office:value-type="float" office:value="0.01233746" calcext:value-type="float">
            <text:p>0.01233746</text:p>
          </table:table-cell>
          <table:table-cell office:value-type="float" office:value="33.0703" calcext:value-type="float">
            <text:p>33.0703</text:p>
          </table:table-cell>
          <table:table-cell office:value-type="float" office:value="74.39096" calcext:value-type="float">
            <text:p>74.39096</text:p>
          </table:table-cell>
          <table:table-cell office:value-type="float" office:value="101.9474" calcext:value-type="float">
            <text:p>101.9474</text:p>
          </table:table-cell>
          <table:table-cell office:value-type="float" office:value="23.9206" calcext:value-type="float">
            <text:p>23.9206</text:p>
          </table:table-cell>
          <table:table-cell office:value-type="float" office:value="5.484509" calcext:value-type="float">
            <text:p>5.484509</text:p>
          </table:table-cell>
          <table:table-cell office:value-type="float" office:value="1.965471" calcext:value-type="float">
            <text:p>1.965471</text:p>
          </table:table-cell>
          <table:table-cell office:value-type="float" office:value="0.7416019" calcext:value-type="float">
            <text:p>0.7416019</text:p>
          </table:table-cell>
          <table:table-cell office:value-type="float" office:value="1.31786" calcext:value-type="float">
            <text:p>1.31786</text:p>
          </table:table-cell>
          <table:table-cell office:value-type="float" office:value="80.97738" calcext:value-type="float">
            <text:p>80.97738</text:p>
          </table:table-cell>
          <table:table-cell office:value-type="float" office:value="0" calcext:value-type="float">
            <text:p>0</text:p>
          </table:table-cell>
          <table:table-cell office:value-type="float" office:value="-0.006007512" calcext:value-type="float">
            <text:p>-0.00600751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1.72952" calcext:value-type="float">
            <text:p>11.72952</text:p>
          </table:table-cell>
          <table:table-cell office:value-type="float" office:value="460.6547" calcext:value-type="float">
            <text:p>460.654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2901496" calcext:value-type="float">
            <text:p>0.2901496</text:p>
          </table:table-cell>
          <table:table-cell office:value-type="float" office:value="15.13639" calcext:value-type="float">
            <text:p>15.1363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956311" calcext:value-type="float">
            <text:p>0.00895631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63832" calcext:value-type="float">
            <text:p>0.8363832</text:p>
          </table:table-cell>
          <table:table-cell office:value-type="float" office:value="-0.02622869" calcext:value-type="float">
            <text:p>-0.02622869</text:p>
          </table:table-cell>
          <table:table-cell office:value-type="float" office:value="0.001271102" calcext:value-type="float">
            <text:p>0.001271102</text:p>
          </table:table-cell>
          <table:table-cell office:value-type="float" office:value="0.004165296" calcext:value-type="float">
            <text:p>0.004165296</text:p>
          </table:table-cell>
          <table:table-cell office:value-type="float" office:value="5.499744" calcext:value-type="float">
            <text:p>5.499744</text:p>
          </table:table-cell>
          <table:table-cell office:value-type="float" office:value="1.565534" calcext:value-type="float">
            <text:p>1.565534</text:p>
          </table:table-cell>
          <table:table-cell office:value-type="float" office:value="0.3039266" calcext:value-type="float">
            <text:p>0.3039266</text:p>
          </table:table-cell>
          <table:table-cell office:value-type="float" office:value="3.261734" calcext:value-type="float">
            <text:p>3.261734</text:p>
          </table:table-cell>
          <table:table-cell office:value-type="float" office:value="0.01711232" calcext:value-type="float">
            <text:p>0.01711232</text:p>
          </table:table-cell>
          <table:table-cell office:value-type="float" office:value="0.01553778" calcext:value-type="float">
            <text:p>0.01553778</text:p>
          </table:table-cell>
          <table:table-cell office:value-type="float" office:value="0.01685305" calcext:value-type="float">
            <text:p>0.01685305</text:p>
          </table:table-cell>
          <table:table-cell office:value-type="float" office:value="0.01387186" calcext:value-type="float">
            <text:p>0.01387186</text:p>
          </table:table-cell>
          <table:table-cell office:value-type="float" office:value="0.01222629" calcext:value-type="float">
            <text:p>0.01222629</text:p>
          </table:table-cell>
          <table:table-cell office:value-type="float" office:value="30.97394" calcext:value-type="float">
            <text:p>30.97394</text:p>
          </table:table-cell>
          <table:table-cell office:value-type="float" office:value="80.83315" calcext:value-type="float">
            <text:p>80.83315</text:p>
          </table:table-cell>
          <table:table-cell office:value-type="float" office:value="101.3276" calcext:value-type="float">
            <text:p>101.3276</text:p>
          </table:table-cell>
          <table:table-cell office:value-type="float" office:value="24.4838" calcext:value-type="float">
            <text:p>24.4838</text:p>
          </table:table-cell>
          <table:table-cell office:value-type="float" office:value="5.702363" calcext:value-type="float">
            <text:p>5.702363</text:p>
          </table:table-cell>
          <table:table-cell office:value-type="float" office:value="2.033367" calcext:value-type="float">
            <text:p>2.033367</text:p>
          </table:table-cell>
          <table:table-cell office:value-type="float" office:value="0.7556545" calcext:value-type="float">
            <text:p>0.7556545</text:p>
          </table:table-cell>
          <table:table-cell office:value-type="float" office:value="1.316107" calcext:value-type="float">
            <text:p>1.316107</text:p>
          </table:table-cell>
          <table:table-cell office:value-type="float" office:value="81.21664" calcext:value-type="float">
            <text:p>81.21664</text:p>
          </table:table-cell>
          <table:table-cell office:value-type="float" office:value="0" calcext:value-type="float">
            <text:p>0</text:p>
          </table:table-cell>
          <table:table-cell office:value-type="float" office:value="-0.006053375" calcext:value-type="float">
            <text:p>-0.0060533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11.74453" calcext:value-type="float">
            <text:p>11.74453</text:p>
          </table:table-cell>
          <table:table-cell office:value-type="float" office:value="460.6314" calcext:value-type="float">
            <text:p>460.631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2394807" calcext:value-type="float">
            <text:p>0.2394807</text:p>
          </table:table-cell>
          <table:table-cell office:value-type="float" office:value="15.19039" calcext:value-type="float">
            <text:p>15.1903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8992521" calcext:value-type="float">
            <text:p>0.00899252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383861" calcext:value-type="float">
            <text:p>0.8383861</text:p>
          </table:table-cell>
          <table:table-cell office:value-type="float" office:value="-0.02626359" calcext:value-type="float">
            <text:p>-0.02626359</text:p>
          </table:table-cell>
          <table:table-cell office:value-type="float" office:value="0.001311299" calcext:value-type="float">
            <text:p>0.001311299</text:p>
          </table:table-cell>
          <table:table-cell office:value-type="float" office:value="0.004719947" calcext:value-type="float">
            <text:p>0.004719947</text:p>
          </table:table-cell>
          <table:table-cell office:value-type="float" office:value="5.533865" calcext:value-type="float">
            <text:p>5.533865</text:p>
          </table:table-cell>
          <table:table-cell office:value-type="float" office:value="1.629531" calcext:value-type="float">
            <text:p>1.629531</text:p>
          </table:table-cell>
          <table:table-cell office:value-type="float" office:value="0.2338211" calcext:value-type="float">
            <text:p>0.2338211</text:p>
          </table:table-cell>
          <table:table-cell office:value-type="float" office:value="2.469983" calcext:value-type="float">
            <text:p>2.469983</text:p>
          </table:table-cell>
          <table:table-cell office:value-type="float" office:value="0.0166326" calcext:value-type="float">
            <text:p>0.0166326</text:p>
          </table:table-cell>
          <table:table-cell office:value-type="float" office:value="0.01572907" calcext:value-type="float">
            <text:p>0.01572907</text:p>
          </table:table-cell>
          <table:table-cell office:value-type="float" office:value="0.01692273" calcext:value-type="float">
            <text:p>0.01692273</text:p>
          </table:table-cell>
          <table:table-cell office:value-type="float" office:value="0.01387354" calcext:value-type="float">
            <text:p>0.01387354</text:p>
          </table:table-cell>
          <table:table-cell office:value-type="float" office:value="0.01212415" calcext:value-type="float">
            <text:p>0.01212415</text:p>
          </table:table-cell>
          <table:table-cell office:value-type="float" office:value="28.13746" calcext:value-type="float">
            <text:p>28.13746</text:p>
          </table:table-cell>
          <table:table-cell office:value-type="float" office:value="86.19073" calcext:value-type="float">
            <text:p>86.19073</text:p>
          </table:table-cell>
          <table:table-cell office:value-type="float" office:value="100.9282" calcext:value-type="float">
            <text:p>100.9282</text:p>
          </table:table-cell>
          <table:table-cell office:value-type="float" office:value="25.10822" calcext:value-type="float">
            <text:p>25.10822</text:p>
          </table:table-cell>
          <table:table-cell office:value-type="float" office:value="5.921788" calcext:value-type="float">
            <text:p>5.921788</text:p>
          </table:table-cell>
          <table:table-cell office:value-type="float" office:value="2.103354" calcext:value-type="float">
            <text:p>2.103354</text:p>
          </table:table-cell>
          <table:table-cell office:value-type="float" office:value="0.7697846" calcext:value-type="float">
            <text:p>0.7697846</text:p>
          </table:table-cell>
          <table:table-cell office:value-type="float" office:value="1.314607" calcext:value-type="float">
            <text:p>1.314607</text:p>
          </table:table-cell>
          <table:table-cell office:value-type="float" office:value="81.42852" calcext:value-type="float">
            <text:p>81.42852</text:p>
          </table:table-cell>
          <table:table-cell office:value-type="float" office:value="0" calcext:value-type="float">
            <text:p>0</text:p>
          </table:table-cell>
          <table:table-cell office:value-type="float" office:value="-0.006067406" calcext:value-type="float">
            <text:p>-0.0060674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11.76201" calcext:value-type="float">
            <text:p>11.76201</text:p>
          </table:table-cell>
          <table:table-cell office:value-type="float" office:value="460.6058" calcext:value-type="float">
            <text:p>460.605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2005847" calcext:value-type="float">
            <text:p>0.2005847</text:p>
          </table:table-cell>
          <table:table-cell office:value-type="float" office:value="15.23281" calcext:value-type="float">
            <text:p>15.23281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028731" calcext:value-type="float">
            <text:p>0.00902873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03929" calcext:value-type="float">
            <text:p>0.8403929</text:p>
          </table:table-cell>
          <table:table-cell office:value-type="float" office:value="-0.02629629" calcext:value-type="float">
            <text:p>-0.02629629</text:p>
          </table:table-cell>
          <table:table-cell office:value-type="float" office:value="0.001350159" calcext:value-type="float">
            <text:p>0.001350159</text:p>
          </table:table-cell>
          <table:table-cell office:value-type="float" office:value="0.005343571" calcext:value-type="float">
            <text:p>0.005343571</text:p>
          </table:table-cell>
          <table:table-cell office:value-type="float" office:value="5.574122" calcext:value-type="float">
            <text:p>5.574122</text:p>
          </table:table-cell>
          <table:table-cell office:value-type="float" office:value="1.626543" calcext:value-type="float">
            <text:p>1.626543</text:p>
          </table:table-cell>
          <table:table-cell office:value-type="float" office:value="0.179204" calcext:value-type="float">
            <text:p>0.179204</text:p>
          </table:table-cell>
          <table:table-cell office:value-type="float" office:value="1.86998" calcext:value-type="float">
            <text:p>1.86998</text:p>
          </table:table-cell>
          <table:table-cell office:value-type="float" office:value="0.01645613" calcext:value-type="float">
            <text:p>0.01645613</text:p>
          </table:table-cell>
          <table:table-cell office:value-type="float" office:value="0.01590393" calcext:value-type="float">
            <text:p>0.01590393</text:p>
          </table:table-cell>
          <table:table-cell office:value-type="float" office:value="0.01698662" calcext:value-type="float">
            <text:p>0.01698662</text:p>
          </table:table-cell>
          <table:table-cell office:value-type="float" office:value="0.01382837" calcext:value-type="float">
            <text:p>0.01382837</text:p>
          </table:table-cell>
          <table:table-cell office:value-type="float" office:value="0.01200875" calcext:value-type="float">
            <text:p>0.01200875</text:p>
          </table:table-cell>
          <table:table-cell office:value-type="float" office:value="27.65426" calcext:value-type="float">
            <text:p>27.65426</text:p>
          </table:table-cell>
          <table:table-cell office:value-type="float" office:value="89.50786" calcext:value-type="float">
            <text:p>89.50786</text:p>
          </table:table-cell>
          <table:table-cell office:value-type="float" office:value="100.3877" calcext:value-type="float">
            <text:p>100.3877</text:p>
          </table:table-cell>
          <table:table-cell office:value-type="float" office:value="25.73074" calcext:value-type="float">
            <text:p>25.73074</text:p>
          </table:table-cell>
          <table:table-cell office:value-type="float" office:value="6.155829" calcext:value-type="float">
            <text:p>6.155829</text:p>
          </table:table-cell>
          <table:table-cell office:value-type="float" office:value="2.180346" calcext:value-type="float">
            <text:p>2.180346</text:p>
          </table:table-cell>
          <table:table-cell office:value-type="float" office:value="0.7842476" calcext:value-type="float">
            <text:p>0.7842476</text:p>
          </table:table-cell>
          <table:table-cell office:value-type="float" office:value="1.313354" calcext:value-type="float">
            <text:p>1.313354</text:p>
          </table:table-cell>
          <table:table-cell office:value-type="float" office:value="82.15837" calcext:value-type="float">
            <text:p>82.15837</text:p>
          </table:table-cell>
          <table:table-cell office:value-type="float" office:value="0" calcext:value-type="float">
            <text:p>0</text:p>
          </table:table-cell>
          <table:table-cell office:value-type="float" office:value="-0.006081988" calcext:value-type="float">
            <text:p>-0.0060819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11.78109" calcext:value-type="float">
            <text:p>11.78109</text:p>
          </table:table-cell>
          <table:table-cell office:value-type="float" office:value="460.5796" calcext:value-type="float">
            <text:p>460.579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1704347" calcext:value-type="float">
            <text:p>0.1704347</text:p>
          </table:table-cell>
          <table:table-cell office:value-type="float" office:value="15.26398" calcext:value-type="float">
            <text:p>15.2639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065037" calcext:value-type="float">
            <text:p>0.00906503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24023" calcext:value-type="float">
            <text:p>0.8424023</text:p>
          </table:table-cell>
          <table:table-cell office:value-type="float" office:value="-0.02675712" calcext:value-type="float">
            <text:p>-0.02675712</text:p>
          </table:table-cell>
          <table:table-cell office:value-type="float" office:value="0.001381836" calcext:value-type="float">
            <text:p>0.001381836</text:p>
          </table:table-cell>
          <table:table-cell office:value-type="float" office:value="0.006004784" calcext:value-type="float">
            <text:p>0.006004784</text:p>
          </table:table-cell>
          <table:table-cell office:value-type="float" office:value="5.618876" calcext:value-type="float">
            <text:p>5.618876</text:p>
          </table:table-cell>
          <table:table-cell office:value-type="float" office:value="1.54959" calcext:value-type="float">
            <text:p>1.54959</text:p>
          </table:table-cell>
          <table:table-cell office:value-type="float" office:value="0.1390266" calcext:value-type="float">
            <text:p>0.1390266</text:p>
          </table:table-cell>
          <table:table-cell office:value-type="float" office:value="1.417127" calcext:value-type="float">
            <text:p>1.417127</text:p>
          </table:table-cell>
          <table:table-cell office:value-type="float" office:value="0.01645112" calcext:value-type="float">
            <text:p>0.01645112</text:p>
          </table:table-cell>
          <table:table-cell office:value-type="float" office:value="0.01610662" calcext:value-type="float">
            <text:p>0.01610662</text:p>
          </table:table-cell>
          <table:table-cell office:value-type="float" office:value="0.0170702" calcext:value-type="float">
            <text:p>0.0170702</text:p>
          </table:table-cell>
          <table:table-cell office:value-type="float" office:value="0.01380486" calcext:value-type="float">
            <text:p>0.01380486</text:p>
          </table:table-cell>
          <table:table-cell office:value-type="float" office:value="0.01189744" calcext:value-type="float">
            <text:p>0.01189744</text:p>
          </table:table-cell>
          <table:table-cell office:value-type="float" office:value="30.97693" calcext:value-type="float">
            <text:p>30.97693</text:p>
          </table:table-cell>
          <table:table-cell office:value-type="float" office:value="91.76317" calcext:value-type="float">
            <text:p>91.76317</text:p>
          </table:table-cell>
          <table:table-cell office:value-type="float" office:value="99.1879" calcext:value-type="float">
            <text:p>99.1879</text:p>
          </table:table-cell>
          <table:table-cell office:value-type="float" office:value="26.298" calcext:value-type="float">
            <text:p>26.298</text:p>
          </table:table-cell>
          <table:table-cell office:value-type="float" office:value="6.394527" calcext:value-type="float">
            <text:p>6.394527</text:p>
          </table:table-cell>
          <table:table-cell office:value-type="float" office:value="2.260868" calcext:value-type="float">
            <text:p>2.260868</text:p>
          </table:table-cell>
          <table:table-cell office:value-type="float" office:value="0.7992358" calcext:value-type="float">
            <text:p>0.7992358</text:p>
          </table:table-cell>
          <table:table-cell office:value-type="float" office:value="1.312265" calcext:value-type="float">
            <text:p>1.312265</text:p>
          </table:table-cell>
          <table:table-cell office:value-type="float" office:value="83.11079" calcext:value-type="float">
            <text:p>83.11079</text:p>
          </table:table-cell>
          <table:table-cell office:value-type="float" office:value="0" calcext:value-type="float">
            <text:p>0</text:p>
          </table:table-cell>
          <table:table-cell office:value-type="float" office:value="-0.006191052" calcext:value-type="float">
            <text:p>-0.00619105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1.80216" calcext:value-type="float">
            <text:p>11.80216</text:p>
          </table:table-cell>
          <table:table-cell office:value-type="float" office:value="460.5512" calcext:value-type="float">
            <text:p>460.551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1476417" calcext:value-type="float">
            <text:p>0.1476417</text:p>
          </table:table-cell>
          <table:table-cell office:value-type="float" office:value="15.28821" calcext:value-type="float">
            <text:p>15.28821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101425" calcext:value-type="float">
            <text:p>0.009101425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44073" calcext:value-type="float">
            <text:p>0.8444073</text:p>
          </table:table-cell>
          <table:table-cell office:value-type="float" office:value="-0.02677898" calcext:value-type="float">
            <text:p>-0.02677898</text:p>
          </table:table-cell>
          <table:table-cell office:value-type="float" office:value="0.001422402" calcext:value-type="float">
            <text:p>0.001422402</text:p>
          </table:table-cell>
          <table:table-cell office:value-type="float" office:value="0.006751" calcext:value-type="float">
            <text:p>0.006751</text:p>
          </table:table-cell>
          <table:table-cell office:value-type="float" office:value="5.669027" calcext:value-type="float">
            <text:p>5.669027</text:p>
          </table:table-cell>
          <table:table-cell office:value-type="float" office:value="1.502961" calcext:value-type="float">
            <text:p>1.502961</text:p>
          </table:table-cell>
          <table:table-cell office:value-type="float" office:value="0.1082975" calcext:value-type="float">
            <text:p>0.1082975</text:p>
          </table:table-cell>
          <table:table-cell office:value-type="float" office:value="1.074417" calcext:value-type="float">
            <text:p>1.074417</text:p>
          </table:table-cell>
          <table:table-cell office:value-type="float" office:value="0.0165415" calcext:value-type="float">
            <text:p>0.0165415</text:p>
          </table:table-cell>
          <table:table-cell office:value-type="float" office:value="0.01633326" calcext:value-type="float">
            <text:p>0.01633326</text:p>
          </table:table-cell>
          <table:table-cell office:value-type="float" office:value="0.01715031" calcext:value-type="float">
            <text:p>0.01715031</text:p>
          </table:table-cell>
          <table:table-cell office:value-type="float" office:value="0.01377372" calcext:value-type="float">
            <text:p>0.01377372</text:p>
          </table:table-cell>
          <table:table-cell office:value-type="float" office:value="0.0117928" calcext:value-type="float">
            <text:p>0.0117928</text:p>
          </table:table-cell>
          <table:table-cell office:value-type="float" office:value="28.56727" calcext:value-type="float">
            <text:p>28.56727</text:p>
          </table:table-cell>
          <table:table-cell office:value-type="float" office:value="95.41906" calcext:value-type="float">
            <text:p>95.41906</text:p>
          </table:table-cell>
          <table:table-cell office:value-type="float" office:value="98.47926" calcext:value-type="float">
            <text:p>98.47926</text:p>
          </table:table-cell>
          <table:table-cell office:value-type="float" office:value="26.87313" calcext:value-type="float">
            <text:p>26.87313</text:p>
          </table:table-cell>
          <table:table-cell office:value-type="float" office:value="6.645211" calcext:value-type="float">
            <text:p>6.645211</text:p>
          </table:table-cell>
          <table:table-cell office:value-type="float" office:value="2.346922" calcext:value-type="float">
            <text:p>2.346922</text:p>
          </table:table-cell>
          <table:table-cell office:value-type="float" office:value="0.8151253" calcext:value-type="float">
            <text:p>0.8151253</text:p>
          </table:table-cell>
          <table:table-cell office:value-type="float" office:value="1.311209" calcext:value-type="float">
            <text:p>1.311209</text:p>
          </table:table-cell>
          <table:table-cell office:value-type="float" office:value="83.46558" calcext:value-type="float">
            <text:p>83.46558</text:p>
          </table:table-cell>
          <table:table-cell office:value-type="float" office:value="0" calcext:value-type="float">
            <text:p>0</text:p>
          </table:table-cell>
          <table:table-cell office:value-type="float" office:value="-0.006213593" calcext:value-type="float">
            <text:p>-0.00621359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1.82432" calcext:value-type="float">
            <text:p>11.82432</text:p>
          </table:table-cell>
          <table:table-cell office:value-type="float" office:value="460.5234" calcext:value-type="float">
            <text:p>460.523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1300047" calcext:value-type="float">
            <text:p>0.1300047</text:p>
          </table:table-cell>
          <table:table-cell office:value-type="float" office:value="15.30622" calcext:value-type="float">
            <text:p>15.3062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137814" calcext:value-type="float">
            <text:p>0.00913781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64117" calcext:value-type="float">
            <text:p>0.8464117</text:p>
          </table:table-cell>
          <table:table-cell office:value-type="float" office:value="-0.02681632" calcext:value-type="float">
            <text:p>-0.02681632</text:p>
          </table:table-cell>
          <table:table-cell office:value-type="float" office:value="0.001463061" calcext:value-type="float">
            <text:p>0.001463061</text:p>
          </table:table-cell>
          <table:table-cell office:value-type="float" office:value="0.007503815" calcext:value-type="float">
            <text:p>0.007503815</text:p>
          </table:table-cell>
          <table:table-cell office:value-type="float" office:value="5.723361" calcext:value-type="float">
            <text:p>5.723361</text:p>
          </table:table-cell>
          <table:table-cell office:value-type="float" office:value="1.434919" calcext:value-type="float">
            <text:p>1.434919</text:p>
          </table:table-cell>
          <table:table-cell office:value-type="float" office:value="0.08255985" calcext:value-type="float">
            <text:p>0.08255985</text:p>
          </table:table-cell>
          <table:table-cell office:value-type="float" office:value="0.813344" calcext:value-type="float">
            <text:p>0.813344</text:p>
          </table:table-cell>
          <table:table-cell office:value-type="float" office:value="0.01669997" calcext:value-type="float">
            <text:p>0.01669997</text:p>
          </table:table-cell>
          <table:table-cell office:value-type="float" office:value="0.01656573" calcext:value-type="float">
            <text:p>0.01656573</text:p>
          </table:table-cell>
          <table:table-cell office:value-type="float" office:value="0.01728956" calcext:value-type="float">
            <text:p>0.01728956</text:p>
          </table:table-cell>
          <table:table-cell office:value-type="float" office:value="0.01376635" calcext:value-type="float">
            <text:p>0.01376635</text:p>
          </table:table-cell>
          <table:table-cell office:value-type="float" office:value="0.01168919" calcext:value-type="float">
            <text:p>0.01168919</text:p>
          </table:table-cell>
          <table:table-cell office:value-type="float" office:value="29.76623" calcext:value-type="float">
            <text:p>29.76623</text:p>
          </table:table-cell>
          <table:table-cell office:value-type="float" office:value="96.28823" calcext:value-type="float">
            <text:p>96.28823</text:p>
          </table:table-cell>
          <table:table-cell office:value-type="float" office:value="97.70394" calcext:value-type="float">
            <text:p>97.70394</text:p>
          </table:table-cell>
          <table:table-cell office:value-type="float" office:value="27.43374" calcext:value-type="float">
            <text:p>27.43374</text:p>
          </table:table-cell>
          <table:table-cell office:value-type="float" office:value="6.903768" calcext:value-type="float">
            <text:p>6.903768</text:p>
          </table:table-cell>
          <table:table-cell office:value-type="float" office:value="2.438043" calcext:value-type="float">
            <text:p>2.438043</text:p>
          </table:table-cell>
          <table:table-cell office:value-type="float" office:value="0.8320715" calcext:value-type="float">
            <text:p>0.8320715</text:p>
          </table:table-cell>
          <table:table-cell office:value-type="float" office:value="1.310226" calcext:value-type="float">
            <text:p>1.310226</text:p>
          </table:table-cell>
          <table:table-cell office:value-type="float" office:value="84.28291" calcext:value-type="float">
            <text:p>84.28291</text:p>
          </table:table-cell>
          <table:table-cell office:value-type="float" office:value="0" calcext:value-type="float">
            <text:p>0</text:p>
          </table:table-cell>
          <table:table-cell office:value-type="float" office:value="-0.006233782" calcext:value-type="float">
            <text:p>-0.00623378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11.84063" calcext:value-type="float">
            <text:p>11.84063</text:p>
          </table:table-cell>
          <table:table-cell office:value-type="float" office:value="460.5031" calcext:value-type="float">
            <text:p>460.503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1130819" calcext:value-type="float">
            <text:p>0.1130819</text:p>
          </table:table-cell>
          <table:table-cell office:value-type="float" office:value="15.32397" calcext:value-type="float">
            <text:p>15.3239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174203" calcext:value-type="float">
            <text:p>0.009174203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484161" calcext:value-type="float">
            <text:p>0.8484161</text:p>
          </table:table-cell>
          <table:table-cell office:value-type="float" office:value="-0.02703583" calcext:value-type="float">
            <text:p>-0.02703583</text:p>
          </table:table-cell>
          <table:table-cell office:value-type="float" office:value="0.001487123" calcext:value-type="float">
            <text:p>0.001487123</text:p>
          </table:table-cell>
          <table:table-cell office:value-type="float" office:value="0.008009902" calcext:value-type="float">
            <text:p>0.008009902</text:p>
          </table:table-cell>
          <table:table-cell office:value-type="float" office:value="5.76311" calcext:value-type="float">
            <text:p>5.76311</text:p>
          </table:table-cell>
          <table:table-cell office:value-type="float" office:value="1.069561" calcext:value-type="float">
            <text:p>1.069561</text:p>
          </table:table-cell>
          <table:table-cell office:value-type="float" office:value="0.06185976" calcext:value-type="float">
            <text:p>0.06185976</text:p>
          </table:table-cell>
          <table:table-cell office:value-type="float" office:value="0.6146621" calcext:value-type="float">
            <text:p>0.6146621</text:p>
          </table:table-cell>
          <table:table-cell office:value-type="float" office:value="0.01703299" calcext:value-type="float">
            <text:p>0.01703299</text:p>
          </table:table-cell>
          <table:table-cell office:value-type="float" office:value="0.01680161" calcext:value-type="float">
            <text:p>0.01680161</text:p>
          </table:table-cell>
          <table:table-cell office:value-type="float" office:value="0.0174436" calcext:value-type="float">
            <text:p>0.0174436</text:p>
          </table:table-cell>
          <table:table-cell office:value-type="float" office:value="0.01394106" calcext:value-type="float">
            <text:p>0.01394106</text:p>
          </table:table-cell>
          <table:table-cell office:value-type="float" office:value="0.01163149" calcext:value-type="float">
            <text:p>0.01163149</text:p>
          </table:table-cell>
          <table:table-cell office:value-type="float" office:value="56.71062" calcext:value-type="float">
            <text:p>56.71062</text:p>
          </table:table-cell>
          <table:table-cell office:value-type="float" office:value="88.82268" calcext:value-type="float">
            <text:p>88.82268</text:p>
          </table:table-cell>
          <table:table-cell office:value-type="float" office:value="94.14447" calcext:value-type="float">
            <text:p>94.14447</text:p>
          </table:table-cell>
          <table:table-cell office:value-type="float" office:value="27.78769" calcext:value-type="float">
            <text:p>27.78769</text:p>
          </table:table-cell>
          <table:table-cell office:value-type="float" office:value="7.12702" calcext:value-type="float">
            <text:p>7.12702</text:p>
          </table:table-cell>
          <table:table-cell office:value-type="float" office:value="2.517178" calcext:value-type="float">
            <text:p>2.517178</text:p>
          </table:table-cell>
          <table:table-cell office:value-type="float" office:value="0.8491293" calcext:value-type="float">
            <text:p>0.8491293</text:p>
          </table:table-cell>
          <table:table-cell office:value-type="float" office:value="1.309252" calcext:value-type="float">
            <text:p>1.309252</text:p>
          </table:table-cell>
          <table:table-cell office:value-type="float" office:value="86.30058" calcext:value-type="float">
            <text:p>86.30058</text:p>
          </table:table-cell>
          <table:table-cell office:value-type="float" office:value="0" calcext:value-type="float">
            <text:p>0</text:p>
          </table:table-cell>
          <table:table-cell office:value-type="float" office:value="-0.006275362" calcext:value-type="float">
            <text:p>-0.0062753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11.85564" calcext:value-type="float">
            <text:p>11.85564</text:p>
          </table:table-cell>
          <table:table-cell office:value-type="float" office:value="460.4859" calcext:value-type="float">
            <text:p>460.485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1008194" calcext:value-type="float">
            <text:p>0.1008194</text:p>
          </table:table-cell>
          <table:table-cell office:value-type="float" office:value="15.33231" calcext:value-type="float">
            <text:p>15.33231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210591" calcext:value-type="float">
            <text:p>0.00921059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04071" calcext:value-type="float">
            <text:p>0.8504071</text:p>
          </table:table-cell>
          <table:table-cell office:value-type="float" office:value="-0.02777995" calcext:value-type="float">
            <text:p>-0.02777995</text:p>
          </table:table-cell>
          <table:table-cell office:value-type="float" office:value="0.001510532" calcext:value-type="float">
            <text:p>0.001510532</text:p>
          </table:table-cell>
          <table:table-cell office:value-type="float" office:value="0.008465798" calcext:value-type="float">
            <text:p>0.008465798</text:p>
          </table:table-cell>
          <table:table-cell office:value-type="float" office:value="5.79746" calcext:value-type="float">
            <text:p>5.79746</text:p>
          </table:table-cell>
          <table:table-cell office:value-type="float" office:value="0.7923737" calcext:value-type="float">
            <text:p>0.7923737</text:p>
          </table:table-cell>
          <table:table-cell office:value-type="float" office:value="0.0479099" calcext:value-type="float">
            <text:p>0.0479099</text:p>
          </table:table-cell>
          <table:table-cell office:value-type="float" office:value="0.4703673" calcext:value-type="float">
            <text:p>0.4703673</text:p>
          </table:table-cell>
          <table:table-cell office:value-type="float" office:value="0.0171242" calcext:value-type="float">
            <text:p>0.0171242</text:p>
          </table:table-cell>
          <table:table-cell office:value-type="float" office:value="0.01706183" calcext:value-type="float">
            <text:p>0.01706183</text:p>
          </table:table-cell>
          <table:table-cell office:value-type="float" office:value="0.01766582" calcext:value-type="float">
            <text:p>0.01766582</text:p>
          </table:table-cell>
          <table:table-cell office:value-type="float" office:value="0.01423688" calcext:value-type="float">
            <text:p>0.01423688</text:p>
          </table:table-cell>
          <table:table-cell office:value-type="float" office:value="0.01165797" calcext:value-type="float">
            <text:p>0.01165797</text:p>
          </table:table-cell>
          <table:table-cell office:value-type="float" office:value="50.73984" calcext:value-type="float">
            <text:p>50.73984</text:p>
          </table:table-cell>
          <table:table-cell office:value-type="float" office:value="89.90211" calcext:value-type="float">
            <text:p>89.90211</text:p>
          </table:table-cell>
          <table:table-cell office:value-type="float" office:value="90.17099" calcext:value-type="float">
            <text:p>90.17099</text:p>
          </table:table-cell>
          <table:table-cell office:value-type="float" office:value="27.80964" calcext:value-type="float">
            <text:p>27.80964</text:p>
          </table:table-cell>
          <table:table-cell office:value-type="float" office:value="7.295011" calcext:value-type="float">
            <text:p>7.295011</text:p>
          </table:table-cell>
          <table:table-cell office:value-type="float" office:value="2.576273" calcext:value-type="float">
            <text:p>2.576273</text:p>
          </table:table-cell>
          <table:table-cell office:value-type="float" office:value="0.8657467" calcext:value-type="float">
            <text:p>0.8657467</text:p>
          </table:table-cell>
          <table:table-cell office:value-type="float" office:value="1.308001" calcext:value-type="float">
            <text:p>1.308001</text:p>
          </table:table-cell>
          <table:table-cell office:value-type="float" office:value="88.15537" calcext:value-type="float">
            <text:p>88.15537</text:p>
          </table:table-cell>
          <table:table-cell office:value-type="float" office:value="0" calcext:value-type="float">
            <text:p>0</text:p>
          </table:table-cell>
          <table:table-cell office:value-type="float" office:value="-0.006438017" calcext:value-type="float">
            <text:p>-0.0064380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11.87558" calcext:value-type="float">
            <text:p>11.87558</text:p>
          </table:table-cell>
          <table:table-cell office:value-type="float" office:value="460.4655" calcext:value-type="float">
            <text:p>460.465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9434681" calcext:value-type="float">
            <text:p>0.09434681</text:p>
          </table:table-cell>
          <table:table-cell office:value-type="float" office:value="15.33358" calcext:value-type="float">
            <text:p>15.33358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24698" calcext:value-type="float">
            <text:p>0.0092469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23986" calcext:value-type="float">
            <text:p>0.8523986</text:p>
          </table:table-cell>
          <table:table-cell office:value-type="float" office:value="-0.02779437" calcext:value-type="float">
            <text:p>-0.02779437</text:p>
          </table:table-cell>
          <table:table-cell office:value-type="float" office:value="0.001551916" calcext:value-type="float">
            <text:p>0.001551916</text:p>
          </table:table-cell>
          <table:table-cell office:value-type="float" office:value="0.009083819" calcext:value-type="float">
            <text:p>0.009083819</text:p>
          </table:table-cell>
          <table:table-cell office:value-type="float" office:value="5.840914" calcext:value-type="float">
            <text:p>5.840914</text:p>
          </table:table-cell>
          <table:table-cell office:value-type="float" office:value="0.8402417" calcext:value-type="float">
            <text:p>0.8402417</text:p>
          </table:table-cell>
          <table:table-cell office:value-type="float" office:value="0.03864441" calcext:value-type="float">
            <text:p>0.03864441</text:p>
          </table:table-cell>
          <table:table-cell office:value-type="float" office:value="0.3604515" calcext:value-type="float">
            <text:p>0.3604515</text:p>
          </table:table-cell>
          <table:table-cell office:value-type="float" office:value="0.01707974" calcext:value-type="float">
            <text:p>0.01707974</text:p>
          </table:table-cell>
          <table:table-cell office:value-type="float" office:value="0.01720994" calcext:value-type="float">
            <text:p>0.01720994</text:p>
          </table:table-cell>
          <table:table-cell office:value-type="float" office:value="0.01771662" calcext:value-type="float">
            <text:p>0.01771662</text:p>
          </table:table-cell>
          <table:table-cell office:value-type="float" office:value="0.01443017" calcext:value-type="float">
            <text:p>0.01443017</text:p>
          </table:table-cell>
          <table:table-cell office:value-type="float" office:value="0.01169898" calcext:value-type="float">
            <text:p>0.01169898</text:p>
          </table:table-cell>
          <table:table-cell office:value-type="float" office:value="44.22114" calcext:value-type="float">
            <text:p>44.22114</text:p>
          </table:table-cell>
          <table:table-cell office:value-type="float" office:value="98.95689" calcext:value-type="float">
            <text:p>98.95689</text:p>
          </table:table-cell>
          <table:table-cell office:value-type="float" office:value="89.36386" calcext:value-type="float">
            <text:p>89.36386</text:p>
          </table:table-cell>
          <table:table-cell office:value-type="float" office:value="27.98518" calcext:value-type="float">
            <text:p>27.98518</text:p>
          </table:table-cell>
          <table:table-cell office:value-type="float" office:value="7.470654" calcext:value-type="float">
            <text:p>7.470654</text:p>
          </table:table-cell>
          <table:table-cell office:value-type="float" office:value="2.635457" calcext:value-type="float">
            <text:p>2.635457</text:p>
          </table:table-cell>
          <table:table-cell office:value-type="float" office:value="0.8828056" calcext:value-type="float">
            <text:p>0.8828056</text:p>
          </table:table-cell>
          <table:table-cell office:value-type="float" office:value="1.306634" calcext:value-type="float">
            <text:p>1.306634</text:p>
          </table:table-cell>
          <table:table-cell office:value-type="float" office:value="88.24584" calcext:value-type="float">
            <text:p>88.24584</text:p>
          </table:table-cell>
          <table:table-cell office:value-type="float" office:value="0" calcext:value-type="float">
            <text:p>0</text:p>
          </table:table-cell>
          <table:table-cell office:value-type="float" office:value="-0.006455395" calcext:value-type="float">
            <text:p>-0.00645539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11.89917" calcext:value-type="float">
            <text:p>11.89917</text:p>
          </table:table-cell>
          <table:table-cell office:value-type="float" office:value="460.4436" calcext:value-type="float">
            <text:p>460.443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921687" calcext:value-type="float">
            <text:p>0.08921687</text:p>
          </table:table-cell>
          <table:table-cell office:value-type="float" office:value="15.33134" calcext:value-type="float">
            <text:p>15.3313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283368" calcext:value-type="float">
            <text:p>0.00928336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43909" calcext:value-type="float">
            <text:p>0.8543909</text:p>
          </table:table-cell>
          <table:table-cell office:value-type="float" office:value="-0.02780456" calcext:value-type="float">
            <text:p>-0.02780456</text:p>
          </table:table-cell>
          <table:table-cell office:value-type="float" office:value="0.001594379" calcext:value-type="float">
            <text:p>0.001594379</text:p>
          </table:table-cell>
          <table:table-cell office:value-type="float" office:value="0.009817258" calcext:value-type="float">
            <text:p>0.009817258</text:p>
          </table:table-cell>
          <table:table-cell office:value-type="float" office:value="5.893384" calcext:value-type="float">
            <text:p>5.893384</text:p>
          </table:table-cell>
          <table:table-cell office:value-type="float" office:value="0.8631558" calcext:value-type="float">
            <text:p>0.8631558</text:p>
          </table:table-cell>
          <table:table-cell office:value-type="float" office:value="0.0319297" calcext:value-type="float">
            <text:p>0.0319297</text:p>
          </table:table-cell>
          <table:table-cell office:value-type="float" office:value="0.276089" calcext:value-type="float">
            <text:p>0.276089</text:p>
          </table:table-cell>
          <table:table-cell office:value-type="float" office:value="0.0170286" calcext:value-type="float">
            <text:p>0.0170286</text:p>
          </table:table-cell>
          <table:table-cell office:value-type="float" office:value="0.01728501" calcext:value-type="float">
            <text:p>0.01728501</text:p>
          </table:table-cell>
          <table:table-cell office:value-type="float" office:value="0.0177375" calcext:value-type="float">
            <text:p>0.0177375</text:p>
          </table:table-cell>
          <table:table-cell office:value-type="float" office:value="0.01452401" calcext:value-type="float">
            <text:p>0.01452401</text:p>
          </table:table-cell>
          <table:table-cell office:value-type="float" office:value="0.01172417" calcext:value-type="float">
            <text:p>0.01172417</text:p>
          </table:table-cell>
          <table:table-cell office:value-type="float" office:value="38.52492" calcext:value-type="float">
            <text:p>38.52492</text:p>
          </table:table-cell>
          <table:table-cell office:value-type="float" office:value="105.1996" calcext:value-type="float">
            <text:p>105.1996</text:p>
          </table:table-cell>
          <table:table-cell office:value-type="float" office:value="88.84486" calcext:value-type="float">
            <text:p>88.84486</text:p>
          </table:table-cell>
          <table:table-cell office:value-type="float" office:value="28.28315" calcext:value-type="float">
            <text:p>28.28315</text:p>
          </table:table-cell>
          <table:table-cell office:value-type="float" office:value="7.674798" calcext:value-type="float">
            <text:p>7.674798</text:p>
          </table:table-cell>
          <table:table-cell office:value-type="float" office:value="2.704345" calcext:value-type="float">
            <text:p>2.704345</text:p>
          </table:table-cell>
          <table:table-cell office:value-type="float" office:value="0.9007831" calcext:value-type="float">
            <text:p>0.9007831</text:p>
          </table:table-cell>
          <table:table-cell office:value-type="float" office:value="1.305405" calcext:value-type="float">
            <text:p>1.305405</text:p>
          </table:table-cell>
          <table:table-cell office:value-type="float" office:value="88.36791" calcext:value-type="float">
            <text:p>88.36791</text:p>
          </table:table-cell>
          <table:table-cell office:value-type="float" office:value="0" calcext:value-type="float">
            <text:p>0</text:p>
          </table:table-cell>
          <table:table-cell office:value-type="float" office:value="-0.006481595" calcext:value-type="float">
            <text:p>-0.0064815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1.92503" calcext:value-type="float">
            <text:p>11.92503</text:p>
          </table:table-cell>
          <table:table-cell office:value-type="float" office:value="460.4212" calcext:value-type="float">
            <text:p>460.421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480828" calcext:value-type="float">
            <text:p>0.08480828</text:p>
          </table:table-cell>
          <table:table-cell office:value-type="float" office:value="15.32643" calcext:value-type="float">
            <text:p>15.3264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319757" calcext:value-type="float">
            <text:p>0.009319757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63661" calcext:value-type="float">
            <text:p>0.8563661</text:p>
          </table:table-cell>
          <table:table-cell office:value-type="float" office:value="-0.02781166" calcext:value-type="float">
            <text:p>-0.02781166</text:p>
          </table:table-cell>
          <table:table-cell office:value-type="float" office:value="0.001637209" calcext:value-type="float">
            <text:p>0.001637209</text:p>
          </table:table-cell>
          <table:table-cell office:value-type="float" office:value="0.01059775" calcext:value-type="float">
            <text:p>0.01059775</text:p>
          </table:table-cell>
          <table:table-cell office:value-type="float" office:value="5.951592" calcext:value-type="float">
            <text:p>5.951592</text:p>
          </table:table-cell>
          <table:table-cell office:value-type="float" office:value="0.843541" calcext:value-type="float">
            <text:p>0.843541</text:p>
          </table:table-cell>
          <table:table-cell office:value-type="float" office:value="0.02627003" calcext:value-type="float">
            <text:p>0.02627003</text:p>
          </table:table-cell>
          <table:table-cell office:value-type="float" office:value="0.2109852" calcext:value-type="float">
            <text:p>0.2109852</text:p>
          </table:table-cell>
          <table:table-cell office:value-type="float" office:value="0.01706816" calcext:value-type="float">
            <text:p>0.01706816</text:p>
          </table:table-cell>
          <table:table-cell office:value-type="float" office:value="0.01741393" calcext:value-type="float">
            <text:p>0.01741393</text:p>
          </table:table-cell>
          <table:table-cell office:value-type="float" office:value="0.01776403" calcext:value-type="float">
            <text:p>0.01776403</text:p>
          </table:table-cell>
          <table:table-cell office:value-type="float" office:value="0.01456799" calcext:value-type="float">
            <text:p>0.01456799</text:p>
          </table:table-cell>
          <table:table-cell office:value-type="float" office:value="0.01172968" calcext:value-type="float">
            <text:p>0.01172968</text:p>
          </table:table-cell>
          <table:table-cell office:value-type="float" office:value="36.962" calcext:value-type="float">
            <text:p>36.962</text:p>
          </table:table-cell>
          <table:table-cell office:value-type="float" office:value="108.1203" calcext:value-type="float">
            <text:p>108.1203</text:p>
          </table:table-cell>
          <table:table-cell office:value-type="float" office:value="88.34241" calcext:value-type="float">
            <text:p>88.34241</text:p>
          </table:table-cell>
          <table:table-cell office:value-type="float" office:value="28.60916" calcext:value-type="float">
            <text:p>28.60916</text:p>
          </table:table-cell>
          <table:table-cell office:value-type="float" office:value="7.89568" calcext:value-type="float">
            <text:p>7.89568</text:p>
          </table:table-cell>
          <table:table-cell office:value-type="float" office:value="2.782819" calcext:value-type="float">
            <text:p>2.782819</text:p>
          </table:table-cell>
          <table:table-cell office:value-type="float" office:value="0.9201214" calcext:value-type="float">
            <text:p>0.9201214</text:p>
          </table:table-cell>
          <table:table-cell office:value-type="float" office:value="1.304207" calcext:value-type="float">
            <text:p>1.304207</text:p>
          </table:table-cell>
          <table:table-cell office:value-type="float" office:value="88.55348" calcext:value-type="float">
            <text:p>88.55348</text:p>
          </table:table-cell>
          <table:table-cell office:value-type="float" office:value="0" calcext:value-type="float">
            <text:p>0</text:p>
          </table:table-cell>
          <table:table-cell office:value-type="float" office:value="-0.006504477" calcext:value-type="float">
            <text:p>-0.00650447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1.94855" calcext:value-type="float">
            <text:p>11.94855</text:p>
          </table:table-cell>
          <table:table-cell office:value-type="float" office:value="460.4009" calcext:value-type="float">
            <text:p>460.400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106518" calcext:value-type="float">
            <text:p>0.08106518</text:p>
          </table:table-cell>
          <table:table-cell office:value-type="float" office:value="15.32107" calcext:value-type="float">
            <text:p>15.3210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356146" calcext:value-type="float">
            <text:p>0.00935614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583366" calcext:value-type="float">
            <text:p>0.8583366</text:p>
          </table:table-cell>
          <table:table-cell office:value-type="float" office:value="-0.02781679" calcext:value-type="float">
            <text:p>-0.02781679</text:p>
          </table:table-cell>
          <table:table-cell office:value-type="float" office:value="0.00167848" calcext:value-type="float">
            <text:p>0.00167848</text:p>
          </table:table-cell>
          <table:table-cell office:value-type="float" office:value="0.01128294" calcext:value-type="float">
            <text:p>0.01128294</text:p>
          </table:table-cell>
          <table:table-cell office:value-type="float" office:value="6.003751" calcext:value-type="float">
            <text:p>6.003751</text:p>
          </table:table-cell>
          <table:table-cell office:value-type="float" office:value="0.7998659" calcext:value-type="float">
            <text:p>0.7998659</text:p>
          </table:table-cell>
          <table:table-cell office:value-type="float" office:value="0.0212232" calcext:value-type="float">
            <text:p>0.0212232</text:p>
          </table:table-cell>
          <table:table-cell office:value-type="float" office:value="0.1606801" calcext:value-type="float">
            <text:p>0.1606801</text:p>
          </table:table-cell>
          <table:table-cell office:value-type="float" office:value="0.01721835" calcext:value-type="float">
            <text:p>0.01721835</text:p>
          </table:table-cell>
          <table:table-cell office:value-type="float" office:value="0.01761368" calcext:value-type="float">
            <text:p>0.01761368</text:p>
          </table:table-cell>
          <table:table-cell office:value-type="float" office:value="0.01782027" calcext:value-type="float">
            <text:p>0.01782027</text:p>
          </table:table-cell>
          <table:table-cell office:value-type="float" office:value="0.01467133" calcext:value-type="float">
            <text:p>0.01467133</text:p>
          </table:table-cell>
          <table:table-cell office:value-type="float" office:value="0.01173915" calcext:value-type="float">
            <text:p>0.01173915</text:p>
          </table:table-cell>
          <table:table-cell office:value-type="float" office:value="36.91125" calcext:value-type="float">
            <text:p>36.91125</text:p>
          </table:table-cell>
          <table:table-cell office:value-type="float" office:value="109.5121" calcext:value-type="float">
            <text:p>109.5121</text:p>
          </table:table-cell>
          <table:table-cell office:value-type="float" office:value="87.86562" calcext:value-type="float">
            <text:p>87.86562</text:p>
          </table:table-cell>
          <table:table-cell office:value-type="float" office:value="28.92591" calcext:value-type="float">
            <text:p>28.92591</text:p>
          </table:table-cell>
          <table:table-cell office:value-type="float" office:value="8.112284" calcext:value-type="float">
            <text:p>8.112284</text:p>
          </table:table-cell>
          <table:table-cell office:value-type="float" office:value="2.861275" calcext:value-type="float">
            <text:p>2.861275</text:p>
          </table:table-cell>
          <table:table-cell office:value-type="float" office:value="0.9402891" calcext:value-type="float">
            <text:p>0.9402891</text:p>
          </table:table-cell>
          <table:table-cell office:value-type="float" office:value="1.303016" calcext:value-type="float">
            <text:p>1.303016</text:p>
          </table:table-cell>
          <table:table-cell office:value-type="float" office:value="88.74289" calcext:value-type="float">
            <text:p>88.74289</text:p>
          </table:table-cell>
          <table:table-cell office:value-type="float" office:value="0" calcext:value-type="float">
            <text:p>0</text:p>
          </table:table-cell>
          <table:table-cell office:value-type="float" office:value="-0.006522296" calcext:value-type="float">
            <text:p>-0.0065222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11.9707" calcext:value-type="float">
            <text:p>11.9707</text:p>
          </table:table-cell>
          <table:table-cell office:value-type="float" office:value="460.3831" calcext:value-type="float">
            <text:p>460.383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730956" calcext:value-type="float">
            <text:p>0.07730956</text:p>
          </table:table-cell>
          <table:table-cell office:value-type="float" office:value="15.32634" calcext:value-type="float">
            <text:p>15.3263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397293" calcext:value-type="float">
            <text:p>0.009397293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0.8608202" calcext:value-type="float">
            <text:p>0.8608202</text:p>
          </table:table-cell>
          <table:table-cell office:value-type="float" office:value="-0.02782598" calcext:value-type="float">
            <text:p>-0.02782598</text:p>
          </table:table-cell>
          <table:table-cell office:value-type="float" office:value="0.00170896" calcext:value-type="float">
            <text:p>0.00170896</text:p>
          </table:table-cell>
          <table:table-cell office:value-type="float" office:value="0.01190684" calcext:value-type="float">
            <text:p>0.01190684</text:p>
          </table:table-cell>
          <table:table-cell office:value-type="float" office:value="6.051775" calcext:value-type="float">
            <text:p>6.051775</text:p>
          </table:table-cell>
          <table:table-cell office:value-type="float" office:value="0.610862" calcext:value-type="float">
            <text:p>0.610862</text:p>
          </table:table-cell>
          <table:table-cell office:value-type="float" office:value="0.05347811" calcext:value-type="float">
            <text:p>0.05347811</text:p>
          </table:table-cell>
          <table:table-cell office:value-type="float" office:value="0.1246711" calcext:value-type="float">
            <text:p>0.1246711</text:p>
          </table:table-cell>
          <table:table-cell office:value-type="float" office:value="0.01738713" calcext:value-type="float">
            <text:p>0.01738713</text:p>
          </table:table-cell>
          <table:table-cell office:value-type="float" office:value="0.01768163" calcext:value-type="float">
            <text:p>0.01768163</text:p>
          </table:table-cell>
          <table:table-cell office:value-type="float" office:value="0.01785952" calcext:value-type="float">
            <text:p>0.01785952</text:p>
          </table:table-cell>
          <table:table-cell office:value-type="float" office:value="0.01509603" calcext:value-type="float">
            <text:p>0.01509603</text:p>
          </table:table-cell>
          <table:table-cell office:value-type="float" office:value="0.01177308" calcext:value-type="float">
            <text:p>0.01177308</text:p>
          </table:table-cell>
          <table:table-cell office:value-type="float" office:value="27.27729" calcext:value-type="float">
            <text:p>27.27729</text:p>
          </table:table-cell>
          <table:table-cell office:value-type="float" office:value="73.46735" calcext:value-type="float">
            <text:p>73.46735</text:p>
          </table:table-cell>
          <table:table-cell office:value-type="float" office:value="100.9835" calcext:value-type="float">
            <text:p>100.9835</text:p>
          </table:table-cell>
          <table:table-cell office:value-type="float" office:value="31.61552" calcext:value-type="float">
            <text:p>31.61552</text:p>
          </table:table-cell>
          <table:table-cell office:value-type="float" office:value="8.360703" calcext:value-type="float">
            <text:p>8.360703</text:p>
          </table:table-cell>
          <table:table-cell office:value-type="float" office:value="2.937735" calcext:value-type="float">
            <text:p>2.937735</text:p>
          </table:table-cell>
          <table:table-cell office:value-type="float" office:value="1.001777" calcext:value-type="float">
            <text:p>1.001777</text:p>
          </table:table-cell>
          <table:table-cell office:value-type="float" office:value="1.302034" calcext:value-type="float">
            <text:p>1.302034</text:p>
          </table:table-cell>
          <table:table-cell office:value-type="float" office:value="89.47084" calcext:value-type="float">
            <text:p>89.47084</text:p>
          </table:table-cell>
          <table:table-cell office:value-type="float" office:value="0" calcext:value-type="float">
            <text:p>0</text:p>
          </table:table-cell>
          <table:table-cell office:value-type="float" office:value="-0.006536874" calcext:value-type="float">
            <text:p>-0.0065368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11.99684" calcext:value-type="float">
            <text:p>11.99684</text:p>
          </table:table-cell>
          <table:table-cell office:value-type="float" office:value="460.3664" calcext:value-type="float">
            <text:p>460.366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3762" calcext:value-type="float">
            <text:p>0.0713762</text:p>
          </table:table-cell>
          <table:table-cell office:value-type="float" office:value="15.14129" calcext:value-type="float">
            <text:p>15.14129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531054" calcext:value-type="float">
            <text:p>0.009531054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1.041545" calcext:value-type="float">
            <text:p>1.041545</text:p>
          </table:table-cell>
          <table:table-cell office:value-type="float" office:value="-0.02783302" calcext:value-type="float">
            <text:p>-0.02783302</text:p>
          </table:table-cell>
          <table:table-cell office:value-type="float" office:value="0.001716811" calcext:value-type="float">
            <text:p>0.001716811</text:p>
          </table:table-cell>
          <table:table-cell office:value-type="float" office:value="0.01262858" calcext:value-type="float">
            <text:p>0.01262858</text:p>
          </table:table-cell>
          <table:table-cell office:value-type="float" office:value="6.109679" calcext:value-type="float">
            <text:p>6.109679</text:p>
          </table:table-cell>
          <table:table-cell office:value-type="float" office:value="0.3715683" calcext:value-type="float">
            <text:p>0.3715683</text:p>
          </table:table-cell>
          <table:table-cell office:value-type="float" office:value="0.02162016" calcext:value-type="float">
            <text:p>0.02162016</text:p>
          </table:table-cell>
          <table:table-cell office:value-type="float" office:value="0.08893549" calcext:value-type="float">
            <text:p>0.08893549</text:p>
          </table:table-cell>
          <table:table-cell office:value-type="float" office:value="0.01785477" calcext:value-type="float">
            <text:p>0.01785477</text:p>
          </table:table-cell>
          <table:table-cell office:value-type="float" office:value="0.01813778" calcext:value-type="float">
            <text:p>0.01813778</text:p>
          </table:table-cell>
          <table:table-cell office:value-type="float" office:value="0.01811313" calcext:value-type="float">
            <text:p>0.01811313</text:p>
          </table:table-cell>
          <table:table-cell office:value-type="float" office:value="0.01509923" calcext:value-type="float">
            <text:p>0.01509923</text:p>
          </table:table-cell>
          <table:table-cell office:value-type="float" office:value="0.01180844" calcext:value-type="float">
            <text:p>0.01180844</text:p>
          </table:table-cell>
          <table:table-cell office:value-type="float" office:value="40.80327" calcext:value-type="float">
            <text:p>40.80327</text:p>
          </table:table-cell>
          <table:table-cell office:value-type="float" office:value="52.27778" calcext:value-type="float">
            <text:p>52.27778</text:p>
          </table:table-cell>
          <table:table-cell office:value-type="float" office:value="77.89011" calcext:value-type="float">
            <text:p>77.89011</text:p>
          </table:table-cell>
          <table:table-cell office:value-type="float" office:value="45.08075" calcext:value-type="float">
            <text:p>45.08075</text:p>
          </table:table-cell>
          <table:table-cell office:value-type="float" office:value="14.51518" calcext:value-type="float">
            <text:p>14.51518</text:p>
          </table:table-cell>
          <table:table-cell office:value-type="float" office:value="3.761265" calcext:value-type="float">
            <text:p>3.761265</text:p>
          </table:table-cell>
          <table:table-cell office:value-type="float" office:value="1.020496" calcext:value-type="float">
            <text:p>1.020496</text:p>
          </table:table-cell>
          <table:table-cell office:value-type="float" office:value="1.303489" calcext:value-type="float">
            <text:p>1.303489</text:p>
          </table:table-cell>
          <table:table-cell office:value-type="float" office:value="89.16406" calcext:value-type="float">
            <text:p>89.16406</text:p>
          </table:table-cell>
          <table:table-cell office:value-type="float" office:value="0" calcext:value-type="float">
            <text:p>0</text:p>
          </table:table-cell>
          <table:table-cell office:value-type="float" office:value="-0.006553647" calcext:value-type="float">
            <text:p>-0.00655364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2.02747" calcext:value-type="float">
            <text:p>12.02747</text:p>
          </table:table-cell>
          <table:table-cell office:value-type="float" office:value="460.3488" calcext:value-type="float">
            <text:p>460.348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17113" calcext:value-type="float">
            <text:p>0.06917113</text:p>
          </table:table-cell>
          <table:table-cell office:value-type="float" office:value="15.02167" calcext:value-type="float">
            <text:p>15.0216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627358" calcext:value-type="float">
            <text:p>0.00962735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1.147296" calcext:value-type="float">
            <text:p>1.147296</text:p>
          </table:table-cell>
          <table:table-cell office:value-type="float" office:value="-0.02783675" calcext:value-type="float">
            <text:p>-0.02783675</text:p>
          </table:table-cell>
          <table:table-cell office:value-type="float" office:value="0.001739514" calcext:value-type="float">
            <text:p>0.001739514</text:p>
          </table:table-cell>
          <table:table-cell office:value-type="float" office:value="0.01346704" calcext:value-type="float">
            <text:p>0.01346704</text:p>
          </table:table-cell>
          <table:table-cell office:value-type="float" office:value="6.177241" calcext:value-type="float">
            <text:p>6.177241</text:p>
          </table:table-cell>
          <table:table-cell office:value-type="float" office:value="0.3089945" calcext:value-type="float">
            <text:p>0.3089945</text:p>
          </table:table-cell>
          <table:table-cell office:value-type="float" office:value="0.01768357" calcext:value-type="float">
            <text:p>0.01768357</text:p>
          </table:table-cell>
          <table:table-cell office:value-type="float" office:value="0.06799078" calcext:value-type="float">
            <text:p>0.06799078</text:p>
          </table:table-cell>
          <table:table-cell office:value-type="float" office:value="0.01764997" calcext:value-type="float">
            <text:p>0.01764997</text:p>
          </table:table-cell>
          <table:table-cell office:value-type="float" office:value="0.01827874" calcext:value-type="float">
            <text:p>0.01827874</text:p>
          </table:table-cell>
          <table:table-cell office:value-type="float" office:value="0.01826205" calcext:value-type="float">
            <text:p>0.01826205</text:p>
          </table:table-cell>
          <table:table-cell office:value-type="float" office:value="0.01518" calcext:value-type="float">
            <text:p>0.01518</text:p>
          </table:table-cell>
          <table:table-cell office:value-type="float" office:value="0.01182552" calcext:value-type="float">
            <text:p>0.01182552</text:p>
          </table:table-cell>
          <table:table-cell office:value-type="float" office:value="35.49667" calcext:value-type="float">
            <text:p>35.49667</text:p>
          </table:table-cell>
          <table:table-cell office:value-type="float" office:value="56.5449" calcext:value-type="float">
            <text:p>56.5449</text:p>
          </table:table-cell>
          <table:table-cell office:value-type="float" office:value="73.59462" calcext:value-type="float">
            <text:p>73.59462</text:p>
          </table:table-cell>
          <table:table-cell office:value-type="float" office:value="43.57486" calcext:value-type="float">
            <text:p>43.57486</text:p>
          </table:table-cell>
          <table:table-cell office:value-type="float" office:value="14.64123" calcext:value-type="float">
            <text:p>14.64123</text:p>
          </table:table-cell>
          <table:table-cell office:value-type="float" office:value="3.987431" calcext:value-type="float">
            <text:p>3.987431</text:p>
          </table:table-cell>
          <table:table-cell office:value-type="float" office:value="1.057417" calcext:value-type="float">
            <text:p>1.057417</text:p>
          </table:table-cell>
          <table:table-cell office:value-type="float" office:value="1.304515" calcext:value-type="float">
            <text:p>1.304515</text:p>
          </table:table-cell>
          <table:table-cell office:value-type="float" office:value="89.09116" calcext:value-type="float">
            <text:p>89.09116</text:p>
          </table:table-cell>
          <table:table-cell office:value-type="float" office:value="0" calcext:value-type="float">
            <text:p>0</text:p>
          </table:table-cell>
          <table:table-cell office:value-type="float" office:value="-0.006581487" calcext:value-type="float">
            <text:p>-0.0065814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2.06202" calcext:value-type="float">
            <text:p>12.06202</text:p>
          </table:table-cell>
          <table:table-cell office:value-type="float" office:value="460.329" calcext:value-type="float">
            <text:p>460.32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5309" calcext:value-type="float">
            <text:p>0.0695309</text:p>
          </table:table-cell>
          <table:table-cell office:value-type="float" office:value="14.96561" calcext:value-type="float">
            <text:p>14.96561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693406" calcext:value-type="float">
            <text:p>0.00969340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1.185076" calcext:value-type="float">
            <text:p>1.185076</text:p>
          </table:table-cell>
          <table:table-cell office:value-type="float" office:value="-0.02784215" calcext:value-type="float">
            <text:p>-0.02784215</text:p>
          </table:table-cell>
          <table:table-cell office:value-type="float" office:value="0.001779992" calcext:value-type="float">
            <text:p>0.001779992</text:p>
          </table:table-cell>
          <table:table-cell office:value-type="float" office:value="0.01446729" calcext:value-type="float">
            <text:p>0.01446729</text:p>
          </table:table-cell>
          <table:table-cell office:value-type="float" office:value="6.252941" calcext:value-type="float">
            <text:p>6.252941</text:p>
          </table:table-cell>
          <table:table-cell office:value-type="float" office:value="0.4102557" calcext:value-type="float">
            <text:p>0.4102557</text:p>
          </table:table-cell>
          <table:table-cell office:value-type="float" office:value="0.01819834" calcext:value-type="float">
            <text:p>0.01819834</text:p>
          </table:table-cell>
          <table:table-cell office:value-type="float" office:value="0.05307486" calcext:value-type="float">
            <text:p>0.05307486</text:p>
          </table:table-cell>
          <table:table-cell office:value-type="float" office:value="0.01750913" calcext:value-type="float">
            <text:p>0.01750913</text:p>
          </table:table-cell>
          <table:table-cell office:value-type="float" office:value="0.01833685" calcext:value-type="float">
            <text:p>0.01833685</text:p>
          </table:table-cell>
          <table:table-cell office:value-type="float" office:value="0.01829557" calcext:value-type="float">
            <text:p>0.01829557</text:p>
          </table:table-cell>
          <table:table-cell office:value-type="float" office:value="0.01519014" calcext:value-type="float">
            <text:p>0.01519014</text:p>
          </table:table-cell>
          <table:table-cell office:value-type="float" office:value="0.01183764" calcext:value-type="float">
            <text:p>0.01183764</text:p>
          </table:table-cell>
          <table:table-cell office:value-type="float" office:value="31.6599" calcext:value-type="float">
            <text:p>31.6599</text:p>
          </table:table-cell>
          <table:table-cell office:value-type="float" office:value="64.15199" calcext:value-type="float">
            <text:p>64.15199</text:p>
          </table:table-cell>
          <table:table-cell office:value-type="float" office:value="72.57109" calcext:value-type="float">
            <text:p>72.57109</text:p>
          </table:table-cell>
          <table:table-cell office:value-type="float" office:value="43.14507" calcext:value-type="float">
            <text:p>43.14507</text:p>
          </table:table-cell>
          <table:table-cell office:value-type="float" office:value="14.79642" calcext:value-type="float">
            <text:p>14.79642</text:p>
          </table:table-cell>
          <table:table-cell office:value-type="float" office:value="4.100898" calcext:value-type="float">
            <text:p>4.100898</text:p>
          </table:table-cell>
          <table:table-cell office:value-type="float" office:value="1.080616" calcext:value-type="float">
            <text:p>1.080616</text:p>
          </table:table-cell>
          <table:table-cell office:value-type="float" office:value="1.305188" calcext:value-type="float">
            <text:p>1.305188</text:p>
          </table:table-cell>
          <table:table-cell office:value-type="float" office:value="89.13619" calcext:value-type="float">
            <text:p>89.13619</text:p>
          </table:table-cell>
          <table:table-cell office:value-type="float" office:value="0" calcext:value-type="float">
            <text:p>0</text:p>
          </table:table-cell>
          <table:table-cell office:value-type="float" office:value="-0.00661429" calcext:value-type="float">
            <text:p>-0.006614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2.09291" calcext:value-type="float">
            <text:p>12.09291</text:p>
          </table:table-cell>
          <table:table-cell office:value-type="float" office:value="460.3122" calcext:value-type="float">
            <text:p>460.312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11733" calcext:value-type="float">
            <text:p>0.06711733</text:p>
          </table:table-cell>
          <table:table-cell office:value-type="float" office:value="14.80397" calcext:value-type="float">
            <text:p>14.80397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09819045" calcext:value-type="float">
            <text:p>0.009819045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1.343679" calcext:value-type="float">
            <text:p>1.343679</text:p>
          </table:table-cell>
          <table:table-cell office:value-type="float" office:value="-0.02786436" calcext:value-type="float">
            <text:p>-0.02786436</text:p>
          </table:table-cell>
          <table:table-cell office:value-type="float" office:value="0.001794015" calcext:value-type="float">
            <text:p>0.001794015</text:p>
          </table:table-cell>
          <table:table-cell office:value-type="float" office:value="0.01529377" calcext:value-type="float">
            <text:p>0.01529377</text:p>
          </table:table-cell>
          <table:table-cell office:value-type="float" office:value="6.320644" calcext:value-type="float">
            <text:p>6.320644</text:p>
          </table:table-cell>
          <table:table-cell office:value-type="float" office:value="0.2779922" calcext:value-type="float">
            <text:p>0.2779922</text:p>
          </table:table-cell>
          <table:table-cell office:value-type="float" office:value="0.0272042" calcext:value-type="float">
            <text:p>0.0272042</text:p>
          </table:table-cell>
          <table:table-cell office:value-type="float" office:value="0.03940224" calcext:value-type="float">
            <text:p>0.03940224</text:p>
          </table:table-cell>
          <table:table-cell office:value-type="float" office:value="0.01776982" calcext:value-type="float">
            <text:p>0.01776982</text:p>
          </table:table-cell>
          <table:table-cell office:value-type="float" office:value="0.0183876" calcext:value-type="float">
            <text:p>0.0183876</text:p>
          </table:table-cell>
          <table:table-cell office:value-type="float" office:value="0.01822687" calcext:value-type="float">
            <text:p>0.01822687</text:p>
          </table:table-cell>
          <table:table-cell office:value-type="float" office:value="0.01521199" calcext:value-type="float">
            <text:p>0.01521199</text:p>
          </table:table-cell>
          <table:table-cell office:value-type="float" office:value="0.01183746" calcext:value-type="float">
            <text:p>0.01183746</text:p>
          </table:table-cell>
          <table:table-cell office:value-type="float" office:value="21.14366" calcext:value-type="float">
            <text:p>21.14366</text:p>
          </table:table-cell>
          <table:table-cell office:value-type="float" office:value="51.60292" calcext:value-type="float">
            <text:p>51.60292</text:p>
          </table:table-cell>
          <table:table-cell office:value-type="float" office:value="74.58881" calcext:value-type="float">
            <text:p>74.58881</text:p>
          </table:table-cell>
          <table:table-cell office:value-type="float" office:value="48.31083" calcext:value-type="float">
            <text:p>48.31083</text:p>
          </table:table-cell>
          <table:table-cell office:value-type="float" office:value="16.29682" calcext:value-type="float">
            <text:p>16.29682</text:p>
          </table:table-cell>
          <table:table-cell office:value-type="float" office:value="4.313222" calcext:value-type="float">
            <text:p>4.313222</text:p>
          </table:table-cell>
          <table:table-cell office:value-type="float" office:value="1.105614" calcext:value-type="float">
            <text:p>1.105614</text:p>
          </table:table-cell>
          <table:table-cell office:value-type="float" office:value="1.305603" calcext:value-type="float">
            <text:p>1.305603</text:p>
          </table:table-cell>
          <table:table-cell office:value-type="float" office:value="88.95654" calcext:value-type="float">
            <text:p>88.95654</text:p>
          </table:table-cell>
          <table:table-cell office:value-type="float" office:value="0" calcext:value-type="float">
            <text:p>0</text:p>
          </table:table-cell>
          <table:table-cell office:value-type="float" office:value="-0.006657447" calcext:value-type="float">
            <text:p>-0.00665744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12.11942" calcext:value-type="float">
            <text:p>12.11942</text:p>
          </table:table-cell>
          <table:table-cell office:value-type="float" office:value="460.2986" calcext:value-type="float">
            <text:p>460.298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457983" calcext:value-type="float">
            <text:p>0.06457983</text:p>
          </table:table-cell>
          <table:table-cell office:value-type="float" office:value="14.40142" calcext:value-type="float">
            <text:p>14.40142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1007288" calcext:value-type="float">
            <text:p>0.01007288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1.747781" calcext:value-type="float">
            <text:p>1.747781</text:p>
          </table:table-cell>
          <table:table-cell office:value-type="float" office:value="-0.02787219" calcext:value-type="float">
            <text:p>-0.02787219</text:p>
          </table:table-cell>
          <table:table-cell office:value-type="float" office:value="0.001796668" calcext:value-type="float">
            <text:p>0.001796668</text:p>
          </table:table-cell>
          <table:table-cell office:value-type="float" office:value="0.01598402" calcext:value-type="float">
            <text:p>0.01598402</text:p>
          </table:table-cell>
          <table:table-cell office:value-type="float" office:value="6.377383" calcext:value-type="float">
            <text:p>6.377383</text:p>
          </table:table-cell>
          <table:table-cell office:value-type="float" office:value="0.1720171" calcext:value-type="float">
            <text:p>0.1720171</text:p>
          </table:table-cell>
          <table:table-cell office:value-type="float" office:value="0.02008508" calcext:value-type="float">
            <text:p>0.02008508</text:p>
          </table:table-cell>
          <table:table-cell office:value-type="float" office:value="0.02826905" calcext:value-type="float">
            <text:p>0.02826905</text:p>
          </table:table-cell>
          <table:table-cell office:value-type="float" office:value="0.01903966" calcext:value-type="float">
            <text:p>0.01903966</text:p>
          </table:table-cell>
          <table:table-cell office:value-type="float" office:value="0.01966595" calcext:value-type="float">
            <text:p>0.01966595</text:p>
          </table:table-cell>
          <table:table-cell office:value-type="float" office:value="0.01963723" calcext:value-type="float">
            <text:p>0.01963723</text:p>
          </table:table-cell>
          <table:table-cell office:value-type="float" office:value="0.01560118" calcext:value-type="float">
            <text:p>0.01560118</text:p>
          </table:table-cell>
          <table:table-cell office:value-type="float" office:value="0.01186531" calcext:value-type="float">
            <text:p>0.01186531</text:p>
          </table:table-cell>
          <table:table-cell office:value-type="float" office:value="5.032448" calcext:value-type="float">
            <text:p>5.032448</text:p>
          </table:table-cell>
          <table:table-cell office:value-type="float" office:value="15.03774" calcext:value-type="float">
            <text:p>15.03774</text:p>
          </table:table-cell>
          <table:table-cell office:value-type="float" office:value="49.23252" calcext:value-type="float">
            <text:p>49.23252</text:p>
          </table:table-cell>
          <table:table-cell office:value-type="float" office:value="55.5216" calcext:value-type="float">
            <text:p>55.5216</text:p>
          </table:table-cell>
          <table:table-cell office:value-type="float" office:value="34.46559" calcext:value-type="float">
            <text:p>34.46559</text:p>
          </table:table-cell>
          <table:table-cell office:value-type="float" office:value="11.79165" calcext:value-type="float">
            <text:p>11.79165</text:p>
          </table:table-cell>
          <table:table-cell office:value-type="float" office:value="1.498776" calcext:value-type="float">
            <text:p>1.498776</text:p>
          </table:table-cell>
          <table:table-cell office:value-type="float" office:value="1.307945" calcext:value-type="float">
            <text:p>1.307945</text:p>
          </table:table-cell>
          <table:table-cell office:value-type="float" office:value="86.97598" calcext:value-type="float">
            <text:p>86.97598</text:p>
          </table:table-cell>
          <table:table-cell office:value-type="float" office:value="0" calcext:value-type="float">
            <text:p>0</text:p>
          </table:table-cell>
          <table:table-cell office:value-type="float" office:value="-0.006684256" calcext:value-type="float">
            <text:p>-0.00668425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2.14789" calcext:value-type="float">
            <text:p>12.14789</text:p>
          </table:table-cell>
          <table:table-cell office:value-type="float" office:value="460.2853" calcext:value-type="float">
            <text:p>460.285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313221" calcext:value-type="float">
            <text:p>0.06313221</text:p>
          </table:table-cell>
          <table:table-cell office:value-type="float" office:value="14.02133" calcext:value-type="float">
            <text:p>14.0213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1033336" calcext:value-type="float">
            <text:p>0.0103333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2.114877" calcext:value-type="float">
            <text:p>2.114877</text:p>
          </table:table-cell>
          <table:table-cell office:value-type="float" office:value="-0.02787143" calcext:value-type="float">
            <text:p>-0.02787143</text:p>
          </table:table-cell>
          <table:table-cell office:value-type="float" office:value="0.001803578" calcext:value-type="float">
            <text:p>0.001803578</text:p>
          </table:table-cell>
          <table:table-cell office:value-type="float" office:value="0.01670093" calcext:value-type="float">
            <text:p>0.01670093</text:p>
          </table:table-cell>
          <table:table-cell office:value-type="float" office:value="6.436633" calcext:value-type="float">
            <text:p>6.436633</text:p>
          </table:table-cell>
          <table:table-cell office:value-type="float" office:value="0.1192325" calcext:value-type="float">
            <text:p>0.1192325</text:p>
          </table:table-cell>
          <table:table-cell office:value-type="float" office:value="0.01625299" calcext:value-type="float">
            <text:p>0.01625299</text:p>
          </table:table-cell>
          <table:table-cell office:value-type="float" office:value="0.02117724" calcext:value-type="float">
            <text:p>0.02117724</text:p>
          </table:table-cell>
          <table:table-cell office:value-type="float" office:value="0.01891626" calcext:value-type="float">
            <text:p>0.01891626</text:p>
          </table:table-cell>
          <table:table-cell office:value-type="float" office:value="0.01970899" calcext:value-type="float">
            <text:p>0.01970899</text:p>
          </table:table-cell>
          <table:table-cell office:value-type="float" office:value="0.01969568" calcext:value-type="float">
            <text:p>0.01969568</text:p>
          </table:table-cell>
          <table:table-cell office:value-type="float" office:value="0.01605575" calcext:value-type="float">
            <text:p>0.01605575</text:p>
          </table:table-cell>
          <table:table-cell office:value-type="float" office:value="0.01193452" calcext:value-type="float">
            <text:p>0.01193452</text:p>
          </table:table-cell>
          <table:table-cell office:value-type="float" office:value="6.460041" calcext:value-type="float">
            <text:p>6.460041</text:p>
          </table:table-cell>
          <table:table-cell office:value-type="float" office:value="14.28826" calcext:value-type="float">
            <text:p>14.28826</text:p>
          </table:table-cell>
          <table:table-cell office:value-type="float" office:value="42.10771" calcext:value-type="float">
            <text:p>42.10771</text:p>
          </table:table-cell>
          <table:table-cell office:value-type="float" office:value="52.38856" calcext:value-type="float">
            <text:p>52.38856</text:p>
          </table:table-cell>
          <table:table-cell office:value-type="float" office:value="35.4769" calcext:value-type="float">
            <text:p>35.4769</text:p>
          </table:table-cell>
          <table:table-cell office:value-type="float" office:value="13.69691" calcext:value-type="float">
            <text:p>13.69691</text:p>
          </table:table-cell>
          <table:table-cell office:value-type="float" office:value="2.208991" calcext:value-type="float">
            <text:p>2.208991</text:p>
          </table:table-cell>
          <table:table-cell office:value-type="float" office:value="1.318548" calcext:value-type="float">
            <text:p>1.318548</text:p>
          </table:table-cell>
          <table:table-cell office:value-type="float" office:value="86.01041" calcext:value-type="float">
            <text:p>86.01041</text:p>
          </table:table-cell>
          <table:table-cell office:value-type="float" office:value="0" calcext:value-type="float">
            <text:p>0</text:p>
          </table:table-cell>
          <table:table-cell office:value-type="float" office:value="-0.006701564" calcext:value-type="float">
            <text:p>-0.00670156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2.18573" calcext:value-type="float">
            <text:p>12.18573</text:p>
          </table:table-cell>
          <table:table-cell office:value-type="float" office:value="460.271" calcext:value-type="float">
            <text:p>460.27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36992" calcext:value-type="float">
            <text:p>0.06236992</text:p>
          </table:table-cell>
          <table:table-cell office:value-type="float" office:value="13.73496" calcext:value-type="float">
            <text:p>13.73496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1055063" calcext:value-type="float">
            <text:p>0.01055063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2.37523" calcext:value-type="float">
            <text:p>2.37523</text:p>
          </table:table-cell>
          <table:table-cell office:value-type="float" office:value="-0.02787167" calcext:value-type="float">
            <text:p>-0.02787167</text:p>
          </table:table-cell>
          <table:table-cell office:value-type="float" office:value="0.001822439" calcext:value-type="float">
            <text:p>0.001822439</text:p>
          </table:table-cell>
          <table:table-cell office:value-type="float" office:value="0.01766338" calcext:value-type="float">
            <text:p>0.01766338</text:p>
          </table:table-cell>
          <table:table-cell office:value-type="float" office:value="6.517083" calcext:value-type="float">
            <text:p>6.517083</text:p>
          </table:table-cell>
          <table:table-cell office:value-type="float" office:value="0.09048215" calcext:value-type="float">
            <text:p>0.09048215</text:p>
          </table:table-cell>
          <table:table-cell office:value-type="float" office:value="0.01425804" calcext:value-type="float">
            <text:p>0.01425804</text:p>
          </table:table-cell>
          <table:table-cell office:value-type="float" office:value="0.01757055" calcext:value-type="float">
            <text:p>0.01757055</text:p>
          </table:table-cell>
          <table:table-cell office:value-type="float" office:value="0.01829873" calcext:value-type="float">
            <text:p>0.01829873</text:p>
          </table:table-cell>
          <table:table-cell office:value-type="float" office:value="0.01958569" calcext:value-type="float">
            <text:p>0.01958569</text:p>
          </table:table-cell>
          <table:table-cell office:value-type="float" office:value="0.01940951" calcext:value-type="float">
            <text:p>0.01940951</text:p>
          </table:table-cell>
          <table:table-cell office:value-type="float" office:value="0.016177" calcext:value-type="float">
            <text:p>0.016177</text:p>
          </table:table-cell>
          <table:table-cell office:value-type="float" office:value="0.01200891" calcext:value-type="float">
            <text:p>0.01200891</text:p>
          </table:table-cell>
          <table:table-cell office:value-type="float" office:value="7.827763" calcext:value-type="float">
            <text:p>7.827763</text:p>
          </table:table-cell>
          <table:table-cell office:value-type="float" office:value="19.28602" calcext:value-type="float">
            <text:p>19.28602</text:p>
          </table:table-cell>
          <table:table-cell office:value-type="float" office:value="38.87172" calcext:value-type="float">
            <text:p>38.87172</text:p>
          </table:table-cell>
          <table:table-cell office:value-type="float" office:value="48.95303" calcext:value-type="float">
            <text:p>48.95303</text:p>
          </table:table-cell>
          <table:table-cell office:value-type="float" office:value="34.20126" calcext:value-type="float">
            <text:p>34.20126</text:p>
          </table:table-cell>
          <table:table-cell office:value-type="float" office:value="13.79419" calcext:value-type="float">
            <text:p>13.79419</text:p>
          </table:table-cell>
          <table:table-cell office:value-type="float" office:value="2.401061" calcext:value-type="float">
            <text:p>2.401061</text:p>
          </table:table-cell>
          <table:table-cell office:value-type="float" office:value="1.330745" calcext:value-type="float">
            <text:p>1.330745</text:p>
          </table:table-cell>
          <table:table-cell office:value-type="float" office:value="85.71548" calcext:value-type="float">
            <text:p>85.71548</text:p>
          </table:table-cell>
          <table:table-cell office:value-type="float" office:value="0" calcext:value-type="float">
            <text:p>0</text:p>
          </table:table-cell>
          <table:table-cell office:value-type="float" office:value="-0.00673609" calcext:value-type="float">
            <text:p>-0.006736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12.22055" calcext:value-type="float">
            <text:p>12.22055</text:p>
          </table:table-cell>
          <table:table-cell office:value-type="float" office:value="460.2566" calcext:value-type="float">
            <text:p>460.256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17672" calcext:value-type="float">
            <text:p>0.06217672</text:p>
          </table:table-cell>
          <table:table-cell office:value-type="float" office:value="13.5604" calcext:value-type="float">
            <text:p>13.5604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1069356" calcext:value-type="float">
            <text:p>0.01069356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2.52681" calcext:value-type="float">
            <text:p>2.52681</text:p>
          </table:table-cell>
          <table:table-cell office:value-type="float" office:value="-0.02787035" calcext:value-type="float">
            <text:p>-0.02787035</text:p>
          </table:table-cell>
          <table:table-cell office:value-type="float" office:value="0.001856457" calcext:value-type="float">
            <text:p>0.001856457</text:p>
          </table:table-cell>
          <table:table-cell office:value-type="float" office:value="0.01854094" calcext:value-type="float">
            <text:p>0.01854094</text:p>
          </table:table-cell>
          <table:table-cell office:value-type="float" office:value="6.588264" calcext:value-type="float">
            <text:p>6.588264</text:p>
          </table:table-cell>
          <table:table-cell office:value-type="float" office:value="0.09288649" calcext:value-type="float">
            <text:p>0.09288649</text:p>
          </table:table-cell>
          <table:table-cell office:value-type="float" office:value="0.01296894" calcext:value-type="float">
            <text:p>0.01296894</text:p>
          </table:table-cell>
          <table:table-cell office:value-type="float" office:value="0.01394006" calcext:value-type="float">
            <text:p>0.01394006</text:p>
          </table:table-cell>
          <table:table-cell office:value-type="float" office:value="0.01803111" calcext:value-type="float">
            <text:p>0.01803111</text:p>
          </table:table-cell>
          <table:table-cell office:value-type="float" office:value="0.01940569" calcext:value-type="float">
            <text:p>0.01940569</text:p>
          </table:table-cell>
          <table:table-cell office:value-type="float" office:value="0.01913903" calcext:value-type="float">
            <text:p>0.01913903</text:p>
          </table:table-cell>
          <table:table-cell office:value-type="float" office:value="0.01618062" calcext:value-type="float">
            <text:p>0.01618062</text:p>
          </table:table-cell>
          <table:table-cell office:value-type="float" office:value="0.01206406" calcext:value-type="float">
            <text:p>0.01206406</text:p>
          </table:table-cell>
          <table:table-cell office:value-type="float" office:value="9.53232" calcext:value-type="float">
            <text:p>9.53232</text:p>
          </table:table-cell>
          <table:table-cell office:value-type="float" office:value="20.73848" calcext:value-type="float">
            <text:p>20.73848</text:p>
          </table:table-cell>
          <table:table-cell office:value-type="float" office:value="38.07595" calcext:value-type="float">
            <text:p>38.07595</text:p>
          </table:table-cell>
          <table:table-cell office:value-type="float" office:value="47.49686" calcext:value-type="float">
            <text:p>47.49686</text:p>
          </table:table-cell>
          <table:table-cell office:value-type="float" office:value="33.29291" calcext:value-type="float">
            <text:p>33.29291</text:p>
          </table:table-cell>
          <table:table-cell office:value-type="float" office:value="13.57019" calcext:value-type="float">
            <text:p>13.57019</text:p>
          </table:table-cell>
          <table:table-cell office:value-type="float" office:value="2.450115" calcext:value-type="float">
            <text:p>2.450115</text:p>
          </table:table-cell>
          <table:table-cell office:value-type="float" office:value="1.338079" calcext:value-type="float">
            <text:p>1.338079</text:p>
          </table:table-cell>
          <table:table-cell office:value-type="float" office:value="85.90701" calcext:value-type="float">
            <text:p>85.90701</text:p>
          </table:table-cell>
          <table:table-cell office:value-type="float" office:value="0" calcext:value-type="float">
            <text:p>0</text:p>
          </table:table-cell>
          <table:table-cell office:value-type="float" office:value="-0.006756912" calcext:value-type="float">
            <text:p>-0.0067569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2.25876" calcext:value-type="float">
            <text:p>12.25876</text:p>
          </table:table-cell>
          <table:table-cell office:value-type="float" office:value="460.2429" calcext:value-type="float">
            <text:p>460.242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85968" calcext:value-type="float">
            <text:p>0.06285968</text:p>
          </table:table-cell>
          <table:table-cell office:value-type="float" office:value="13.44273" calcext:value-type="float">
            <text:p>13.44273</text:p>
          </table:table-cell>
          <table:table-cell office:value-type="float" office:value="0.000001166476" calcext:value-type="float">
            <text:p>1.166476E-06</text:p>
          </table:table-cell>
          <table:table-cell office:value-type="float" office:value="0.01080791" calcext:value-type="float">
            <text:p>0.01080791</text:p>
          </table:table-cell>
          <table:table-cell office:value-type="float" office:value="0.2613679" calcext:value-type="float">
            <text:p>0.2613679</text:p>
          </table:table-cell>
          <table:table-cell office:value-type="float" office:value="2.622809" calcext:value-type="float">
            <text:p>2.622809</text:p>
          </table:table-cell>
          <table:table-cell office:value-type="float" office:value="-0.02787471" calcext:value-type="float">
            <text:p>-0.02787471</text:p>
          </table:table-cell>
          <table:table-cell office:value-type="float" office:value="0.001886357" calcext:value-type="float">
            <text:p>0.001886357</text:p>
          </table:table-cell>
          <table:table-cell office:value-type="float" office:value="0.01951706" calcext:value-type="float">
            <text:p>0.01951706</text:p>
          </table:table-cell>
          <table:table-cell office:value-type="float" office:value="6.666102" calcext:value-type="float">
            <text:p>6.666102</text:p>
          </table:table-cell>
          <table:table-cell office:value-type="float" office:value="0.1311293" calcext:value-type="float">
            <text:p>0.1311293</text:p>
          </table:table-cell>
          <table:table-cell office:value-type="float" office:value="0.01776667" calcext:value-type="float">
            <text:p>0.01776667</text:p>
          </table:table-cell>
          <table:table-cell office:value-type="float" office:value="0.0128866" calcext:value-type="float">
            <text:p>0.0128866</text:p>
          </table:table-cell>
          <table:table-cell office:value-type="float" office:value="0.01763623" calcext:value-type="float">
            <text:p>0.01763623</text:p>
          </table:table-cell>
          <table:table-cell office:value-type="float" office:value="0.01924885" calcext:value-type="float">
            <text:p>0.01924885</text:p>
          </table:table-cell>
          <table:table-cell office:value-type="float" office:value="0.01895642" calcext:value-type="float">
            <text:p>0.01895642</text:p>
          </table:table-cell>
          <table:table-cell office:value-type="float" office:value="0.0161642" calcext:value-type="float">
            <text:p>0.0161642</text:p>
          </table:table-cell>
          <table:table-cell office:value-type="float" office:value="0.01211585" calcext:value-type="float">
            <text:p>0.01211585</text:p>
          </table:table-cell>
          <table:table-cell office:value-type="float" office:value="10.06543" calcext:value-type="float">
            <text:p>10.06543</text:p>
          </table:table-cell>
          <table:table-cell office:value-type="float" office:value="20.84346" calcext:value-type="float">
            <text:p>20.84346</text:p>
          </table:table-cell>
          <table:table-cell office:value-type="float" office:value="38.15818" calcext:value-type="float">
            <text:p>38.15818</text:p>
          </table:table-cell>
          <table:table-cell office:value-type="float" office:value="46.93798" calcext:value-type="float">
            <text:p>46.93798</text:p>
          </table:table-cell>
          <table:table-cell office:value-type="float" office:value="32.84708" calcext:value-type="float">
            <text:p>32.84708</text:p>
          </table:table-cell>
          <table:table-cell office:value-type="float" office:value="13.46857" calcext:value-type="float">
            <text:p>13.46857</text:p>
          </table:table-cell>
          <table:table-cell office:value-type="float" office:value="2.510051" calcext:value-type="float">
            <text:p>2.510051</text:p>
          </table:table-cell>
          <table:table-cell office:value-type="float" office:value="1.341102" calcext:value-type="float">
            <text:p>1.341102</text:p>
          </table:table-cell>
          <table:table-cell office:value-type="float" office:value="86.5397" calcext:value-type="float">
            <text:p>86.5397</text:p>
          </table:table-cell>
          <table:table-cell office:value-type="float" office:value="0" calcext:value-type="float">
            <text:p>0</text:p>
          </table:table-cell>
          <table:table-cell office:value-type="float" office:value="-0.00678583" calcext:value-type="float">
            <text:p>-0.006785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2.29692" calcext:value-type="float">
            <text:p>12.29692</text:p>
          </table:table-cell>
          <table:table-cell office:value-type="float" office:value="460.2305" calcext:value-type="float">
            <text:p>460.230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129019" calcext:value-type="float">
            <text:p>0.06129019</text:p>
          </table:table-cell>
          <table:table-cell office:value-type="float" office:value="13.21476" calcext:value-type="float">
            <text:p>13.21476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03475" calcext:value-type="float">
            <text:p>0.01103475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2.819849" calcext:value-type="float">
            <text:p>2.819849</text:p>
          </table:table-cell>
          <table:table-cell office:value-type="float" office:value="-0.02788911" calcext:value-type="float">
            <text:p>-0.02788911</text:p>
          </table:table-cell>
          <table:table-cell office:value-type="float" office:value="0.001889234" calcext:value-type="float">
            <text:p>0.001889234</text:p>
          </table:table-cell>
          <table:table-cell office:value-type="float" office:value="0.02044811" calcext:value-type="float">
            <text:p>0.02044811</text:p>
          </table:table-cell>
          <table:table-cell office:value-type="float" office:value="6.744895" calcext:value-type="float">
            <text:p>6.744895</text:p>
          </table:table-cell>
          <table:table-cell office:value-type="float" office:value="0.09196206" calcext:value-type="float">
            <text:p>0.09196206</text:p>
          </table:table-cell>
          <table:table-cell office:value-type="float" office:value="0.01897132" calcext:value-type="float">
            <text:p>0.01897132</text:p>
          </table:table-cell>
          <table:table-cell office:value-type="float" office:value="0.01256109" calcext:value-type="float">
            <text:p>0.01256109</text:p>
          </table:table-cell>
          <table:table-cell office:value-type="float" office:value="0.01823075" calcext:value-type="float">
            <text:p>0.01823075</text:p>
          </table:table-cell>
          <table:table-cell office:value-type="float" office:value="0.01941831" calcext:value-type="float">
            <text:p>0.01941831</text:p>
          </table:table-cell>
          <table:table-cell office:value-type="float" office:value="0.01894675" calcext:value-type="float">
            <text:p>0.01894675</text:p>
          </table:table-cell>
          <table:table-cell office:value-type="float" office:value="0.01635859" calcext:value-type="float">
            <text:p>0.01635859</text:p>
          </table:table-cell>
          <table:table-cell office:value-type="float" office:value="0.01215979" calcext:value-type="float">
            <text:p>0.01215979</text:p>
          </table:table-cell>
          <table:table-cell office:value-type="float" office:value="4.147014" calcext:value-type="float">
            <text:p>4.147014</text:p>
          </table:table-cell>
          <table:table-cell office:value-type="float" office:value="11.18969" calcext:value-type="float">
            <text:p>11.18969</text:p>
          </table:table-cell>
          <table:table-cell office:value-type="float" office:value="31.85294" calcext:value-type="float">
            <text:p>31.85294</text:p>
          </table:table-cell>
          <table:table-cell office:value-type="float" office:value="48.72297" calcext:value-type="float">
            <text:p>48.72297</text:p>
          </table:table-cell>
          <table:table-cell office:value-type="float" office:value="37.1867" calcext:value-type="float">
            <text:p>37.1867</text:p>
          </table:table-cell>
          <table:table-cell office:value-type="float" office:value="14.18477" calcext:value-type="float">
            <text:p>14.18477</text:p>
          </table:table-cell>
          <table:table-cell office:value-type="float" office:value="2.57728" calcext:value-type="float">
            <text:p>2.57728</text:p>
          </table:table-cell>
          <table:table-cell office:value-type="float" office:value="1.346392" calcext:value-type="float">
            <text:p>1.346392</text:p>
          </table:table-cell>
          <table:table-cell office:value-type="float" office:value="83.00037" calcext:value-type="float">
            <text:p>83.00037</text:p>
          </table:table-cell>
          <table:table-cell office:value-type="float" office:value="0" calcext:value-type="float">
            <text:p>0</text:p>
          </table:table-cell>
          <table:table-cell office:value-type="float" office:value="-0.007151991" calcext:value-type="float">
            <text:p>-0.0071519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12.32932" calcext:value-type="float">
            <text:p>12.32932</text:p>
          </table:table-cell>
          <table:table-cell office:value-type="float" office:value="460.2192" calcext:value-type="float">
            <text:p>460.219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62967" calcext:value-type="float">
            <text:p>0.06062967</text:p>
          </table:table-cell>
          <table:table-cell office:value-type="float" office:value="12.92401" calcext:value-type="float">
            <text:p>12.92401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26304" calcext:value-type="float">
            <text:p>0.01126304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086954" calcext:value-type="float">
            <text:p>3.086954</text:p>
          </table:table-cell>
          <table:table-cell office:value-type="float" office:value="-0.02788873" calcext:value-type="float">
            <text:p>-0.02788873</text:p>
          </table:table-cell>
          <table:table-cell office:value-type="float" office:value="0.001898201" calcext:value-type="float">
            <text:p>0.001898201</text:p>
          </table:table-cell>
          <table:table-cell office:value-type="float" office:value="0.02121836" calcext:value-type="float">
            <text:p>0.02121836</text:p>
          </table:table-cell>
          <table:table-cell office:value-type="float" office:value="6.808639" calcext:value-type="float">
            <text:p>6.808639</text:p>
          </table:table-cell>
          <table:table-cell office:value-type="float" office:value="0.06064231" calcext:value-type="float">
            <text:p>0.06064231</text:p>
          </table:table-cell>
          <table:table-cell office:value-type="float" office:value="0.01495455" calcext:value-type="float">
            <text:p>0.01495455</text:p>
          </table:table-cell>
          <table:table-cell office:value-type="float" office:value="0.01138853" calcext:value-type="float">
            <text:p>0.01138853</text:p>
          </table:table-cell>
          <table:table-cell office:value-type="float" office:value="0.01821378" calcext:value-type="float">
            <text:p>0.01821378</text:p>
          </table:table-cell>
          <table:table-cell office:value-type="float" office:value="0.01966788" calcext:value-type="float">
            <text:p>0.01966788</text:p>
          </table:table-cell>
          <table:table-cell office:value-type="float" office:value="0.01939107" calcext:value-type="float">
            <text:p>0.01939107</text:p>
          </table:table-cell>
          <table:table-cell office:value-type="float" office:value="0.01651869" calcext:value-type="float">
            <text:p>0.01651869</text:p>
          </table:table-cell>
          <table:table-cell office:value-type="float" office:value="0.01221817" calcext:value-type="float">
            <text:p>0.01221817</text:p>
          </table:table-cell>
          <table:table-cell office:value-type="float" office:value="6.567282" calcext:value-type="float">
            <text:p>6.567282</text:p>
          </table:table-cell>
          <table:table-cell office:value-type="float" office:value="11.94067" calcext:value-type="float">
            <text:p>11.94067</text:p>
          </table:table-cell>
          <table:table-cell office:value-type="float" office:value="27.67175" calcext:value-type="float">
            <text:p>27.67175</text:p>
          </table:table-cell>
          <table:table-cell office:value-type="float" office:value="43.20225" calcext:value-type="float">
            <text:p>43.20225</text:p>
          </table:table-cell>
          <table:table-cell office:value-type="float" office:value="38.03983" calcext:value-type="float">
            <text:p>38.03983</text:p>
          </table:table-cell>
          <table:table-cell office:value-type="float" office:value="17.01529" calcext:value-type="float">
            <text:p>17.01529</text:p>
          </table:table-cell>
          <table:table-cell office:value-type="float" office:value="2.842897" calcext:value-type="float">
            <text:p>2.842897</text:p>
          </table:table-cell>
          <table:table-cell office:value-type="float" office:value="1.356165" calcext:value-type="float">
            <text:p>1.356165</text:p>
          </table:table-cell>
          <table:table-cell office:value-type="float" office:value="82.4194" calcext:value-type="float">
            <text:p>82.4194</text:p>
          </table:table-cell>
          <table:table-cell office:value-type="float" office:value="0" calcext:value-type="float">
            <text:p>0</text:p>
          </table:table-cell>
          <table:table-cell office:value-type="float" office:value="-0.007170345" calcext:value-type="float">
            <text:p>-0.0071703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2.3569" calcext:value-type="float">
            <text:p>12.3569</text:p>
          </table:table-cell>
          <table:table-cell office:value-type="float" office:value="460.2098" calcext:value-type="float">
            <text:p>460.209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37498" calcext:value-type="float">
            <text:p>0.06037498</text:p>
          </table:table-cell>
          <table:table-cell office:value-type="float" office:value="12.72548" calcext:value-type="float">
            <text:p>12.72548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41708" calcext:value-type="float">
            <text:p>0.01141708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266695" calcext:value-type="float">
            <text:p>3.266695</text:p>
          </table:table-cell>
          <table:table-cell office:value-type="float" office:value="-0.02788686" calcext:value-type="float">
            <text:p>-0.02788686</text:p>
          </table:table-cell>
          <table:table-cell office:value-type="float" office:value="0.00190794" calcext:value-type="float">
            <text:p>0.00190794</text:p>
          </table:table-cell>
          <table:table-cell office:value-type="float" office:value="0.02186503" calcext:value-type="float">
            <text:p>0.02186503</text:p>
          </table:table-cell>
          <table:table-cell office:value-type="float" office:value="6.860518" calcext:value-type="float">
            <text:p>6.860518</text:p>
          </table:table-cell>
          <table:table-cell office:value-type="float" office:value="0.04753888" calcext:value-type="float">
            <text:p>0.04753888</text:p>
          </table:table-cell>
          <table:table-cell office:value-type="float" office:value="0.01352634" calcext:value-type="float">
            <text:p>0.01352634</text:p>
          </table:table-cell>
          <table:table-cell office:value-type="float" office:value="0.0109704" calcext:value-type="float">
            <text:p>0.0109704</text:p>
          </table:table-cell>
          <table:table-cell office:value-type="float" office:value="0.0180894" calcext:value-type="float">
            <text:p>0.0180894</text:p>
          </table:table-cell>
          <table:table-cell office:value-type="float" office:value="0.01977782" calcext:value-type="float">
            <text:p>0.01977782</text:p>
          </table:table-cell>
          <table:table-cell office:value-type="float" office:value="0.0195011" calcext:value-type="float">
            <text:p>0.0195011</text:p>
          </table:table-cell>
          <table:table-cell office:value-type="float" office:value="0.01668808" calcext:value-type="float">
            <text:p>0.01668808</text:p>
          </table:table-cell>
          <table:table-cell office:value-type="float" office:value="0.01230234" calcext:value-type="float">
            <text:p>0.01230234</text:p>
          </table:table-cell>
          <table:table-cell office:value-type="float" office:value="7.500148" calcext:value-type="float">
            <text:p>7.500148</text:p>
          </table:table-cell>
          <table:table-cell office:value-type="float" office:value="11.96257" calcext:value-type="float">
            <text:p>11.96257</text:p>
          </table:table-cell>
          <table:table-cell office:value-type="float" office:value="26.1986" calcext:value-type="float">
            <text:p>26.1986</text:p>
          </table:table-cell>
          <table:table-cell office:value-type="float" office:value="41.88008" calcext:value-type="float">
            <text:p>41.88008</text:p>
          </table:table-cell>
          <table:table-cell office:value-type="float" office:value="37.31745" calcext:value-type="float">
            <text:p>37.31745</text:p>
          </table:table-cell>
          <table:table-cell office:value-type="float" office:value="16.9277" calcext:value-type="float">
            <text:p>16.9277</text:p>
          </table:table-cell>
          <table:table-cell office:value-type="float" office:value="2.930704" calcext:value-type="float">
            <text:p>2.930704</text:p>
          </table:table-cell>
          <table:table-cell office:value-type="float" office:value="1.363627" calcext:value-type="float">
            <text:p>1.363627</text:p>
          </table:table-cell>
          <table:table-cell office:value-type="float" office:value="82.16232" calcext:value-type="float">
            <text:p>82.16232</text:p>
          </table:table-cell>
          <table:table-cell office:value-type="float" office:value="0" calcext:value-type="float">
            <text:p>0</text:p>
          </table:table-cell>
          <table:table-cell office:value-type="float" office:value="-0.00718051" calcext:value-type="float">
            <text:p>-0.0071805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2.39466" calcext:value-type="float">
            <text:p>12.39466</text:p>
          </table:table-cell>
          <table:table-cell office:value-type="float" office:value="460.2009" calcext:value-type="float">
            <text:p>460.200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14507" calcext:value-type="float">
            <text:p>0.06014507</text:p>
          </table:table-cell>
          <table:table-cell office:value-type="float" office:value="12.57162" calcext:value-type="float">
            <text:p>12.57162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55936" calcext:value-type="float">
            <text:p>0.01155936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393133" calcext:value-type="float">
            <text:p>3.393133</text:p>
          </table:table-cell>
          <table:table-cell office:value-type="float" office:value="-0.02788909" calcext:value-type="float">
            <text:p>-0.02788909</text:p>
          </table:table-cell>
          <table:table-cell office:value-type="float" office:value="0.001918389" calcext:value-type="float">
            <text:p>0.001918389</text:p>
          </table:table-cell>
          <table:table-cell office:value-type="float" office:value="0.02273502" calcext:value-type="float">
            <text:p>0.02273502</text:p>
          </table:table-cell>
          <table:table-cell office:value-type="float" office:value="6.933338" calcext:value-type="float">
            <text:p>6.933338</text:p>
          </table:table-cell>
          <table:table-cell office:value-type="float" office:value="0.03727736" calcext:value-type="float">
            <text:p>0.03727736</text:p>
          </table:table-cell>
          <table:table-cell office:value-type="float" office:value="0.01305164" calcext:value-type="float">
            <text:p>0.01305164</text:p>
          </table:table-cell>
          <table:table-cell office:value-type="float" office:value="0.01080774" calcext:value-type="float">
            <text:p>0.01080774</text:p>
          </table:table-cell>
          <table:table-cell office:value-type="float" office:value="0.01761482" calcext:value-type="float">
            <text:p>0.01761482</text:p>
          </table:table-cell>
          <table:table-cell office:value-type="float" office:value="0.01961764" calcext:value-type="float">
            <text:p>0.01961764</text:p>
          </table:table-cell>
          <table:table-cell office:value-type="float" office:value="0.01932114" calcext:value-type="float">
            <text:p>0.01932114</text:p>
          </table:table-cell>
          <table:table-cell office:value-type="float" office:value="0.01677044" calcext:value-type="float">
            <text:p>0.01677044</text:p>
          </table:table-cell>
          <table:table-cell office:value-type="float" office:value="0.0123884" calcext:value-type="float">
            <text:p>0.0123884</text:p>
          </table:table-cell>
          <table:table-cell office:value-type="float" office:value="9.503119" calcext:value-type="float">
            <text:p>9.503119</text:p>
          </table:table-cell>
          <table:table-cell office:value-type="float" office:value="12.39509" calcext:value-type="float">
            <text:p>12.39509</text:p>
          </table:table-cell>
          <table:table-cell office:value-type="float" office:value="24.02134" calcext:value-type="float">
            <text:p>24.02134</text:p>
          </table:table-cell>
          <table:table-cell office:value-type="float" office:value="40.77108" calcext:value-type="float">
            <text:p>40.77108</text:p>
          </table:table-cell>
          <table:table-cell office:value-type="float" office:value="37.06057" calcext:value-type="float">
            <text:p>37.06057</text:p>
          </table:table-cell>
          <table:table-cell office:value-type="float" office:value="16.85131" calcext:value-type="float">
            <text:p>16.85131</text:p>
          </table:table-cell>
          <table:table-cell office:value-type="float" office:value="2.999272" calcext:value-type="float">
            <text:p>2.999272</text:p>
          </table:table-cell>
          <table:table-cell office:value-type="float" office:value="1.367566" calcext:value-type="float">
            <text:p>1.367566</text:p>
          </table:table-cell>
          <table:table-cell office:value-type="float" office:value="81.96002" calcext:value-type="float">
            <text:p>81.96002</text:p>
          </table:table-cell>
          <table:table-cell office:value-type="float" office:value="0" calcext:value-type="float">
            <text:p>0</text:p>
          </table:table-cell>
          <table:table-cell office:value-type="float" office:value="-0.007205366" calcext:value-type="float">
            <text:p>-0.00720536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12.43698" calcext:value-type="float">
            <text:p>12.43698</text:p>
          </table:table-cell>
          <table:table-cell office:value-type="float" office:value="460.1915" calcext:value-type="float">
            <text:p>460.191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38103" calcext:value-type="float">
            <text:p>0.06038103</text:p>
          </table:table-cell>
          <table:table-cell office:value-type="float" office:value="12.48605" calcext:value-type="float">
            <text:p>12.48605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62319" calcext:value-type="float">
            <text:p>0.01162319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444216" calcext:value-type="float">
            <text:p>3.444216</text:p>
          </table:table-cell>
          <table:table-cell office:value-type="float" office:value="-0.02789371" calcext:value-type="float">
            <text:p>-0.02789371</text:p>
          </table:table-cell>
          <table:table-cell office:value-type="float" office:value="0.001939509" calcext:value-type="float">
            <text:p>0.001939509</text:p>
          </table:table-cell>
          <table:table-cell office:value-type="float" office:value="0.02370761" calcext:value-type="float">
            <text:p>0.02370761</text:p>
          </table:table-cell>
          <table:table-cell office:value-type="float" office:value="7.014405" calcext:value-type="float">
            <text:p>7.014405</text:p>
          </table:table-cell>
          <table:table-cell office:value-type="float" office:value="0.04046756" calcext:value-type="float">
            <text:p>0.04046756</text:p>
          </table:table-cell>
          <table:table-cell office:value-type="float" office:value="0.01240072" calcext:value-type="float">
            <text:p>0.01240072</text:p>
          </table:table-cell>
          <table:table-cell office:value-type="float" office:value="0.01079514" calcext:value-type="float">
            <text:p>0.01079514</text:p>
          </table:table-cell>
          <table:table-cell office:value-type="float" office:value="0.01724469" calcext:value-type="float">
            <text:p>0.01724469</text:p>
          </table:table-cell>
          <table:table-cell office:value-type="float" office:value="0.01952795" calcext:value-type="float">
            <text:p>0.01952795</text:p>
          </table:table-cell>
          <table:table-cell office:value-type="float" office:value="0.01916923" calcext:value-type="float">
            <text:p>0.01916923</text:p>
          </table:table-cell>
          <table:table-cell office:value-type="float" office:value="0.01678652" calcext:value-type="float">
            <text:p>0.01678652</text:p>
          </table:table-cell>
          <table:table-cell office:value-type="float" office:value="0.01245125" calcext:value-type="float">
            <text:p>0.01245125</text:p>
          </table:table-cell>
          <table:table-cell office:value-type="float" office:value="9.790236" calcext:value-type="float">
            <text:p>9.790236</text:p>
          </table:table-cell>
          <table:table-cell office:value-type="float" office:value="14.19558" calcext:value-type="float">
            <text:p>14.19558</text:p>
          </table:table-cell>
          <table:table-cell office:value-type="float" office:value="23.56561" calcext:value-type="float">
            <text:p>23.56561</text:p>
          </table:table-cell>
          <table:table-cell office:value-type="float" office:value="39.42738" calcext:value-type="float">
            <text:p>39.42738</text:p>
          </table:table-cell>
          <table:table-cell office:value-type="float" office:value="36.32452" calcext:value-type="float">
            <text:p>36.32452</text:p>
          </table:table-cell>
          <table:table-cell office:value-type="float" office:value="16.72507" calcext:value-type="float">
            <text:p>16.72507</text:p>
          </table:table-cell>
          <table:table-cell office:value-type="float" office:value="3.078212" calcext:value-type="float">
            <text:p>3.078212</text:p>
          </table:table-cell>
          <table:table-cell office:value-type="float" office:value="1.368834" calcext:value-type="float">
            <text:p>1.368834</text:p>
          </table:table-cell>
          <table:table-cell office:value-type="float" office:value="82.64467" calcext:value-type="float">
            <text:p>82.64467</text:p>
          </table:table-cell>
          <table:table-cell office:value-type="float" office:value="0" calcext:value-type="float">
            <text:p>0</text:p>
          </table:table-cell>
          <table:table-cell office:value-type="float" office:value="-0.00724225" calcext:value-type="float">
            <text:p>-0.0072422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2.48366" calcext:value-type="float">
            <text:p>12.48366</text:p>
          </table:table-cell>
          <table:table-cell office:value-type="float" office:value="460.1826" calcext:value-type="float">
            <text:p>460.182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98503" calcext:value-type="float">
            <text:p>0.05998503</text:p>
          </table:table-cell>
          <table:table-cell office:value-type="float" office:value="12.38885" calcext:value-type="float">
            <text:p>12.38885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72365" calcext:value-type="float">
            <text:p>0.01172365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504011" calcext:value-type="float">
            <text:p>3.504011</text:p>
          </table:table-cell>
          <table:table-cell office:value-type="float" office:value="-0.02789526" calcext:value-type="float">
            <text:p>-0.02789526</text:p>
          </table:table-cell>
          <table:table-cell office:value-type="float" office:value="0.001950912" calcext:value-type="float">
            <text:p>0.001950912</text:p>
          </table:table-cell>
          <table:table-cell office:value-type="float" office:value="0.02475928" calcext:value-type="float">
            <text:p>0.02475928</text:p>
          </table:table-cell>
          <table:table-cell office:value-type="float" office:value="7.103664" calcext:value-type="float">
            <text:p>7.103664</text:p>
          </table:table-cell>
          <table:table-cell office:value-type="float" office:value="0.03017322" calcext:value-type="float">
            <text:p>0.03017322</text:p>
          </table:table-cell>
          <table:table-cell office:value-type="float" office:value="0.01244063" calcext:value-type="float">
            <text:p>0.01244063</text:p>
          </table:table-cell>
          <table:table-cell office:value-type="float" office:value="0.01078252" calcext:value-type="float">
            <text:p>0.01078252</text:p>
          </table:table-cell>
          <table:table-cell office:value-type="float" office:value="0.01701763" calcext:value-type="float">
            <text:p>0.01701763</text:p>
          </table:table-cell>
          <table:table-cell office:value-type="float" office:value="0.01939728" calcext:value-type="float">
            <text:p>0.01939728</text:p>
          </table:table-cell>
          <table:table-cell office:value-type="float" office:value="0.01897356" calcext:value-type="float">
            <text:p>0.01897356</text:p>
          </table:table-cell>
          <table:table-cell office:value-type="float" office:value="0.01675565" calcext:value-type="float">
            <text:p>0.01675565</text:p>
          </table:table-cell>
          <table:table-cell office:value-type="float" office:value="0.0124964" calcext:value-type="float">
            <text:p>0.0124964</text:p>
          </table:table-cell>
          <table:table-cell office:value-type="float" office:value="12.27128" calcext:value-type="float">
            <text:p>12.27128</text:p>
          </table:table-cell>
          <table:table-cell office:value-type="float" office:value="14.04388" calcext:value-type="float">
            <text:p>14.04388</text:p>
          </table:table-cell>
          <table:table-cell office:value-type="float" office:value="22.39375" calcext:value-type="float">
            <text:p>22.39375</text:p>
          </table:table-cell>
          <table:table-cell office:value-type="float" office:value="38.85279" calcext:value-type="float">
            <text:p>38.85279</text:p>
          </table:table-cell>
          <table:table-cell office:value-type="float" office:value="36.33209" calcext:value-type="float">
            <text:p>36.33209</text:p>
          </table:table-cell>
          <table:table-cell office:value-type="float" office:value="16.73408" calcext:value-type="float">
            <text:p>16.73408</text:p>
          </table:table-cell>
          <table:table-cell office:value-type="float" office:value="3.161412" calcext:value-type="float">
            <text:p>3.161412</text:p>
          </table:table-cell>
          <table:table-cell office:value-type="float" office:value="1.369227" calcext:value-type="float">
            <text:p>1.369227</text:p>
          </table:table-cell>
          <table:table-cell office:value-type="float" office:value="81.88692" calcext:value-type="float">
            <text:p>81.88692</text:p>
          </table:table-cell>
          <table:table-cell office:value-type="float" office:value="0" calcext:value-type="float">
            <text:p>0</text:p>
          </table:table-cell>
          <table:table-cell office:value-type="float" office:value="-0.007268531" calcext:value-type="float">
            <text:p>-0.00726853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12.52564" calcext:value-type="float">
            <text:p>12.52564</text:p>
          </table:table-cell>
          <table:table-cell office:value-type="float" office:value="460.1742" calcext:value-type="float">
            <text:p>460.17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03317" calcext:value-type="float">
            <text:p>0.06003317</text:p>
          </table:table-cell>
          <table:table-cell office:value-type="float" office:value="12.22177" calcext:value-type="float">
            <text:p>12.22177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192544" calcext:value-type="float">
            <text:p>0.01192544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648814" calcext:value-type="float">
            <text:p>3.648814</text:p>
          </table:table-cell>
          <table:table-cell office:value-type="float" office:value="-0.0279108" calcext:value-type="float">
            <text:p>-0.0279108</text:p>
          </table:table-cell>
          <table:table-cell office:value-type="float" office:value="0.001955494" calcext:value-type="float">
            <text:p>0.001955494</text:p>
          </table:table-cell>
          <table:table-cell office:value-type="float" office:value="0.0257026" calcext:value-type="float">
            <text:p>0.0257026</text:p>
          </table:table-cell>
          <table:table-cell office:value-type="float" office:value="7.182921" calcext:value-type="float">
            <text:p>7.182921</text:p>
          </table:table-cell>
          <table:table-cell office:value-type="float" office:value="0.04799224" calcext:value-type="float">
            <text:p>0.04799224</text:p>
          </table:table-cell>
          <table:table-cell office:value-type="float" office:value="0.01791788" calcext:value-type="float">
            <text:p>0.01791788</text:p>
          </table:table-cell>
          <table:table-cell office:value-type="float" office:value="0.01228206" calcext:value-type="float">
            <text:p>0.01228206</text:p>
          </table:table-cell>
          <table:table-cell office:value-type="float" office:value="0.01794542" calcext:value-type="float">
            <text:p>0.01794542</text:p>
          </table:table-cell>
          <table:table-cell office:value-type="float" office:value="0.01985544" calcext:value-type="float">
            <text:p>0.01985544</text:p>
          </table:table-cell>
          <table:table-cell office:value-type="float" office:value="0.01928826" calcext:value-type="float">
            <text:p>0.01928826</text:p>
          </table:table-cell>
          <table:table-cell office:value-type="float" office:value="0.01679045" calcext:value-type="float">
            <text:p>0.01679045</text:p>
          </table:table-cell>
          <table:table-cell office:value-type="float" office:value="0.01253613" calcext:value-type="float">
            <text:p>0.01253613</text:p>
          </table:table-cell>
          <table:table-cell office:value-type="float" office:value="2.359458" calcext:value-type="float">
            <text:p>2.359458</text:p>
          </table:table-cell>
          <table:table-cell office:value-type="float" office:value="6.806093" calcext:value-type="float">
            <text:p>6.806093</text:p>
          </table:table-cell>
          <table:table-cell office:value-type="float" office:value="19.84819" calcext:value-type="float">
            <text:p>19.84819</text:p>
          </table:table-cell>
          <table:table-cell office:value-type="float" office:value="36.95761" calcext:value-type="float">
            <text:p>36.95761</text:p>
          </table:table-cell>
          <table:table-cell office:value-type="float" office:value="40.74259" calcext:value-type="float">
            <text:p>40.74259</text:p>
          </table:table-cell>
          <table:table-cell office:value-type="float" office:value="19.3923" calcext:value-type="float">
            <text:p>19.3923</text:p>
          </table:table-cell>
          <table:table-cell office:value-type="float" office:value="3.283011" calcext:value-type="float">
            <text:p>3.283011</text:p>
          </table:table-cell>
          <table:table-cell office:value-type="float" office:value="1.370544" calcext:value-type="float">
            <text:p>1.370544</text:p>
          </table:table-cell>
          <table:table-cell office:value-type="float" office:value="80.3294" calcext:value-type="float">
            <text:p>80.3294</text:p>
          </table:table-cell>
          <table:table-cell office:value-type="float" office:value="0" calcext:value-type="float">
            <text:p>0</text:p>
          </table:table-cell>
          <table:table-cell office:value-type="float" office:value="-0.008301579" calcext:value-type="float">
            <text:p>-0.0083015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2.5732" calcext:value-type="float">
            <text:p>12.5732</text:p>
          </table:table-cell>
          <table:table-cell office:value-type="float" office:value="460.1669" calcext:value-type="float">
            <text:p>460.166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56555" calcext:value-type="float">
            <text:p>0.05956555</text:p>
          </table:table-cell>
          <table:table-cell office:value-type="float" office:value="11.94081" calcext:value-type="float">
            <text:p>11.94081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18618" calcext:value-type="float">
            <text:p>0.01218618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3.886616" calcext:value-type="float">
            <text:p>3.886616</text:p>
          </table:table-cell>
          <table:table-cell office:value-type="float" office:value="-0.02791849" calcext:value-type="float">
            <text:p>-0.02791849</text:p>
          </table:table-cell>
          <table:table-cell office:value-type="float" office:value="0.001964885" calcext:value-type="float">
            <text:p>0.001964885</text:p>
          </table:table-cell>
          <table:table-cell office:value-type="float" office:value="0.02674837" calcext:value-type="float">
            <text:p>0.02674837</text:p>
          </table:table-cell>
          <table:table-cell office:value-type="float" office:value="7.272108" calcext:value-type="float">
            <text:p>7.272108</text:p>
          </table:table-cell>
          <table:table-cell office:value-type="float" office:value="0.03093607" calcext:value-type="float">
            <text:p>0.03093607</text:p>
          </table:table-cell>
          <table:table-cell office:value-type="float" office:value="0.01430875" calcext:value-type="float">
            <text:p>0.01430875</text:p>
          </table:table-cell>
          <table:table-cell office:value-type="float" office:value="0.0114984" calcext:value-type="float">
            <text:p>0.0114984</text:p>
          </table:table-cell>
          <table:table-cell office:value-type="float" office:value="0.01750775" calcext:value-type="float">
            <text:p>0.01750775</text:p>
          </table:table-cell>
          <table:table-cell office:value-type="float" office:value="0.01997557" calcext:value-type="float">
            <text:p>0.01997557</text:p>
          </table:table-cell>
          <table:table-cell office:value-type="float" office:value="0.01961978" calcext:value-type="float">
            <text:p>0.01961978</text:p>
          </table:table-cell>
          <table:table-cell office:value-type="float" office:value="0.01707359" calcext:value-type="float">
            <text:p>0.01707359</text:p>
          </table:table-cell>
          <table:table-cell office:value-type="float" office:value="0.01258243" calcext:value-type="float">
            <text:p>0.01258243</text:p>
          </table:table-cell>
          <table:table-cell office:value-type="float" office:value="4.673607" calcext:value-type="float">
            <text:p>4.673607</text:p>
          </table:table-cell>
          <table:table-cell office:value-type="float" office:value="8.014477" calcext:value-type="float">
            <text:p>8.014477</text:p>
          </table:table-cell>
          <table:table-cell office:value-type="float" office:value="17.24713" calcext:value-type="float">
            <text:p>17.24713</text:p>
          </table:table-cell>
          <table:table-cell office:value-type="float" office:value="32.35221" calcext:value-type="float">
            <text:p>32.35221</text:p>
          </table:table-cell>
          <table:table-cell office:value-type="float" office:value="38.03556" calcext:value-type="float">
            <text:p>38.03556</text:p>
          </table:table-cell>
          <table:table-cell office:value-type="float" office:value="22.34204" calcext:value-type="float">
            <text:p>22.34204</text:p>
          </table:table-cell>
          <table:table-cell office:value-type="float" office:value="4.202028" calcext:value-type="float">
            <text:p>4.202028</text:p>
          </table:table-cell>
          <table:table-cell office:value-type="float" office:value="1.378894" calcext:value-type="float">
            <text:p>1.378894</text:p>
          </table:table-cell>
          <table:table-cell office:value-type="float" office:value="79.7736" calcext:value-type="float">
            <text:p>79.7736</text:p>
          </table:table-cell>
          <table:table-cell office:value-type="float" office:value="0" calcext:value-type="float">
            <text:p>0</text:p>
          </table:table-cell>
          <table:table-cell office:value-type="float" office:value="-0.008338364" calcext:value-type="float">
            <text:p>-0.0083383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12.62541" calcext:value-type="float">
            <text:p>12.62541</text:p>
          </table:table-cell>
          <table:table-cell office:value-type="float" office:value="460.1603" calcext:value-type="float">
            <text:p>460.160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27769" calcext:value-type="float">
            <text:p>0.05927769</text:p>
          </table:table-cell>
          <table:table-cell office:value-type="float" office:value="11.75751" calcext:value-type="float">
            <text:p>11.75751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3361" calcext:value-type="float">
            <text:p>0.0123361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021499" calcext:value-type="float">
            <text:p>4.021499</text:p>
          </table:table-cell>
          <table:table-cell office:value-type="float" office:value="-0.02791832" calcext:value-type="float">
            <text:p>-0.02791832</text:p>
          </table:table-cell>
          <table:table-cell office:value-type="float" office:value="0.001979858" calcext:value-type="float">
            <text:p>0.001979858</text:p>
          </table:table-cell>
          <table:table-cell office:value-type="float" office:value="0.02789206" calcext:value-type="float">
            <text:p>0.02789206</text:p>
          </table:table-cell>
          <table:table-cell office:value-type="float" office:value="7.369756" calcext:value-type="float">
            <text:p>7.369756</text:p>
          </table:table-cell>
          <table:table-cell office:value-type="float" office:value="0.02331369" calcext:value-type="float">
            <text:p>0.02331369</text:p>
          </table:table-cell>
          <table:table-cell office:value-type="float" office:value="0.0127482" calcext:value-type="float">
            <text:p>0.0127482</text:p>
          </table:table-cell>
          <table:table-cell office:value-type="float" office:value="0.01117509" calcext:value-type="float">
            <text:p>0.01117509</text:p>
          </table:table-cell>
          <table:table-cell office:value-type="float" office:value="0.0170152" calcext:value-type="float">
            <text:p>0.0170152</text:p>
          </table:table-cell>
          <table:table-cell office:value-type="float" office:value="0.01985126" calcext:value-type="float">
            <text:p>0.01985126</text:p>
          </table:table-cell>
          <table:table-cell office:value-type="float" office:value="0.01939605" calcext:value-type="float">
            <text:p>0.01939605</text:p>
          </table:table-cell>
          <table:table-cell office:value-type="float" office:value="0.01714415" calcext:value-type="float">
            <text:p>0.01714415</text:p>
          </table:table-cell>
          <table:table-cell office:value-type="float" office:value="0.01263447" calcext:value-type="float">
            <text:p>0.01263447</text:p>
          </table:table-cell>
          <table:table-cell office:value-type="float" office:value="6.09974" calcext:value-type="float">
            <text:p>6.09974</text:p>
          </table:table-cell>
          <table:table-cell office:value-type="float" office:value="8.837018" calcext:value-type="float">
            <text:p>8.837018</text:p>
          </table:table-cell>
          <table:table-cell office:value-type="float" office:value="16.45489" calcext:value-type="float">
            <text:p>16.45489</text:p>
          </table:table-cell>
          <table:table-cell office:value-type="float" office:value="30.89149" calcext:value-type="float">
            <text:p>30.89149</text:p>
          </table:table-cell>
          <table:table-cell office:value-type="float" office:value="36.62419" calcext:value-type="float">
            <text:p>36.62419</text:p>
          </table:table-cell>
          <table:table-cell office:value-type="float" office:value="21.81426" calcext:value-type="float">
            <text:p>21.81426</text:p>
          </table:table-cell>
          <table:table-cell office:value-type="float" office:value="4.410835" calcext:value-type="float">
            <text:p>4.410835</text:p>
          </table:table-cell>
          <table:table-cell office:value-type="float" office:value="1.390967" calcext:value-type="float">
            <text:p>1.390967</text:p>
          </table:table-cell>
          <table:table-cell office:value-type="float" office:value="79.41773" calcext:value-type="float">
            <text:p>79.41773</text:p>
          </table:table-cell>
          <table:table-cell office:value-type="float" office:value="0" calcext:value-type="float">
            <text:p>0</text:p>
          </table:table-cell>
          <table:table-cell office:value-type="float" office:value="-0.008373708" calcext:value-type="float">
            <text:p>-0.00837370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12.68418" calcext:value-type="float">
            <text:p>12.68418</text:p>
          </table:table-cell>
          <table:table-cell office:value-type="float" office:value="460.1548" calcext:value-type="float">
            <text:p>460.154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01508" calcext:value-type="float">
            <text:p>0.06001508</text:p>
          </table:table-cell>
          <table:table-cell office:value-type="float" office:value="11.64735" calcext:value-type="float">
            <text:p>11.64735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40398" calcext:value-type="float">
            <text:p>0.01240398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075155" calcext:value-type="float">
            <text:p>4.075155</text:p>
          </table:table-cell>
          <table:table-cell office:value-type="float" office:value="-0.02793383" calcext:value-type="float">
            <text:p>-0.02793383</text:p>
          </table:table-cell>
          <table:table-cell office:value-type="float" office:value="0.002007709" calcext:value-type="float">
            <text:p>0.002007709</text:p>
          </table:table-cell>
          <table:table-cell office:value-type="float" office:value="0.02921279" calcext:value-type="float">
            <text:p>0.02921279</text:p>
          </table:table-cell>
          <table:table-cell office:value-type="float" office:value="7.480033" calcext:value-type="float">
            <text:p>7.480033</text:p>
          </table:table-cell>
          <table:table-cell office:value-type="float" office:value="0.08522664" calcext:value-type="float">
            <text:p>0.08522664</text:p>
          </table:table-cell>
          <table:table-cell office:value-type="float" office:value="0.01272172" calcext:value-type="float">
            <text:p>0.01272172</text:p>
          </table:table-cell>
          <table:table-cell office:value-type="float" office:value="0.01126367" calcext:value-type="float">
            <text:p>0.01126367</text:p>
          </table:table-cell>
          <table:table-cell office:value-type="float" office:value="0.01656822" calcext:value-type="float">
            <text:p>0.01656822</text:p>
          </table:table-cell>
          <table:table-cell office:value-type="float" office:value="0.01971806" calcext:value-type="float">
            <text:p>0.01971806</text:p>
          </table:table-cell>
          <table:table-cell office:value-type="float" office:value="0.01921966" calcext:value-type="float">
            <text:p>0.01921966</text:p>
          </table:table-cell>
          <table:table-cell office:value-type="float" office:value="0.01711971" calcext:value-type="float">
            <text:p>0.01711971</text:p>
          </table:table-cell>
          <table:table-cell office:value-type="float" office:value="0.01267398" calcext:value-type="float">
            <text:p>0.01267398</text:p>
          </table:table-cell>
          <table:table-cell office:value-type="float" office:value="6.257098" calcext:value-type="float">
            <text:p>6.257098</text:p>
          </table:table-cell>
          <table:table-cell office:value-type="float" office:value="10.11018" calcext:value-type="float">
            <text:p>10.11018</text:p>
          </table:table-cell>
          <table:table-cell office:value-type="float" office:value="16.14364" calcext:value-type="float">
            <text:p>16.14364</text:p>
          </table:table-cell>
          <table:table-cell office:value-type="float" office:value="30.01173" calcext:value-type="float">
            <text:p>30.01173</text:p>
          </table:table-cell>
          <table:table-cell office:value-type="float" office:value="35.66336" calcext:value-type="float">
            <text:p>35.66336</text:p>
          </table:table-cell>
          <table:table-cell office:value-type="float" office:value="21.38945" calcext:value-type="float">
            <text:p>21.38945</text:p>
          </table:table-cell>
          <table:table-cell office:value-type="float" office:value="4.494463" calcext:value-type="float">
            <text:p>4.494463</text:p>
          </table:table-cell>
          <table:table-cell office:value-type="float" office:value="1.397334" calcext:value-type="float">
            <text:p>1.397334</text:p>
          </table:table-cell>
          <table:table-cell office:value-type="float" office:value="79.35506" calcext:value-type="float">
            <text:p>79.35506</text:p>
          </table:table-cell>
          <table:table-cell office:value-type="float" office:value="0" calcext:value-type="float">
            <text:p>0</text:p>
          </table:table-cell>
          <table:table-cell office:value-type="float" office:value="-0.008479355" calcext:value-type="float">
            <text:p>-0.00847935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12.74963" calcext:value-type="float">
            <text:p>12.74963</text:p>
          </table:table-cell>
          <table:table-cell office:value-type="float" office:value="460.1508" calcext:value-type="float">
            <text:p>460.150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32626" calcext:value-type="float">
            <text:p>0.06732626</text:p>
          </table:table-cell>
          <table:table-cell office:value-type="float" office:value="11.5529" calcext:value-type="float">
            <text:p>11.5529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45535" calcext:value-type="float">
            <text:p>0.01245535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098469" calcext:value-type="float">
            <text:p>4.098469</text:p>
          </table:table-cell>
          <table:table-cell office:value-type="float" office:value="-0.02797062" calcext:value-type="float">
            <text:p>-0.02797062</text:p>
          </table:table-cell>
          <table:table-cell office:value-type="float" office:value="0.002049804" calcext:value-type="float">
            <text:p>0.002049804</text:p>
          </table:table-cell>
          <table:table-cell office:value-type="float" office:value="0.03090922" calcext:value-type="float">
            <text:p>0.03090922</text:p>
          </table:table-cell>
          <table:table-cell office:value-type="float" office:value="7.6046" calcext:value-type="float">
            <text:p>7.6046</text:p>
          </table:table-cell>
          <table:table-cell office:value-type="float" office:value="0.642163" calcext:value-type="float">
            <text:p>0.642163</text:p>
          </table:table-cell>
          <table:table-cell office:value-type="float" office:value="0.01973502" calcext:value-type="float">
            <text:p>0.01973502</text:p>
          </table:table-cell>
          <table:table-cell office:value-type="float" office:value="0.01296714" calcext:value-type="float">
            <text:p>0.01296714</text:p>
          </table:table-cell>
          <table:table-cell office:value-type="float" office:value="0.01618298" calcext:value-type="float">
            <text:p>0.01618298</text:p>
          </table:table-cell>
          <table:table-cell office:value-type="float" office:value="0.01959646" calcext:value-type="float">
            <text:p>0.01959646</text:p>
          </table:table-cell>
          <table:table-cell office:value-type="float" office:value="0.01903096" calcext:value-type="float">
            <text:p>0.01903096</text:p>
          </table:table-cell>
          <table:table-cell office:value-type="float" office:value="0.01701716" calcext:value-type="float">
            <text:p>0.01701716</text:p>
          </table:table-cell>
          <table:table-cell office:value-type="float" office:value="0.01268843" calcext:value-type="float">
            <text:p>0.01268843</text:p>
          </table:table-cell>
          <table:table-cell office:value-type="float" office:value="5.178615" calcext:value-type="float">
            <text:p>5.178615</text:p>
          </table:table-cell>
          <table:table-cell office:value-type="float" office:value="10.91337" calcext:value-type="float">
            <text:p>10.91337</text:p>
          </table:table-cell>
          <table:table-cell office:value-type="float" office:value="15.75204" calcext:value-type="float">
            <text:p>15.75204</text:p>
          </table:table-cell>
          <table:table-cell office:value-type="float" office:value="29.63472" calcext:value-type="float">
            <text:p>29.63472</text:p>
          </table:table-cell>
          <table:table-cell office:value-type="float" office:value="35.19416" calcext:value-type="float">
            <text:p>35.19416</text:p>
          </table:table-cell>
          <table:table-cell office:value-type="float" office:value="21.13623" calcext:value-type="float">
            <text:p>21.13623</text:p>
          </table:table-cell>
          <table:table-cell office:value-type="float" office:value="4.592567" calcext:value-type="float">
            <text:p>4.592567</text:p>
          </table:table-cell>
          <table:table-cell office:value-type="float" office:value="1.399674" calcext:value-type="float">
            <text:p>1.399674</text:p>
          </table:table-cell>
          <table:table-cell office:value-type="float" office:value="79.52057" calcext:value-type="float">
            <text:p>79.52057</text:p>
          </table:table-cell>
          <table:table-cell office:value-type="float" office:value="0" calcext:value-type="float">
            <text:p>0</text:p>
          </table:table-cell>
          <table:table-cell office:value-type="float" office:value="-0.008644085" calcext:value-type="float">
            <text:p>-0.00864408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12.8234" calcext:value-type="float">
            <text:p>12.8234</text:p>
          </table:table-cell>
          <table:table-cell office:value-type="float" office:value="460.1476" calcext:value-type="float">
            <text:p>460.147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61172" calcext:value-type="float">
            <text:p>0.07261172</text:p>
          </table:table-cell>
          <table:table-cell office:value-type="float" office:value="11.4597" calcext:value-type="float">
            <text:p>11.4597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50306" calcext:value-type="float">
            <text:p>0.01250306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13075" calcext:value-type="float">
            <text:p>4.113075</text:p>
          </table:table-cell>
          <table:table-cell office:value-type="float" office:value="-0.02826885" calcext:value-type="float">
            <text:p>-0.02826885</text:p>
          </table:table-cell>
          <table:table-cell office:value-type="float" office:value="0.002092215" calcext:value-type="float">
            <text:p>0.002092215</text:p>
          </table:table-cell>
          <table:table-cell office:value-type="float" office:value="0.03289205" calcext:value-type="float">
            <text:p>0.03289205</text:p>
          </table:table-cell>
          <table:table-cell office:value-type="float" office:value="7.751883" calcext:value-type="float">
            <text:p>7.751883</text:p>
          </table:table-cell>
          <table:table-cell office:value-type="float" office:value="1.018507" calcext:value-type="float">
            <text:p>1.018507</text:p>
          </table:table-cell>
          <table:table-cell office:value-type="float" office:value="0.03793538" calcext:value-type="float">
            <text:p>0.03793538</text:p>
          </table:table-cell>
          <table:table-cell office:value-type="float" office:value="0.01445525" calcext:value-type="float">
            <text:p>0.01445525</text:p>
          </table:table-cell>
          <table:table-cell office:value-type="float" office:value="0.01610838" calcext:value-type="float">
            <text:p>0.01610838</text:p>
          </table:table-cell>
          <table:table-cell office:value-type="float" office:value="0.01955542" calcext:value-type="float">
            <text:p>0.01955542</text:p>
          </table:table-cell>
          <table:table-cell office:value-type="float" office:value="0.018934" calcext:value-type="float">
            <text:p>0.018934</text:p>
          </table:table-cell>
          <table:table-cell office:value-type="float" office:value="0.01693632" calcext:value-type="float">
            <text:p>0.01693632</text:p>
          </table:table-cell>
          <table:table-cell office:value-type="float" office:value="0.01266645" calcext:value-type="float">
            <text:p>0.01266645</text:p>
          </table:table-cell>
          <table:table-cell office:value-type="float" office:value="4.381137" calcext:value-type="float">
            <text:p>4.381137</text:p>
          </table:table-cell>
          <table:table-cell office:value-type="float" office:value="11.24555" calcext:value-type="float">
            <text:p>11.24555</text:p>
          </table:table-cell>
          <table:table-cell office:value-type="float" office:value="15.07675" calcext:value-type="float">
            <text:p>15.07675</text:p>
          </table:table-cell>
          <table:table-cell office:value-type="float" office:value="29.22601" calcext:value-type="float">
            <text:p>29.22601</text:p>
          </table:table-cell>
          <table:table-cell office:value-type="float" office:value="34.95874" calcext:value-type="float">
            <text:p>34.95874</text:p>
          </table:table-cell>
          <table:table-cell office:value-type="float" office:value="21.02483" calcext:value-type="float">
            <text:p>21.02483</text:p>
          </table:table-cell>
          <table:table-cell office:value-type="float" office:value="4.699081" calcext:value-type="float">
            <text:p>4.699081</text:p>
          </table:table-cell>
          <table:table-cell office:value-type="float" office:value="1.401822" calcext:value-type="float">
            <text:p>1.401822</text:p>
          </table:table-cell>
          <table:table-cell office:value-type="float" office:value="79.81586" calcext:value-type="float">
            <text:p>79.81586</text:p>
          </table:table-cell>
          <table:table-cell office:value-type="float" office:value="0" calcext:value-type="float">
            <text:p>0</text:p>
          </table:table-cell>
          <table:table-cell office:value-type="float" office:value="-0.009257989" calcext:value-type="float">
            <text:p>-0.00925798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12.89779" calcext:value-type="float">
            <text:p>12.89779</text:p>
          </table:table-cell>
          <table:table-cell office:value-type="float" office:value="460.1452" calcext:value-type="float">
            <text:p>460.145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12222" calcext:value-type="float">
            <text:p>0.07612222</text:p>
          </table:table-cell>
          <table:table-cell office:value-type="float" office:value="11.36914" calcext:value-type="float">
            <text:p>11.36914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54627" calcext:value-type="float">
            <text:p>0.01254627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22714" calcext:value-type="float">
            <text:p>4.122714</text:p>
          </table:table-cell>
          <table:table-cell office:value-type="float" office:value="-0.02960331" calcext:value-type="float">
            <text:p>-0.02960331</text:p>
          </table:table-cell>
          <table:table-cell office:value-type="float" office:value="0.002133912" calcext:value-type="float">
            <text:p>0.002133912</text:p>
          </table:table-cell>
          <table:table-cell office:value-type="float" office:value="0.03493112" calcext:value-type="float">
            <text:p>0.03493112</text:p>
          </table:table-cell>
          <table:table-cell office:value-type="float" office:value="7.908189" calcext:value-type="float">
            <text:p>7.908189</text:p>
          </table:table-cell>
          <table:table-cell office:value-type="float" office:value="1.247944" calcext:value-type="float">
            <text:p>1.247944</text:p>
          </table:table-cell>
          <table:table-cell office:value-type="float" office:value="0.05755765" calcext:value-type="float">
            <text:p>0.05755765</text:p>
          </table:table-cell>
          <table:table-cell office:value-type="float" office:value="0.01604842" calcext:value-type="float">
            <text:p>0.01604842</text:p>
          </table:table-cell>
          <table:table-cell office:value-type="float" office:value="0.01637699" calcext:value-type="float">
            <text:p>0.01637699</text:p>
          </table:table-cell>
          <table:table-cell office:value-type="float" office:value="0.0195734" calcext:value-type="float">
            <text:p>0.0195734</text:p>
          </table:table-cell>
          <table:table-cell office:value-type="float" office:value="0.01891065" calcext:value-type="float">
            <text:p>0.01891065</text:p>
          </table:table-cell>
          <table:table-cell office:value-type="float" office:value="0.01698138" calcext:value-type="float">
            <text:p>0.01698138</text:p>
          </table:table-cell>
          <table:table-cell office:value-type="float" office:value="0.01262383" calcext:value-type="float">
            <text:p>0.01262383</text:p>
          </table:table-cell>
          <table:table-cell office:value-type="float" office:value="3.916156" calcext:value-type="float">
            <text:p>3.916156</text:p>
          </table:table-cell>
          <table:table-cell office:value-type="float" office:value="11.27676" calcext:value-type="float">
            <text:p>11.27676</text:p>
          </table:table-cell>
          <table:table-cell office:value-type="float" office:value="14.34243" calcext:value-type="float">
            <text:p>14.34243</text:p>
          </table:table-cell>
          <table:table-cell office:value-type="float" office:value="28.76884" calcext:value-type="float">
            <text:p>28.76884</text:p>
          </table:table-cell>
          <table:table-cell office:value-type="float" office:value="34.7983" calcext:value-type="float">
            <text:p>34.7983</text:p>
          </table:table-cell>
          <table:table-cell office:value-type="float" office:value="20.98363" calcext:value-type="float">
            <text:p>20.98363</text:p>
          </table:table-cell>
          <table:table-cell office:value-type="float" office:value="4.81192" calcext:value-type="float">
            <text:p>4.81192</text:p>
          </table:table-cell>
          <table:table-cell office:value-type="float" office:value="1.404371" calcext:value-type="float">
            <text:p>1.404371</text:p>
          </table:table-cell>
          <table:table-cell office:value-type="float" office:value="80.165" calcext:value-type="float">
            <text:p>80.165</text:p>
          </table:table-cell>
          <table:table-cell office:value-type="float" office:value="0" calcext:value-type="float">
            <text:p>0</text:p>
          </table:table-cell>
          <table:table-cell office:value-type="float" office:value="-0.01112429" calcext:value-type="float">
            <text:p>-0.0111242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12.9753" calcext:value-type="float">
            <text:p>12.9753</text:p>
          </table:table-cell>
          <table:table-cell office:value-type="float" office:value="460.1432" calcext:value-type="float">
            <text:p>460.143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805345" calcext:value-type="float">
            <text:p>0.07805345</text:p>
          </table:table-cell>
          <table:table-cell office:value-type="float" office:value="11.28031" calcext:value-type="float">
            <text:p>11.28031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58768" calcext:value-type="float">
            <text:p>0.01258768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29751" calcext:value-type="float">
            <text:p>4.129751</text:p>
          </table:table-cell>
          <table:table-cell office:value-type="float" office:value="-0.030404" calcext:value-type="float">
            <text:p>-0.030404</text:p>
          </table:table-cell>
          <table:table-cell office:value-type="float" office:value="0.002176119" calcext:value-type="float">
            <text:p>0.002176119</text:p>
          </table:table-cell>
          <table:table-cell office:value-type="float" office:value="0.03714333" calcext:value-type="float">
            <text:p>0.03714333</text:p>
          </table:table-cell>
          <table:table-cell office:value-type="float" office:value="8.0781" calcext:value-type="float">
            <text:p>8.0781</text:p>
          </table:table-cell>
          <table:table-cell office:value-type="float" office:value="1.367638" calcext:value-type="float">
            <text:p>1.367638</text:p>
          </table:table-cell>
          <table:table-cell office:value-type="float" office:value="0.06531943" calcext:value-type="float">
            <text:p>0.06531943</text:p>
          </table:table-cell>
          <table:table-cell office:value-type="float" office:value="0.01751446" calcext:value-type="float">
            <text:p>0.01751446</text:p>
          </table:table-cell>
          <table:table-cell office:value-type="float" office:value="0.0169786" calcext:value-type="float">
            <text:p>0.0169786</text:p>
          </table:table-cell>
          <table:table-cell office:value-type="float" office:value="0.01967631" calcext:value-type="float">
            <text:p>0.01967631</text:p>
          </table:table-cell>
          <table:table-cell office:value-type="float" office:value="0.01891176" calcext:value-type="float">
            <text:p>0.01891176</text:p>
          </table:table-cell>
          <table:table-cell office:value-type="float" office:value="0.01715992" calcext:value-type="float">
            <text:p>0.01715992</text:p>
          </table:table-cell>
          <table:table-cell office:value-type="float" office:value="0.01257034" calcext:value-type="float">
            <text:p>0.01257034</text:p>
          </table:table-cell>
          <table:table-cell office:value-type="float" office:value="3.613228" calcext:value-type="float">
            <text:p>3.613228</text:p>
          </table:table-cell>
          <table:table-cell office:value-type="float" office:value="11.14406" calcext:value-type="float">
            <text:p>11.14406</text:p>
          </table:table-cell>
          <table:table-cell office:value-type="float" office:value="13.5878" calcext:value-type="float">
            <text:p>13.5878</text:p>
          </table:table-cell>
          <table:table-cell office:value-type="float" office:value="28.26344" calcext:value-type="float">
            <text:p>28.26344</text:p>
          </table:table-cell>
          <table:table-cell office:value-type="float" office:value="34.67693" calcext:value-type="float">
            <text:p>34.67693</text:p>
          </table:table-cell>
          <table:table-cell office:value-type="float" office:value="20.98952" calcext:value-type="float">
            <text:p>20.98952</text:p>
          </table:table-cell>
          <table:table-cell office:value-type="float" office:value="4.929753" calcext:value-type="float">
            <text:p>4.929753</text:p>
          </table:table-cell>
          <table:table-cell office:value-type="float" office:value="1.407488" calcext:value-type="float">
            <text:p>1.407488</text:p>
          </table:table-cell>
          <table:table-cell office:value-type="float" office:value="80.54096" calcext:value-type="float">
            <text:p>80.54096</text:p>
          </table:table-cell>
          <table:table-cell office:value-type="float" office:value="0" calcext:value-type="float">
            <text:p>0</text:p>
          </table:table-cell>
          <table:table-cell office:value-type="float" office:value="-0.01231865" calcext:value-type="float">
            <text:p>-0.012318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13.0518" calcext:value-type="float">
            <text:p>13.0518</text:p>
          </table:table-cell>
          <table:table-cell office:value-type="float" office:value="460.1413" calcext:value-type="float">
            <text:p>460.141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707129" calcext:value-type="float">
            <text:p>0.07707129</text:p>
          </table:table-cell>
          <table:table-cell office:value-type="float" office:value="11.19948" calcext:value-type="float">
            <text:p>11.19948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62752" calcext:value-type="float">
            <text:p>0.01262752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34417" calcext:value-type="float">
            <text:p>4.134417</text:p>
          </table:table-cell>
          <table:table-cell office:value-type="float" office:value="-0.03045971" calcext:value-type="float">
            <text:p>-0.03045971</text:p>
          </table:table-cell>
          <table:table-cell office:value-type="float" office:value="0.002212653" calcext:value-type="float">
            <text:p>0.002212653</text:p>
          </table:table-cell>
          <table:table-cell office:value-type="float" office:value="0.03904476" calcext:value-type="float">
            <text:p>0.03904476</text:p>
          </table:table-cell>
          <table:table-cell office:value-type="float" office:value="8.236706" calcext:value-type="float">
            <text:p>8.236706</text:p>
          </table:table-cell>
          <table:table-cell office:value-type="float" office:value="1.313081" calcext:value-type="float">
            <text:p>1.313081</text:p>
          </table:table-cell>
          <table:table-cell office:value-type="float" office:value="0.04956733" calcext:value-type="float">
            <text:p>0.04956733</text:p>
          </table:table-cell>
          <table:table-cell office:value-type="float" office:value="0.01560591" calcext:value-type="float">
            <text:p>0.01560591</text:p>
          </table:table-cell>
          <table:table-cell office:value-type="float" office:value="0.01676151" calcext:value-type="float">
            <text:p>0.01676151</text:p>
          </table:table-cell>
          <table:table-cell office:value-type="float" office:value="0.01975958" calcext:value-type="float">
            <text:p>0.01975958</text:p>
          </table:table-cell>
          <table:table-cell office:value-type="float" office:value="0.01896957" calcext:value-type="float">
            <text:p>0.01896957</text:p>
          </table:table-cell>
          <table:table-cell office:value-type="float" office:value="0.01737735" calcext:value-type="float">
            <text:p>0.01737735</text:p>
          </table:table-cell>
          <table:table-cell office:value-type="float" office:value="0.01252967" calcext:value-type="float">
            <text:p>0.01252967</text:p>
          </table:table-cell>
          <table:table-cell office:value-type="float" office:value="3.585346" calcext:value-type="float">
            <text:p>3.585346</text:p>
          </table:table-cell>
          <table:table-cell office:value-type="float" office:value="10.65751" calcext:value-type="float">
            <text:p>10.65751</text:p>
          </table:table-cell>
          <table:table-cell office:value-type="float" office:value="12.92844" calcext:value-type="float">
            <text:p>12.92844</text:p>
          </table:table-cell>
          <table:table-cell office:value-type="float" office:value="27.80317" calcext:value-type="float">
            <text:p>27.80317</text:p>
          </table:table-cell>
          <table:table-cell office:value-type="float" office:value="34.5492" calcext:value-type="float">
            <text:p>34.5492</text:p>
          </table:table-cell>
          <table:table-cell office:value-type="float" office:value="21.01505" calcext:value-type="float">
            <text:p>21.01505</text:p>
          </table:table-cell>
          <table:table-cell office:value-type="float" office:value="5.048384" calcext:value-type="float">
            <text:p>5.048384</text:p>
          </table:table-cell>
          <table:table-cell office:value-type="float" office:value="1.411079" calcext:value-type="float">
            <text:p>1.411079</text:p>
          </table:table-cell>
          <table:table-cell office:value-type="float" office:value="80.91496" calcext:value-type="float">
            <text:p>80.91496</text:p>
          </table:table-cell>
          <table:table-cell office:value-type="float" office:value="0" calcext:value-type="float">
            <text:p>0</text:p>
          </table:table-cell>
          <table:table-cell office:value-type="float" office:value="-0.01256909" calcext:value-type="float">
            <text:p>-0.012569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13.12407" calcext:value-type="float">
            <text:p>13.12407</text:p>
          </table:table-cell>
          <table:table-cell office:value-type="float" office:value="460.1407" calcext:value-type="float">
            <text:p>460.140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705809" calcext:value-type="float">
            <text:p>0.07705809</text:p>
          </table:table-cell>
          <table:table-cell office:value-type="float" office:value="11.11998" calcext:value-type="float">
            <text:p>11.11998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66699" calcext:value-type="float">
            <text:p>0.01266699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38928" calcext:value-type="float">
            <text:p>4.138928</text:p>
          </table:table-cell>
          <table:table-cell office:value-type="float" office:value="-0.03066027" calcext:value-type="float">
            <text:p>-0.03066027</text:p>
          </table:table-cell>
          <table:table-cell office:value-type="float" office:value="0.002249869" calcext:value-type="float">
            <text:p>0.002249869</text:p>
          </table:table-cell>
          <table:table-cell office:value-type="float" office:value="0.04097454" calcext:value-type="float">
            <text:p>0.04097454</text:p>
          </table:table-cell>
          <table:table-cell office:value-type="float" office:value="8.390804" calcext:value-type="float">
            <text:p>8.390804</text:p>
          </table:table-cell>
          <table:table-cell office:value-type="float" office:value="1.300419" calcext:value-type="float">
            <text:p>1.300419</text:p>
          </table:table-cell>
          <table:table-cell office:value-type="float" office:value="0.0452629" calcext:value-type="float">
            <text:p>0.0452629</text:p>
          </table:table-cell>
          <table:table-cell office:value-type="float" office:value="0.01646902" calcext:value-type="float">
            <text:p>0.01646902</text:p>
          </table:table-cell>
          <table:table-cell office:value-type="float" office:value="0.01688621" calcext:value-type="float">
            <text:p>0.01688621</text:p>
          </table:table-cell>
          <table:table-cell office:value-type="float" office:value="0.01982098" calcext:value-type="float">
            <text:p>0.01982098</text:p>
          </table:table-cell>
          <table:table-cell office:value-type="float" office:value="0.01901682" calcext:value-type="float">
            <text:p>0.01901682</text:p>
          </table:table-cell>
          <table:table-cell office:value-type="float" office:value="0.0177012" calcext:value-type="float">
            <text:p>0.0177012</text:p>
          </table:table-cell>
          <table:table-cell office:value-type="float" office:value="0.01252808" calcext:value-type="float">
            <text:p>0.01252808</text:p>
          </table:table-cell>
          <table:table-cell office:value-type="float" office:value="3.42942" calcext:value-type="float">
            <text:p>3.42942</text:p>
          </table:table-cell>
          <table:table-cell office:value-type="float" office:value="10.20826" calcext:value-type="float">
            <text:p>10.20826</text:p>
          </table:table-cell>
          <table:table-cell office:value-type="float" office:value="12.27977" calcext:value-type="float">
            <text:p>12.27977</text:p>
          </table:table-cell>
          <table:table-cell office:value-type="float" office:value="27.36518" calcext:value-type="float">
            <text:p>27.36518</text:p>
          </table:table-cell>
          <table:table-cell office:value-type="float" office:value="34.41483" calcext:value-type="float">
            <text:p>34.41483</text:p>
          </table:table-cell>
          <table:table-cell office:value-type="float" office:value="21.04154" calcext:value-type="float">
            <text:p>21.04154</text:p>
          </table:table-cell>
          <table:table-cell office:value-type="float" office:value="5.16446" calcext:value-type="float">
            <text:p>5.16446</text:p>
          </table:table-cell>
          <table:table-cell office:value-type="float" office:value="1.414785" calcext:value-type="float">
            <text:p>1.414785</text:p>
          </table:table-cell>
          <table:table-cell office:value-type="float" office:value="81.29961" calcext:value-type="float">
            <text:p>81.29961</text:p>
          </table:table-cell>
          <table:table-cell office:value-type="float" office:value="0" calcext:value-type="float">
            <text:p>0</text:p>
          </table:table-cell>
          <table:table-cell office:value-type="float" office:value="-0.0131789" calcext:value-type="float">
            <text:p>-0.01317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3.19003" calcext:value-type="float">
            <text:p>13.19003</text:p>
          </table:table-cell>
          <table:table-cell office:value-type="float" office:value="460.1408" calcext:value-type="float">
            <text:p>460.140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854723" calcext:value-type="float">
            <text:p>0.07854723</text:p>
          </table:table-cell>
          <table:table-cell office:value-type="float" office:value="11.04257" calcext:value-type="float">
            <text:p>11.04257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70651" calcext:value-type="float">
            <text:p>0.01270651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43337" calcext:value-type="float">
            <text:p>4.143337</text:p>
          </table:table-cell>
          <table:table-cell office:value-type="float" office:value="-0.03200153" calcext:value-type="float">
            <text:p>-0.03200153</text:p>
          </table:table-cell>
          <table:table-cell office:value-type="float" office:value="0.002290271" calcext:value-type="float">
            <text:p>0.002290271</text:p>
          </table:table-cell>
          <table:table-cell office:value-type="float" office:value="0.04312143" calcext:value-type="float">
            <text:p>0.04312143</text:p>
          </table:table-cell>
          <table:table-cell office:value-type="float" office:value="8.547418" calcext:value-type="float">
            <text:p>8.547418</text:p>
          </table:table-cell>
          <table:table-cell office:value-type="float" office:value="1.328032" calcext:value-type="float">
            <text:p>1.328032</text:p>
          </table:table-cell>
          <table:table-cell office:value-type="float" office:value="0.08146356" calcext:value-type="float">
            <text:p>0.08146356</text:p>
          </table:table-cell>
          <table:table-cell office:value-type="float" office:value="0.01917941" calcext:value-type="float">
            <text:p>0.01917941</text:p>
          </table:table-cell>
          <table:table-cell office:value-type="float" office:value="0.01832846" calcext:value-type="float">
            <text:p>0.01832846</text:p>
          </table:table-cell>
          <table:table-cell office:value-type="float" office:value="0.02001995" calcext:value-type="float">
            <text:p>0.02001995</text:p>
          </table:table-cell>
          <table:table-cell office:value-type="float" office:value="0.01905726" calcext:value-type="float">
            <text:p>0.01905726</text:p>
          </table:table-cell>
          <table:table-cell office:value-type="float" office:value="0.01807253" calcext:value-type="float">
            <text:p>0.01807253</text:p>
          </table:table-cell>
          <table:table-cell office:value-type="float" office:value="0.01252248" calcext:value-type="float">
            <text:p>0.01252248</text:p>
          </table:table-cell>
          <table:table-cell office:value-type="float" office:value="3.191434" calcext:value-type="float">
            <text:p>3.191434</text:p>
          </table:table-cell>
          <table:table-cell office:value-type="float" office:value="10.03323" calcext:value-type="float">
            <text:p>10.03323</text:p>
          </table:table-cell>
          <table:table-cell office:value-type="float" office:value="11.58812" calcext:value-type="float">
            <text:p>11.58812</text:p>
          </table:table-cell>
          <table:table-cell office:value-type="float" office:value="26.89739" calcext:value-type="float">
            <text:p>26.89739</text:p>
          </table:table-cell>
          <table:table-cell office:value-type="float" office:value="34.28868" calcext:value-type="float">
            <text:p>34.28868</text:p>
          </table:table-cell>
          <table:table-cell office:value-type="float" office:value="21.08301" calcext:value-type="float">
            <text:p>21.08301</text:p>
          </table:table-cell>
          <table:table-cell office:value-type="float" office:value="5.284349" calcext:value-type="float">
            <text:p>5.284349</text:p>
          </table:table-cell>
          <table:table-cell office:value-type="float" office:value="1.418896" calcext:value-type="float">
            <text:p>1.418896</text:p>
          </table:table-cell>
          <table:table-cell office:value-type="float" office:value="81.7113" calcext:value-type="float">
            <text:p>81.7113</text:p>
          </table:table-cell>
          <table:table-cell office:value-type="float" office:value="0" calcext:value-type="float">
            <text:p>0</text:p>
          </table:table-cell>
          <table:table-cell office:value-type="float" office:value="-0.01471527" calcext:value-type="float">
            <text:p>-0.014715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3.23562" calcext:value-type="float">
            <text:p>13.23562</text:p>
          </table:table-cell>
          <table:table-cell office:value-type="float" office:value="460.1391" calcext:value-type="float">
            <text:p>460.139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227009" calcext:value-type="float">
            <text:p>0.08227009</text:p>
          </table:table-cell>
          <table:table-cell office:value-type="float" office:value="10.97997" calcext:value-type="float">
            <text:p>10.97997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74608" calcext:value-type="float">
            <text:p>0.01274608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4766" calcext:value-type="float">
            <text:p>4.14766</text:p>
          </table:table-cell>
          <table:table-cell office:value-type="float" office:value="-0.03582179" calcext:value-type="float">
            <text:p>-0.03582179</text:p>
          </table:table-cell>
          <table:table-cell office:value-type="float" office:value="0.002330817" calcext:value-type="float">
            <text:p>0.002330817</text:p>
          </table:table-cell>
          <table:table-cell office:value-type="float" office:value="0.04525007" calcext:value-type="float">
            <text:p>0.04525007</text:p>
          </table:table-cell>
          <table:table-cell office:value-type="float" office:value="8.680756" calcext:value-type="float">
            <text:p>8.680756</text:p>
          </table:table-cell>
          <table:table-cell office:value-type="float" office:value="1.344906" calcext:value-type="float">
            <text:p>1.344906</text:p>
          </table:table-cell>
          <table:table-cell office:value-type="float" office:value="0.2363249" calcext:value-type="float">
            <text:p>0.2363249</text:p>
          </table:table-cell>
          <table:table-cell office:value-type="float" office:value="0.02248043" calcext:value-type="float">
            <text:p>0.02248043</text:p>
          </table:table-cell>
          <table:table-cell office:value-type="float" office:value="0.02058551" calcext:value-type="float">
            <text:p>0.02058551</text:p>
          </table:table-cell>
          <table:table-cell office:value-type="float" office:value="0.02045783" calcext:value-type="float">
            <text:p>0.02045783</text:p>
          </table:table-cell>
          <table:table-cell office:value-type="float" office:value="0.01922381" calcext:value-type="float">
            <text:p>0.01922381</text:p>
          </table:table-cell>
          <table:table-cell office:value-type="float" office:value="0.01852073" calcext:value-type="float">
            <text:p>0.01852073</text:p>
          </table:table-cell>
          <table:table-cell office:value-type="float" office:value="0.01250234" calcext:value-type="float">
            <text:p>0.01250234</text:p>
          </table:table-cell>
          <table:table-cell office:value-type="float" office:value="2.971346" calcext:value-type="float">
            <text:p>2.971346</text:p>
          </table:table-cell>
          <table:table-cell office:value-type="float" office:value="10.13803" calcext:value-type="float">
            <text:p>10.13803</text:p>
          </table:table-cell>
          <table:table-cell office:value-type="float" office:value="10.98101" calcext:value-type="float">
            <text:p>10.98101</text:p>
          </table:table-cell>
          <table:table-cell office:value-type="float" office:value="26.44229" calcext:value-type="float">
            <text:p>26.44229</text:p>
          </table:table-cell>
          <table:table-cell office:value-type="float" office:value="34.17194" calcext:value-type="float">
            <text:p>34.17194</text:p>
          </table:table-cell>
          <table:table-cell office:value-type="float" office:value="21.14185" calcext:value-type="float">
            <text:p>21.14185</text:p>
          </table:table-cell>
          <table:table-cell office:value-type="float" office:value="5.410247" calcext:value-type="float">
            <text:p>5.410247</text:p>
          </table:table-cell>
          <table:table-cell office:value-type="float" office:value="1.423729" calcext:value-type="float">
            <text:p>1.423729</text:p>
          </table:table-cell>
          <table:table-cell office:value-type="float" office:value="82.11211" calcext:value-type="float">
            <text:p>82.11211</text:p>
          </table:table-cell>
          <table:table-cell office:value-type="float" office:value="0" calcext:value-type="float">
            <text:p>0</text:p>
          </table:table-cell>
          <table:table-cell office:value-type="float" office:value="-0.01854101" calcext:value-type="float">
            <text:p>-0.018541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13.26774" calcext:value-type="float">
            <text:p>13.26774</text:p>
          </table:table-cell>
          <table:table-cell office:value-type="float" office:value="460.1357" calcext:value-type="float">
            <text:p>460.135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358337" calcext:value-type="float">
            <text:p>0.08358337</text:p>
          </table:table-cell>
          <table:table-cell office:value-type="float" office:value="10.93018" calcext:value-type="float">
            <text:p>10.93018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78572" calcext:value-type="float">
            <text:p>0.01278572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5179" calcext:value-type="float">
            <text:p>4.15179</text:p>
          </table:table-cell>
          <table:table-cell office:value-type="float" office:value="-0.04159838" calcext:value-type="float">
            <text:p>-0.04159838</text:p>
          </table:table-cell>
          <table:table-cell office:value-type="float" office:value="0.002370656" calcext:value-type="float">
            <text:p>0.002370656</text:p>
          </table:table-cell>
          <table:table-cell office:value-type="float" office:value="0.04732727" calcext:value-type="float">
            <text:p>0.04732727</text:p>
          </table:table-cell>
          <table:table-cell office:value-type="float" office:value="8.80484" calcext:value-type="float">
            <text:p>8.80484</text:p>
          </table:table-cell>
          <table:table-cell office:value-type="float" office:value="1.325246" calcext:value-type="float">
            <text:p>1.325246</text:p>
          </table:table-cell>
          <table:table-cell office:value-type="float" office:value="0.2888995" calcext:value-type="float">
            <text:p>0.2888995</text:p>
          </table:table-cell>
          <table:table-cell office:value-type="float" office:value="0.02547603" calcext:value-type="float">
            <text:p>0.02547603</text:p>
          </table:table-cell>
          <table:table-cell office:value-type="float" office:value="0.02273477" calcext:value-type="float">
            <text:p>0.02273477</text:p>
          </table:table-cell>
          <table:table-cell office:value-type="float" office:value="0.02104458" calcext:value-type="float">
            <text:p>0.02104458</text:p>
          </table:table-cell>
          <table:table-cell office:value-type="float" office:value="0.01950156" calcext:value-type="float">
            <text:p>0.01950156</text:p>
          </table:table-cell>
          <table:table-cell office:value-type="float" office:value="0.01910034" calcext:value-type="float">
            <text:p>0.01910034</text:p>
          </table:table-cell>
          <table:table-cell office:value-type="float" office:value="0.01248291" calcext:value-type="float">
            <text:p>0.01248291</text:p>
          </table:table-cell>
          <table:table-cell office:value-type="float" office:value="2.820414" calcext:value-type="float">
            <text:p>2.820414</text:p>
          </table:table-cell>
          <table:table-cell office:value-type="float" office:value="10.13669" calcext:value-type="float">
            <text:p>10.13669</text:p>
          </table:table-cell>
          <table:table-cell office:value-type="float" office:value="10.49041" calcext:value-type="float">
            <text:p>10.49041</text:p>
          </table:table-cell>
          <table:table-cell office:value-type="float" office:value="26.04238" calcext:value-type="float">
            <text:p>26.04238</text:p>
          </table:table-cell>
          <table:table-cell office:value-type="float" office:value="34.06573" calcext:value-type="float">
            <text:p>34.06573</text:p>
          </table:table-cell>
          <table:table-cell office:value-type="float" office:value="21.21647" calcext:value-type="float">
            <text:p>21.21647</text:p>
          </table:table-cell>
          <table:table-cell office:value-type="float" office:value="5.542238" calcext:value-type="float">
            <text:p>5.542238</text:p>
          </table:table-cell>
          <table:table-cell office:value-type="float" office:value="1.429344" calcext:value-type="float">
            <text:p>1.429344</text:p>
          </table:table-cell>
          <table:table-cell office:value-type="float" office:value="82.50965" calcext:value-type="float">
            <text:p>82.50965</text:p>
          </table:table-cell>
          <table:table-cell office:value-type="float" office:value="0" calcext:value-type="float">
            <text:p>0</text:p>
          </table:table-cell>
          <table:table-cell office:value-type="float" office:value="-0.02512125" calcext:value-type="float">
            <text:p>-0.025121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13.32398" calcext:value-type="float">
            <text:p>13.32398</text:p>
          </table:table-cell>
          <table:table-cell office:value-type="float" office:value="460.1357" calcext:value-type="float">
            <text:p>460.135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02178" calcext:value-type="float">
            <text:p>0.07602178</text:p>
          </table:table-cell>
          <table:table-cell office:value-type="float" office:value="10.86842" calcext:value-type="float">
            <text:p>10.86842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82529" calcext:value-type="float">
            <text:p>0.01282529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5586" calcext:value-type="float">
            <text:p>4.15586</text:p>
          </table:table-cell>
          <table:table-cell office:value-type="float" office:value="-0.04626691" calcext:value-type="float">
            <text:p>-0.04626691</text:p>
          </table:table-cell>
          <table:table-cell office:value-type="float" office:value="0.002396667" calcext:value-type="float">
            <text:p>0.002396667</text:p>
          </table:table-cell>
          <table:table-cell office:value-type="float" office:value="0.04959953" calcext:value-type="float">
            <text:p>0.04959953</text:p>
          </table:table-cell>
          <table:table-cell office:value-type="float" office:value="8.980596" calcext:value-type="float">
            <text:p>8.980596</text:p>
          </table:table-cell>
          <table:table-cell office:value-type="float" office:value="0.8255013" calcext:value-type="float">
            <text:p>0.8255013</text:p>
          </table:table-cell>
          <table:table-cell office:value-type="float" office:value="0.2017254" calcext:value-type="float">
            <text:p>0.2017254</text:p>
          </table:table-cell>
          <table:table-cell office:value-type="float" office:value="0.023455" calcext:value-type="float">
            <text:p>0.023455</text:p>
          </table:table-cell>
          <table:table-cell office:value-type="float" office:value="0.02161421" calcext:value-type="float">
            <text:p>0.02161421</text:p>
          </table:table-cell>
          <table:table-cell office:value-type="float" office:value="0.02088203" calcext:value-type="float">
            <text:p>0.02088203</text:p>
          </table:table-cell>
          <table:table-cell office:value-type="float" office:value="0.01951217" calcext:value-type="float">
            <text:p>0.01951217</text:p>
          </table:table-cell>
          <table:table-cell office:value-type="float" office:value="0.019636" calcext:value-type="float">
            <text:p>0.019636</text:p>
          </table:table-cell>
          <table:table-cell office:value-type="float" office:value="0.01248262" calcext:value-type="float">
            <text:p>0.01248262</text:p>
          </table:table-cell>
          <table:table-cell office:value-type="float" office:value="4.458502" calcext:value-type="float">
            <text:p>4.458502</text:p>
          </table:table-cell>
          <table:table-cell office:value-type="float" office:value="8.346257" calcext:value-type="float">
            <text:p>8.346257</text:p>
          </table:table-cell>
          <table:table-cell office:value-type="float" office:value="9.934657" calcext:value-type="float">
            <text:p>9.934657</text:p>
          </table:table-cell>
          <table:table-cell office:value-type="float" office:value="25.66576" calcext:value-type="float">
            <text:p>25.66576</text:p>
          </table:table-cell>
          <table:table-cell office:value-type="float" office:value="33.98092" calcext:value-type="float">
            <text:p>33.98092</text:p>
          </table:table-cell>
          <table:table-cell office:value-type="float" office:value="21.30259" calcext:value-type="float">
            <text:p>21.30259</text:p>
          </table:table-cell>
          <table:table-cell office:value-type="float" office:value="5.677964" calcext:value-type="float">
            <text:p>5.677964</text:p>
          </table:table-cell>
          <table:table-cell office:value-type="float" office:value="1.43571" calcext:value-type="float">
            <text:p>1.43571</text:p>
          </table:table-cell>
          <table:table-cell office:value-type="float" office:value="84.31665" calcext:value-type="float">
            <text:p>84.31665</text:p>
          </table:table-cell>
          <table:table-cell office:value-type="float" office:value="0" calcext:value-type="float">
            <text:p>0</text:p>
          </table:table-cell>
          <table:table-cell office:value-type="float" office:value="-0.03139699" calcext:value-type="float">
            <text:p>-0.031396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3.38208" calcext:value-type="float">
            <text:p>13.38208</text:p>
          </table:table-cell>
          <table:table-cell office:value-type="float" office:value="460.1364" calcext:value-type="float">
            <text:p>460.136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33149" calcext:value-type="float">
            <text:p>0.0733149</text:p>
          </table:table-cell>
          <table:table-cell office:value-type="float" office:value="10.80058" calcext:value-type="float">
            <text:p>10.80058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86471" calcext:value-type="float">
            <text:p>0.01286471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60135" calcext:value-type="float">
            <text:p>4.160135</text:p>
          </table:table-cell>
          <table:table-cell office:value-type="float" office:value="-0.04817656" calcext:value-type="float">
            <text:p>-0.04817656</text:p>
          </table:table-cell>
          <table:table-cell office:value-type="float" office:value="0.00242185" calcext:value-type="float">
            <text:p>0.00242185</text:p>
          </table:table-cell>
          <table:table-cell office:value-type="float" office:value="0.0515154" calcext:value-type="float">
            <text:p>0.0515154</text:p>
          </table:table-cell>
          <table:table-cell office:value-type="float" office:value="9.137284" calcext:value-type="float">
            <text:p>9.137284</text:p>
          </table:table-cell>
          <table:table-cell office:value-type="float" office:value="0.6979059" calcext:value-type="float">
            <text:p>0.6979059</text:p>
          </table:table-cell>
          <table:table-cell office:value-type="float" office:value="0.1535194" calcext:value-type="float">
            <text:p>0.1535194</text:p>
          </table:table-cell>
          <table:table-cell office:value-type="float" office:value="0.02122937" calcext:value-type="float">
            <text:p>0.02122937</text:p>
          </table:table-cell>
          <table:table-cell office:value-type="float" office:value="0.02053757" calcext:value-type="float">
            <text:p>0.02053757</text:p>
          </table:table-cell>
          <table:table-cell office:value-type="float" office:value="0.02067993" calcext:value-type="float">
            <text:p>0.02067993</text:p>
          </table:table-cell>
          <table:table-cell office:value-type="float" office:value="0.01944553" calcext:value-type="float">
            <text:p>0.01944553</text:p>
          </table:table-cell>
          <table:table-cell office:value-type="float" office:value="0.01996993" calcext:value-type="float">
            <text:p>0.01996993</text:p>
          </table:table-cell>
          <table:table-cell office:value-type="float" office:value="0.01253691" calcext:value-type="float">
            <text:p>0.01253691</text:p>
          </table:table-cell>
          <table:table-cell office:value-type="float" office:value="4.149522" calcext:value-type="float">
            <text:p>4.149522</text:p>
          </table:table-cell>
          <table:table-cell office:value-type="float" office:value="7.506855" calcext:value-type="float">
            <text:p>7.506855</text:p>
          </table:table-cell>
          <table:table-cell office:value-type="float" office:value="9.323476" calcext:value-type="float">
            <text:p>9.323476</text:p>
          </table:table-cell>
          <table:table-cell office:value-type="float" office:value="25.09266" calcext:value-type="float">
            <text:p>25.09266</text:p>
          </table:table-cell>
          <table:table-cell office:value-type="float" office:value="33.78105" calcext:value-type="float">
            <text:p>33.78105</text:p>
          </table:table-cell>
          <table:table-cell office:value-type="float" office:value="21.3852" calcext:value-type="float">
            <text:p>21.3852</text:p>
          </table:table-cell>
          <table:table-cell office:value-type="float" office:value="5.807651" calcext:value-type="float">
            <text:p>5.807651</text:p>
          </table:table-cell>
          <table:table-cell office:value-type="float" office:value="1.442215" calcext:value-type="float">
            <text:p>1.442215</text:p>
          </table:table-cell>
          <table:table-cell office:value-type="float" office:value="84.33075" calcext:value-type="float">
            <text:p>84.33075</text:p>
          </table:table-cell>
          <table:table-cell office:value-type="float" office:value="0" calcext:value-type="float">
            <text:p>0</text:p>
          </table:table-cell>
          <table:table-cell office:value-type="float" office:value="-0.03405778" calcext:value-type="float">
            <text:p>-0.034057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13.42218" calcext:value-type="float">
            <text:p>13.42218</text:p>
          </table:table-cell>
          <table:table-cell office:value-type="float" office:value="460.1351" calcext:value-type="float">
            <text:p>460.135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43983" calcext:value-type="float">
            <text:p>0.07443983</text:p>
          </table:table-cell>
          <table:table-cell office:value-type="float" office:value="10.75029" calcext:value-type="float">
            <text:p>10.75029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90336" calcext:value-type="float">
            <text:p>0.01290336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63562" calcext:value-type="float">
            <text:p>4.163562</text:p>
          </table:table-cell>
          <table:table-cell office:value-type="float" office:value="-0.04957065" calcext:value-type="float">
            <text:p>-0.04957065</text:p>
          </table:table-cell>
          <table:table-cell office:value-type="float" office:value="0.002465433" calcext:value-type="float">
            <text:p>0.002465433</text:p>
          </table:table-cell>
          <table:table-cell office:value-type="float" office:value="0.05330478" calcext:value-type="float">
            <text:p>0.05330478</text:p>
          </table:table-cell>
          <table:table-cell office:value-type="float" office:value="9.264" calcext:value-type="float">
            <text:p>9.264</text:p>
          </table:table-cell>
          <table:table-cell office:value-type="float" office:value="0.8060932" calcext:value-type="float">
            <text:p>0.8060932</text:p>
          </table:table-cell>
          <table:table-cell office:value-type="float" office:value="0.1297217" calcext:value-type="float">
            <text:p>0.1297217</text:p>
          </table:table-cell>
          <table:table-cell office:value-type="float" office:value="0.02217874" calcext:value-type="float">
            <text:p>0.02217874</text:p>
          </table:table-cell>
          <table:table-cell office:value-type="float" office:value="0.02115773" calcext:value-type="float">
            <text:p>0.02115773</text:p>
          </table:table-cell>
          <table:table-cell office:value-type="float" office:value="0.02075947" calcext:value-type="float">
            <text:p>0.02075947</text:p>
          </table:table-cell>
          <table:table-cell office:value-type="float" office:value="0.0194962" calcext:value-type="float">
            <text:p>0.0194962</text:p>
          </table:table-cell>
          <table:table-cell office:value-type="float" office:value="0.02038244" calcext:value-type="float">
            <text:p>0.02038244</text:p>
          </table:table-cell>
          <table:table-cell office:value-type="float" office:value="0.01263065" calcext:value-type="float">
            <text:p>0.01263065</text:p>
          </table:table-cell>
          <table:table-cell office:value-type="float" office:value="3.327039" calcext:value-type="float">
            <text:p>3.327039</text:p>
          </table:table-cell>
          <table:table-cell office:value-type="float" office:value="7.821263" calcext:value-type="float">
            <text:p>7.821263</text:p>
          </table:table-cell>
          <table:table-cell office:value-type="float" office:value="8.977146" calcext:value-type="float">
            <text:p>8.977146</text:p>
          </table:table-cell>
          <table:table-cell office:value-type="float" office:value="24.83205" calcext:value-type="float">
            <text:p>24.83205</text:p>
          </table:table-cell>
          <table:table-cell office:value-type="float" office:value="33.52786" calcext:value-type="float">
            <text:p>33.52786</text:p>
          </table:table-cell>
          <table:table-cell office:value-type="float" office:value="21.39387" calcext:value-type="float">
            <text:p>21.39387</text:p>
          </table:table-cell>
          <table:table-cell office:value-type="float" office:value="5.933325" calcext:value-type="float">
            <text:p>5.933325</text:p>
          </table:table-cell>
          <table:table-cell office:value-type="float" office:value="1.448608" calcext:value-type="float">
            <text:p>1.448608</text:p>
          </table:table-cell>
          <table:table-cell office:value-type="float" office:value="84.41522" calcext:value-type="float">
            <text:p>84.41522</text:p>
          </table:table-cell>
          <table:table-cell office:value-type="float" office:value="0" calcext:value-type="float">
            <text:p>0</text:p>
          </table:table-cell>
          <table:table-cell office:value-type="float" office:value="-0.03610707" calcext:value-type="float">
            <text:p>-0.036107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3.43827" calcext:value-type="float">
            <text:p>13.43827</text:p>
          </table:table-cell>
          <table:table-cell office:value-type="float" office:value="460.1318" calcext:value-type="float">
            <text:p>460.131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41231" calcext:value-type="float">
            <text:p>0.07641231</text:p>
          </table:table-cell>
          <table:table-cell office:value-type="float" office:value="10.72086" calcext:value-type="float">
            <text:p>10.72086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94142" calcext:value-type="float">
            <text:p>0.01294142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66249" calcext:value-type="float">
            <text:p>4.166249</text:p>
          </table:table-cell>
          <table:table-cell office:value-type="float" office:value="-0.05341174" calcext:value-type="float">
            <text:p>-0.05341174</text:p>
          </table:table-cell>
          <table:table-cell office:value-type="float" office:value="0.002507749" calcext:value-type="float">
            <text:p>0.002507749</text:p>
          </table:table-cell>
          <table:table-cell office:value-type="float" office:value="0.05491967" calcext:value-type="float">
            <text:p>0.05491967</text:p>
          </table:table-cell>
          <table:table-cell office:value-type="float" office:value="9.359003" calcext:value-type="float">
            <text:p>9.359003</text:p>
          </table:table-cell>
          <table:table-cell office:value-type="float" office:value="0.8685895" calcext:value-type="float">
            <text:p>0.8685895</text:p>
          </table:table-cell>
          <table:table-cell office:value-type="float" office:value="0.1649211" calcext:value-type="float">
            <text:p>0.1649211</text:p>
          </table:table-cell>
          <table:table-cell office:value-type="float" office:value="0.0251643" calcext:value-type="float">
            <text:p>0.0251643</text:p>
          </table:table-cell>
          <table:table-cell office:value-type="float" office:value="0.02348116" calcext:value-type="float">
            <text:p>0.02348116</text:p>
          </table:table-cell>
          <table:table-cell office:value-type="float" office:value="0.02110945" calcext:value-type="float">
            <text:p>0.02110945</text:p>
          </table:table-cell>
          <table:table-cell office:value-type="float" office:value="0.01964552" calcext:value-type="float">
            <text:p>0.01964552</text:p>
          </table:table-cell>
          <table:table-cell office:value-type="float" office:value="0.02082586" calcext:value-type="float">
            <text:p>0.02082586</text:p>
          </table:table-cell>
          <table:table-cell office:value-type="float" office:value="0.0127271" calcext:value-type="float">
            <text:p>0.0127271</text:p>
          </table:table-cell>
          <table:table-cell office:value-type="float" office:value="2.88892" calcext:value-type="float">
            <text:p>2.88892</text:p>
          </table:table-cell>
          <table:table-cell office:value-type="float" office:value="8.106542" calcext:value-type="float">
            <text:p>8.106542</text:p>
          </table:table-cell>
          <table:table-cell office:value-type="float" office:value="8.665901" calcext:value-type="float">
            <text:p>8.665901</text:p>
          </table:table-cell>
          <table:table-cell office:value-type="float" office:value="24.67451" calcext:value-type="float">
            <text:p>24.67451</text:p>
          </table:table-cell>
          <table:table-cell office:value-type="float" office:value="33.36843" calcext:value-type="float">
            <text:p>33.36843</text:p>
          </table:table-cell>
          <table:table-cell office:value-type="float" office:value="21.42152" calcext:value-type="float">
            <text:p>21.42152</text:p>
          </table:table-cell>
          <table:table-cell office:value-type="float" office:value="6.060695" calcext:value-type="float">
            <text:p>6.060695</text:p>
          </table:table-cell>
          <table:table-cell office:value-type="float" office:value="1.45529" calcext:value-type="float">
            <text:p>1.45529</text:p>
          </table:table-cell>
          <table:table-cell office:value-type="float" office:value="84.6183" calcext:value-type="float">
            <text:p>84.6183</text:p>
          </table:table-cell>
          <table:table-cell office:value-type="float" office:value="0" calcext:value-type="float">
            <text:p>0</text:p>
          </table:table-cell>
          <table:table-cell office:value-type="float" office:value="-0.04037302" calcext:value-type="float">
            <text:p>-0.0403730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3.47774" calcext:value-type="float">
            <text:p>13.47774</text:p>
          </table:table-cell>
          <table:table-cell office:value-type="float" office:value="460.1304" calcext:value-type="float">
            <text:p>460.130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8888" calcext:value-type="float">
            <text:p>0.0748888</text:p>
          </table:table-cell>
          <table:table-cell office:value-type="float" office:value="10.67572" calcext:value-type="float">
            <text:p>10.67572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297935" calcext:value-type="float">
            <text:p>0.01297935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68743" calcext:value-type="float">
            <text:p>4.168743</text:p>
          </table:table-cell>
          <table:table-cell office:value-type="float" office:value="-0.05446658" calcext:value-type="float">
            <text:p>-0.05446658</text:p>
          </table:table-cell>
          <table:table-cell office:value-type="float" office:value="0.002548897" calcext:value-type="float">
            <text:p>0.002548897</text:p>
          </table:table-cell>
          <table:table-cell office:value-type="float" office:value="0.05662924" calcext:value-type="float">
            <text:p>0.05662924</text:p>
          </table:table-cell>
          <table:table-cell office:value-type="float" office:value="9.492134" calcext:value-type="float">
            <text:p>9.492134</text:p>
          </table:table-cell>
          <table:table-cell office:value-type="float" office:value="0.8236316" calcext:value-type="float">
            <text:p>0.8236316</text:p>
          </table:table-cell>
          <table:table-cell office:value-type="float" office:value="0.1191807" calcext:value-type="float">
            <text:p>0.1191807</text:p>
          </table:table-cell>
          <table:table-cell office:value-type="float" office:value="0.02300062" calcext:value-type="float">
            <text:p>0.02300062</text:p>
          </table:table-cell>
          <table:table-cell office:value-type="float" office:value="0.0225772" calcext:value-type="float">
            <text:p>0.0225772</text:p>
          </table:table-cell>
          <table:table-cell office:value-type="float" office:value="0.02093498" calcext:value-type="float">
            <text:p>0.02093498</text:p>
          </table:table-cell>
          <table:table-cell office:value-type="float" office:value="0.01961325" calcext:value-type="float">
            <text:p>0.01961325</text:p>
          </table:table-cell>
          <table:table-cell office:value-type="float" office:value="0.021129" calcext:value-type="float">
            <text:p>0.021129</text:p>
          </table:table-cell>
          <table:table-cell office:value-type="float" office:value="0.01283037" calcext:value-type="float">
            <text:p>0.01283037</text:p>
          </table:table-cell>
          <table:table-cell office:value-type="float" office:value="2.608402" calcext:value-type="float">
            <text:p>2.608402</text:p>
          </table:table-cell>
          <table:table-cell office:value-type="float" office:value="7.606142" calcext:value-type="float">
            <text:p>7.606142</text:p>
          </table:table-cell>
          <table:table-cell office:value-type="float" office:value="8.228593" calcext:value-type="float">
            <text:p>8.228593</text:p>
          </table:table-cell>
          <table:table-cell office:value-type="float" office:value="24.53687" calcext:value-type="float">
            <text:p>24.53687</text:p>
          </table:table-cell>
          <table:table-cell office:value-type="float" office:value="33.23552" calcext:value-type="float">
            <text:p>33.23552</text:p>
          </table:table-cell>
          <table:table-cell office:value-type="float" office:value="21.46" calcext:value-type="float">
            <text:p>21.46</text:p>
          </table:table-cell>
          <table:table-cell office:value-type="float" office:value="6.189244" calcext:value-type="float">
            <text:p>6.189244</text:p>
          </table:table-cell>
          <table:table-cell office:value-type="float" office:value="1.462411" calcext:value-type="float">
            <text:p>1.462411</text:p>
          </table:table-cell>
          <table:table-cell office:value-type="float" office:value="84.80081" calcext:value-type="float">
            <text:p>84.80081</text:p>
          </table:table-cell>
          <table:table-cell office:value-type="float" office:value="0" calcext:value-type="float">
            <text:p>0</text:p>
          </table:table-cell>
          <table:table-cell office:value-type="float" office:value="-0.04202973" calcext:value-type="float">
            <text:p>-0.042029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13.49065" calcext:value-type="float">
            <text:p>13.49065</text:p>
          </table:table-cell>
          <table:table-cell office:value-type="float" office:value="460.1268" calcext:value-type="float">
            <text:p>460.126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533474" calcext:value-type="float">
            <text:p>0.07533474</text:p>
          </table:table-cell>
          <table:table-cell office:value-type="float" office:value="10.65676" calcext:value-type="float">
            <text:p>10.65676</text:p>
          </table:table-cell>
          <table:table-cell office:value-type="float" office:value="0.00001576577" calcext:value-type="float">
            <text:p>1.576577E-05</text:p>
          </table:table-cell>
          <table:table-cell office:value-type="float" office:value="0.0130172" calcext:value-type="float">
            <text:p>0.0130172</text:p>
          </table:table-cell>
          <table:table-cell office:value-type="float" office:value="0.2882497" calcext:value-type="float">
            <text:p>0.2882497</text:p>
          </table:table-cell>
          <table:table-cell office:value-type="float" office:value="4.171275" calcext:value-type="float">
            <text:p>4.171275</text:p>
          </table:table-cell>
          <table:table-cell office:value-type="float" office:value="-0.05628735" calcext:value-type="float">
            <text:p>-0.05628735</text:p>
          </table:table-cell>
          <table:table-cell office:value-type="float" office:value="0.002592361" calcext:value-type="float">
            <text:p>0.002592361</text:p>
          </table:table-cell>
          <table:table-cell office:value-type="float" office:value="0.05804875" calcext:value-type="float">
            <text:p>0.05804875</text:p>
          </table:table-cell>
          <table:table-cell office:value-type="float" office:value="9.58178" calcext:value-type="float">
            <text:p>9.58178</text:p>
          </table:table-cell>
          <table:table-cell office:value-type="float" office:value="0.8189202" calcext:value-type="float">
            <text:p>0.8189202</text:p>
          </table:table-cell>
          <table:table-cell office:value-type="float" office:value="0.1175506" calcext:value-type="float">
            <text:p>0.1175506</text:p>
          </table:table-cell>
          <table:table-cell office:value-type="float" office:value="0.02465145" calcext:value-type="float">
            <text:p>0.02465145</text:p>
          </table:table-cell>
          <table:table-cell office:value-type="float" office:value="0.02383537" calcext:value-type="float">
            <text:p>0.02383537</text:p>
          </table:table-cell>
          <table:table-cell office:value-type="float" office:value="0.02115159" calcext:value-type="float">
            <text:p>0.02115159</text:p>
          </table:table-cell>
          <table:table-cell office:value-type="float" office:value="0.01972481" calcext:value-type="float">
            <text:p>0.01972481</text:p>
          </table:table-cell>
          <table:table-cell office:value-type="float" office:value="0.02147454" calcext:value-type="float">
            <text:p>0.02147454</text:p>
          </table:table-cell>
          <table:table-cell office:value-type="float" office:value="0.01296027" calcext:value-type="float">
            <text:p>0.01296027</text:p>
          </table:table-cell>
          <table:table-cell office:value-type="float" office:value="2.4514" calcext:value-type="float">
            <text:p>2.4514</text:p>
          </table:table-cell>
          <table:table-cell office:value-type="float" office:value="7.613483" calcext:value-type="float">
            <text:p>7.613483</text:p>
          </table:table-cell>
          <table:table-cell office:value-type="float" office:value="7.932967" calcext:value-type="float">
            <text:p>7.932967</text:p>
          </table:table-cell>
          <table:table-cell office:value-type="float" office:value="24.46607" calcext:value-type="float">
            <text:p>24.46607</text:p>
          </table:table-cell>
          <table:table-cell office:value-type="float" office:value="33.11502" calcext:value-type="float">
            <text:p>33.11502</text:p>
          </table:table-cell>
          <table:table-cell office:value-type="float" office:value="21.50301" calcext:value-type="float">
            <text:p>21.50301</text:p>
          </table:table-cell>
          <table:table-cell office:value-type="float" office:value="6.315739" calcext:value-type="float">
            <text:p>6.315739</text:p>
          </table:table-cell>
          <table:table-cell office:value-type="float" office:value="1.469578" calcext:value-type="float">
            <text:p>1.469578</text:p>
          </table:table-cell>
          <table:table-cell office:value-type="float" office:value="85.57632" calcext:value-type="float">
            <text:p>85.57632</text:p>
          </table:table-cell>
          <table:table-cell office:value-type="float" office:value="0" calcext:value-type="float">
            <text:p>0</text:p>
          </table:table-cell>
          <table:table-cell office:value-type="float" office:value="-0.04443484" calcext:value-type="float">
            <text:p>-0.044434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13.39985" calcext:value-type="float">
            <text:p>13.39985</text:p>
          </table:table-cell>
          <table:table-cell office:value-type="float" office:value="460.1355" calcext:value-type="float">
            <text:p>460.135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1178689" calcext:value-type="float">
            <text:p>0.1178689</text:p>
          </table:table-cell>
          <table:table-cell office:value-type="float" office:value="10.46707" calcext:value-type="float">
            <text:p>10.46707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432724" calcext:value-type="float">
            <text:p>0.01432724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329401" calcext:value-type="float">
            <text:p>4.329401</text:p>
          </table:table-cell>
          <table:table-cell office:value-type="float" office:value="-0.06129629" calcext:value-type="float">
            <text:p>-0.06129629</text:p>
          </table:table-cell>
          <table:table-cell office:value-type="float" office:value="0.002584853" calcext:value-type="float">
            <text:p>0.002584853</text:p>
          </table:table-cell>
          <table:table-cell office:value-type="float" office:value="0.05861697" calcext:value-type="float">
            <text:p>0.05861697</text:p>
          </table:table-cell>
          <table:table-cell office:value-type="float" office:value="9.463517" calcext:value-type="float">
            <text:p>9.463517</text:p>
          </table:table-cell>
          <table:table-cell office:value-type="float" office:value="0.4066063" calcext:value-type="float">
            <text:p>0.4066063</text:p>
          </table:table-cell>
          <table:table-cell office:value-type="float" office:value="0.3554079" calcext:value-type="float">
            <text:p>0.3554079</text:p>
          </table:table-cell>
          <table:table-cell office:value-type="float" office:value="0.5483769" calcext:value-type="float">
            <text:p>0.5483769</text:p>
          </table:table-cell>
          <table:table-cell office:value-type="float" office:value="0.1801679" calcext:value-type="float">
            <text:p>0.1801679</text:p>
          </table:table-cell>
          <table:table-cell office:value-type="float" office:value="0.02795781" calcext:value-type="float">
            <text:p>0.02795781</text:p>
          </table:table-cell>
          <table:table-cell office:value-type="float" office:value="0.02275899" calcext:value-type="float">
            <text:p>0.02275899</text:p>
          </table:table-cell>
          <table:table-cell office:value-type="float" office:value="0.02268509" calcext:value-type="float">
            <text:p>0.02268509</text:p>
          </table:table-cell>
          <table:table-cell office:value-type="float" office:value="0.0131291" calcext:value-type="float">
            <text:p>0.0131291</text:p>
          </table:table-cell>
          <table:table-cell office:value-type="float" office:value="0.8658891" calcext:value-type="float">
            <text:p>0.8658891</text:p>
          </table:table-cell>
          <table:table-cell office:value-type="float" office:value="1.57224" calcext:value-type="float">
            <text:p>1.57224</text:p>
          </table:table-cell>
          <table:table-cell office:value-type="float" office:value="5.737141" calcext:value-type="float">
            <text:p>5.737141</text:p>
          </table:table-cell>
          <table:table-cell office:value-type="float" office:value="16.57352" calcext:value-type="float">
            <text:p>16.57352</text:p>
          </table:table-cell>
          <table:table-cell office:value-type="float" office:value="30.9596" calcext:value-type="float">
            <text:p>30.9596</text:p>
          </table:table-cell>
          <table:table-cell office:value-type="float" office:value="30.1767" calcext:value-type="float">
            <text:p>30.1767</text:p>
          </table:table-cell>
          <table:table-cell office:value-type="float" office:value="8.124546" calcext:value-type="float">
            <text:p>8.124546</text:p>
          </table:table-cell>
          <table:table-cell office:value-type="float" office:value="1.516551" calcext:value-type="float">
            <text:p>1.516551</text:p>
          </table:table-cell>
          <table:table-cell office:value-type="float" office:value="83.46174" calcext:value-type="float">
            <text:p>83.46174</text:p>
          </table:table-cell>
          <table:table-cell office:value-type="float" office:value="0" calcext:value-type="float">
            <text:p>0</text:p>
          </table:table-cell>
          <table:table-cell office:value-type="float" office:value="-0.1332747" calcext:value-type="float">
            <text:p>-0.13327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13.41066" calcext:value-type="float">
            <text:p>13.41066</text:p>
          </table:table-cell>
          <table:table-cell office:value-type="float" office:value="460.1472" calcext:value-type="float">
            <text:p>460.147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348661" calcext:value-type="float">
            <text:p>0.08348661</text:p>
          </table:table-cell>
          <table:table-cell office:value-type="float" office:value="10.19459" calcext:value-type="float">
            <text:p>10.19459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527083" calcext:value-type="float">
            <text:p>0.01527083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533239" calcext:value-type="float">
            <text:p>4.533239</text:p>
          </table:table-cell>
          <table:table-cell office:value-type="float" office:value="-0.07205652" calcext:value-type="float">
            <text:p>-0.07205652</text:p>
          </table:table-cell>
          <table:table-cell office:value-type="float" office:value="0.002591302" calcext:value-type="float">
            <text:p>0.002591302</text:p>
          </table:table-cell>
          <table:table-cell office:value-type="float" office:value="0.05943812" calcext:value-type="float">
            <text:p>0.05943812</text:p>
          </table:table-cell>
          <table:table-cell office:value-type="float" office:value="9.552495" calcext:value-type="float">
            <text:p>9.552495</text:p>
          </table:table-cell>
          <table:table-cell office:value-type="float" office:value="0.2827826" calcext:value-type="float">
            <text:p>0.2827826</text:p>
          </table:table-cell>
          <table:table-cell office:value-type="float" office:value="0.1414904" calcext:value-type="float">
            <text:p>0.1414904</text:p>
          </table:table-cell>
          <table:table-cell office:value-type="float" office:value="0.204169" calcext:value-type="float">
            <text:p>0.204169</text:p>
          </table:table-cell>
          <table:table-cell office:value-type="float" office:value="0.07502748" calcext:value-type="float">
            <text:p>0.07502748</text:p>
          </table:table-cell>
          <table:table-cell office:value-type="float" office:value="0.02524263" calcext:value-type="float">
            <text:p>0.02524263</text:p>
          </table:table-cell>
          <table:table-cell office:value-type="float" office:value="0.02243534" calcext:value-type="float">
            <text:p>0.02243534</text:p>
          </table:table-cell>
          <table:table-cell office:value-type="float" office:value="0.0234145" calcext:value-type="float">
            <text:p>0.0234145</text:p>
          </table:table-cell>
          <table:table-cell office:value-type="float" office:value="0.01335026" calcext:value-type="float">
            <text:p>0.01335026</text:p>
          </table:table-cell>
          <table:table-cell office:value-type="float" office:value="0.8623577" calcext:value-type="float">
            <text:p>0.8623577</text:p>
          </table:table-cell>
          <table:table-cell office:value-type="float" office:value="1.011679" calcext:value-type="float">
            <text:p>1.011679</text:p>
          </table:table-cell>
          <table:table-cell office:value-type="float" office:value="4.457257" calcext:value-type="float">
            <text:p>4.457257</text:p>
          </table:table-cell>
          <table:table-cell office:value-type="float" office:value="15.37276" calcext:value-type="float">
            <text:p>15.37276</text:p>
          </table:table-cell>
          <table:table-cell office:value-type="float" office:value="28.36756" calcext:value-type="float">
            <text:p>28.36756</text:p>
          </table:table-cell>
          <table:table-cell office:value-type="float" office:value="27.83043" calcext:value-type="float">
            <text:p>27.83043</text:p>
          </table:table-cell>
          <table:table-cell office:value-type="float" office:value="9.971318" calcext:value-type="float">
            <text:p>9.971318</text:p>
          </table:table-cell>
          <table:table-cell office:value-type="float" office:value="1.628654" calcext:value-type="float">
            <text:p>1.628654</text:p>
          </table:table-cell>
          <table:table-cell office:value-type="float" office:value="82.91658" calcext:value-type="float">
            <text:p>82.91658</text:p>
          </table:table-cell>
          <table:table-cell office:value-type="float" office:value="0" calcext:value-type="float">
            <text:p>0</text:p>
          </table:table-cell>
          <table:table-cell office:value-type="float" office:value="-0.20512" calcext:value-type="float">
            <text:p>-0.2051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13.43957" calcext:value-type="float">
            <text:p>13.43957</text:p>
          </table:table-cell>
          <table:table-cell office:value-type="float" office:value="460.145" calcext:value-type="float">
            <text:p>460.14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705759" calcext:value-type="float">
            <text:p>0.07705759</text:p>
          </table:table-cell>
          <table:table-cell office:value-type="float" office:value="9.999559" calcext:value-type="float">
            <text:p>9.999559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572674" calcext:value-type="float">
            <text:p>0.01572674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702606" calcext:value-type="float">
            <text:p>4.702606</text:p>
          </table:table-cell>
          <table:table-cell office:value-type="float" office:value="-0.07308942" calcext:value-type="float">
            <text:p>-0.07308942</text:p>
          </table:table-cell>
          <table:table-cell office:value-type="float" office:value="0.002606567" calcext:value-type="float">
            <text:p>0.002606567</text:p>
          </table:table-cell>
          <table:table-cell office:value-type="float" office:value="0.06055751" calcext:value-type="float">
            <text:p>0.06055751</text:p>
          </table:table-cell>
          <table:table-cell office:value-type="float" office:value="9.644633" calcext:value-type="float">
            <text:p>9.644633</text:p>
          </table:table-cell>
          <table:table-cell office:value-type="float" office:value="0.2086579" calcext:value-type="float">
            <text:p>0.2086579</text:p>
          </table:table-cell>
          <table:table-cell office:value-type="float" office:value="0.1051376" calcext:value-type="float">
            <text:p>0.1051376</text:p>
          </table:table-cell>
          <table:table-cell office:value-type="float" office:value="0.1497518" calcext:value-type="float">
            <text:p>0.1497518</text:p>
          </table:table-cell>
          <table:table-cell office:value-type="float" office:value="0.05604078" calcext:value-type="float">
            <text:p>0.05604078</text:p>
          </table:table-cell>
          <table:table-cell office:value-type="float" office:value="0.02397863" calcext:value-type="float">
            <text:p>0.02397863</text:p>
          </table:table-cell>
          <table:table-cell office:value-type="float" office:value="0.02190674" calcext:value-type="float">
            <text:p>0.02190674</text:p>
          </table:table-cell>
          <table:table-cell office:value-type="float" office:value="0.02357336" calcext:value-type="float">
            <text:p>0.02357336</text:p>
          </table:table-cell>
          <table:table-cell office:value-type="float" office:value="0.01359682" calcext:value-type="float">
            <text:p>0.01359682</text:p>
          </table:table-cell>
          <table:table-cell office:value-type="float" office:value="0.821879" calcext:value-type="float">
            <text:p>0.821879</text:p>
          </table:table-cell>
          <table:table-cell office:value-type="float" office:value="1.492391" calcext:value-type="float">
            <text:p>1.492391</text:p>
          </table:table-cell>
          <table:table-cell office:value-type="float" office:value="4.400779" calcext:value-type="float">
            <text:p>4.400779</text:p>
          </table:table-cell>
          <table:table-cell office:value-type="float" office:value="15.03578" calcext:value-type="float">
            <text:p>15.03578</text:p>
          </table:table-cell>
          <table:table-cell office:value-type="float" office:value="26.99013" calcext:value-type="float">
            <text:p>26.99013</text:p>
          </table:table-cell>
          <table:table-cell office:value-type="float" office:value="26.25409" calcext:value-type="float">
            <text:p>26.25409</text:p>
          </table:table-cell>
          <table:table-cell office:value-type="float" office:value="9.709252" calcext:value-type="float">
            <text:p>9.709252</text:p>
          </table:table-cell>
          <table:table-cell office:value-type="float" office:value="1.73654" calcext:value-type="float">
            <text:p>1.73654</text:p>
          </table:table-cell>
          <table:table-cell office:value-type="float" office:value="82.50923" calcext:value-type="float">
            <text:p>82.50923</text:p>
          </table:table-cell>
          <table:table-cell office:value-type="float" office:value="0" calcext:value-type="float">
            <text:p>0</text:p>
          </table:table-cell>
          <table:table-cell office:value-type="float" office:value="-0.2064741" calcext:value-type="float">
            <text:p>-0.20647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13.45155" calcext:value-type="float">
            <text:p>13.45155</text:p>
          </table:table-cell>
          <table:table-cell office:value-type="float" office:value="460.142" calcext:value-type="float">
            <text:p>460.1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74479" calcext:value-type="float">
            <text:p>0.07674479</text:p>
          </table:table-cell>
          <table:table-cell office:value-type="float" office:value="9.860332" calcext:value-type="float">
            <text:p>9.860332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614529" calcext:value-type="float">
            <text:p>0.01614529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826337" calcext:value-type="float">
            <text:p>4.826337</text:p>
          </table:table-cell>
          <table:table-cell office:value-type="float" office:value="-0.07445565" calcext:value-type="float">
            <text:p>-0.07445565</text:p>
          </table:table-cell>
          <table:table-cell office:value-type="float" office:value="0.002643329" calcext:value-type="float">
            <text:p>0.002643329</text:p>
          </table:table-cell>
          <table:table-cell office:value-type="float" office:value="0.06173922" calcext:value-type="float">
            <text:p>0.06173922</text:p>
          </table:table-cell>
          <table:table-cell office:value-type="float" office:value="9.718498" calcext:value-type="float">
            <text:p>9.718498</text:p>
          </table:table-cell>
          <table:table-cell office:value-type="float" office:value="0.3879584" calcext:value-type="float">
            <text:p>0.3879584</text:p>
          </table:table-cell>
          <table:table-cell office:value-type="float" office:value="0.129897" calcext:value-type="float">
            <text:p>0.129897</text:p>
          </table:table-cell>
          <table:table-cell office:value-type="float" office:value="0.1141489" calcext:value-type="float">
            <text:p>0.1141489</text:p>
          </table:table-cell>
          <table:table-cell office:value-type="float" office:value="0.04352476" calcext:value-type="float">
            <text:p>0.04352476</text:p>
          </table:table-cell>
          <table:table-cell office:value-type="float" office:value="0.0230318" calcext:value-type="float">
            <text:p>0.0230318</text:p>
          </table:table-cell>
          <table:table-cell office:value-type="float" office:value="0.02130985" calcext:value-type="float">
            <text:p>0.02130985</text:p>
          </table:table-cell>
          <table:table-cell office:value-type="float" office:value="0.02358295" calcext:value-type="float">
            <text:p>0.02358295</text:p>
          </table:table-cell>
          <table:table-cell office:value-type="float" office:value="0.01381563" calcext:value-type="float">
            <text:p>0.01381563</text:p>
          </table:table-cell>
          <table:table-cell office:value-type="float" office:value="0.7322841" calcext:value-type="float">
            <text:p>0.7322841</text:p>
          </table:table-cell>
          <table:table-cell office:value-type="float" office:value="1.599163" calcext:value-type="float">
            <text:p>1.599163</text:p>
          </table:table-cell>
          <table:table-cell office:value-type="float" office:value="4.217035" calcext:value-type="float">
            <text:p>4.217035</text:p>
          </table:table-cell>
          <table:table-cell office:value-type="float" office:value="15.16658" calcext:value-type="float">
            <text:p>15.16658</text:p>
          </table:table-cell>
          <table:table-cell office:value-type="float" office:value="26.16143" calcext:value-type="float">
            <text:p>26.16143</text:p>
          </table:table-cell>
          <table:table-cell office:value-type="float" office:value="24.94377" calcext:value-type="float">
            <text:p>24.94377</text:p>
          </table:table-cell>
          <table:table-cell office:value-type="float" office:value="9.535617" calcext:value-type="float">
            <text:p>9.535617</text:p>
          </table:table-cell>
          <table:table-cell office:value-type="float" office:value="1.803233" calcext:value-type="float">
            <text:p>1.803233</text:p>
          </table:table-cell>
          <table:table-cell office:value-type="float" office:value="82.53576" calcext:value-type="float">
            <text:p>82.53576</text:p>
          </table:table-cell>
          <table:table-cell office:value-type="float" office:value="0" calcext:value-type="float">
            <text:p>0</text:p>
          </table:table-cell>
          <table:table-cell office:value-type="float" office:value="-0.2084765" calcext:value-type="float">
            <text:p>-0.20847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3.43328" calcext:value-type="float">
            <text:p>13.43328</text:p>
          </table:table-cell>
          <table:table-cell office:value-type="float" office:value="460.1339" calcext:value-type="float">
            <text:p>460.133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988869" calcext:value-type="float">
            <text:p>0.07988869</text:p>
          </table:table-cell>
          <table:table-cell office:value-type="float" office:value="9.789019" calcext:value-type="float">
            <text:p>9.789019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649858" calcext:value-type="float">
            <text:p>0.01649858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910144" calcext:value-type="float">
            <text:p>4.910144</text:p>
          </table:table-cell>
          <table:table-cell office:value-type="float" office:value="-0.07765017" calcext:value-type="float">
            <text:p>-0.07765017</text:p>
          </table:table-cell>
          <table:table-cell office:value-type="float" office:value="0.002687314" calcext:value-type="float">
            <text:p>0.002687314</text:p>
          </table:table-cell>
          <table:table-cell office:value-type="float" office:value="0.06270914" calcext:value-type="float">
            <text:p>0.06270914</text:p>
          </table:table-cell>
          <table:table-cell office:value-type="float" office:value="9.759068" calcext:value-type="float">
            <text:p>9.759068</text:p>
          </table:table-cell>
          <table:table-cell office:value-type="float" office:value="0.6124878" calcext:value-type="float">
            <text:p>0.6124878</text:p>
          </table:table-cell>
          <table:table-cell office:value-type="float" office:value="0.2470862" calcext:value-type="float">
            <text:p>0.2470862</text:p>
          </table:table-cell>
          <table:table-cell office:value-type="float" office:value="0.08907889" calcext:value-type="float">
            <text:p>0.08907889</text:p>
          </table:table-cell>
          <table:table-cell office:value-type="float" office:value="0.03652777" calcext:value-type="float">
            <text:p>0.03652777</text:p>
          </table:table-cell>
          <table:table-cell office:value-type="float" office:value="0.02275841" calcext:value-type="float">
            <text:p>0.02275841</text:p>
          </table:table-cell>
          <table:table-cell office:value-type="float" office:value="0.02094864" calcext:value-type="float">
            <text:p>0.02094864</text:p>
          </table:table-cell>
          <table:table-cell office:value-type="float" office:value="0.0236083" calcext:value-type="float">
            <text:p>0.0236083</text:p>
          </table:table-cell>
          <table:table-cell office:value-type="float" office:value="0.01398645" calcext:value-type="float">
            <text:p>0.01398645</text:p>
          </table:table-cell>
          <table:table-cell office:value-type="float" office:value="0.6406438" calcext:value-type="float">
            <text:p>0.6406438</text:p>
          </table:table-cell>
          <table:table-cell office:value-type="float" office:value="2.035729" calcext:value-type="float">
            <text:p>2.035729</text:p>
          </table:table-cell>
          <table:table-cell office:value-type="float" office:value="4.017874" calcext:value-type="float">
            <text:p>4.017874</text:p>
          </table:table-cell>
          <table:table-cell office:value-type="float" office:value="15.2674" calcext:value-type="float">
            <text:p>15.2674</text:p>
          </table:table-cell>
          <table:table-cell office:value-type="float" office:value="25.74327" calcext:value-type="float">
            <text:p>25.74327</text:p>
          </table:table-cell>
          <table:table-cell office:value-type="float" office:value="24.18821" calcext:value-type="float">
            <text:p>24.18821</text:p>
          </table:table-cell>
          <table:table-cell office:value-type="float" office:value="9.496492" calcext:value-type="float">
            <text:p>9.496492</text:p>
          </table:table-cell>
          <table:table-cell office:value-type="float" office:value="1.834027" calcext:value-type="float">
            <text:p>1.834027</text:p>
          </table:table-cell>
          <table:table-cell office:value-type="float" office:value="82.74996" calcext:value-type="float">
            <text:p>82.74996</text:p>
          </table:table-cell>
          <table:table-cell office:value-type="float" office:value="0" calcext:value-type="float">
            <text:p>0</text:p>
          </table:table-cell>
          <table:table-cell office:value-type="float" office:value="-0.2122454" calcext:value-type="float">
            <text:p>-0.21224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13.39601" calcext:value-type="float">
            <text:p>13.39601</text:p>
          </table:table-cell>
          <table:table-cell office:value-type="float" office:value="460.1187" calcext:value-type="float">
            <text:p>460.118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949408" calcext:value-type="float">
            <text:p>0.07949408</text:p>
          </table:table-cell>
          <table:table-cell office:value-type="float" office:value="9.779366" calcext:value-type="float">
            <text:p>9.779366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674331" calcext:value-type="float">
            <text:p>0.01674331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963607" calcext:value-type="float">
            <text:p>4.963607</text:p>
          </table:table-cell>
          <table:table-cell office:value-type="float" office:value="-0.07975921" calcext:value-type="float">
            <text:p>-0.07975921</text:p>
          </table:table-cell>
          <table:table-cell office:value-type="float" office:value="0.002730882" calcext:value-type="float">
            <text:p>0.002730882</text:p>
          </table:table-cell>
          <table:table-cell office:value-type="float" office:value="0.06334354" calcext:value-type="float">
            <text:p>0.06334354</text:p>
          </table:table-cell>
          <table:table-cell office:value-type="float" office:value="9.782929" calcext:value-type="float">
            <text:p>9.782929</text:p>
          </table:table-cell>
          <table:table-cell office:value-type="float" office:value="0.7380249" calcext:value-type="float">
            <text:p>0.7380249</text:p>
          </table:table-cell>
          <table:table-cell office:value-type="float" office:value="0.1960561" calcext:value-type="float">
            <text:p>0.1960561</text:p>
          </table:table-cell>
          <table:table-cell office:value-type="float" office:value="0.07107136" calcext:value-type="float">
            <text:p>0.07107136</text:p>
          </table:table-cell>
          <table:table-cell office:value-type="float" office:value="0.0357938" calcext:value-type="float">
            <text:p>0.0357938</text:p>
          </table:table-cell>
          <table:table-cell office:value-type="float" office:value="0.02301297" calcext:value-type="float">
            <text:p>0.02301297</text:p>
          </table:table-cell>
          <table:table-cell office:value-type="float" office:value="0.02090644" calcext:value-type="float">
            <text:p>0.02090644</text:p>
          </table:table-cell>
          <table:table-cell office:value-type="float" office:value="0.02373705" calcext:value-type="float">
            <text:p>0.02373705</text:p>
          </table:table-cell>
          <table:table-cell office:value-type="float" office:value="0.01412618" calcext:value-type="float">
            <text:p>0.01412618</text:p>
          </table:table-cell>
          <table:table-cell office:value-type="float" office:value="0.6501874" calcext:value-type="float">
            <text:p>0.6501874</text:p>
          </table:table-cell>
          <table:table-cell office:value-type="float" office:value="2.654468" calcext:value-type="float">
            <text:p>2.654468</text:p>
          </table:table-cell>
          <table:table-cell office:value-type="float" office:value="4.073588" calcext:value-type="float">
            <text:p>4.073588</text:p>
          </table:table-cell>
          <table:table-cell office:value-type="float" office:value="15.4628" calcext:value-type="float">
            <text:p>15.4628</text:p>
          </table:table-cell>
          <table:table-cell office:value-type="float" office:value="25.53255" calcext:value-type="float">
            <text:p>25.53255</text:p>
          </table:table-cell>
          <table:table-cell office:value-type="float" office:value="23.72695" calcext:value-type="float">
            <text:p>23.72695</text:p>
          </table:table-cell>
          <table:table-cell office:value-type="float" office:value="9.537548" calcext:value-type="float">
            <text:p>9.537548</text:p>
          </table:table-cell>
          <table:table-cell office:value-type="float" office:value="1.845587" calcext:value-type="float">
            <text:p>1.845587</text:p>
          </table:table-cell>
          <table:table-cell office:value-type="float" office:value="83.02544" calcext:value-type="float">
            <text:p>83.02544</text:p>
          </table:table-cell>
          <table:table-cell office:value-type="float" office:value="0" calcext:value-type="float">
            <text:p>0</text:p>
          </table:table-cell>
          <table:table-cell office:value-type="float" office:value="-0.2152007" calcext:value-type="float">
            <text:p>-0.215200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13.38404" calcext:value-type="float">
            <text:p>13.38404</text:p>
          </table:table-cell>
          <table:table-cell office:value-type="float" office:value="460.107" calcext:value-type="float">
            <text:p>460.10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91547" calcext:value-type="float">
            <text:p>0.07691547</text:p>
          </table:table-cell>
          <table:table-cell office:value-type="float" office:value="9.766532" calcext:value-type="float">
            <text:p>9.766532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689663" calcext:value-type="float">
            <text:p>0.01689663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4.997221" calcext:value-type="float">
            <text:p>4.997221</text:p>
          </table:table-cell>
          <table:table-cell office:value-type="float" office:value="-0.08051106" calcext:value-type="float">
            <text:p>-0.08051106</text:p>
          </table:table-cell>
          <table:table-cell office:value-type="float" office:value="0.002774083" calcext:value-type="float">
            <text:p>0.002774083</text:p>
          </table:table-cell>
          <table:table-cell office:value-type="float" office:value="0.06404029" calcext:value-type="float">
            <text:p>0.06404029</text:p>
          </table:table-cell>
          <table:table-cell office:value-type="float" office:value="9.855267" calcext:value-type="float">
            <text:p>9.855267</text:p>
          </table:table-cell>
          <table:table-cell office:value-type="float" office:value="0.7210122" calcext:value-type="float">
            <text:p>0.7210122</text:p>
          </table:table-cell>
          <table:table-cell office:value-type="float" office:value="0.1468914" calcext:value-type="float">
            <text:p>0.1468914</text:p>
          </table:table-cell>
          <table:table-cell office:value-type="float" office:value="0.05350364" calcext:value-type="float">
            <text:p>0.05350364</text:p>
          </table:table-cell>
          <table:table-cell office:value-type="float" office:value="0.03003279" calcext:value-type="float">
            <text:p>0.03003279</text:p>
          </table:table-cell>
          <table:table-cell office:value-type="float" office:value="0.02228071" calcext:value-type="float">
            <text:p>0.02228071</text:p>
          </table:table-cell>
          <table:table-cell office:value-type="float" office:value="0.02057318" calcext:value-type="float">
            <text:p>0.02057318</text:p>
          </table:table-cell>
          <table:table-cell office:value-type="float" office:value="0.02368624" calcext:value-type="float">
            <text:p>0.02368624</text:p>
          </table:table-cell>
          <table:table-cell office:value-type="float" office:value="0.01426098" calcext:value-type="float">
            <text:p>0.01426098</text:p>
          </table:table-cell>
          <table:table-cell office:value-type="float" office:value="0.6774685" calcext:value-type="float">
            <text:p>0.6774685</text:p>
          </table:table-cell>
          <table:table-cell office:value-type="float" office:value="2.540061" calcext:value-type="float">
            <text:p>2.540061</text:p>
          </table:table-cell>
          <table:table-cell office:value-type="float" office:value="3.990222" calcext:value-type="float">
            <text:p>3.990222</text:p>
          </table:table-cell>
          <table:table-cell office:value-type="float" office:value="15.65615" calcext:value-type="float">
            <text:p>15.65615</text:p>
          </table:table-cell>
          <table:table-cell office:value-type="float" office:value="25.43031" calcext:value-type="float">
            <text:p>25.43031</text:p>
          </table:table-cell>
          <table:table-cell office:value-type="float" office:value="23.42776" calcext:value-type="float">
            <text:p>23.42776</text:p>
          </table:table-cell>
          <table:table-cell office:value-type="float" office:value="9.608132" calcext:value-type="float">
            <text:p>9.608132</text:p>
          </table:table-cell>
          <table:table-cell office:value-type="float" office:value="1.853326" calcext:value-type="float">
            <text:p>1.853326</text:p>
          </table:table-cell>
          <table:table-cell office:value-type="float" office:value="83.23127" calcext:value-type="float">
            <text:p>83.23127</text:p>
          </table:table-cell>
          <table:table-cell office:value-type="float" office:value="0" calcext:value-type="float">
            <text:p>0</text:p>
          </table:table-cell>
          <table:table-cell office:value-type="float" office:value="-0.216557" calcext:value-type="float">
            <text:p>-0.2165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13.36125" calcext:value-type="float">
            <text:p>13.36125</text:p>
          </table:table-cell>
          <table:table-cell office:value-type="float" office:value="460.094" calcext:value-type="float">
            <text:p>460.09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12554" calcext:value-type="float">
            <text:p>0.07612554</text:p>
          </table:table-cell>
          <table:table-cell office:value-type="float" office:value="9.775953" calcext:value-type="float">
            <text:p>9.775953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699164" calcext:value-type="float">
            <text:p>0.01699164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5.018793" calcext:value-type="float">
            <text:p>5.018793</text:p>
          </table:table-cell>
          <table:table-cell office:value-type="float" office:value="-0.08121683" calcext:value-type="float">
            <text:p>-0.08121683</text:p>
          </table:table-cell>
          <table:table-cell office:value-type="float" office:value="0.00281538" calcext:value-type="float">
            <text:p>0.00281538</text:p>
          </table:table-cell>
          <table:table-cell office:value-type="float" office:value="0.06443165" calcext:value-type="float">
            <text:p>0.06443165</text:p>
          </table:table-cell>
          <table:table-cell office:value-type="float" office:value="9.895527" calcext:value-type="float">
            <text:p>9.895527</text:p>
          </table:table-cell>
          <table:table-cell office:value-type="float" office:value="0.7210605" calcext:value-type="float">
            <text:p>0.7210605</text:p>
          </table:table-cell>
          <table:table-cell office:value-type="float" office:value="0.1248447" calcext:value-type="float">
            <text:p>0.1248447</text:p>
          </table:table-cell>
          <table:table-cell office:value-type="float" office:value="0.0447806" calcext:value-type="float">
            <text:p>0.0447806</text:p>
          </table:table-cell>
          <table:table-cell office:value-type="float" office:value="0.02998268" calcext:value-type="float">
            <text:p>0.02998268</text:p>
          </table:table-cell>
          <table:table-cell office:value-type="float" office:value="0.02207407" calcext:value-type="float">
            <text:p>0.02207407</text:p>
          </table:table-cell>
          <table:table-cell office:value-type="float" office:value="0.02038578" calcext:value-type="float">
            <text:p>0.02038578</text:p>
          </table:table-cell>
          <table:table-cell office:value-type="float" office:value="0.02355326" calcext:value-type="float">
            <text:p>0.02355326</text:p>
          </table:table-cell>
          <table:table-cell office:value-type="float" office:value="0.01439834" calcext:value-type="float">
            <text:p>0.01439834</text:p>
          </table:table-cell>
          <table:table-cell office:value-type="float" office:value="0.7239407" calcext:value-type="float">
            <text:p>0.7239407</text:p>
          </table:table-cell>
          <table:table-cell office:value-type="float" office:value="2.637699" calcext:value-type="float">
            <text:p>2.637699</text:p>
          </table:table-cell>
          <table:table-cell office:value-type="float" office:value="4.041825" calcext:value-type="float">
            <text:p>4.041825</text:p>
          </table:table-cell>
          <table:table-cell office:value-type="float" office:value="15.84787" calcext:value-type="float">
            <text:p>15.84787</text:p>
          </table:table-cell>
          <table:table-cell office:value-type="float" office:value="25.37554" calcext:value-type="float">
            <text:p>25.37554</text:p>
          </table:table-cell>
          <table:table-cell office:value-type="float" office:value="23.21932" calcext:value-type="float">
            <text:p>23.21932</text:p>
          </table:table-cell>
          <table:table-cell office:value-type="float" office:value="9.682778" calcext:value-type="float">
            <text:p>9.682778</text:p>
          </table:table-cell>
          <table:table-cell office:value-type="float" office:value="1.861062" calcext:value-type="float">
            <text:p>1.861062</text:p>
          </table:table-cell>
          <table:table-cell office:value-type="float" office:value="83.73348" calcext:value-type="float">
            <text:p>83.73348</text:p>
          </table:table-cell>
          <table:table-cell office:value-type="float" office:value="0" calcext:value-type="float">
            <text:p>0</text:p>
          </table:table-cell>
          <table:table-cell office:value-type="float" office:value="-0.2177029" calcext:value-type="float">
            <text:p>-0.21770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13.32319" calcext:value-type="float">
            <text:p>13.32319</text:p>
          </table:table-cell>
          <table:table-cell office:value-type="float" office:value="460.0781" calcext:value-type="float">
            <text:p>460.078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97014" calcext:value-type="float">
            <text:p>0.07297014</text:p>
          </table:table-cell>
          <table:table-cell office:value-type="float" office:value="9.813782" calcext:value-type="float">
            <text:p>9.813782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715115" calcext:value-type="float">
            <text:p>0.01715115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5.036636" calcext:value-type="float">
            <text:p>5.036636</text:p>
          </table:table-cell>
          <table:table-cell office:value-type="float" office:value="-0.08229377" calcext:value-type="float">
            <text:p>-0.08229377</text:p>
          </table:table-cell>
          <table:table-cell office:value-type="float" office:value="0.002844559" calcext:value-type="float">
            <text:p>0.002844559</text:p>
          </table:table-cell>
          <table:table-cell office:value-type="float" office:value="0.06469338" calcext:value-type="float">
            <text:p>0.06469338</text:p>
          </table:table-cell>
          <table:table-cell office:value-type="float" office:value="9.9237" calcext:value-type="float">
            <text:p>9.9237</text:p>
          </table:table-cell>
          <table:table-cell office:value-type="float" office:value="0.4915435" calcext:value-type="float">
            <text:p>0.4915435</text:p>
          </table:table-cell>
          <table:table-cell office:value-type="float" office:value="0.1148397" calcext:value-type="float">
            <text:p>0.1148397</text:p>
          </table:table-cell>
          <table:table-cell office:value-type="float" office:value="0.0381497" calcext:value-type="float">
            <text:p>0.0381497</text:p>
          </table:table-cell>
          <table:table-cell office:value-type="float" office:value="0.02984264" calcext:value-type="float">
            <text:p>0.02984264</text:p>
          </table:table-cell>
          <table:table-cell office:value-type="float" office:value="0.02199046" calcext:value-type="float">
            <text:p>0.02199046</text:p>
          </table:table-cell>
          <table:table-cell office:value-type="float" office:value="0.02036376" calcext:value-type="float">
            <text:p>0.02036376</text:p>
          </table:table-cell>
          <table:table-cell office:value-type="float" office:value="0.02356221" calcext:value-type="float">
            <text:p>0.02356221</text:p>
          </table:table-cell>
          <table:table-cell office:value-type="float" office:value="0.01454759" calcext:value-type="float">
            <text:p>0.01454759</text:p>
          </table:table-cell>
          <table:table-cell office:value-type="float" office:value="1.119271" calcext:value-type="float">
            <text:p>1.119271</text:p>
          </table:table-cell>
          <table:table-cell office:value-type="float" office:value="2.425262" calcext:value-type="float">
            <text:p>2.425262</text:p>
          </table:table-cell>
          <table:table-cell office:value-type="float" office:value="4.35377" calcext:value-type="float">
            <text:p>4.35377</text:p>
          </table:table-cell>
          <table:table-cell office:value-type="float" office:value="16.0929" calcext:value-type="float">
            <text:p>16.0929</text:p>
          </table:table-cell>
          <table:table-cell office:value-type="float" office:value="25.40884" calcext:value-type="float">
            <text:p>25.40884</text:p>
          </table:table-cell>
          <table:table-cell office:value-type="float" office:value="23.08869" calcext:value-type="float">
            <text:p>23.08869</text:p>
          </table:table-cell>
          <table:table-cell office:value-type="float" office:value="9.764403" calcext:value-type="float">
            <text:p>9.764403</text:p>
          </table:table-cell>
          <table:table-cell office:value-type="float" office:value="1.869256" calcext:value-type="float">
            <text:p>1.869256</text:p>
          </table:table-cell>
          <table:table-cell office:value-type="float" office:value="84.70232" calcext:value-type="float">
            <text:p>84.70232</text:p>
          </table:table-cell>
          <table:table-cell office:value-type="float" office:value="0" calcext:value-type="float">
            <text:p>0</text:p>
          </table:table-cell>
          <table:table-cell office:value-type="float" office:value="-0.2205137" calcext:value-type="float">
            <text:p>-0.220513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3.30583" calcext:value-type="float">
            <text:p>13.30583</text:p>
          </table:table-cell>
          <table:table-cell office:value-type="float" office:value="460.0651" calcext:value-type="float">
            <text:p>460.065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80275" calcext:value-type="float">
            <text:p>0.06980275</text:p>
          </table:table-cell>
          <table:table-cell office:value-type="float" office:value="9.808148" calcext:value-type="float">
            <text:p>9.808148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742718" calcext:value-type="float">
            <text:p>0.01742718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5.074111" calcext:value-type="float">
            <text:p>5.074111</text:p>
          </table:table-cell>
          <table:table-cell office:value-type="float" office:value="-0.08246344" calcext:value-type="float">
            <text:p>-0.08246344</text:p>
          </table:table-cell>
          <table:table-cell office:value-type="float" office:value="0.002855634" calcext:value-type="float">
            <text:p>0.002855634</text:p>
          </table:table-cell>
          <table:table-cell office:value-type="float" office:value="0.06491625" calcext:value-type="float">
            <text:p>0.06491625</text:p>
          </table:table-cell>
          <table:table-cell office:value-type="float" office:value="9.968884" calcext:value-type="float">
            <text:p>9.968884</text:p>
          </table:table-cell>
          <table:table-cell office:value-type="float" office:value="0.3435179" calcext:value-type="float">
            <text:p>0.3435179</text:p>
          </table:table-cell>
          <table:table-cell office:value-type="float" office:value="0.08201824" calcext:value-type="float">
            <text:p>0.08201824</text:p>
          </table:table-cell>
          <table:table-cell office:value-type="float" office:value="0.02999241" calcext:value-type="float">
            <text:p>0.02999241</text:p>
          </table:table-cell>
          <table:table-cell office:value-type="float" office:value="0.02816874" calcext:value-type="float">
            <text:p>0.02816874</text:p>
          </table:table-cell>
          <table:table-cell office:value-type="float" office:value="0.02172049" calcext:value-type="float">
            <text:p>0.02172049</text:p>
          </table:table-cell>
          <table:table-cell office:value-type="float" office:value="0.02023437" calcext:value-type="float">
            <text:p>0.02023437</text:p>
          </table:table-cell>
          <table:table-cell office:value-type="float" office:value="0.02336568" calcext:value-type="float">
            <text:p>0.02336568</text:p>
          </table:table-cell>
          <table:table-cell office:value-type="float" office:value="0.01468946" calcext:value-type="float">
            <text:p>0.01468946</text:p>
          </table:table-cell>
          <table:table-cell office:value-type="float" office:value="1.506645" calcext:value-type="float">
            <text:p>1.506645</text:p>
          </table:table-cell>
          <table:table-cell office:value-type="float" office:value="2.098192" calcext:value-type="float">
            <text:p>2.098192</text:p>
          </table:table-cell>
          <table:table-cell office:value-type="float" office:value="4.17993" calcext:value-type="float">
            <text:p>4.17993</text:p>
          </table:table-cell>
          <table:table-cell office:value-type="float" office:value="15.72856" calcext:value-type="float">
            <text:p>15.72856</text:p>
          </table:table-cell>
          <table:table-cell office:value-type="float" office:value="25.44889" calcext:value-type="float">
            <text:p>25.44889</text:p>
          </table:table-cell>
          <table:table-cell office:value-type="float" office:value="23.23575" calcext:value-type="float">
            <text:p>23.23575</text:p>
          </table:table-cell>
          <table:table-cell office:value-type="float" office:value="9.85864" calcext:value-type="float">
            <text:p>9.85864</text:p>
          </table:table-cell>
          <table:table-cell office:value-type="float" office:value="1.878007" calcext:value-type="float">
            <text:p>1.878007</text:p>
          </table:table-cell>
          <table:table-cell office:value-type="float" office:value="84.52005" calcext:value-type="float">
            <text:p>84.52005</text:p>
          </table:table-cell>
          <table:table-cell office:value-type="float" office:value="0" calcext:value-type="float">
            <text:p>0</text:p>
          </table:table-cell>
          <table:table-cell office:value-type="float" office:value="-0.2207582" calcext:value-type="float">
            <text:p>-0.22075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3.28368" calcext:value-type="float">
            <text:p>13.28368</text:p>
          </table:table-cell>
          <table:table-cell office:value-type="float" office:value="460.0525" calcext:value-type="float">
            <text:p>460.052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24764" calcext:value-type="float">
            <text:p>0.06924764</text:p>
          </table:table-cell>
          <table:table-cell office:value-type="float" office:value="9.819485" calcext:value-type="float">
            <text:p>9.819485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748405" calcext:value-type="float">
            <text:p>0.01748405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5.092934" calcext:value-type="float">
            <text:p>5.092934</text:p>
          </table:table-cell>
          <table:table-cell office:value-type="float" office:value="-0.08286932" calcext:value-type="float">
            <text:p>-0.08286932</text:p>
          </table:table-cell>
          <table:table-cell office:value-type="float" office:value="0.002883466" calcext:value-type="float">
            <text:p>0.002883466</text:p>
          </table:table-cell>
          <table:table-cell office:value-type="float" office:value="0.06499058" calcext:value-type="float">
            <text:p>0.06499058</text:p>
          </table:table-cell>
          <table:table-cell office:value-type="float" office:value="9.986639" calcext:value-type="float">
            <text:p>9.986639</text:p>
          </table:table-cell>
          <table:table-cell office:value-type="float" office:value="0.3378203" calcext:value-type="float">
            <text:p>0.3378203</text:p>
          </table:table-cell>
          <table:table-cell office:value-type="float" office:value="0.06508304" calcext:value-type="float">
            <text:p>0.06508304</text:p>
          </table:table-cell>
          <table:table-cell office:value-type="float" office:value="0.02685431" calcext:value-type="float">
            <text:p>0.02685431</text:p>
          </table:table-cell>
          <table:table-cell office:value-type="float" office:value="0.02794727" calcext:value-type="float">
            <text:p>0.02794727</text:p>
          </table:table-cell>
          <table:table-cell office:value-type="float" office:value="0.02162711" calcext:value-type="float">
            <text:p>0.02162711</text:p>
          </table:table-cell>
          <table:table-cell office:value-type="float" office:value="0.02022761" calcext:value-type="float">
            <text:p>0.02022761</text:p>
          </table:table-cell>
          <table:table-cell office:value-type="float" office:value="0.02321347" calcext:value-type="float">
            <text:p>0.02321347</text:p>
          </table:table-cell>
          <table:table-cell office:value-type="float" office:value="0.01484258" calcext:value-type="float">
            <text:p>0.01484258</text:p>
          </table:table-cell>
          <table:table-cell office:value-type="float" office:value="1.43445" calcext:value-type="float">
            <text:p>1.43445</text:p>
          </table:table-cell>
          <table:table-cell office:value-type="float" office:value="2.649342" calcext:value-type="float">
            <text:p>2.649342</text:p>
          </table:table-cell>
          <table:table-cell office:value-type="float" office:value="4.568935" calcext:value-type="float">
            <text:p>4.568935</text:p>
          </table:table-cell>
          <table:table-cell office:value-type="float" office:value="15.56903" calcext:value-type="float">
            <text:p>15.56903</text:p>
          </table:table-cell>
          <table:table-cell office:value-type="float" office:value="25.13175" calcext:value-type="float">
            <text:p>25.13175</text:p>
          </table:table-cell>
          <table:table-cell office:value-type="float" office:value="23.09866" calcext:value-type="float">
            <text:p>23.09866</text:p>
          </table:table-cell>
          <table:table-cell office:value-type="float" office:value="9.948741" calcext:value-type="float">
            <text:p>9.948741</text:p>
          </table:table-cell>
          <table:table-cell office:value-type="float" office:value="1.886476" calcext:value-type="float">
            <text:p>1.886476</text:p>
          </table:table-cell>
          <table:table-cell office:value-type="float" office:value="84.53856" calcext:value-type="float">
            <text:p>84.53856</text:p>
          </table:table-cell>
          <table:table-cell office:value-type="float" office:value="0" calcext:value-type="float">
            <text:p>0</text:p>
          </table:table-cell>
          <table:table-cell office:value-type="float" office:value="-0.2210165" calcext:value-type="float">
            <text:p>-0.221016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13.25972" calcext:value-type="float">
            <text:p>13.25972</text:p>
          </table:table-cell>
          <table:table-cell office:value-type="float" office:value="460.0389" calcext:value-type="float">
            <text:p>460.038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72795" calcext:value-type="float">
            <text:p>0.06972795</text:p>
          </table:table-cell>
          <table:table-cell office:value-type="float" office:value="9.845509" calcext:value-type="float">
            <text:p>9.845509</text:p>
          </table:table-cell>
          <table:table-cell office:value-type="float" office:value="0.00001583566" calcext:value-type="float">
            <text:p>1.583566E-05</text:p>
          </table:table-cell>
          <table:table-cell office:value-type="float" office:value="0.01752565" calcext:value-type="float">
            <text:p>0.01752565</text:p>
          </table:table-cell>
          <table:table-cell office:value-type="float" office:value="0.2883661" calcext:value-type="float">
            <text:p>0.2883661</text:p>
          </table:table-cell>
          <table:table-cell office:value-type="float" office:value="5.099562" calcext:value-type="float">
            <text:p>5.099562</text:p>
          </table:table-cell>
          <table:table-cell office:value-type="float" office:value="-0.08294073" calcext:value-type="float">
            <text:p>-0.08294073</text:p>
          </table:table-cell>
          <table:table-cell office:value-type="float" office:value="0.002924756" calcext:value-type="float">
            <text:p>0.002924756</text:p>
          </table:table-cell>
          <table:table-cell office:value-type="float" office:value="0.06501277" calcext:value-type="float">
            <text:p>0.06501277</text:p>
          </table:table-cell>
          <table:table-cell office:value-type="float" office:value="9.997586" calcext:value-type="float">
            <text:p>9.997586</text:p>
          </table:table-cell>
          <table:table-cell office:value-type="float" office:value="0.3919887" calcext:value-type="float">
            <text:p>0.3919887</text:p>
          </table:table-cell>
          <table:table-cell office:value-type="float" office:value="0.05112643" calcext:value-type="float">
            <text:p>0.05112643</text:p>
          </table:table-cell>
          <table:table-cell office:value-type="float" office:value="0.02511762" calcext:value-type="float">
            <text:p>0.02511762</text:p>
          </table:table-cell>
          <table:table-cell office:value-type="float" office:value="0.02802171" calcext:value-type="float">
            <text:p>0.02802171</text:p>
          </table:table-cell>
          <table:table-cell office:value-type="float" office:value="0.02158293" calcext:value-type="float">
            <text:p>0.02158293</text:p>
          </table:table-cell>
          <table:table-cell office:value-type="float" office:value="0.02023743" calcext:value-type="float">
            <text:p>0.02023743</text:p>
          </table:table-cell>
          <table:table-cell office:value-type="float" office:value="0.02306824" calcext:value-type="float">
            <text:p>0.02306824</text:p>
          </table:table-cell>
          <table:table-cell office:value-type="float" office:value="0.01499641" calcext:value-type="float">
            <text:p>0.01499641</text:p>
          </table:table-cell>
          <table:table-cell office:value-type="float" office:value="1.3077" calcext:value-type="float">
            <text:p>1.3077</text:p>
          </table:table-cell>
          <table:table-cell office:value-type="float" office:value="2.979634" calcext:value-type="float">
            <text:p>2.979634</text:p>
          </table:table-cell>
          <table:table-cell office:value-type="float" office:value="4.865478" calcext:value-type="float">
            <text:p>4.865478</text:p>
          </table:table-cell>
          <table:table-cell office:value-type="float" office:value="15.8174" calcext:value-type="float">
            <text:p>15.8174</text:p>
          </table:table-cell>
          <table:table-cell office:value-type="float" office:value="24.99761" calcext:value-type="float">
            <text:p>24.99761</text:p>
          </table:table-cell>
          <table:table-cell office:value-type="float" office:value="22.90848" calcext:value-type="float">
            <text:p>22.90848</text:p>
          </table:table-cell>
          <table:table-cell office:value-type="float" office:value="10.02616" calcext:value-type="float">
            <text:p>10.02616</text:p>
          </table:table-cell>
          <table:table-cell office:value-type="float" office:value="1.894796" calcext:value-type="float">
            <text:p>1.894796</text:p>
          </table:table-cell>
          <table:table-cell office:value-type="float" office:value="84.87968" calcext:value-type="float">
            <text:p>84.87968</text:p>
          </table:table-cell>
          <table:table-cell office:value-type="float" office:value="0" calcext:value-type="float">
            <text:p>0</text:p>
          </table:table-cell>
          <table:table-cell office:value-type="float" office:value="-0.2210896" calcext:value-type="float">
            <text:p>-0.22108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13.21975" calcext:value-type="float">
            <text:p>13.21975</text:p>
          </table:table-cell>
          <table:table-cell office:value-type="float" office:value="460.0251" calcext:value-type="float">
            <text:p>460.025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026486" calcext:value-type="float">
            <text:p>0.08026486</text:p>
          </table:table-cell>
          <table:table-cell office:value-type="float" office:value="9.868986" calcext:value-type="float">
            <text:p>9.868986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773273" calcext:value-type="float">
            <text:p>0.0177327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120193" calcext:value-type="float">
            <text:p>5.120193</text:p>
          </table:table-cell>
          <table:table-cell office:value-type="float" office:value="-0.08330494" calcext:value-type="float">
            <text:p>-0.08330494</text:p>
          </table:table-cell>
          <table:table-cell office:value-type="float" office:value="0.002945019" calcext:value-type="float">
            <text:p>0.002945019</text:p>
          </table:table-cell>
          <table:table-cell office:value-type="float" office:value="0.06502962" calcext:value-type="float">
            <text:p>0.06502962</text:p>
          </table:table-cell>
          <table:table-cell office:value-type="float" office:value="9.974986" calcext:value-type="float">
            <text:p>9.974986</text:p>
          </table:table-cell>
          <table:table-cell office:value-type="float" office:value="0.2885192" calcext:value-type="float">
            <text:p>0.2885192</text:p>
          </table:table-cell>
          <table:table-cell office:value-type="float" office:value="0.1708139" calcext:value-type="float">
            <text:p>0.1708139</text:p>
          </table:table-cell>
          <table:table-cell office:value-type="float" office:value="0.1784958" calcext:value-type="float">
            <text:p>0.1784958</text:p>
          </table:table-cell>
          <table:table-cell office:value-type="float" office:value="0.0341866" calcext:value-type="float">
            <text:p>0.0341866</text:p>
          </table:table-cell>
          <table:table-cell office:value-type="float" office:value="0.0215412" calcext:value-type="float">
            <text:p>0.0215412</text:p>
          </table:table-cell>
          <table:table-cell office:value-type="float" office:value="0.0202862" calcext:value-type="float">
            <text:p>0.0202862</text:p>
          </table:table-cell>
          <table:table-cell office:value-type="float" office:value="0.02333222" calcext:value-type="float">
            <text:p>0.02333222</text:p>
          </table:table-cell>
          <table:table-cell office:value-type="float" office:value="0.01515101" calcext:value-type="float">
            <text:p>0.01515101</text:p>
          </table:table-cell>
          <table:table-cell office:value-type="float" office:value="0.9047822" calcext:value-type="float">
            <text:p>0.9047822</text:p>
          </table:table-cell>
          <table:table-cell office:value-type="float" office:value="2.009979" calcext:value-type="float">
            <text:p>2.009979</text:p>
          </table:table-cell>
          <table:table-cell office:value-type="float" office:value="5.26108" calcext:value-type="float">
            <text:p>5.26108</text:p>
          </table:table-cell>
          <table:table-cell office:value-type="float" office:value="15.92986" calcext:value-type="float">
            <text:p>15.92986</text:p>
          </table:table-cell>
          <table:table-cell office:value-type="float" office:value="25.4667" calcext:value-type="float">
            <text:p>25.4667</text:p>
          </table:table-cell>
          <table:table-cell office:value-type="float" office:value="22.8996" calcext:value-type="float">
            <text:p>22.8996</text:p>
          </table:table-cell>
          <table:table-cell office:value-type="float" office:value="9.927892" calcext:value-type="float">
            <text:p>9.927892</text:p>
          </table:table-cell>
          <table:table-cell office:value-type="float" office:value="1.919623" calcext:value-type="float">
            <text:p>1.919623</text:p>
          </table:table-cell>
          <table:table-cell office:value-type="float" office:value="82.88774" calcext:value-type="float">
            <text:p>82.88774</text:p>
          </table:table-cell>
          <table:table-cell office:value-type="float" office:value="0" calcext:value-type="float">
            <text:p>0</text:p>
          </table:table-cell>
          <table:table-cell office:value-type="float" office:value="-0.2279644" calcext:value-type="float">
            <text:p>-0.22796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13.19805" calcext:value-type="float">
            <text:p>13.19805</text:p>
          </table:table-cell>
          <table:table-cell office:value-type="float" office:value="460.0148" calcext:value-type="float">
            <text:p>460.014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863799" calcext:value-type="float">
            <text:p>0.06863799</text:p>
          </table:table-cell>
          <table:table-cell office:value-type="float" office:value="9.7843" calcext:value-type="float">
            <text:p>9.7843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820853" calcext:value-type="float">
            <text:p>0.0182085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235938" calcext:value-type="float">
            <text:p>5.235938</text:p>
          </table:table-cell>
          <table:table-cell office:value-type="float" office:value="-0.08475885" calcext:value-type="float">
            <text:p>-0.08475885</text:p>
          </table:table-cell>
          <table:table-cell office:value-type="float" office:value="0.002962843" calcext:value-type="float">
            <text:p>0.002962843</text:p>
          </table:table-cell>
          <table:table-cell office:value-type="float" office:value="0.06509963" calcext:value-type="float">
            <text:p>0.06509963</text:p>
          </table:table-cell>
          <table:table-cell office:value-type="float" office:value="10.00326" calcext:value-type="float">
            <text:p>10.00326</text:p>
          </table:table-cell>
          <table:table-cell office:value-type="float" office:value="0.1952656" calcext:value-type="float">
            <text:p>0.1952656</text:p>
          </table:table-cell>
          <table:table-cell office:value-type="float" office:value="0.05871087" calcext:value-type="float">
            <text:p>0.05871087</text:p>
          </table:table-cell>
          <table:table-cell office:value-type="float" office:value="0.05109718" calcext:value-type="float">
            <text:p>0.05109718</text:p>
          </table:table-cell>
          <table:table-cell office:value-type="float" office:value="0.02979192" calcext:value-type="float">
            <text:p>0.02979192</text:p>
          </table:table-cell>
          <table:table-cell office:value-type="float" office:value="0.02215627" calcext:value-type="float">
            <text:p>0.02215627</text:p>
          </table:table-cell>
          <table:table-cell office:value-type="float" office:value="0.02079734" calcext:value-type="float">
            <text:p>0.02079734</text:p>
          </table:table-cell>
          <table:table-cell office:value-type="float" office:value="0.02327214" calcext:value-type="float">
            <text:p>0.02327214</text:p>
          </table:table-cell>
          <table:table-cell office:value-type="float" office:value="0.0152973" calcext:value-type="float">
            <text:p>0.0152973</text:p>
          </table:table-cell>
          <table:table-cell office:value-type="float" office:value="0.9438435" calcext:value-type="float">
            <text:p>0.9438435</text:p>
          </table:table-cell>
          <table:table-cell office:value-type="float" office:value="2.318881" calcext:value-type="float">
            <text:p>2.318881</text:p>
          </table:table-cell>
          <table:table-cell office:value-type="float" office:value="4.693569" calcext:value-type="float">
            <text:p>4.693569</text:p>
          </table:table-cell>
          <table:table-cell office:value-type="float" office:value="14.10435" calcext:value-type="float">
            <text:p>14.10435</text:p>
          </table:table-cell>
          <table:table-cell office:value-type="float" office:value="24.80926" calcext:value-type="float">
            <text:p>24.80926</text:p>
          </table:table-cell>
          <table:table-cell office:value-type="float" office:value="24.05994" calcext:value-type="float">
            <text:p>24.05994</text:p>
          </table:table-cell>
          <table:table-cell office:value-type="float" office:value="10.01439" calcext:value-type="float">
            <text:p>10.01439</text:p>
          </table:table-cell>
          <table:table-cell office:value-type="float" office:value="1.9611" calcext:value-type="float">
            <text:p>1.9611</text:p>
          </table:table-cell>
          <table:table-cell office:value-type="float" office:value="82.63065" calcext:value-type="float">
            <text:p>82.63065</text:p>
          </table:table-cell>
          <table:table-cell office:value-type="float" office:value="0" calcext:value-type="float">
            <text:p>0</text:p>
          </table:table-cell>
          <table:table-cell office:value-type="float" office:value="-0.2355628" calcext:value-type="float">
            <text:p>-0.235562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13.17038" calcext:value-type="float">
            <text:p>13.17038</text:p>
          </table:table-cell>
          <table:table-cell office:value-type="float" office:value="460.0004" calcext:value-type="float">
            <text:p>460.000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877034" calcext:value-type="float">
            <text:p>0.06877034</text:p>
          </table:table-cell>
          <table:table-cell office:value-type="float" office:value="9.740097" calcext:value-type="float">
            <text:p>9.740097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845752" calcext:value-type="float">
            <text:p>0.01845752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316959" calcext:value-type="float">
            <text:p>5.316959</text:p>
          </table:table-cell>
          <table:table-cell office:value-type="float" office:value="-0.08486775" calcext:value-type="float">
            <text:p>-0.08486775</text:p>
          </table:table-cell>
          <table:table-cell office:value-type="float" office:value="0.003002112" calcext:value-type="float">
            <text:p>0.003002112</text:p>
          </table:table-cell>
          <table:table-cell office:value-type="float" office:value="0.06510019" calcext:value-type="float">
            <text:p>0.06510019</text:p>
          </table:table-cell>
          <table:table-cell office:value-type="float" office:value="10.00592" calcext:value-type="float">
            <text:p>10.00592</text:p>
          </table:table-cell>
          <table:table-cell office:value-type="float" office:value="0.27087" calcext:value-type="float">
            <text:p>0.27087</text:p>
          </table:table-cell>
          <table:table-cell office:value-type="float" office:value="0.04662477" calcext:value-type="float">
            <text:p>0.04662477</text:p>
          </table:table-cell>
          <table:table-cell office:value-type="float" office:value="0.04048538" calcext:value-type="float">
            <text:p>0.04048538</text:p>
          </table:table-cell>
          <table:table-cell office:value-type="float" office:value="0.02987511" calcext:value-type="float">
            <text:p>0.02987511</text:p>
          </table:table-cell>
          <table:table-cell office:value-type="float" office:value="0.02210953" calcext:value-type="float">
            <text:p>0.02210953</text:p>
          </table:table-cell>
          <table:table-cell office:value-type="float" office:value="0.02072602" calcext:value-type="float">
            <text:p>0.02072602</text:p>
          </table:table-cell>
          <table:table-cell office:value-type="float" office:value="0.023245" calcext:value-type="float">
            <text:p>0.023245</text:p>
          </table:table-cell>
          <table:table-cell office:value-type="float" office:value="0.01545576" calcext:value-type="float">
            <text:p>0.01545576</text:p>
          </table:table-cell>
          <table:table-cell office:value-type="float" office:value="0.939423" calcext:value-type="float">
            <text:p>0.939423</text:p>
          </table:table-cell>
          <table:table-cell office:value-type="float" office:value="2.58693" calcext:value-type="float">
            <text:p>2.58693</text:p>
          </table:table-cell>
          <table:table-cell office:value-type="float" office:value="4.781141" calcext:value-type="float">
            <text:p>4.781141</text:p>
          </table:table-cell>
          <table:table-cell office:value-type="float" office:value="14.01225" calcext:value-type="float">
            <text:p>14.01225</text:p>
          </table:table-cell>
          <table:table-cell office:value-type="float" office:value="24.29887" calcext:value-type="float">
            <text:p>24.29887</text:p>
          </table:table-cell>
          <table:table-cell office:value-type="float" office:value="23.62364" calcext:value-type="float">
            <text:p>23.62364</text:p>
          </table:table-cell>
          <table:table-cell office:value-type="float" office:value="10.06886" calcext:value-type="float">
            <text:p>10.06886</text:p>
          </table:table-cell>
          <table:table-cell office:value-type="float" office:value="1.990461" calcext:value-type="float">
            <text:p>1.990461</text:p>
          </table:table-cell>
          <table:table-cell office:value-type="float" office:value="82.65327" calcext:value-type="float">
            <text:p>82.65327</text:p>
          </table:table-cell>
          <table:table-cell office:value-type="float" office:value="0" calcext:value-type="float">
            <text:p>0</text:p>
          </table:table-cell>
          <table:table-cell office:value-type="float" office:value="-0.2356536" calcext:value-type="float">
            <text:p>-0.235653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3.13401" calcext:value-type="float">
            <text:p>13.13401</text:p>
          </table:table-cell>
          <table:table-cell office:value-type="float" office:value="459.9842" calcext:value-type="float">
            <text:p>459.98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97763" calcext:value-type="float">
            <text:p>0.06997763</text:p>
          </table:table-cell>
          <table:table-cell office:value-type="float" office:value="9.737258" calcext:value-type="float">
            <text:p>9.737258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863453" calcext:value-type="float">
            <text:p>0.0186345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366713" calcext:value-type="float">
            <text:p>5.366713</text:p>
          </table:table-cell>
          <table:table-cell office:value-type="float" office:value="-0.08497982" calcext:value-type="float">
            <text:p>-0.08497982</text:p>
          </table:table-cell>
          <table:table-cell office:value-type="float" office:value="0.003043101" calcext:value-type="float">
            <text:p>0.003043101</text:p>
          </table:table-cell>
          <table:table-cell office:value-type="float" office:value="0.06510019" calcext:value-type="float">
            <text:p>0.06510019</text:p>
          </table:table-cell>
          <table:table-cell office:value-type="float" office:value="10.00675" calcext:value-type="float">
            <text:p>10.00675</text:p>
          </table:table-cell>
          <table:table-cell office:value-type="float" office:value="0.387255" calcext:value-type="float">
            <text:p>0.387255</text:p>
          </table:table-cell>
          <table:table-cell office:value-type="float" office:value="0.04089365" calcext:value-type="float">
            <text:p>0.04089365</text:p>
          </table:table-cell>
          <table:table-cell office:value-type="float" office:value="0.03488322" calcext:value-type="float">
            <text:p>0.03488322</text:p>
          </table:table-cell>
          <table:table-cell office:value-type="float" office:value="0.03008874" calcext:value-type="float">
            <text:p>0.03008874</text:p>
          </table:table-cell>
          <table:table-cell office:value-type="float" office:value="0.0219385" calcext:value-type="float">
            <text:p>0.0219385</text:p>
          </table:table-cell>
          <table:table-cell office:value-type="float" office:value="0.02055218" calcext:value-type="float">
            <text:p>0.02055218</text:p>
          </table:table-cell>
          <table:table-cell office:value-type="float" office:value="0.02317398" calcext:value-type="float">
            <text:p>0.02317398</text:p>
          </table:table-cell>
          <table:table-cell office:value-type="float" office:value="0.01559958" calcext:value-type="float">
            <text:p>0.01559958</text:p>
          </table:table-cell>
          <table:table-cell office:value-type="float" office:value="0.926658" calcext:value-type="float">
            <text:p>0.926658</text:p>
          </table:table-cell>
          <table:table-cell office:value-type="float" office:value="2.953595" calcext:value-type="float">
            <text:p>2.953595</text:p>
          </table:table-cell>
          <table:table-cell office:value-type="float" office:value="4.989672" calcext:value-type="float">
            <text:p>4.989672</text:p>
          </table:table-cell>
          <table:table-cell office:value-type="float" office:value="14.13495" calcext:value-type="float">
            <text:p>14.13495</text:p>
          </table:table-cell>
          <table:table-cell office:value-type="float" office:value="24.07334" calcext:value-type="float">
            <text:p>24.07334</text:p>
          </table:table-cell>
          <table:table-cell office:value-type="float" office:value="23.27457" calcext:value-type="float">
            <text:p>23.27457</text:p>
          </table:table-cell>
          <table:table-cell office:value-type="float" office:value="10.10171" calcext:value-type="float">
            <text:p>10.10171</text:p>
          </table:table-cell>
          <table:table-cell office:value-type="float" office:value="2.006653" calcext:value-type="float">
            <text:p>2.006653</text:p>
          </table:table-cell>
          <table:table-cell office:value-type="float" office:value="83.09828" calcext:value-type="float">
            <text:p>83.09828</text:p>
          </table:table-cell>
          <table:table-cell office:value-type="float" office:value="0" calcext:value-type="float">
            <text:p>0</text:p>
          </table:table-cell>
          <table:table-cell office:value-type="float" office:value="-0.2358598" calcext:value-type="float">
            <text:p>-0.235859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3.09365" calcext:value-type="float">
            <text:p>13.09365</text:p>
          </table:table-cell>
          <table:table-cell office:value-type="float" office:value="459.966" calcext:value-type="float">
            <text:p>459.96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85843" calcext:value-type="float">
            <text:p>0.07085843</text:p>
          </table:table-cell>
          <table:table-cell office:value-type="float" office:value="9.760047" calcext:value-type="float">
            <text:p>9.760047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874905" calcext:value-type="float">
            <text:p>0.01874905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396455" calcext:value-type="float">
            <text:p>5.396455</text:p>
          </table:table-cell>
          <table:table-cell office:value-type="float" office:value="-0.08513004" calcext:value-type="float">
            <text:p>-0.08513004</text:p>
          </table:table-cell>
          <table:table-cell office:value-type="float" office:value="0.003082468" calcext:value-type="float">
            <text:p>0.003082468</text:p>
          </table:table-cell>
          <table:table-cell office:value-type="float" office:value="0.06510022" calcext:value-type="float">
            <text:p>0.06510022</text:p>
          </table:table-cell>
          <table:table-cell office:value-type="float" office:value="10.00671" calcext:value-type="float">
            <text:p>10.00671</text:p>
          </table:table-cell>
          <table:table-cell office:value-type="float" office:value="0.448523" calcext:value-type="float">
            <text:p>0.448523</text:p>
          </table:table-cell>
          <table:table-cell office:value-type="float" office:value="0.03990357" calcext:value-type="float">
            <text:p>0.03990357</text:p>
          </table:table-cell>
          <table:table-cell office:value-type="float" office:value="0.03429395" calcext:value-type="float">
            <text:p>0.03429395</text:p>
          </table:table-cell>
          <table:table-cell office:value-type="float" office:value="0.03088041" calcext:value-type="float">
            <text:p>0.03088041</text:p>
          </table:table-cell>
          <table:table-cell office:value-type="float" office:value="0.02180396" calcext:value-type="float">
            <text:p>0.02180396</text:p>
          </table:table-cell>
          <table:table-cell office:value-type="float" office:value="0.02040405" calcext:value-type="float">
            <text:p>0.02040405</text:p>
          </table:table-cell>
          <table:table-cell office:value-type="float" office:value="0.02307544" calcext:value-type="float">
            <text:p>0.02307544</text:p>
          </table:table-cell>
          <table:table-cell office:value-type="float" office:value="0.01571922" calcext:value-type="float">
            <text:p>0.01571922</text:p>
          </table:table-cell>
          <table:table-cell office:value-type="float" office:value="0.9756826" calcext:value-type="float">
            <text:p>0.9756826</text:p>
          </table:table-cell>
          <table:table-cell office:value-type="float" office:value="3.331038" calcext:value-type="float">
            <text:p>3.331038</text:p>
          </table:table-cell>
          <table:table-cell office:value-type="float" office:value="5.269197" calcext:value-type="float">
            <text:p>5.269197</text:p>
          </table:table-cell>
          <table:table-cell office:value-type="float" office:value="14.34914" calcext:value-type="float">
            <text:p>14.34914</text:p>
          </table:table-cell>
          <table:table-cell office:value-type="float" office:value="23.96132" calcext:value-type="float">
            <text:p>23.96132</text:p>
          </table:table-cell>
          <table:table-cell office:value-type="float" office:value="23.02558" calcext:value-type="float">
            <text:p>23.02558</text:p>
          </table:table-cell>
          <table:table-cell office:value-type="float" office:value="10.16243" calcext:value-type="float">
            <text:p>10.16243</text:p>
          </table:table-cell>
          <table:table-cell office:value-type="float" office:value="2.015257" calcext:value-type="float">
            <text:p>2.015257</text:p>
          </table:table-cell>
          <table:table-cell office:value-type="float" office:value="83.32188" calcext:value-type="float">
            <text:p>83.32188</text:p>
          </table:table-cell>
          <table:table-cell office:value-type="float" office:value="0" calcext:value-type="float">
            <text:p>0</text:p>
          </table:table-cell>
          <table:table-cell office:value-type="float" office:value="-0.2361158" calcext:value-type="float">
            <text:p>-0.23611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3.03977" calcext:value-type="float">
            <text:p>13.03977</text:p>
          </table:table-cell>
          <table:table-cell office:value-type="float" office:value="459.9434" calcext:value-type="float">
            <text:p>459.943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61829" calcext:value-type="float">
            <text:p>0.07061829</text:p>
          </table:table-cell>
          <table:table-cell office:value-type="float" office:value="9.816816" calcext:value-type="float">
            <text:p>9.816816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883376" calcext:value-type="float">
            <text:p>0.01883376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414885" calcext:value-type="float">
            <text:p>5.414885</text:p>
          </table:table-cell>
          <table:table-cell office:value-type="float" office:value="-0.08546242" calcext:value-type="float">
            <text:p>-0.08546242</text:p>
          </table:table-cell>
          <table:table-cell office:value-type="float" office:value="0.003116698" calcext:value-type="float">
            <text:p>0.003116698</text:p>
          </table:table-cell>
          <table:table-cell office:value-type="float" office:value="0.06510577" calcext:value-type="float">
            <text:p>0.06510577</text:p>
          </table:table-cell>
          <table:table-cell office:value-type="float" office:value="9.997604" calcext:value-type="float">
            <text:p>9.997604</text:p>
          </table:table-cell>
          <table:table-cell office:value-type="float" office:value="0.3651769" calcext:value-type="float">
            <text:p>0.3651769</text:p>
          </table:table-cell>
          <table:table-cell office:value-type="float" office:value="0.04674273" calcext:value-type="float">
            <text:p>0.04674273</text:p>
          </table:table-cell>
          <table:table-cell office:value-type="float" office:value="0.03664707" calcext:value-type="float">
            <text:p>0.03664707</text:p>
          </table:table-cell>
          <table:table-cell office:value-type="float" office:value="0.03295214" calcext:value-type="float">
            <text:p>0.03295214</text:p>
          </table:table-cell>
          <table:table-cell office:value-type="float" office:value="0.02181956" calcext:value-type="float">
            <text:p>0.02181956</text:p>
          </table:table-cell>
          <table:table-cell office:value-type="float" office:value="0.02033326" calcext:value-type="float">
            <text:p>0.02033326</text:p>
          </table:table-cell>
          <table:table-cell office:value-type="float" office:value="0.02301986" calcext:value-type="float">
            <text:p>0.02301986</text:p>
          </table:table-cell>
          <table:table-cell office:value-type="float" office:value="0.01582229" calcext:value-type="float">
            <text:p>0.01582229</text:p>
          </table:table-cell>
          <table:table-cell office:value-type="float" office:value="1.736327" calcext:value-type="float">
            <text:p>1.736327</text:p>
          </table:table-cell>
          <table:table-cell office:value-type="float" office:value="3.80252" calcext:value-type="float">
            <text:p>3.80252</text:p>
          </table:table-cell>
          <table:table-cell office:value-type="float" office:value="5.675628" calcext:value-type="float">
            <text:p>5.675628</text:p>
          </table:table-cell>
          <table:table-cell office:value-type="float" office:value="14.65068" calcext:value-type="float">
            <text:p>14.65068</text:p>
          </table:table-cell>
          <table:table-cell office:value-type="float" office:value="23.9291" calcext:value-type="float">
            <text:p>23.9291</text:p>
          </table:table-cell>
          <table:table-cell office:value-type="float" office:value="22.85799" calcext:value-type="float">
            <text:p>22.85799</text:p>
          </table:table-cell>
          <table:table-cell office:value-type="float" office:value="10.23342" calcext:value-type="float">
            <text:p>10.23342</text:p>
          </table:table-cell>
          <table:table-cell office:value-type="float" office:value="2.023616" calcext:value-type="float">
            <text:p>2.023616</text:p>
          </table:table-cell>
          <table:table-cell office:value-type="float" office:value="84.40643" calcext:value-type="float">
            <text:p>84.40643</text:p>
          </table:table-cell>
          <table:table-cell office:value-type="float" office:value="0" calcext:value-type="float">
            <text:p>0</text:p>
          </table:table-cell>
          <table:table-cell office:value-type="float" office:value="-0.2365387" calcext:value-type="float">
            <text:p>-0.23653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3.00092" calcext:value-type="float">
            <text:p>13.00092</text:p>
          </table:table-cell>
          <table:table-cell office:value-type="float" office:value="459.9236" calcext:value-type="float">
            <text:p>459.923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851581" calcext:value-type="float">
            <text:p>0.06851581</text:p>
          </table:table-cell>
          <table:table-cell office:value-type="float" office:value="9.829741" calcext:value-type="float">
            <text:p>9.829741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16719" calcext:value-type="float">
            <text:p>0.01916719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464468" calcext:value-type="float">
            <text:p>5.464468</text:p>
          </table:table-cell>
          <table:table-cell office:value-type="float" office:value="-0.0855789" calcext:value-type="float">
            <text:p>-0.0855789</text:p>
          </table:table-cell>
          <table:table-cell office:value-type="float" office:value="0.003130537" calcext:value-type="float">
            <text:p>0.003130537</text:p>
          </table:table-cell>
          <table:table-cell office:value-type="float" office:value="0.06513484" calcext:value-type="float">
            <text:p>0.06513484</text:p>
          </table:table-cell>
          <table:table-cell office:value-type="float" office:value="10.00781" calcext:value-type="float">
            <text:p>10.00781</text:p>
          </table:table-cell>
          <table:table-cell office:value-type="float" office:value="0.2357857" calcext:value-type="float">
            <text:p>0.2357857</text:p>
          </table:table-cell>
          <table:table-cell office:value-type="float" office:value="0.04036451" calcext:value-type="float">
            <text:p>0.04036451</text:p>
          </table:table-cell>
          <table:table-cell office:value-type="float" office:value="0.03400967" calcext:value-type="float">
            <text:p>0.03400967</text:p>
          </table:table-cell>
          <table:table-cell office:value-type="float" office:value="0.03183277" calcext:value-type="float">
            <text:p>0.03183277</text:p>
          </table:table-cell>
          <table:table-cell office:value-type="float" office:value="0.02170352" calcext:value-type="float">
            <text:p>0.02170352</text:p>
          </table:table-cell>
          <table:table-cell office:value-type="float" office:value="0.02027495" calcext:value-type="float">
            <text:p>0.02027495</text:p>
          </table:table-cell>
          <table:table-cell office:value-type="float" office:value="0.02288348" calcext:value-type="float">
            <text:p>0.02288348</text:p>
          </table:table-cell>
          <table:table-cell office:value-type="float" office:value="0.01590368" calcext:value-type="float">
            <text:p>0.01590368</text:p>
          </table:table-cell>
          <table:table-cell office:value-type="float" office:value="1.445742" calcext:value-type="float">
            <text:p>1.445742</text:p>
          </table:table-cell>
          <table:table-cell office:value-type="float" office:value="3.096863" calcext:value-type="float">
            <text:p>3.096863</text:p>
          </table:table-cell>
          <table:table-cell office:value-type="float" office:value="5.649945" calcext:value-type="float">
            <text:p>5.649945</text:p>
          </table:table-cell>
          <table:table-cell office:value-type="float" office:value="14.42799" calcext:value-type="float">
            <text:p>14.42799</text:p>
          </table:table-cell>
          <table:table-cell office:value-type="float" office:value="24.05032" calcext:value-type="float">
            <text:p>24.05032</text:p>
          </table:table-cell>
          <table:table-cell office:value-type="float" office:value="23.16673" calcext:value-type="float">
            <text:p>23.16673</text:p>
          </table:table-cell>
          <table:table-cell office:value-type="float" office:value="10.31519" calcext:value-type="float">
            <text:p>10.31519</text:p>
          </table:table-cell>
          <table:table-cell office:value-type="float" office:value="2.032824" calcext:value-type="float">
            <text:p>2.032824</text:p>
          </table:table-cell>
          <table:table-cell office:value-type="float" office:value="83.99948" calcext:value-type="float">
            <text:p>83.99948</text:p>
          </table:table-cell>
          <table:table-cell office:value-type="float" office:value="0" calcext:value-type="float">
            <text:p>0</text:p>
          </table:table-cell>
          <table:table-cell office:value-type="float" office:value="-0.2371014" calcext:value-type="float">
            <text:p>-0.23710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2.967" calcext:value-type="float">
            <text:p>12.967</text:p>
          </table:table-cell>
          <table:table-cell office:value-type="float" office:value="459.9048" calcext:value-type="float">
            <text:p>459.904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87642" calcext:value-type="float">
            <text:p>0.06787642</text:p>
          </table:table-cell>
          <table:table-cell office:value-type="float" office:value="9.836972" calcext:value-type="float">
            <text:p>9.836972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38063" calcext:value-type="float">
            <text:p>0.0193806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11608" calcext:value-type="float">
            <text:p>5.511608</text:p>
          </table:table-cell>
          <table:table-cell office:value-type="float" office:value="-0.0856416" calcext:value-type="float">
            <text:p>-0.0856416</text:p>
          </table:table-cell>
          <table:table-cell office:value-type="float" office:value="0.003143741" calcext:value-type="float">
            <text:p>0.003143741</text:p>
          </table:table-cell>
          <table:table-cell office:value-type="float" office:value="0.06516118" calcext:value-type="float">
            <text:p>0.06516118</text:p>
          </table:table-cell>
          <table:table-cell office:value-type="float" office:value="10.0124" calcext:value-type="float">
            <text:p>10.0124</text:p>
          </table:table-cell>
          <table:table-cell office:value-type="float" office:value="0.1863116" calcext:value-type="float">
            <text:p>0.1863116</text:p>
          </table:table-cell>
          <table:table-cell office:value-type="float" office:value="0.03295011" calcext:value-type="float">
            <text:p>0.03295011</text:p>
          </table:table-cell>
          <table:table-cell office:value-type="float" office:value="0.03186471" calcext:value-type="float">
            <text:p>0.03186471</text:p>
          </table:table-cell>
          <table:table-cell office:value-type="float" office:value="0.03087885" calcext:value-type="float">
            <text:p>0.03087885</text:p>
          </table:table-cell>
          <table:table-cell office:value-type="float" office:value="0.02166554" calcext:value-type="float">
            <text:p>0.02166554</text:p>
          </table:table-cell>
          <table:table-cell office:value-type="float" office:value="0.02028004" calcext:value-type="float">
            <text:p>0.02028004</text:p>
          </table:table-cell>
          <table:table-cell office:value-type="float" office:value="0.02279217" calcext:value-type="float">
            <text:p>0.02279217</text:p>
          </table:table-cell>
          <table:table-cell office:value-type="float" office:value="0.01600177" calcext:value-type="float">
            <text:p>0.01600177</text:p>
          </table:table-cell>
          <table:table-cell office:value-type="float" office:value="2.125258" calcext:value-type="float">
            <text:p>2.125258</text:p>
          </table:table-cell>
          <table:table-cell office:value-type="float" office:value="3.103068" calcext:value-type="float">
            <text:p>3.103068</text:p>
          </table:table-cell>
          <table:table-cell office:value-type="float" office:value="5.785022" calcext:value-type="float">
            <text:p>5.785022</text:p>
          </table:table-cell>
          <table:table-cell office:value-type="float" office:value="14.37255" calcext:value-type="float">
            <text:p>14.37255</text:p>
          </table:table-cell>
          <table:table-cell office:value-type="float" office:value="23.75591" calcext:value-type="float">
            <text:p>23.75591</text:p>
          </table:table-cell>
          <table:table-cell office:value-type="float" office:value="23.16065" calcext:value-type="float">
            <text:p>23.16065</text:p>
          </table:table-cell>
          <table:table-cell office:value-type="float" office:value="10.44188" calcext:value-type="float">
            <text:p>10.44188</text:p>
          </table:table-cell>
          <table:table-cell office:value-type="float" office:value="2.042072" calcext:value-type="float">
            <text:p>2.042072</text:p>
          </table:table-cell>
          <table:table-cell office:value-type="float" office:value="84.85141" calcext:value-type="float">
            <text:p>84.85141</text:p>
          </table:table-cell>
          <table:table-cell office:value-type="float" office:value="0" calcext:value-type="float">
            <text:p>0</text:p>
          </table:table-cell>
          <table:table-cell office:value-type="float" office:value="-0.2371792" calcext:value-type="float">
            <text:p>-0.23717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2.93716" calcext:value-type="float">
            <text:p>12.93716</text:p>
          </table:table-cell>
          <table:table-cell office:value-type="float" office:value="459.8872" calcext:value-type="float">
            <text:p>459.887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19016" calcext:value-type="float">
            <text:p>0.06719016</text:p>
          </table:table-cell>
          <table:table-cell office:value-type="float" office:value="9.854311" calcext:value-type="float">
            <text:p>9.854311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46688" calcext:value-type="float">
            <text:p>0.0194668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38424" calcext:value-type="float">
            <text:p>5.538424</text:p>
          </table:table-cell>
          <table:table-cell office:value-type="float" office:value="-0.08568875" calcext:value-type="float">
            <text:p>-0.08568875</text:p>
          </table:table-cell>
          <table:table-cell office:value-type="float" office:value="0.003157525" calcext:value-type="float">
            <text:p>0.003157525</text:p>
          </table:table-cell>
          <table:table-cell office:value-type="float" office:value="0.06518493" calcext:value-type="float">
            <text:p>0.06518493</text:p>
          </table:table-cell>
          <table:table-cell office:value-type="float" office:value="10.0106" calcext:value-type="float">
            <text:p>10.0106</text:p>
          </table:table-cell>
          <table:table-cell office:value-type="float" office:value="0.1427459" calcext:value-type="float">
            <text:p>0.1427459</text:p>
          </table:table-cell>
          <table:table-cell office:value-type="float" office:value="0.02877019" calcext:value-type="float">
            <text:p>0.02877019</text:p>
          </table:table-cell>
          <table:table-cell office:value-type="float" office:value="0.03072326" calcext:value-type="float">
            <text:p>0.03072326</text:p>
          </table:table-cell>
          <table:table-cell office:value-type="float" office:value="0.03047495" calcext:value-type="float">
            <text:p>0.03047495</text:p>
          </table:table-cell>
          <table:table-cell office:value-type="float" office:value="0.02171036" calcext:value-type="float">
            <text:p>0.02171036</text:p>
          </table:table-cell>
          <table:table-cell office:value-type="float" office:value="0.02032132" calcext:value-type="float">
            <text:p>0.02032132</text:p>
          </table:table-cell>
          <table:table-cell office:value-type="float" office:value="0.02268384" calcext:value-type="float">
            <text:p>0.02268384</text:p>
          </table:table-cell>
          <table:table-cell office:value-type="float" office:value="0.01610453" calcext:value-type="float">
            <text:p>0.01610453</text:p>
          </table:table-cell>
          <table:table-cell office:value-type="float" office:value="2.807063" calcext:value-type="float">
            <text:p>2.807063</text:p>
          </table:table-cell>
          <table:table-cell office:value-type="float" office:value="3.537059" calcext:value-type="float">
            <text:p>3.537059</text:p>
          </table:table-cell>
          <table:table-cell office:value-type="float" office:value="5.877792" calcext:value-type="float">
            <text:p>5.877792</text:p>
          </table:table-cell>
          <table:table-cell office:value-type="float" office:value="14.32174" calcext:value-type="float">
            <text:p>14.32174</text:p>
          </table:table-cell>
          <table:table-cell office:value-type="float" office:value="23.55996" calcext:value-type="float">
            <text:p>23.55996</text:p>
          </table:table-cell>
          <table:table-cell office:value-type="float" office:value="23.02583" calcext:value-type="float">
            <text:p>23.02583</text:p>
          </table:table-cell>
          <table:table-cell office:value-type="float" office:value="10.52255" calcext:value-type="float">
            <text:p>10.52255</text:p>
          </table:table-cell>
          <table:table-cell office:value-type="float" office:value="2.050925" calcext:value-type="float">
            <text:p>2.050925</text:p>
          </table:table-cell>
          <table:table-cell office:value-type="float" office:value="84.81184" calcext:value-type="float">
            <text:p>84.81184</text:p>
          </table:table-cell>
          <table:table-cell office:value-type="float" office:value="0" calcext:value-type="float">
            <text:p>0</text:p>
          </table:table-cell>
          <table:table-cell office:value-type="float" office:value="-0.2372241" calcext:value-type="float">
            <text:p>-0.237224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2.90699" calcext:value-type="float">
            <text:p>12.90699</text:p>
          </table:table-cell>
          <table:table-cell office:value-type="float" office:value="459.8702" calcext:value-type="float">
            <text:p>459.870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668296" calcext:value-type="float">
            <text:p>0.06668296</text:p>
          </table:table-cell>
          <table:table-cell office:value-type="float" office:value="9.888723" calcext:value-type="float">
            <text:p>9.888723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50888" calcext:value-type="float">
            <text:p>0.0195088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47216" calcext:value-type="float">
            <text:p>5.547216</text:p>
          </table:table-cell>
          <table:table-cell office:value-type="float" office:value="-0.08574007" calcext:value-type="float">
            <text:p>-0.08574007</text:p>
          </table:table-cell>
          <table:table-cell office:value-type="float" office:value="0.003176775" calcext:value-type="float">
            <text:p>0.003176775</text:p>
          </table:table-cell>
          <table:table-cell office:value-type="float" office:value="0.06520447" calcext:value-type="float">
            <text:p>0.06520447</text:p>
          </table:table-cell>
          <table:table-cell office:value-type="float" office:value="10.00529" calcext:value-type="float">
            <text:p>10.00529</text:p>
          </table:table-cell>
          <table:table-cell office:value-type="float" office:value="0.1124943" calcext:value-type="float">
            <text:p>0.1124943</text:p>
          </table:table-cell>
          <table:table-cell office:value-type="float" office:value="0.02712306" calcext:value-type="float">
            <text:p>0.02712306</text:p>
          </table:table-cell>
          <table:table-cell office:value-type="float" office:value="0.03024632" calcext:value-type="float">
            <text:p>0.03024632</text:p>
          </table:table-cell>
          <table:table-cell office:value-type="float" office:value="0.03023825" calcext:value-type="float">
            <text:p>0.03023825</text:p>
          </table:table-cell>
          <table:table-cell office:value-type="float" office:value="0.02169204" calcext:value-type="float">
            <text:p>0.02169204</text:p>
          </table:table-cell>
          <table:table-cell office:value-type="float" office:value="0.02031859" calcext:value-type="float">
            <text:p>0.02031859</text:p>
          </table:table-cell>
          <table:table-cell office:value-type="float" office:value="0.02258931" calcext:value-type="float">
            <text:p>0.02258931</text:p>
          </table:table-cell>
          <table:table-cell office:value-type="float" office:value="0.01621176" calcext:value-type="float">
            <text:p>0.01621176</text:p>
          </table:table-cell>
          <table:table-cell office:value-type="float" office:value="2.906493" calcext:value-type="float">
            <text:p>2.906493</text:p>
          </table:table-cell>
          <table:table-cell office:value-type="float" office:value="4.252172" calcext:value-type="float">
            <text:p>4.252172</text:p>
          </table:table-cell>
          <table:table-cell office:value-type="float" office:value="6.339972" calcext:value-type="float">
            <text:p>6.339972</text:p>
          </table:table-cell>
          <table:table-cell office:value-type="float" office:value="14.4122" calcext:value-type="float">
            <text:p>14.4122</text:p>
          </table:table-cell>
          <table:table-cell office:value-type="float" office:value="23.29213" calcext:value-type="float">
            <text:p>23.29213</text:p>
          </table:table-cell>
          <table:table-cell office:value-type="float" office:value="22.77182" calcext:value-type="float">
            <text:p>22.77182</text:p>
          </table:table-cell>
          <table:table-cell office:value-type="float" office:value="10.5874" calcext:value-type="float">
            <text:p>10.5874</text:p>
          </table:table-cell>
          <table:table-cell office:value-type="float" office:value="2.059233" calcext:value-type="float">
            <text:p>2.059233</text:p>
          </table:table-cell>
          <table:table-cell office:value-type="float" office:value="84.50522" calcext:value-type="float">
            <text:p>84.50522</text:p>
          </table:table-cell>
          <table:table-cell office:value-type="float" office:value="0" calcext:value-type="float">
            <text:p>0</text:p>
          </table:table-cell>
          <table:table-cell office:value-type="float" office:value="-0.2372761" calcext:value-type="float">
            <text:p>-0.237276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2.87088" calcext:value-type="float">
            <text:p>12.87088</text:p>
          </table:table-cell>
          <table:table-cell office:value-type="float" office:value="459.852" calcext:value-type="float">
            <text:p>459.85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94212" calcext:value-type="float">
            <text:p>0.06794212</text:p>
          </table:table-cell>
          <table:table-cell office:value-type="float" office:value="9.934135" calcext:value-type="float">
            <text:p>9.934135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54748" calcext:value-type="float">
            <text:p>0.0195474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5048" calcext:value-type="float">
            <text:p>5.55048</text:p>
          </table:table-cell>
          <table:table-cell office:value-type="float" office:value="-0.08579934" calcext:value-type="float">
            <text:p>-0.08579934</text:p>
          </table:table-cell>
          <table:table-cell office:value-type="float" office:value="0.003210688" calcext:value-type="float">
            <text:p>0.003210688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992313" calcext:value-type="float">
            <text:p>9.992313</text:p>
          </table:table-cell>
          <table:table-cell office:value-type="float" office:value="0.201177" calcext:value-type="float">
            <text:p>0.201177</text:p>
          </table:table-cell>
          <table:table-cell office:value-type="float" office:value="0.02830413" calcext:value-type="float">
            <text:p>0.02830413</text:p>
          </table:table-cell>
          <table:table-cell office:value-type="float" office:value="0.03053034" calcext:value-type="float">
            <text:p>0.03053034</text:p>
          </table:table-cell>
          <table:table-cell office:value-type="float" office:value="0.03014544" calcext:value-type="float">
            <text:p>0.03014544</text:p>
          </table:table-cell>
          <table:table-cell office:value-type="float" office:value="0.02159348" calcext:value-type="float">
            <text:p>0.02159348</text:p>
          </table:table-cell>
          <table:table-cell office:value-type="float" office:value="0.02029034" calcext:value-type="float">
            <text:p>0.02029034</text:p>
          </table:table-cell>
          <table:table-cell office:value-type="float" office:value="0.02249858" calcext:value-type="float">
            <text:p>0.02249858</text:p>
          </table:table-cell>
          <table:table-cell office:value-type="float" office:value="0.01631238" calcext:value-type="float">
            <text:p>0.01631238</text:p>
          </table:table-cell>
          <table:table-cell office:value-type="float" office:value="2.803559" calcext:value-type="float">
            <text:p>2.803559</text:p>
          </table:table-cell>
          <table:table-cell office:value-type="float" office:value="5.036665" calcext:value-type="float">
            <text:p>5.036665</text:p>
          </table:table-cell>
          <table:table-cell office:value-type="float" office:value="6.900369" calcext:value-type="float">
            <text:p>6.900369</text:p>
          </table:table-cell>
          <table:table-cell office:value-type="float" office:value="14.73276" calcext:value-type="float">
            <text:p>14.73276</text:p>
          </table:table-cell>
          <table:table-cell office:value-type="float" office:value="23.10153" calcext:value-type="float">
            <text:p>23.10153</text:p>
          </table:table-cell>
          <table:table-cell office:value-type="float" office:value="22.50329" calcext:value-type="float">
            <text:p>22.50329</text:p>
          </table:table-cell>
          <table:table-cell office:value-type="float" office:value="10.64607" calcext:value-type="float">
            <text:p>10.64607</text:p>
          </table:table-cell>
          <table:table-cell office:value-type="float" office:value="2.067268" calcext:value-type="float">
            <text:p>2.067268</text:p>
          </table:table-cell>
          <table:table-cell office:value-type="float" office:value="84.67834" calcext:value-type="float">
            <text:p>84.67834</text:p>
          </table:table-cell>
          <table:table-cell office:value-type="float" office:value="0" calcext:value-type="float">
            <text:p>0</text:p>
          </table:table-cell>
          <table:table-cell office:value-type="float" office:value="-0.2373406" calcext:value-type="float">
            <text:p>-0.237340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2.82333" calcext:value-type="float">
            <text:p>12.82333</text:p>
          </table:table-cell>
          <table:table-cell office:value-type="float" office:value="459.8311" calcext:value-type="float">
            <text:p>459.831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72517" calcext:value-type="float">
            <text:p>0.07172517</text:p>
          </table:table-cell>
          <table:table-cell office:value-type="float" office:value="9.991611" calcext:value-type="float">
            <text:p>9.991611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58528" calcext:value-type="float">
            <text:p>0.0195852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53039" calcext:value-type="float">
            <text:p>5.553039</text:p>
          </table:table-cell>
          <table:table-cell office:value-type="float" office:value="-0.08587592" calcext:value-type="float">
            <text:p>-0.08587592</text:p>
          </table:table-cell>
          <table:table-cell office:value-type="float" office:value="0.003252706" calcext:value-type="float">
            <text:p>0.003252706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971656" calcext:value-type="float">
            <text:p>9.971656</text:p>
          </table:table-cell>
          <table:table-cell office:value-type="float" office:value="0.4562513" calcext:value-type="float">
            <text:p>0.4562513</text:p>
          </table:table-cell>
          <table:table-cell office:value-type="float" office:value="0.03615009" calcext:value-type="float">
            <text:p>0.03615009</text:p>
          </table:table-cell>
          <table:table-cell office:value-type="float" office:value="0.03436019" calcext:value-type="float">
            <text:p>0.03436019</text:p>
          </table:table-cell>
          <table:table-cell office:value-type="float" office:value="0.03085511" calcext:value-type="float">
            <text:p>0.03085511</text:p>
          </table:table-cell>
          <table:table-cell office:value-type="float" office:value="0.02147033" calcext:value-type="float">
            <text:p>0.02147033</text:p>
          </table:table-cell>
          <table:table-cell office:value-type="float" office:value="0.02016075" calcext:value-type="float">
            <text:p>0.02016075</text:p>
          </table:table-cell>
          <table:table-cell office:value-type="float" office:value="0.02240874" calcext:value-type="float">
            <text:p>0.02240874</text:p>
          </table:table-cell>
          <table:table-cell office:value-type="float" office:value="0.01639492" calcext:value-type="float">
            <text:p>0.01639492</text:p>
          </table:table-cell>
          <table:table-cell office:value-type="float" office:value="2.47473" calcext:value-type="float">
            <text:p>2.47473</text:p>
          </table:table-cell>
          <table:table-cell office:value-type="float" office:value="5.982523" calcext:value-type="float">
            <text:p>5.982523</text:p>
          </table:table-cell>
          <table:table-cell office:value-type="float" office:value="7.405145" calcext:value-type="float">
            <text:p>7.405145</text:p>
          </table:table-cell>
          <table:table-cell office:value-type="float" office:value="15.11497" calcext:value-type="float">
            <text:p>15.11497</text:p>
          </table:table-cell>
          <table:table-cell office:value-type="float" office:value="23.06199" calcext:value-type="float">
            <text:p>23.06199</text:p>
          </table:table-cell>
          <table:table-cell office:value-type="float" office:value="22.29451" calcext:value-type="float">
            <text:p>22.29451</text:p>
          </table:table-cell>
          <table:table-cell office:value-type="float" office:value="10.70402" calcext:value-type="float">
            <text:p>10.70402</text:p>
          </table:table-cell>
          <table:table-cell office:value-type="float" office:value="2.075367" calcext:value-type="float">
            <text:p>2.075367</text:p>
          </table:table-cell>
          <table:table-cell office:value-type="float" office:value="84.93071" calcext:value-type="float">
            <text:p>84.93071</text:p>
          </table:table-cell>
          <table:table-cell office:value-type="float" office:value="0" calcext:value-type="float">
            <text:p>0</text:p>
          </table:table-cell>
          <table:table-cell office:value-type="float" office:value="-0.2374147" calcext:value-type="float">
            <text:p>-0.237414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2.7641" calcext:value-type="float">
            <text:p>12.7641</text:p>
          </table:table-cell>
          <table:table-cell office:value-type="float" office:value="459.8052" calcext:value-type="float">
            <text:p>459.805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579893" calcext:value-type="float">
            <text:p>0.07579893</text:p>
          </table:table-cell>
          <table:table-cell office:value-type="float" office:value="10.06542" calcext:value-type="float">
            <text:p>10.06542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62292" calcext:value-type="float">
            <text:p>0.01962292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55386" calcext:value-type="float">
            <text:p>5.555386</text:p>
          </table:table-cell>
          <table:table-cell office:value-type="float" office:value="-0.0860415" calcext:value-type="float">
            <text:p>-0.0860415</text:p>
          </table:table-cell>
          <table:table-cell office:value-type="float" office:value="0.003295526" calcext:value-type="float">
            <text:p>0.003295526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944851" calcext:value-type="float">
            <text:p>9.944851</text:p>
          </table:table-cell>
          <table:table-cell office:value-type="float" office:value="0.6900319" calcext:value-type="float">
            <text:p>0.6900319</text:p>
          </table:table-cell>
          <table:table-cell office:value-type="float" office:value="0.05017142" calcext:value-type="float">
            <text:p>0.05017142</text:p>
          </table:table-cell>
          <table:table-cell office:value-type="float" office:value="0.04137643" calcext:value-type="float">
            <text:p>0.04137643</text:p>
          </table:table-cell>
          <table:table-cell office:value-type="float" office:value="0.03468038" calcext:value-type="float">
            <text:p>0.03468038</text:p>
          </table:table-cell>
          <table:table-cell office:value-type="float" office:value="0.02150963" calcext:value-type="float">
            <text:p>0.02150963</text:p>
          </table:table-cell>
          <table:table-cell office:value-type="float" office:value="0.02009888" calcext:value-type="float">
            <text:p>0.02009888</text:p>
          </table:table-cell>
          <table:table-cell office:value-type="float" office:value="0.02233031" calcext:value-type="float">
            <text:p>0.02233031</text:p>
          </table:table-cell>
          <table:table-cell office:value-type="float" office:value="0.01645021" calcext:value-type="float">
            <text:p>0.01645021</text:p>
          </table:table-cell>
          <table:table-cell office:value-type="float" office:value="2.277612" calcext:value-type="float">
            <text:p>2.277612</text:p>
          </table:table-cell>
          <table:table-cell office:value-type="float" office:value="6.953552" calcext:value-type="float">
            <text:p>6.953552</text:p>
          </table:table-cell>
          <table:table-cell office:value-type="float" office:value="7.965956" calcext:value-type="float">
            <text:p>7.965956</text:p>
          </table:table-cell>
          <table:table-cell office:value-type="float" office:value="15.51367" calcext:value-type="float">
            <text:p>15.51367</text:p>
          </table:table-cell>
          <table:table-cell office:value-type="float" office:value="23.08627" calcext:value-type="float">
            <text:p>23.08627</text:p>
          </table:table-cell>
          <table:table-cell office:value-type="float" office:value="22.14807" calcext:value-type="float">
            <text:p>22.14807</text:p>
          </table:table-cell>
          <table:table-cell office:value-type="float" office:value="10.76923" calcext:value-type="float">
            <text:p>10.76923</text:p>
          </table:table-cell>
          <table:table-cell office:value-type="float" office:value="2.084157" calcext:value-type="float">
            <text:p>2.084157</text:p>
          </table:table-cell>
          <table:table-cell office:value-type="float" office:value="85.2924" calcext:value-type="float">
            <text:p>85.2924</text:p>
          </table:table-cell>
          <table:table-cell office:value-type="float" office:value="0" calcext:value-type="float">
            <text:p>0</text:p>
          </table:table-cell>
          <table:table-cell office:value-type="float" office:value="-0.2376427" calcext:value-type="float">
            <text:p>-0.23764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2.69573" calcext:value-type="float">
            <text:p>12.69573</text:p>
          </table:table-cell>
          <table:table-cell office:value-type="float" office:value="459.7737" calcext:value-type="float">
            <text:p>459.773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882176" calcext:value-type="float">
            <text:p>0.07882176</text:p>
          </table:table-cell>
          <table:table-cell office:value-type="float" office:value="10.15462" calcext:value-type="float">
            <text:p>10.15462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66029" calcext:value-type="float">
            <text:p>0.01966029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57491" calcext:value-type="float">
            <text:p>5.557491</text:p>
          </table:table-cell>
          <table:table-cell office:value-type="float" office:value="-0.08632924" calcext:value-type="float">
            <text:p>-0.08632924</text:p>
          </table:table-cell>
          <table:table-cell office:value-type="float" office:value="0.003338298" calcext:value-type="float">
            <text:p>0.003338298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908565" calcext:value-type="float">
            <text:p>9.908565</text:p>
          </table:table-cell>
          <table:table-cell office:value-type="float" office:value="0.8353916" calcext:value-type="float">
            <text:p>0.8353916</text:p>
          </table:table-cell>
          <table:table-cell office:value-type="float" office:value="0.06550631" calcext:value-type="float">
            <text:p>0.06550631</text:p>
          </table:table-cell>
          <table:table-cell office:value-type="float" office:value="0.04881185" calcext:value-type="float">
            <text:p>0.04881185</text:p>
          </table:table-cell>
          <table:table-cell office:value-type="float" office:value="0.03852883" calcext:value-type="float">
            <text:p>0.03852883</text:p>
          </table:table-cell>
          <table:table-cell office:value-type="float" office:value="0.02170948" calcext:value-type="float">
            <text:p>0.02170948</text:p>
          </table:table-cell>
          <table:table-cell office:value-type="float" office:value="0.02015322" calcext:value-type="float">
            <text:p>0.02015322</text:p>
          </table:table-cell>
          <table:table-cell office:value-type="float" office:value="0.02228679" calcext:value-type="float">
            <text:p>0.02228679</text:p>
          </table:table-cell>
          <table:table-cell office:value-type="float" office:value="0.01648589" calcext:value-type="float">
            <text:p>0.01648589</text:p>
          </table:table-cell>
          <table:table-cell office:value-type="float" office:value="2.201298" calcext:value-type="float">
            <text:p>2.201298</text:p>
          </table:table-cell>
          <table:table-cell office:value-type="float" office:value="7.958522" calcext:value-type="float">
            <text:p>7.958522</text:p>
          </table:table-cell>
          <table:table-cell office:value-type="float" office:value="8.605241" calcext:value-type="float">
            <text:p>8.605241</text:p>
          </table:table-cell>
          <table:table-cell office:value-type="float" office:value="15.93653" calcext:value-type="float">
            <text:p>15.93653</text:p>
          </table:table-cell>
          <table:table-cell office:value-type="float" office:value="23.14082" calcext:value-type="float">
            <text:p>23.14082</text:p>
          </table:table-cell>
          <table:table-cell office:value-type="float" office:value="22.04914" calcext:value-type="float">
            <text:p>22.04914</text:p>
          </table:table-cell>
          <table:table-cell office:value-type="float" office:value="10.84334" calcext:value-type="float">
            <text:p>10.84334</text:p>
          </table:table-cell>
          <table:table-cell office:value-type="float" office:value="2.093853" calcext:value-type="float">
            <text:p>2.093853</text:p>
          </table:table-cell>
          <table:table-cell office:value-type="float" office:value="85.65961" calcext:value-type="float">
            <text:p>85.65961</text:p>
          </table:table-cell>
          <table:table-cell office:value-type="float" office:value="0" calcext:value-type="float">
            <text:p>0</text:p>
          </table:table-cell>
          <table:table-cell office:value-type="float" office:value="-0.2380899" calcext:value-type="float">
            <text:p>-0.23808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2.62491" calcext:value-type="float">
            <text:p>12.62491</text:p>
          </table:table-cell>
          <table:table-cell office:value-type="float" office:value="459.739" calcext:value-type="float">
            <text:p>459.73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059301" calcext:value-type="float">
            <text:p>0.08059301</text:p>
          </table:table-cell>
          <table:table-cell office:value-type="float" office:value="10.25097" calcext:value-type="float">
            <text:p>10.25097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69739" calcext:value-type="float">
            <text:p>0.01969739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59544" calcext:value-type="float">
            <text:p>5.559544</text:p>
          </table:table-cell>
          <table:table-cell office:value-type="float" office:value="-0.08655882" calcext:value-type="float">
            <text:p>-0.08655882</text:p>
          </table:table-cell>
          <table:table-cell office:value-type="float" office:value="0.003382954" calcext:value-type="float">
            <text:p>0.003382954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869298" calcext:value-type="float">
            <text:p>9.869298</text:p>
          </table:table-cell>
          <table:table-cell office:value-type="float" office:value="0.90242" calcext:value-type="float">
            <text:p>0.90242</text:p>
          </table:table-cell>
          <table:table-cell office:value-type="float" office:value="0.07454585" calcext:value-type="float">
            <text:p>0.07454585</text:p>
          </table:table-cell>
          <table:table-cell office:value-type="float" office:value="0.05507134" calcext:value-type="float">
            <text:p>0.05507134</text:p>
          </table:table-cell>
          <table:table-cell office:value-type="float" office:value="0.04143813" calcext:value-type="float">
            <text:p>0.04143813</text:p>
          </table:table-cell>
          <table:table-cell office:value-type="float" office:value="0.0218945" calcext:value-type="float">
            <text:p>0.0218945</text:p>
          </table:table-cell>
          <table:table-cell office:value-type="float" office:value="0.02023396" calcext:value-type="float">
            <text:p>0.02023396</text:p>
          </table:table-cell>
          <table:table-cell office:value-type="float" office:value="0.02225964" calcext:value-type="float">
            <text:p>0.02225964</text:p>
          </table:table-cell>
          <table:table-cell office:value-type="float" office:value="0.01651662" calcext:value-type="float">
            <text:p>0.01651662</text:p>
          </table:table-cell>
          <table:table-cell office:value-type="float" office:value="2.250654" calcext:value-type="float">
            <text:p>2.250654</text:p>
          </table:table-cell>
          <table:table-cell office:value-type="float" office:value="8.884548" calcext:value-type="float">
            <text:p>8.884548</text:p>
          </table:table-cell>
          <table:table-cell office:value-type="float" office:value="9.280232" calcext:value-type="float">
            <text:p>9.280232</text:p>
          </table:table-cell>
          <table:table-cell office:value-type="float" office:value="16.36902" calcext:value-type="float">
            <text:p>16.36902</text:p>
          </table:table-cell>
          <table:table-cell office:value-type="float" office:value="23.2116" calcext:value-type="float">
            <text:p>23.2116</text:p>
          </table:table-cell>
          <table:table-cell office:value-type="float" office:value="21.97788" calcext:value-type="float">
            <text:p>21.97788</text:p>
          </table:table-cell>
          <table:table-cell office:value-type="float" office:value="10.92336" calcext:value-type="float">
            <text:p>10.92336</text:p>
          </table:table-cell>
          <table:table-cell office:value-type="float" office:value="2.104413" calcext:value-type="float">
            <text:p>2.104413</text:p>
          </table:table-cell>
          <table:table-cell office:value-type="float" office:value="86.0112" calcext:value-type="float">
            <text:p>86.0112</text:p>
          </table:table-cell>
          <table:table-cell office:value-type="float" office:value="0" calcext:value-type="float">
            <text:p>0</text:p>
          </table:table-cell>
          <table:table-cell office:value-type="float" office:value="-0.2383085" calcext:value-type="float">
            <text:p>-0.238308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2.54747" calcext:value-type="float">
            <text:p>12.54747</text:p>
          </table:table-cell>
          <table:table-cell office:value-type="float" office:value="459.7005" calcext:value-type="float">
            <text:p>459.700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192876" calcext:value-type="float">
            <text:p>0.08192876</text:p>
          </table:table-cell>
          <table:table-cell office:value-type="float" office:value="10.35791" calcext:value-type="float">
            <text:p>10.35791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7344" calcext:value-type="float">
            <text:p>0.0197344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61567" calcext:value-type="float">
            <text:p>5.561567</text:p>
          </table:table-cell>
          <table:table-cell office:value-type="float" office:value="-0.08688496" calcext:value-type="float">
            <text:p>-0.08688496</text:p>
          </table:table-cell>
          <table:table-cell office:value-type="float" office:value="0.0034276" calcext:value-type="float">
            <text:p>0.0034276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818172" calcext:value-type="float">
            <text:p>9.818172</text:p>
          </table:table-cell>
          <table:table-cell office:value-type="float" office:value="0.9265473" calcext:value-type="float">
            <text:p>0.9265473</text:p>
          </table:table-cell>
          <table:table-cell office:value-type="float" office:value="0.08488829" calcext:value-type="float">
            <text:p>0.08488829</text:p>
          </table:table-cell>
          <table:table-cell office:value-type="float" office:value="0.06178135" calcext:value-type="float">
            <text:p>0.06178135</text:p>
          </table:table-cell>
          <table:table-cell office:value-type="float" office:value="0.04495977" calcext:value-type="float">
            <text:p>0.04495977</text:p>
          </table:table-cell>
          <table:table-cell office:value-type="float" office:value="0.02224773" calcext:value-type="float">
            <text:p>0.02224773</text:p>
          </table:table-cell>
          <table:table-cell office:value-type="float" office:value="0.02041188" calcext:value-type="float">
            <text:p>0.02041188</text:p>
          </table:table-cell>
          <table:table-cell office:value-type="float" office:value="0.02226958" calcext:value-type="float">
            <text:p>0.02226958</text:p>
          </table:table-cell>
          <table:table-cell office:value-type="float" office:value="0.01655025" calcext:value-type="float">
            <text:p>0.01655025</text:p>
          </table:table-cell>
          <table:table-cell office:value-type="float" office:value="2.348104" calcext:value-type="float">
            <text:p>2.348104</text:p>
          </table:table-cell>
          <table:table-cell office:value-type="float" office:value="9.826597" calcext:value-type="float">
            <text:p>9.826597</text:p>
          </table:table-cell>
          <table:table-cell office:value-type="float" office:value="10.02873" calcext:value-type="float">
            <text:p>10.02873</text:p>
          </table:table-cell>
          <table:table-cell office:value-type="float" office:value="16.82719" calcext:value-type="float">
            <text:p>16.82719</text:p>
          </table:table-cell>
          <table:table-cell office:value-type="float" office:value="23.29611" calcext:value-type="float">
            <text:p>23.29611</text:p>
          </table:table-cell>
          <table:table-cell office:value-type="float" office:value="21.92892" calcext:value-type="float">
            <text:p>21.92892</text:p>
          </table:table-cell>
          <table:table-cell office:value-type="float" office:value="11.00755" calcext:value-type="float">
            <text:p>11.00755</text:p>
          </table:table-cell>
          <table:table-cell office:value-type="float" office:value="2.115726" calcext:value-type="float">
            <text:p>2.115726</text:p>
          </table:table-cell>
          <table:table-cell office:value-type="float" office:value="86.34755" calcext:value-type="float">
            <text:p>86.34755</text:p>
          </table:table-cell>
          <table:table-cell office:value-type="float" office:value="0" calcext:value-type="float">
            <text:p>0</text:p>
          </table:table-cell>
          <table:table-cell office:value-type="float" office:value="-0.2387276" calcext:value-type="float">
            <text:p>-0.238727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2.46773" calcext:value-type="float">
            <text:p>12.46773</text:p>
          </table:table-cell>
          <table:table-cell office:value-type="float" office:value="459.6595" calcext:value-type="float">
            <text:p>459.659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285626" calcext:value-type="float">
            <text:p>0.08285626</text:p>
          </table:table-cell>
          <table:table-cell office:value-type="float" office:value="10.47036" calcext:value-type="float">
            <text:p>10.47036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77142" calcext:value-type="float">
            <text:p>0.01977142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63564" calcext:value-type="float">
            <text:p>5.563564</text:p>
          </table:table-cell>
          <table:table-cell office:value-type="float" office:value="-0.08718957" calcext:value-type="float">
            <text:p>-0.08718957</text:p>
          </table:table-cell>
          <table:table-cell office:value-type="float" office:value="0.003472262" calcext:value-type="float">
            <text:p>0.003472262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760472" calcext:value-type="float">
            <text:p>9.760472</text:p>
          </table:table-cell>
          <table:table-cell office:value-type="float" office:value="0.9208824" calcext:value-type="float">
            <text:p>0.9208824</text:p>
          </table:table-cell>
          <table:table-cell office:value-type="float" office:value="0.09292351" calcext:value-type="float">
            <text:p>0.09292351</text:p>
          </table:table-cell>
          <table:table-cell office:value-type="float" office:value="0.06908961" calcext:value-type="float">
            <text:p>0.06908961</text:p>
          </table:table-cell>
          <table:table-cell office:value-type="float" office:value="0.04815565" calcext:value-type="float">
            <text:p>0.04815565</text:p>
          </table:table-cell>
          <table:table-cell office:value-type="float" office:value="0.02258611" calcext:value-type="float">
            <text:p>0.02258611</text:p>
          </table:table-cell>
          <table:table-cell office:value-type="float" office:value="0.02058927" calcext:value-type="float">
            <text:p>0.02058927</text:p>
          </table:table-cell>
          <table:table-cell office:value-type="float" office:value="0.02230042" calcext:value-type="float">
            <text:p>0.02230042</text:p>
          </table:table-cell>
          <table:table-cell office:value-type="float" office:value="0.01659563" calcext:value-type="float">
            <text:p>0.01659563</text:p>
          </table:table-cell>
          <table:table-cell office:value-type="float" office:value="2.480581" calcext:value-type="float">
            <text:p>2.480581</text:p>
          </table:table-cell>
          <table:table-cell office:value-type="float" office:value="10.75867" calcext:value-type="float">
            <text:p>10.75867</text:p>
          </table:table-cell>
          <table:table-cell office:value-type="float" office:value="10.81096" calcext:value-type="float">
            <text:p>10.81096</text:p>
          </table:table-cell>
          <table:table-cell office:value-type="float" office:value="17.29152" calcext:value-type="float">
            <text:p>17.29152</text:p>
          </table:table-cell>
          <table:table-cell office:value-type="float" office:value="23.38884" calcext:value-type="float">
            <text:p>23.38884</text:p>
          </table:table-cell>
          <table:table-cell office:value-type="float" office:value="21.89918" calcext:value-type="float">
            <text:p>21.89918</text:p>
          </table:table-cell>
          <table:table-cell office:value-type="float" office:value="11.09523" calcext:value-type="float">
            <text:p>11.09523</text:p>
          </table:table-cell>
          <table:table-cell office:value-type="float" office:value="2.127738" calcext:value-type="float">
            <text:p>2.127738</text:p>
          </table:table-cell>
          <table:table-cell office:value-type="float" office:value="86.65998" calcext:value-type="float">
            <text:p>86.65998</text:p>
          </table:table-cell>
          <table:table-cell office:value-type="float" office:value="0" calcext:value-type="float">
            <text:p>0</text:p>
          </table:table-cell>
          <table:table-cell office:value-type="float" office:value="-0.2390342" calcext:value-type="float">
            <text:p>-0.239034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12.40363" calcext:value-type="float">
            <text:p>12.40363</text:p>
          </table:table-cell>
          <table:table-cell office:value-type="float" office:value="459.6211" calcext:value-type="float">
            <text:p>459.621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138523" calcext:value-type="float">
            <text:p>0.08138523</text:p>
          </table:table-cell>
          <table:table-cell office:value-type="float" office:value="10.56722" calcext:value-type="float">
            <text:p>10.56722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80843" calcext:value-type="float">
            <text:p>0.0198084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65522" calcext:value-type="float">
            <text:p>5.565522</text:p>
          </table:table-cell>
          <table:table-cell office:value-type="float" office:value="-0.08731811" calcext:value-type="float">
            <text:p>-0.08731811</text:p>
          </table:table-cell>
          <table:table-cell office:value-type="float" office:value="0.003515488" calcext:value-type="float">
            <text:p>0.003515488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74261" calcext:value-type="float">
            <text:p>9.74261</text:p>
          </table:table-cell>
          <table:table-cell office:value-type="float" office:value="0.8679264" calcext:value-type="float">
            <text:p>0.8679264</text:p>
          </table:table-cell>
          <table:table-cell office:value-type="float" office:value="0.07773212" calcext:value-type="float">
            <text:p>0.07773212</text:p>
          </table:table-cell>
          <table:table-cell office:value-type="float" office:value="0.0626261" calcext:value-type="float">
            <text:p>0.0626261</text:p>
          </table:table-cell>
          <table:table-cell office:value-type="float" office:value="0.04518493" calcext:value-type="float">
            <text:p>0.04518493</text:p>
          </table:table-cell>
          <table:table-cell office:value-type="float" office:value="0.02220674" calcext:value-type="float">
            <text:p>0.02220674</text:p>
          </table:table-cell>
          <table:table-cell office:value-type="float" office:value="0.02045726" calcext:value-type="float">
            <text:p>0.02045726</text:p>
          </table:table-cell>
          <table:table-cell office:value-type="float" office:value="0.02218351" calcext:value-type="float">
            <text:p>0.02218351</text:p>
          </table:table-cell>
          <table:table-cell office:value-type="float" office:value="0.01666097" calcext:value-type="float">
            <text:p>0.01666097</text:p>
          </table:table-cell>
          <table:table-cell office:value-type="float" office:value="2.679894" calcext:value-type="float">
            <text:p>2.679894</text:p>
          </table:table-cell>
          <table:table-cell office:value-type="float" office:value="11.29068" calcext:value-type="float">
            <text:p>11.29068</text:p>
          </table:table-cell>
          <table:table-cell office:value-type="float" office:value="11.46287" calcext:value-type="float">
            <text:p>11.46287</text:p>
          </table:table-cell>
          <table:table-cell office:value-type="float" office:value="17.72136" calcext:value-type="float">
            <text:p>17.72136</text:p>
          </table:table-cell>
          <table:table-cell office:value-type="float" office:value="23.48346" calcext:value-type="float">
            <text:p>23.48346</text:p>
          </table:table-cell>
          <table:table-cell office:value-type="float" office:value="21.88021" calcext:value-type="float">
            <text:p>21.88021</text:p>
          </table:table-cell>
          <table:table-cell office:value-type="float" office:value="11.18491" calcext:value-type="float">
            <text:p>11.18491</text:p>
          </table:table-cell>
          <table:table-cell office:value-type="float" office:value="2.140378" calcext:value-type="float">
            <text:p>2.140378</text:p>
          </table:table-cell>
          <table:table-cell office:value-type="float" office:value="86.91494" calcext:value-type="float">
            <text:p>86.91494</text:p>
          </table:table-cell>
          <table:table-cell office:value-type="float" office:value="0" calcext:value-type="float">
            <text:p>0</text:p>
          </table:table-cell>
          <table:table-cell office:value-type="float" office:value="-0.2391361" calcext:value-type="float">
            <text:p>-0.239136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12.33261" calcext:value-type="float">
            <text:p>12.33261</text:p>
          </table:table-cell>
          <table:table-cell office:value-type="float" office:value="459.5793" calcext:value-type="float">
            <text:p>459.579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145209" calcext:value-type="float">
            <text:p>0.08145209</text:p>
          </table:table-cell>
          <table:table-cell office:value-type="float" office:value="10.67215" calcext:value-type="float">
            <text:p>10.67215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84545" calcext:value-type="float">
            <text:p>0.01984545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67448" calcext:value-type="float">
            <text:p>5.567448</text:p>
          </table:table-cell>
          <table:table-cell office:value-type="float" office:value="-0.08753286" calcext:value-type="float">
            <text:p>-0.08753286</text:p>
          </table:table-cell>
          <table:table-cell office:value-type="float" office:value="0.003558632" calcext:value-type="float">
            <text:p>0.003558632</text:p>
          </table:table-cell>
          <table:table-cell office:value-type="float" office:value="0.06520806" calcext:value-type="float">
            <text:p>0.06520806</text:p>
          </table:table-cell>
          <table:table-cell office:value-type="float" office:value="9.707348" calcext:value-type="float">
            <text:p>9.707348</text:p>
          </table:table-cell>
          <table:table-cell office:value-type="float" office:value="0.8295199" calcext:value-type="float">
            <text:p>0.8295199</text:p>
          </table:table-cell>
          <table:table-cell office:value-type="float" office:value="0.07968165" calcext:value-type="float">
            <text:p>0.07968165</text:p>
          </table:table-cell>
          <table:table-cell office:value-type="float" office:value="0.06636784" calcext:value-type="float">
            <text:p>0.06636784</text:p>
          </table:table-cell>
          <table:table-cell office:value-type="float" office:value="0.04710994" calcext:value-type="float">
            <text:p>0.04710994</text:p>
          </table:table-cell>
          <table:table-cell office:value-type="float" office:value="0.02243923" calcext:value-type="float">
            <text:p>0.02243923</text:p>
          </table:table-cell>
          <table:table-cell office:value-type="float" office:value="0.02059045" calcext:value-type="float">
            <text:p>0.02059045</text:p>
          </table:table-cell>
          <table:table-cell office:value-type="float" office:value="0.02217426" calcext:value-type="float">
            <text:p>0.02217426</text:p>
          </table:table-cell>
          <table:table-cell office:value-type="float" office:value="0.01672701" calcext:value-type="float">
            <text:p>0.01672701</text:p>
          </table:table-cell>
          <table:table-cell office:value-type="float" office:value="2.830267" calcext:value-type="float">
            <text:p>2.830267</text:p>
          </table:table-cell>
          <table:table-cell office:value-type="float" office:value="11.98939" calcext:value-type="float">
            <text:p>11.98939</text:p>
          </table:table-cell>
          <table:table-cell office:value-type="float" office:value="12.17489" calcext:value-type="float">
            <text:p>12.17489</text:p>
          </table:table-cell>
          <table:table-cell office:value-type="float" office:value="18.16177" calcext:value-type="float">
            <text:p>18.16177</text:p>
          </table:table-cell>
          <table:table-cell office:value-type="float" office:value="23.58121" calcext:value-type="float">
            <text:p>23.58121</text:p>
          </table:table-cell>
          <table:table-cell office:value-type="float" office:value="21.86913" calcext:value-type="float">
            <text:p>21.86913</text:p>
          </table:table-cell>
          <table:table-cell office:value-type="float" office:value="11.27449" calcext:value-type="float">
            <text:p>11.27449</text:p>
          </table:table-cell>
          <table:table-cell office:value-type="float" office:value="2.153244" calcext:value-type="float">
            <text:p>2.153244</text:p>
          </table:table-cell>
          <table:table-cell office:value-type="float" office:value="87.17807" calcext:value-type="float">
            <text:p>87.17807</text:p>
          </table:table-cell>
          <table:table-cell office:value-type="float" office:value="0" calcext:value-type="float">
            <text:p>0</text:p>
          </table:table-cell>
          <table:table-cell office:value-type="float" office:value="-0.2394172" calcext:value-type="float">
            <text:p>-0.239417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2.246" calcext:value-type="float">
            <text:p>12.246</text:p>
          </table:table-cell>
          <table:table-cell office:value-type="float" office:value="459.5345" calcext:value-type="float">
            <text:p>459.534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638339" calcext:value-type="float">
            <text:p>0.08638339</text:p>
          </table:table-cell>
          <table:table-cell office:value-type="float" office:value="10.784" calcext:value-type="float">
            <text:p>10.784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1998587" calcext:value-type="float">
            <text:p>0.01998587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5797" calcext:value-type="float">
            <text:p>5.5797</text:p>
          </table:table-cell>
          <table:table-cell office:value-type="float" office:value="-0.08866303" calcext:value-type="float">
            <text:p>-0.08866303</text:p>
          </table:table-cell>
          <table:table-cell office:value-type="float" office:value="0.003585183" calcext:value-type="float">
            <text:p>0.003585183</text:p>
          </table:table-cell>
          <table:table-cell office:value-type="float" office:value="0.06521942" calcext:value-type="float">
            <text:p>0.06521942</text:p>
          </table:table-cell>
          <table:table-cell office:value-type="float" office:value="9.629947" calcext:value-type="float">
            <text:p>9.629947</text:p>
          </table:table-cell>
          <table:table-cell office:value-type="float" office:value="0.5358204" calcext:value-type="float">
            <text:p>0.5358204</text:p>
          </table:table-cell>
          <table:table-cell office:value-type="float" office:value="0.2104165" calcext:value-type="float">
            <text:p>0.2104165</text:p>
          </table:table-cell>
          <table:table-cell office:value-type="float" office:value="0.1564818" calcext:value-type="float">
            <text:p>0.1564818</text:p>
          </table:table-cell>
          <table:table-cell office:value-type="float" office:value="0.04863317" calcext:value-type="float">
            <text:p>0.04863317</text:p>
          </table:table-cell>
          <table:table-cell office:value-type="float" office:value="0.02252814" calcext:value-type="float">
            <text:p>0.02252814</text:p>
          </table:table-cell>
          <table:table-cell office:value-type="float" office:value="0.02070356" calcext:value-type="float">
            <text:p>0.02070356</text:p>
          </table:table-cell>
          <table:table-cell office:value-type="float" office:value="0.02241446" calcext:value-type="float">
            <text:p>0.02241446</text:p>
          </table:table-cell>
          <table:table-cell office:value-type="float" office:value="0.01680581" calcext:value-type="float">
            <text:p>0.01680581</text:p>
          </table:table-cell>
          <table:table-cell office:value-type="float" office:value="2.63082" calcext:value-type="float">
            <text:p>2.63082</text:p>
          </table:table-cell>
          <table:table-cell office:value-type="float" office:value="7.097441" calcext:value-type="float">
            <text:p>7.097441</text:p>
          </table:table-cell>
          <table:table-cell office:value-type="float" office:value="13.51765" calcext:value-type="float">
            <text:p>13.51765</text:p>
          </table:table-cell>
          <table:table-cell office:value-type="float" office:value="19.46033" calcext:value-type="float">
            <text:p>19.46033</text:p>
          </table:table-cell>
          <table:table-cell office:value-type="float" office:value="24.0663" calcext:value-type="float">
            <text:p>24.0663</text:p>
          </table:table-cell>
          <table:table-cell office:value-type="float" office:value="21.96592" calcext:value-type="float">
            <text:p>21.96592</text:p>
          </table:table-cell>
          <table:table-cell office:value-type="float" office:value="11.28123" calcext:value-type="float">
            <text:p>11.28123</text:p>
          </table:table-cell>
          <table:table-cell office:value-type="float" office:value="2.173608" calcext:value-type="float">
            <text:p>2.173608</text:p>
          </table:table-cell>
          <table:table-cell office:value-type="float" office:value="87.97413" calcext:value-type="float">
            <text:p>87.97413</text:p>
          </table:table-cell>
          <table:table-cell office:value-type="float" office:value="0" calcext:value-type="float">
            <text:p>0</text:p>
          </table:table-cell>
          <table:table-cell office:value-type="float" office:value="-0.2462964" calcext:value-type="float">
            <text:p>-0.24629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12.19045" calcext:value-type="float">
            <text:p>12.19045</text:p>
          </table:table-cell>
          <table:table-cell office:value-type="float" office:value="459.4969" calcext:value-type="float">
            <text:p>459.496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70117" calcext:value-type="float">
            <text:p>0.07670117</text:p>
          </table:table-cell>
          <table:table-cell office:value-type="float" office:value="10.78058" calcext:value-type="float">
            <text:p>10.78058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42388" calcext:value-type="float">
            <text:p>0.0204238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675239" calcext:value-type="float">
            <text:p>5.675239</text:p>
          </table:table-cell>
          <table:table-cell office:value-type="float" office:value="-0.09078476" calcext:value-type="float">
            <text:p>-0.09078476</text:p>
          </table:table-cell>
          <table:table-cell office:value-type="float" office:value="0.003602412" calcext:value-type="float">
            <text:p>0.003602412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630803" calcext:value-type="float">
            <text:p>9.630803</text:p>
          </table:table-cell>
          <table:table-cell office:value-type="float" office:value="0.409538" calcext:value-type="float">
            <text:p>0.409538</text:p>
          </table:table-cell>
          <table:table-cell office:value-type="float" office:value="0.09354236" calcext:value-type="float">
            <text:p>0.09354236</text:p>
          </table:table-cell>
          <table:table-cell office:value-type="float" office:value="0.07016192" calcext:value-type="float">
            <text:p>0.07016192</text:p>
          </table:table-cell>
          <table:table-cell office:value-type="float" office:value="0.04297035" calcext:value-type="float">
            <text:p>0.04297035</text:p>
          </table:table-cell>
          <table:table-cell office:value-type="float" office:value="0.02244012" calcext:value-type="float">
            <text:p>0.02244012</text:p>
          </table:table-cell>
          <table:table-cell office:value-type="float" office:value="0.02074857" calcext:value-type="float">
            <text:p>0.02074857</text:p>
          </table:table-cell>
          <table:table-cell office:value-type="float" office:value="0.02222126" calcext:value-type="float">
            <text:p>0.02222126</text:p>
          </table:table-cell>
          <table:table-cell office:value-type="float" office:value="0.0168695" calcext:value-type="float">
            <text:p>0.0168695</text:p>
          </table:table-cell>
          <table:table-cell office:value-type="float" office:value="3.087202" calcext:value-type="float">
            <text:p>3.087202</text:p>
          </table:table-cell>
          <table:table-cell office:value-type="float" office:value="7.488622" calcext:value-type="float">
            <text:p>7.488622</text:p>
          </table:table-cell>
          <table:table-cell office:value-type="float" office:value="12.3357" calcext:value-type="float">
            <text:p>12.3357</text:p>
          </table:table-cell>
          <table:table-cell office:value-type="float" office:value="18.7249" calcext:value-type="float">
            <text:p>18.7249</text:p>
          </table:table-cell>
          <table:table-cell office:value-type="float" office:value="24.35024" calcext:value-type="float">
            <text:p>24.35024</text:p>
          </table:table-cell>
          <table:table-cell office:value-type="float" office:value="22.67469" calcext:value-type="float">
            <text:p>22.67469</text:p>
          </table:table-cell>
          <table:table-cell office:value-type="float" office:value="11.33355" calcext:value-type="float">
            <text:p>11.33355</text:p>
          </table:table-cell>
          <table:table-cell office:value-type="float" office:value="2.200233" calcext:value-type="float">
            <text:p>2.200233</text:p>
          </table:table-cell>
          <table:table-cell office:value-type="float" office:value="87.82484" calcext:value-type="float">
            <text:p>87.82484</text:p>
          </table:table-cell>
          <table:table-cell office:value-type="float" office:value="0" calcext:value-type="float">
            <text:p>0</text:p>
          </table:table-cell>
          <table:table-cell office:value-type="float" office:value="-0.250681" calcext:value-type="float">
            <text:p>-0.25068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12.13417" calcext:value-type="float">
            <text:p>12.13417</text:p>
          </table:table-cell>
          <table:table-cell office:value-type="float" office:value="459.4588" calcext:value-type="float">
            <text:p>459.458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56944" calcext:value-type="float">
            <text:p>0.07656944</text:p>
          </table:table-cell>
          <table:table-cell office:value-type="float" office:value="10.81331" calcext:value-type="float">
            <text:p>10.81331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61884" calcext:value-type="float">
            <text:p>0.02061884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731218" calcext:value-type="float">
            <text:p>5.731218</text:p>
          </table:table-cell>
          <table:table-cell office:value-type="float" office:value="-0.09106722" calcext:value-type="float">
            <text:p>-0.09106722</text:p>
          </table:table-cell>
          <table:table-cell office:value-type="float" office:value="0.003643465" calcext:value-type="float">
            <text:p>0.003643465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612195" calcext:value-type="float">
            <text:p>9.612195</text:p>
          </table:table-cell>
          <table:table-cell office:value-type="float" office:value="0.4707429" calcext:value-type="float">
            <text:p>0.4707429</text:p>
          </table:table-cell>
          <table:table-cell office:value-type="float" office:value="0.07704914" calcext:value-type="float">
            <text:p>0.07704914</text:p>
          </table:table-cell>
          <table:table-cell office:value-type="float" office:value="0.0618026" calcext:value-type="float">
            <text:p>0.0618026</text:p>
          </table:table-cell>
          <table:table-cell office:value-type="float" office:value="0.0412815" calcext:value-type="float">
            <text:p>0.0412815</text:p>
          </table:table-cell>
          <table:table-cell office:value-type="float" office:value="0.0222382" calcext:value-type="float">
            <text:p>0.0222382</text:p>
          </table:table-cell>
          <table:table-cell office:value-type="float" office:value="0.02061596" calcext:value-type="float">
            <text:p>0.02061596</text:p>
          </table:table-cell>
          <table:table-cell office:value-type="float" office:value="0.02202895" calcext:value-type="float">
            <text:p>0.02202895</text:p>
          </table:table-cell>
          <table:table-cell office:value-type="float" office:value="0.01693651" calcext:value-type="float">
            <text:p>0.01693651</text:p>
          </table:table-cell>
          <table:table-cell office:value-type="float" office:value="2.92435" calcext:value-type="float">
            <text:p>2.92435</text:p>
          </table:table-cell>
          <table:table-cell office:value-type="float" office:value="8.634531" calcext:value-type="float">
            <text:p>8.634531</text:p>
          </table:table-cell>
          <table:table-cell office:value-type="float" office:value="12.67085" calcext:value-type="float">
            <text:p>12.67085</text:p>
          </table:table-cell>
          <table:table-cell office:value-type="float" office:value="18.80797" calcext:value-type="float">
            <text:p>18.80797</text:p>
          </table:table-cell>
          <table:table-cell office:value-type="float" office:value="24.13733" calcext:value-type="float">
            <text:p>24.13733</text:p>
          </table:table-cell>
          <table:table-cell office:value-type="float" office:value="22.54108" calcext:value-type="float">
            <text:p>22.54108</text:p>
          </table:table-cell>
          <table:table-cell office:value-type="float" office:value="11.41938" calcext:value-type="float">
            <text:p>11.41938</text:p>
          </table:table-cell>
          <table:table-cell office:value-type="float" office:value="2.22" calcext:value-type="float">
            <text:p>2.22</text:p>
          </table:table-cell>
          <table:table-cell office:value-type="float" office:value="87.91177" calcext:value-type="float">
            <text:p>87.91177</text:p>
          </table:table-cell>
          <table:table-cell office:value-type="float" office:value="0" calcext:value-type="float">
            <text:p>0</text:p>
          </table:table-cell>
          <table:table-cell office:value-type="float" office:value="-0.2508542" calcext:value-type="float">
            <text:p>-0.250854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12.07422" calcext:value-type="float">
            <text:p>12.07422</text:p>
          </table:table-cell>
          <table:table-cell office:value-type="float" office:value="459.4183" calcext:value-type="float">
            <text:p>459.418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71918" calcext:value-type="float">
            <text:p>0.07671918</text:p>
          </table:table-cell>
          <table:table-cell office:value-type="float" office:value="10.87627" calcext:value-type="float">
            <text:p>10.87627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73788" calcext:value-type="float">
            <text:p>0.0207378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762841" calcext:value-type="float">
            <text:p>5.762841</text:p>
          </table:table-cell>
          <table:table-cell office:value-type="float" office:value="-0.09119073" calcext:value-type="float">
            <text:p>-0.09119073</text:p>
          </table:table-cell>
          <table:table-cell office:value-type="float" office:value="0.003688018" calcext:value-type="float">
            <text:p>0.003688018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585292" calcext:value-type="float">
            <text:p>9.585292</text:p>
          </table:table-cell>
          <table:table-cell office:value-type="float" office:value="0.5062927" calcext:value-type="float">
            <text:p>0.5062927</text:p>
          </table:table-cell>
          <table:table-cell office:value-type="float" office:value="0.06916701" calcext:value-type="float">
            <text:p>0.06916701</text:p>
          </table:table-cell>
          <table:table-cell office:value-type="float" office:value="0.05838263" calcext:value-type="float">
            <text:p>0.05838263</text:p>
          </table:table-cell>
          <table:table-cell office:value-type="float" office:value="0.04119954" calcext:value-type="float">
            <text:p>0.04119954</text:p>
          </table:table-cell>
          <table:table-cell office:value-type="float" office:value="0.02220503" calcext:value-type="float">
            <text:p>0.02220503</text:p>
          </table:table-cell>
          <table:table-cell office:value-type="float" office:value="0.02058166" calcext:value-type="float">
            <text:p>0.02058166</text:p>
          </table:table-cell>
          <table:table-cell office:value-type="float" office:value="0.02188004" calcext:value-type="float">
            <text:p>0.02188004</text:p>
          </table:table-cell>
          <table:table-cell office:value-type="float" office:value="0.0169857" calcext:value-type="float">
            <text:p>0.0169857</text:p>
          </table:table-cell>
          <table:table-cell office:value-type="float" office:value="2.703696" calcext:value-type="float">
            <text:p>2.703696</text:p>
          </table:table-cell>
          <table:table-cell office:value-type="float" office:value="9.787637" calcext:value-type="float">
            <text:p>9.787637</text:p>
          </table:table-cell>
          <table:table-cell office:value-type="float" office:value="13.14371" calcext:value-type="float">
            <text:p>13.14371</text:p>
          </table:table-cell>
          <table:table-cell office:value-type="float" office:value="19.07528" calcext:value-type="float">
            <text:p>19.07528</text:p>
          </table:table-cell>
          <table:table-cell office:value-type="float" office:value="24.10598" calcext:value-type="float">
            <text:p>24.10598</text:p>
          </table:table-cell>
          <table:table-cell office:value-type="float" office:value="22.41997" calcext:value-type="float">
            <text:p>22.41997</text:p>
          </table:table-cell>
          <table:table-cell office:value-type="float" office:value="11.49052" calcext:value-type="float">
            <text:p>11.49052</text:p>
          </table:table-cell>
          <table:table-cell office:value-type="float" office:value="2.234302" calcext:value-type="float">
            <text:p>2.234302</text:p>
          </table:table-cell>
          <table:table-cell office:value-type="float" office:value="88.02797" calcext:value-type="float">
            <text:p>88.02797</text:p>
          </table:table-cell>
          <table:table-cell office:value-type="float" office:value="0" calcext:value-type="float">
            <text:p>0</text:p>
          </table:table-cell>
          <table:table-cell office:value-type="float" office:value="-0.2509481" calcext:value-type="float">
            <text:p>-0.25094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12.01759" calcext:value-type="float">
            <text:p>12.01759</text:p>
          </table:table-cell>
          <table:table-cell office:value-type="float" office:value="459.3787" calcext:value-type="float">
            <text:p>459.378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51731" calcext:value-type="float">
            <text:p>0.07651731</text:p>
          </table:table-cell>
          <table:table-cell office:value-type="float" office:value="10.94862" calcext:value-type="float">
            <text:p>10.94862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81564" calcext:value-type="float">
            <text:p>0.02081564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781515" calcext:value-type="float">
            <text:p>5.781515</text:p>
          </table:table-cell>
          <table:table-cell office:value-type="float" office:value="-0.09129055" calcext:value-type="float">
            <text:p>-0.09129055</text:p>
          </table:table-cell>
          <table:table-cell office:value-type="float" office:value="0.003733251" calcext:value-type="float">
            <text:p>0.003733251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56114" calcext:value-type="float">
            <text:p>9.56114</text:p>
          </table:table-cell>
          <table:table-cell office:value-type="float" office:value="0.5110667" calcext:value-type="float">
            <text:p>0.5110667</text:p>
          </table:table-cell>
          <table:table-cell office:value-type="float" office:value="0.06309829" calcext:value-type="float">
            <text:p>0.06309829</text:p>
          </table:table-cell>
          <table:table-cell office:value-type="float" office:value="0.05602857" calcext:value-type="float">
            <text:p>0.05602857</text:p>
          </table:table-cell>
          <table:table-cell office:value-type="float" office:value="0.04032554" calcext:value-type="float">
            <text:p>0.04032554</text:p>
          </table:table-cell>
          <table:table-cell office:value-type="float" office:value="0.02205681" calcext:value-type="float">
            <text:p>0.02205681</text:p>
          </table:table-cell>
          <table:table-cell office:value-type="float" office:value="0.02047051" calcext:value-type="float">
            <text:p>0.02047051</text:p>
          </table:table-cell>
          <table:table-cell office:value-type="float" office:value="0.02167764" calcext:value-type="float">
            <text:p>0.02167764</text:p>
          </table:table-cell>
          <table:table-cell office:value-type="float" office:value="0.0170226" calcext:value-type="float">
            <text:p>0.0170226</text:p>
          </table:table-cell>
          <table:table-cell office:value-type="float" office:value="2.71693" calcext:value-type="float">
            <text:p>2.71693</text:p>
          </table:table-cell>
          <table:table-cell office:value-type="float" office:value="10.7035" calcext:value-type="float">
            <text:p>10.7035</text:p>
          </table:table-cell>
          <table:table-cell office:value-type="float" office:value="13.6378" calcext:value-type="float">
            <text:p>13.6378</text:p>
          </table:table-cell>
          <table:table-cell office:value-type="float" office:value="19.38385" calcext:value-type="float">
            <text:p>19.38385</text:p>
          </table:table-cell>
          <table:table-cell office:value-type="float" office:value="24.13258" calcext:value-type="float">
            <text:p>24.13258</text:p>
          </table:table-cell>
          <table:table-cell office:value-type="float" office:value="22.33993" calcext:value-type="float">
            <text:p>22.33993</text:p>
          </table:table-cell>
          <table:table-cell office:value-type="float" office:value="11.56469" calcext:value-type="float">
            <text:p>11.56469</text:p>
          </table:table-cell>
          <table:table-cell office:value-type="float" office:value="2.247397" calcext:value-type="float">
            <text:p>2.247397</text:p>
          </table:table-cell>
          <table:table-cell office:value-type="float" office:value="88.16376" calcext:value-type="float">
            <text:p>88.16376</text:p>
          </table:table-cell>
          <table:table-cell office:value-type="float" office:value="0" calcext:value-type="float">
            <text:p>0</text:p>
          </table:table-cell>
          <table:table-cell office:value-type="float" office:value="-0.2510127" calcext:value-type="float">
            <text:p>-0.251012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11.96285" calcext:value-type="float">
            <text:p>11.96285</text:p>
          </table:table-cell>
          <table:table-cell office:value-type="float" office:value="459.3393" calcext:value-type="float">
            <text:p>459.339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21502" calcext:value-type="float">
            <text:p>0.07621502</text:p>
          </table:table-cell>
          <table:table-cell office:value-type="float" office:value="11.0276" calcext:value-type="float">
            <text:p>11.0276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86375" calcext:value-type="float">
            <text:p>0.02086375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791353" calcext:value-type="float">
            <text:p>5.791353</text:p>
          </table:table-cell>
          <table:table-cell office:value-type="float" office:value="-0.091379" calcext:value-type="float">
            <text:p>-0.091379</text:p>
          </table:table-cell>
          <table:table-cell office:value-type="float" office:value="0.003778044" calcext:value-type="float">
            <text:p>0.003778044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538175" calcext:value-type="float">
            <text:p>9.538175</text:p>
          </table:table-cell>
          <table:table-cell office:value-type="float" office:value="0.5036502" calcext:value-type="float">
            <text:p>0.5036502</text:p>
          </table:table-cell>
          <table:table-cell office:value-type="float" office:value="0.05897215" calcext:value-type="float">
            <text:p>0.05897215</text:p>
          </table:table-cell>
          <table:table-cell office:value-type="float" office:value="0.05418564" calcext:value-type="float">
            <text:p>0.05418564</text:p>
          </table:table-cell>
          <table:table-cell office:value-type="float" office:value="0.0392356" calcext:value-type="float">
            <text:p>0.0392356</text:p>
          </table:table-cell>
          <table:table-cell office:value-type="float" office:value="0.0219067" calcext:value-type="float">
            <text:p>0.0219067</text:p>
          </table:table-cell>
          <table:table-cell office:value-type="float" office:value="0.02037059" calcext:value-type="float">
            <text:p>0.02037059</text:p>
          </table:table-cell>
          <table:table-cell office:value-type="float" office:value="0.02148717" calcext:value-type="float">
            <text:p>0.02148717</text:p>
          </table:table-cell>
          <table:table-cell office:value-type="float" office:value="0.01704839" calcext:value-type="float">
            <text:p>0.01704839</text:p>
          </table:table-cell>
          <table:table-cell office:value-type="float" office:value="2.818382" calcext:value-type="float">
            <text:p>2.818382</text:p>
          </table:table-cell>
          <table:table-cell office:value-type="float" office:value="11.50153" calcext:value-type="float">
            <text:p>11.50153</text:p>
          </table:table-cell>
          <table:table-cell office:value-type="float" office:value="14.14593" calcext:value-type="float">
            <text:p>14.14593</text:p>
          </table:table-cell>
          <table:table-cell office:value-type="float" office:value="19.71582" calcext:value-type="float">
            <text:p>19.71582</text:p>
          </table:table-cell>
          <table:table-cell office:value-type="float" office:value="24.19455" calcext:value-type="float">
            <text:p>24.19455</text:p>
          </table:table-cell>
          <table:table-cell office:value-type="float" office:value="22.29469" calcext:value-type="float">
            <text:p>22.29469</text:p>
          </table:table-cell>
          <table:table-cell office:value-type="float" office:value="11.64307" calcext:value-type="float">
            <text:p>11.64307</text:p>
          </table:table-cell>
          <table:table-cell office:value-type="float" office:value="2.260291" calcext:value-type="float">
            <text:p>2.260291</text:p>
          </table:table-cell>
          <table:table-cell office:value-type="float" office:value="88.29671" calcext:value-type="float">
            <text:p>88.29671</text:p>
          </table:table-cell>
          <table:table-cell office:value-type="float" office:value="0" calcext:value-type="float">
            <text:p>0</text:p>
          </table:table-cell>
          <table:table-cell office:value-type="float" office:value="-0.251078" calcext:value-type="float">
            <text:p>-0.25107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11.90235" calcext:value-type="float">
            <text:p>11.90235</text:p>
          </table:table-cell>
          <table:table-cell office:value-type="float" office:value="459.2971" calcext:value-type="float">
            <text:p>459.297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81124" calcext:value-type="float">
            <text:p>0.07681124</text:p>
          </table:table-cell>
          <table:table-cell office:value-type="float" office:value="11.11883" calcext:value-type="float">
            <text:p>11.11883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90413" calcext:value-type="float">
            <text:p>0.0209041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796606" calcext:value-type="float">
            <text:p>5.796606</text:p>
          </table:table-cell>
          <table:table-cell office:value-type="float" office:value="-0.09148727" calcext:value-type="float">
            <text:p>-0.09148727</text:p>
          </table:table-cell>
          <table:table-cell office:value-type="float" office:value="0.003822491" calcext:value-type="float">
            <text:p>0.003822491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505738" calcext:value-type="float">
            <text:p>9.505738</text:p>
          </table:table-cell>
          <table:table-cell office:value-type="float" office:value="0.4998636" calcext:value-type="float">
            <text:p>0.4998636</text:p>
          </table:table-cell>
          <table:table-cell office:value-type="float" office:value="0.06332922" calcext:value-type="float">
            <text:p>0.06332922</text:p>
          </table:table-cell>
          <table:table-cell office:value-type="float" office:value="0.05901291" calcext:value-type="float">
            <text:p>0.05901291</text:p>
          </table:table-cell>
          <table:table-cell office:value-type="float" office:value="0.04169135" calcext:value-type="float">
            <text:p>0.04169135</text:p>
          </table:table-cell>
          <table:table-cell office:value-type="float" office:value="0.02209146" calcext:value-type="float">
            <text:p>0.02209146</text:p>
          </table:table-cell>
          <table:table-cell office:value-type="float" office:value="0.02043643" calcext:value-type="float">
            <text:p>0.02043643</text:p>
          </table:table-cell>
          <table:table-cell office:value-type="float" office:value="0.02140289" calcext:value-type="float">
            <text:p>0.02140289</text:p>
          </table:table-cell>
          <table:table-cell office:value-type="float" office:value="0.01706836" calcext:value-type="float">
            <text:p>0.01706836</text:p>
          </table:table-cell>
          <table:table-cell office:value-type="float" office:value="2.946421" calcext:value-type="float">
            <text:p>2.946421</text:p>
          </table:table-cell>
          <table:table-cell office:value-type="float" office:value="12.34956" calcext:value-type="float">
            <text:p>12.34956</text:p>
          </table:table-cell>
          <table:table-cell office:value-type="float" office:value="14.71933" calcext:value-type="float">
            <text:p>14.71933</text:p>
          </table:table-cell>
          <table:table-cell office:value-type="float" office:value="20.07145" calcext:value-type="float">
            <text:p>20.07145</text:p>
          </table:table-cell>
          <table:table-cell office:value-type="float" office:value="24.28668" calcext:value-type="float">
            <text:p>24.28668</text:p>
          </table:table-cell>
          <table:table-cell office:value-type="float" office:value="22.29062" calcext:value-type="float">
            <text:p>22.29062</text:p>
          </table:table-cell>
          <table:table-cell office:value-type="float" office:value="11.72553" calcext:value-type="float">
            <text:p>11.72553</text:p>
          </table:table-cell>
          <table:table-cell office:value-type="float" office:value="2.273153" calcext:value-type="float">
            <text:p>2.273153</text:p>
          </table:table-cell>
          <table:table-cell office:value-type="float" office:value="88.43665" calcext:value-type="float">
            <text:p>88.43665</text:p>
          </table:table-cell>
          <table:table-cell office:value-type="float" office:value="0" calcext:value-type="float">
            <text:p>0</text:p>
          </table:table-cell>
          <table:table-cell office:value-type="float" office:value="-0.2511648" calcext:value-type="float">
            <text:p>-0.25116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11.84741" calcext:value-type="float">
            <text:p>11.84741</text:p>
          </table:table-cell>
          <table:table-cell office:value-type="float" office:value="459.2559" calcext:value-type="float">
            <text:p>459.255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16793" calcext:value-type="float">
            <text:p>0.07616793</text:p>
          </table:table-cell>
          <table:table-cell office:value-type="float" office:value="11.20537" calcext:value-type="float">
            <text:p>11.20537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94378" calcext:value-type="float">
            <text:p>0.02094378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80117" calcext:value-type="float">
            <text:p>5.80117</text:p>
          </table:table-cell>
          <table:table-cell office:value-type="float" office:value="-0.09156504" calcext:value-type="float">
            <text:p>-0.09156504</text:p>
          </table:table-cell>
          <table:table-cell office:value-type="float" office:value="0.003865651" calcext:value-type="float">
            <text:p>0.003865651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484714" calcext:value-type="float">
            <text:p>9.484714</text:p>
          </table:table-cell>
          <table:table-cell office:value-type="float" office:value="0.4785517" calcext:value-type="float">
            <text:p>0.4785517</text:p>
          </table:table-cell>
          <table:table-cell office:value-type="float" office:value="0.05680699" calcext:value-type="float">
            <text:p>0.05680699</text:p>
          </table:table-cell>
          <table:table-cell office:value-type="float" office:value="0.05574806" calcext:value-type="float">
            <text:p>0.05574806</text:p>
          </table:table-cell>
          <table:table-cell office:value-type="float" office:value="0.04010623" calcext:value-type="float">
            <text:p>0.04010623</text:p>
          </table:table-cell>
          <table:table-cell office:value-type="float" office:value="0.02192099" calcext:value-type="float">
            <text:p>0.02192099</text:p>
          </table:table-cell>
          <table:table-cell office:value-type="float" office:value="0.02035071" calcext:value-type="float">
            <text:p>0.02035071</text:p>
          </table:table-cell>
          <table:table-cell office:value-type="float" office:value="0.02125872" calcext:value-type="float">
            <text:p>0.02125872</text:p>
          </table:table-cell>
          <table:table-cell office:value-type="float" office:value="0.01708977" calcext:value-type="float">
            <text:p>0.01708977</text:p>
          </table:table-cell>
          <table:table-cell office:value-type="float" office:value="3.172479" calcext:value-type="float">
            <text:p>3.172479</text:p>
          </table:table-cell>
          <table:table-cell office:value-type="float" office:value="12.98971" calcext:value-type="float">
            <text:p>12.98971</text:p>
          </table:table-cell>
          <table:table-cell office:value-type="float" office:value="15.24679" calcext:value-type="float">
            <text:p>15.24679</text:p>
          </table:table-cell>
          <table:table-cell office:value-type="float" office:value="20.41536" calcext:value-type="float">
            <text:p>20.41536</text:p>
          </table:table-cell>
          <table:table-cell office:value-type="float" office:value="24.37078" calcext:value-type="float">
            <text:p>24.37078</text:p>
          </table:table-cell>
          <table:table-cell office:value-type="float" office:value="22.30348" calcext:value-type="float">
            <text:p>22.30348</text:p>
          </table:table-cell>
          <table:table-cell office:value-type="float" office:value="11.8124" calcext:value-type="float">
            <text:p>11.8124</text:p>
          </table:table-cell>
          <table:table-cell office:value-type="float" office:value="2.28634" calcext:value-type="float">
            <text:p>2.28634</text:p>
          </table:table-cell>
          <table:table-cell office:value-type="float" office:value="88.56544" calcext:value-type="float">
            <text:p>88.56544</text:p>
          </table:table-cell>
          <table:table-cell office:value-type="float" office:value="0" calcext:value-type="float">
            <text:p>0</text:p>
          </table:table-cell>
          <table:table-cell office:value-type="float" office:value="-0.2512134" calcext:value-type="float">
            <text:p>-0.251213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11.78312" calcext:value-type="float">
            <text:p>11.78312</text:p>
          </table:table-cell>
          <table:table-cell office:value-type="float" office:value="459.2109" calcext:value-type="float">
            <text:p>459.210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701417" calcext:value-type="float">
            <text:p>0.07701417</text:p>
          </table:table-cell>
          <table:table-cell office:value-type="float" office:value="11.30363" calcext:value-type="float">
            <text:p>11.30363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098304" calcext:value-type="float">
            <text:p>0.02098304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805597" calcext:value-type="float">
            <text:p>5.805597</text:p>
          </table:table-cell>
          <table:table-cell office:value-type="float" office:value="-0.09168105" calcext:value-type="float">
            <text:p>-0.09168105</text:p>
          </table:table-cell>
          <table:table-cell office:value-type="float" office:value="0.003909553" calcext:value-type="float">
            <text:p>0.003909553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441732" calcext:value-type="float">
            <text:p>9.441732</text:p>
          </table:table-cell>
          <table:table-cell office:value-type="float" office:value="0.471752" calcext:value-type="float">
            <text:p>0.471752</text:p>
          </table:table-cell>
          <table:table-cell office:value-type="float" office:value="0.06599746" calcext:value-type="float">
            <text:p>0.06599746</text:p>
          </table:table-cell>
          <table:table-cell office:value-type="float" office:value="0.0623756" calcext:value-type="float">
            <text:p>0.0623756</text:p>
          </table:table-cell>
          <table:table-cell office:value-type="float" office:value="0.04346026" calcext:value-type="float">
            <text:p>0.04346026</text:p>
          </table:table-cell>
          <table:table-cell office:value-type="float" office:value="0.02228623" calcext:value-type="float">
            <text:p>0.02228623</text:p>
          </table:table-cell>
          <table:table-cell office:value-type="float" office:value="0.02051982" calcext:value-type="float">
            <text:p>0.02051982</text:p>
          </table:table-cell>
          <table:table-cell office:value-type="float" office:value="0.02125576" calcext:value-type="float">
            <text:p>0.02125576</text:p>
          </table:table-cell>
          <table:table-cell office:value-type="float" office:value="0.01710387" calcext:value-type="float">
            <text:p>0.01710387</text:p>
          </table:table-cell>
          <table:table-cell office:value-type="float" office:value="3.278076" calcext:value-type="float">
            <text:p>3.278076</text:p>
          </table:table-cell>
          <table:table-cell office:value-type="float" office:value="13.8815" calcext:value-type="float">
            <text:p>13.8815</text:p>
          </table:table-cell>
          <table:table-cell office:value-type="float" office:value="15.86807" calcext:value-type="float">
            <text:p>15.86807</text:p>
          </table:table-cell>
          <table:table-cell office:value-type="float" office:value="20.78188" calcext:value-type="float">
            <text:p>20.78188</text:p>
          </table:table-cell>
          <table:table-cell office:value-type="float" office:value="24.45811" calcext:value-type="float">
            <text:p>24.45811</text:p>
          </table:table-cell>
          <table:table-cell office:value-type="float" office:value="22.32178" calcext:value-type="float">
            <text:p>22.32178</text:p>
          </table:table-cell>
          <table:table-cell office:value-type="float" office:value="11.90008" calcext:value-type="float">
            <text:p>11.90008</text:p>
          </table:table-cell>
          <table:table-cell office:value-type="float" office:value="2.299585" calcext:value-type="float">
            <text:p>2.299585</text:p>
          </table:table-cell>
          <table:table-cell office:value-type="float" office:value="88.70593" calcext:value-type="float">
            <text:p>88.70593</text:p>
          </table:table-cell>
          <table:table-cell office:value-type="float" office:value="0" calcext:value-type="float">
            <text:p>0</text:p>
          </table:table-cell>
          <table:table-cell office:value-type="float" office:value="-0.2512986" calcext:value-type="float">
            <text:p>-0.25129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11.70848" calcext:value-type="float">
            <text:p>11.70848</text:p>
          </table:table-cell>
          <table:table-cell office:value-type="float" office:value="459.1604" calcext:value-type="float">
            <text:p>459.160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821714" calcext:value-type="float">
            <text:p>0.07821714</text:p>
          </table:table-cell>
          <table:table-cell office:value-type="float" office:value="11.41728" calcext:value-type="float">
            <text:p>11.41728</text:p>
          </table:table-cell>
          <table:table-cell office:value-type="float" office:value="0.00002345401" calcext:value-type="float">
            <text:p>2.345401E-05</text:p>
          </table:table-cell>
          <table:table-cell office:value-type="float" office:value="0.02102223" calcext:value-type="float">
            <text:p>0.02102223</text:p>
          </table:table-cell>
          <table:table-cell office:value-type="float" office:value="0.3018296" calcext:value-type="float">
            <text:p>0.3018296</text:p>
          </table:table-cell>
          <table:table-cell office:value-type="float" office:value="5.809895" calcext:value-type="float">
            <text:p>5.809895</text:p>
          </table:table-cell>
          <table:table-cell office:value-type="float" office:value="-0.09188316" calcext:value-type="float">
            <text:p>-0.09188316</text:p>
          </table:table-cell>
          <table:table-cell office:value-type="float" office:value="0.003953514" calcext:value-type="float">
            <text:p>0.003953514</text:p>
          </table:table-cell>
          <table:table-cell office:value-type="float" office:value="0.06524221" calcext:value-type="float">
            <text:p>0.06524221</text:p>
          </table:table-cell>
          <table:table-cell office:value-type="float" office:value="9.375205" calcext:value-type="float">
            <text:p>9.375205</text:p>
          </table:table-cell>
          <table:table-cell office:value-type="float" office:value="0.4635735" calcext:value-type="float">
            <text:p>0.4635735</text:p>
          </table:table-cell>
          <table:table-cell office:value-type="float" office:value="0.07997629" calcext:value-type="float">
            <text:p>0.07997629</text:p>
          </table:table-cell>
          <table:table-cell office:value-type="float" office:value="0.07158241" calcext:value-type="float">
            <text:p>0.07158241</text:p>
          </table:table-cell>
          <table:table-cell office:value-type="float" office:value="0.0480284" calcext:value-type="float">
            <text:p>0.0480284</text:p>
          </table:table-cell>
          <table:table-cell office:value-type="float" office:value="0.0229394" calcext:value-type="float">
            <text:p>0.0229394</text:p>
          </table:table-cell>
          <table:table-cell office:value-type="float" office:value="0.02086282" calcext:value-type="float">
            <text:p>0.02086282</text:p>
          </table:table-cell>
          <table:table-cell office:value-type="float" office:value="0.0213802" calcext:value-type="float">
            <text:p>0.0213802</text:p>
          </table:table-cell>
          <table:table-cell office:value-type="float" office:value="0.0171278" calcext:value-type="float">
            <text:p>0.0171278</text:p>
          </table:table-cell>
          <table:table-cell office:value-type="float" office:value="3.363513" calcext:value-type="float">
            <text:p>3.363513</text:p>
          </table:table-cell>
          <table:table-cell office:value-type="float" office:value="14.8964" calcext:value-type="float">
            <text:p>14.8964</text:p>
          </table:table-cell>
          <table:table-cell office:value-type="float" office:value="16.60333" calcext:value-type="float">
            <text:p>16.60333</text:p>
          </table:table-cell>
          <table:table-cell office:value-type="float" office:value="21.2006" calcext:value-type="float">
            <text:p>21.2006</text:p>
          </table:table-cell>
          <table:table-cell office:value-type="float" office:value="24.56344" calcext:value-type="float">
            <text:p>24.56344</text:p>
          </table:table-cell>
          <table:table-cell office:value-type="float" office:value="22.3525" calcext:value-type="float">
            <text:p>22.3525</text:p>
          </table:table-cell>
          <table:table-cell office:value-type="float" office:value="11.99183" calcext:value-type="float">
            <text:p>11.99183</text:p>
          </table:table-cell>
          <table:table-cell office:value-type="float" office:value="2.313372" calcext:value-type="float">
            <text:p>2.313372</text:p>
          </table:table-cell>
          <table:table-cell office:value-type="float" office:value="88.84195" calcext:value-type="float">
            <text:p>88.84195</text:p>
          </table:table-cell>
          <table:table-cell office:value-type="float" office:value="0" calcext:value-type="float">
            <text:p>0</text:p>
          </table:table-cell>
          <table:table-cell office:value-type="float" office:value="-0.2514467" calcext:value-type="float">
            <text:p>-0.251446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11.6416" calcext:value-type="float">
            <text:p>11.6416</text:p>
          </table:table-cell>
          <table:table-cell office:value-type="float" office:value="459.1142" calcext:value-type="float">
            <text:p>459.11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653221" calcext:value-type="float">
            <text:p>0.08653221</text:p>
          </table:table-cell>
          <table:table-cell office:value-type="float" office:value="11.48237" calcext:value-type="float">
            <text:p>11.4823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128788" calcext:value-type="float">
            <text:p>0.0212878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5.853159" calcext:value-type="float">
            <text:p>5.853159</text:p>
          </table:table-cell>
          <table:table-cell office:value-type="float" office:value="-0.09233128" calcext:value-type="float">
            <text:p>-0.09233128</text:p>
          </table:table-cell>
          <table:table-cell office:value-type="float" office:value="0.003971411" calcext:value-type="float">
            <text:p>0.003971411</text:p>
          </table:table-cell>
          <table:table-cell office:value-type="float" office:value="0.06525256" calcext:value-type="float">
            <text:p>0.06525256</text:p>
          </table:table-cell>
          <table:table-cell office:value-type="float" office:value="9.318648" calcext:value-type="float">
            <text:p>9.318648</text:p>
          </table:table-cell>
          <table:table-cell office:value-type="float" office:value="0.3284365" calcext:value-type="float">
            <text:p>0.3284365</text:p>
          </table:table-cell>
          <table:table-cell office:value-type="float" office:value="0.1735441" calcext:value-type="float">
            <text:p>0.1735441</text:p>
          </table:table-cell>
          <table:table-cell office:value-type="float" office:value="0.2181178" calcext:value-type="float">
            <text:p>0.2181178</text:p>
          </table:table-cell>
          <table:table-cell office:value-type="float" office:value="0.04568703" calcext:value-type="float">
            <text:p>0.04568703</text:p>
          </table:table-cell>
          <table:table-cell office:value-type="float" office:value="0.02231808" calcext:value-type="float">
            <text:p>0.02231808</text:p>
          </table:table-cell>
          <table:table-cell office:value-type="float" office:value="0.02057338" calcext:value-type="float">
            <text:p>0.02057338</text:p>
          </table:table-cell>
          <table:table-cell office:value-type="float" office:value="0.02164312" calcext:value-type="float">
            <text:p>0.02164312</text:p>
          </table:table-cell>
          <table:table-cell office:value-type="float" office:value="0.01716316" calcext:value-type="float">
            <text:p>0.01716316</text:p>
          </table:table-cell>
          <table:table-cell office:value-type="float" office:value="2.292231" calcext:value-type="float">
            <text:p>2.292231</text:p>
          </table:table-cell>
          <table:table-cell office:value-type="float" office:value="6.660729" calcext:value-type="float">
            <text:p>6.660729</text:p>
          </table:table-cell>
          <table:table-cell office:value-type="float" office:value="16.7235" calcext:value-type="float">
            <text:p>16.7235</text:p>
          </table:table-cell>
          <table:table-cell office:value-type="float" office:value="23.58263" calcext:value-type="float">
            <text:p>23.58263</text:p>
          </table:table-cell>
          <table:table-cell office:value-type="float" office:value="25.70406" calcext:value-type="float">
            <text:p>25.70406</text:p>
          </table:table-cell>
          <table:table-cell office:value-type="float" office:value="22.62047" calcext:value-type="float">
            <text:p>22.62047</text:p>
          </table:table-cell>
          <table:table-cell office:value-type="float" office:value="11.84871" calcext:value-type="float">
            <text:p>11.84871</text:p>
          </table:table-cell>
          <table:table-cell office:value-type="float" office:value="2.346555" calcext:value-type="float">
            <text:p>2.346555</text:p>
          </table:table-cell>
          <table:table-cell office:value-type="float" office:value="86.03429" calcext:value-type="float">
            <text:p>86.03429</text:p>
          </table:table-cell>
          <table:table-cell office:value-type="float" office:value="0" calcext:value-type="float">
            <text:p>0</text:p>
          </table:table-cell>
          <table:table-cell office:value-type="float" office:value="-0.2588272" calcext:value-type="float">
            <text:p>-0.258827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11.59506" calcext:value-type="float">
            <text:p>11.59506</text:p>
          </table:table-cell>
          <table:table-cell office:value-type="float" office:value="459.0756" calcext:value-type="float">
            <text:p>459.075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38225" calcext:value-type="float">
            <text:p>0.0738225</text:p>
          </table:table-cell>
          <table:table-cell office:value-type="float" office:value="11.40025" calcext:value-type="float">
            <text:p>11.4002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180658" calcext:value-type="float">
            <text:p>0.0218065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021336" calcext:value-type="float">
            <text:p>6.021336</text:p>
          </table:table-cell>
          <table:table-cell office:value-type="float" office:value="-0.09386741" calcext:value-type="float">
            <text:p>-0.09386741</text:p>
          </table:table-cell>
          <table:table-cell office:value-type="float" office:value="0.003987822" calcext:value-type="float">
            <text:p>0.003987822</text:p>
          </table:table-cell>
          <table:table-cell office:value-type="float" office:value="0.06527708" calcext:value-type="float">
            <text:p>0.06527708</text:p>
          </table:table-cell>
          <table:table-cell office:value-type="float" office:value="9.318267" calcext:value-type="float">
            <text:p>9.318267</text:p>
          </table:table-cell>
          <table:table-cell office:value-type="float" office:value="0.2199159" calcext:value-type="float">
            <text:p>0.2199159</text:p>
          </table:table-cell>
          <table:table-cell office:value-type="float" office:value="0.07236394" calcext:value-type="float">
            <text:p>0.07236394</text:p>
          </table:table-cell>
          <table:table-cell office:value-type="float" office:value="0.07747224" calcext:value-type="float">
            <text:p>0.07747224</text:p>
          </table:table-cell>
          <table:table-cell office:value-type="float" office:value="0.03895294" calcext:value-type="float">
            <text:p>0.03895294</text:p>
          </table:table-cell>
          <table:table-cell office:value-type="float" office:value="0.02262222" calcext:value-type="float">
            <text:p>0.02262222</text:p>
          </table:table-cell>
          <table:table-cell office:value-type="float" office:value="0.02100384" calcext:value-type="float">
            <text:p>0.02100384</text:p>
          </table:table-cell>
          <table:table-cell office:value-type="float" office:value="0.02147513" calcext:value-type="float">
            <text:p>0.02147513</text:p>
          </table:table-cell>
          <table:table-cell office:value-type="float" office:value="0.01715723" calcext:value-type="float">
            <text:p>0.01715723</text:p>
          </table:table-cell>
          <table:table-cell office:value-type="float" office:value="3.241517" calcext:value-type="float">
            <text:p>3.241517</text:p>
          </table:table-cell>
          <table:table-cell office:value-type="float" office:value="7.95022" calcext:value-type="float">
            <text:p>7.95022</text:p>
          </table:table-cell>
          <table:table-cell office:value-type="float" office:value="14.49881" calcext:value-type="float">
            <text:p>14.49881</text:p>
          </table:table-cell>
          <table:table-cell office:value-type="float" office:value="21.24578" calcext:value-type="float">
            <text:p>21.24578</text:p>
          </table:table-cell>
          <table:table-cell office:value-type="float" office:value="26.016" calcext:value-type="float">
            <text:p>26.016</text:p>
          </table:table-cell>
          <table:table-cell office:value-type="float" office:value="24.08282" calcext:value-type="float">
            <text:p>24.08282</text:p>
          </table:table-cell>
          <table:table-cell office:value-type="float" office:value="11.96554" calcext:value-type="float">
            <text:p>11.96554</text:p>
          </table:table-cell>
          <table:table-cell office:value-type="float" office:value="2.40436" calcext:value-type="float">
            <text:p>2.40436</text:p>
          </table:table-cell>
          <table:table-cell office:value-type="float" office:value="85.66268" calcext:value-type="float">
            <text:p>85.66268</text:p>
          </table:table-cell>
          <table:table-cell office:value-type="float" office:value="0" calcext:value-type="float">
            <text:p>0</text:p>
          </table:table-cell>
          <table:table-cell office:value-type="float" office:value="-0.2653617" calcext:value-type="float">
            <text:p>-0.265361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11.53741" calcext:value-type="float">
            <text:p>11.53741</text:p>
          </table:table-cell>
          <table:table-cell office:value-type="float" office:value="459.0304" calcext:value-type="float">
            <text:p>459.030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61737" calcext:value-type="float">
            <text:p>0.07461737</text:p>
          </table:table-cell>
          <table:table-cell office:value-type="float" office:value="11.38465" calcext:value-type="float">
            <text:p>11.3846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11346" calcext:value-type="float">
            <text:p>0.0221134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132873" calcext:value-type="float">
            <text:p>6.132873</text:p>
          </table:table-cell>
          <table:table-cell office:value-type="float" office:value="-0.09402192" calcext:value-type="float">
            <text:p>-0.09402192</text:p>
          </table:table-cell>
          <table:table-cell office:value-type="float" office:value="0.004029489" calcext:value-type="float">
            <text:p>0.004029489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9.285495" calcext:value-type="float">
            <text:p>9.285495</text:p>
          </table:table-cell>
          <table:table-cell office:value-type="float" office:value="0.2940168" calcext:value-type="float">
            <text:p>0.2940168</text:p>
          </table:table-cell>
          <table:table-cell office:value-type="float" office:value="0.07088458" calcext:value-type="float">
            <text:p>0.07088458</text:p>
          </table:table-cell>
          <table:table-cell office:value-type="float" office:value="0.07169924" calcext:value-type="float">
            <text:p>0.07169924</text:p>
          </table:table-cell>
          <table:table-cell office:value-type="float" office:value="0.0417921" calcext:value-type="float">
            <text:p>0.0417921</text:p>
          </table:table-cell>
          <table:table-cell office:value-type="float" office:value="0.02275114" calcext:value-type="float">
            <text:p>0.02275114</text:p>
          </table:table-cell>
          <table:table-cell office:value-type="float" office:value="0.02099526" calcext:value-type="float">
            <text:p>0.02099526</text:p>
          </table:table-cell>
          <table:table-cell office:value-type="float" office:value="0.02143722" calcext:value-type="float">
            <text:p>0.02143722</text:p>
          </table:table-cell>
          <table:table-cell office:value-type="float" office:value="0.01718502" calcext:value-type="float">
            <text:p>0.01718502</text:p>
          </table:table-cell>
          <table:table-cell office:value-type="float" office:value="3.031532" calcext:value-type="float">
            <text:p>3.031532</text:p>
          </table:table-cell>
          <table:table-cell office:value-type="float" office:value="9.370522" calcext:value-type="float">
            <text:p>9.370522</text:p>
          </table:table-cell>
          <table:table-cell office:value-type="float" office:value="14.73804" calcext:value-type="float">
            <text:p>14.73804</text:p>
          </table:table-cell>
          <table:table-cell office:value-type="float" office:value="21.11415" calcext:value-type="float">
            <text:p>21.11415</text:p>
          </table:table-cell>
          <table:table-cell office:value-type="float" office:value="25.54726" calcext:value-type="float">
            <text:p>25.54726</text:p>
          </table:table-cell>
          <table:table-cell office:value-type="float" office:value="23.6468" calcext:value-type="float">
            <text:p>23.6468</text:p>
          </table:table-cell>
          <table:table-cell office:value-type="float" office:value="11.99567" calcext:value-type="float">
            <text:p>11.99567</text:p>
          </table:table-cell>
          <table:table-cell office:value-type="float" office:value="2.450892" calcext:value-type="float">
            <text:p>2.450892</text:p>
          </table:table-cell>
          <table:table-cell office:value-type="float" office:value="85.71333" calcext:value-type="float">
            <text:p>85.71333</text:p>
          </table:table-cell>
          <table:table-cell office:value-type="float" office:value="0" calcext:value-type="float">
            <text:p>0</text:p>
          </table:table-cell>
          <table:table-cell office:value-type="float" office:value="-0.2654457" calcext:value-type="float">
            <text:p>-0.265445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11.46922" calcext:value-type="float">
            <text:p>11.46922</text:p>
          </table:table-cell>
          <table:table-cell office:value-type="float" office:value="458.9798" calcext:value-type="float">
            <text:p>458.979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03369" calcext:value-type="float">
            <text:p>0.07603369</text:p>
          </table:table-cell>
          <table:table-cell office:value-type="float" office:value="11.4279" calcext:value-type="float">
            <text:p>11.427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31864" calcext:value-type="float">
            <text:p>0.0223186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201201" calcext:value-type="float">
            <text:p>6.201201</text:p>
          </table:table-cell>
          <table:table-cell office:value-type="float" office:value="-0.09418703" calcext:value-type="float">
            <text:p>-0.09418703</text:p>
          </table:table-cell>
          <table:table-cell office:value-type="float" office:value="0.004073402" calcext:value-type="float">
            <text:p>0.004073402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9.22969" calcext:value-type="float">
            <text:p>9.22969</text:p>
          </table:table-cell>
          <table:table-cell office:value-type="float" office:value="0.34629" calcext:value-type="float">
            <text:p>0.34629</text:p>
          </table:table-cell>
          <table:table-cell office:value-type="float" office:value="0.0790346" calcext:value-type="float">
            <text:p>0.0790346</text:p>
          </table:table-cell>
          <table:table-cell office:value-type="float" office:value="0.07435291" calcext:value-type="float">
            <text:p>0.07435291</text:p>
          </table:table-cell>
          <table:table-cell office:value-type="float" office:value="0.0465551" calcext:value-type="float">
            <text:p>0.0465551</text:p>
          </table:table-cell>
          <table:table-cell office:value-type="float" office:value="0.02320577" calcext:value-type="float">
            <text:p>0.02320577</text:p>
          </table:table-cell>
          <table:table-cell office:value-type="float" office:value="0.02115018" calcext:value-type="float">
            <text:p>0.02115018</text:p>
          </table:table-cell>
          <table:table-cell office:value-type="float" office:value="0.0214459" calcext:value-type="float">
            <text:p>0.0214459</text:p>
          </table:table-cell>
          <table:table-cell office:value-type="float" office:value="0.0172108" calcext:value-type="float">
            <text:p>0.0172108</text:p>
          </table:table-cell>
          <table:table-cell office:value-type="float" office:value="2.90568" calcext:value-type="float">
            <text:p>2.90568</text:p>
          </table:table-cell>
          <table:table-cell office:value-type="float" office:value="10.75909" calcext:value-type="float">
            <text:p>10.75909</text:p>
          </table:table-cell>
          <table:table-cell office:value-type="float" office:value="15.23452" calcext:value-type="float">
            <text:p>15.23452</text:p>
          </table:table-cell>
          <table:table-cell office:value-type="float" office:value="21.29524" calcext:value-type="float">
            <text:p>21.29524</text:p>
          </table:table-cell>
          <table:table-cell office:value-type="float" office:value="25.38742" calcext:value-type="float">
            <text:p>25.38742</text:p>
          </table:table-cell>
          <table:table-cell office:value-type="float" office:value="23.35893" calcext:value-type="float">
            <text:p>23.35893</text:p>
          </table:table-cell>
          <table:table-cell office:value-type="float" office:value="12.00537" calcext:value-type="float">
            <text:p>12.00537</text:p>
          </table:table-cell>
          <table:table-cell office:value-type="float" office:value="2.478328" calcext:value-type="float">
            <text:p>2.478328</text:p>
          </table:table-cell>
          <table:table-cell office:value-type="float" office:value="85.83492" calcext:value-type="float">
            <text:p>85.83492</text:p>
          </table:table-cell>
          <table:table-cell office:value-type="float" office:value="0" calcext:value-type="float">
            <text:p>0</text:p>
          </table:table-cell>
          <table:table-cell office:value-type="float" office:value="-0.2655429" calcext:value-type="float">
            <text:p>-0.26554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11.39956" calcext:value-type="float">
            <text:p>11.39956</text:p>
          </table:table-cell>
          <table:table-cell office:value-type="float" office:value="458.9254" calcext:value-type="float">
            <text:p>458.925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670147" calcext:value-type="float">
            <text:p>0.07670147</text:p>
          </table:table-cell>
          <table:table-cell office:value-type="float" office:value="11.50465" calcext:value-type="float">
            <text:p>11.5046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45439" calcext:value-type="float">
            <text:p>0.0224543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241718" calcext:value-type="float">
            <text:p>6.241718</text:p>
          </table:table-cell>
          <table:table-cell office:value-type="float" office:value="-0.09433264" calcext:value-type="float">
            <text:p>-0.09433264</text:p>
          </table:table-cell>
          <table:table-cell office:value-type="float" office:value="0.004117304" calcext:value-type="float">
            <text:p>0.004117304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9.177759" calcext:value-type="float">
            <text:p>9.177759</text:p>
          </table:table-cell>
          <table:table-cell office:value-type="float" office:value="0.3661272" calcext:value-type="float">
            <text:p>0.3661272</text:p>
          </table:table-cell>
          <table:table-cell office:value-type="float" office:value="0.0806385" calcext:value-type="float">
            <text:p>0.0806385</text:p>
          </table:table-cell>
          <table:table-cell office:value-type="float" office:value="0.07551908" calcext:value-type="float">
            <text:p>0.07551908</text:p>
          </table:table-cell>
          <table:table-cell office:value-type="float" office:value="0.04938367" calcext:value-type="float">
            <text:p>0.04938367</text:p>
          </table:table-cell>
          <table:table-cell office:value-type="float" office:value="0.02356023" calcext:value-type="float">
            <text:p>0.02356023</text:p>
          </table:table-cell>
          <table:table-cell office:value-type="float" office:value="0.02134317" calcext:value-type="float">
            <text:p>0.02134317</text:p>
          </table:table-cell>
          <table:table-cell office:value-type="float" office:value="0.02152083" calcext:value-type="float">
            <text:p>0.02152083</text:p>
          </table:table-cell>
          <table:table-cell office:value-type="float" office:value="0.01724317" calcext:value-type="float">
            <text:p>0.01724317</text:p>
          </table:table-cell>
          <table:table-cell office:value-type="float" office:value="2.980269" calcext:value-type="float">
            <text:p>2.980269</text:p>
          </table:table-cell>
          <table:table-cell office:value-type="float" office:value="11.9336" calcext:value-type="float">
            <text:p>11.9336</text:p>
          </table:table-cell>
          <table:table-cell office:value-type="float" office:value="15.84846" calcext:value-type="float">
            <text:p>15.84846</text:p>
          </table:table-cell>
          <table:table-cell office:value-type="float" office:value="21.62326" calcext:value-type="float">
            <text:p>21.62326</text:p>
          </table:table-cell>
          <table:table-cell office:value-type="float" office:value="25.36753" calcext:value-type="float">
            <text:p>25.36753</text:p>
          </table:table-cell>
          <table:table-cell office:value-type="float" office:value="23.18654" calcext:value-type="float">
            <text:p>23.18654</text:p>
          </table:table-cell>
          <table:table-cell office:value-type="float" office:value="12.05993" calcext:value-type="float">
            <text:p>12.05993</text:p>
          </table:table-cell>
          <table:table-cell office:value-type="float" office:value="2.493692" calcext:value-type="float">
            <text:p>2.493692</text:p>
          </table:table-cell>
          <table:table-cell office:value-type="float" office:value="85.95685" calcext:value-type="float">
            <text:p>85.95685</text:p>
          </table:table-cell>
          <table:table-cell office:value-type="float" office:value="0" calcext:value-type="float">
            <text:p>0</text:p>
          </table:table-cell>
          <table:table-cell office:value-type="float" office:value="-0.2656237" calcext:value-type="float">
            <text:p>-0.26562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11.30996" calcext:value-type="float">
            <text:p>11.30996</text:p>
          </table:table-cell>
          <table:table-cell office:value-type="float" office:value="458.863" calcext:value-type="float">
            <text:p>458.86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856992" calcext:value-type="float">
            <text:p>0.07856992</text:p>
          </table:table-cell>
          <table:table-cell office:value-type="float" office:value="11.62397" calcext:value-type="float">
            <text:p>11.6239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5471" calcext:value-type="float">
            <text:p>0.022547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266354" calcext:value-type="float">
            <text:p>6.266354</text:p>
          </table:table-cell>
          <table:table-cell office:value-type="float" office:value="-0.09457219" calcext:value-type="float">
            <text:p>-0.09457219</text:p>
          </table:table-cell>
          <table:table-cell office:value-type="float" office:value="0.004161537" calcext:value-type="float">
            <text:p>0.004161537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9.0605" calcext:value-type="float">
            <text:p>9.0605</text:p>
          </table:table-cell>
          <table:table-cell office:value-type="float" office:value="0.3899086" calcext:value-type="float">
            <text:p>0.3899086</text:p>
          </table:table-cell>
          <table:table-cell office:value-type="float" office:value="0.09646746" calcext:value-type="float">
            <text:p>0.09646746</text:p>
          </table:table-cell>
          <table:table-cell office:value-type="float" office:value="0.08469425" calcext:value-type="float">
            <text:p>0.08469425</text:p>
          </table:table-cell>
          <table:table-cell office:value-type="float" office:value="0.05571587" calcext:value-type="float">
            <text:p>0.05571587</text:p>
          </table:table-cell>
          <table:table-cell office:value-type="float" office:value="0.02504469" calcext:value-type="float">
            <text:p>0.02504469</text:p>
          </table:table-cell>
          <table:table-cell office:value-type="float" office:value="0.02221778" calcext:value-type="float">
            <text:p>0.02221778</text:p>
          </table:table-cell>
          <table:table-cell office:value-type="float" office:value="0.02185839" calcext:value-type="float">
            <text:p>0.02185839</text:p>
          </table:table-cell>
          <table:table-cell office:value-type="float" office:value="0.01729069" calcext:value-type="float">
            <text:p>0.01729069</text:p>
          </table:table-cell>
          <table:table-cell office:value-type="float" office:value="3.170587" calcext:value-type="float">
            <text:p>3.170587</text:p>
          </table:table-cell>
          <table:table-cell office:value-type="float" office:value="13.35954" calcext:value-type="float">
            <text:p>13.35954</text:p>
          </table:table-cell>
          <table:table-cell office:value-type="float" office:value="16.69765" calcext:value-type="float">
            <text:p>16.69765</text:p>
          </table:table-cell>
          <table:table-cell office:value-type="float" office:value="22.0825" calcext:value-type="float">
            <text:p>22.0825</text:p>
          </table:table-cell>
          <table:table-cell office:value-type="float" office:value="25.43757" calcext:value-type="float">
            <text:p>25.43757</text:p>
          </table:table-cell>
          <table:table-cell office:value-type="float" office:value="23.10157" calcext:value-type="float">
            <text:p>23.10157</text:p>
          </table:table-cell>
          <table:table-cell office:value-type="float" office:value="12.13126" calcext:value-type="float">
            <text:p>12.13126</text:p>
          </table:table-cell>
          <table:table-cell office:value-type="float" office:value="2.507291" calcext:value-type="float">
            <text:p>2.507291</text:p>
          </table:table-cell>
          <table:table-cell office:value-type="float" office:value="86.09573" calcext:value-type="float">
            <text:p>86.09573</text:p>
          </table:table-cell>
          <table:table-cell office:value-type="float" office:value="0" calcext:value-type="float">
            <text:p>0</text:p>
          </table:table-cell>
          <table:table-cell office:value-type="float" office:value="-0.2657147" calcext:value-type="float">
            <text:p>-0.265714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11.2222" calcext:value-type="float">
            <text:p>11.2222</text:p>
          </table:table-cell>
          <table:table-cell office:value-type="float" office:value="458.7988" calcext:value-type="float">
            <text:p>458.798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96686" calcext:value-type="float">
            <text:p>0.0796686</text:p>
          </table:table-cell>
          <table:table-cell office:value-type="float" office:value="11.75402" calcext:value-type="float">
            <text:p>11.7540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61009" calcext:value-type="float">
            <text:p>0.0226100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281408" calcext:value-type="float">
            <text:p>6.281408</text:p>
          </table:table-cell>
          <table:table-cell office:value-type="float" office:value="-0.09481879" calcext:value-type="float">
            <text:p>-0.09481879</text:p>
          </table:table-cell>
          <table:table-cell office:value-type="float" office:value="0.004205088" calcext:value-type="float">
            <text:p>0.004205088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942503" calcext:value-type="float">
            <text:p>8.942503</text:p>
          </table:table-cell>
          <table:table-cell office:value-type="float" office:value="0.3985162" calcext:value-type="float">
            <text:p>0.3985162</text:p>
          </table:table-cell>
          <table:table-cell office:value-type="float" office:value="0.1071914" calcext:value-type="float">
            <text:p>0.1071914</text:p>
          </table:table-cell>
          <table:table-cell office:value-type="float" office:value="0.09010277" calcext:value-type="float">
            <text:p>0.09010277</text:p>
          </table:table-cell>
          <table:table-cell office:value-type="float" office:value="0.05909802" calcext:value-type="float">
            <text:p>0.05909802</text:p>
          </table:table-cell>
          <table:table-cell office:value-type="float" office:value="0.02602595" calcext:value-type="float">
            <text:p>0.02602595</text:p>
          </table:table-cell>
          <table:table-cell office:value-type="float" office:value="0.02275242" calcext:value-type="float">
            <text:p>0.02275242</text:p>
          </table:table-cell>
          <table:table-cell office:value-type="float" office:value="0.02209774" calcext:value-type="float">
            <text:p>0.02209774</text:p>
          </table:table-cell>
          <table:table-cell office:value-type="float" office:value="0.01736605" calcext:value-type="float">
            <text:p>0.01736605</text:p>
          </table:table-cell>
          <table:table-cell office:value-type="float" office:value="3.3826" calcext:value-type="float">
            <text:p>3.3826</text:p>
          </table:table-cell>
          <table:table-cell office:value-type="float" office:value="14.68317" calcext:value-type="float">
            <text:p>14.68317</text:p>
          </table:table-cell>
          <table:table-cell office:value-type="float" office:value="17.57701" calcext:value-type="float">
            <text:p>17.57701</text:p>
          </table:table-cell>
          <table:table-cell office:value-type="float" office:value="22.57998" calcext:value-type="float">
            <text:p>22.57998</text:p>
          </table:table-cell>
          <table:table-cell office:value-type="float" office:value="25.54944" calcext:value-type="float">
            <text:p>25.54944</text:p>
          </table:table-cell>
          <table:table-cell office:value-type="float" office:value="23.06695" calcext:value-type="float">
            <text:p>23.06695</text:p>
          </table:table-cell>
          <table:table-cell office:value-type="float" office:value="12.21518" calcext:value-type="float">
            <text:p>12.21518</text:p>
          </table:table-cell>
          <table:table-cell office:value-type="float" office:value="2.521447" calcext:value-type="float">
            <text:p>2.521447</text:p>
          </table:table-cell>
          <table:table-cell office:value-type="float" office:value="86.23808" calcext:value-type="float">
            <text:p>86.23808</text:p>
          </table:table-cell>
          <table:table-cell office:value-type="float" office:value="0" calcext:value-type="float">
            <text:p>0</text:p>
          </table:table-cell>
          <table:table-cell office:value-type="float" office:value="-0.2657971" calcext:value-type="float">
            <text:p>-0.265797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11.13452" calcext:value-type="float">
            <text:p>11.13452</text:p>
          </table:table-cell>
          <table:table-cell office:value-type="float" office:value="458.7307" calcext:value-type="float">
            <text:p>458.730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8041257" calcext:value-type="float">
            <text:p>0.08041257</text:p>
          </table:table-cell>
          <table:table-cell office:value-type="float" office:value="11.8946" calcext:value-type="float">
            <text:p>11.894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65541" calcext:value-type="float">
            <text:p>0.0226554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290065" calcext:value-type="float">
            <text:p>6.290065</text:p>
          </table:table-cell>
          <table:table-cell office:value-type="float" office:value="-0.09505334" calcext:value-type="float">
            <text:p>-0.09505334</text:p>
          </table:table-cell>
          <table:table-cell office:value-type="float" office:value="0.004248785" calcext:value-type="float">
            <text:p>0.004248785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823825" calcext:value-type="float">
            <text:p>8.823825</text:p>
          </table:table-cell>
          <table:table-cell office:value-type="float" office:value="0.4007573" calcext:value-type="float">
            <text:p>0.4007573</text:p>
          </table:table-cell>
          <table:table-cell office:value-type="float" office:value="0.1102576" calcext:value-type="float">
            <text:p>0.1102576</text:p>
          </table:table-cell>
          <table:table-cell office:value-type="float" office:value="0.09276364" calcext:value-type="float">
            <text:p>0.09276364</text:p>
          </table:table-cell>
          <table:table-cell office:value-type="float" office:value="0.06141368" calcext:value-type="float">
            <text:p>0.06141368</text:p>
          </table:table-cell>
          <table:table-cell office:value-type="float" office:value="0.02713333" calcext:value-type="float">
            <text:p>0.02713333</text:p>
          </table:table-cell>
          <table:table-cell office:value-type="float" office:value="0.02345928" calcext:value-type="float">
            <text:p>0.02345928</text:p>
          </table:table-cell>
          <table:table-cell office:value-type="float" office:value="0.02245053" calcext:value-type="float">
            <text:p>0.02245053</text:p>
          </table:table-cell>
          <table:table-cell office:value-type="float" office:value="0.01749204" calcext:value-type="float">
            <text:p>0.01749204</text:p>
          </table:table-cell>
          <table:table-cell office:value-type="float" office:value="3.660435" calcext:value-type="float">
            <text:p>3.660435</text:p>
          </table:table-cell>
          <table:table-cell office:value-type="float" office:value="15.8668" calcext:value-type="float">
            <text:p>15.8668</text:p>
          </table:table-cell>
          <table:table-cell office:value-type="float" office:value="18.48891" calcext:value-type="float">
            <text:p>18.48891</text:p>
          </table:table-cell>
          <table:table-cell office:value-type="float" office:value="23.11646" calcext:value-type="float">
            <text:p>23.11646</text:p>
          </table:table-cell>
          <table:table-cell office:value-type="float" office:value="25.70647" calcext:value-type="float">
            <text:p>25.70647</text:p>
          </table:table-cell>
          <table:table-cell office:value-type="float" office:value="23.07827" calcext:value-type="float">
            <text:p>23.07827</text:p>
          </table:table-cell>
          <table:table-cell office:value-type="float" office:value="12.30957" calcext:value-type="float">
            <text:p>12.30957</text:p>
          </table:table-cell>
          <table:table-cell office:value-type="float" office:value="2.536389" calcext:value-type="float">
            <text:p>2.536389</text:p>
          </table:table-cell>
          <table:table-cell office:value-type="float" office:value="86.59496" calcext:value-type="float">
            <text:p>86.59496</text:p>
          </table:table-cell>
          <table:table-cell office:value-type="float" office:value="0" calcext:value-type="float">
            <text:p>0</text:p>
          </table:table-cell>
          <table:table-cell office:value-type="float" office:value="-0.2658775" calcext:value-type="float">
            <text:p>-0.26587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11.05208" calcext:value-type="float">
            <text:p>11.05208</text:p>
          </table:table-cell>
          <table:table-cell office:value-type="float" office:value="458.6623" calcext:value-type="float">
            <text:p>458.662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972456" calcext:value-type="float">
            <text:p>0.07972456</text:p>
          </table:table-cell>
          <table:table-cell office:value-type="float" office:value="12.03392" calcext:value-type="float">
            <text:p>12.0339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69728" calcext:value-type="float">
            <text:p>0.0226972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296027" calcext:value-type="float">
            <text:p>6.296027</text:p>
          </table:table-cell>
          <table:table-cell office:value-type="float" office:value="-0.09525575" calcext:value-type="float">
            <text:p>-0.09525575</text:p>
          </table:table-cell>
          <table:table-cell office:value-type="float" office:value="0.004293823" calcext:value-type="float">
            <text:p>0.004293823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718864" calcext:value-type="float">
            <text:p>8.718864</text:p>
          </table:table-cell>
          <table:table-cell office:value-type="float" office:value="0.3866192" calcext:value-type="float">
            <text:p>0.3866192</text:p>
          </table:table-cell>
          <table:table-cell office:value-type="float" office:value="0.1010447" calcext:value-type="float">
            <text:p>0.1010447</text:p>
          </table:table-cell>
          <table:table-cell office:value-type="float" office:value="0.08709047" calcext:value-type="float">
            <text:p>0.08709047</text:p>
          </table:table-cell>
          <table:table-cell office:value-type="float" office:value="0.05908574" calcext:value-type="float">
            <text:p>0.05908574</text:p>
          </table:table-cell>
          <table:table-cell office:value-type="float" office:value="0.02718581" calcext:value-type="float">
            <text:p>0.02718581</text:p>
          </table:table-cell>
          <table:table-cell office:value-type="float" office:value="0.02383029" calcext:value-type="float">
            <text:p>0.02383029</text:p>
          </table:table-cell>
          <table:table-cell office:value-type="float" office:value="0.02273718" calcext:value-type="float">
            <text:p>0.02273718</text:p>
          </table:table-cell>
          <table:table-cell office:value-type="float" office:value="0.01764477" calcext:value-type="float">
            <text:p>0.01764477</text:p>
          </table:table-cell>
          <table:table-cell office:value-type="float" office:value="3.773735" calcext:value-type="float">
            <text:p>3.773735</text:p>
          </table:table-cell>
          <table:table-cell office:value-type="float" office:value="17.02865" calcext:value-type="float">
            <text:p>17.02865</text:p>
          </table:table-cell>
          <table:table-cell office:value-type="float" office:value="19.36265" calcext:value-type="float">
            <text:p>19.36265</text:p>
          </table:table-cell>
          <table:table-cell office:value-type="float" office:value="23.64215" calcext:value-type="float">
            <text:p>23.64215</text:p>
          </table:table-cell>
          <table:table-cell office:value-type="float" office:value="25.87886" calcext:value-type="float">
            <text:p>25.87886</text:p>
          </table:table-cell>
          <table:table-cell office:value-type="float" office:value="23.12449" calcext:value-type="float">
            <text:p>23.12449</text:p>
          </table:table-cell>
          <table:table-cell office:value-type="float" office:value="12.4099" calcext:value-type="float">
            <text:p>12.4099</text:p>
          </table:table-cell>
          <table:table-cell office:value-type="float" office:value="2.552092" calcext:value-type="float">
            <text:p>2.552092</text:p>
          </table:table-cell>
          <table:table-cell office:value-type="float" office:value="86.70144" calcext:value-type="float">
            <text:p>86.70144</text:p>
          </table:table-cell>
          <table:table-cell office:value-type="float" office:value="0" calcext:value-type="float">
            <text:p>0</text:p>
          </table:table-cell>
          <table:table-cell office:value-type="float" office:value="-0.2659369" calcext:value-type="float">
            <text:p>-0.265936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10.99595" calcext:value-type="float">
            <text:p>10.99595</text:p>
          </table:table-cell>
          <table:table-cell office:value-type="float" office:value="458.6058" calcext:value-type="float">
            <text:p>458.605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729945" calcext:value-type="float">
            <text:p>0.07729945</text:p>
          </table:table-cell>
          <table:table-cell office:value-type="float" office:value="12.13756" calcext:value-type="float">
            <text:p>12.1375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73818" calcext:value-type="float">
            <text:p>0.0227381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01273" calcext:value-type="float">
            <text:p>6.301273</text:p>
          </table:table-cell>
          <table:table-cell office:value-type="float" office:value="-0.0953425" calcext:value-type="float">
            <text:p>-0.0953425</text:p>
          </table:table-cell>
          <table:table-cell office:value-type="float" office:value="0.004339311" calcext:value-type="float">
            <text:p>0.004339311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697195" calcext:value-type="float">
            <text:p>8.697195</text:p>
          </table:table-cell>
          <table:table-cell office:value-type="float" office:value="0.3607918" calcext:value-type="float">
            <text:p>0.3607918</text:p>
          </table:table-cell>
          <table:table-cell office:value-type="float" office:value="0.0805314" calcext:value-type="float">
            <text:p>0.0805314</text:p>
          </table:table-cell>
          <table:table-cell office:value-type="float" office:value="0.07237805" calcext:value-type="float">
            <text:p>0.07237805</text:p>
          </table:table-cell>
          <table:table-cell office:value-type="float" office:value="0.05051818" calcext:value-type="float">
            <text:p>0.05051818</text:p>
          </table:table-cell>
          <table:table-cell office:value-type="float" office:value="0.02465433" calcext:value-type="float">
            <text:p>0.02465433</text:p>
          </table:table-cell>
          <table:table-cell office:value-type="float" office:value="0.02236939" calcext:value-type="float">
            <text:p>0.02236939</text:p>
          </table:table-cell>
          <table:table-cell office:value-type="float" office:value="0.0220924" calcext:value-type="float">
            <text:p>0.0220924</text:p>
          </table:table-cell>
          <table:table-cell office:value-type="float" office:value="0.01769055" calcext:value-type="float">
            <text:p>0.01769055</text:p>
          </table:table-cell>
          <table:table-cell office:value-type="float" office:value="3.930463" calcext:value-type="float">
            <text:p>3.930463</text:p>
          </table:table-cell>
          <table:table-cell office:value-type="float" office:value="17.68209" calcext:value-type="float">
            <text:p>17.68209</text:p>
          </table:table-cell>
          <table:table-cell office:value-type="float" office:value="19.96472" calcext:value-type="float">
            <text:p>19.96472</text:p>
          </table:table-cell>
          <table:table-cell office:value-type="float" office:value="24.04878" calcext:value-type="float">
            <text:p>24.04878</text:p>
          </table:table-cell>
          <table:table-cell office:value-type="float" office:value="26.01498" calcext:value-type="float">
            <text:p>26.01498</text:p>
          </table:table-cell>
          <table:table-cell office:value-type="float" office:value="23.16916" calcext:value-type="float">
            <text:p>23.16916</text:p>
          </table:table-cell>
          <table:table-cell office:value-type="float" office:value="12.50971" calcext:value-type="float">
            <text:p>12.50971</text:p>
          </table:table-cell>
          <table:table-cell office:value-type="float" office:value="2.568096" calcext:value-type="float">
            <text:p>2.568096</text:p>
          </table:table-cell>
          <table:table-cell office:value-type="float" office:value="86.78284" calcext:value-type="float">
            <text:p>86.78284</text:p>
          </table:table-cell>
          <table:table-cell office:value-type="float" office:value="0" calcext:value-type="float">
            <text:p>0</text:p>
          </table:table-cell>
          <table:table-cell office:value-type="float" office:value="-0.2659764" calcext:value-type="float">
            <text:p>-0.265976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10.94405" calcext:value-type="float">
            <text:p>10.94405</text:p>
          </table:table-cell>
          <table:table-cell office:value-type="float" office:value="458.5531" calcext:value-type="float">
            <text:p>458.553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594125" calcext:value-type="float">
            <text:p>0.07594125</text:p>
          </table:table-cell>
          <table:table-cell office:value-type="float" office:value="12.23251" calcext:value-type="float">
            <text:p>12.2325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77837" calcext:value-type="float">
            <text:p>0.0227783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064" calcext:value-type="float">
            <text:p>6.3064</text:p>
          </table:table-cell>
          <table:table-cell office:value-type="float" office:value="-0.09540518" calcext:value-type="float">
            <text:p>-0.09540518</text:p>
          </table:table-cell>
          <table:table-cell office:value-type="float" office:value="0.004383829" calcext:value-type="float">
            <text:p>0.004383829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682432" calcext:value-type="float">
            <text:p>8.682432</text:p>
          </table:table-cell>
          <table:table-cell office:value-type="float" office:value="0.3376077" calcext:value-type="float">
            <text:p>0.3376077</text:p>
          </table:table-cell>
          <table:table-cell office:value-type="float" office:value="0.06831431" calcext:value-type="float">
            <text:p>0.06831431</text:p>
          </table:table-cell>
          <table:table-cell office:value-type="float" office:value="0.06540436" calcext:value-type="float">
            <text:p>0.06540436</text:p>
          </table:table-cell>
          <table:table-cell office:value-type="float" office:value="0.04646945" calcext:value-type="float">
            <text:p>0.04646945</text:p>
          </table:table-cell>
          <table:table-cell office:value-type="float" office:value="0.02357795" calcext:value-type="float">
            <text:p>0.02357795</text:p>
          </table:table-cell>
          <table:table-cell office:value-type="float" office:value="0.02159737" calcext:value-type="float">
            <text:p>0.02159737</text:p>
          </table:table-cell>
          <table:table-cell office:value-type="float" office:value="0.02146414" calcext:value-type="float">
            <text:p>0.02146414</text:p>
          </table:table-cell>
          <table:table-cell office:value-type="float" office:value="0.01759311" calcext:value-type="float">
            <text:p>0.01759311</text:p>
          </table:table-cell>
          <table:table-cell office:value-type="float" office:value="4.100418" calcext:value-type="float">
            <text:p>4.100418</text:p>
          </table:table-cell>
          <table:table-cell office:value-type="float" office:value="18.28075" calcext:value-type="float">
            <text:p>18.28075</text:p>
          </table:table-cell>
          <table:table-cell office:value-type="float" office:value="20.51456" calcext:value-type="float">
            <text:p>20.51456</text:p>
          </table:table-cell>
          <table:table-cell office:value-type="float" office:value="24.41044" calcext:value-type="float">
            <text:p>24.41044</text:p>
          </table:table-cell>
          <table:table-cell office:value-type="float" office:value="26.13507" calcext:value-type="float">
            <text:p>26.13507</text:p>
          </table:table-cell>
          <table:table-cell office:value-type="float" office:value="23.20656" calcext:value-type="float">
            <text:p>23.20656</text:p>
          </table:table-cell>
          <table:table-cell office:value-type="float" office:value="12.60576" calcext:value-type="float">
            <text:p>12.60576</text:p>
          </table:table-cell>
          <table:table-cell office:value-type="float" office:value="2.583832" calcext:value-type="float">
            <text:p>2.583832</text:p>
          </table:table-cell>
          <table:table-cell office:value-type="float" office:value="86.85722" calcext:value-type="float">
            <text:p>86.85722</text:p>
          </table:table-cell>
          <table:table-cell office:value-type="float" office:value="0" calcext:value-type="float">
            <text:p>0</text:p>
          </table:table-cell>
          <table:table-cell office:value-type="float" office:value="-0.2660072" calcext:value-type="float">
            <text:p>-0.266007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10.89533" calcext:value-type="float">
            <text:p>10.89533</text:p>
          </table:table-cell>
          <table:table-cell office:value-type="float" office:value="458.5026" calcext:value-type="float">
            <text:p>458.502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51717" calcext:value-type="float">
            <text:p>0.07451717</text:p>
          </table:table-cell>
          <table:table-cell office:value-type="float" office:value="12.32245" calcext:value-type="float">
            <text:p>12.3224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81828" calcext:value-type="float">
            <text:p>0.0228182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11323" calcext:value-type="float">
            <text:p>6.311323</text:p>
          </table:table-cell>
          <table:table-cell office:value-type="float" office:value="-0.09545651" calcext:value-type="float">
            <text:p>-0.09545651</text:p>
          </table:table-cell>
          <table:table-cell office:value-type="float" office:value="0.004428413" calcext:value-type="float">
            <text:p>0.004428413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67246" calcext:value-type="float">
            <text:p>8.67246</text:p>
          </table:table-cell>
          <table:table-cell office:value-type="float" office:value="0.3146501" calcext:value-type="float">
            <text:p>0.3146501</text:p>
          </table:table-cell>
          <table:table-cell office:value-type="float" office:value="0.05674015" calcext:value-type="float">
            <text:p>0.05674015</text:p>
          </table:table-cell>
          <table:table-cell office:value-type="float" office:value="0.05703616" calcext:value-type="float">
            <text:p>0.05703616</text:p>
          </table:table-cell>
          <table:table-cell office:value-type="float" office:value="0.04212414" calcext:value-type="float">
            <text:p>0.04212414</text:p>
          </table:table-cell>
          <table:table-cell office:value-type="float" office:value="0.02271091" calcext:value-type="float">
            <text:p>0.02271091</text:p>
          </table:table-cell>
          <table:table-cell office:value-type="float" office:value="0.0210321" calcext:value-type="float">
            <text:p>0.0210321</text:p>
          </table:table-cell>
          <table:table-cell office:value-type="float" office:value="0.02095818" calcext:value-type="float">
            <text:p>0.02095818</text:p>
          </table:table-cell>
          <table:table-cell office:value-type="float" office:value="0.01746473" calcext:value-type="float">
            <text:p>0.01746473</text:p>
          </table:table-cell>
          <table:table-cell office:value-type="float" office:value="4.297781" calcext:value-type="float">
            <text:p>4.297781</text:p>
          </table:table-cell>
          <table:table-cell office:value-type="float" office:value="18.7995" calcext:value-type="float">
            <text:p>18.7995</text:p>
          </table:table-cell>
          <table:table-cell office:value-type="float" office:value="21.02582" calcext:value-type="float">
            <text:p>21.02582</text:p>
          </table:table-cell>
          <table:table-cell office:value-type="float" office:value="24.75187" calcext:value-type="float">
            <text:p>24.75187</text:p>
          </table:table-cell>
          <table:table-cell office:value-type="float" office:value="26.25047" calcext:value-type="float">
            <text:p>26.25047</text:p>
          </table:table-cell>
          <table:table-cell office:value-type="float" office:value="23.24462" calcext:value-type="float">
            <text:p>23.24462</text:p>
          </table:table-cell>
          <table:table-cell office:value-type="float" office:value="12.70086" calcext:value-type="float">
            <text:p>12.70086</text:p>
          </table:table-cell>
          <table:table-cell office:value-type="float" office:value="2.599384" calcext:value-type="float">
            <text:p>2.599384</text:p>
          </table:table-cell>
          <table:table-cell office:value-type="float" office:value="86.92549" calcext:value-type="float">
            <text:p>86.92549</text:p>
          </table:table-cell>
          <table:table-cell office:value-type="float" office:value="0" calcext:value-type="float">
            <text:p>0</text:p>
          </table:table-cell>
          <table:table-cell office:value-type="float" office:value="-0.2660353" calcext:value-type="float">
            <text:p>-0.266035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10.85041" calcext:value-type="float">
            <text:p>10.85041</text:p>
          </table:table-cell>
          <table:table-cell office:value-type="float" office:value="458.4555" calcext:value-type="float">
            <text:p>458.455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360536" calcext:value-type="float">
            <text:p>0.07360536</text:p>
          </table:table-cell>
          <table:table-cell office:value-type="float" office:value="12.40503" calcext:value-type="float">
            <text:p>12.4050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85797" calcext:value-type="float">
            <text:p>0.0228579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16122" calcext:value-type="float">
            <text:p>6.316122</text:p>
          </table:table-cell>
          <table:table-cell office:value-type="float" office:value="-0.09550992" calcext:value-type="float">
            <text:p>-0.09550992</text:p>
          </table:table-cell>
          <table:table-cell office:value-type="float" office:value="0.004473617" calcext:value-type="float">
            <text:p>0.004473617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662322" calcext:value-type="float">
            <text:p>8.662322</text:p>
          </table:table-cell>
          <table:table-cell office:value-type="float" office:value="0.2941217" calcext:value-type="float">
            <text:p>0.2941217</text:p>
          </table:table-cell>
          <table:table-cell office:value-type="float" office:value="0.05111442" calcext:value-type="float">
            <text:p>0.05111442</text:p>
          </table:table-cell>
          <table:table-cell office:value-type="float" office:value="0.0528366" calcext:value-type="float">
            <text:p>0.0528366</text:p>
          </table:table-cell>
          <table:table-cell office:value-type="float" office:value="0.03921361" calcext:value-type="float">
            <text:p>0.03921361</text:p>
          </table:table-cell>
          <table:table-cell office:value-type="float" office:value="0.02215831" calcext:value-type="float">
            <text:p>0.02215831</text:p>
          </table:table-cell>
          <table:table-cell office:value-type="float" office:value="0.02059875" calcext:value-type="float">
            <text:p>0.02059875</text:p>
          </table:table-cell>
          <table:table-cell office:value-type="float" office:value="0.02044372" calcext:value-type="float">
            <text:p>0.02044372</text:p>
          </table:table-cell>
          <table:table-cell office:value-type="float" office:value="0.01729847" calcext:value-type="float">
            <text:p>0.01729847</text:p>
          </table:table-cell>
          <table:table-cell office:value-type="float" office:value="4.385149" calcext:value-type="float">
            <text:p>4.385149</text:p>
          </table:table-cell>
          <table:table-cell office:value-type="float" office:value="19.36068" calcext:value-type="float">
            <text:p>19.36068</text:p>
          </table:table-cell>
          <table:table-cell office:value-type="float" office:value="21.49119" calcext:value-type="float">
            <text:p>21.49119</text:p>
          </table:table-cell>
          <table:table-cell office:value-type="float" office:value="25.05607" calcext:value-type="float">
            <text:p>25.05607</text:p>
          </table:table-cell>
          <table:table-cell office:value-type="float" office:value="26.35318" calcext:value-type="float">
            <text:p>26.35318</text:p>
          </table:table-cell>
          <table:table-cell office:value-type="float" office:value="23.27656" calcext:value-type="float">
            <text:p>23.27656</text:p>
          </table:table-cell>
          <table:table-cell office:value-type="float" office:value="12.79212" calcext:value-type="float">
            <text:p>12.79212</text:p>
          </table:table-cell>
          <table:table-cell office:value-type="float" office:value="2.614538" calcext:value-type="float">
            <text:p>2.614538</text:p>
          </table:table-cell>
          <table:table-cell office:value-type="float" office:value="86.98444" calcext:value-type="float">
            <text:p>86.98444</text:p>
          </table:table-cell>
          <table:table-cell office:value-type="float" office:value="0" calcext:value-type="float">
            <text:p>0</text:p>
          </table:table-cell>
          <table:table-cell office:value-type="float" office:value="-0.2660606" calcext:value-type="float">
            <text:p>-0.26606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10.80166" calcext:value-type="float">
            <text:p>10.80166</text:p>
          </table:table-cell>
          <table:table-cell office:value-type="float" office:value="458.4065" calcext:value-type="float">
            <text:p>458.406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364362" calcext:value-type="float">
            <text:p>0.07364362</text:p>
          </table:table-cell>
          <table:table-cell office:value-type="float" office:value="12.49248" calcext:value-type="float">
            <text:p>12.4924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89734" calcext:value-type="float">
            <text:p>0.0228973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20756" calcext:value-type="float">
            <text:p>6.320756</text:p>
          </table:table-cell>
          <table:table-cell office:value-type="float" office:value="-0.09556365" calcext:value-type="float">
            <text:p>-0.09556365</text:p>
          </table:table-cell>
          <table:table-cell office:value-type="float" office:value="0.004518314" calcext:value-type="float">
            <text:p>0.004518314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641877" calcext:value-type="float">
            <text:p>8.641877</text:p>
          </table:table-cell>
          <table:table-cell office:value-type="float" office:value="0.2792689" calcext:value-type="float">
            <text:p>0.2792689</text:p>
          </table:table-cell>
          <table:table-cell office:value-type="float" office:value="0.05321163" calcext:value-type="float">
            <text:p>0.05321163</text:p>
          </table:table-cell>
          <table:table-cell office:value-type="float" office:value="0.0550429" calcext:value-type="float">
            <text:p>0.0550429</text:p>
          </table:table-cell>
          <table:table-cell office:value-type="float" office:value="0.03996861" calcext:value-type="float">
            <text:p>0.03996861</text:p>
          </table:table-cell>
          <table:table-cell office:value-type="float" office:value="0.02224177" calcext:value-type="float">
            <text:p>0.02224177</text:p>
          </table:table-cell>
          <table:table-cell office:value-type="float" office:value="0.02056849" calcext:value-type="float">
            <text:p>0.02056849</text:p>
          </table:table-cell>
          <table:table-cell office:value-type="float" office:value="0.02018184" calcext:value-type="float">
            <text:p>0.02018184</text:p>
          </table:table-cell>
          <table:table-cell office:value-type="float" office:value="0.01714631" calcext:value-type="float">
            <text:p>0.01714631</text:p>
          </table:table-cell>
          <table:table-cell office:value-type="float" office:value="4.452194" calcext:value-type="float">
            <text:p>4.452194</text:p>
          </table:table-cell>
          <table:table-cell office:value-type="float" office:value="20.00202" calcext:value-type="float">
            <text:p>20.00202</text:p>
          </table:table-cell>
          <table:table-cell office:value-type="float" office:value="21.99982" calcext:value-type="float">
            <text:p>21.99982</text:p>
          </table:table-cell>
          <table:table-cell office:value-type="float" office:value="25.37239" calcext:value-type="float">
            <text:p>25.37239</text:p>
          </table:table-cell>
          <table:table-cell office:value-type="float" office:value="26.45939" calcext:value-type="float">
            <text:p>26.45939</text:p>
          </table:table-cell>
          <table:table-cell office:value-type="float" office:value="23.31057" calcext:value-type="float">
            <text:p>23.31057</text:p>
          </table:table-cell>
          <table:table-cell office:value-type="float" office:value="12.8821" calcext:value-type="float">
            <text:p>12.8821</text:p>
          </table:table-cell>
          <table:table-cell office:value-type="float" office:value="2.629367" calcext:value-type="float">
            <text:p>2.629367</text:p>
          </table:table-cell>
          <table:table-cell office:value-type="float" office:value="87.04407" calcext:value-type="float">
            <text:p>87.04407</text:p>
          </table:table-cell>
          <table:table-cell office:value-type="float" office:value="0" calcext:value-type="float">
            <text:p>0</text:p>
          </table:table-cell>
          <table:table-cell office:value-type="float" office:value="-0.2660867" calcext:value-type="float">
            <text:p>-0.266086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10.75647" calcext:value-type="float">
            <text:p>10.75647</text:p>
          </table:table-cell>
          <table:table-cell office:value-type="float" office:value="458.3591" calcext:value-type="float">
            <text:p>458.359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308952" calcext:value-type="float">
            <text:p>0.07308952</text:p>
          </table:table-cell>
          <table:table-cell office:value-type="float" office:value="12.57567" calcext:value-type="float">
            <text:p>12.5756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93648" calcext:value-type="float">
            <text:p>0.0229364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253" calcext:value-type="float">
            <text:p>6.3253</text:p>
          </table:table-cell>
          <table:table-cell office:value-type="float" office:value="-0.09561104" calcext:value-type="float">
            <text:p>-0.09561104</text:p>
          </table:table-cell>
          <table:table-cell office:value-type="float" office:value="0.004561967" calcext:value-type="float">
            <text:p>0.004561967</text:p>
          </table:table-cell>
          <table:table-cell office:value-type="float" office:value="0.06527788" calcext:value-type="float">
            <text:p>0.06527788</text:p>
          </table:table-cell>
          <table:table-cell office:value-type="float" office:value="8.629989" calcext:value-type="float">
            <text:p>8.629989</text:p>
          </table:table-cell>
          <table:table-cell office:value-type="float" office:value="0.2615691" calcext:value-type="float">
            <text:p>0.2615691</text:p>
          </table:table-cell>
          <table:table-cell office:value-type="float" office:value="0.05043541" calcext:value-type="float">
            <text:p>0.05043541</text:p>
          </table:table-cell>
          <table:table-cell office:value-type="float" office:value="0.0528717" calcext:value-type="float">
            <text:p>0.0528717</text:p>
          </table:table-cell>
          <table:table-cell office:value-type="float" office:value="0.0382659" calcext:value-type="float">
            <text:p>0.0382659</text:p>
          </table:table-cell>
          <table:table-cell office:value-type="float" office:value="0.02190651" calcext:value-type="float">
            <text:p>0.02190651</text:p>
          </table:table-cell>
          <table:table-cell office:value-type="float" office:value="0.02034503" calcext:value-type="float">
            <text:p>0.02034503</text:p>
          </table:table-cell>
          <table:table-cell office:value-type="float" office:value="0.01993974" calcext:value-type="float">
            <text:p>0.01993974</text:p>
          </table:table-cell>
          <table:table-cell office:value-type="float" office:value="0.01703317" calcext:value-type="float">
            <text:p>0.01703317</text:p>
          </table:table-cell>
          <table:table-cell office:value-type="float" office:value="4.644367" calcext:value-type="float">
            <text:p>4.644367</text:p>
          </table:table-cell>
          <table:table-cell office:value-type="float" office:value="20.47657" calcext:value-type="float">
            <text:p>20.47657</text:p>
          </table:table-cell>
          <table:table-cell office:value-type="float" office:value="22.47235" calcext:value-type="float">
            <text:p>22.47235</text:p>
          </table:table-cell>
          <table:table-cell office:value-type="float" office:value="25.67728" calcext:value-type="float">
            <text:p>25.67728</text:p>
          </table:table-cell>
          <table:table-cell office:value-type="float" office:value="26.56617" calcext:value-type="float">
            <text:p>26.56617</text:p>
          </table:table-cell>
          <table:table-cell office:value-type="float" office:value="23.34657" calcext:value-type="float">
            <text:p>23.34657</text:p>
          </table:table-cell>
          <table:table-cell office:value-type="float" office:value="12.97232" calcext:value-type="float">
            <text:p>12.97232</text:p>
          </table:table-cell>
          <table:table-cell office:value-type="float" office:value="2.644273" calcext:value-type="float">
            <text:p>2.644273</text:p>
          </table:table-cell>
          <table:table-cell office:value-type="float" office:value="87.09727" calcext:value-type="float">
            <text:p>87.09727</text:p>
          </table:table-cell>
          <table:table-cell office:value-type="float" office:value="0" calcext:value-type="float">
            <text:p>0</text:p>
          </table:table-cell>
          <table:table-cell office:value-type="float" office:value="-0.2661101" calcext:value-type="float">
            <text:p>-0.266110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10.71634" calcext:value-type="float">
            <text:p>10.71634</text:p>
          </table:table-cell>
          <table:table-cell office:value-type="float" office:value="458.3149" calcext:value-type="float">
            <text:p>458.314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89551" calcext:value-type="float">
            <text:p>0.07189551</text:p>
          </table:table-cell>
          <table:table-cell office:value-type="float" office:value="12.65913" calcext:value-type="float">
            <text:p>12.6591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297571" calcext:value-type="float">
            <text:p>0.0229757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29984" calcext:value-type="float">
            <text:p>6.329984</text:p>
          </table:table-cell>
          <table:table-cell office:value-type="float" office:value="-0.09585808" calcext:value-type="float">
            <text:p>-0.09585808</text:p>
          </table:table-cell>
          <table:table-cell office:value-type="float" office:value="0.004582671" calcext:value-type="float">
            <text:p>0.004582671</text:p>
          </table:table-cell>
          <table:table-cell office:value-type="float" office:value="0.06528723" calcext:value-type="float">
            <text:p>0.06528723</text:p>
          </table:table-cell>
          <table:table-cell office:value-type="float" office:value="8.625299" calcext:value-type="float">
            <text:p>8.625299</text:p>
          </table:table-cell>
          <table:table-cell office:value-type="float" office:value="0.2031777" calcext:value-type="float">
            <text:p>0.2031777</text:p>
          </table:table-cell>
          <table:table-cell office:value-type="float" office:value="0.04183035" calcext:value-type="float">
            <text:p>0.04183035</text:p>
          </table:table-cell>
          <table:table-cell office:value-type="float" office:value="0.04532233" calcext:value-type="float">
            <text:p>0.04532233</text:p>
          </table:table-cell>
          <table:table-cell office:value-type="float" office:value="0.03406176" calcext:value-type="float">
            <text:p>0.03406176</text:p>
          </table:table-cell>
          <table:table-cell office:value-type="float" office:value="0.02138945" calcext:value-type="float">
            <text:p>0.02138945</text:p>
          </table:table-cell>
          <table:table-cell office:value-type="float" office:value="0.02000601" calcext:value-type="float">
            <text:p>0.02000601</text:p>
          </table:table-cell>
          <table:table-cell office:value-type="float" office:value="0.01968474" calcext:value-type="float">
            <text:p>0.01968474</text:p>
          </table:table-cell>
          <table:table-cell office:value-type="float" office:value="0.01692782" calcext:value-type="float">
            <text:p>0.01692782</text:p>
          </table:table-cell>
          <table:table-cell office:value-type="float" office:value="6.397416" calcext:value-type="float">
            <text:p>6.397416</text:p>
          </table:table-cell>
          <table:table-cell office:value-type="float" office:value="16.38541" calcext:value-type="float">
            <text:p>16.38541</text:p>
          </table:table-cell>
          <table:table-cell office:value-type="float" office:value="23.53267" calcext:value-type="float">
            <text:p>23.53267</text:p>
          </table:table-cell>
          <table:table-cell office:value-type="float" office:value="26.32889" calcext:value-type="float">
            <text:p>26.32889</text:p>
          </table:table-cell>
          <table:table-cell office:value-type="float" office:value="26.74137" calcext:value-type="float">
            <text:p>26.74137</text:p>
          </table:table-cell>
          <table:table-cell office:value-type="float" office:value="23.38877" calcext:value-type="float">
            <text:p>23.38877</text:p>
          </table:table-cell>
          <table:table-cell office:value-type="float" office:value="13.05288" calcext:value-type="float">
            <text:p>13.05288</text:p>
          </table:table-cell>
          <table:table-cell office:value-type="float" office:value="2.659208" calcext:value-type="float">
            <text:p>2.659208</text:p>
          </table:table-cell>
          <table:table-cell office:value-type="float" office:value="88.70346" calcext:value-type="float">
            <text:p>88.70346</text:p>
          </table:table-cell>
          <table:table-cell office:value-type="float" office:value="0" calcext:value-type="float">
            <text:p>0</text:p>
          </table:table-cell>
          <table:table-cell office:value-type="float" office:value="-0.2663188" calcext:value-type="float">
            <text:p>-0.26631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10.68031" calcext:value-type="float">
            <text:p>10.68031</text:p>
          </table:table-cell>
          <table:table-cell office:value-type="float" office:value="458.2747" calcext:value-type="float">
            <text:p>458.274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71242" calcext:value-type="float">
            <text:p>0.07071242</text:p>
          </table:table-cell>
          <table:table-cell office:value-type="float" office:value="12.68714" calcext:value-type="float">
            <text:p>12.6871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09012" calcext:value-type="float">
            <text:p>0.0230901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73583" calcext:value-type="float">
            <text:p>6.373583</text:p>
          </table:table-cell>
          <table:table-cell office:value-type="float" office:value="-0.09616835" calcext:value-type="float">
            <text:p>-0.09616835</text:p>
          </table:table-cell>
          <table:table-cell office:value-type="float" office:value="0.004603239" calcext:value-type="float">
            <text:p>0.004603239</text:p>
          </table:table-cell>
          <table:table-cell office:value-type="float" office:value="0.06529837" calcext:value-type="float">
            <text:p>0.06529837</text:p>
          </table:table-cell>
          <table:table-cell office:value-type="float" office:value="8.619866" calcext:value-type="float">
            <text:p>8.619866</text:p>
          </table:table-cell>
          <table:table-cell office:value-type="float" office:value="0.1439909" calcext:value-type="float">
            <text:p>0.1439909</text:p>
          </table:table-cell>
          <table:table-cell office:value-type="float" office:value="0.03857658" calcext:value-type="float">
            <text:p>0.03857658</text:p>
          </table:table-cell>
          <table:table-cell office:value-type="float" office:value="0.04303302" calcext:value-type="float">
            <text:p>0.04303302</text:p>
          </table:table-cell>
          <table:table-cell office:value-type="float" office:value="0.03207263" calcext:value-type="float">
            <text:p>0.03207263</text:p>
          </table:table-cell>
          <table:table-cell office:value-type="float" office:value="0.02128046" calcext:value-type="float">
            <text:p>0.02128046</text:p>
          </table:table-cell>
          <table:table-cell office:value-type="float" office:value="0.01988682" calcext:value-type="float">
            <text:p>0.01988682</text:p>
          </table:table-cell>
          <table:table-cell office:value-type="float" office:value="0.01946329" calcext:value-type="float">
            <text:p>0.01946329</text:p>
          </table:table-cell>
          <table:table-cell office:value-type="float" office:value="0.0168107" calcext:value-type="float">
            <text:p>0.0168107</text:p>
          </table:table-cell>
          <table:table-cell office:value-type="float" office:value="6.954363" calcext:value-type="float">
            <text:p>6.954363</text:p>
          </table:table-cell>
          <table:table-cell office:value-type="float" office:value="16.08145" calcext:value-type="float">
            <text:p>16.08145</text:p>
          </table:table-cell>
          <table:table-cell office:value-type="float" office:value="22.61436" calcext:value-type="float">
            <text:p>22.61436</text:p>
          </table:table-cell>
          <table:table-cell office:value-type="float" office:value="26.29022" calcext:value-type="float">
            <text:p>26.29022</text:p>
          </table:table-cell>
          <table:table-cell office:value-type="float" office:value="26.96445" calcext:value-type="float">
            <text:p>26.96445</text:p>
          </table:table-cell>
          <table:table-cell office:value-type="float" office:value="23.55959" calcext:value-type="float">
            <text:p>23.55959</text:p>
          </table:table-cell>
          <table:table-cell office:value-type="float" office:value="13.13629" calcext:value-type="float">
            <text:p>13.13629</text:p>
          </table:table-cell>
          <table:table-cell office:value-type="float" office:value="2.673588" calcext:value-type="float">
            <text:p>2.673588</text:p>
          </table:table-cell>
          <table:table-cell office:value-type="float" office:value="88.48544" calcext:value-type="float">
            <text:p>88.48544</text:p>
          </table:table-cell>
          <table:table-cell office:value-type="float" office:value="0" calcext:value-type="float">
            <text:p>0</text:p>
          </table:table-cell>
          <table:table-cell office:value-type="float" office:value="-0.2665559" calcext:value-type="float">
            <text:p>-0.26655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10.64347" calcext:value-type="float">
            <text:p>10.64347</text:p>
          </table:table-cell>
          <table:table-cell office:value-type="float" office:value="458.2344" calcext:value-type="float">
            <text:p>458.234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83428" calcext:value-type="float">
            <text:p>0.07083428</text:p>
          </table:table-cell>
          <table:table-cell office:value-type="float" office:value="12.74477" calcext:value-type="float">
            <text:p>12.7447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14178" calcext:value-type="float">
            <text:p>0.0231417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88089" calcext:value-type="float">
            <text:p>6.388089</text:p>
          </table:table-cell>
          <table:table-cell office:value-type="float" office:value="-0.09627184" calcext:value-type="float">
            <text:p>-0.09627184</text:p>
          </table:table-cell>
          <table:table-cell office:value-type="float" office:value="0.004642842" calcext:value-type="float">
            <text:p>0.004642842</text:p>
          </table:table-cell>
          <table:table-cell office:value-type="float" office:value="0.06529838" calcext:value-type="float">
            <text:p>0.06529838</text:p>
          </table:table-cell>
          <table:table-cell office:value-type="float" office:value="8.609727" calcext:value-type="float">
            <text:p>8.609727</text:p>
          </table:table-cell>
          <table:table-cell office:value-type="float" office:value="0.1614045" calcext:value-type="float">
            <text:p>0.1614045</text:p>
          </table:table-cell>
          <table:table-cell office:value-type="float" office:value="0.03773348" calcext:value-type="float">
            <text:p>0.03773348</text:p>
          </table:table-cell>
          <table:table-cell office:value-type="float" office:value="0.04173162" calcext:value-type="float">
            <text:p>0.04173162</text:p>
          </table:table-cell>
          <table:table-cell office:value-type="float" office:value="0.03085119" calcext:value-type="float">
            <text:p>0.03085119</text:p>
          </table:table-cell>
          <table:table-cell office:value-type="float" office:value="0.02119917" calcext:value-type="float">
            <text:p>0.02119917</text:p>
          </table:table-cell>
          <table:table-cell office:value-type="float" office:value="0.01982774" calcext:value-type="float">
            <text:p>0.01982774</text:p>
          </table:table-cell>
          <table:table-cell office:value-type="float" office:value="0.01933745" calcext:value-type="float">
            <text:p>0.01933745</text:p>
          </table:table-cell>
          <table:table-cell office:value-type="float" office:value="0.01672541" calcext:value-type="float">
            <text:p>0.01672541</text:p>
          </table:table-cell>
          <table:table-cell office:value-type="float" office:value="6.909794" calcext:value-type="float">
            <text:p>6.909794</text:p>
          </table:table-cell>
          <table:table-cell office:value-type="float" office:value="17.56664" calcext:value-type="float">
            <text:p>17.56664</text:p>
          </table:table-cell>
          <table:table-cell office:value-type="float" office:value="22.9112" calcext:value-type="float">
            <text:p>22.9112</text:p>
          </table:table-cell>
          <table:table-cell office:value-type="float" office:value="26.43542" calcext:value-type="float">
            <text:p>26.43542</text:p>
          </table:table-cell>
          <table:table-cell office:value-type="float" office:value="26.97254" calcext:value-type="float">
            <text:p>26.97254</text:p>
          </table:table-cell>
          <table:table-cell office:value-type="float" office:value="23.53486" calcext:value-type="float">
            <text:p>23.53486</text:p>
          </table:table-cell>
          <table:table-cell office:value-type="float" office:value="13.21651" calcext:value-type="float">
            <text:p>13.21651</text:p>
          </table:table-cell>
          <table:table-cell office:value-type="float" office:value="2.687369" calcext:value-type="float">
            <text:p>2.687369</text:p>
          </table:table-cell>
          <table:table-cell office:value-type="float" office:value="88.74044" calcext:value-type="float">
            <text:p>88.74044</text:p>
          </table:table-cell>
          <table:table-cell office:value-type="float" office:value="0" calcext:value-type="float">
            <text:p>0</text:p>
          </table:table-cell>
          <table:table-cell office:value-type="float" office:value="-0.2666121" calcext:value-type="float">
            <text:p>-0.266612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10.60852" calcext:value-type="float">
            <text:p>10.60852</text:p>
          </table:table-cell>
          <table:table-cell office:value-type="float" office:value="458.195" calcext:value-type="float">
            <text:p>458.19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75022" calcext:value-type="float">
            <text:p>0.07075022</text:p>
          </table:table-cell>
          <table:table-cell office:value-type="float" office:value="12.80906" calcext:value-type="float">
            <text:p>12.8090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18118" calcext:value-type="float">
            <text:p>0.0231811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9339" calcext:value-type="float">
            <text:p>6.39339</text:p>
          </table:table-cell>
          <table:table-cell office:value-type="float" office:value="-0.09629986" calcext:value-type="float">
            <text:p>-0.09629986</text:p>
          </table:table-cell>
          <table:table-cell office:value-type="float" office:value="0.004682301" calcext:value-type="float">
            <text:p>0.004682301</text:p>
          </table:table-cell>
          <table:table-cell office:value-type="float" office:value="0.06529846" calcext:value-type="float">
            <text:p>0.06529846</text:p>
          </table:table-cell>
          <table:table-cell office:value-type="float" office:value="8.599449" calcext:value-type="float">
            <text:p>8.599449</text:p>
          </table:table-cell>
          <table:table-cell office:value-type="float" office:value="0.1659087" calcext:value-type="float">
            <text:p>0.1659087</text:p>
          </table:table-cell>
          <table:table-cell office:value-type="float" office:value="0.03603778" calcext:value-type="float">
            <text:p>0.03603778</text:p>
          </table:table-cell>
          <table:table-cell office:value-type="float" office:value="0.03991414" calcext:value-type="float">
            <text:p>0.03991414</text:p>
          </table:table-cell>
          <table:table-cell office:value-type="float" office:value="0.02949" calcext:value-type="float">
            <text:p>0.02949</text:p>
          </table:table-cell>
          <table:table-cell office:value-type="float" office:value="0.02115702" calcext:value-type="float">
            <text:p>0.02115702</text:p>
          </table:table-cell>
          <table:table-cell office:value-type="float" office:value="0.01978372" calcext:value-type="float">
            <text:p>0.01978372</text:p>
          </table:table-cell>
          <table:table-cell office:value-type="float" office:value="0.01923972" calcext:value-type="float">
            <text:p>0.01923972</text:p>
          </table:table-cell>
          <table:table-cell office:value-type="float" office:value="0.01665263" calcext:value-type="float">
            <text:p>0.01665263</text:p>
          </table:table-cell>
          <table:table-cell office:value-type="float" office:value="6.912204" calcext:value-type="float">
            <text:p>6.912204</text:p>
          </table:table-cell>
          <table:table-cell office:value-type="float" office:value="18.74481" calcext:value-type="float">
            <text:p>18.74481</text:p>
          </table:table-cell>
          <table:table-cell office:value-type="float" office:value="23.2133" calcext:value-type="float">
            <text:p>23.2133</text:p>
          </table:table-cell>
          <table:table-cell office:value-type="float" office:value="26.64576" calcext:value-type="float">
            <text:p>26.64576</text:p>
          </table:table-cell>
          <table:table-cell office:value-type="float" office:value="27.04721" calcext:value-type="float">
            <text:p>27.04721</text:p>
          </table:table-cell>
          <table:table-cell office:value-type="float" office:value="23.53103" calcext:value-type="float">
            <text:p>23.53103</text:p>
          </table:table-cell>
          <table:table-cell office:value-type="float" office:value="13.29037" calcext:value-type="float">
            <text:p>13.29037</text:p>
          </table:table-cell>
          <table:table-cell office:value-type="float" office:value="2.700736" calcext:value-type="float">
            <text:p>2.700736</text:p>
          </table:table-cell>
          <table:table-cell office:value-type="float" office:value="89.01521" calcext:value-type="float">
            <text:p>89.01521</text:p>
          </table:table-cell>
          <table:table-cell office:value-type="float" office:value="0" calcext:value-type="float">
            <text:p>0</text:p>
          </table:table-cell>
          <table:table-cell office:value-type="float" office:value="-0.2666256" calcext:value-type="float">
            <text:p>-0.26662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10.57022" calcext:value-type="float">
            <text:p>10.57022</text:p>
          </table:table-cell>
          <table:table-cell office:value-type="float" office:value="458.1542" calcext:value-type="float">
            <text:p>458.15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22817" calcext:value-type="float">
            <text:p>0.07122817</text:p>
          </table:table-cell>
          <table:table-cell office:value-type="float" office:value="12.87789" calcext:value-type="float">
            <text:p>12.8778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21992" calcext:value-type="float">
            <text:p>0.0232199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39783" calcext:value-type="float">
            <text:p>6.39783</text:p>
          </table:table-cell>
          <table:table-cell office:value-type="float" office:value="-0.0963317" calcext:value-type="float">
            <text:p>-0.0963317</text:p>
          </table:table-cell>
          <table:table-cell office:value-type="float" office:value="0.004723099" calcext:value-type="float">
            <text:p>0.004723099</text:p>
          </table:table-cell>
          <table:table-cell office:value-type="float" office:value="0.06529886" calcext:value-type="float">
            <text:p>0.06529886</text:p>
          </table:table-cell>
          <table:table-cell office:value-type="float" office:value="8.585541" calcext:value-type="float">
            <text:p>8.585541</text:p>
          </table:table-cell>
          <table:table-cell office:value-type="float" office:value="0.1677732" calcext:value-type="float">
            <text:p>0.1677732</text:p>
          </table:table-cell>
          <table:table-cell office:value-type="float" office:value="0.04085255" calcext:value-type="float">
            <text:p>0.04085255</text:p>
          </table:table-cell>
          <table:table-cell office:value-type="float" office:value="0.04379091" calcext:value-type="float">
            <text:p>0.04379091</text:p>
          </table:table-cell>
          <table:table-cell office:value-type="float" office:value="0.03138402" calcext:value-type="float">
            <text:p>0.03138402</text:p>
          </table:table-cell>
          <table:table-cell office:value-type="float" office:value="0.02122552" calcext:value-type="float">
            <text:p>0.02122552</text:p>
          </table:table-cell>
          <table:table-cell office:value-type="float" office:value="0.01980646" calcext:value-type="float">
            <text:p>0.01980646</text:p>
          </table:table-cell>
          <table:table-cell office:value-type="float" office:value="0.0191886" calcext:value-type="float">
            <text:p>0.0191886</text:p>
          </table:table-cell>
          <table:table-cell office:value-type="float" office:value="0.01659037" calcext:value-type="float">
            <text:p>0.01659037</text:p>
          </table:table-cell>
          <table:table-cell office:value-type="float" office:value="6.718933" calcext:value-type="float">
            <text:p>6.718933</text:p>
          </table:table-cell>
          <table:table-cell office:value-type="float" office:value="20.03221" calcext:value-type="float">
            <text:p>20.03221</text:p>
          </table:table-cell>
          <table:table-cell office:value-type="float" office:value="23.56697" calcext:value-type="float">
            <text:p>23.56697</text:p>
          </table:table-cell>
          <table:table-cell office:value-type="float" office:value="26.86318" calcext:value-type="float">
            <text:p>26.86318</text:p>
          </table:table-cell>
          <table:table-cell office:value-type="float" office:value="27.1161" calcext:value-type="float">
            <text:p>27.1161</text:p>
          </table:table-cell>
          <table:table-cell office:value-type="float" office:value="23.53924" calcext:value-type="float">
            <text:p>23.53924</text:p>
          </table:table-cell>
          <table:table-cell office:value-type="float" office:value="13.36484" calcext:value-type="float">
            <text:p>13.36484</text:p>
          </table:table-cell>
          <table:table-cell office:value-type="float" office:value="2.713724" calcext:value-type="float">
            <text:p>2.713724</text:p>
          </table:table-cell>
          <table:table-cell office:value-type="float" office:value="88.93964" calcext:value-type="float">
            <text:p>88.93964</text:p>
          </table:table-cell>
          <table:table-cell office:value-type="float" office:value="0" calcext:value-type="float">
            <text:p>0</text:p>
          </table:table-cell>
          <table:table-cell office:value-type="float" office:value="-0.2666398" calcext:value-type="float">
            <text:p>-0.266639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10.52504" calcext:value-type="float">
            <text:p>10.52504</text:p>
          </table:table-cell>
          <table:table-cell office:value-type="float" office:value="458.1078" calcext:value-type="float">
            <text:p>458.107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24235" calcext:value-type="float">
            <text:p>0.07224235</text:p>
          </table:table-cell>
          <table:table-cell office:value-type="float" office:value="12.95863" calcext:value-type="float">
            <text:p>12.9586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25862" calcext:value-type="float">
            <text:p>0.0232586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401969" calcext:value-type="float">
            <text:p>6.401969</text:p>
          </table:table-cell>
          <table:table-cell office:value-type="float" office:value="-0.09637728" calcext:value-type="float">
            <text:p>-0.09637728</text:p>
          </table:table-cell>
          <table:table-cell office:value-type="float" office:value="0.004766381" calcext:value-type="float">
            <text:p>0.004766381</text:p>
          </table:table-cell>
          <table:table-cell office:value-type="float" office:value="0.06529886" calcext:value-type="float">
            <text:p>0.06529886</text:p>
          </table:table-cell>
          <table:table-cell office:value-type="float" office:value="8.564638" calcext:value-type="float">
            <text:p>8.564638</text:p>
          </table:table-cell>
          <table:table-cell office:value-type="float" office:value="0.1879743" calcext:value-type="float">
            <text:p>0.1879743</text:p>
          </table:table-cell>
          <table:table-cell office:value-type="float" office:value="0.04780151" calcext:value-type="float">
            <text:p>0.04780151</text:p>
          </table:table-cell>
          <table:table-cell office:value-type="float" office:value="0.04936579" calcext:value-type="float">
            <text:p>0.04936579</text:p>
          </table:table-cell>
          <table:table-cell office:value-type="float" office:value="0.0345957" calcext:value-type="float">
            <text:p>0.0345957</text:p>
          </table:table-cell>
          <table:table-cell office:value-type="float" office:value="0.02150428" calcext:value-type="float">
            <text:p>0.02150428</text:p>
          </table:table-cell>
          <table:table-cell office:value-type="float" office:value="0.01995823" calcext:value-type="float">
            <text:p>0.01995823</text:p>
          </table:table-cell>
          <table:table-cell office:value-type="float" office:value="0.01922508" calcext:value-type="float">
            <text:p>0.01922508</text:p>
          </table:table-cell>
          <table:table-cell office:value-type="float" office:value="0.0165388" calcext:value-type="float">
            <text:p>0.0165388</text:p>
          </table:table-cell>
          <table:table-cell office:value-type="float" office:value="6.239029" calcext:value-type="float">
            <text:p>6.239029</text:p>
          </table:table-cell>
          <table:table-cell office:value-type="float" office:value="21.40733" calcext:value-type="float">
            <text:p>21.40733</text:p>
          </table:table-cell>
          <table:table-cell office:value-type="float" office:value="24.03605" calcext:value-type="float">
            <text:p>24.03605</text:p>
          </table:table-cell>
          <table:table-cell office:value-type="float" office:value="27.13922" calcext:value-type="float">
            <text:p>27.13922</text:p>
          </table:table-cell>
          <table:table-cell office:value-type="float" office:value="27.20828" calcext:value-type="float">
            <text:p>27.20828</text:p>
          </table:table-cell>
          <table:table-cell office:value-type="float" office:value="23.56045" calcext:value-type="float">
            <text:p>23.56045</text:p>
          </table:table-cell>
          <table:table-cell office:value-type="float" office:value="13.44305" calcext:value-type="float">
            <text:p>13.44305</text:p>
          </table:table-cell>
          <table:table-cell office:value-type="float" office:value="2.726976" calcext:value-type="float">
            <text:p>2.726976</text:p>
          </table:table-cell>
          <table:table-cell office:value-type="float" office:value="88.98739" calcext:value-type="float">
            <text:p>88.98739</text:p>
          </table:table-cell>
          <table:table-cell office:value-type="float" office:value="0" calcext:value-type="float">
            <text:p>0</text:p>
          </table:table-cell>
          <table:table-cell office:value-type="float" office:value="-0.2666599" calcext:value-type="float">
            <text:p>-0.26665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10.48663" calcext:value-type="float">
            <text:p>10.48663</text:p>
          </table:table-cell>
          <table:table-cell office:value-type="float" office:value="458.0642" calcext:value-type="float">
            <text:p>458.06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7762" calcext:value-type="float">
            <text:p>0.0717762</text:p>
          </table:table-cell>
          <table:table-cell office:value-type="float" office:value="13.0322" calcext:value-type="float">
            <text:p>13.032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29714" calcext:value-type="float">
            <text:p>0.0232971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406016" calcext:value-type="float">
            <text:p>6.406016</text:p>
          </table:table-cell>
          <table:table-cell office:value-type="float" office:value="-0.09640675" calcext:value-type="float">
            <text:p>-0.09640675</text:p>
          </table:table-cell>
          <table:table-cell office:value-type="float" office:value="0.004807316" calcext:value-type="float">
            <text:p>0.004807316</text:p>
          </table:table-cell>
          <table:table-cell office:value-type="float" office:value="0.06529896" calcext:value-type="float">
            <text:p>0.06529896</text:p>
          </table:table-cell>
          <table:table-cell office:value-type="float" office:value="8.552895" calcext:value-type="float">
            <text:p>8.552895</text:p>
          </table:table-cell>
          <table:table-cell office:value-type="float" office:value="0.1847176" calcext:value-type="float">
            <text:p>0.1847176</text:p>
          </table:table-cell>
          <table:table-cell office:value-type="float" office:value="0.04267812" calcext:value-type="float">
            <text:p>0.04267812</text:p>
          </table:table-cell>
          <table:table-cell office:value-type="float" office:value="0.04491975" calcext:value-type="float">
            <text:p>0.04491975</text:p>
          </table:table-cell>
          <table:table-cell office:value-type="float" office:value="0.03203753" calcext:value-type="float">
            <text:p>0.03203753</text:p>
          </table:table-cell>
          <table:table-cell office:value-type="float" office:value="0.02126774" calcext:value-type="float">
            <text:p>0.02126774</text:p>
          </table:table-cell>
          <table:table-cell office:value-type="float" office:value="0.0198472" calcext:value-type="float">
            <text:p>0.0198472</text:p>
          </table:table-cell>
          <table:table-cell office:value-type="float" office:value="0.01917156" calcext:value-type="float">
            <text:p>0.01917156</text:p>
          </table:table-cell>
          <table:table-cell office:value-type="float" office:value="0.01650273" calcext:value-type="float">
            <text:p>0.01650273</text:p>
          </table:table-cell>
          <table:table-cell office:value-type="float" office:value="6.480858" calcext:value-type="float">
            <text:p>6.480858</text:p>
          </table:table-cell>
          <table:table-cell office:value-type="float" office:value="22.11312" calcext:value-type="float">
            <text:p>22.11312</text:p>
          </table:table-cell>
          <table:table-cell office:value-type="float" office:value="24.43151" calcext:value-type="float">
            <text:p>24.43151</text:p>
          </table:table-cell>
          <table:table-cell office:value-type="float" office:value="27.39308" calcext:value-type="float">
            <text:p>27.39308</text:p>
          </table:table-cell>
          <table:table-cell office:value-type="float" office:value="27.30394" calcext:value-type="float">
            <text:p>27.30394</text:p>
          </table:table-cell>
          <table:table-cell office:value-type="float" office:value="23.58627" calcext:value-type="float">
            <text:p>23.58627</text:p>
          </table:table-cell>
          <table:table-cell office:value-type="float" office:value="13.52236" calcext:value-type="float">
            <text:p>13.52236</text:p>
          </table:table-cell>
          <table:table-cell office:value-type="float" office:value="2.740706" calcext:value-type="float">
            <text:p>2.740706</text:p>
          </table:table-cell>
          <table:table-cell office:value-type="float" office:value="89.35217" calcext:value-type="float">
            <text:p>89.35217</text:p>
          </table:table-cell>
          <table:table-cell office:value-type="float" office:value="0" calcext:value-type="float">
            <text:p>0</text:p>
          </table:table-cell>
          <table:table-cell office:value-type="float" office:value="-0.2666731" calcext:value-type="float">
            <text:p>-0.266673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10.4466" calcext:value-type="float">
            <text:p>10.4466</text:p>
          </table:table-cell>
          <table:table-cell office:value-type="float" office:value="458.0203" calcext:value-type="float">
            <text:p>458.020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99506" calcext:value-type="float">
            <text:p>0.07199506</text:p>
          </table:table-cell>
          <table:table-cell office:value-type="float" office:value="13.10634" calcext:value-type="float">
            <text:p>13.1063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33557" calcext:value-type="float">
            <text:p>0.0233355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409996" calcext:value-type="float">
            <text:p>6.409996</text:p>
          </table:table-cell>
          <table:table-cell office:value-type="float" office:value="-0.0964387" calcext:value-type="float">
            <text:p>-0.0964387</text:p>
          </table:table-cell>
          <table:table-cell office:value-type="float" office:value="0.004851681" calcext:value-type="float">
            <text:p>0.004851681</text:p>
          </table:table-cell>
          <table:table-cell office:value-type="float" office:value="0.06529896" calcext:value-type="float">
            <text:p>0.06529896</text:p>
          </table:table-cell>
          <table:table-cell office:value-type="float" office:value="8.536568" calcext:value-type="float">
            <text:p>8.536568</text:p>
          </table:table-cell>
          <table:table-cell office:value-type="float" office:value="0.1898422" calcext:value-type="float">
            <text:p>0.1898422</text:p>
          </table:table-cell>
          <table:table-cell office:value-type="float" office:value="0.04371335" calcext:value-type="float">
            <text:p>0.04371335</text:p>
          </table:table-cell>
          <table:table-cell office:value-type="float" office:value="0.04572616" calcext:value-type="float">
            <text:p>0.04572616</text:p>
          </table:table-cell>
          <table:table-cell office:value-type="float" office:value="0.03263322" calcext:value-type="float">
            <text:p>0.03263322</text:p>
          </table:table-cell>
          <table:table-cell office:value-type="float" office:value="0.02134752" calcext:value-type="float">
            <text:p>0.02134752</text:p>
          </table:table-cell>
          <table:table-cell office:value-type="float" office:value="0.01988452" calcext:value-type="float">
            <text:p>0.01988452</text:p>
          </table:table-cell>
          <table:table-cell office:value-type="float" office:value="0.01916666" calcext:value-type="float">
            <text:p>0.01916666</text:p>
          </table:table-cell>
          <table:table-cell office:value-type="float" office:value="0.01646613" calcext:value-type="float">
            <text:p>0.01646613</text:p>
          </table:table-cell>
          <table:table-cell office:value-type="float" office:value="6.091143" calcext:value-type="float">
            <text:p>6.091143</text:p>
          </table:table-cell>
          <table:table-cell office:value-type="float" office:value="23.14813" calcext:value-type="float">
            <text:p>23.14813</text:p>
          </table:table-cell>
          <table:table-cell office:value-type="float" office:value="24.86522" calcext:value-type="float">
            <text:p>24.86522</text:p>
          </table:table-cell>
          <table:table-cell office:value-type="float" office:value="27.64817" calcext:value-type="float">
            <text:p>27.64817</text:p>
          </table:table-cell>
          <table:table-cell office:value-type="float" office:value="27.39735" calcext:value-type="float">
            <text:p>27.39735</text:p>
          </table:table-cell>
          <table:table-cell office:value-type="float" office:value="23.61009" calcext:value-type="float">
            <text:p>23.61009</text:p>
          </table:table-cell>
          <table:table-cell office:value-type="float" office:value="13.59914" calcext:value-type="float">
            <text:p>13.59914</text:p>
          </table:table-cell>
          <table:table-cell office:value-type="float" office:value="2.754149" calcext:value-type="float">
            <text:p>2.754149</text:p>
          </table:table-cell>
          <table:table-cell office:value-type="float" office:value="89.39125" calcext:value-type="float">
            <text:p>89.39125</text:p>
          </table:table-cell>
          <table:table-cell office:value-type="float" office:value="0" calcext:value-type="float">
            <text:p>0</text:p>
          </table:table-cell>
          <table:table-cell office:value-type="float" office:value="-0.2666876" calcext:value-type="float">
            <text:p>-0.266687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10.40546" calcext:value-type="float">
            <text:p>10.40546</text:p>
          </table:table-cell>
          <table:table-cell office:value-type="float" office:value="457.975" calcext:value-type="float">
            <text:p>457.97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34257" calcext:value-type="float">
            <text:p>0.07234257</text:p>
          </table:table-cell>
          <table:table-cell office:value-type="float" office:value="13.18265" calcext:value-type="float">
            <text:p>13.1826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37399" calcext:value-type="float">
            <text:p>0.0233739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413795" calcext:value-type="float">
            <text:p>6.413795</text:p>
          </table:table-cell>
          <table:table-cell office:value-type="float" office:value="-0.09647495" calcext:value-type="float">
            <text:p>-0.09647495</text:p>
          </table:table-cell>
          <table:table-cell office:value-type="float" office:value="0.00489609" calcext:value-type="float">
            <text:p>0.00489609</text:p>
          </table:table-cell>
          <table:table-cell office:value-type="float" office:value="0.06529896" calcext:value-type="float">
            <text:p>0.06529896</text:p>
          </table:table-cell>
          <table:table-cell office:value-type="float" office:value="8.518314" calcext:value-type="float">
            <text:p>8.518314</text:p>
          </table:table-cell>
          <table:table-cell office:value-type="float" office:value="0.1937109" calcext:value-type="float">
            <text:p>0.1937109</text:p>
          </table:table-cell>
          <table:table-cell office:value-type="float" office:value="0.04660337" calcext:value-type="float">
            <text:p>0.04660337</text:p>
          </table:table-cell>
          <table:table-cell office:value-type="float" office:value="0.04785211" calcext:value-type="float">
            <text:p>0.04785211</text:p>
          </table:table-cell>
          <table:table-cell office:value-type="float" office:value="0.03362262" calcext:value-type="float">
            <text:p>0.03362262</text:p>
          </table:table-cell>
          <table:table-cell office:value-type="float" office:value="0.02141934" calcext:value-type="float">
            <text:p>0.02141934</text:p>
          </table:table-cell>
          <table:table-cell office:value-type="float" office:value="0.01991347" calcext:value-type="float">
            <text:p>0.01991347</text:p>
          </table:table-cell>
          <table:table-cell office:value-type="float" office:value="0.01916654" calcext:value-type="float">
            <text:p>0.01916654</text:p>
          </table:table-cell>
          <table:table-cell office:value-type="float" office:value="0.01643264" calcext:value-type="float">
            <text:p>0.01643264</text:p>
          </table:table-cell>
          <table:table-cell office:value-type="float" office:value="5.94798" calcext:value-type="float">
            <text:p>5.94798</text:p>
          </table:table-cell>
          <table:table-cell office:value-type="float" office:value="23.97157" calcext:value-type="float">
            <text:p>23.97157</text:p>
          </table:table-cell>
          <table:table-cell office:value-type="float" office:value="25.3146" calcext:value-type="float">
            <text:p>25.3146</text:p>
          </table:table-cell>
          <table:table-cell office:value-type="float" office:value="27.91273" calcext:value-type="float">
            <text:p>27.91273</text:p>
          </table:table-cell>
          <table:table-cell office:value-type="float" office:value="27.4982" calcext:value-type="float">
            <text:p>27.4982</text:p>
          </table:table-cell>
          <table:table-cell office:value-type="float" office:value="23.63926" calcext:value-type="float">
            <text:p>23.63926</text:p>
          </table:table-cell>
          <table:table-cell office:value-type="float" office:value="13.67633" calcext:value-type="float">
            <text:p>13.67633</text:p>
          </table:table-cell>
          <table:table-cell office:value-type="float" office:value="2.767637" calcext:value-type="float">
            <text:p>2.767637</text:p>
          </table:table-cell>
          <table:table-cell office:value-type="float" office:value="89.43374" calcext:value-type="float">
            <text:p>89.43374</text:p>
          </table:table-cell>
          <table:table-cell office:value-type="float" office:value="0" calcext:value-type="float">
            <text:p>0</text:p>
          </table:table-cell>
          <table:table-cell office:value-type="float" office:value="-0.2667022" calcext:value-type="float">
            <text:p>-0.266702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10.37053" calcext:value-type="float">
            <text:p>10.37053</text:p>
          </table:table-cell>
          <table:table-cell office:value-type="float" office:value="457.9332" calcext:value-type="float">
            <text:p>457.933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7402" calcext:value-type="float">
            <text:p>0.0717402</text:p>
          </table:table-cell>
          <table:table-cell office:value-type="float" office:value="13.24279" calcext:value-type="float">
            <text:p>13.2427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45242" calcext:value-type="float">
            <text:p>0.0234524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43765" calcext:value-type="float">
            <text:p>6.43765</text:p>
          </table:table-cell>
          <table:table-cell office:value-type="float" office:value="-0.096571" calcext:value-type="float">
            <text:p>-0.096571</text:p>
          </table:table-cell>
          <table:table-cell office:value-type="float" office:value="0.004922896" calcext:value-type="float">
            <text:p>0.004922896</text:p>
          </table:table-cell>
          <table:table-cell office:value-type="float" office:value="0.06530311" calcext:value-type="float">
            <text:p>0.06530311</text:p>
          </table:table-cell>
          <table:table-cell office:value-type="float" office:value="8.508108" calcext:value-type="float">
            <text:p>8.508108</text:p>
          </table:table-cell>
          <table:table-cell office:value-type="float" office:value="0.1844811" calcext:value-type="float">
            <text:p>0.1844811</text:p>
          </table:table-cell>
          <table:table-cell office:value-type="float" office:value="0.04240692" calcext:value-type="float">
            <text:p>0.04240692</text:p>
          </table:table-cell>
          <table:table-cell office:value-type="float" office:value="0.04062875" calcext:value-type="float">
            <text:p>0.04062875</text:p>
          </table:table-cell>
          <table:table-cell office:value-type="float" office:value="0.02977639" calcext:value-type="float">
            <text:p>0.02977639</text:p>
          </table:table-cell>
          <table:table-cell office:value-type="float" office:value="0.02117028" calcext:value-type="float">
            <text:p>0.02117028</text:p>
          </table:table-cell>
          <table:table-cell office:value-type="float" office:value="0.019759" calcext:value-type="float">
            <text:p>0.019759</text:p>
          </table:table-cell>
          <table:table-cell office:value-type="float" office:value="0.01920642" calcext:value-type="float">
            <text:p>0.01920642</text:p>
          </table:table-cell>
          <table:table-cell office:value-type="float" office:value="0.01640359" calcext:value-type="float">
            <text:p>0.01640359</text:p>
          </table:table-cell>
          <table:table-cell office:value-type="float" office:value="5.097215" calcext:value-type="float">
            <text:p>5.097215</text:p>
          </table:table-cell>
          <table:table-cell office:value-type="float" office:value="14.38263" calcext:value-type="float">
            <text:p>14.38263</text:p>
          </table:table-cell>
          <table:table-cell office:value-type="float" office:value="27.1075" calcext:value-type="float">
            <text:p>27.1075</text:p>
          </table:table-cell>
          <table:table-cell office:value-type="float" office:value="29.70657" calcext:value-type="float">
            <text:p>29.70657</text:p>
          </table:table-cell>
          <table:table-cell office:value-type="float" office:value="27.96979" calcext:value-type="float">
            <text:p>27.96979</text:p>
          </table:table-cell>
          <table:table-cell office:value-type="float" office:value="23.74229" calcext:value-type="float">
            <text:p>23.74229</text:p>
          </table:table-cell>
          <table:table-cell office:value-type="float" office:value="13.66925" calcext:value-type="float">
            <text:p>13.66925</text:p>
          </table:table-cell>
          <table:table-cell office:value-type="float" office:value="2.788004" calcext:value-type="float">
            <text:p>2.788004</text:p>
          </table:table-cell>
          <table:table-cell office:value-type="float" office:value="90.32581" calcext:value-type="float">
            <text:p>90.32581</text:p>
          </table:table-cell>
          <table:table-cell office:value-type="float" office:value="0" calcext:value-type="float">
            <text:p>0</text:p>
          </table:table-cell>
          <table:table-cell office:value-type="float" office:value="-0.2667267" calcext:value-type="float">
            <text:p>-0.266726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10.33879" calcext:value-type="float">
            <text:p>10.33879</text:p>
          </table:table-cell>
          <table:table-cell office:value-type="float" office:value="457.8945" calcext:value-type="float">
            <text:p>457.894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61003" calcext:value-type="float">
            <text:p>0.07061003</text:p>
          </table:table-cell>
          <table:table-cell office:value-type="float" office:value="13.16744" calcext:value-type="float">
            <text:p>13.1674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70408" calcext:value-type="float">
            <text:p>0.0237040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579128" calcext:value-type="float">
            <text:p>6.579128</text:p>
          </table:table-cell>
          <table:table-cell office:value-type="float" office:value="-0.09660169" calcext:value-type="float">
            <text:p>-0.09660169</text:p>
          </table:table-cell>
          <table:table-cell office:value-type="float" office:value="0.004940811" calcext:value-type="float">
            <text:p>0.004940811</text:p>
          </table:table-cell>
          <table:table-cell office:value-type="float" office:value="0.06531828" calcext:value-type="float">
            <text:p>0.06531828</text:p>
          </table:table-cell>
          <table:table-cell office:value-type="float" office:value="8.500139" calcext:value-type="float">
            <text:p>8.500139</text:p>
          </table:table-cell>
          <table:table-cell office:value-type="float" office:value="0.1083316" calcext:value-type="float">
            <text:p>0.1083316</text:p>
          </table:table-cell>
          <table:table-cell office:value-type="float" office:value="0.03974074" calcext:value-type="float">
            <text:p>0.03974074</text:p>
          </table:table-cell>
          <table:table-cell office:value-type="float" office:value="0.04048772" calcext:value-type="float">
            <text:p>0.04048772</text:p>
          </table:table-cell>
          <table:table-cell office:value-type="float" office:value="0.02926043" calcext:value-type="float">
            <text:p>0.02926043</text:p>
          </table:table-cell>
          <table:table-cell office:value-type="float" office:value="0.02144573" calcext:value-type="float">
            <text:p>0.02144573</text:p>
          </table:table-cell>
          <table:table-cell office:value-type="float" office:value="0.01995105" calcext:value-type="float">
            <text:p>0.01995105</text:p>
          </table:table-cell>
          <table:table-cell office:value-type="float" office:value="0.01914762" calcext:value-type="float">
            <text:p>0.01914762</text:p>
          </table:table-cell>
          <table:table-cell office:value-type="float" office:value="0.01636031" calcext:value-type="float">
            <text:p>0.01636031</text:p>
          </table:table-cell>
          <table:table-cell office:value-type="float" office:value="6.100645" calcext:value-type="float">
            <text:p>6.100645</text:p>
          </table:table-cell>
          <table:table-cell office:value-type="float" office:value="14.41741" calcext:value-type="float">
            <text:p>14.41741</text:p>
          </table:table-cell>
          <table:table-cell office:value-type="float" office:value="23.65626" calcext:value-type="float">
            <text:p>23.65626</text:p>
          </table:table-cell>
          <table:table-cell office:value-type="float" office:value="28.89659" calcext:value-type="float">
            <text:p>28.89659</text:p>
          </table:table-cell>
          <table:table-cell office:value-type="float" office:value="28.98486" calcext:value-type="float">
            <text:p>28.98486</text:p>
          </table:table-cell>
          <table:table-cell office:value-type="float" office:value="24.55717" calcext:value-type="float">
            <text:p>24.55717</text:p>
          </table:table-cell>
          <table:table-cell office:value-type="float" office:value="13.67256" calcext:value-type="float">
            <text:p>13.67256</text:p>
          </table:table-cell>
          <table:table-cell office:value-type="float" office:value="2.816498" calcext:value-type="float">
            <text:p>2.816498</text:p>
          </table:table-cell>
          <table:table-cell office:value-type="float" office:value="89.96676" calcext:value-type="float">
            <text:p>89.96676</text:p>
          </table:table-cell>
          <table:table-cell office:value-type="float" office:value="0" calcext:value-type="float">
            <text:p>0</text:p>
          </table:table-cell>
          <table:table-cell office:value-type="float" office:value="-0.2667412" calcext:value-type="float">
            <text:p>-0.266741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10.30932" calcext:value-type="float">
            <text:p>10.30932</text:p>
          </table:table-cell>
          <table:table-cell office:value-type="float" office:value="457.8577" calcext:value-type="float">
            <text:p>457.857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05822" calcext:value-type="float">
            <text:p>0.07005822</text:p>
          </table:table-cell>
          <table:table-cell office:value-type="float" office:value="13.15363" calcext:value-type="float">
            <text:p>13.1536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8354" calcext:value-type="float">
            <text:p>0.023835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65536" calcext:value-type="float">
            <text:p>6.65536</text:p>
          </table:table-cell>
          <table:table-cell office:value-type="float" office:value="-0.09662265" calcext:value-type="float">
            <text:p>-0.09662265</text:p>
          </table:table-cell>
          <table:table-cell office:value-type="float" office:value="0.004975454" calcext:value-type="float">
            <text:p>0.004975454</text:p>
          </table:table-cell>
          <table:table-cell office:value-type="float" office:value="0.06531986" calcext:value-type="float">
            <text:p>0.06531986</text:p>
          </table:table-cell>
          <table:table-cell office:value-type="float" office:value="8.489049" calcext:value-type="float">
            <text:p>8.489049</text:p>
          </table:table-cell>
          <table:table-cell office:value-type="float" office:value="0.1036273" calcext:value-type="float">
            <text:p>0.1036273</text:p>
          </table:table-cell>
          <table:table-cell office:value-type="float" office:value="0.03377662" calcext:value-type="float">
            <text:p>0.03377662</text:p>
          </table:table-cell>
          <table:table-cell office:value-type="float" office:value="0.03582955" calcext:value-type="float">
            <text:p>0.03582955</text:p>
          </table:table-cell>
          <table:table-cell office:value-type="float" office:value="0.02686112" calcext:value-type="float">
            <text:p>0.02686112</text:p>
          </table:table-cell>
          <table:table-cell office:value-type="float" office:value="0.02143655" calcext:value-type="float">
            <text:p>0.02143655</text:p>
          </table:table-cell>
          <table:table-cell office:value-type="float" office:value="0.01997336" calcext:value-type="float">
            <text:p>0.01997336</text:p>
          </table:table-cell>
          <table:table-cell office:value-type="float" office:value="0.01912923" calcext:value-type="float">
            <text:p>0.01912923</text:p>
          </table:table-cell>
          <table:table-cell office:value-type="float" office:value="0.01635104" calcext:value-type="float">
            <text:p>0.01635104</text:p>
          </table:table-cell>
          <table:table-cell office:value-type="float" office:value="6.87762" calcext:value-type="float">
            <text:p>6.87762</text:p>
          </table:table-cell>
          <table:table-cell office:value-type="float" office:value="15.54232" calcext:value-type="float">
            <text:p>15.54232</text:p>
          </table:table-cell>
          <table:table-cell office:value-type="float" office:value="23.53355" calcext:value-type="float">
            <text:p>23.53355</text:p>
          </table:table-cell>
          <table:table-cell office:value-type="float" office:value="28.6366" calcext:value-type="float">
            <text:p>28.6366</text:p>
          </table:table-cell>
          <table:table-cell office:value-type="float" office:value="28.73219" calcext:value-type="float">
            <text:p>28.73219</text:p>
          </table:table-cell>
          <table:table-cell office:value-type="float" office:value="24.439" calcext:value-type="float">
            <text:p>24.439</text:p>
          </table:table-cell>
          <table:table-cell office:value-type="float" office:value="13.73206" calcext:value-type="float">
            <text:p>13.73206</text:p>
          </table:table-cell>
          <table:table-cell office:value-type="float" office:value="2.836394" calcext:value-type="float">
            <text:p>2.836394</text:p>
          </table:table-cell>
          <table:table-cell office:value-type="float" office:value="90.10236" calcext:value-type="float">
            <text:p>90.10236</text:p>
          </table:table-cell>
          <table:table-cell office:value-type="float" office:value="0" calcext:value-type="float">
            <text:p>0</text:p>
          </table:table-cell>
          <table:table-cell office:value-type="float" office:value="-0.2667489" calcext:value-type="float">
            <text:p>-0.26674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10.27808" calcext:value-type="float">
            <text:p>10.27808</text:p>
          </table:table-cell>
          <table:table-cell office:value-type="float" office:value="457.8211" calcext:value-type="float">
            <text:p>457.821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60876" calcext:value-type="float">
            <text:p>0.07060876</text:p>
          </table:table-cell>
          <table:table-cell office:value-type="float" office:value="13.17524" calcext:value-type="float">
            <text:p>13.1752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91739" calcext:value-type="float">
            <text:p>0.0239173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695703" calcext:value-type="float">
            <text:p>6.695703</text:p>
          </table:table-cell>
          <table:table-cell office:value-type="float" office:value="-0.0966406" calcext:value-type="float">
            <text:p>-0.0966406</text:p>
          </table:table-cell>
          <table:table-cell office:value-type="float" office:value="0.005017787" calcext:value-type="float">
            <text:p>0.005017787</text:p>
          </table:table-cell>
          <table:table-cell office:value-type="float" office:value="0.06531986" calcext:value-type="float">
            <text:p>0.06531986</text:p>
          </table:table-cell>
          <table:table-cell office:value-type="float" office:value="8.473356" calcext:value-type="float">
            <text:p>8.473356</text:p>
          </table:table-cell>
          <table:table-cell office:value-type="float" office:value="0.1364469" calcext:value-type="float">
            <text:p>0.1364469</text:p>
          </table:table-cell>
          <table:table-cell office:value-type="float" office:value="0.03524406" calcext:value-type="float">
            <text:p>0.03524406</text:p>
          </table:table-cell>
          <table:table-cell office:value-type="float" office:value="0.03686" calcext:value-type="float">
            <text:p>0.03686</text:p>
          </table:table-cell>
          <table:table-cell office:value-type="float" office:value="0.02709547" calcext:value-type="float">
            <text:p>0.02709547</text:p>
          </table:table-cell>
          <table:table-cell office:value-type="float" office:value="0.02138353" calcext:value-type="float">
            <text:p>0.02138353</text:p>
          </table:table-cell>
          <table:table-cell office:value-type="float" office:value="0.01993501" calcext:value-type="float">
            <text:p>0.01993501</text:p>
          </table:table-cell>
          <table:table-cell office:value-type="float" office:value="0.01910353" calcext:value-type="float">
            <text:p>0.01910353</text:p>
          </table:table-cell>
          <table:table-cell office:value-type="float" office:value="0.01634551" calcext:value-type="float">
            <text:p>0.01634551</text:p>
          </table:table-cell>
          <table:table-cell office:value-type="float" office:value="6.160604" calcext:value-type="float">
            <text:p>6.160604</text:p>
          </table:table-cell>
          <table:table-cell office:value-type="float" office:value="17.219" calcext:value-type="float">
            <text:p>17.219</text:p>
          </table:table-cell>
          <table:table-cell office:value-type="float" office:value="23.69023" calcext:value-type="float">
            <text:p>23.69023</text:p>
          </table:table-cell>
          <table:table-cell office:value-type="float" office:value="28.65982" calcext:value-type="float">
            <text:p>28.65982</text:p>
          </table:table-cell>
          <table:table-cell office:value-type="float" office:value="28.65451" calcext:value-type="float">
            <text:p>28.65451</text:p>
          </table:table-cell>
          <table:table-cell office:value-type="float" office:value="24.31038" calcext:value-type="float">
            <text:p>24.31038</text:p>
          </table:table-cell>
          <table:table-cell office:value-type="float" office:value="13.77499" calcext:value-type="float">
            <text:p>13.77499</text:p>
          </table:table-cell>
          <table:table-cell office:value-type="float" office:value="2.8494" calcext:value-type="float">
            <text:p>2.8494</text:p>
          </table:table-cell>
          <table:table-cell office:value-type="float" office:value="90.11036" calcext:value-type="float">
            <text:p>90.11036</text:p>
          </table:table-cell>
          <table:table-cell office:value-type="float" office:value="0" calcext:value-type="float">
            <text:p>0</text:p>
          </table:table-cell>
          <table:table-cell office:value-type="float" office:value="-0.2667575" calcext:value-type="float">
            <text:p>-0.26675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10.24294" calcext:value-type="float">
            <text:p>10.24294</text:p>
          </table:table-cell>
          <table:table-cell office:value-type="float" office:value="457.7815" calcext:value-type="float">
            <text:p>457.781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55961" calcext:value-type="float">
            <text:p>0.07155961</text:p>
          </table:table-cell>
          <table:table-cell office:value-type="float" office:value="13.22059" calcext:value-type="float">
            <text:p>13.2205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39801" calcext:value-type="float">
            <text:p>0.023980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71869" calcext:value-type="float">
            <text:p>6.71869</text:p>
          </table:table-cell>
          <table:table-cell office:value-type="float" office:value="-0.09667038" calcext:value-type="float">
            <text:p>-0.09667038</text:p>
          </table:table-cell>
          <table:table-cell office:value-type="float" office:value="0.005060622" calcext:value-type="float">
            <text:p>0.005060622</text:p>
          </table:table-cell>
          <table:table-cell office:value-type="float" office:value="0.06531986" calcext:value-type="float">
            <text:p>0.06531986</text:p>
          </table:table-cell>
          <table:table-cell office:value-type="float" office:value="8.455447" calcext:value-type="float">
            <text:p>8.455447</text:p>
          </table:table-cell>
          <table:table-cell office:value-type="float" office:value="0.1681532" calcext:value-type="float">
            <text:p>0.1681532</text:p>
          </table:table-cell>
          <table:table-cell office:value-type="float" office:value="0.0412553" calcext:value-type="float">
            <text:p>0.0412553</text:p>
          </table:table-cell>
          <table:table-cell office:value-type="float" office:value="0.04110542" calcext:value-type="float">
            <text:p>0.04110542</text:p>
          </table:table-cell>
          <table:table-cell office:value-type="float" office:value="0.02916931" calcext:value-type="float">
            <text:p>0.02916931</text:p>
          </table:table-cell>
          <table:table-cell office:value-type="float" office:value="0.02132635" calcext:value-type="float">
            <text:p>0.02132635</text:p>
          </table:table-cell>
          <table:table-cell office:value-type="float" office:value="0.01987872" calcext:value-type="float">
            <text:p>0.01987872</text:p>
          </table:table-cell>
          <table:table-cell office:value-type="float" office:value="0.01907865" calcext:value-type="float">
            <text:p>0.01907865</text:p>
          </table:table-cell>
          <table:table-cell office:value-type="float" office:value="0.01632998" calcext:value-type="float">
            <text:p>0.01632998</text:p>
          </table:table-cell>
          <table:table-cell office:value-type="float" office:value="5.697766" calcext:value-type="float">
            <text:p>5.697766</text:p>
          </table:table-cell>
          <table:table-cell office:value-type="float" office:value="18.62545" calcext:value-type="float">
            <text:p>18.62545</text:p>
          </table:table-cell>
          <table:table-cell office:value-type="float" office:value="23.97392" calcext:value-type="float">
            <text:p>23.97392</text:p>
          </table:table-cell>
          <table:table-cell office:value-type="float" office:value="28.7933" calcext:value-type="float">
            <text:p>28.7933</text:p>
          </table:table-cell>
          <table:table-cell office:value-type="float" office:value="28.66204" calcext:value-type="float">
            <text:p>28.66204</text:p>
          </table:table-cell>
          <table:table-cell office:value-type="float" office:value="24.23769" calcext:value-type="float">
            <text:p>24.23769</text:p>
          </table:table-cell>
          <table:table-cell office:value-type="float" office:value="13.8248" calcext:value-type="float">
            <text:p>13.8248</text:p>
          </table:table-cell>
          <table:table-cell office:value-type="float" office:value="2.860947" calcext:value-type="float">
            <text:p>2.860947</text:p>
          </table:table-cell>
          <table:table-cell office:value-type="float" office:value="90.15465" calcext:value-type="float">
            <text:p>90.15465</text:p>
          </table:table-cell>
          <table:table-cell office:value-type="float" office:value="0" calcext:value-type="float">
            <text:p>0</text:p>
          </table:table-cell>
          <table:table-cell office:value-type="float" office:value="-0.266769" calcext:value-type="float">
            <text:p>-0.26676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10.20753" calcext:value-type="float">
            <text:p>10.20753</text:p>
          </table:table-cell>
          <table:table-cell office:value-type="float" office:value="457.7399" calcext:value-type="float">
            <text:p>457.739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74981" calcext:value-type="float">
            <text:p>0.07174981</text:p>
          </table:table-cell>
          <table:table-cell office:value-type="float" office:value="13.28231" calcext:value-type="float">
            <text:p>13.2823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02488" calcext:value-type="float">
            <text:p>0.0240248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729579" calcext:value-type="float">
            <text:p>6.729579</text:p>
          </table:table-cell>
          <table:table-cell office:value-type="float" office:value="-0.09669629" calcext:value-type="float">
            <text:p>-0.09669629</text:p>
          </table:table-cell>
          <table:table-cell office:value-type="float" office:value="0.005099069" calcext:value-type="float">
            <text:p>0.005099069</text:p>
          </table:table-cell>
          <table:table-cell office:value-type="float" office:value="0.06531996" calcext:value-type="float">
            <text:p>0.06531996</text:p>
          </table:table-cell>
          <table:table-cell office:value-type="float" office:value="8.440265" calcext:value-type="float">
            <text:p>8.440265</text:p>
          </table:table-cell>
          <table:table-cell office:value-type="float" office:value="0.1789677" calcext:value-type="float">
            <text:p>0.1789677</text:p>
          </table:table-cell>
          <table:table-cell office:value-type="float" office:value="0.03890601" calcext:value-type="float">
            <text:p>0.03890601</text:p>
          </table:table-cell>
          <table:table-cell office:value-type="float" office:value="0.03998978" calcext:value-type="float">
            <text:p>0.03998978</text:p>
          </table:table-cell>
          <table:table-cell office:value-type="float" office:value="0.02860036" calcext:value-type="float">
            <text:p>0.02860036</text:p>
          </table:table-cell>
          <table:table-cell office:value-type="float" office:value="0.02125494" calcext:value-type="float">
            <text:p>0.02125494</text:p>
          </table:table-cell>
          <table:table-cell office:value-type="float" office:value="0.01982853" calcext:value-type="float">
            <text:p>0.01982853</text:p>
          </table:table-cell>
          <table:table-cell office:value-type="float" office:value="0.01904869" calcext:value-type="float">
            <text:p>0.01904869</text:p>
          </table:table-cell>
          <table:table-cell office:value-type="float" office:value="0.01630214" calcext:value-type="float">
            <text:p>0.01630214</text:p>
          </table:table-cell>
          <table:table-cell office:value-type="float" office:value="6.204324" calcext:value-type="float">
            <text:p>6.204324</text:p>
          </table:table-cell>
          <table:table-cell office:value-type="float" office:value="19.41059" calcext:value-type="float">
            <text:p>19.41059</text:p>
          </table:table-cell>
          <table:table-cell office:value-type="float" office:value="24.3056" calcext:value-type="float">
            <text:p>24.3056</text:p>
          </table:table-cell>
          <table:table-cell office:value-type="float" office:value="28.99153" calcext:value-type="float">
            <text:p>28.99153</text:p>
          </table:table-cell>
          <table:table-cell office:value-type="float" office:value="28.72179" calcext:value-type="float">
            <text:p>28.72179</text:p>
          </table:table-cell>
          <table:table-cell office:value-type="float" office:value="24.2108" calcext:value-type="float">
            <text:p>24.2108</text:p>
          </table:table-cell>
          <table:table-cell office:value-type="float" office:value="13.88529" calcext:value-type="float">
            <text:p>13.88529</text:p>
          </table:table-cell>
          <table:table-cell office:value-type="float" office:value="2.872715" calcext:value-type="float">
            <text:p>2.872715</text:p>
          </table:table-cell>
          <table:table-cell office:value-type="float" office:value="90.74194" calcext:value-type="float">
            <text:p>90.74194</text:p>
          </table:table-cell>
          <table:table-cell office:value-type="float" office:value="0" calcext:value-type="float">
            <text:p>0</text:p>
          </table:table-cell>
          <table:table-cell office:value-type="float" office:value="-0.2667818" calcext:value-type="float">
            <text:p>-0.26678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10.17706" calcext:value-type="float">
            <text:p>10.17706</text:p>
          </table:table-cell>
          <table:table-cell office:value-type="float" office:value="457.7023" calcext:value-type="float">
            <text:p>457.702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44149" calcext:value-type="float">
            <text:p>0.07144149</text:p>
          </table:table-cell>
          <table:table-cell office:value-type="float" office:value="13.33989" calcext:value-type="float">
            <text:p>13.3398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06402" calcext:value-type="float">
            <text:p>0.0240640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735107" calcext:value-type="float">
            <text:p>6.735107</text:p>
          </table:table-cell>
          <table:table-cell office:value-type="float" office:value="-0.09671519" calcext:value-type="float">
            <text:p>-0.09671519</text:p>
          </table:table-cell>
          <table:table-cell office:value-type="float" office:value="0.005139482" calcext:value-type="float">
            <text:p>0.005139482</text:p>
          </table:table-cell>
          <table:table-cell office:value-type="float" office:value="0.06531996" calcext:value-type="float">
            <text:p>0.06531996</text:p>
          </table:table-cell>
          <table:table-cell office:value-type="float" office:value="8.425322" calcext:value-type="float">
            <text:p>8.425322</text:p>
          </table:table-cell>
          <table:table-cell office:value-type="float" office:value="0.1793777" calcext:value-type="float">
            <text:p>0.1793777</text:p>
          </table:table-cell>
          <table:table-cell office:value-type="float" office:value="0.03631354" calcext:value-type="float">
            <text:p>0.03631354</text:p>
          </table:table-cell>
          <table:table-cell office:value-type="float" office:value="0.03715403" calcext:value-type="float">
            <text:p>0.03715403</text:p>
          </table:table-cell>
          <table:table-cell office:value-type="float" office:value="0.0270599" calcext:value-type="float">
            <text:p>0.0270599</text:p>
          </table:table-cell>
          <table:table-cell office:value-type="float" office:value="0.02126924" calcext:value-type="float">
            <text:p>0.02126924</text:p>
          </table:table-cell>
          <table:table-cell office:value-type="float" office:value="0.01982632" calcext:value-type="float">
            <text:p>0.01982632</text:p>
          </table:table-cell>
          <table:table-cell office:value-type="float" office:value="0.0190227" calcext:value-type="float">
            <text:p>0.0190227</text:p>
          </table:table-cell>
          <table:table-cell office:value-type="float" office:value="0.01628269" calcext:value-type="float">
            <text:p>0.01628269</text:p>
          </table:table-cell>
          <table:table-cell office:value-type="float" office:value="6.101171" calcext:value-type="float">
            <text:p>6.101171</text:p>
          </table:table-cell>
          <table:table-cell office:value-type="float" office:value="20.42364" calcext:value-type="float">
            <text:p>20.42364</text:p>
          </table:table-cell>
          <table:table-cell office:value-type="float" office:value="24.60506" calcext:value-type="float">
            <text:p>24.60506</text:p>
          </table:table-cell>
          <table:table-cell office:value-type="float" office:value="29.15016" calcext:value-type="float">
            <text:p>29.15016</text:p>
          </table:table-cell>
          <table:table-cell office:value-type="float" office:value="28.78755" calcext:value-type="float">
            <text:p>28.78755</text:p>
          </table:table-cell>
          <table:table-cell office:value-type="float" office:value="24.21049" calcext:value-type="float">
            <text:p>24.21049</text:p>
          </table:table-cell>
          <table:table-cell office:value-type="float" office:value="13.94771" calcext:value-type="float">
            <text:p>13.94771</text:p>
          </table:table-cell>
          <table:table-cell office:value-type="float" office:value="2.884313" calcext:value-type="float">
            <text:p>2.884313</text:p>
          </table:table-cell>
          <table:table-cell office:value-type="float" office:value="90.70876" calcext:value-type="float">
            <text:p>90.70876</text:p>
          </table:table-cell>
          <table:table-cell office:value-type="float" office:value="0" calcext:value-type="float">
            <text:p>0</text:p>
          </table:table-cell>
          <table:table-cell office:value-type="float" office:value="-0.2667902" calcext:value-type="float">
            <text:p>-0.266790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10.1473" calcext:value-type="float">
            <text:p>10.1473</text:p>
          </table:table-cell>
          <table:table-cell office:value-type="float" office:value="457.666" calcext:value-type="float">
            <text:p>457.66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50488" calcext:value-type="float">
            <text:p>0.07150488</text:p>
          </table:table-cell>
          <table:table-cell office:value-type="float" office:value="13.39602" calcext:value-type="float">
            <text:p>13.3960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10262" calcext:value-type="float">
            <text:p>0.0241026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739894" calcext:value-type="float">
            <text:p>6.739894</text:p>
          </table:table-cell>
          <table:table-cell office:value-type="float" office:value="-0.09673542" calcext:value-type="float">
            <text:p>-0.09673542</text:p>
          </table:table-cell>
          <table:table-cell office:value-type="float" office:value="0.005182285" calcext:value-type="float">
            <text:p>0.005182285</text:p>
          </table:table-cell>
          <table:table-cell office:value-type="float" office:value="0.06531996" calcext:value-type="float">
            <text:p>0.06531996</text:p>
          </table:table-cell>
          <table:table-cell office:value-type="float" office:value="8.409485" calcext:value-type="float">
            <text:p>8.409485</text:p>
          </table:table-cell>
          <table:table-cell office:value-type="float" office:value="0.1847281" calcext:value-type="float">
            <text:p>0.1847281</text:p>
          </table:table-cell>
          <table:table-cell office:value-type="float" office:value="0.03668337" calcext:value-type="float">
            <text:p>0.03668337</text:p>
          </table:table-cell>
          <table:table-cell office:value-type="float" office:value="0.03673418" calcext:value-type="float">
            <text:p>0.03673418</text:p>
          </table:table-cell>
          <table:table-cell office:value-type="float" office:value="0.02667453" calcext:value-type="float">
            <text:p>0.02667453</text:p>
          </table:table-cell>
          <table:table-cell office:value-type="float" office:value="0.02128163" calcext:value-type="float">
            <text:p>0.02128163</text:p>
          </table:table-cell>
          <table:table-cell office:value-type="float" office:value="0.01983677" calcext:value-type="float">
            <text:p>0.01983677</text:p>
          </table:table-cell>
          <table:table-cell office:value-type="float" office:value="0.0190162" calcext:value-type="float">
            <text:p>0.0190162</text:p>
          </table:table-cell>
          <table:table-cell office:value-type="float" office:value="0.01627034" calcext:value-type="float">
            <text:p>0.01627034</text:p>
          </table:table-cell>
          <table:table-cell office:value-type="float" office:value="5.861722" calcext:value-type="float">
            <text:p>5.861722</text:p>
          </table:table-cell>
          <table:table-cell office:value-type="float" office:value="21.36302" calcext:value-type="float">
            <text:p>21.36302</text:p>
          </table:table-cell>
          <table:table-cell office:value-type="float" office:value="24.91983" calcext:value-type="float">
            <text:p>24.91983</text:p>
          </table:table-cell>
          <table:table-cell office:value-type="float" office:value="29.31812" calcext:value-type="float">
            <text:p>29.31812</text:p>
          </table:table-cell>
          <table:table-cell office:value-type="float" office:value="28.84411" calcext:value-type="float">
            <text:p>28.84411</text:p>
          </table:table-cell>
          <table:table-cell office:value-type="float" office:value="24.21781" calcext:value-type="float">
            <text:p>24.21781</text:p>
          </table:table-cell>
          <table:table-cell office:value-type="float" office:value="14.01172" calcext:value-type="float">
            <text:p>14.01172</text:p>
          </table:table-cell>
          <table:table-cell office:value-type="float" office:value="2.895512" calcext:value-type="float">
            <text:p>2.895512</text:p>
          </table:table-cell>
          <table:table-cell office:value-type="float" office:value="90.74314" calcext:value-type="float">
            <text:p>90.74314</text:p>
          </table:table-cell>
          <table:table-cell office:value-type="float" office:value="0" calcext:value-type="float">
            <text:p>0</text:p>
          </table:table-cell>
          <table:table-cell office:value-type="float" office:value="-0.2667972" calcext:value-type="float">
            <text:p>-0.266797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10.11194" calcext:value-type="float">
            <text:p>10.11194</text:p>
          </table:table-cell>
          <table:table-cell office:value-type="float" office:value="457.6255" calcext:value-type="float">
            <text:p>457.625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54791" calcext:value-type="float">
            <text:p>0.07254791</text:p>
          </table:table-cell>
          <table:table-cell office:value-type="float" office:value="13.46198" calcext:value-type="float">
            <text:p>13.4619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14117" calcext:value-type="float">
            <text:p>0.0241411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744442" calcext:value-type="float">
            <text:p>6.744442</text:p>
          </table:table-cell>
          <table:table-cell office:value-type="float" office:value="-0.09675927" calcext:value-type="float">
            <text:p>-0.09675927</text:p>
          </table:table-cell>
          <table:table-cell office:value-type="float" office:value="0.005224397" calcext:value-type="float">
            <text:p>0.005224397</text:p>
          </table:table-cell>
          <table:table-cell office:value-type="float" office:value="0.06531996" calcext:value-type="float">
            <text:p>0.06531996</text:p>
          </table:table-cell>
          <table:table-cell office:value-type="float" office:value="8.390495" calcext:value-type="float">
            <text:p>8.390495</text:p>
          </table:table-cell>
          <table:table-cell office:value-type="float" office:value="0.2070863" calcext:value-type="float">
            <text:p>0.2070863</text:p>
          </table:table-cell>
          <table:table-cell office:value-type="float" office:value="0.04212165" calcext:value-type="float">
            <text:p>0.04212165</text:p>
          </table:table-cell>
          <table:table-cell office:value-type="float" office:value="0.04162128" calcext:value-type="float">
            <text:p>0.04162128</text:p>
          </table:table-cell>
          <table:table-cell office:value-type="float" office:value="0.02928452" calcext:value-type="float">
            <text:p>0.02928452</text:p>
          </table:table-cell>
          <table:table-cell office:value-type="float" office:value="0.02125556" calcext:value-type="float">
            <text:p>0.02125556</text:p>
          </table:table-cell>
          <table:table-cell office:value-type="float" office:value="0.01979441" calcext:value-type="float">
            <text:p>0.01979441</text:p>
          </table:table-cell>
          <table:table-cell office:value-type="float" office:value="0.01901179" calcext:value-type="float">
            <text:p>0.01901179</text:p>
          </table:table-cell>
          <table:table-cell office:value-type="float" office:value="0.01625219" calcext:value-type="float">
            <text:p>0.01625219</text:p>
          </table:table-cell>
          <table:table-cell office:value-type="float" office:value="5.935947" calcext:value-type="float">
            <text:p>5.935947</text:p>
          </table:table-cell>
          <table:table-cell office:value-type="float" office:value="22.16694" calcext:value-type="float">
            <text:p>22.16694</text:p>
          </table:table-cell>
          <table:table-cell office:value-type="float" office:value="25.30013" calcext:value-type="float">
            <text:p>25.30013</text:p>
          </table:table-cell>
          <table:table-cell office:value-type="float" office:value="29.51181" calcext:value-type="float">
            <text:p>29.51181</text:p>
          </table:table-cell>
          <table:table-cell office:value-type="float" office:value="28.91285" calcext:value-type="float">
            <text:p>28.91285</text:p>
          </table:table-cell>
          <table:table-cell office:value-type="float" office:value="24.23684" calcext:value-type="float">
            <text:p>24.23684</text:p>
          </table:table-cell>
          <table:table-cell office:value-type="float" office:value="14.0792" calcext:value-type="float">
            <text:p>14.0792</text:p>
          </table:table-cell>
          <table:table-cell office:value-type="float" office:value="2.906687" calcext:value-type="float">
            <text:p>2.906687</text:p>
          </table:table-cell>
          <table:table-cell office:value-type="float" office:value="91.23429" calcext:value-type="float">
            <text:p>91.23429</text:p>
          </table:table-cell>
          <table:table-cell office:value-type="float" office:value="0" calcext:value-type="float">
            <text:p>0</text:p>
          </table:table-cell>
          <table:table-cell office:value-type="float" office:value="-0.2668081" calcext:value-type="float">
            <text:p>-0.266808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10.08367" calcext:value-type="float">
            <text:p>10.08367</text:p>
          </table:table-cell>
          <table:table-cell office:value-type="float" office:value="457.5877" calcext:value-type="float">
            <text:p>457.587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6929" calcext:value-type="float">
            <text:p>0.0706929</text:p>
          </table:table-cell>
          <table:table-cell office:value-type="float" office:value="13.48668" calcext:value-type="float">
            <text:p>13.4866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24741" calcext:value-type="float">
            <text:p>0.0242474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789322" calcext:value-type="float">
            <text:p>6.789322</text:p>
          </table:table-cell>
          <table:table-cell office:value-type="float" office:value="-0.09678609" calcext:value-type="float">
            <text:p>-0.09678609</text:p>
          </table:table-cell>
          <table:table-cell office:value-type="float" office:value="0.005233602" calcext:value-type="float">
            <text:p>0.005233602</text:p>
          </table:table-cell>
          <table:table-cell office:value-type="float" office:value="0.06533632" calcext:value-type="float">
            <text:p>0.06533632</text:p>
          </table:table-cell>
          <table:table-cell office:value-type="float" office:value="8.382561" calcext:value-type="float">
            <text:p>8.382561</text:p>
          </table:table-cell>
          <table:table-cell office:value-type="float" office:value="0.1234866" calcext:value-type="float">
            <text:p>0.1234866</text:p>
          </table:table-cell>
          <table:table-cell office:value-type="float" office:value="0.03582368" calcext:value-type="float">
            <text:p>0.03582368</text:p>
          </table:table-cell>
          <table:table-cell office:value-type="float" office:value="0.03509147" calcext:value-type="float">
            <text:p>0.03509147</text:p>
          </table:table-cell>
          <table:table-cell office:value-type="float" office:value="0.02677075" calcext:value-type="float">
            <text:p>0.02677075</text:p>
          </table:table-cell>
          <table:table-cell office:value-type="float" office:value="0.02121935" calcext:value-type="float">
            <text:p>0.02121935</text:p>
          </table:table-cell>
          <table:table-cell office:value-type="float" office:value="0.01973154" calcext:value-type="float">
            <text:p>0.01973154</text:p>
          </table:table-cell>
          <table:table-cell office:value-type="float" office:value="0.01889779" calcext:value-type="float">
            <text:p>0.01889779</text:p>
          </table:table-cell>
          <table:table-cell office:value-type="float" office:value="0.01620836" calcext:value-type="float">
            <text:p>0.01620836</text:p>
          </table:table-cell>
          <table:table-cell office:value-type="float" office:value="10.21103" calcext:value-type="float">
            <text:p>10.21103</text:p>
          </table:table-cell>
          <table:table-cell office:value-type="float" office:value="15.73583" calcext:value-type="float">
            <text:p>15.73583</text:p>
          </table:table-cell>
          <table:table-cell office:value-type="float" office:value="24.84001" calcext:value-type="float">
            <text:p>24.84001</text:p>
          </table:table-cell>
          <table:table-cell office:value-type="float" office:value="30.12762" calcext:value-type="float">
            <text:p>30.12762</text:p>
          </table:table-cell>
          <table:table-cell office:value-type="float" office:value="29.46713" calcext:value-type="float">
            <text:p>29.46713</text:p>
          </table:table-cell>
          <table:table-cell office:value-type="float" office:value="24.50687" calcext:value-type="float">
            <text:p>24.50687</text:p>
          </table:table-cell>
          <table:table-cell office:value-type="float" office:value="14.15549" calcext:value-type="float">
            <text:p>14.15549</text:p>
          </table:table-cell>
          <table:table-cell office:value-type="float" office:value="2.918461" calcext:value-type="float">
            <text:p>2.918461</text:p>
          </table:table-cell>
          <table:table-cell office:value-type="float" office:value="90.91933" calcext:value-type="float">
            <text:p>90.91933</text:p>
          </table:table-cell>
          <table:table-cell office:value-type="float" office:value="0" calcext:value-type="float">
            <text:p>0</text:p>
          </table:table-cell>
          <table:table-cell office:value-type="float" office:value="-0.2668172" calcext:value-type="float">
            <text:p>-0.266817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10.05956" calcext:value-type="float">
            <text:p>10.05956</text:p>
          </table:table-cell>
          <table:table-cell office:value-type="float" office:value="457.5546" calcext:value-type="float">
            <text:p>457.554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02417" calcext:value-type="float">
            <text:p>0.07002417</text:p>
          </table:table-cell>
          <table:table-cell office:value-type="float" office:value="13.51079" calcext:value-type="float">
            <text:p>13.5107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30563" calcext:value-type="float">
            <text:p>0.0243056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18034" calcext:value-type="float">
            <text:p>6.818034</text:p>
          </table:table-cell>
          <table:table-cell office:value-type="float" office:value="-0.09680373" calcext:value-type="float">
            <text:p>-0.09680373</text:p>
          </table:table-cell>
          <table:table-cell office:value-type="float" office:value="0.005254913" calcext:value-type="float">
            <text:p>0.005254913</text:p>
          </table:table-cell>
          <table:table-cell office:value-type="float" office:value="0.06534632" calcext:value-type="float">
            <text:p>0.06534632</text:p>
          </table:table-cell>
          <table:table-cell office:value-type="float" office:value="8.372115" calcext:value-type="float">
            <text:p>8.372115</text:p>
          </table:table-cell>
          <table:table-cell office:value-type="float" office:value="0.09379131" calcext:value-type="float">
            <text:p>0.09379131</text:p>
          </table:table-cell>
          <table:table-cell office:value-type="float" office:value="0.03355469" calcext:value-type="float">
            <text:p>0.03355469</text:p>
          </table:table-cell>
          <table:table-cell office:value-type="float" office:value="0.03300759" calcext:value-type="float">
            <text:p>0.03300759</text:p>
          </table:table-cell>
          <table:table-cell office:value-type="float" office:value="0.02606399" calcext:value-type="float">
            <text:p>0.02606399</text:p>
          </table:table-cell>
          <table:table-cell office:value-type="float" office:value="0.02133352" calcext:value-type="float">
            <text:p>0.02133352</text:p>
          </table:table-cell>
          <table:table-cell office:value-type="float" office:value="0.01985329" calcext:value-type="float">
            <text:p>0.01985329</text:p>
          </table:table-cell>
          <table:table-cell office:value-type="float" office:value="0.01891855" calcext:value-type="float">
            <text:p>0.01891855</text:p>
          </table:table-cell>
          <table:table-cell office:value-type="float" office:value="0.01619935" calcext:value-type="float">
            <text:p>0.01619935</text:p>
          </table:table-cell>
          <table:table-cell office:value-type="float" office:value="9.323716" calcext:value-type="float">
            <text:p>9.323716</text:p>
          </table:table-cell>
          <table:table-cell office:value-type="float" office:value="17.27467" calcext:value-type="float">
            <text:p>17.27467</text:p>
          </table:table-cell>
          <table:table-cell office:value-type="float" office:value="24.38854" calcext:value-type="float">
            <text:p>24.38854</text:p>
          </table:table-cell>
          <table:table-cell office:value-type="float" office:value="29.63861" calcext:value-type="float">
            <text:p>29.63861</text:p>
          </table:table-cell>
          <table:table-cell office:value-type="float" office:value="29.29411" calcext:value-type="float">
            <text:p>29.29411</text:p>
          </table:table-cell>
          <table:table-cell office:value-type="float" office:value="24.53825" calcext:value-type="float">
            <text:p>24.53825</text:p>
          </table:table-cell>
          <table:table-cell office:value-type="float" office:value="14.24299" calcext:value-type="float">
            <text:p>14.24299</text:p>
          </table:table-cell>
          <table:table-cell office:value-type="float" office:value="2.929808" calcext:value-type="float">
            <text:p>2.929808</text:p>
          </table:table-cell>
          <table:table-cell office:value-type="float" office:value="90.56526" calcext:value-type="float">
            <text:p>90.56526</text:p>
          </table:table-cell>
          <table:table-cell office:value-type="float" office:value="0" calcext:value-type="float">
            <text:p>0</text:p>
          </table:table-cell>
          <table:table-cell office:value-type="float" office:value="-0.2668225" calcext:value-type="float">
            <text:p>-0.26682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10.03039" calcext:value-type="float">
            <text:p>10.03039</text:p>
          </table:table-cell>
          <table:table-cell office:value-type="float" office:value="457.5196" calcext:value-type="float">
            <text:p>457.519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00499" calcext:value-type="float">
            <text:p>0.07100499</text:p>
          </table:table-cell>
          <table:table-cell office:value-type="float" office:value="13.56204" calcext:value-type="float">
            <text:p>13.5620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3451" calcext:value-type="float">
            <text:p>0.024345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24824" calcext:value-type="float">
            <text:p>6.824824</text:p>
          </table:table-cell>
          <table:table-cell office:value-type="float" office:value="-0.09682413" calcext:value-type="float">
            <text:p>-0.09682413</text:p>
          </table:table-cell>
          <table:table-cell office:value-type="float" office:value="0.00529489" calcext:value-type="float">
            <text:p>0.00529489</text:p>
          </table:table-cell>
          <table:table-cell office:value-type="float" office:value="0.06534651" calcext:value-type="float">
            <text:p>0.06534651</text:p>
          </table:table-cell>
          <table:table-cell office:value-type="float" office:value="8.354271" calcext:value-type="float">
            <text:p>8.354271</text:p>
          </table:table-cell>
          <table:table-cell office:value-type="float" office:value="0.1441601" calcext:value-type="float">
            <text:p>0.1441601</text:p>
          </table:table-cell>
          <table:table-cell office:value-type="float" office:value="0.0370965" calcext:value-type="float">
            <text:p>0.0370965</text:p>
          </table:table-cell>
          <table:table-cell office:value-type="float" office:value="0.03647503" calcext:value-type="float">
            <text:p>0.03647503</text:p>
          </table:table-cell>
          <table:table-cell office:value-type="float" office:value="0.02648382" calcext:value-type="float">
            <text:p>0.02648382</text:p>
          </table:table-cell>
          <table:table-cell office:value-type="float" office:value="0.02126291" calcext:value-type="float">
            <text:p>0.02126291</text:p>
          </table:table-cell>
          <table:table-cell office:value-type="float" office:value="0.01982257" calcext:value-type="float">
            <text:p>0.01982257</text:p>
          </table:table-cell>
          <table:table-cell office:value-type="float" office:value="0.01896005" calcext:value-type="float">
            <text:p>0.01896005</text:p>
          </table:table-cell>
          <table:table-cell office:value-type="float" office:value="0.01620774" calcext:value-type="float">
            <text:p>0.01620774</text:p>
          </table:table-cell>
          <table:table-cell office:value-type="float" office:value="8.809069" calcext:value-type="float">
            <text:p>8.809069</text:p>
          </table:table-cell>
          <table:table-cell office:value-type="float" office:value="19.6729" calcext:value-type="float">
            <text:p>19.6729</text:p>
          </table:table-cell>
          <table:table-cell office:value-type="float" office:value="24.81074" calcext:value-type="float">
            <text:p>24.81074</text:p>
          </table:table-cell>
          <table:table-cell office:value-type="float" office:value="29.69057" calcext:value-type="float">
            <text:p>29.69057</text:p>
          </table:table-cell>
          <table:table-cell office:value-type="float" office:value="29.21712" calcext:value-type="float">
            <text:p>29.21712</text:p>
          </table:table-cell>
          <table:table-cell office:value-type="float" office:value="24.46212" calcext:value-type="float">
            <text:p>24.46212</text:p>
          </table:table-cell>
          <table:table-cell office:value-type="float" office:value="14.30036" calcext:value-type="float">
            <text:p>14.30036</text:p>
          </table:table-cell>
          <table:table-cell office:value-type="float" office:value="2.940586" calcext:value-type="float">
            <text:p>2.940586</text:p>
          </table:table-cell>
          <table:table-cell office:value-type="float" office:value="90.56487" calcext:value-type="float">
            <text:p>90.56487</text:p>
          </table:table-cell>
          <table:table-cell office:value-type="float" office:value="0" calcext:value-type="float">
            <text:p>0</text:p>
          </table:table-cell>
          <table:table-cell office:value-type="float" office:value="-0.2668299" calcext:value-type="float">
            <text:p>-0.266829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9.99446" calcext:value-type="float">
            <text:p>9.99446</text:p>
          </table:table-cell>
          <table:table-cell office:value-type="float" office:value="457.4788" calcext:value-type="float">
            <text:p>457.478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48975" calcext:value-type="float">
            <text:p>0.07248975</text:p>
          </table:table-cell>
          <table:table-cell office:value-type="float" office:value="13.62804" calcext:value-type="float">
            <text:p>13.6280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3831" calcext:value-type="float">
            <text:p>0.024383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28579" calcext:value-type="float">
            <text:p>6.828579</text:p>
          </table:table-cell>
          <table:table-cell office:value-type="float" office:value="-0.09685017" calcext:value-type="float">
            <text:p>-0.09685017</text:p>
          </table:table-cell>
          <table:table-cell office:value-type="float" office:value="0.00533696" calcext:value-type="float">
            <text:p>0.00533696</text:p>
          </table:table-cell>
          <table:table-cell office:value-type="float" office:value="0.06534651" calcext:value-type="float">
            <text:p>0.06534651</text:p>
          </table:table-cell>
          <table:table-cell office:value-type="float" office:value="8.332913" calcext:value-type="float">
            <text:p>8.332913</text:p>
          </table:table-cell>
          <table:table-cell office:value-type="float" office:value="0.204384" calcext:value-type="float">
            <text:p>0.204384</text:p>
          </table:table-cell>
          <table:table-cell office:value-type="float" office:value="0.04431397" calcext:value-type="float">
            <text:p>0.04431397</text:p>
          </table:table-cell>
          <table:table-cell office:value-type="float" office:value="0.04222343" calcext:value-type="float">
            <text:p>0.04222343</text:p>
          </table:table-cell>
          <table:table-cell office:value-type="float" office:value="0.02933785" calcext:value-type="float">
            <text:p>0.02933785</text:p>
          </table:table-cell>
          <table:table-cell office:value-type="float" office:value="0.0211962" calcext:value-type="float">
            <text:p>0.0211962</text:p>
          </table:table-cell>
          <table:table-cell office:value-type="float" office:value="0.01974793" calcext:value-type="float">
            <text:p>0.01974793</text:p>
          </table:table-cell>
          <table:table-cell office:value-type="float" office:value="0.01896187" calcext:value-type="float">
            <text:p>0.01896187</text:p>
          </table:table-cell>
          <table:table-cell office:value-type="float" office:value="0.01619543" calcext:value-type="float">
            <text:p>0.01619543</text:p>
          </table:table-cell>
          <table:table-cell office:value-type="float" office:value="8.053185" calcext:value-type="float">
            <text:p>8.053185</text:p>
          </table:table-cell>
          <table:table-cell office:value-type="float" office:value="21.7584" calcext:value-type="float">
            <text:p>21.7584</text:p>
          </table:table-cell>
          <table:table-cell office:value-type="float" office:value="25.25244" calcext:value-type="float">
            <text:p>25.25244</text:p>
          </table:table-cell>
          <table:table-cell office:value-type="float" office:value="29.89184" calcext:value-type="float">
            <text:p>29.89184</text:p>
          </table:table-cell>
          <table:table-cell office:value-type="float" office:value="29.24925" calcext:value-type="float">
            <text:p>29.24925</text:p>
          </table:table-cell>
          <table:table-cell office:value-type="float" office:value="24.43788" calcext:value-type="float">
            <text:p>24.43788</text:p>
          </table:table-cell>
          <table:table-cell office:value-type="float" office:value="14.35857" calcext:value-type="float">
            <text:p>14.35857</text:p>
          </table:table-cell>
          <table:table-cell office:value-type="float" office:value="2.951513" calcext:value-type="float">
            <text:p>2.951513</text:p>
          </table:table-cell>
          <table:table-cell office:value-type="float" office:value="90.63401" calcext:value-type="float">
            <text:p>90.63401</text:p>
          </table:table-cell>
          <table:table-cell office:value-type="float" office:value="0" calcext:value-type="float">
            <text:p>0</text:p>
          </table:table-cell>
          <table:table-cell office:value-type="float" office:value="-0.26684" calcext:value-type="float">
            <text:p>-0.266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9.95176" calcext:value-type="float">
            <text:p>9.95176</text:p>
          </table:table-cell>
          <table:table-cell office:value-type="float" office:value="457.4315" calcext:value-type="float">
            <text:p>457.431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04154" calcext:value-type="float">
            <text:p>0.07404154</text:p>
          </table:table-cell>
          <table:table-cell office:value-type="float" office:value="13.7076" calcext:value-type="float">
            <text:p>13.707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42094" calcext:value-type="float">
            <text:p>0.0244209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31803" calcext:value-type="float">
            <text:p>6.831803</text:p>
          </table:table-cell>
          <table:table-cell office:value-type="float" office:value="-0.09689642" calcext:value-type="float">
            <text:p>-0.09689642</text:p>
          </table:table-cell>
          <table:table-cell office:value-type="float" office:value="0.005378731" calcext:value-type="float">
            <text:p>0.005378731</text:p>
          </table:table-cell>
          <table:table-cell office:value-type="float" office:value="0.06534651" calcext:value-type="float">
            <text:p>0.06534651</text:p>
          </table:table-cell>
          <table:table-cell office:value-type="float" office:value="8.306652" calcext:value-type="float">
            <text:p>8.306652</text:p>
          </table:table-cell>
          <table:table-cell office:value-type="float" office:value="0.2534231" calcext:value-type="float">
            <text:p>0.2534231</text:p>
          </table:table-cell>
          <table:table-cell office:value-type="float" office:value="0.05350611" calcext:value-type="float">
            <text:p>0.05350611</text:p>
          </table:table-cell>
          <table:table-cell office:value-type="float" office:value="0.04943364" calcext:value-type="float">
            <text:p>0.04943364</text:p>
          </table:table-cell>
          <table:table-cell office:value-type="float" office:value="0.03315612" calcext:value-type="float">
            <text:p>0.03315612</text:p>
          </table:table-cell>
          <table:table-cell office:value-type="float" office:value="0.02128452" calcext:value-type="float">
            <text:p>0.02128452</text:p>
          </table:table-cell>
          <table:table-cell office:value-type="float" office:value="0.01975085" calcext:value-type="float">
            <text:p>0.01975085</text:p>
          </table:table-cell>
          <table:table-cell office:value-type="float" office:value="0.01897736" calcext:value-type="float">
            <text:p>0.01897736</text:p>
          </table:table-cell>
          <table:table-cell office:value-type="float" office:value="0.01615432" calcext:value-type="float">
            <text:p>0.01615432</text:p>
          </table:table-cell>
          <table:table-cell office:value-type="float" office:value="7.779831" calcext:value-type="float">
            <text:p>7.779831</text:p>
          </table:table-cell>
          <table:table-cell office:value-type="float" office:value="23.45194" calcext:value-type="float">
            <text:p>23.45194</text:p>
          </table:table-cell>
          <table:table-cell office:value-type="float" office:value="25.76067" calcext:value-type="float">
            <text:p>25.76067</text:p>
          </table:table-cell>
          <table:table-cell office:value-type="float" office:value="30.13815" calcext:value-type="float">
            <text:p>30.13815</text:p>
          </table:table-cell>
          <table:table-cell office:value-type="float" office:value="29.32751" calcext:value-type="float">
            <text:p>29.32751</text:p>
          </table:table-cell>
          <table:table-cell office:value-type="float" office:value="24.44786" calcext:value-type="float">
            <text:p>24.44786</text:p>
          </table:table-cell>
          <table:table-cell office:value-type="float" office:value="14.4243" calcext:value-type="float">
            <text:p>14.4243</text:p>
          </table:table-cell>
          <table:table-cell office:value-type="float" office:value="2.963197" calcext:value-type="float">
            <text:p>2.963197</text:p>
          </table:table-cell>
          <table:table-cell office:value-type="float" office:value="90.73473" calcext:value-type="float">
            <text:p>90.73473</text:p>
          </table:table-cell>
          <table:table-cell office:value-type="float" office:value="0" calcext:value-type="float">
            <text:p>0</text:p>
          </table:table-cell>
          <table:table-cell office:value-type="float" office:value="-0.2668566" calcext:value-type="float">
            <text:p>-0.26685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9.904393" calcext:value-type="float">
            <text:p>9.904393</text:p>
          </table:table-cell>
          <table:table-cell office:value-type="float" office:value="457.3791" calcext:value-type="float">
            <text:p>457.379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516966" calcext:value-type="float">
            <text:p>0.07516966</text:p>
          </table:table-cell>
          <table:table-cell office:value-type="float" office:value="13.79739" calcext:value-type="float">
            <text:p>13.7973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45873" calcext:value-type="float">
            <text:p>0.0244587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34908" calcext:value-type="float">
            <text:p>6.834908</text:p>
          </table:table-cell>
          <table:table-cell office:value-type="float" office:value="-0.09694362" calcext:value-type="float">
            <text:p>-0.09694362</text:p>
          </table:table-cell>
          <table:table-cell office:value-type="float" office:value="0.005421639" calcext:value-type="float">
            <text:p>0.005421639</text:p>
          </table:table-cell>
          <table:table-cell office:value-type="float" office:value="0.06534651" calcext:value-type="float">
            <text:p>0.06534651</text:p>
          </table:table-cell>
          <table:table-cell office:value-type="float" office:value="8.274465" calcext:value-type="float">
            <text:p>8.274465</text:p>
          </table:table-cell>
          <table:table-cell office:value-type="float" office:value="0.2854837" calcext:value-type="float">
            <text:p>0.2854837</text:p>
          </table:table-cell>
          <table:table-cell office:value-type="float" office:value="0.05931565" calcext:value-type="float">
            <text:p>0.05931565</text:p>
          </table:table-cell>
          <table:table-cell office:value-type="float" office:value="0.05459279" calcext:value-type="float">
            <text:p>0.05459279</text:p>
          </table:table-cell>
          <table:table-cell office:value-type="float" office:value="0.03639168" calcext:value-type="float">
            <text:p>0.03639168</text:p>
          </table:table-cell>
          <table:table-cell office:value-type="float" office:value="0.02152893" calcext:value-type="float">
            <text:p>0.02152893</text:p>
          </table:table-cell>
          <table:table-cell office:value-type="float" office:value="0.01987939" calcext:value-type="float">
            <text:p>0.01987939</text:p>
          </table:table-cell>
          <table:table-cell office:value-type="float" office:value="0.01903382" calcext:value-type="float">
            <text:p>0.01903382</text:p>
          </table:table-cell>
          <table:table-cell office:value-type="float" office:value="0.01611908" calcext:value-type="float">
            <text:p>0.01611908</text:p>
          </table:table-cell>
          <table:table-cell office:value-type="float" office:value="7.592739" calcext:value-type="float">
            <text:p>7.592739</text:p>
          </table:table-cell>
          <table:table-cell office:value-type="float" office:value="24.93707" calcext:value-type="float">
            <text:p>24.93707</text:p>
          </table:table-cell>
          <table:table-cell office:value-type="float" office:value="26.33963" calcext:value-type="float">
            <text:p>26.33963</text:p>
          </table:table-cell>
          <table:table-cell office:value-type="float" office:value="30.42057" calcext:value-type="float">
            <text:p>30.42057</text:p>
          </table:table-cell>
          <table:table-cell office:value-type="float" office:value="29.42769" calcext:value-type="float">
            <text:p>29.42769</text:p>
          </table:table-cell>
          <table:table-cell office:value-type="float" office:value="24.4792" calcext:value-type="float">
            <text:p>24.4792</text:p>
          </table:table-cell>
          <table:table-cell office:value-type="float" office:value="14.49691" calcext:value-type="float">
            <text:p>14.49691</text:p>
          </table:table-cell>
          <table:table-cell office:value-type="float" office:value="2.975862" calcext:value-type="float">
            <text:p>2.975862</text:p>
          </table:table-cell>
          <table:table-cell office:value-type="float" office:value="90.83852" calcext:value-type="float">
            <text:p>90.83852</text:p>
          </table:table-cell>
          <table:table-cell office:value-type="float" office:value="0" calcext:value-type="float">
            <text:p>0</text:p>
          </table:table-cell>
          <table:table-cell office:value-type="float" office:value="-0.2668744" calcext:value-type="float">
            <text:p>-0.2668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9.864188" calcext:value-type="float">
            <text:p>9.864188</text:p>
          </table:table-cell>
          <table:table-cell office:value-type="float" office:value="457.3293" calcext:value-type="float">
            <text:p>457.329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56245" calcext:value-type="float">
            <text:p>0.07456245</text:p>
          </table:table-cell>
          <table:table-cell office:value-type="float" office:value="13.87927" calcext:value-type="float">
            <text:p>13.8792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49652" calcext:value-type="float">
            <text:p>0.0244965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37969" calcext:value-type="float">
            <text:p>6.837969</text:p>
          </table:table-cell>
          <table:table-cell office:value-type="float" office:value="-0.09697601" calcext:value-type="float">
            <text:p>-0.09697601</text:p>
          </table:table-cell>
          <table:table-cell office:value-type="float" office:value="0.005464136" calcext:value-type="float">
            <text:p>0.005464136</text:p>
          </table:table-cell>
          <table:table-cell office:value-type="float" office:value="0.06534651" calcext:value-type="float">
            <text:p>0.06534651</text:p>
          </table:table-cell>
          <table:table-cell office:value-type="float" office:value="8.25574" calcext:value-type="float">
            <text:p>8.25574</text:p>
          </table:table-cell>
          <table:table-cell office:value-type="float" office:value="0.2847796" calcext:value-type="float">
            <text:p>0.2847796</text:p>
          </table:table-cell>
          <table:table-cell office:value-type="float" office:value="0.05156922" calcext:value-type="float">
            <text:p>0.05156922</text:p>
          </table:table-cell>
          <table:table-cell office:value-type="float" office:value="0.04949664" calcext:value-type="float">
            <text:p>0.04949664</text:p>
          </table:table-cell>
          <table:table-cell office:value-type="float" office:value="0.03404112" calcext:value-type="float">
            <text:p>0.03404112</text:p>
          </table:table-cell>
          <table:table-cell office:value-type="float" office:value="0.02129246" calcext:value-type="float">
            <text:p>0.02129246</text:p>
          </table:table-cell>
          <table:table-cell office:value-type="float" office:value="0.01977715" calcext:value-type="float">
            <text:p>0.01977715</text:p>
          </table:table-cell>
          <table:table-cell office:value-type="float" office:value="0.01902363" calcext:value-type="float">
            <text:p>0.01902363</text:p>
          </table:table-cell>
          <table:table-cell office:value-type="float" office:value="0.01609984" calcext:value-type="float">
            <text:p>0.01609984</text:p>
          </table:table-cell>
          <table:table-cell office:value-type="float" office:value="7.495265" calcext:value-type="float">
            <text:p>7.495265</text:p>
          </table:table-cell>
          <table:table-cell office:value-type="float" office:value="25.98727" calcext:value-type="float">
            <text:p>25.98727</text:p>
          </table:table-cell>
          <table:table-cell office:value-type="float" office:value="26.85499" calcext:value-type="float">
            <text:p>26.85499</text:p>
          </table:table-cell>
          <table:table-cell office:value-type="float" office:value="30.68729" calcext:value-type="float">
            <text:p>30.68729</text:p>
          </table:table-cell>
          <table:table-cell office:value-type="float" office:value="29.53154" calcext:value-type="float">
            <text:p>29.53154</text:p>
          </table:table-cell>
          <table:table-cell office:value-type="float" office:value="24.51731" calcext:value-type="float">
            <text:p>24.51731</text:p>
          </table:table-cell>
          <table:table-cell office:value-type="float" office:value="14.57193" calcext:value-type="float">
            <text:p>14.57193</text:p>
          </table:table-cell>
          <table:table-cell office:value-type="float" office:value="2.989282" calcext:value-type="float">
            <text:p>2.989282</text:p>
          </table:table-cell>
          <table:table-cell office:value-type="float" office:value="90.91439" calcext:value-type="float">
            <text:p>90.91439</text:p>
          </table:table-cell>
          <table:table-cell office:value-type="float" office:value="0" calcext:value-type="float">
            <text:p>0</text:p>
          </table:table-cell>
          <table:table-cell office:value-type="float" office:value="-0.2668866" calcext:value-type="float">
            <text:p>-0.266886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9.827161" calcext:value-type="float">
            <text:p>9.827161</text:p>
          </table:table-cell>
          <table:table-cell office:value-type="float" office:value="457.2826" calcext:value-type="float">
            <text:p>457.282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2555" calcext:value-type="float">
            <text:p>0.0742555</text:p>
          </table:table-cell>
          <table:table-cell office:value-type="float" office:value="13.95461" calcext:value-type="float">
            <text:p>13.9546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53433" calcext:value-type="float">
            <text:p>0.0245343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41085" calcext:value-type="float">
            <text:p>6.841085</text:p>
          </table:table-cell>
          <table:table-cell office:value-type="float" office:value="-0.09700394" calcext:value-type="float">
            <text:p>-0.09700394</text:p>
          </table:table-cell>
          <table:table-cell office:value-type="float" office:value="0.005508038" calcext:value-type="float">
            <text:p>0.005508038</text:p>
          </table:table-cell>
          <table:table-cell office:value-type="float" office:value="0.06534651" calcext:value-type="float">
            <text:p>0.06534651</text:p>
          </table:table-cell>
          <table:table-cell office:value-type="float" office:value="8.236538" calcext:value-type="float">
            <text:p>8.236538</text:p>
          </table:table-cell>
          <table:table-cell office:value-type="float" office:value="0.2827766" calcext:value-type="float">
            <text:p>0.2827766</text:p>
          </table:table-cell>
          <table:table-cell office:value-type="float" office:value="0.04846379" calcext:value-type="float">
            <text:p>0.04846379</text:p>
          </table:table-cell>
          <table:table-cell office:value-type="float" office:value="0.04702353" calcext:value-type="float">
            <text:p>0.04702353</text:p>
          </table:table-cell>
          <table:table-cell office:value-type="float" office:value="0.03263124" calcext:value-type="float">
            <text:p>0.03263124</text:p>
          </table:table-cell>
          <table:table-cell office:value-type="float" office:value="0.02119613" calcext:value-type="float">
            <text:p>0.02119613</text:p>
          </table:table-cell>
          <table:table-cell office:value-type="float" office:value="0.01971442" calcext:value-type="float">
            <text:p>0.01971442</text:p>
          </table:table-cell>
          <table:table-cell office:value-type="float" office:value="0.01898447" calcext:value-type="float">
            <text:p>0.01898447</text:p>
          </table:table-cell>
          <table:table-cell office:value-type="float" office:value="0.01607406" calcext:value-type="float">
            <text:p>0.01607406</text:p>
          </table:table-cell>
          <table:table-cell office:value-type="float" office:value="7.224945" calcext:value-type="float">
            <text:p>7.224945</text:p>
          </table:table-cell>
          <table:table-cell office:value-type="float" office:value="26.97276" calcext:value-type="float">
            <text:p>26.97276</text:p>
          </table:table-cell>
          <table:table-cell office:value-type="float" office:value="27.33484" calcext:value-type="float">
            <text:p>27.33484</text:p>
          </table:table-cell>
          <table:table-cell office:value-type="float" office:value="30.92777" calcext:value-type="float">
            <text:p>30.92777</text:p>
          </table:table-cell>
          <table:table-cell office:value-type="float" office:value="29.62722" calcext:value-type="float">
            <text:p>29.62722</text:p>
          </table:table-cell>
          <table:table-cell office:value-type="float" office:value="24.55181" calcext:value-type="float">
            <text:p>24.55181</text:p>
          </table:table-cell>
          <table:table-cell office:value-type="float" office:value="14.64434" calcext:value-type="float">
            <text:p>14.64434</text:p>
          </table:table-cell>
          <table:table-cell office:value-type="float" office:value="3.002594" calcext:value-type="float">
            <text:p>3.002594</text:p>
          </table:table-cell>
          <table:table-cell office:value-type="float" office:value="90.97721" calcext:value-type="float">
            <text:p>90.97721</text:p>
          </table:table-cell>
          <table:table-cell office:value-type="float" office:value="0" calcext:value-type="float">
            <text:p>0</text:p>
          </table:table-cell>
          <table:table-cell office:value-type="float" office:value="-0.2668964" calcext:value-type="float">
            <text:p>-0.266896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9.794497" calcext:value-type="float">
            <text:p>9.794497</text:p>
          </table:table-cell>
          <table:table-cell office:value-type="float" office:value="457.2394" calcext:value-type="float">
            <text:p>457.239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462016" calcext:value-type="float">
            <text:p>0.07462016</text:p>
          </table:table-cell>
          <table:table-cell office:value-type="float" office:value="14.02727" calcext:value-type="float">
            <text:p>14.0272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57221" calcext:value-type="float">
            <text:p>0.0245722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8443" calcext:value-type="float">
            <text:p>6.8443</text:p>
          </table:table-cell>
          <table:table-cell office:value-type="float" office:value="-0.09702502" calcext:value-type="float">
            <text:p>-0.09702502</text:p>
          </table:table-cell>
          <table:table-cell office:value-type="float" office:value="0.005547755" calcext:value-type="float">
            <text:p>0.005547755</text:p>
          </table:table-cell>
          <table:table-cell office:value-type="float" office:value="0.06534696" calcext:value-type="float">
            <text:p>0.06534696</text:p>
          </table:table-cell>
          <table:table-cell office:value-type="float" office:value="8.22015" calcext:value-type="float">
            <text:p>8.22015</text:p>
          </table:table-cell>
          <table:table-cell office:value-type="float" office:value="0.3066451" calcext:value-type="float">
            <text:p>0.3066451</text:p>
          </table:table-cell>
          <table:table-cell office:value-type="float" office:value="0.06250528" calcext:value-type="float">
            <text:p>0.06250528</text:p>
          </table:table-cell>
          <table:table-cell office:value-type="float" office:value="0.04307119" calcext:value-type="float">
            <text:p>0.04307119</text:p>
          </table:table-cell>
          <table:table-cell office:value-type="float" office:value="0.0301572" calcext:value-type="float">
            <text:p>0.0301572</text:p>
          </table:table-cell>
          <table:table-cell office:value-type="float" office:value="0.02108126" calcext:value-type="float">
            <text:p>0.02108126</text:p>
          </table:table-cell>
          <table:table-cell office:value-type="float" office:value="0.01964253" calcext:value-type="float">
            <text:p>0.01964253</text:p>
          </table:table-cell>
          <table:table-cell office:value-type="float" office:value="0.01892895" calcext:value-type="float">
            <text:p>0.01892895</text:p>
          </table:table-cell>
          <table:table-cell office:value-type="float" office:value="0.01604537" calcext:value-type="float">
            <text:p>0.01604537</text:p>
          </table:table-cell>
          <table:table-cell office:value-type="float" office:value="8.36546" calcext:value-type="float">
            <text:p>8.36546</text:p>
          </table:table-cell>
          <table:table-cell office:value-type="float" office:value="27.58617" calcext:value-type="float">
            <text:p>27.58617</text:p>
          </table:table-cell>
          <table:table-cell office:value-type="float" office:value="28.0098" calcext:value-type="float">
            <text:p>28.0098</text:p>
          </table:table-cell>
          <table:table-cell office:value-type="float" office:value="31.14966" calcext:value-type="float">
            <text:p>31.14966</text:p>
          </table:table-cell>
          <table:table-cell office:value-type="float" office:value="29.7153" calcext:value-type="float">
            <text:p>29.7153</text:p>
          </table:table-cell>
          <table:table-cell office:value-type="float" office:value="24.58378" calcext:value-type="float">
            <text:p>24.58378</text:p>
          </table:table-cell>
          <table:table-cell office:value-type="float" office:value="14.71421" calcext:value-type="float">
            <text:p>14.71421</text:p>
          </table:table-cell>
          <table:table-cell office:value-type="float" office:value="3.015657" calcext:value-type="float">
            <text:p>3.015657</text:p>
          </table:table-cell>
          <table:table-cell office:value-type="float" office:value="91.59217" calcext:value-type="float">
            <text:p>91.59217</text:p>
          </table:table-cell>
          <table:table-cell office:value-type="float" office:value="0" calcext:value-type="float">
            <text:p>0</text:p>
          </table:table-cell>
          <table:table-cell office:value-type="float" office:value="-0.2669054" calcext:value-type="float">
            <text:p>-0.26690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9.770578" calcext:value-type="float">
            <text:p>9.770578</text:p>
          </table:table-cell>
          <table:table-cell office:value-type="float" office:value="457.2027" calcext:value-type="float">
            <text:p>457.202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46155" calcext:value-type="float">
            <text:p>0.07146155</text:p>
          </table:table-cell>
          <table:table-cell office:value-type="float" office:value="14.01396" calcext:value-type="float">
            <text:p>14.0139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6969" calcext:value-type="float">
            <text:p>0.024696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19353" calcext:value-type="float">
            <text:p>6.919353</text:p>
          </table:table-cell>
          <table:table-cell office:value-type="float" office:value="-0.09703947" calcext:value-type="float">
            <text:p>-0.09703947</text:p>
          </table:table-cell>
          <table:table-cell office:value-type="float" office:value="0.005555915" calcext:value-type="float">
            <text:p>0.005555915</text:p>
          </table:table-cell>
          <table:table-cell office:value-type="float" office:value="0.06536139" calcext:value-type="float">
            <text:p>0.06536139</text:p>
          </table:table-cell>
          <table:table-cell office:value-type="float" office:value="8.211946" calcext:value-type="float">
            <text:p>8.211946</text:p>
          </table:table-cell>
          <table:table-cell office:value-type="float" office:value="0.1651097" calcext:value-type="float">
            <text:p>0.1651097</text:p>
          </table:table-cell>
          <table:table-cell office:value-type="float" office:value="0.03701244" calcext:value-type="float">
            <text:p>0.03701244</text:p>
          </table:table-cell>
          <table:table-cell office:value-type="float" office:value="0.03478701" calcext:value-type="float">
            <text:p>0.03478701</text:p>
          </table:table-cell>
          <table:table-cell office:value-type="float" office:value="0.02731307" calcext:value-type="float">
            <text:p>0.02731307</text:p>
          </table:table-cell>
          <table:table-cell office:value-type="float" office:value="0.02122988" calcext:value-type="float">
            <text:p>0.02122988</text:p>
          </table:table-cell>
          <table:table-cell office:value-type="float" office:value="0.01966518" calcext:value-type="float">
            <text:p>0.01966518</text:p>
          </table:table-cell>
          <table:table-cell office:value-type="float" office:value="0.01876489" calcext:value-type="float">
            <text:p>0.01876489</text:p>
          </table:table-cell>
          <table:table-cell office:value-type="float" office:value="0.01598952" calcext:value-type="float">
            <text:p>0.01598952</text:p>
          </table:table-cell>
          <table:table-cell office:value-type="float" office:value="12.80513" calcext:value-type="float">
            <text:p>12.80513</text:p>
          </table:table-cell>
          <table:table-cell office:value-type="float" office:value="17.58627" calcext:value-type="float">
            <text:p>17.58627</text:p>
          </table:table-cell>
          <table:table-cell office:value-type="float" office:value="26.45449" calcext:value-type="float">
            <text:p>26.45449</text:p>
          </table:table-cell>
          <table:table-cell office:value-type="float" office:value="31.91965" calcext:value-type="float">
            <text:p>31.91965</text:p>
          </table:table-cell>
          <table:table-cell office:value-type="float" office:value="30.77076" calcext:value-type="float">
            <text:p>30.77076</text:p>
          </table:table-cell>
          <table:table-cell office:value-type="float" office:value="25.18236" calcext:value-type="float">
            <text:p>25.18236</text:p>
          </table:table-cell>
          <table:table-cell office:value-type="float" office:value="14.81112" calcext:value-type="float">
            <text:p>14.81112</text:p>
          </table:table-cell>
          <table:table-cell office:value-type="float" office:value="3.028579" calcext:value-type="float">
            <text:p>3.028579</text:p>
          </table:table-cell>
          <table:table-cell office:value-type="float" office:value="91.06111" calcext:value-type="float">
            <text:p>91.06111</text:p>
          </table:table-cell>
          <table:table-cell office:value-type="float" office:value="0" calcext:value-type="float">
            <text:p>0</text:p>
          </table:table-cell>
          <table:table-cell office:value-type="float" office:value="-0.2669102" calcext:value-type="float">
            <text:p>-0.266910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9.750744" calcext:value-type="float">
            <text:p>9.750744</text:p>
          </table:table-cell>
          <table:table-cell office:value-type="float" office:value="457.1717" calcext:value-type="float">
            <text:p>457.171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49965" calcext:value-type="float">
            <text:p>0.07049965</text:p>
          </table:table-cell>
          <table:table-cell office:value-type="float" office:value="14.01584" calcext:value-type="float">
            <text:p>14.0158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76412" calcext:value-type="float">
            <text:p>0.0247641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6453" calcext:value-type="float">
            <text:p>6.96453</text:p>
          </table:table-cell>
          <table:table-cell office:value-type="float" office:value="-0.09705055" calcext:value-type="float">
            <text:p>-0.09705055</text:p>
          </table:table-cell>
          <table:table-cell office:value-type="float" office:value="0.005572671" calcext:value-type="float">
            <text:p>0.005572671</text:p>
          </table:table-cell>
          <table:table-cell office:value-type="float" office:value="0.06537268" calcext:value-type="float">
            <text:p>0.06537268</text:p>
          </table:table-cell>
          <table:table-cell office:value-type="float" office:value="8.201937" calcext:value-type="float">
            <text:p>8.201937</text:p>
          </table:table-cell>
          <table:table-cell office:value-type="float" office:value="0.1227702" calcext:value-type="float">
            <text:p>0.1227702</text:p>
          </table:table-cell>
          <table:table-cell office:value-type="float" office:value="0.03305497" calcext:value-type="float">
            <text:p>0.03305497</text:p>
          </table:table-cell>
          <table:table-cell office:value-type="float" office:value="0.03183239" calcext:value-type="float">
            <text:p>0.03183239</text:p>
          </table:table-cell>
          <table:table-cell office:value-type="float" office:value="0.02636964" calcext:value-type="float">
            <text:p>0.02636964</text:p>
          </table:table-cell>
          <table:table-cell office:value-type="float" office:value="0.02137687" calcext:value-type="float">
            <text:p>0.02137687</text:p>
          </table:table-cell>
          <table:table-cell office:value-type="float" office:value="0.01981523" calcext:value-type="float">
            <text:p>0.01981523</text:p>
          </table:table-cell>
          <table:table-cell office:value-type="float" office:value="0.01880373" calcext:value-type="float">
            <text:p>0.01880373</text:p>
          </table:table-cell>
          <table:table-cell office:value-type="float" office:value="0.01598119" calcext:value-type="float">
            <text:p>0.01598119</text:p>
          </table:table-cell>
          <table:table-cell office:value-type="float" office:value="14.23767" calcext:value-type="float">
            <text:p>14.23767</text:p>
          </table:table-cell>
          <table:table-cell office:value-type="float" office:value="18.85845" calcext:value-type="float">
            <text:p>18.85845</text:p>
          </table:table-cell>
          <table:table-cell office:value-type="float" office:value="25.7042" calcext:value-type="float">
            <text:p>25.7042</text:p>
          </table:table-cell>
          <table:table-cell office:value-type="float" office:value="31.20836" calcext:value-type="float">
            <text:p>31.20836</text:p>
          </table:table-cell>
          <table:table-cell office:value-type="float" office:value="30.4332" calcext:value-type="float">
            <text:p>30.4332</text:p>
          </table:table-cell>
          <table:table-cell office:value-type="float" office:value="25.16676" calcext:value-type="float">
            <text:p>25.16676</text:p>
          </table:table-cell>
          <table:table-cell office:value-type="float" office:value="14.92602" calcext:value-type="float">
            <text:p>14.92602</text:p>
          </table:table-cell>
          <table:table-cell office:value-type="float" office:value="3.040463" calcext:value-type="float">
            <text:p>3.040463</text:p>
          </table:table-cell>
          <table:table-cell office:value-type="float" office:value="90.61745" calcext:value-type="float">
            <text:p>90.61745</text:p>
          </table:table-cell>
          <table:table-cell office:value-type="float" office:value="0" calcext:value-type="float">
            <text:p>0</text:p>
          </table:table-cell>
          <table:table-cell office:value-type="float" office:value="-0.2669129" calcext:value-type="float">
            <text:p>-0.2669129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9.730687" calcext:value-type="float">
            <text:p>9.730687</text:p>
          </table:table-cell>
          <table:table-cell office:value-type="float" office:value="457.142" calcext:value-type="float">
            <text:p>457.1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27962" calcext:value-type="float">
            <text:p>0.07027962</text:p>
          </table:table-cell>
          <table:table-cell office:value-type="float" office:value="14.05141" calcext:value-type="float">
            <text:p>14.0514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80473" calcext:value-type="float">
            <text:p>0.0248047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74193" calcext:value-type="float">
            <text:p>6.974193</text:p>
          </table:table-cell>
          <table:table-cell office:value-type="float" office:value="-0.09706335" calcext:value-type="float">
            <text:p>-0.09706335</text:p>
          </table:table-cell>
          <table:table-cell office:value-type="float" office:value="0.005603347" calcext:value-type="float">
            <text:p>0.005603347</text:p>
          </table:table-cell>
          <table:table-cell office:value-type="float" office:value="0.06537629" calcext:value-type="float">
            <text:p>0.06537629</text:p>
          </table:table-cell>
          <table:table-cell office:value-type="float" office:value="8.189019" calcext:value-type="float">
            <text:p>8.189019</text:p>
          </table:table-cell>
          <table:table-cell office:value-type="float" office:value="0.115363" calcext:value-type="float">
            <text:p>0.115363</text:p>
          </table:table-cell>
          <table:table-cell office:value-type="float" office:value="0.03144346" calcext:value-type="float">
            <text:p>0.03144346</text:p>
          </table:table-cell>
          <table:table-cell office:value-type="float" office:value="0.03050531" calcext:value-type="float">
            <text:p>0.03050531</text:p>
          </table:table-cell>
          <table:table-cell office:value-type="float" office:value="0.0259558" calcext:value-type="float">
            <text:p>0.0259558</text:p>
          </table:table-cell>
          <table:table-cell office:value-type="float" office:value="0.02144751" calcext:value-type="float">
            <text:p>0.02144751</text:p>
          </table:table-cell>
          <table:table-cell office:value-type="float" office:value="0.01988283" calcext:value-type="float">
            <text:p>0.01988283</text:p>
          </table:table-cell>
          <table:table-cell office:value-type="float" office:value="0.01889247" calcext:value-type="float">
            <text:p>0.01889247</text:p>
          </table:table-cell>
          <table:table-cell office:value-type="float" office:value="0.01601321" calcext:value-type="float">
            <text:p>0.01601321</text:p>
          </table:table-cell>
          <table:table-cell office:value-type="float" office:value="13.15683" calcext:value-type="float">
            <text:p>13.15683</text:p>
          </table:table-cell>
          <table:table-cell office:value-type="float" office:value="21.27964" calcext:value-type="float">
            <text:p>21.27964</text:p>
          </table:table-cell>
          <table:table-cell office:value-type="float" office:value="25.99677" calcext:value-type="float">
            <text:p>25.99677</text:p>
          </table:table-cell>
          <table:table-cell office:value-type="float" office:value="30.99689" calcext:value-type="float">
            <text:p>30.99689</text:p>
          </table:table-cell>
          <table:table-cell office:value-type="float" office:value="30.21683" calcext:value-type="float">
            <text:p>30.21683</text:p>
          </table:table-cell>
          <table:table-cell office:value-type="float" office:value="25.02564" calcext:value-type="float">
            <text:p>25.02564</text:p>
          </table:table-cell>
          <table:table-cell office:value-type="float" office:value="14.97293" calcext:value-type="float">
            <text:p>14.97293</text:p>
          </table:table-cell>
          <table:table-cell office:value-type="float" office:value="3.051219" calcext:value-type="float">
            <text:p>3.051219</text:p>
          </table:table-cell>
          <table:table-cell office:value-type="float" office:value="90.51691" calcext:value-type="float">
            <text:p>90.51691</text:p>
          </table:table-cell>
          <table:table-cell office:value-type="float" office:value="0" calcext:value-type="float">
            <text:p>0</text:p>
          </table:table-cell>
          <table:table-cell office:value-type="float" office:value="-0.2669157" calcext:value-type="float">
            <text:p>-0.266915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9.706464" calcext:value-type="float">
            <text:p>9.706464</text:p>
          </table:table-cell>
          <table:table-cell office:value-type="float" office:value="457.1098" calcext:value-type="float">
            <text:p>457.109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93812" calcext:value-type="float">
            <text:p>0.07093812</text:p>
          </table:table-cell>
          <table:table-cell office:value-type="float" office:value="14.09853" calcext:value-type="float">
            <text:p>14.0985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84232" calcext:value-type="float">
            <text:p>0.0248423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77901" calcext:value-type="float">
            <text:p>6.977901</text:p>
          </table:table-cell>
          <table:table-cell office:value-type="float" office:value="-0.09707669" calcext:value-type="float">
            <text:p>-0.09707669</text:p>
          </table:table-cell>
          <table:table-cell office:value-type="float" office:value="0.005644696" calcext:value-type="float">
            <text:p>0.005644696</text:p>
          </table:table-cell>
          <table:table-cell office:value-type="float" office:value="0.06537629" calcext:value-type="float">
            <text:p>0.06537629</text:p>
          </table:table-cell>
          <table:table-cell office:value-type="float" office:value="8.171762" calcext:value-type="float">
            <text:p>8.171762</text:p>
          </table:table-cell>
          <table:table-cell office:value-type="float" office:value="0.1583154" calcext:value-type="float">
            <text:p>0.1583154</text:p>
          </table:table-cell>
          <table:table-cell office:value-type="float" office:value="0.03254734" calcext:value-type="float">
            <text:p>0.03254734</text:p>
          </table:table-cell>
          <table:table-cell office:value-type="float" office:value="0.03169859" calcext:value-type="float">
            <text:p>0.03169859</text:p>
          </table:table-cell>
          <table:table-cell office:value-type="float" office:value="0.02567138" calcext:value-type="float">
            <text:p>0.02567138</text:p>
          </table:table-cell>
          <table:table-cell office:value-type="float" office:value="0.0213546" calcext:value-type="float">
            <text:p>0.0213546</text:p>
          </table:table-cell>
          <table:table-cell office:value-type="float" office:value="0.01986918" calcext:value-type="float">
            <text:p>0.01986918</text:p>
          </table:table-cell>
          <table:table-cell office:value-type="float" office:value="0.01893768" calcext:value-type="float">
            <text:p>0.01893768</text:p>
          </table:table-cell>
          <table:table-cell office:value-type="float" office:value="0.01605238" calcext:value-type="float">
            <text:p>0.01605238</text:p>
          </table:table-cell>
          <table:table-cell office:value-type="float" office:value="11.42728" calcext:value-type="float">
            <text:p>11.42728</text:p>
          </table:table-cell>
          <table:table-cell office:value-type="float" office:value="24.16529" calcext:value-type="float">
            <text:p>24.16529</text:p>
          </table:table-cell>
          <table:table-cell office:value-type="float" office:value="26.43453" calcext:value-type="float">
            <text:p>26.43453</text:p>
          </table:table-cell>
          <table:table-cell office:value-type="float" office:value="31.11743" calcext:value-type="float">
            <text:p>31.11743</text:p>
          </table:table-cell>
          <table:table-cell office:value-type="float" office:value="30.15724" calcext:value-type="float">
            <text:p>30.15724</text:p>
          </table:table-cell>
          <table:table-cell office:value-type="float" office:value="24.93945" calcext:value-type="float">
            <text:p>24.93945</text:p>
          </table:table-cell>
          <table:table-cell office:value-type="float" office:value="15.01226" calcext:value-type="float">
            <text:p>15.01226</text:p>
          </table:table-cell>
          <table:table-cell office:value-type="float" office:value="3.061252" calcext:value-type="float">
            <text:p>3.061252</text:p>
          </table:table-cell>
          <table:table-cell office:value-type="float" office:value="90.53296" calcext:value-type="float">
            <text:p>90.53296</text:p>
          </table:table-cell>
          <table:table-cell office:value-type="float" office:value="0" calcext:value-type="float">
            <text:p>0</text:p>
          </table:table-cell>
          <table:table-cell office:value-type="float" office:value="-0.2669181" calcext:value-type="float">
            <text:p>-0.266918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9.679522" calcext:value-type="float">
            <text:p>9.679522</text:p>
          </table:table-cell>
          <table:table-cell office:value-type="float" office:value="457.0745" calcext:value-type="float">
            <text:p>457.074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60178" calcext:value-type="float">
            <text:p>0.07160178</text:p>
          </table:table-cell>
          <table:table-cell office:value-type="float" office:value="14.15247" calcext:value-type="float">
            <text:p>14.1524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87937" calcext:value-type="float">
            <text:p>0.0248793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80386" calcext:value-type="float">
            <text:p>6.980386</text:p>
          </table:table-cell>
          <table:table-cell office:value-type="float" office:value="-0.09709448" calcext:value-type="float">
            <text:p>-0.09709448</text:p>
          </table:table-cell>
          <table:table-cell office:value-type="float" office:value="0.005686274" calcext:value-type="float">
            <text:p>0.005686274</text:p>
          </table:table-cell>
          <table:table-cell office:value-type="float" office:value="0.06537629" calcext:value-type="float">
            <text:p>0.06537629</text:p>
          </table:table-cell>
          <table:table-cell office:value-type="float" office:value="8.153903" calcext:value-type="float">
            <text:p>8.153903</text:p>
          </table:table-cell>
          <table:table-cell office:value-type="float" office:value="0.1931556" calcext:value-type="float">
            <text:p>0.1931556</text:p>
          </table:table-cell>
          <table:table-cell office:value-type="float" office:value="0.03532773" calcext:value-type="float">
            <text:p>0.03532773</text:p>
          </table:table-cell>
          <table:table-cell office:value-type="float" office:value="0.03398958" calcext:value-type="float">
            <text:p>0.03398958</text:p>
          </table:table-cell>
          <table:table-cell office:value-type="float" office:value="0.02565246" calcext:value-type="float">
            <text:p>0.02565246</text:p>
          </table:table-cell>
          <table:table-cell office:value-type="float" office:value="0.02122534" calcext:value-type="float">
            <text:p>0.02122534</text:p>
          </table:table-cell>
          <table:table-cell office:value-type="float" office:value="0.01978627" calcext:value-type="float">
            <text:p>0.01978627</text:p>
          </table:table-cell>
          <table:table-cell office:value-type="float" office:value="0.01892453" calcext:value-type="float">
            <text:p>0.01892453</text:p>
          </table:table-cell>
          <table:table-cell office:value-type="float" office:value="0.01606842" calcext:value-type="float">
            <text:p>0.01606842</text:p>
          </table:table-cell>
          <table:table-cell office:value-type="float" office:value="10.36063" calcext:value-type="float">
            <text:p>10.36063</text:p>
          </table:table-cell>
          <table:table-cell office:value-type="float" office:value="26.31083" calcext:value-type="float">
            <text:p>26.31083</text:p>
          </table:table-cell>
          <table:table-cell office:value-type="float" office:value="26.85422" calcext:value-type="float">
            <text:p>26.85422</text:p>
          </table:table-cell>
          <table:table-cell office:value-type="float" office:value="31.28596" calcext:value-type="float">
            <text:p>31.28596</text:p>
          </table:table-cell>
          <table:table-cell office:value-type="float" office:value="30.17407" calcext:value-type="float">
            <text:p>30.17407</text:p>
          </table:table-cell>
          <table:table-cell office:value-type="float" office:value="24.89522" calcext:value-type="float">
            <text:p>24.89522</text:p>
          </table:table-cell>
          <table:table-cell office:value-type="float" office:value="15.05682" calcext:value-type="float">
            <text:p>15.05682</text:p>
          </table:table-cell>
          <table:table-cell office:value-type="float" office:value="3.071295" calcext:value-type="float">
            <text:p>3.071295</text:p>
          </table:table-cell>
          <table:table-cell office:value-type="float" office:value="90.5755" calcext:value-type="float">
            <text:p>90.5755</text:p>
          </table:table-cell>
          <table:table-cell office:value-type="float" office:value="0" calcext:value-type="float">
            <text:p>0</text:p>
          </table:table-cell>
          <table:table-cell office:value-type="float" office:value="-0.2669218" calcext:value-type="float">
            <text:p>-0.26692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9.654478" calcext:value-type="float">
            <text:p>9.654478</text:p>
          </table:table-cell>
          <table:table-cell office:value-type="float" office:value="457.0395" calcext:value-type="float">
            <text:p>457.039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56638" calcext:value-type="float">
            <text:p>0.07156638</text:p>
          </table:table-cell>
          <table:table-cell office:value-type="float" office:value="14.20513" calcext:value-type="float">
            <text:p>14.2051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91638" calcext:value-type="float">
            <text:p>0.0249163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82677" calcext:value-type="float">
            <text:p>6.982677</text:p>
          </table:table-cell>
          <table:table-cell office:value-type="float" office:value="-0.09710524" calcext:value-type="float">
            <text:p>-0.09710524</text:p>
          </table:table-cell>
          <table:table-cell office:value-type="float" office:value="0.005725979" calcext:value-type="float">
            <text:p>0.005725979</text:p>
          </table:table-cell>
          <table:table-cell office:value-type="float" office:value="0.06537629" calcext:value-type="float">
            <text:p>0.06537629</text:p>
          </table:table-cell>
          <table:table-cell office:value-type="float" office:value="8.13775" calcext:value-type="float">
            <text:p>8.13775</text:p>
          </table:table-cell>
          <table:table-cell office:value-type="float" office:value="0.2034024" calcext:value-type="float">
            <text:p>0.2034024</text:p>
          </table:table-cell>
          <table:table-cell office:value-type="float" office:value="0.03302672" calcext:value-type="float">
            <text:p>0.03302672</text:p>
          </table:table-cell>
          <table:table-cell office:value-type="float" office:value="0.03170973" calcext:value-type="float">
            <text:p>0.03170973</text:p>
          </table:table-cell>
          <table:table-cell office:value-type="float" office:value="0.02550247" calcext:value-type="float">
            <text:p>0.02550247</text:p>
          </table:table-cell>
          <table:table-cell office:value-type="float" office:value="0.02123713" calcext:value-type="float">
            <text:p>0.02123713</text:p>
          </table:table-cell>
          <table:table-cell office:value-type="float" office:value="0.01980154" calcext:value-type="float">
            <text:p>0.01980154</text:p>
          </table:table-cell>
          <table:table-cell office:value-type="float" office:value="0.01890356" calcext:value-type="float">
            <text:p>0.01890356</text:p>
          </table:table-cell>
          <table:table-cell office:value-type="float" office:value="0.01606405" calcext:value-type="float">
            <text:p>0.01606405</text:p>
          </table:table-cell>
          <table:table-cell office:value-type="float" office:value="10.19936" calcext:value-type="float">
            <text:p>10.19936</text:p>
          </table:table-cell>
          <table:table-cell office:value-type="float" office:value="27.62309" calcext:value-type="float">
            <text:p>27.62309</text:p>
          </table:table-cell>
          <table:table-cell office:value-type="float" office:value="27.24356" calcext:value-type="float">
            <text:p>27.24356</text:p>
          </table:table-cell>
          <table:table-cell office:value-type="float" office:value="31.44564" calcext:value-type="float">
            <text:p>31.44564</text:p>
          </table:table-cell>
          <table:table-cell office:value-type="float" office:value="30.21321" calcext:value-type="float">
            <text:p>30.21321</text:p>
          </table:table-cell>
          <table:table-cell office:value-type="float" office:value="24.87189" calcext:value-type="float">
            <text:p>24.87189</text:p>
          </table:table-cell>
          <table:table-cell office:value-type="float" office:value="15.10586" calcext:value-type="float">
            <text:p>15.10586</text:p>
          </table:table-cell>
          <table:table-cell office:value-type="float" office:value="3.08159" calcext:value-type="float">
            <text:p>3.08159</text:p>
          </table:table-cell>
          <table:table-cell office:value-type="float" office:value="90.61611" calcext:value-type="float">
            <text:p>90.61611</text:p>
          </table:table-cell>
          <table:table-cell office:value-type="float" office:value="0" calcext:value-type="float">
            <text:p>0</text:p>
          </table:table-cell>
          <table:table-cell office:value-type="float" office:value="-0.2669258" calcext:value-type="float">
            <text:p>-0.266925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9.628566" calcext:value-type="float">
            <text:p>9.628566</text:p>
          </table:table-cell>
          <table:table-cell office:value-type="float" office:value="457.0047" calcext:value-type="float">
            <text:p>457.004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203839" calcext:value-type="float">
            <text:p>0.07203839</text:p>
          </table:table-cell>
          <table:table-cell office:value-type="float" office:value="14.25854" calcext:value-type="float">
            <text:p>14.2585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49534" calcext:value-type="float">
            <text:p>0.024953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6.984852" calcext:value-type="float">
            <text:p>6.984852</text:p>
          </table:table-cell>
          <table:table-cell office:value-type="float" office:value="-0.09712023" calcext:value-type="float">
            <text:p>-0.09712023</text:p>
          </table:table-cell>
          <table:table-cell office:value-type="float" office:value="0.005766036" calcext:value-type="float">
            <text:p>0.005766036</text:p>
          </table:table-cell>
          <table:table-cell office:value-type="float" office:value="0.06537629" calcext:value-type="float">
            <text:p>0.06537629</text:p>
          </table:table-cell>
          <table:table-cell office:value-type="float" office:value="8.120414" calcext:value-type="float">
            <text:p>8.120414</text:p>
          </table:table-cell>
          <table:table-cell office:value-type="float" office:value="0.2216633" calcext:value-type="float">
            <text:p>0.2216633</text:p>
          </table:table-cell>
          <table:table-cell office:value-type="float" office:value="0.03546796" calcext:value-type="float">
            <text:p>0.03546796</text:p>
          </table:table-cell>
          <table:table-cell office:value-type="float" office:value="0.03376" calcext:value-type="float">
            <text:p>0.03376</text:p>
          </table:table-cell>
          <table:table-cell office:value-type="float" office:value="0.02546478" calcext:value-type="float">
            <text:p>0.02546478</text:p>
          </table:table-cell>
          <table:table-cell office:value-type="float" office:value="0.02115323" calcext:value-type="float">
            <text:p>0.02115323</text:p>
          </table:table-cell>
          <table:table-cell office:value-type="float" office:value="0.01973953" calcext:value-type="float">
            <text:p>0.01973953</text:p>
          </table:table-cell>
          <table:table-cell office:value-type="float" office:value="0.01889673" calcext:value-type="float">
            <text:p>0.01889673</text:p>
          </table:table-cell>
          <table:table-cell office:value-type="float" office:value="0.01606646" calcext:value-type="float">
            <text:p>0.01606646</text:p>
          </table:table-cell>
          <table:table-cell office:value-type="float" office:value="9.890045" calcext:value-type="float">
            <text:p>9.890045</text:p>
          </table:table-cell>
          <table:table-cell office:value-type="float" office:value="28.85139" calcext:value-type="float">
            <text:p>28.85139</text:p>
          </table:table-cell>
          <table:table-cell office:value-type="float" office:value="27.63976" calcext:value-type="float">
            <text:p>27.63976</text:p>
          </table:table-cell>
          <table:table-cell office:value-type="float" office:value="31.60239" calcext:value-type="float">
            <text:p>31.60239</text:p>
          </table:table-cell>
          <table:table-cell office:value-type="float" office:value="30.25897" calcext:value-type="float">
            <text:p>30.25897</text:p>
          </table:table-cell>
          <table:table-cell office:value-type="float" office:value="24.85997" calcext:value-type="float">
            <text:p>24.85997</text:p>
          </table:table-cell>
          <table:table-cell office:value-type="float" office:value="15.15591" calcext:value-type="float">
            <text:p>15.15591</text:p>
          </table:table-cell>
          <table:table-cell office:value-type="float" office:value="3.091754" calcext:value-type="float">
            <text:p>3.091754</text:p>
          </table:table-cell>
          <table:table-cell office:value-type="float" office:value="90.78638" calcext:value-type="float">
            <text:p>90.78638</text:p>
          </table:table-cell>
          <table:table-cell office:value-type="float" office:value="0" calcext:value-type="float">
            <text:p>0</text:p>
          </table:table-cell>
          <table:table-cell office:value-type="float" office:value="-0.2669302" calcext:value-type="float">
            <text:p>-0.266930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9.607927" calcext:value-type="float">
            <text:p>9.607927</text:p>
          </table:table-cell>
          <table:table-cell office:value-type="float" office:value="456.9724" calcext:value-type="float">
            <text:p>456.972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63112" calcext:value-type="float">
            <text:p>0.07063112</text:p>
          </table:table-cell>
          <table:table-cell office:value-type="float" office:value="14.25646" calcext:value-type="float">
            <text:p>14.2564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505582" calcext:value-type="float">
            <text:p>0.0250558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7.047309" calcext:value-type="float">
            <text:p>7.047309</text:p>
          </table:table-cell>
          <table:table-cell office:value-type="float" office:value="-0.09713322" calcext:value-type="float">
            <text:p>-0.09713322</text:p>
          </table:table-cell>
          <table:table-cell office:value-type="float" office:value="0.005774716" calcext:value-type="float">
            <text:p>0.005774716</text:p>
          </table:table-cell>
          <table:table-cell office:value-type="float" office:value="0.06538717" calcext:value-type="float">
            <text:p>0.06538717</text:p>
          </table:table-cell>
          <table:table-cell office:value-type="float" office:value="8.111584" calcext:value-type="float">
            <text:p>8.111584</text:p>
          </table:table-cell>
          <table:table-cell office:value-type="float" office:value="0.1472899" calcext:value-type="float">
            <text:p>0.1472899</text:p>
          </table:table-cell>
          <table:table-cell office:value-type="float" office:value="0.03464305" calcext:value-type="float">
            <text:p>0.03464305</text:p>
          </table:table-cell>
          <table:table-cell office:value-type="float" office:value="0.0312866" calcext:value-type="float">
            <text:p>0.0312866</text:p>
          </table:table-cell>
          <table:table-cell office:value-type="float" office:value="0.02609476" calcext:value-type="float">
            <text:p>0.02609476</text:p>
          </table:table-cell>
          <table:table-cell office:value-type="float" office:value="0.0213691" calcext:value-type="float">
            <text:p>0.0213691</text:p>
          </table:table-cell>
          <table:table-cell office:value-type="float" office:value="0.01966894" calcext:value-type="float">
            <text:p>0.01966894</text:p>
          </table:table-cell>
          <table:table-cell office:value-type="float" office:value="0.01877873" calcext:value-type="float">
            <text:p>0.01877873</text:p>
          </table:table-cell>
          <table:table-cell office:value-type="float" office:value="0.01603954" calcext:value-type="float">
            <text:p>0.01603954</text:p>
          </table:table-cell>
          <table:table-cell office:value-type="float" office:value="6.45348" calcext:value-type="float">
            <text:p>6.45348</text:p>
          </table:table-cell>
          <table:table-cell office:value-type="float" office:value="15.58207" calcext:value-type="float">
            <text:p>15.58207</text:p>
          </table:table-cell>
          <table:table-cell office:value-type="float" office:value="27.92113" calcext:value-type="float">
            <text:p>27.92113</text:p>
          </table:table-cell>
          <table:table-cell office:value-type="float" office:value="33.91188" calcext:value-type="float">
            <text:p>33.91188</text:p>
          </table:table-cell>
          <table:table-cell office:value-type="float" office:value="32.26463" calcext:value-type="float">
            <text:p>32.26463</text:p>
          </table:table-cell>
          <table:table-cell office:value-type="float" office:value="25.58568" calcext:value-type="float">
            <text:p>25.58568</text:p>
          </table:table-cell>
          <table:table-cell office:value-type="float" office:value="15.22968" calcext:value-type="float">
            <text:p>15.22968</text:p>
          </table:table-cell>
          <table:table-cell office:value-type="float" office:value="3.102266" calcext:value-type="float">
            <text:p>3.102266</text:p>
          </table:table-cell>
          <table:table-cell office:value-type="float" office:value="89.73013" calcext:value-type="float">
            <text:p>89.73013</text:p>
          </table:table-cell>
          <table:table-cell office:value-type="float" office:value="0" calcext:value-type="float">
            <text:p>0</text:p>
          </table:table-cell>
          <table:table-cell office:value-type="float" office:value="-0.2669345" calcext:value-type="float">
            <text:p>-0.266934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9.586753" calcext:value-type="float">
            <text:p>9.586753</text:p>
          </table:table-cell>
          <table:table-cell office:value-type="float" office:value="456.9402" calcext:value-type="float">
            <text:p>456.940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08116" calcext:value-type="float">
            <text:p>0.07008116</text:p>
          </table:table-cell>
          <table:table-cell office:value-type="float" office:value="14.15964" calcext:value-type="float">
            <text:p>14.1596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522719" calcext:value-type="float">
            <text:p>0.0252271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7.195377" calcext:value-type="float">
            <text:p>7.195377</text:p>
          </table:table-cell>
          <table:table-cell office:value-type="float" office:value="-0.09714818" calcext:value-type="float">
            <text:p>-0.09714818</text:p>
          </table:table-cell>
          <table:table-cell office:value-type="float" office:value="0.005786111" calcext:value-type="float">
            <text:p>0.005786111</text:p>
          </table:table-cell>
          <table:table-cell office:value-type="float" office:value="0.06540383" calcext:value-type="float">
            <text:p>0.06540383</text:p>
          </table:table-cell>
          <table:table-cell office:value-type="float" office:value="8.103444" calcext:value-type="float">
            <text:p>8.103444</text:p>
          </table:table-cell>
          <table:table-cell office:value-type="float" office:value="0.1253076" calcext:value-type="float">
            <text:p>0.1253076</text:p>
          </table:table-cell>
          <table:table-cell office:value-type="float" office:value="0.0355872" calcext:value-type="float">
            <text:p>0.0355872</text:p>
          </table:table-cell>
          <table:table-cell office:value-type="float" office:value="0.0310089" calcext:value-type="float">
            <text:p>0.0310089</text:p>
          </table:table-cell>
          <table:table-cell office:value-type="float" office:value="0.02574406" calcext:value-type="float">
            <text:p>0.02574406</text:p>
          </table:table-cell>
          <table:table-cell office:value-type="float" office:value="0.02140509" calcext:value-type="float">
            <text:p>0.02140509</text:p>
          </table:table-cell>
          <table:table-cell office:value-type="float" office:value="0.01982078" calcext:value-type="float">
            <text:p>0.01982078</text:p>
          </table:table-cell>
          <table:table-cell office:value-type="float" office:value="0.0187695" calcext:value-type="float">
            <text:p>0.0187695</text:p>
          </table:table-cell>
          <table:table-cell office:value-type="float" office:value="0.01599844" calcext:value-type="float">
            <text:p>0.01599844</text:p>
          </table:table-cell>
          <table:table-cell office:value-type="float" office:value="11.23848" calcext:value-type="float">
            <text:p>11.23848</text:p>
          </table:table-cell>
          <table:table-cell office:value-type="float" office:value="17.25802" calcext:value-type="float">
            <text:p>17.25802</text:p>
          </table:table-cell>
          <table:table-cell office:value-type="float" office:value="25.46253" calcext:value-type="float">
            <text:p>25.46253</text:p>
          </table:table-cell>
          <table:table-cell office:value-type="float" office:value="31.92756" calcext:value-type="float">
            <text:p>31.92756</text:p>
          </table:table-cell>
          <table:table-cell office:value-type="float" office:value="32.00894" calcext:value-type="float">
            <text:p>32.00894</text:p>
          </table:table-cell>
          <table:table-cell office:value-type="float" office:value="26.33836" calcext:value-type="float">
            <text:p>26.33836</text:p>
          </table:table-cell>
          <table:table-cell office:value-type="float" office:value="15.56859" calcext:value-type="float">
            <text:p>15.56859</text:p>
          </table:table-cell>
          <table:table-cell office:value-type="float" office:value="3.113488" calcext:value-type="float">
            <text:p>3.113488</text:p>
          </table:table-cell>
          <table:table-cell office:value-type="float" office:value="88.90288" calcext:value-type="float">
            <text:p>88.90288</text:p>
          </table:table-cell>
          <table:table-cell office:value-type="float" office:value="0" calcext:value-type="float">
            <text:p>0</text:p>
          </table:table-cell>
          <table:table-cell office:value-type="float" office:value="-0.2669385" calcext:value-type="float">
            <text:p>-0.266938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9.566792" calcext:value-type="float">
            <text:p>9.566792</text:p>
          </table:table-cell>
          <table:table-cell office:value-type="float" office:value="456.9088" calcext:value-type="float">
            <text:p>456.908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08206" calcext:value-type="float">
            <text:p>0.06908206</text:p>
          </table:table-cell>
          <table:table-cell office:value-type="float" office:value="14.06318" calcext:value-type="float">
            <text:p>14.0631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543301" calcext:value-type="float">
            <text:p>0.0254330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7.345819" calcext:value-type="float">
            <text:p>7.345819</text:p>
          </table:table-cell>
          <table:table-cell office:value-type="float" office:value="-0.0971617" calcext:value-type="float">
            <text:p>-0.0971617</text:p>
          </table:table-cell>
          <table:table-cell office:value-type="float" office:value="0.005792769" calcext:value-type="float">
            <text:p>0.005792769</text:p>
          </table:table-cell>
          <table:table-cell office:value-type="float" office:value="0.06541905" calcext:value-type="float">
            <text:p>0.06541905</text:p>
          </table:table-cell>
          <table:table-cell office:value-type="float" office:value="8.096272" calcext:value-type="float">
            <text:p>8.096272</text:p>
          </table:table-cell>
          <table:table-cell office:value-type="float" office:value="0.09515614" calcext:value-type="float">
            <text:p>0.09515614</text:p>
          </table:table-cell>
          <table:table-cell office:value-type="float" office:value="0.03280262" calcext:value-type="float">
            <text:p>0.03280262</text:p>
          </table:table-cell>
          <table:table-cell office:value-type="float" office:value="0.03077023" calcext:value-type="float">
            <text:p>0.03077023</text:p>
          </table:table-cell>
          <table:table-cell office:value-type="float" office:value="0.02593778" calcext:value-type="float">
            <text:p>0.02593778</text:p>
          </table:table-cell>
          <table:table-cell office:value-type="float" office:value="0.02138364" calcext:value-type="float">
            <text:p>0.02138364</text:p>
          </table:table-cell>
          <table:table-cell office:value-type="float" office:value="0.01975235" calcext:value-type="float">
            <text:p>0.01975235</text:p>
          </table:table-cell>
          <table:table-cell office:value-type="float" office:value="0.01873393" calcext:value-type="float">
            <text:p>0.01873393</text:p>
          </table:table-cell>
          <table:table-cell office:value-type="float" office:value="0.01596863" calcext:value-type="float">
            <text:p>0.01596863</text:p>
          </table:table-cell>
          <table:table-cell office:value-type="float" office:value="7.081807" calcext:value-type="float">
            <text:p>7.081807</text:p>
          </table:table-cell>
          <table:table-cell office:value-type="float" office:value="12.69475" calcext:value-type="float">
            <text:p>12.69475</text:p>
          </table:table-cell>
          <table:table-cell office:value-type="float" office:value="24.51961" calcext:value-type="float">
            <text:p>24.51961</text:p>
          </table:table-cell>
          <table:table-cell office:value-type="float" office:value="32.49622" calcext:value-type="float">
            <text:p>32.49622</text:p>
          </table:table-cell>
          <table:table-cell office:value-type="float" office:value="32.64593" calcext:value-type="float">
            <text:p>32.64593</text:p>
          </table:table-cell>
          <table:table-cell office:value-type="float" office:value="26.71184" calcext:value-type="float">
            <text:p>26.71184</text:p>
          </table:table-cell>
          <table:table-cell office:value-type="float" office:value="15.73659" calcext:value-type="float">
            <text:p>15.73659</text:p>
          </table:table-cell>
          <table:table-cell office:value-type="float" office:value="3.127665" calcext:value-type="float">
            <text:p>3.127665</text:p>
          </table:table-cell>
          <table:table-cell office:value-type="float" office:value="87.17455" calcext:value-type="float">
            <text:p>87.17455</text:p>
          </table:table-cell>
          <table:table-cell office:value-type="float" office:value="0" calcext:value-type="float">
            <text:p>0</text:p>
          </table:table-cell>
          <table:table-cell office:value-type="float" office:value="-0.2669421" calcext:value-type="float">
            <text:p>-0.26694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9.546444" calcext:value-type="float">
            <text:p>9.546444</text:p>
          </table:table-cell>
          <table:table-cell office:value-type="float" office:value="456.8773" calcext:value-type="float">
            <text:p>456.877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826556" calcext:value-type="float">
            <text:p>0.06826556</text:p>
          </table:table-cell>
          <table:table-cell office:value-type="float" office:value="13.99089" calcext:value-type="float">
            <text:p>13.9908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557728" calcext:value-type="float">
            <text:p>0.0255772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7.465867" calcext:value-type="float">
            <text:p>7.465867</text:p>
          </table:table-cell>
          <table:table-cell office:value-type="float" office:value="-0.09728047" calcext:value-type="float">
            <text:p>-0.09728047</text:p>
          </table:table-cell>
          <table:table-cell office:value-type="float" office:value="0.005806925" calcext:value-type="float">
            <text:p>0.005806925</text:p>
          </table:table-cell>
          <table:table-cell office:value-type="float" office:value="0.06543314" calcext:value-type="float">
            <text:p>0.06543314</text:p>
          </table:table-cell>
          <table:table-cell office:value-type="float" office:value="8.088233" calcext:value-type="float">
            <text:p>8.088233</text:p>
          </table:table-cell>
          <table:table-cell office:value-type="float" office:value="0.06175826" calcext:value-type="float">
            <text:p>0.06175826</text:p>
          </table:table-cell>
          <table:table-cell office:value-type="float" office:value="0.03136956" calcext:value-type="float">
            <text:p>0.03136956</text:p>
          </table:table-cell>
          <table:table-cell office:value-type="float" office:value="0.0303398" calcext:value-type="float">
            <text:p>0.0303398</text:p>
          </table:table-cell>
          <table:table-cell office:value-type="float" office:value="0.02573191" calcext:value-type="float">
            <text:p>0.02573191</text:p>
          </table:table-cell>
          <table:table-cell office:value-type="float" office:value="0.02138333" calcext:value-type="float">
            <text:p>0.02138333</text:p>
          </table:table-cell>
          <table:table-cell office:value-type="float" office:value="0.01980231" calcext:value-type="float">
            <text:p>0.01980231</text:p>
          </table:table-cell>
          <table:table-cell office:value-type="float" office:value="0.01874717" calcext:value-type="float">
            <text:p>0.01874717</text:p>
          </table:table-cell>
          <table:table-cell office:value-type="float" office:value="0.01594757" calcext:value-type="float">
            <text:p>0.01594757</text:p>
          </table:table-cell>
          <table:table-cell office:value-type="float" office:value="9.789378" calcext:value-type="float">
            <text:p>9.789378</text:p>
          </table:table-cell>
          <table:table-cell office:value-type="float" office:value="13.55894" calcext:value-type="float">
            <text:p>13.55894</text:p>
          </table:table-cell>
          <table:table-cell office:value-type="float" office:value="22.60151" calcext:value-type="float">
            <text:p>22.60151</text:p>
          </table:table-cell>
          <table:table-cell office:value-type="float" office:value="31.32092" calcext:value-type="float">
            <text:p>31.32092</text:p>
          </table:table-cell>
          <table:table-cell office:value-type="float" office:value="32.44362" calcext:value-type="float">
            <text:p>32.44362</text:p>
          </table:table-cell>
          <table:table-cell office:value-type="float" office:value="26.96868" calcext:value-type="float">
            <text:p>26.96868</text:p>
          </table:table-cell>
          <table:table-cell office:value-type="float" office:value="15.92264" calcext:value-type="float">
            <text:p>15.92264</text:p>
          </table:table-cell>
          <table:table-cell office:value-type="float" office:value="3.14294" calcext:value-type="float">
            <text:p>3.14294</text:p>
          </table:table-cell>
          <table:table-cell office:value-type="float" office:value="86.12289" calcext:value-type="float">
            <text:p>86.12289</text:p>
          </table:table-cell>
          <table:table-cell office:value-type="float" office:value="0" calcext:value-type="float">
            <text:p>0</text:p>
          </table:table-cell>
          <table:table-cell office:value-type="float" office:value="-0.2670708" calcext:value-type="float">
            <text:p>-0.26707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9.527517" calcext:value-type="float">
            <text:p>9.527517</text:p>
          </table:table-cell>
          <table:table-cell office:value-type="float" office:value="456.8472" calcext:value-type="float">
            <text:p>456.847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009252" calcext:value-type="float">
            <text:p>0.07009252</text:p>
          </table:table-cell>
          <table:table-cell office:value-type="float" office:value="13.96147" calcext:value-type="float">
            <text:p>13.9614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572015" calcext:value-type="float">
            <text:p>0.0257201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7.565796" calcext:value-type="float">
            <text:p>7.565796</text:p>
          </table:table-cell>
          <table:table-cell office:value-type="float" office:value="-0.09736909" calcext:value-type="float">
            <text:p>-0.09736909</text:p>
          </table:table-cell>
          <table:table-cell office:value-type="float" office:value="0.005810632" calcext:value-type="float">
            <text:p>0.005810632</text:p>
          </table:table-cell>
          <table:table-cell office:value-type="float" office:value="0.06544491" calcext:value-type="float">
            <text:p>0.06544491</text:p>
          </table:table-cell>
          <table:table-cell office:value-type="float" office:value="8.081289" calcext:value-type="float">
            <text:p>8.081289</text:p>
          </table:table-cell>
          <table:table-cell office:value-type="float" office:value="0.1460543" calcext:value-type="float">
            <text:p>0.1460543</text:p>
          </table:table-cell>
          <table:table-cell office:value-type="float" office:value="0.06212032" calcext:value-type="float">
            <text:p>0.06212032</text:p>
          </table:table-cell>
          <table:table-cell office:value-type="float" office:value="0.03741327" calcext:value-type="float">
            <text:p>0.03741327</text:p>
          </table:table-cell>
          <table:table-cell office:value-type="float" office:value="0.02957077" calcext:value-type="float">
            <text:p>0.02957077</text:p>
          </table:table-cell>
          <table:table-cell office:value-type="float" office:value="0.02209665" calcext:value-type="float">
            <text:p>0.02209665</text:p>
          </table:table-cell>
          <table:table-cell office:value-type="float" office:value="0.020004" calcext:value-type="float">
            <text:p>0.020004</text:p>
          </table:table-cell>
          <table:table-cell office:value-type="float" office:value="0.01912442" calcext:value-type="float">
            <text:p>0.01912442</text:p>
          </table:table-cell>
          <table:table-cell office:value-type="float" office:value="0.0159552" calcext:value-type="float">
            <text:p>0.0159552</text:p>
          </table:table-cell>
          <table:table-cell office:value-type="float" office:value="1.59478" calcext:value-type="float">
            <text:p>1.59478</text:p>
          </table:table-cell>
          <table:table-cell office:value-type="float" office:value="5.571432" calcext:value-type="float">
            <text:p>5.571432</text:p>
          </table:table-cell>
          <table:table-cell office:value-type="float" office:value="19.90893" calcext:value-type="float">
            <text:p>19.90893</text:p>
          </table:table-cell>
          <table:table-cell office:value-type="float" office:value="35.94106" calcext:value-type="float">
            <text:p>35.94106</text:p>
          </table:table-cell>
          <table:table-cell office:value-type="float" office:value="35.14077" calcext:value-type="float">
            <text:p>35.14077</text:p>
          </table:table-cell>
          <table:table-cell office:value-type="float" office:value="27.4014" calcext:value-type="float">
            <text:p>27.4014</text:p>
          </table:table-cell>
          <table:table-cell office:value-type="float" office:value="15.51399" calcext:value-type="float">
            <text:p>15.51399</text:p>
          </table:table-cell>
          <table:table-cell office:value-type="float" office:value="3.188005" calcext:value-type="float">
            <text:p>3.188005</text:p>
          </table:table-cell>
          <table:table-cell office:value-type="float" office:value="84.20096" calcext:value-type="float">
            <text:p>84.20096</text:p>
          </table:table-cell>
          <table:table-cell office:value-type="float" office:value="0" calcext:value-type="float">
            <text:p>0</text:p>
          </table:table-cell>
          <table:table-cell office:value-type="float" office:value="-0.2671509" calcext:value-type="float">
            <text:p>-0.26715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9.512556" calcext:value-type="float">
            <text:p>9.512556</text:p>
          </table:table-cell>
          <table:table-cell office:value-type="float" office:value="456.8207" calcext:value-type="float">
            <text:p>456.820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859717" calcext:value-type="float">
            <text:p>0.06859717</text:p>
          </table:table-cell>
          <table:table-cell office:value-type="float" office:value="13.71624" calcext:value-type="float">
            <text:p>13.7162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02826" calcext:value-type="float">
            <text:p>0.0260282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7.86561" calcext:value-type="float">
            <text:p>7.86561</text:p>
          </table:table-cell>
          <table:table-cell office:value-type="float" office:value="-0.09739486" calcext:value-type="float">
            <text:p>-0.09739486</text:p>
          </table:table-cell>
          <table:table-cell office:value-type="float" office:value="0.00580703" calcext:value-type="float">
            <text:p>0.00580703</text:p>
          </table:table-cell>
          <table:table-cell office:value-type="float" office:value="0.0654557" calcext:value-type="float">
            <text:p>0.0654557</text:p>
          </table:table-cell>
          <table:table-cell office:value-type="float" office:value="8.078283" calcext:value-type="float">
            <text:p>8.078283</text:p>
          </table:table-cell>
          <table:table-cell office:value-type="float" office:value="0.09084439" calcext:value-type="float">
            <text:p>0.09084439</text:p>
          </table:table-cell>
          <table:table-cell office:value-type="float" office:value="0.04035534" calcext:value-type="float">
            <text:p>0.04035534</text:p>
          </table:table-cell>
          <table:table-cell office:value-type="float" office:value="0.03317073" calcext:value-type="float">
            <text:p>0.03317073</text:p>
          </table:table-cell>
          <table:table-cell office:value-type="float" office:value="0.02882387" calcext:value-type="float">
            <text:p>0.02882387</text:p>
          </table:table-cell>
          <table:table-cell office:value-type="float" office:value="0.02425952" calcext:value-type="float">
            <text:p>0.02425952</text:p>
          </table:table-cell>
          <table:table-cell office:value-type="float" office:value="0.02294293" calcext:value-type="float">
            <text:p>0.02294293</text:p>
          </table:table-cell>
          <table:table-cell office:value-type="float" office:value="0.02114455" calcext:value-type="float">
            <text:p>0.02114455</text:p>
          </table:table-cell>
          <table:table-cell office:value-type="float" office:value="0.01627801" calcext:value-type="float">
            <text:p>0.01627801</text:p>
          </table:table-cell>
          <table:table-cell office:value-type="float" office:value="1.103849" calcext:value-type="float">
            <text:p>1.103849</text:p>
          </table:table-cell>
          <table:table-cell office:value-type="float" office:value="3.100642" calcext:value-type="float">
            <text:p>3.100642</text:p>
          </table:table-cell>
          <table:table-cell office:value-type="float" office:value="10.9299" calcext:value-type="float">
            <text:p>10.9299</text:p>
          </table:table-cell>
          <table:table-cell office:value-type="float" office:value="21.9327" calcext:value-type="float">
            <text:p>21.9327</text:p>
          </table:table-cell>
          <table:table-cell office:value-type="float" office:value="32.23676" calcext:value-type="float">
            <text:p>32.23676</text:p>
          </table:table-cell>
          <table:table-cell office:value-type="float" office:value="35.48198" calcext:value-type="float">
            <text:p>35.48198</text:p>
          </table:table-cell>
          <table:table-cell office:value-type="float" office:value="22.7037" calcext:value-type="float">
            <text:p>22.7037</text:p>
          </table:table-cell>
          <table:table-cell office:value-type="float" office:value="4.107262" calcext:value-type="float">
            <text:p>4.107262</text:p>
          </table:table-cell>
          <table:table-cell office:value-type="float" office:value="82.10794" calcext:value-type="float">
            <text:p>82.10794</text:p>
          </table:table-cell>
          <table:table-cell office:value-type="float" office:value="0" calcext:value-type="float">
            <text:p>0</text:p>
          </table:table-cell>
          <table:table-cell office:value-type="float" office:value="-0.2671727" calcext:value-type="float">
            <text:p>-0.26717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9.498333" calcext:value-type="float">
            <text:p>9.498333</text:p>
          </table:table-cell>
          <table:table-cell office:value-type="float" office:value="456.7958" calcext:value-type="float">
            <text:p>456.795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59194" calcext:value-type="float">
            <text:p>0.06759194</text:p>
          </table:table-cell>
          <table:table-cell office:value-type="float" office:value="13.47686" calcext:value-type="float">
            <text:p>13.4768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30907" calcext:value-type="float">
            <text:p>0.0263090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140682" calcext:value-type="float">
            <text:p>8.140682</text:p>
          </table:table-cell>
          <table:table-cell office:value-type="float" office:value="-0.09740109" calcext:value-type="float">
            <text:p>-0.09740109</text:p>
          </table:table-cell>
          <table:table-cell office:value-type="float" office:value="0.005814441" calcext:value-type="float">
            <text:p>0.005814441</text:p>
          </table:table-cell>
          <table:table-cell office:value-type="float" office:value="0.06546786" calcext:value-type="float">
            <text:p>0.06546786</text:p>
          </table:table-cell>
          <table:table-cell office:value-type="float" office:value="8.073086" calcext:value-type="float">
            <text:p>8.073086</text:p>
          </table:table-cell>
          <table:table-cell office:value-type="float" office:value="0.06172732" calcext:value-type="float">
            <text:p>0.06172732</text:p>
          </table:table-cell>
          <table:table-cell office:value-type="float" office:value="0.03395857" calcext:value-type="float">
            <text:p>0.03395857</text:p>
          </table:table-cell>
          <table:table-cell office:value-type="float" office:value="0.03155721" calcext:value-type="float">
            <text:p>0.03155721</text:p>
          </table:table-cell>
          <table:table-cell office:value-type="float" office:value="0.02824089" calcext:value-type="float">
            <text:p>0.02824089</text:p>
          </table:table-cell>
          <table:table-cell office:value-type="float" office:value="0.02382332" calcext:value-type="float">
            <text:p>0.02382332</text:p>
          </table:table-cell>
          <table:table-cell office:value-type="float" office:value="0.02245142" calcext:value-type="float">
            <text:p>0.02245142</text:p>
          </table:table-cell>
          <table:table-cell office:value-type="float" office:value="0.02095661" calcext:value-type="float">
            <text:p>0.02095661</text:p>
          </table:table-cell>
          <table:table-cell office:value-type="float" office:value="0.01639983" calcext:value-type="float">
            <text:p>0.01639983</text:p>
          </table:table-cell>
          <table:table-cell office:value-type="float" office:value="2.750273" calcext:value-type="float">
            <text:p>2.750273</text:p>
          </table:table-cell>
          <table:table-cell office:value-type="float" office:value="5.355814" calcext:value-type="float">
            <text:p>5.355814</text:p>
          </table:table-cell>
          <table:table-cell office:value-type="float" office:value="11.41309" calcext:value-type="float">
            <text:p>11.41309</text:p>
          </table:table-cell>
          <table:table-cell office:value-type="float" office:value="21.58156" calcext:value-type="float">
            <text:p>21.58156</text:p>
          </table:table-cell>
          <table:table-cell office:value-type="float" office:value="30.62865" calcext:value-type="float">
            <text:p>30.62865</text:p>
          </table:table-cell>
          <table:table-cell office:value-type="float" office:value="32.74721" calcext:value-type="float">
            <text:p>32.74721</text:p>
          </table:table-cell>
          <table:table-cell office:value-type="float" office:value="21.17952" calcext:value-type="float">
            <text:p>21.17952</text:p>
          </table:table-cell>
          <table:table-cell office:value-type="float" office:value="4.488707" calcext:value-type="float">
            <text:p>4.488707</text:p>
          </table:table-cell>
          <table:table-cell office:value-type="float" office:value="81.02657" calcext:value-type="float">
            <text:p>81.02657</text:p>
          </table:table-cell>
          <table:table-cell office:value-type="float" office:value="0" calcext:value-type="float">
            <text:p>0</text:p>
          </table:table-cell>
          <table:table-cell office:value-type="float" office:value="-0.2671784" calcext:value-type="float">
            <text:p>-0.26717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9.485103" calcext:value-type="float">
            <text:p>9.485103</text:p>
          </table:table-cell>
          <table:table-cell office:value-type="float" office:value="456.7726" calcext:value-type="float">
            <text:p>456.772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687441" calcext:value-type="float">
            <text:p>0.06687441</text:p>
          </table:table-cell>
          <table:table-cell office:value-type="float" office:value="13.26894" calcext:value-type="float">
            <text:p>13.2689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5398" calcext:value-type="float">
            <text:p>0.026539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381573" calcext:value-type="float">
            <text:p>8.381573</text:p>
          </table:table-cell>
          <table:table-cell office:value-type="float" office:value="-0.09740418" calcext:value-type="float">
            <text:p>-0.09740418</text:p>
          </table:table-cell>
          <table:table-cell office:value-type="float" office:value="0.005823631" calcext:value-type="float">
            <text:p>0.005823631</text:p>
          </table:table-cell>
          <table:table-cell office:value-type="float" office:value="0.06547923" calcext:value-type="float">
            <text:p>0.06547923</text:p>
          </table:table-cell>
          <table:table-cell office:value-type="float" office:value="8.066471" calcext:value-type="float">
            <text:p>8.066471</text:p>
          </table:table-cell>
          <table:table-cell office:value-type="float" office:value="0.04559633" calcext:value-type="float">
            <text:p>0.04559633</text:p>
          </table:table-cell>
          <table:table-cell office:value-type="float" office:value="0.03110274" calcext:value-type="float">
            <text:p>0.03110274</text:p>
          </table:table-cell>
          <table:table-cell office:value-type="float" office:value="0.03066667" calcext:value-type="float">
            <text:p>0.03066667</text:p>
          </table:table-cell>
          <table:table-cell office:value-type="float" office:value="0.02767381" calcext:value-type="float">
            <text:p>0.02767381</text:p>
          </table:table-cell>
          <table:table-cell office:value-type="float" office:value="0.02326335" calcext:value-type="float">
            <text:p>0.02326335</text:p>
          </table:table-cell>
          <table:table-cell office:value-type="float" office:value="0.02182038" calcext:value-type="float">
            <text:p>0.02182038</text:p>
          </table:table-cell>
          <table:table-cell office:value-type="float" office:value="0.02068452" calcext:value-type="float">
            <text:p>0.02068452</text:p>
          </table:table-cell>
          <table:table-cell office:value-type="float" office:value="0.01651226" calcext:value-type="float">
            <text:p>0.01651226</text:p>
          </table:table-cell>
          <table:table-cell office:value-type="float" office:value="4.350052" calcext:value-type="float">
            <text:p>4.350052</text:p>
          </table:table-cell>
          <table:table-cell office:value-type="float" office:value="6.64271" calcext:value-type="float">
            <text:p>6.64271</text:p>
          </table:table-cell>
          <table:table-cell office:value-type="float" office:value="11.6987" calcext:value-type="float">
            <text:p>11.6987</text:p>
          </table:table-cell>
          <table:table-cell office:value-type="float" office:value="21.17081" calcext:value-type="float">
            <text:p>21.17081</text:p>
          </table:table-cell>
          <table:table-cell office:value-type="float" office:value="29.27587" calcext:value-type="float">
            <text:p>29.27587</text:p>
          </table:table-cell>
          <table:table-cell office:value-type="float" office:value="30.62956" calcext:value-type="float">
            <text:p>30.62956</text:p>
          </table:table-cell>
          <table:table-cell office:value-type="float" office:value="20.01575" calcext:value-type="float">
            <text:p>20.01575</text:p>
          </table:table-cell>
          <table:table-cell office:value-type="float" office:value="4.765446" calcext:value-type="float">
            <text:p>4.765446</text:p>
          </table:table-cell>
          <table:table-cell office:value-type="float" office:value="80.05182" calcext:value-type="float">
            <text:p>80.05182</text:p>
          </table:table-cell>
          <table:table-cell office:value-type="float" office:value="0" calcext:value-type="float">
            <text:p>0</text:p>
          </table:table-cell>
          <table:table-cell office:value-type="float" office:value="-0.2671806" calcext:value-type="float">
            <text:p>-0.267180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9.472731" calcext:value-type="float">
            <text:p>9.472731</text:p>
          </table:table-cell>
          <table:table-cell office:value-type="float" office:value="456.7506" calcext:value-type="float">
            <text:p>456.750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639693" calcext:value-type="float">
            <text:p>0.06639693</text:p>
          </table:table-cell>
          <table:table-cell office:value-type="float" office:value="13.10461" calcext:value-type="float">
            <text:p>13.1046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73462" calcext:value-type="float">
            <text:p>0.0267346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57856" calcext:value-type="float">
            <text:p>8.57856</text:p>
          </table:table-cell>
          <table:table-cell office:value-type="float" office:value="-0.09740761" calcext:value-type="float">
            <text:p>-0.09740761</text:p>
          </table:table-cell>
          <table:table-cell office:value-type="float" office:value="0.005832433" calcext:value-type="float">
            <text:p>0.005832433</text:p>
          </table:table-cell>
          <table:table-cell office:value-type="float" office:value="0.06548987" calcext:value-type="float">
            <text:p>0.06548987</text:p>
          </table:table-cell>
          <table:table-cell office:value-type="float" office:value="8.059275" calcext:value-type="float">
            <text:p>8.059275</text:p>
          </table:table-cell>
          <table:table-cell office:value-type="float" office:value="0.0416999" calcext:value-type="float">
            <text:p>0.0416999</text:p>
          </table:table-cell>
          <table:table-cell office:value-type="float" office:value="0.03006884" calcext:value-type="float">
            <text:p>0.03006884</text:p>
          </table:table-cell>
          <table:table-cell office:value-type="float" office:value="0.03034888" calcext:value-type="float">
            <text:p>0.03034888</text:p>
          </table:table-cell>
          <table:table-cell office:value-type="float" office:value="0.02738885" calcext:value-type="float">
            <text:p>0.02738885</text:p>
          </table:table-cell>
          <table:table-cell office:value-type="float" office:value="0.02283636" calcext:value-type="float">
            <text:p>0.02283636</text:p>
          </table:table-cell>
          <table:table-cell office:value-type="float" office:value="0.02130779" calcext:value-type="float">
            <text:p>0.02130779</text:p>
          </table:table-cell>
          <table:table-cell office:value-type="float" office:value="0.02043665" calcext:value-type="float">
            <text:p>0.02043665</text:p>
          </table:table-cell>
          <table:table-cell office:value-type="float" office:value="0.0165817" calcext:value-type="float">
            <text:p>0.0165817</text:p>
          </table:table-cell>
          <table:table-cell office:value-type="float" office:value="4.161813" calcext:value-type="float">
            <text:p>4.161813</text:p>
          </table:table-cell>
          <table:table-cell office:value-type="float" office:value="6.490623" calcext:value-type="float">
            <text:p>6.490623</text:p>
          </table:table-cell>
          <table:table-cell office:value-type="float" office:value="11.64092" calcext:value-type="float">
            <text:p>11.64092</text:p>
          </table:table-cell>
          <table:table-cell office:value-type="float" office:value="20.93867" calcext:value-type="float">
            <text:p>20.93867</text:p>
          </table:table-cell>
          <table:table-cell office:value-type="float" office:value="28.68382" calcext:value-type="float">
            <text:p>28.68382</text:p>
          </table:table-cell>
          <table:table-cell office:value-type="float" office:value="29.49711" calcext:value-type="float">
            <text:p>29.49711</text:p>
          </table:table-cell>
          <table:table-cell office:value-type="float" office:value="19.42072" calcext:value-type="float">
            <text:p>19.42072</text:p>
          </table:table-cell>
          <table:table-cell office:value-type="float" office:value="4.869451" calcext:value-type="float">
            <text:p>4.869451</text:p>
          </table:table-cell>
          <table:table-cell office:value-type="float" office:value="79.03829" calcext:value-type="float">
            <text:p>79.03829</text:p>
          </table:table-cell>
          <table:table-cell office:value-type="float" office:value="0" calcext:value-type="float">
            <text:p>0</text:p>
          </table:table-cell>
          <table:table-cell office:value-type="float" office:value="-0.2671815" calcext:value-type="float">
            <text:p>-0.26718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9.45944" calcext:value-type="float">
            <text:p>9.45944</text:p>
          </table:table-cell>
          <table:table-cell office:value-type="float" office:value="456.728" calcext:value-type="float">
            <text:p>456.72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581308" calcext:value-type="float">
            <text:p>0.06581308</text:p>
          </table:table-cell>
          <table:table-cell office:value-type="float" office:value="12.99722" calcext:value-type="float">
            <text:p>12.9972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86913" calcext:value-type="float">
            <text:p>0.0268691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718083" calcext:value-type="float">
            <text:p>8.718083</text:p>
          </table:table-cell>
          <table:table-cell office:value-type="float" office:value="-0.09741481" calcext:value-type="float">
            <text:p>-0.09741481</text:p>
          </table:table-cell>
          <table:table-cell office:value-type="float" office:value="0.005846355" calcext:value-type="float">
            <text:p>0.005846355</text:p>
          </table:table-cell>
          <table:table-cell office:value-type="float" office:value="0.06550426" calcext:value-type="float">
            <text:p>0.06550426</text:p>
          </table:table-cell>
          <table:table-cell office:value-type="float" office:value="8.05198" calcext:value-type="float">
            <text:p>8.05198</text:p>
          </table:table-cell>
          <table:table-cell office:value-type="float" office:value="0.02986482" calcext:value-type="float">
            <text:p>0.02986482</text:p>
          </table:table-cell>
          <table:table-cell office:value-type="float" office:value="0.02941813" calcext:value-type="float">
            <text:p>0.02941813</text:p>
          </table:table-cell>
          <table:table-cell office:value-type="float" office:value="0.02986595" calcext:value-type="float">
            <text:p>0.02986595</text:p>
          </table:table-cell>
          <table:table-cell office:value-type="float" office:value="0.02697467" calcext:value-type="float">
            <text:p>0.02697467</text:p>
          </table:table-cell>
          <table:table-cell office:value-type="float" office:value="0.02244128" calcext:value-type="float">
            <text:p>0.02244128</text:p>
          </table:table-cell>
          <table:table-cell office:value-type="float" office:value="0.02091576" calcext:value-type="float">
            <text:p>0.02091576</text:p>
          </table:table-cell>
          <table:table-cell office:value-type="float" office:value="0.02022483" calcext:value-type="float">
            <text:p>0.02022483</text:p>
          </table:table-cell>
          <table:table-cell office:value-type="float" office:value="0.01661724" calcext:value-type="float">
            <text:p>0.01661724</text:p>
          </table:table-cell>
          <table:table-cell office:value-type="float" office:value="5.443326" calcext:value-type="float">
            <text:p>5.443326</text:p>
          </table:table-cell>
          <table:table-cell office:value-type="float" office:value="7.161031" calcext:value-type="float">
            <text:p>7.161031</text:p>
          </table:table-cell>
          <table:table-cell office:value-type="float" office:value="11.447" calcext:value-type="float">
            <text:p>11.447</text:p>
          </table:table-cell>
          <table:table-cell office:value-type="float" office:value="20.46501" calcext:value-type="float">
            <text:p>20.46501</text:p>
          </table:table-cell>
          <table:table-cell office:value-type="float" office:value="28.02519" calcext:value-type="float">
            <text:p>28.02519</text:p>
          </table:table-cell>
          <table:table-cell office:value-type="float" office:value="28.64864" calcext:value-type="float">
            <text:p>28.64864</text:p>
          </table:table-cell>
          <table:table-cell office:value-type="float" office:value="19.13826" calcext:value-type="float">
            <text:p>19.13826</text:p>
          </table:table-cell>
          <table:table-cell office:value-type="float" office:value="4.881373" calcext:value-type="float">
            <text:p>4.881373</text:p>
          </table:table-cell>
          <table:table-cell office:value-type="float" office:value="78.02898" calcext:value-type="float">
            <text:p>78.02898</text:p>
          </table:table-cell>
          <table:table-cell office:value-type="float" office:value="0" calcext:value-type="float">
            <text:p>0</text:p>
          </table:table-cell>
          <table:table-cell office:value-type="float" office:value="-0.2671835" calcext:value-type="float">
            <text:p>-0.267183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9.445127" calcext:value-type="float">
            <text:p>9.445127</text:p>
          </table:table-cell>
          <table:table-cell office:value-type="float" office:value="456.7046" calcext:value-type="float">
            <text:p>456.704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544241" calcext:value-type="float">
            <text:p>0.06544241</text:p>
          </table:table-cell>
          <table:table-cell office:value-type="float" office:value="12.95804" calcext:value-type="float">
            <text:p>12.9580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94183" calcext:value-type="float">
            <text:p>0.0269418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790954" calcext:value-type="float">
            <text:p>8.790954</text:p>
          </table:table-cell>
          <table:table-cell office:value-type="float" office:value="-0.09742349" calcext:value-type="float">
            <text:p>-0.09742349</text:p>
          </table:table-cell>
          <table:table-cell office:value-type="float" office:value="0.005866916" calcext:value-type="float">
            <text:p>0.005866916</text:p>
          </table:table-cell>
          <table:table-cell office:value-type="float" office:value="0.06551556" calcext:value-type="float">
            <text:p>0.06551556</text:p>
          </table:table-cell>
          <table:table-cell office:value-type="float" office:value="8.042558" calcext:value-type="float">
            <text:p>8.042558</text:p>
          </table:table-cell>
          <table:table-cell office:value-type="float" office:value="0.02269541" calcext:value-type="float">
            <text:p>0.02269541</text:p>
          </table:table-cell>
          <table:table-cell office:value-type="float" office:value="0.02961438" calcext:value-type="float">
            <text:p>0.02961438</text:p>
          </table:table-cell>
          <table:table-cell office:value-type="float" office:value="0.02970982" calcext:value-type="float">
            <text:p>0.02970982</text:p>
          </table:table-cell>
          <table:table-cell office:value-type="float" office:value="0.02669355" calcext:value-type="float">
            <text:p>0.02669355</text:p>
          </table:table-cell>
          <table:table-cell office:value-type="float" office:value="0.02213627" calcext:value-type="float">
            <text:p>0.02213627</text:p>
          </table:table-cell>
          <table:table-cell office:value-type="float" office:value="0.02062665" calcext:value-type="float">
            <text:p>0.02062665</text:p>
          </table:table-cell>
          <table:table-cell office:value-type="float" office:value="0.0200467" calcext:value-type="float">
            <text:p>0.0200467</text:p>
          </table:table-cell>
          <table:table-cell office:value-type="float" office:value="0.01662466" calcext:value-type="float">
            <text:p>0.01662466</text:p>
          </table:table-cell>
          <table:table-cell office:value-type="float" office:value="5.62335" calcext:value-type="float">
            <text:p>5.62335</text:p>
          </table:table-cell>
          <table:table-cell office:value-type="float" office:value="8.537206" calcext:value-type="float">
            <text:p>8.537206</text:p>
          </table:table-cell>
          <table:table-cell office:value-type="float" office:value="11.78549" calcext:value-type="float">
            <text:p>11.78549</text:p>
          </table:table-cell>
          <table:table-cell office:value-type="float" office:value="20.2744" calcext:value-type="float">
            <text:p>20.2744</text:p>
          </table:table-cell>
          <table:table-cell office:value-type="float" office:value="27.49162" calcext:value-type="float">
            <text:p>27.49162</text:p>
          </table:table-cell>
          <table:table-cell office:value-type="float" office:value="27.8878" calcext:value-type="float">
            <text:p>27.8878</text:p>
          </table:table-cell>
          <table:table-cell office:value-type="float" office:value="18.92244" calcext:value-type="float">
            <text:p>18.92244</text:p>
          </table:table-cell>
          <table:table-cell office:value-type="float" office:value="4.868677" calcext:value-type="float">
            <text:p>4.868677</text:p>
          </table:table-cell>
          <table:table-cell office:value-type="float" office:value="77.3326" calcext:value-type="float">
            <text:p>77.3326</text:p>
          </table:table-cell>
          <table:table-cell office:value-type="float" office:value="0" calcext:value-type="float">
            <text:p>0</text:p>
          </table:table-cell>
          <table:table-cell office:value-type="float" office:value="-0.2671854" calcext:value-type="float">
            <text:p>-0.267185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9.42658" calcext:value-type="float">
            <text:p>9.42658</text:p>
          </table:table-cell>
          <table:table-cell office:value-type="float" office:value="456.6801" calcext:value-type="float">
            <text:p>456.680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667612" calcext:value-type="float">
            <text:p>0.06667612</text:p>
          </table:table-cell>
          <table:table-cell office:value-type="float" office:value="12.9557" calcext:value-type="float">
            <text:p>12.955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699744" calcext:value-type="float">
            <text:p>0.0269974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83074" calcext:value-type="float">
            <text:p>8.83074</text:p>
          </table:table-cell>
          <table:table-cell office:value-type="float" office:value="-0.09743538" calcext:value-type="float">
            <text:p>-0.09743538</text:p>
          </table:table-cell>
          <table:table-cell office:value-type="float" office:value="0.005901271" calcext:value-type="float">
            <text:p>0.005901271</text:p>
          </table:table-cell>
          <table:table-cell office:value-type="float" office:value="0.06551667" calcext:value-type="float">
            <text:p>0.06551667</text:p>
          </table:table-cell>
          <table:table-cell office:value-type="float" office:value="8.025431" calcext:value-type="float">
            <text:p>8.025431</text:p>
          </table:table-cell>
          <table:table-cell office:value-type="float" office:value="0.1186192" calcext:value-type="float">
            <text:p>0.1186192</text:p>
          </table:table-cell>
          <table:table-cell office:value-type="float" office:value="0.03069117" calcext:value-type="float">
            <text:p>0.03069117</text:p>
          </table:table-cell>
          <table:table-cell office:value-type="float" office:value="0.02959587" calcext:value-type="float">
            <text:p>0.02959587</text:p>
          </table:table-cell>
          <table:table-cell office:value-type="float" office:value="0.0264463" calcext:value-type="float">
            <text:p>0.0264463</text:p>
          </table:table-cell>
          <table:table-cell office:value-type="float" office:value="0.02188087" calcext:value-type="float">
            <text:p>0.02188087</text:p>
          </table:table-cell>
          <table:table-cell office:value-type="float" office:value="0.02040038" calcext:value-type="float">
            <text:p>0.02040038</text:p>
          </table:table-cell>
          <table:table-cell office:value-type="float" office:value="0.01989567" calcext:value-type="float">
            <text:p>0.01989567</text:p>
          </table:table-cell>
          <table:table-cell office:value-type="float" office:value="0.01662428" calcext:value-type="float">
            <text:p>0.01662428</text:p>
          </table:table-cell>
          <table:table-cell office:value-type="float" office:value="5.477742" calcext:value-type="float">
            <text:p>5.477742</text:p>
          </table:table-cell>
          <table:table-cell office:value-type="float" office:value="9.728202" calcext:value-type="float">
            <text:p>9.728202</text:p>
          </table:table-cell>
          <table:table-cell office:value-type="float" office:value="12.29138" calcext:value-type="float">
            <text:p>12.29138</text:p>
          </table:table-cell>
          <table:table-cell office:value-type="float" office:value="20.46146" calcext:value-type="float">
            <text:p>20.46146</text:p>
          </table:table-cell>
          <table:table-cell office:value-type="float" office:value="27.30602" calcext:value-type="float">
            <text:p>27.30602</text:p>
          </table:table-cell>
          <table:table-cell office:value-type="float" office:value="27.39803" calcext:value-type="float">
            <text:p>27.39803</text:p>
          </table:table-cell>
          <table:table-cell office:value-type="float" office:value="18.75814" calcext:value-type="float">
            <text:p>18.75814</text:p>
          </table:table-cell>
          <table:table-cell office:value-type="float" office:value="4.855691" calcext:value-type="float">
            <text:p>4.855691</text:p>
          </table:table-cell>
          <table:table-cell office:value-type="float" office:value="77.46816" calcext:value-type="float">
            <text:p>77.46816</text:p>
          </table:table-cell>
          <table:table-cell office:value-type="float" office:value="0" calcext:value-type="float">
            <text:p>0</text:p>
          </table:table-cell>
          <table:table-cell office:value-type="float" office:value="-0.267188" calcext:value-type="float">
            <text:p>-0.26718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9.402699" calcext:value-type="float">
            <text:p>9.402699</text:p>
          </table:table-cell>
          <table:table-cell office:value-type="float" office:value="456.652" calcext:value-type="float">
            <text:p>456.65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35626" calcext:value-type="float">
            <text:p>0.06935626</text:p>
          </table:table-cell>
          <table:table-cell office:value-type="float" office:value="12.9734" calcext:value-type="float">
            <text:p>12.973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04804" calcext:value-type="float">
            <text:p>0.0270480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857529" calcext:value-type="float">
            <text:p>8.857529</text:p>
          </table:table-cell>
          <table:table-cell office:value-type="float" office:value="-0.09744707" calcext:value-type="float">
            <text:p>-0.09744707</text:p>
          </table:table-cell>
          <table:table-cell office:value-type="float" office:value="0.005939974" calcext:value-type="float">
            <text:p>0.005939974</text:p>
          </table:table-cell>
          <table:table-cell office:value-type="float" office:value="0.06551667" calcext:value-type="float">
            <text:p>0.06551667</text:p>
          </table:table-cell>
          <table:table-cell office:value-type="float" office:value="8.002287" calcext:value-type="float">
            <text:p>8.002287</text:p>
          </table:table-cell>
          <table:table-cell office:value-type="float" office:value="0.3231972" calcext:value-type="float">
            <text:p>0.3231972</text:p>
          </table:table-cell>
          <table:table-cell office:value-type="float" office:value="0.0332743" calcext:value-type="float">
            <text:p>0.0332743</text:p>
          </table:table-cell>
          <table:table-cell office:value-type="float" office:value="0.02982002" calcext:value-type="float">
            <text:p>0.02982002</text:p>
          </table:table-cell>
          <table:table-cell office:value-type="float" office:value="0.02612781" calcext:value-type="float">
            <text:p>0.02612781</text:p>
          </table:table-cell>
          <table:table-cell office:value-type="float" office:value="0.02164323" calcext:value-type="float">
            <text:p>0.02164323</text:p>
          </table:table-cell>
          <table:table-cell office:value-type="float" office:value="0.02017304" calcext:value-type="float">
            <text:p>0.02017304</text:p>
          </table:table-cell>
          <table:table-cell office:value-type="float" office:value="0.01967797" calcext:value-type="float">
            <text:p>0.01967797</text:p>
          </table:table-cell>
          <table:table-cell office:value-type="float" office:value="0.01659865" calcext:value-type="float">
            <text:p>0.01659865</text:p>
          </table:table-cell>
          <table:table-cell office:value-type="float" office:value="4.982538" calcext:value-type="float">
            <text:p>4.982538</text:p>
          </table:table-cell>
          <table:table-cell office:value-type="float" office:value="11.05613" calcext:value-type="float">
            <text:p>11.05613</text:p>
          </table:table-cell>
          <table:table-cell office:value-type="float" office:value="12.70409" calcext:value-type="float">
            <text:p>12.70409</text:p>
          </table:table-cell>
          <table:table-cell office:value-type="float" office:value="20.67944" calcext:value-type="float">
            <text:p>20.67944</text:p>
          </table:table-cell>
          <table:table-cell office:value-type="float" office:value="27.27365" calcext:value-type="float">
            <text:p>27.27365</text:p>
          </table:table-cell>
          <table:table-cell office:value-type="float" office:value="27.12062" calcext:value-type="float">
            <text:p>27.12062</text:p>
          </table:table-cell>
          <table:table-cell office:value-type="float" office:value="18.65333" calcext:value-type="float">
            <text:p>18.65333</text:p>
          </table:table-cell>
          <table:table-cell office:value-type="float" office:value="4.844582" calcext:value-type="float">
            <text:p>4.844582</text:p>
          </table:table-cell>
          <table:table-cell office:value-type="float" office:value="77.72097" calcext:value-type="float">
            <text:p>77.72097</text:p>
          </table:table-cell>
          <table:table-cell office:value-type="float" office:value="0" calcext:value-type="float">
            <text:p>0</text:p>
          </table:table-cell>
          <table:table-cell office:value-type="float" office:value="-0.2671907" calcext:value-type="float">
            <text:p>-0.26719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9.378546" calcext:value-type="float">
            <text:p>9.378546</text:p>
          </table:table-cell>
          <table:table-cell office:value-type="float" office:value="456.6226" calcext:value-type="float">
            <text:p>456.622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38702" calcext:value-type="float">
            <text:p>0.07138702</text:p>
          </table:table-cell>
          <table:table-cell office:value-type="float" office:value="12.99953" calcext:value-type="float">
            <text:p>12.9995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09601" calcext:value-type="float">
            <text:p>0.0270960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878193" calcext:value-type="float">
            <text:p>8.878193</text:p>
          </table:table-cell>
          <table:table-cell office:value-type="float" office:value="-0.09745929" calcext:value-type="float">
            <text:p>-0.09745929</text:p>
          </table:table-cell>
          <table:table-cell office:value-type="float" office:value="0.005977809" calcext:value-type="float">
            <text:p>0.005977809</text:p>
          </table:table-cell>
          <table:table-cell office:value-type="float" office:value="0.06551667" calcext:value-type="float">
            <text:p>0.06551667</text:p>
          </table:table-cell>
          <table:table-cell office:value-type="float" office:value="7.979946" calcext:value-type="float">
            <text:p>7.979946</text:p>
          </table:table-cell>
          <table:table-cell office:value-type="float" office:value="0.4761062" calcext:value-type="float">
            <text:p>0.4761062</text:p>
          </table:table-cell>
          <table:table-cell office:value-type="float" office:value="0.0345317" calcext:value-type="float">
            <text:p>0.0345317</text:p>
          </table:table-cell>
          <table:table-cell office:value-type="float" office:value="0.03009368" calcext:value-type="float">
            <text:p>0.03009368</text:p>
          </table:table-cell>
          <table:table-cell office:value-type="float" office:value="0.02590761" calcext:value-type="float">
            <text:p>0.02590761</text:p>
          </table:table-cell>
          <table:table-cell office:value-type="float" office:value="0.02147169" calcext:value-type="float">
            <text:p>0.02147169</text:p>
          </table:table-cell>
          <table:table-cell office:value-type="float" office:value="0.0200104" calcext:value-type="float">
            <text:p>0.0200104</text:p>
          </table:table-cell>
          <table:table-cell office:value-type="float" office:value="0.01947747" calcext:value-type="float">
            <text:p>0.01947747</text:p>
          </table:table-cell>
          <table:table-cell office:value-type="float" office:value="0.01654421" calcext:value-type="float">
            <text:p>0.01654421</text:p>
          </table:table-cell>
          <table:table-cell office:value-type="float" office:value="4.780897" calcext:value-type="float">
            <text:p>4.780897</text:p>
          </table:table-cell>
          <table:table-cell office:value-type="float" office:value="12.04778" calcext:value-type="float">
            <text:p>12.04778</text:p>
          </table:table-cell>
          <table:table-cell office:value-type="float" office:value="13.05647" calcext:value-type="float">
            <text:p>13.05647</text:p>
          </table:table-cell>
          <table:table-cell office:value-type="float" office:value="20.88004" calcext:value-type="float">
            <text:p>20.88004</text:p>
          </table:table-cell>
          <table:table-cell office:value-type="float" office:value="27.28755" calcext:value-type="float">
            <text:p>27.28755</text:p>
          </table:table-cell>
          <table:table-cell office:value-type="float" office:value="26.95443" calcext:value-type="float">
            <text:p>26.95443</text:p>
          </table:table-cell>
          <table:table-cell office:value-type="float" office:value="18.59029" calcext:value-type="float">
            <text:p>18.59029</text:p>
          </table:table-cell>
          <table:table-cell office:value-type="float" office:value="4.835961" calcext:value-type="float">
            <text:p>4.835961</text:p>
          </table:table-cell>
          <table:table-cell office:value-type="float" office:value="78.0413" calcext:value-type="float">
            <text:p>78.0413</text:p>
          </table:table-cell>
          <table:table-cell office:value-type="float" office:value="0" calcext:value-type="float">
            <text:p>0</text:p>
          </table:table-cell>
          <table:table-cell office:value-type="float" office:value="-0.2671933" calcext:value-type="float">
            <text:p>-0.267193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9.353054" calcext:value-type="float">
            <text:p>9.353054</text:p>
          </table:table-cell>
          <table:table-cell office:value-type="float" office:value="456.5909" calcext:value-type="float">
            <text:p>456.590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322838" calcext:value-type="float">
            <text:p>0.07322838</text:p>
          </table:table-cell>
          <table:table-cell office:value-type="float" office:value="13.03372" calcext:value-type="float">
            <text:p>13.0337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14248" calcext:value-type="float">
            <text:p>0.0271424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895294" calcext:value-type="float">
            <text:p>8.895294</text:p>
          </table:table-cell>
          <table:table-cell office:value-type="float" office:value="-0.09747202" calcext:value-type="float">
            <text:p>-0.09747202</text:p>
          </table:table-cell>
          <table:table-cell office:value-type="float" office:value="0.006014795" calcext:value-type="float">
            <text:p>0.006014795</text:p>
          </table:table-cell>
          <table:table-cell office:value-type="float" office:value="0.06551667" calcext:value-type="float">
            <text:p>0.06551667</text:p>
          </table:table-cell>
          <table:table-cell office:value-type="float" office:value="7.957978" calcext:value-type="float">
            <text:p>7.957978</text:p>
          </table:table-cell>
          <table:table-cell office:value-type="float" office:value="0.6039453" calcext:value-type="float">
            <text:p>0.6039453</text:p>
          </table:table-cell>
          <table:table-cell office:value-type="float" office:value="0.0356812" calcext:value-type="float">
            <text:p>0.0356812</text:p>
          </table:table-cell>
          <table:table-cell office:value-type="float" office:value="0.03031801" calcext:value-type="float">
            <text:p>0.03031801</text:p>
          </table:table-cell>
          <table:table-cell office:value-type="float" office:value="0.02571444" calcext:value-type="float">
            <text:p>0.02571444</text:p>
          </table:table-cell>
          <table:table-cell office:value-type="float" office:value="0.02134463" calcext:value-type="float">
            <text:p>0.02134463</text:p>
          </table:table-cell>
          <table:table-cell office:value-type="float" office:value="0.01988566" calcext:value-type="float">
            <text:p>0.01988566</text:p>
          </table:table-cell>
          <table:table-cell office:value-type="float" office:value="0.01929344" calcext:value-type="float">
            <text:p>0.01929344</text:p>
          </table:table-cell>
          <table:table-cell office:value-type="float" office:value="0.01646796" calcext:value-type="float">
            <text:p>0.01646796</text:p>
          </table:table-cell>
          <table:table-cell office:value-type="float" office:value="4.603864" calcext:value-type="float">
            <text:p>4.603864</text:p>
          </table:table-cell>
          <table:table-cell office:value-type="float" office:value="12.93063" calcext:value-type="float">
            <text:p>12.93063</text:p>
          </table:table-cell>
          <table:table-cell office:value-type="float" office:value="13.41912" calcext:value-type="float">
            <text:p>13.41912</text:p>
          </table:table-cell>
          <table:table-cell office:value-type="float" office:value="21.08158" calcext:value-type="float">
            <text:p>21.08158</text:p>
          </table:table-cell>
          <table:table-cell office:value-type="float" office:value="27.31696" calcext:value-type="float">
            <text:p>27.31696</text:p>
          </table:table-cell>
          <table:table-cell office:value-type="float" office:value="26.83576" calcext:value-type="float">
            <text:p>26.83576</text:p>
          </table:table-cell>
          <table:table-cell office:value-type="float" office:value="18.55268" calcext:value-type="float">
            <text:p>18.55268</text:p>
          </table:table-cell>
          <table:table-cell office:value-type="float" office:value="4.829494" calcext:value-type="float">
            <text:p>4.829494</text:p>
          </table:table-cell>
          <table:table-cell office:value-type="float" office:value="78.77192" calcext:value-type="float">
            <text:p>78.77192</text:p>
          </table:table-cell>
          <table:table-cell office:value-type="float" office:value="0" calcext:value-type="float">
            <text:p>0</text:p>
          </table:table-cell>
          <table:table-cell office:value-type="float" office:value="-0.2671974" calcext:value-type="float">
            <text:p>-0.267197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9.338355" calcext:value-type="float">
            <text:p>9.338355</text:p>
          </table:table-cell>
          <table:table-cell office:value-type="float" office:value="456.5647" calcext:value-type="float">
            <text:p>456.564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7185628" calcext:value-type="float">
            <text:p>0.07185628</text:p>
          </table:table-cell>
          <table:table-cell office:value-type="float" office:value="13.03954" calcext:value-type="float">
            <text:p>13.0395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24948" calcext:value-type="float">
            <text:p>0.0272494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8.94738" calcext:value-type="float">
            <text:p>8.94738</text:p>
          </table:table-cell>
          <table:table-cell office:value-type="float" office:value="-0.09748538" calcext:value-type="float">
            <text:p>-0.09748538</text:p>
          </table:table-cell>
          <table:table-cell office:value-type="float" office:value="0.006021127" calcext:value-type="float">
            <text:p>0.006021127</text:p>
          </table:table-cell>
          <table:table-cell office:value-type="float" office:value="0.06552725" calcext:value-type="float">
            <text:p>0.06552725</text:p>
          </table:table-cell>
          <table:table-cell office:value-type="float" office:value="7.949777" calcext:value-type="float">
            <text:p>7.949777</text:p>
          </table:table-cell>
          <table:table-cell office:value-type="float" office:value="0.3886744" calcext:value-type="float">
            <text:p>0.3886744</text:p>
          </table:table-cell>
          <table:table-cell office:value-type="float" office:value="0.0819434" calcext:value-type="float">
            <text:p>0.0819434</text:p>
          </table:table-cell>
          <table:table-cell office:value-type="float" office:value="0.0401852" calcext:value-type="float">
            <text:p>0.0401852</text:p>
          </table:table-cell>
          <table:table-cell office:value-type="float" office:value="0.02755559" calcext:value-type="float">
            <text:p>0.02755559</text:p>
          </table:table-cell>
          <table:table-cell office:value-type="float" office:value="0.02136476" calcext:value-type="float">
            <text:p>0.02136476</text:p>
          </table:table-cell>
          <table:table-cell office:value-type="float" office:value="0.01978534" calcext:value-type="float">
            <text:p>0.01978534</text:p>
          </table:table-cell>
          <table:table-cell office:value-type="float" office:value="0.01915722" calcext:value-type="float">
            <text:p>0.01915722</text:p>
          </table:table-cell>
          <table:table-cell office:value-type="float" office:value="0.01639197" calcext:value-type="float">
            <text:p>0.01639197</text:p>
          </table:table-cell>
          <table:table-cell office:value-type="float" office:value="1.46031" calcext:value-type="float">
            <text:p>1.46031</text:p>
          </table:table-cell>
          <table:table-cell office:value-type="float" office:value="4.921484" calcext:value-type="float">
            <text:p>4.921484</text:p>
          </table:table-cell>
          <table:table-cell office:value-type="float" office:value="15.10227" calcext:value-type="float">
            <text:p>15.10227</text:p>
          </table:table-cell>
          <table:table-cell office:value-type="float" office:value="22.61189" calcext:value-type="float">
            <text:p>22.61189</text:p>
          </table:table-cell>
          <table:table-cell office:value-type="float" office:value="27.81265" calcext:value-type="float">
            <text:p>27.81265</text:p>
          </table:table-cell>
          <table:table-cell office:value-type="float" office:value="26.8976" calcext:value-type="float">
            <text:p>26.8976</text:p>
          </table:table-cell>
          <table:table-cell office:value-type="float" office:value="18.51873" calcext:value-type="float">
            <text:p>18.51873</text:p>
          </table:table-cell>
          <table:table-cell office:value-type="float" office:value="4.82599" calcext:value-type="float">
            <text:p>4.82599</text:p>
          </table:table-cell>
          <table:table-cell office:value-type="float" office:value="78.01198" calcext:value-type="float">
            <text:p>78.01198</text:p>
          </table:table-cell>
          <table:table-cell office:value-type="float" office:value="0" calcext:value-type="float">
            <text:p>0</text:p>
          </table:table-cell>
          <table:table-cell office:value-type="float" office:value="-0.2671982" calcext:value-type="float">
            <text:p>-0.267198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9.328467" calcext:value-type="float">
            <text:p>9.328467</text:p>
          </table:table-cell>
          <table:table-cell office:value-type="float" office:value="456.5451" calcext:value-type="float">
            <text:p>456.545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943844" calcext:value-type="float">
            <text:p>0.06943844</text:p>
          </table:table-cell>
          <table:table-cell office:value-type="float" office:value="12.85886" calcext:value-type="float">
            <text:p>12.8588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49963" calcext:value-type="float">
            <text:p>0.0274996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9.178084" calcext:value-type="float">
            <text:p>9.178084</text:p>
          </table:table-cell>
          <table:table-cell office:value-type="float" office:value="-0.09751424" calcext:value-type="float">
            <text:p>-0.09751424</text:p>
          </table:table-cell>
          <table:table-cell office:value-type="float" office:value="0.006013397" calcext:value-type="float">
            <text:p>0.006013397</text:p>
          </table:table-cell>
          <table:table-cell office:value-type="float" office:value="0.06553728" calcext:value-type="float">
            <text:p>0.06553728</text:p>
          </table:table-cell>
          <table:table-cell office:value-type="float" office:value="7.946172" calcext:value-type="float">
            <text:p>7.946172</text:p>
          </table:table-cell>
          <table:table-cell office:value-type="float" office:value="0.2495105" calcext:value-type="float">
            <text:p>0.2495105</text:p>
          </table:table-cell>
          <table:table-cell office:value-type="float" office:value="0.04918927" calcext:value-type="float">
            <text:p>0.04918927</text:p>
          </table:table-cell>
          <table:table-cell office:value-type="float" office:value="0.03459359" calcext:value-type="float">
            <text:p>0.03459359</text:p>
          </table:table-cell>
          <table:table-cell office:value-type="float" office:value="0.029459" calcext:value-type="float">
            <text:p>0.029459</text:p>
          </table:table-cell>
          <table:table-cell office:value-type="float" office:value="0.02500533" calcext:value-type="float">
            <text:p>0.02500533</text:p>
          </table:table-cell>
          <table:table-cell office:value-type="float" office:value="0.02351071" calcext:value-type="float">
            <text:p>0.02351071</text:p>
          </table:table-cell>
          <table:table-cell office:value-type="float" office:value="0.02155207" calcext:value-type="float">
            <text:p>0.02155207</text:p>
          </table:table-cell>
          <table:table-cell office:value-type="float" office:value="0.01645794" calcext:value-type="float">
            <text:p>0.01645794</text:p>
          </table:table-cell>
          <table:table-cell office:value-type="float" office:value="0.631355" calcext:value-type="float">
            <text:p>0.631355</text:p>
          </table:table-cell>
          <table:table-cell office:value-type="float" office:value="1.8311" calcext:value-type="float">
            <text:p>1.8311</text:p>
          </table:table-cell>
          <table:table-cell office:value-type="float" office:value="6.918782" calcext:value-type="float">
            <text:p>6.918782</text:p>
          </table:table-cell>
          <table:table-cell office:value-type="float" office:value="15.19913" calcext:value-type="float">
            <text:p>15.19913</text:p>
          </table:table-cell>
          <table:table-cell office:value-type="float" office:value="25.57755" calcext:value-type="float">
            <text:p>25.57755</text:p>
          </table:table-cell>
          <table:table-cell office:value-type="float" office:value="31.63147" calcext:value-type="float">
            <text:p>31.63147</text:p>
          </table:table-cell>
          <table:table-cell office:value-type="float" office:value="25.38628" calcext:value-type="float">
            <text:p>25.38628</text:p>
          </table:table-cell>
          <table:table-cell office:value-type="float" office:value="5.03588" calcext:value-type="float">
            <text:p>5.03588</text:p>
          </table:table-cell>
          <table:table-cell office:value-type="float" office:value="76.44012" calcext:value-type="float">
            <text:p>76.44012</text:p>
          </table:table-cell>
          <table:table-cell office:value-type="float" office:value="0" calcext:value-type="float">
            <text:p>0</text:p>
          </table:table-cell>
          <table:table-cell office:value-type="float" office:value="-0.267205" calcext:value-type="float">
            <text:p>-0.2672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9.319433" calcext:value-type="float">
            <text:p>9.319433</text:p>
          </table:table-cell>
          <table:table-cell office:value-type="float" office:value="456.5269" calcext:value-type="float">
            <text:p>456.526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790493" calcext:value-type="float">
            <text:p>0.06790493</text:p>
          </table:table-cell>
          <table:table-cell office:value-type="float" office:value="12.66279" calcext:value-type="float">
            <text:p>12.6627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73206" calcext:value-type="float">
            <text:p>0.0277320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9.399991" calcext:value-type="float">
            <text:p>9.399991</text:p>
          </table:table-cell>
          <table:table-cell office:value-type="float" office:value="-0.09751487" calcext:value-type="float">
            <text:p>-0.09751487</text:p>
          </table:table-cell>
          <table:table-cell office:value-type="float" office:value="0.006019439" calcext:value-type="float">
            <text:p>0.006019439</text:p>
          </table:table-cell>
          <table:table-cell office:value-type="float" office:value="0.06554759" calcext:value-type="float">
            <text:p>0.06554759</text:p>
          </table:table-cell>
          <table:table-cell office:value-type="float" office:value="7.941061" calcext:value-type="float">
            <text:p>7.941061</text:p>
          </table:table-cell>
          <table:table-cell office:value-type="float" office:value="0.1703712" calcext:value-type="float">
            <text:p>0.1703712</text:p>
          </table:table-cell>
          <table:table-cell office:value-type="float" office:value="0.03878003" calcext:value-type="float">
            <text:p>0.03878003</text:p>
          </table:table-cell>
          <table:table-cell office:value-type="float" office:value="0.03238749" calcext:value-type="float">
            <text:p>0.03238749</text:p>
          </table:table-cell>
          <table:table-cell office:value-type="float" office:value="0.02885113" calcext:value-type="float">
            <text:p>0.02885113</text:p>
          </table:table-cell>
          <table:table-cell office:value-type="float" office:value="0.02480001" calcext:value-type="float">
            <text:p>0.02480001</text:p>
          </table:table-cell>
          <table:table-cell office:value-type="float" office:value="0.02331537" calcext:value-type="float">
            <text:p>0.02331537</text:p>
          </table:table-cell>
          <table:table-cell office:value-type="float" office:value="0.02150283" calcext:value-type="float">
            <text:p>0.02150283</text:p>
          </table:table-cell>
          <table:table-cell office:value-type="float" office:value="0.01654838" calcext:value-type="float">
            <text:p>0.01654838</text:p>
          </table:table-cell>
          <table:table-cell office:value-type="float" office:value="1.057873" calcext:value-type="float">
            <text:p>1.057873</text:p>
          </table:table-cell>
          <table:table-cell office:value-type="float" office:value="2.452324" calcext:value-type="float">
            <text:p>2.452324</text:p>
          </table:table-cell>
          <table:table-cell office:value-type="float" office:value="6.899459" calcext:value-type="float">
            <text:p>6.899459</text:p>
          </table:table-cell>
          <table:table-cell office:value-type="float" office:value="14.99911" calcext:value-type="float">
            <text:p>14.99911</text:p>
          </table:table-cell>
          <table:table-cell office:value-type="float" office:value="24.783" calcext:value-type="float">
            <text:p>24.783</text:p>
          </table:table-cell>
          <table:table-cell office:value-type="float" office:value="29.95324" calcext:value-type="float">
            <text:p>29.95324</text:p>
          </table:table-cell>
          <table:table-cell office:value-type="float" office:value="23.98588" calcext:value-type="float">
            <text:p>23.98588</text:p>
          </table:table-cell>
          <table:table-cell office:value-type="float" office:value="5.379099" calcext:value-type="float">
            <text:p>5.379099</text:p>
          </table:table-cell>
          <table:table-cell office:value-type="float" office:value="75.94124" calcext:value-type="float">
            <text:p>75.94124</text:p>
          </table:table-cell>
          <table:table-cell office:value-type="float" office:value="0" calcext:value-type="float">
            <text:p>0</text:p>
          </table:table-cell>
          <table:table-cell office:value-type="float" office:value="-0.2672104" calcext:value-type="float">
            <text:p>-0.267210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9.310658" calcext:value-type="float">
            <text:p>9.310658</text:p>
          </table:table-cell>
          <table:table-cell office:value-type="float" office:value="456.5096" calcext:value-type="float">
            <text:p>456.509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681763" calcext:value-type="float">
            <text:p>0.06681763</text:p>
          </table:table-cell>
          <table:table-cell office:value-type="float" office:value="12.4835" calcext:value-type="float">
            <text:p>12.483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793491" calcext:value-type="float">
            <text:p>0.0279349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9.602419" calcext:value-type="float">
            <text:p>9.602419</text:p>
          </table:table-cell>
          <table:table-cell office:value-type="float" office:value="-0.09751563" calcext:value-type="float">
            <text:p>-0.09751563</text:p>
          </table:table-cell>
          <table:table-cell office:value-type="float" office:value="0.006028286" calcext:value-type="float">
            <text:p>0.006028286</text:p>
          </table:table-cell>
          <table:table-cell office:value-type="float" office:value="0.06555945" calcext:value-type="float">
            <text:p>0.06555945</text:p>
          </table:table-cell>
          <table:table-cell office:value-type="float" office:value="7.93538" calcext:value-type="float">
            <text:p>7.93538</text:p>
          </table:table-cell>
          <table:table-cell office:value-type="float" office:value="0.1172051" calcext:value-type="float">
            <text:p>0.1172051</text:p>
          </table:table-cell>
          <table:table-cell office:value-type="float" office:value="0.03353161" calcext:value-type="float">
            <text:p>0.03353161</text:p>
          </table:table-cell>
          <table:table-cell office:value-type="float" office:value="0.0312895" calcext:value-type="float">
            <text:p>0.0312895</text:p>
          </table:table-cell>
          <table:table-cell office:value-type="float" office:value="0.02822634" calcext:value-type="float">
            <text:p>0.02822634</text:p>
          </table:table-cell>
          <table:table-cell office:value-type="float" office:value="0.02419452" calcext:value-type="float">
            <text:p>0.02419452</text:p>
          </table:table-cell>
          <table:table-cell office:value-type="float" office:value="0.0227198" calcext:value-type="float">
            <text:p>0.0227198</text:p>
          </table:table-cell>
          <table:table-cell office:value-type="float" office:value="0.02124585" calcext:value-type="float">
            <text:p>0.02124585</text:p>
          </table:table-cell>
          <table:table-cell office:value-type="float" office:value="0.01663439" calcext:value-type="float">
            <text:p>0.01663439</text:p>
          </table:table-cell>
          <table:table-cell office:value-type="float" office:value="2.454544" calcext:value-type="float">
            <text:p>2.454544</text:p>
          </table:table-cell>
          <table:table-cell office:value-type="float" office:value="3.965254" calcext:value-type="float">
            <text:p>3.965254</text:p>
          </table:table-cell>
          <table:table-cell office:value-type="float" office:value="7.339758" calcext:value-type="float">
            <text:p>7.339758</text:p>
          </table:table-cell>
          <table:table-cell office:value-type="float" office:value="14.97915" calcext:value-type="float">
            <text:p>14.97915</text:p>
          </table:table-cell>
          <table:table-cell office:value-type="float" office:value="23.80671" calcext:value-type="float">
            <text:p>23.80671</text:p>
          </table:table-cell>
          <table:table-cell office:value-type="float" office:value="27.92659" calcext:value-type="float">
            <text:p>27.92659</text:p>
          </table:table-cell>
          <table:table-cell office:value-type="float" office:value="22.38118" calcext:value-type="float">
            <text:p>22.38118</text:p>
          </table:table-cell>
          <table:table-cell office:value-type="float" office:value="5.694359" calcext:value-type="float">
            <text:p>5.694359</text:p>
          </table:table-cell>
          <table:table-cell office:value-type="float" office:value="75.50832" calcext:value-type="float">
            <text:p>75.50832</text:p>
          </table:table-cell>
          <table:table-cell office:value-type="float" office:value="0" calcext:value-type="float">
            <text:p>0</text:p>
          </table:table-cell>
          <table:table-cell office:value-type="float" office:value="-0.2672121" calcext:value-type="float">
            <text:p>-0.267212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9.302173" calcext:value-type="float">
            <text:p>9.302173</text:p>
          </table:table-cell>
          <table:table-cell office:value-type="float" office:value="456.4927" calcext:value-type="float">
            <text:p>456.492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611699" calcext:value-type="float">
            <text:p>0.06611699</text:p>
          </table:table-cell>
          <table:table-cell office:value-type="float" office:value="12.34359" calcext:value-type="float">
            <text:p>12.3435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08571" calcext:value-type="float">
            <text:p>0.0280857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9.764185" calcext:value-type="float">
            <text:p>9.764185</text:p>
          </table:table-cell>
          <table:table-cell office:value-type="float" office:value="-0.09751704" calcext:value-type="float">
            <text:p>-0.09751704</text:p>
          </table:table-cell>
          <table:table-cell office:value-type="float" office:value="0.006039095" calcext:value-type="float">
            <text:p>0.006039095</text:p>
          </table:table-cell>
          <table:table-cell office:value-type="float" office:value="0.06557024" calcext:value-type="float">
            <text:p>0.06557024</text:p>
          </table:table-cell>
          <table:table-cell office:value-type="float" office:value="7.928621" calcext:value-type="float">
            <text:p>7.928621</text:p>
          </table:table-cell>
          <table:table-cell office:value-type="float" office:value="0.08759888" calcext:value-type="float">
            <text:p>0.08759888</text:p>
          </table:table-cell>
          <table:table-cell office:value-type="float" office:value="0.03141036" calcext:value-type="float">
            <text:p>0.03141036</text:p>
          </table:table-cell>
          <table:table-cell office:value-type="float" office:value="0.03088626" calcext:value-type="float">
            <text:p>0.03088626</text:p>
          </table:table-cell>
          <table:table-cell office:value-type="float" office:value="0.02784828" calcext:value-type="float">
            <text:p>0.02784828</text:p>
          </table:table-cell>
          <table:table-cell office:value-type="float" office:value="0.02371515" calcext:value-type="float">
            <text:p>0.02371515</text:p>
          </table:table-cell>
          <table:table-cell office:value-type="float" office:value="0.02220844" calcext:value-type="float">
            <text:p>0.02220844</text:p>
          </table:table-cell>
          <table:table-cell office:value-type="float" office:value="0.02099711" calcext:value-type="float">
            <text:p>0.02099711</text:p>
          </table:table-cell>
          <table:table-cell office:value-type="float" office:value="0.01669964" calcext:value-type="float">
            <text:p>0.01669964</text:p>
          </table:table-cell>
          <table:table-cell office:value-type="float" office:value="3.676334" calcext:value-type="float">
            <text:p>3.676334</text:p>
          </table:table-cell>
          <table:table-cell office:value-type="float" office:value="4.831032" calcext:value-type="float">
            <text:p>4.831032</text:p>
          </table:table-cell>
          <table:table-cell office:value-type="float" office:value="7.713848" calcext:value-type="float">
            <text:p>7.713848</text:p>
          </table:table-cell>
          <table:table-cell office:value-type="float" office:value="14.99973" calcext:value-type="float">
            <text:p>14.99973</text:p>
          </table:table-cell>
          <table:table-cell office:value-type="float" office:value="23.08793" calcext:value-type="float">
            <text:p>23.08793</text:p>
          </table:table-cell>
          <table:table-cell office:value-type="float" office:value="26.39953" calcext:value-type="float">
            <text:p>26.39953</text:p>
          </table:table-cell>
          <table:table-cell office:value-type="float" office:value="21.19124" calcext:value-type="float">
            <text:p>21.19124</text:p>
          </table:table-cell>
          <table:table-cell office:value-type="float" office:value="5.876768" calcext:value-type="float">
            <text:p>5.876768</text:p>
          </table:table-cell>
          <table:table-cell office:value-type="float" office:value="74.94862" calcext:value-type="float">
            <text:p>74.94862</text:p>
          </table:table-cell>
          <table:table-cell office:value-type="float" office:value="0" calcext:value-type="float">
            <text:p>0</text:p>
          </table:table-cell>
          <table:table-cell office:value-type="float" office:value="-0.2672121" calcext:value-type="float">
            <text:p>-0.267212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9.291656" calcext:value-type="float">
            <text:p>9.291656</text:p>
          </table:table-cell>
          <table:table-cell office:value-type="float" office:value="456.4733" calcext:value-type="float">
            <text:p>456.473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524877" calcext:value-type="float">
            <text:p>0.06524877</text:p>
          </table:table-cell>
          <table:table-cell office:value-type="float" office:value="12.25665" calcext:value-type="float">
            <text:p>12.2566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20425" calcext:value-type="float">
            <text:p>0.0282042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9.878387" calcext:value-type="float">
            <text:p>9.878387</text:p>
          </table:table-cell>
          <table:table-cell office:value-type="float" office:value="-0.09752567" calcext:value-type="float">
            <text:p>-0.09752567</text:p>
          </table:table-cell>
          <table:table-cell office:value-type="float" office:value="0.00605155" calcext:value-type="float">
            <text:p>0.00605155</text:p>
          </table:table-cell>
          <table:table-cell office:value-type="float" office:value="0.06559037" calcext:value-type="float">
            <text:p>0.06559037</text:p>
          </table:table-cell>
          <table:table-cell office:value-type="float" office:value="7.922362" calcext:value-type="float">
            <text:p>7.922362</text:p>
          </table:table-cell>
          <table:table-cell office:value-type="float" office:value="0.06421086" calcext:value-type="float">
            <text:p>0.06421086</text:p>
          </table:table-cell>
          <table:table-cell office:value-type="float" office:value="0.02998765" calcext:value-type="float">
            <text:p>0.02998765</text:p>
          </table:table-cell>
          <table:table-cell office:value-type="float" office:value="0.03037147" calcext:value-type="float">
            <text:p>0.03037147</text:p>
          </table:table-cell>
          <table:table-cell office:value-type="float" office:value="0.02735271" calcext:value-type="float">
            <text:p>0.02735271</text:p>
          </table:table-cell>
          <table:table-cell office:value-type="float" office:value="0.02286028" calcext:value-type="float">
            <text:p>0.02286028</text:p>
          </table:table-cell>
          <table:table-cell office:value-type="float" office:value="0.02144206" calcext:value-type="float">
            <text:p>0.02144206</text:p>
          </table:table-cell>
          <table:table-cell office:value-type="float" office:value="0.02075792" calcext:value-type="float">
            <text:p>0.02075792</text:p>
          </table:table-cell>
          <table:table-cell office:value-type="float" office:value="0.01673678" calcext:value-type="float">
            <text:p>0.01673678</text:p>
          </table:table-cell>
          <table:table-cell office:value-type="float" office:value="4.567519" calcext:value-type="float">
            <text:p>4.567519</text:p>
          </table:table-cell>
          <table:table-cell office:value-type="float" office:value="5.289864" calcext:value-type="float">
            <text:p>5.289864</text:p>
          </table:table-cell>
          <table:table-cell office:value-type="float" office:value="7.868875" calcext:value-type="float">
            <text:p>7.868875</text:p>
          </table:table-cell>
          <table:table-cell office:value-type="float" office:value="15.03129" calcext:value-type="float">
            <text:p>15.03129</text:p>
          </table:table-cell>
          <table:table-cell office:value-type="float" office:value="22.62727" calcext:value-type="float">
            <text:p>22.62727</text:p>
          </table:table-cell>
          <table:table-cell office:value-type="float" office:value="25.43068" calcext:value-type="float">
            <text:p>25.43068</text:p>
          </table:table-cell>
          <table:table-cell office:value-type="float" office:value="20.59827" calcext:value-type="float">
            <text:p>20.59827</text:p>
          </table:table-cell>
          <table:table-cell office:value-type="float" office:value="5.9398" calcext:value-type="float">
            <text:p>5.9398</text:p>
          </table:table-cell>
          <table:table-cell office:value-type="float" office:value="73.77401" calcext:value-type="float">
            <text:p>73.77401</text:p>
          </table:table-cell>
          <table:table-cell office:value-type="float" office:value="0" calcext:value-type="float">
            <text:p>0</text:p>
          </table:table-cell>
          <table:table-cell office:value-type="float" office:value="-0.2672143" calcext:value-type="float">
            <text:p>-0.267214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9.280621" calcext:value-type="float">
            <text:p>9.280621</text:p>
          </table:table-cell>
          <table:table-cell office:value-type="float" office:value="456.453" calcext:value-type="float">
            <text:p>456.45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513944" calcext:value-type="float">
            <text:p>0.06513944</text:p>
          </table:table-cell>
          <table:table-cell office:value-type="float" office:value="12.22075" calcext:value-type="float">
            <text:p>12.2207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28439" calcext:value-type="float">
            <text:p>0.0282843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9.946381" calcext:value-type="float">
            <text:p>9.946381</text:p>
          </table:table-cell>
          <table:table-cell office:value-type="float" office:value="-0.09753345" calcext:value-type="float">
            <text:p>-0.09753345</text:p>
          </table:table-cell>
          <table:table-cell office:value-type="float" office:value="0.00606231" calcext:value-type="float">
            <text:p>0.00606231</text:p>
          </table:table-cell>
          <table:table-cell office:value-type="float" office:value="0.06560788" calcext:value-type="float">
            <text:p>0.06560788</text:p>
          </table:table-cell>
          <table:table-cell office:value-type="float" office:value="7.914935" calcext:value-type="float">
            <text:p>7.914935</text:p>
          </table:table-cell>
          <table:table-cell office:value-type="float" office:value="0.08169101" calcext:value-type="float">
            <text:p>0.08169101</text:p>
          </table:table-cell>
          <table:table-cell office:value-type="float" office:value="0.03366219" calcext:value-type="float">
            <text:p>0.03366219</text:p>
          </table:table-cell>
          <table:table-cell office:value-type="float" office:value="0.03064079" calcext:value-type="float">
            <text:p>0.03064079</text:p>
          </table:table-cell>
          <table:table-cell office:value-type="float" office:value="0.02694215" calcext:value-type="float">
            <text:p>0.02694215</text:p>
          </table:table-cell>
          <table:table-cell office:value-type="float" office:value="0.0222176" calcext:value-type="float">
            <text:p>0.0222176</text:p>
          </table:table-cell>
          <table:table-cell office:value-type="float" office:value="0.02086066" calcext:value-type="float">
            <text:p>0.02086066</text:p>
          </table:table-cell>
          <table:table-cell office:value-type="float" office:value="0.02050728" calcext:value-type="float">
            <text:p>0.02050728</text:p>
          </table:table-cell>
          <table:table-cell office:value-type="float" office:value="0.01673847" calcext:value-type="float">
            <text:p>0.01673847</text:p>
          </table:table-cell>
          <table:table-cell office:value-type="float" office:value="4.286064" calcext:value-type="float">
            <text:p>4.286064</text:p>
          </table:table-cell>
          <table:table-cell office:value-type="float" office:value="6.710543" calcext:value-type="float">
            <text:p>6.710543</text:p>
          </table:table-cell>
          <table:table-cell office:value-type="float" office:value="8.632599" calcext:value-type="float">
            <text:p>8.632599</text:p>
          </table:table-cell>
          <table:table-cell office:value-type="float" office:value="15.16668" calcext:value-type="float">
            <text:p>15.16668</text:p>
          </table:table-cell>
          <table:table-cell office:value-type="float" office:value="22.31375" calcext:value-type="float">
            <text:p>22.31375</text:p>
          </table:table-cell>
          <table:table-cell office:value-type="float" office:value="24.81509" calcext:value-type="float">
            <text:p>24.81509</text:p>
          </table:table-cell>
          <table:table-cell office:value-type="float" office:value="20.27253" calcext:value-type="float">
            <text:p>20.27253</text:p>
          </table:table-cell>
          <table:table-cell office:value-type="float" office:value="5.937616" calcext:value-type="float">
            <text:p>5.937616</text:p>
          </table:table-cell>
          <table:table-cell office:value-type="float" office:value="72.82678" calcext:value-type="float">
            <text:p>72.82678</text:p>
          </table:table-cell>
          <table:table-cell office:value-type="float" office:value="0" calcext:value-type="float">
            <text:p>0</text:p>
          </table:table-cell>
          <table:table-cell office:value-type="float" office:value="-0.2672145" calcext:value-type="float">
            <text:p>-0.267214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9.269995" calcext:value-type="float">
            <text:p>9.269995</text:p>
          </table:table-cell>
          <table:table-cell office:value-type="float" office:value="456.4329" calcext:value-type="float">
            <text:p>456.432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474403" calcext:value-type="float">
            <text:p>0.06474403</text:p>
          </table:table-cell>
          <table:table-cell office:value-type="float" office:value="12.16536" calcext:value-type="float">
            <text:p>12.1653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43338" calcext:value-type="float">
            <text:p>0.0284333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03492" calcext:value-type="float">
            <text:p>10.03492</text:p>
          </table:table-cell>
          <table:table-cell office:value-type="float" office:value="-0.09754078" calcext:value-type="float">
            <text:p>-0.09754078</text:p>
          </table:table-cell>
          <table:table-cell office:value-type="float" office:value="0.006069199" calcext:value-type="float">
            <text:p>0.006069199</text:p>
          </table:table-cell>
          <table:table-cell office:value-type="float" office:value="0.06562504" calcext:value-type="float">
            <text:p>0.06562504</text:p>
          </table:table-cell>
          <table:table-cell office:value-type="float" office:value="7.908386" calcext:value-type="float">
            <text:p>7.908386</text:p>
          </table:table-cell>
          <table:table-cell office:value-type="float" office:value="0.08237108" calcext:value-type="float">
            <text:p>0.08237108</text:p>
          </table:table-cell>
          <table:table-cell office:value-type="float" office:value="0.03473353" calcext:value-type="float">
            <text:p>0.03473353</text:p>
          </table:table-cell>
          <table:table-cell office:value-type="float" office:value="0.03144178" calcext:value-type="float">
            <text:p>0.03144178</text:p>
          </table:table-cell>
          <table:table-cell office:value-type="float" office:value="0.02738947" calcext:value-type="float">
            <text:p>0.02738947</text:p>
          </table:table-cell>
          <table:table-cell office:value-type="float" office:value="0.02201836" calcext:value-type="float">
            <text:p>0.02201836</text:p>
          </table:table-cell>
          <table:table-cell office:value-type="float" office:value="0.02046994" calcext:value-type="float">
            <text:p>0.02046994</text:p>
          </table:table-cell>
          <table:table-cell office:value-type="float" office:value="0.02024432" calcext:value-type="float">
            <text:p>0.02024432</text:p>
          </table:table-cell>
          <table:table-cell office:value-type="float" office:value="0.01671801" calcext:value-type="float">
            <text:p>0.01671801</text:p>
          </table:table-cell>
          <table:table-cell office:value-type="float" office:value="1.870565" calcext:value-type="float">
            <text:p>1.870565</text:p>
          </table:table-cell>
          <table:table-cell office:value-type="float" office:value="4.319061" calcext:value-type="float">
            <text:p>4.319061</text:p>
          </table:table-cell>
          <table:table-cell office:value-type="float" office:value="8.756241" calcext:value-type="float">
            <text:p>8.756241</text:p>
          </table:table-cell>
          <table:table-cell office:value-type="float" office:value="15.40153" calcext:value-type="float">
            <text:p>15.40153</text:p>
          </table:table-cell>
          <table:table-cell office:value-type="float" office:value="22.6476" calcext:value-type="float">
            <text:p>22.6476</text:p>
          </table:table-cell>
          <table:table-cell office:value-type="float" office:value="24.8822" calcext:value-type="float">
            <text:p>24.8822</text:p>
          </table:table-cell>
          <table:table-cell office:value-type="float" office:value="20.09378" calcext:value-type="float">
            <text:p>20.09378</text:p>
          </table:table-cell>
          <table:table-cell office:value-type="float" office:value="5.923395" calcext:value-type="float">
            <text:p>5.923395</text:p>
          </table:table-cell>
          <table:table-cell office:value-type="float" office:value="71.44019" calcext:value-type="float">
            <text:p>71.44019</text:p>
          </table:table-cell>
          <table:table-cell office:value-type="float" office:value="0" calcext:value-type="float">
            <text:p>0</text:p>
          </table:table-cell>
          <table:table-cell office:value-type="float" office:value="-0.267216" calcext:value-type="float">
            <text:p>-0.26721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9.258951" calcext:value-type="float">
            <text:p>9.258951</text:p>
          </table:table-cell>
          <table:table-cell office:value-type="float" office:value="456.4122" calcext:value-type="float">
            <text:p>456.412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348959" calcext:value-type="float">
            <text:p>0.06348959</text:p>
          </table:table-cell>
          <table:table-cell office:value-type="float" office:value="12.08108" calcext:value-type="float">
            <text:p>12.0810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60494" calcext:value-type="float">
            <text:p>0.0286049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14859" calcext:value-type="float">
            <text:p>10.14859</text:p>
          </table:table-cell>
          <table:table-cell office:value-type="float" office:value="-0.09755052" calcext:value-type="float">
            <text:p>-0.09755052</text:p>
          </table:table-cell>
          <table:table-cell office:value-type="float" office:value="0.00607816" calcext:value-type="float">
            <text:p>0.00607816</text:p>
          </table:table-cell>
          <table:table-cell office:value-type="float" office:value="0.06564879" calcext:value-type="float">
            <text:p>0.06564879</text:p>
          </table:table-cell>
          <table:table-cell office:value-type="float" office:value="7.903095" calcext:value-type="float">
            <text:p>7.903095</text:p>
          </table:table-cell>
          <table:table-cell office:value-type="float" office:value="0.04250944" calcext:value-type="float">
            <text:p>0.04250944</text:p>
          </table:table-cell>
          <table:table-cell office:value-type="float" office:value="0.03002827" calcext:value-type="float">
            <text:p>0.03002827</text:p>
          </table:table-cell>
          <table:table-cell office:value-type="float" office:value="0.03030949" calcext:value-type="float">
            <text:p>0.03030949</text:p>
          </table:table-cell>
          <table:table-cell office:value-type="float" office:value="0.02700795" calcext:value-type="float">
            <text:p>0.02700795</text:p>
          </table:table-cell>
          <table:table-cell office:value-type="float" office:value="0.02190995" calcext:value-type="float">
            <text:p>0.02190995</text:p>
          </table:table-cell>
          <table:table-cell office:value-type="float" office:value="0.02035982" calcext:value-type="float">
            <text:p>0.02035982</text:p>
          </table:table-cell>
          <table:table-cell office:value-type="float" office:value="0.02005357" calcext:value-type="float">
            <text:p>0.02005357</text:p>
          </table:table-cell>
          <table:table-cell office:value-type="float" office:value="0.01668074" calcext:value-type="float">
            <text:p>0.01668074</text:p>
          </table:table-cell>
          <table:table-cell office:value-type="float" office:value="1.953883" calcext:value-type="float">
            <text:p>1.953883</text:p>
          </table:table-cell>
          <table:table-cell office:value-type="float" office:value="4.017831" calcext:value-type="float">
            <text:p>4.017831</text:p>
          </table:table-cell>
          <table:table-cell office:value-type="float" office:value="7.921695" calcext:value-type="float">
            <text:p>7.921695</text:p>
          </table:table-cell>
          <table:table-cell office:value-type="float" office:value="14.51543" calcext:value-type="float">
            <text:p>14.51543</text:p>
          </table:table-cell>
          <table:table-cell office:value-type="float" office:value="22.32763" calcext:value-type="float">
            <text:p>22.32763</text:p>
          </table:table-cell>
          <table:table-cell office:value-type="float" office:value="25.42273" calcext:value-type="float">
            <text:p>25.42273</text:p>
          </table:table-cell>
          <table:table-cell office:value-type="float" office:value="20.21875" calcext:value-type="float">
            <text:p>20.21875</text:p>
          </table:table-cell>
          <table:table-cell office:value-type="float" office:value="5.911828" calcext:value-type="float">
            <text:p>5.911828</text:p>
          </table:table-cell>
          <table:table-cell office:value-type="float" office:value="69.7977" calcext:value-type="float">
            <text:p>69.7977</text:p>
          </table:table-cell>
          <table:table-cell office:value-type="float" office:value="0" calcext:value-type="float">
            <text:p>0</text:p>
          </table:table-cell>
          <table:table-cell office:value-type="float" office:value="-0.2672199" calcext:value-type="float">
            <text:p>-0.267219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9.246385" calcext:value-type="float">
            <text:p>9.246385</text:p>
          </table:table-cell>
          <table:table-cell office:value-type="float" office:value="456.3885" calcext:value-type="float">
            <text:p>456.388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8874" calcext:value-type="float">
            <text:p>0.0628874</text:p>
          </table:table-cell>
          <table:table-cell office:value-type="float" office:value="12.03858" calcext:value-type="float">
            <text:p>12.0385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71625" calcext:value-type="float">
            <text:p>0.0287162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22482" calcext:value-type="float">
            <text:p>10.22482</text:p>
          </table:table-cell>
          <table:table-cell office:value-type="float" office:value="-0.09756356" calcext:value-type="float">
            <text:p>-0.09756356</text:p>
          </table:table-cell>
          <table:table-cell office:value-type="float" office:value="0.006090263" calcext:value-type="float">
            <text:p>0.006090263</text:p>
          </table:table-cell>
          <table:table-cell office:value-type="float" office:value="0.06567746" calcext:value-type="float">
            <text:p>0.06567746</text:p>
          </table:table-cell>
          <table:table-cell office:value-type="float" office:value="7.898242" calcext:value-type="float">
            <text:p>7.898242</text:p>
          </table:table-cell>
          <table:table-cell office:value-type="float" office:value="0.04132358" calcext:value-type="float">
            <text:p>0.04132358</text:p>
          </table:table-cell>
          <table:table-cell office:value-type="float" office:value="0.0294924" calcext:value-type="float">
            <text:p>0.0294924</text:p>
          </table:table-cell>
          <table:table-cell office:value-type="float" office:value="0.02972972" calcext:value-type="float">
            <text:p>0.02972972</text:p>
          </table:table-cell>
          <table:table-cell office:value-type="float" office:value="0.02654018" calcext:value-type="float">
            <text:p>0.02654018</text:p>
          </table:table-cell>
          <table:table-cell office:value-type="float" office:value="0.02162476" calcext:value-type="float">
            <text:p>0.02162476</text:p>
          </table:table-cell>
          <table:table-cell office:value-type="float" office:value="0.02013078" calcext:value-type="float">
            <text:p>0.02013078</text:p>
          </table:table-cell>
          <table:table-cell office:value-type="float" office:value="0.01982002" calcext:value-type="float">
            <text:p>0.01982002</text:p>
          </table:table-cell>
          <table:table-cell office:value-type="float" office:value="0.01662393" calcext:value-type="float">
            <text:p>0.01662393</text:p>
          </table:table-cell>
          <table:table-cell office:value-type="float" office:value="2.722082" calcext:value-type="float">
            <text:p>2.722082</text:p>
          </table:table-cell>
          <table:table-cell office:value-type="float" office:value="4.587554" calcext:value-type="float">
            <text:p>4.587554</text:p>
          </table:table-cell>
          <table:table-cell office:value-type="float" office:value="7.859891" calcext:value-type="float">
            <text:p>7.859891</text:p>
          </table:table-cell>
          <table:table-cell office:value-type="float" office:value="14.24641" calcext:value-type="float">
            <text:p>14.24641</text:p>
          </table:table-cell>
          <table:table-cell office:value-type="float" office:value="21.91619" calcext:value-type="float">
            <text:p>21.91619</text:p>
          </table:table-cell>
          <table:table-cell office:value-type="float" office:value="25.10749" calcext:value-type="float">
            <text:p>25.10749</text:p>
          </table:table-cell>
          <table:table-cell office:value-type="float" office:value="20.22158" calcext:value-type="float">
            <text:p>20.22158</text:p>
          </table:table-cell>
          <table:table-cell office:value-type="float" office:value="5.903872" calcext:value-type="float">
            <text:p>5.903872</text:p>
          </table:table-cell>
          <table:table-cell office:value-type="float" office:value="68.40634" calcext:value-type="float">
            <text:p>68.40634</text:p>
          </table:table-cell>
          <table:table-cell office:value-type="float" office:value="0" calcext:value-type="float">
            <text:p>0</text:p>
          </table:table-cell>
          <table:table-cell office:value-type="float" office:value="-0.2672247" calcext:value-type="float">
            <text:p>-0.267224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9.234033" calcext:value-type="float">
            <text:p>9.234033</text:p>
          </table:table-cell>
          <table:table-cell office:value-type="float" office:value="456.3652" calcext:value-type="float">
            <text:p>456.365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24551" calcext:value-type="float">
            <text:p>0.06224551</text:p>
          </table:table-cell>
          <table:table-cell office:value-type="float" office:value="12.02787" calcext:value-type="float">
            <text:p>12.0278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7869" calcext:value-type="float">
            <text:p>0.028786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26774" calcext:value-type="float">
            <text:p>10.26774</text:p>
          </table:table-cell>
          <table:table-cell office:value-type="float" office:value="-0.09757294" calcext:value-type="float">
            <text:p>-0.09757294</text:p>
          </table:table-cell>
          <table:table-cell office:value-type="float" office:value="0.006103865" calcext:value-type="float">
            <text:p>0.006103865</text:p>
          </table:table-cell>
          <table:table-cell office:value-type="float" office:value="0.06570105" calcext:value-type="float">
            <text:p>0.06570105</text:p>
          </table:table-cell>
          <table:table-cell office:value-type="float" office:value="7.892018" calcext:value-type="float">
            <text:p>7.892018</text:p>
          </table:table-cell>
          <table:table-cell office:value-type="float" office:value="0.02686167" calcext:value-type="float">
            <text:p>0.02686167</text:p>
          </table:table-cell>
          <table:table-cell office:value-type="float" office:value="0.02906028" calcext:value-type="float">
            <text:p>0.02906028</text:p>
          </table:table-cell>
          <table:table-cell office:value-type="float" office:value="0.02957162" calcext:value-type="float">
            <text:p>0.02957162</text:p>
          </table:table-cell>
          <table:table-cell office:value-type="float" office:value="0.02637128" calcext:value-type="float">
            <text:p>0.02637128</text:p>
          </table:table-cell>
          <table:table-cell office:value-type="float" office:value="0.02144828" calcext:value-type="float">
            <text:p>0.02144828</text:p>
          </table:table-cell>
          <table:table-cell office:value-type="float" office:value="0.01997483" calcext:value-type="float">
            <text:p>0.01997483</text:p>
          </table:table-cell>
          <table:table-cell office:value-type="float" office:value="0.01962787" calcext:value-type="float">
            <text:p>0.01962787</text:p>
          </table:table-cell>
          <table:table-cell office:value-type="float" office:value="0.01655948" calcext:value-type="float">
            <text:p>0.01655948</text:p>
          </table:table-cell>
          <table:table-cell office:value-type="float" office:value="3.532481" calcext:value-type="float">
            <text:p>3.532481</text:p>
          </table:table-cell>
          <table:table-cell office:value-type="float" office:value="4.835413" calcext:value-type="float">
            <text:p>4.835413</text:p>
          </table:table-cell>
          <table:table-cell office:value-type="float" office:value="7.872917" calcext:value-type="float">
            <text:p>7.872917</text:p>
          </table:table-cell>
          <table:table-cell office:value-type="float" office:value="14.26646" calcext:value-type="float">
            <text:p>14.26646</text:p>
          </table:table-cell>
          <table:table-cell office:value-type="float" office:value="21.75933" calcext:value-type="float">
            <text:p>21.75933</text:p>
          </table:table-cell>
          <table:table-cell office:value-type="float" office:value="24.82457" calcext:value-type="float">
            <text:p>24.82457</text:p>
          </table:table-cell>
          <table:table-cell office:value-type="float" office:value="20.1293" calcext:value-type="float">
            <text:p>20.1293</text:p>
          </table:table-cell>
          <table:table-cell office:value-type="float" office:value="5.895775" calcext:value-type="float">
            <text:p>5.895775</text:p>
          </table:table-cell>
          <table:table-cell office:value-type="float" office:value="67.23119" calcext:value-type="float">
            <text:p>67.23119</text:p>
          </table:table-cell>
          <table:table-cell office:value-type="float" office:value="0" calcext:value-type="float">
            <text:p>0</text:p>
          </table:table-cell>
          <table:table-cell office:value-type="float" office:value="-0.2672279" calcext:value-type="float">
            <text:p>-0.26722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9.223249" calcext:value-type="float">
            <text:p>9.223249</text:p>
          </table:table-cell>
          <table:table-cell office:value-type="float" office:value="456.3442" calcext:value-type="float">
            <text:p>456.34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70632" calcext:value-type="float">
            <text:p>0.06270632</text:p>
          </table:table-cell>
          <table:table-cell office:value-type="float" office:value="12.03904" calcext:value-type="float">
            <text:p>12.0390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83152" calcext:value-type="float">
            <text:p>0.0288315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28721" calcext:value-type="float">
            <text:p>10.28721</text:p>
          </table:table-cell>
          <table:table-cell office:value-type="float" office:value="-0.09758139" calcext:value-type="float">
            <text:p>-0.09758139</text:p>
          </table:table-cell>
          <table:table-cell office:value-type="float" office:value="0.006118091" calcext:value-type="float">
            <text:p>0.006118091</text:p>
          </table:table-cell>
          <table:table-cell office:value-type="float" office:value="0.06571943" calcext:value-type="float">
            <text:p>0.06571943</text:p>
          </table:table-cell>
          <table:table-cell office:value-type="float" office:value="7.884567" calcext:value-type="float">
            <text:p>7.884567</text:p>
          </table:table-cell>
          <table:table-cell office:value-type="float" office:value="0.06306081" calcext:value-type="float">
            <text:p>0.06306081</text:p>
          </table:table-cell>
          <table:table-cell office:value-type="float" office:value="0.03816764" calcext:value-type="float">
            <text:p>0.03816764</text:p>
          </table:table-cell>
          <table:table-cell office:value-type="float" office:value="0.02966117" calcext:value-type="float">
            <text:p>0.02966117</text:p>
          </table:table-cell>
          <table:table-cell office:value-type="float" office:value="0.02634581" calcext:value-type="float">
            <text:p>0.02634581</text:p>
          </table:table-cell>
          <table:table-cell office:value-type="float" office:value="0.02139384" calcext:value-type="float">
            <text:p>0.02139384</text:p>
          </table:table-cell>
          <table:table-cell office:value-type="float" office:value="0.01993648" calcext:value-type="float">
            <text:p>0.01993648</text:p>
          </table:table-cell>
          <table:table-cell office:value-type="float" office:value="0.01958865" calcext:value-type="float">
            <text:p>0.01958865</text:p>
          </table:table-cell>
          <table:table-cell office:value-type="float" office:value="0.0165228" calcext:value-type="float">
            <text:p>0.0165228</text:p>
          </table:table-cell>
          <table:table-cell office:value-type="float" office:value="4.479593" calcext:value-type="float">
            <text:p>4.479593</text:p>
          </table:table-cell>
          <table:table-cell office:value-type="float" office:value="6.567041" calcext:value-type="float">
            <text:p>6.567041</text:p>
          </table:table-cell>
          <table:table-cell office:value-type="float" office:value="8.132239" calcext:value-type="float">
            <text:p>8.132239</text:p>
          </table:table-cell>
          <table:table-cell office:value-type="float" office:value="14.2584" calcext:value-type="float">
            <text:p>14.2584</text:p>
          </table:table-cell>
          <table:table-cell office:value-type="float" office:value="21.58135" calcext:value-type="float">
            <text:p>21.58135</text:p>
          </table:table-cell>
          <table:table-cell office:value-type="float" office:value="24.56174" calcext:value-type="float">
            <text:p>24.56174</text:p>
          </table:table-cell>
          <table:table-cell office:value-type="float" office:value="20.03281" calcext:value-type="float">
            <text:p>20.03281</text:p>
          </table:table-cell>
          <table:table-cell office:value-type="float" office:value="5.887568" calcext:value-type="float">
            <text:p>5.887568</text:p>
          </table:table-cell>
          <table:table-cell office:value-type="float" office:value="66.71535" calcext:value-type="float">
            <text:p>66.71535</text:p>
          </table:table-cell>
          <table:table-cell office:value-type="float" office:value="0" calcext:value-type="float">
            <text:p>0</text:p>
          </table:table-cell>
          <table:table-cell office:value-type="float" office:value="-0.2672285" calcext:value-type="float">
            <text:p>-0.26722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9.214655" calcext:value-type="float">
            <text:p>9.214655</text:p>
          </table:table-cell>
          <table:table-cell office:value-type="float" office:value="456.3261" calcext:value-type="float">
            <text:p>456.326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56177" calcext:value-type="float">
            <text:p>0.06256177</text:p>
          </table:table-cell>
          <table:table-cell office:value-type="float" office:value="11.99586" calcext:value-type="float">
            <text:p>11.9958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89607" calcext:value-type="float">
            <text:p>0.028960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36257" calcext:value-type="float">
            <text:p>10.36257</text:p>
          </table:table-cell>
          <table:table-cell office:value-type="float" office:value="-0.09758742" calcext:value-type="float">
            <text:p>-0.09758742</text:p>
          </table:table-cell>
          <table:table-cell office:value-type="float" office:value="0.006121887" calcext:value-type="float">
            <text:p>0.006121887</text:p>
          </table:table-cell>
          <table:table-cell office:value-type="float" office:value="0.06573184" calcext:value-type="float">
            <text:p>0.06573184</text:p>
          </table:table-cell>
          <table:table-cell office:value-type="float" office:value="7.878395" calcext:value-type="float">
            <text:p>7.878395</text:p>
          </table:table-cell>
          <table:table-cell office:value-type="float" office:value="0.0618141" calcext:value-type="float">
            <text:p>0.0618141</text:p>
          </table:table-cell>
          <table:table-cell office:value-type="float" office:value="0.03297852" calcext:value-type="float">
            <text:p>0.03297852</text:p>
          </table:table-cell>
          <table:table-cell office:value-type="float" office:value="0.03077284" calcext:value-type="float">
            <text:p>0.03077284</text:p>
          </table:table-cell>
          <table:table-cell office:value-type="float" office:value="0.02735365" calcext:value-type="float">
            <text:p>0.02735365</text:p>
          </table:table-cell>
          <table:table-cell office:value-type="float" office:value="0.02209218" calcext:value-type="float">
            <text:p>0.02209218</text:p>
          </table:table-cell>
          <table:table-cell office:value-type="float" office:value="0.02019239" calcext:value-type="float">
            <text:p>0.02019239</text:p>
          </table:table-cell>
          <table:table-cell office:value-type="float" office:value="0.01956587" calcext:value-type="float">
            <text:p>0.01956587</text:p>
          </table:table-cell>
          <table:table-cell office:value-type="float" office:value="0.01650266" calcext:value-type="float">
            <text:p>0.01650266</text:p>
          </table:table-cell>
          <table:table-cell office:value-type="float" office:value="1.304155" calcext:value-type="float">
            <text:p>1.304155</text:p>
          </table:table-cell>
          <table:table-cell office:value-type="float" office:value="3.214884" calcext:value-type="float">
            <text:p>3.214884</text:p>
          </table:table-cell>
          <table:table-cell office:value-type="float" office:value="7.791015" calcext:value-type="float">
            <text:p>7.791015</text:p>
          </table:table-cell>
          <table:table-cell office:value-type="float" office:value="14.28625" calcext:value-type="float">
            <text:p>14.28625</text:p>
          </table:table-cell>
          <table:table-cell office:value-type="float" office:value="22.23569" calcext:value-type="float">
            <text:p>22.23569</text:p>
          </table:table-cell>
          <table:table-cell office:value-type="float" office:value="25.37605" calcext:value-type="float">
            <text:p>25.37605</text:p>
          </table:table-cell>
          <table:table-cell office:value-type="float" office:value="19.99871" calcext:value-type="float">
            <text:p>19.99871</text:p>
          </table:table-cell>
          <table:table-cell office:value-type="float" office:value="5.881686" calcext:value-type="float">
            <text:p>5.881686</text:p>
          </table:table-cell>
          <table:table-cell office:value-type="float" office:value="66.02631" calcext:value-type="float">
            <text:p>66.02631</text:p>
          </table:table-cell>
          <table:table-cell office:value-type="float" office:value="0" calcext:value-type="float">
            <text:p>0</text:p>
          </table:table-cell>
          <table:table-cell office:value-type="float" office:value="-0.2672299" calcext:value-type="float">
            <text:p>-0.267229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9.207605" calcext:value-type="float">
            <text:p>9.207605</text:p>
          </table:table-cell>
          <table:table-cell office:value-type="float" office:value="456.3102" calcext:value-type="float">
            <text:p>456.310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215976" calcext:value-type="float">
            <text:p>0.06215976</text:p>
          </table:table-cell>
          <table:table-cell office:value-type="float" office:value="11.91053" calcext:value-type="float">
            <text:p>11.9105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07385" calcext:value-type="float">
            <text:p>0.0290738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46694" calcext:value-type="float">
            <text:p>10.46694</text:p>
          </table:table-cell>
          <table:table-cell office:value-type="float" office:value="-0.09759136" calcext:value-type="float">
            <text:p>-0.09759136</text:p>
          </table:table-cell>
          <table:table-cell office:value-type="float" office:value="0.006133742" calcext:value-type="float">
            <text:p>0.006133742</text:p>
          </table:table-cell>
          <table:table-cell office:value-type="float" office:value="0.06574497" calcext:value-type="float">
            <text:p>0.06574497</text:p>
          </table:table-cell>
          <table:table-cell office:value-type="float" office:value="7.872355" calcext:value-type="float">
            <text:p>7.872355</text:p>
          </table:table-cell>
          <table:table-cell office:value-type="float" office:value="0.03940465" calcext:value-type="float">
            <text:p>0.03940465</text:p>
          </table:table-cell>
          <table:table-cell office:value-type="float" office:value="0.03117373" calcext:value-type="float">
            <text:p>0.03117373</text:p>
          </table:table-cell>
          <table:table-cell office:value-type="float" office:value="0.03053932" calcext:value-type="float">
            <text:p>0.03053932</text:p>
          </table:table-cell>
          <table:table-cell office:value-type="float" office:value="0.02720433" calcext:value-type="float">
            <text:p>0.02720433</text:p>
          </table:table-cell>
          <table:table-cell office:value-type="float" office:value="0.02234685" calcext:value-type="float">
            <text:p>0.02234685</text:p>
          </table:table-cell>
          <table:table-cell office:value-type="float" office:value="0.02069738" calcext:value-type="float">
            <text:p>0.02069738</text:p>
          </table:table-cell>
          <table:table-cell office:value-type="float" office:value="0.01975605" calcext:value-type="float">
            <text:p>0.01975605</text:p>
          </table:table-cell>
          <table:table-cell office:value-type="float" office:value="0.01652982" calcext:value-type="float">
            <text:p>0.01652982</text:p>
          </table:table-cell>
          <table:table-cell office:value-type="float" office:value="2.827358" calcext:value-type="float">
            <text:p>2.827358</text:p>
          </table:table-cell>
          <table:table-cell office:value-type="float" office:value="4.180473" calcext:value-type="float">
            <text:p>4.180473</text:p>
          </table:table-cell>
          <table:table-cell office:value-type="float" office:value="7.222774" calcext:value-type="float">
            <text:p>7.222774</text:p>
          </table:table-cell>
          <table:table-cell office:value-type="float" office:value="13.39482" calcext:value-type="float">
            <text:p>13.39482</text:p>
          </table:table-cell>
          <table:table-cell office:value-type="float" office:value="21.46836" calcext:value-type="float">
            <text:p>21.46836</text:p>
          </table:table-cell>
          <table:table-cell office:value-type="float" office:value="25.60196" calcext:value-type="float">
            <text:p>25.60196</text:p>
          </table:table-cell>
          <table:table-cell office:value-type="float" office:value="19.73192" calcext:value-type="float">
            <text:p>19.73192</text:p>
          </table:table-cell>
          <table:table-cell office:value-type="float" office:value="5.934891" calcext:value-type="float">
            <text:p>5.934891</text:p>
          </table:table-cell>
          <table:table-cell office:value-type="float" office:value="65.58817" calcext:value-type="float">
            <text:p>65.58817</text:p>
          </table:table-cell>
          <table:table-cell office:value-type="float" office:value="0" calcext:value-type="float">
            <text:p>0</text:p>
          </table:table-cell>
          <table:table-cell office:value-type="float" office:value="-0.2672313" calcext:value-type="float">
            <text:p>-0.26723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9.200453" calcext:value-type="float">
            <text:p>9.200453</text:p>
          </table:table-cell>
          <table:table-cell office:value-type="float" office:value="456.2942" calcext:value-type="float">
            <text:p>456.294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178592" calcext:value-type="float">
            <text:p>0.06178592</text:p>
          </table:table-cell>
          <table:table-cell office:value-type="float" office:value="11.87072" calcext:value-type="float">
            <text:p>11.8707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14152" calcext:value-type="float">
            <text:p>0.0291415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52606" calcext:value-type="float">
            <text:p>10.52606</text:p>
          </table:table-cell>
          <table:table-cell office:value-type="float" office:value="-0.09759811" calcext:value-type="float">
            <text:p>-0.09759811</text:p>
          </table:table-cell>
          <table:table-cell office:value-type="float" office:value="0.006146393" calcext:value-type="float">
            <text:p>0.006146393</text:p>
          </table:table-cell>
          <table:table-cell office:value-type="float" office:value="0.06576025" calcext:value-type="float">
            <text:p>0.06576025</text:p>
          </table:table-cell>
          <table:table-cell office:value-type="float" office:value="7.866062" calcext:value-type="float">
            <text:p>7.866062</text:p>
          </table:table-cell>
          <table:table-cell office:value-type="float" office:value="0.02985576" calcext:value-type="float">
            <text:p>0.02985576</text:p>
          </table:table-cell>
          <table:table-cell office:value-type="float" office:value="0.03058334" calcext:value-type="float">
            <text:p>0.03058334</text:p>
          </table:table-cell>
          <table:table-cell office:value-type="float" office:value="0.03061291" calcext:value-type="float">
            <text:p>0.03061291</text:p>
          </table:table-cell>
          <table:table-cell office:value-type="float" office:value="0.02718464" calcext:value-type="float">
            <text:p>0.02718464</text:p>
          </table:table-cell>
          <table:table-cell office:value-type="float" office:value="0.02235891" calcext:value-type="float">
            <text:p>0.02235891</text:p>
          </table:table-cell>
          <table:table-cell office:value-type="float" office:value="0.02077421" calcext:value-type="float">
            <text:p>0.02077421</text:p>
          </table:table-cell>
          <table:table-cell office:value-type="float" office:value="0.01990169" calcext:value-type="float">
            <text:p>0.01990169</text:p>
          </table:table-cell>
          <table:table-cell office:value-type="float" office:value="0.01657429" calcext:value-type="float">
            <text:p>0.01657429</text:p>
          </table:table-cell>
          <table:table-cell office:value-type="float" office:value="3.578525" calcext:value-type="float">
            <text:p>3.578525</text:p>
          </table:table-cell>
          <table:table-cell office:value-type="float" office:value="4.677033" calcext:value-type="float">
            <text:p>4.677033</text:p>
          </table:table-cell>
          <table:table-cell office:value-type="float" office:value="7.351024" calcext:value-type="float">
            <text:p>7.351024</text:p>
          </table:table-cell>
          <table:table-cell office:value-type="float" office:value="13.35353" calcext:value-type="float">
            <text:p>13.35353</text:p>
          </table:table-cell>
          <table:table-cell office:value-type="float" office:value="21.14377" calcext:value-type="float">
            <text:p>21.14377</text:p>
          </table:table-cell>
          <table:table-cell office:value-type="float" office:value="25.04523" calcext:value-type="float">
            <text:p>25.04523</text:p>
          </table:table-cell>
          <table:table-cell office:value-type="float" office:value="19.49169" calcext:value-type="float">
            <text:p>19.49169</text:p>
          </table:table-cell>
          <table:table-cell office:value-type="float" office:value="5.961257" calcext:value-type="float">
            <text:p>5.961257</text:p>
          </table:table-cell>
          <table:table-cell office:value-type="float" office:value="64.70537" calcext:value-type="float">
            <text:p>64.70537</text:p>
          </table:table-cell>
          <table:table-cell office:value-type="float" office:value="0" calcext:value-type="float">
            <text:p>0</text:p>
          </table:table-cell>
          <table:table-cell office:value-type="float" office:value="-0.2672326" calcext:value-type="float">
            <text:p>-0.26723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9.192606" calcext:value-type="float">
            <text:p>9.192606</text:p>
          </table:table-cell>
          <table:table-cell office:value-type="float" office:value="456.2764" calcext:value-type="float">
            <text:p>456.276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136033" calcext:value-type="float">
            <text:p>0.06136033</text:p>
          </table:table-cell>
          <table:table-cell office:value-type="float" office:value="11.86338" calcext:value-type="float">
            <text:p>11.8633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19011" calcext:value-type="float">
            <text:p>0.0291901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55569" calcext:value-type="float">
            <text:p>10.55569</text:p>
          </table:table-cell>
          <table:table-cell office:value-type="float" office:value="-0.09763203" calcext:value-type="float">
            <text:p>-0.09763203</text:p>
          </table:table-cell>
          <table:table-cell office:value-type="float" office:value="0.006160408" calcext:value-type="float">
            <text:p>0.006160408</text:p>
          </table:table-cell>
          <table:table-cell office:value-type="float" office:value="0.06578264" calcext:value-type="float">
            <text:p>0.06578264</text:p>
          </table:table-cell>
          <table:table-cell office:value-type="float" office:value="7.860876" calcext:value-type="float">
            <text:p>7.860876</text:p>
          </table:table-cell>
          <table:table-cell office:value-type="float" office:value="0.0241503" calcext:value-type="float">
            <text:p>0.0241503</text:p>
          </table:table-cell>
          <table:table-cell office:value-type="float" office:value="0.0299875" calcext:value-type="float">
            <text:p>0.0299875</text:p>
          </table:table-cell>
          <table:table-cell office:value-type="float" office:value="0.03031994" calcext:value-type="float">
            <text:p>0.03031994</text:p>
          </table:table-cell>
          <table:table-cell office:value-type="float" office:value="0.02695857" calcext:value-type="float">
            <text:p>0.02695857</text:p>
          </table:table-cell>
          <table:table-cell office:value-type="float" office:value="0.02205559" calcext:value-type="float">
            <text:p>0.02205559</text:p>
          </table:table-cell>
          <table:table-cell office:value-type="float" office:value="0.02057603" calcext:value-type="float">
            <text:p>0.02057603</text:p>
          </table:table-cell>
          <table:table-cell office:value-type="float" office:value="0.01995332" calcext:value-type="float">
            <text:p>0.01995332</text:p>
          </table:table-cell>
          <table:table-cell office:value-type="float" office:value="0.0166116" calcext:value-type="float">
            <text:p>0.0166116</text:p>
          </table:table-cell>
          <table:table-cell office:value-type="float" office:value="4.25702" calcext:value-type="float">
            <text:p>4.25702</text:p>
          </table:table-cell>
          <table:table-cell office:value-type="float" office:value="5.149479" calcext:value-type="float">
            <text:p>5.149479</text:p>
          </table:table-cell>
          <table:table-cell office:value-type="float" office:value="7.525645" calcext:value-type="float">
            <text:p>7.525645</text:p>
          </table:table-cell>
          <table:table-cell office:value-type="float" office:value="13.40124" calcext:value-type="float">
            <text:p>13.40124</text:p>
          </table:table-cell>
          <table:table-cell office:value-type="float" office:value="20.98347" calcext:value-type="float">
            <text:p>20.98347</text:p>
          </table:table-cell>
          <table:table-cell office:value-type="float" office:value="24.6591" calcext:value-type="float">
            <text:p>24.6591</text:p>
          </table:table-cell>
          <table:table-cell office:value-type="float" office:value="19.35059" calcext:value-type="float">
            <text:p>19.35059</text:p>
          </table:table-cell>
          <table:table-cell office:value-type="float" office:value="5.960288" calcext:value-type="float">
            <text:p>5.960288</text:p>
          </table:table-cell>
          <table:table-cell office:value-type="float" office:value="63.77483" calcext:value-type="float">
            <text:p>63.77483</text:p>
          </table:table-cell>
          <table:table-cell office:value-type="float" office:value="0" calcext:value-type="float">
            <text:p>0</text:p>
          </table:table-cell>
          <table:table-cell office:value-type="float" office:value="-0.2672515" calcext:value-type="float">
            <text:p>-0.267251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9.184833" calcext:value-type="float">
            <text:p>9.184833</text:p>
          </table:table-cell>
          <table:table-cell office:value-type="float" office:value="456.2589" calcext:value-type="float">
            <text:p>456.258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119503" calcext:value-type="float">
            <text:p>0.06119503</text:p>
          </table:table-cell>
          <table:table-cell office:value-type="float" office:value="11.87151" calcext:value-type="float">
            <text:p>11.8715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23167" calcext:value-type="float">
            <text:p>0.0292316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57009" calcext:value-type="float">
            <text:p>10.57009</text:p>
          </table:table-cell>
          <table:table-cell office:value-type="float" office:value="-0.09763867" calcext:value-type="float">
            <text:p>-0.09763867</text:p>
          </table:table-cell>
          <table:table-cell office:value-type="float" office:value="0.006172104" calcext:value-type="float">
            <text:p>0.006172104</text:p>
          </table:table-cell>
          <table:table-cell office:value-type="float" office:value="0.06580015" calcext:value-type="float">
            <text:p>0.06580015</text:p>
          </table:table-cell>
          <table:table-cell office:value-type="float" office:value="7.854352" calcext:value-type="float">
            <text:p>7.854352</text:p>
          </table:table-cell>
          <table:table-cell office:value-type="float" office:value="0.02573178" calcext:value-type="float">
            <text:p>0.02573178</text:p>
          </table:table-cell>
          <table:table-cell office:value-type="float" office:value="0.0298548" calcext:value-type="float">
            <text:p>0.0298548</text:p>
          </table:table-cell>
          <table:table-cell office:value-type="float" office:value="0.0306279" calcext:value-type="float">
            <text:p>0.0306279</text:p>
          </table:table-cell>
          <table:table-cell office:value-type="float" office:value="0.02694191" calcext:value-type="float">
            <text:p>0.02694191</text:p>
          </table:table-cell>
          <table:table-cell office:value-type="float" office:value="0.02198479" calcext:value-type="float">
            <text:p>0.02198479</text:p>
          </table:table-cell>
          <table:table-cell office:value-type="float" office:value="0.0205053" calcext:value-type="float">
            <text:p>0.0205053</text:p>
          </table:table-cell>
          <table:table-cell office:value-type="float" office:value="0.01998101" calcext:value-type="float">
            <text:p>0.01998101</text:p>
          </table:table-cell>
          <table:table-cell office:value-type="float" office:value="0.01663533" calcext:value-type="float">
            <text:p>0.01663533</text:p>
          </table:table-cell>
          <table:table-cell office:value-type="float" office:value="4.308278" calcext:value-type="float">
            <text:p>4.308278</text:p>
          </table:table-cell>
          <table:table-cell office:value-type="float" office:value="5.627027" calcext:value-type="float">
            <text:p>5.627027</text:p>
          </table:table-cell>
          <table:table-cell office:value-type="float" office:value="7.99376" calcext:value-type="float">
            <text:p>7.99376</text:p>
          </table:table-cell>
          <table:table-cell office:value-type="float" office:value="13.61948" calcext:value-type="float">
            <text:p>13.61948</text:p>
          </table:table-cell>
          <table:table-cell office:value-type="float" office:value="20.91552" calcext:value-type="float">
            <text:p>20.91552</text:p>
          </table:table-cell>
          <table:table-cell office:value-type="float" office:value="24.38516" calcext:value-type="float">
            <text:p>24.38516</text:p>
          </table:table-cell>
          <table:table-cell office:value-type="float" office:value="19.25506" calcext:value-type="float">
            <text:p>19.25506</text:p>
          </table:table-cell>
          <table:table-cell office:value-type="float" office:value="5.953452" calcext:value-type="float">
            <text:p>5.953452</text:p>
          </table:table-cell>
          <table:table-cell office:value-type="float" office:value="63.12284" calcext:value-type="float">
            <text:p>63.12284</text:p>
          </table:table-cell>
          <table:table-cell office:value-type="float" office:value="0" calcext:value-type="float">
            <text:p>0</text:p>
          </table:table-cell>
          <table:table-cell office:value-type="float" office:value="-0.267252" calcext:value-type="float">
            <text:p>-0.2672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9.177841" calcext:value-type="float">
            <text:p>9.177841</text:p>
          </table:table-cell>
          <table:table-cell office:value-type="float" office:value="456.2419" calcext:value-type="float">
            <text:p>456.241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79044" calcext:value-type="float">
            <text:p>0.06079044</text:p>
          </table:table-cell>
          <table:table-cell office:value-type="float" office:value="11.87898" calcext:value-type="float">
            <text:p>11.8789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27364" calcext:value-type="float">
            <text:p>0.0292736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58275" calcext:value-type="float">
            <text:p>10.58275</text:p>
          </table:table-cell>
          <table:table-cell office:value-type="float" office:value="-0.09765577" calcext:value-type="float">
            <text:p>-0.09765577</text:p>
          </table:table-cell>
          <table:table-cell office:value-type="float" office:value="0.006185302" calcext:value-type="float">
            <text:p>0.006185302</text:p>
          </table:table-cell>
          <table:table-cell office:value-type="float" office:value="0.06582022" calcext:value-type="float">
            <text:p>0.06582022</text:p>
          </table:table-cell>
          <table:table-cell office:value-type="float" office:value="7.849128" calcext:value-type="float">
            <text:p>7.849128</text:p>
          </table:table-cell>
          <table:table-cell office:value-type="float" office:value="0.01968499" calcext:value-type="float">
            <text:p>0.01968499</text:p>
          </table:table-cell>
          <table:table-cell office:value-type="float" office:value="0.02973213" calcext:value-type="float">
            <text:p>0.02973213</text:p>
          </table:table-cell>
          <table:table-cell office:value-type="float" office:value="0.03048125" calcext:value-type="float">
            <text:p>0.03048125</text:p>
          </table:table-cell>
          <table:table-cell office:value-type="float" office:value="0.02695682" calcext:value-type="float">
            <text:p>0.02695682</text:p>
          </table:table-cell>
          <table:table-cell office:value-type="float" office:value="0.02196359" calcext:value-type="float">
            <text:p>0.02196359</text:p>
          </table:table-cell>
          <table:table-cell office:value-type="float" office:value="0.02047006" calcext:value-type="float">
            <text:p>0.02047006</text:p>
          </table:table-cell>
          <table:table-cell office:value-type="float" office:value="0.0200145" calcext:value-type="float">
            <text:p>0.0200145</text:p>
          </table:table-cell>
          <table:table-cell office:value-type="float" office:value="0.01666136" calcext:value-type="float">
            <text:p>0.01666136</text:p>
          </table:table-cell>
          <table:table-cell office:value-type="float" office:value="4.81706" calcext:value-type="float">
            <text:p>4.81706</text:p>
          </table:table-cell>
          <table:table-cell office:value-type="float" office:value="5.615494" calcext:value-type="float">
            <text:p>5.615494</text:p>
          </table:table-cell>
          <table:table-cell office:value-type="float" office:value="7.884762" calcext:value-type="float">
            <text:p>7.884762</text:p>
          </table:table-cell>
          <table:table-cell office:value-type="float" office:value="13.6572" calcext:value-type="float">
            <text:p>13.6572</text:p>
          </table:table-cell>
          <table:table-cell office:value-type="float" office:value="20.99077" calcext:value-type="float">
            <text:p>20.99077</text:p>
          </table:table-cell>
          <table:table-cell office:value-type="float" office:value="24.29284" calcext:value-type="float">
            <text:p>24.29284</text:p>
          </table:table-cell>
          <table:table-cell office:value-type="float" office:value="19.20094" calcext:value-type="float">
            <text:p>19.20094</text:p>
          </table:table-cell>
          <table:table-cell office:value-type="float" office:value="5.945745" calcext:value-type="float">
            <text:p>5.945745</text:p>
          </table:table-cell>
          <table:table-cell office:value-type="float" office:value="62.09423" calcext:value-type="float">
            <text:p>62.09423</text:p>
          </table:table-cell>
          <table:table-cell office:value-type="float" office:value="0" calcext:value-type="float">
            <text:p>0</text:p>
          </table:table-cell>
          <table:table-cell office:value-type="float" office:value="-0.2672559" calcext:value-type="float">
            <text:p>-0.267255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9.171378" calcext:value-type="float">
            <text:p>9.171378</text:p>
          </table:table-cell>
          <table:table-cell office:value-type="float" office:value="456.2264" calcext:value-type="float">
            <text:p>456.226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108776" calcext:value-type="float">
            <text:p>0.06108776</text:p>
          </table:table-cell>
          <table:table-cell office:value-type="float" office:value="11.88689" calcext:value-type="float">
            <text:p>11.8868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32829" calcext:value-type="float">
            <text:p>0.0293282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59986" calcext:value-type="float">
            <text:p>10.59986</text:p>
          </table:table-cell>
          <table:table-cell office:value-type="float" office:value="-0.09766316" calcext:value-type="float">
            <text:p>-0.09766316</text:p>
          </table:table-cell>
          <table:table-cell office:value-type="float" office:value="0.006193975" calcext:value-type="float">
            <text:p>0.006193975</text:p>
          </table:table-cell>
          <table:table-cell office:value-type="float" office:value="0.06583626" calcext:value-type="float">
            <text:p>0.06583626</text:p>
          </table:table-cell>
          <table:table-cell office:value-type="float" office:value="7.843417" calcext:value-type="float">
            <text:p>7.843417</text:p>
          </table:table-cell>
          <table:table-cell office:value-type="float" office:value="0.04089225" calcext:value-type="float">
            <text:p>0.04089225</text:p>
          </table:table-cell>
          <table:table-cell office:value-type="float" office:value="0.03315455" calcext:value-type="float">
            <text:p>0.03315455</text:p>
          </table:table-cell>
          <table:table-cell office:value-type="float" office:value="0.03179387" calcext:value-type="float">
            <text:p>0.03179387</text:p>
          </table:table-cell>
          <table:table-cell office:value-type="float" office:value="0.0275332" calcext:value-type="float">
            <text:p>0.0275332</text:p>
          </table:table-cell>
          <table:table-cell office:value-type="float" office:value="0.02213441" calcext:value-type="float">
            <text:p>0.02213441</text:p>
          </table:table-cell>
          <table:table-cell office:value-type="float" office:value="0.02051984" calcext:value-type="float">
            <text:p>0.02051984</text:p>
          </table:table-cell>
          <table:table-cell office:value-type="float" office:value="0.02007551" calcext:value-type="float">
            <text:p>0.02007551</text:p>
          </table:table-cell>
          <table:table-cell office:value-type="float" office:value="0.01669177" calcext:value-type="float">
            <text:p>0.01669177</text:p>
          </table:table-cell>
          <table:table-cell office:value-type="float" office:value="2.411376" calcext:value-type="float">
            <text:p>2.411376</text:p>
          </table:table-cell>
          <table:table-cell office:value-type="float" office:value="4.89557" calcext:value-type="float">
            <text:p>4.89557</text:p>
          </table:table-cell>
          <table:table-cell office:value-type="float" office:value="8.61524" calcext:value-type="float">
            <text:p>8.61524</text:p>
          </table:table-cell>
          <table:table-cell office:value-type="float" office:value="14.17981" calcext:value-type="float">
            <text:p>14.17981</text:p>
          </table:table-cell>
          <table:table-cell office:value-type="float" office:value="21.16226" calcext:value-type="float">
            <text:p>21.16226</text:p>
          </table:table-cell>
          <table:table-cell office:value-type="float" office:value="24.22981" calcext:value-type="float">
            <text:p>24.22981</text:p>
          </table:table-cell>
          <table:table-cell office:value-type="float" office:value="19.1422" calcext:value-type="float">
            <text:p>19.1422</text:p>
          </table:table-cell>
          <table:table-cell office:value-type="float" office:value="5.939588" calcext:value-type="float">
            <text:p>5.939588</text:p>
          </table:table-cell>
          <table:table-cell office:value-type="float" office:value="61.49405" calcext:value-type="float">
            <text:p>61.49405</text:p>
          </table:table-cell>
          <table:table-cell office:value-type="float" office:value="0" calcext:value-type="float">
            <text:p>0</text:p>
          </table:table-cell>
          <table:table-cell office:value-type="float" office:value="-0.2672566" calcext:value-type="float">
            <text:p>-0.267256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9.165225" calcext:value-type="float">
            <text:p>9.165225</text:p>
          </table:table-cell>
          <table:table-cell office:value-type="float" office:value="456.2086" calcext:value-type="float">
            <text:p>456.208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1985" calcext:value-type="float">
            <text:p>0.0601985</text:p>
          </table:table-cell>
          <table:table-cell office:value-type="float" office:value="11.83018" calcext:value-type="float">
            <text:p>11.8301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45724" calcext:value-type="float">
            <text:p>0.0294572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67655" calcext:value-type="float">
            <text:p>10.67655</text:p>
          </table:table-cell>
          <table:table-cell office:value-type="float" office:value="-0.09767102" calcext:value-type="float">
            <text:p>-0.09767102</text:p>
          </table:table-cell>
          <table:table-cell office:value-type="float" office:value="0.006203433" calcext:value-type="float">
            <text:p>0.006203433</text:p>
          </table:table-cell>
          <table:table-cell office:value-type="float" office:value="0.06586286" calcext:value-type="float">
            <text:p>0.06586286</text:p>
          </table:table-cell>
          <table:table-cell office:value-type="float" office:value="7.840775" calcext:value-type="float">
            <text:p>7.840775</text:p>
          </table:table-cell>
          <table:table-cell office:value-type="float" office:value="0.02491322" calcext:value-type="float">
            <text:p>0.02491322</text:p>
          </table:table-cell>
          <table:table-cell office:value-type="float" office:value="0.03093079" calcext:value-type="float">
            <text:p>0.03093079</text:p>
          </table:table-cell>
          <table:table-cell office:value-type="float" office:value="0.03083367" calcext:value-type="float">
            <text:p>0.03083367</text:p>
          </table:table-cell>
          <table:table-cell office:value-type="float" office:value="0.02715122" calcext:value-type="float">
            <text:p>0.02715122</text:p>
          </table:table-cell>
          <table:table-cell office:value-type="float" office:value="0.02203247" calcext:value-type="float">
            <text:p>0.02203247</text:p>
          </table:table-cell>
          <table:table-cell office:value-type="float" office:value="0.02044654" calcext:value-type="float">
            <text:p>0.02044654</text:p>
          </table:table-cell>
          <table:table-cell office:value-type="float" office:value="0.02002973" calcext:value-type="float">
            <text:p>0.02002973</text:p>
          </table:table-cell>
          <table:table-cell office:value-type="float" office:value="0.01669977" calcext:value-type="float">
            <text:p>0.01669977</text:p>
          </table:table-cell>
          <table:table-cell office:value-type="float" office:value="2.150038" calcext:value-type="float">
            <text:p>2.150038</text:p>
          </table:table-cell>
          <table:table-cell office:value-type="float" office:value="4.42865" calcext:value-type="float">
            <text:p>4.42865</text:p>
          </table:table-cell>
          <table:table-cell office:value-type="float" office:value="7.965365" calcext:value-type="float">
            <text:p>7.965365</text:p>
          </table:table-cell>
          <table:table-cell office:value-type="float" office:value="13.5387" calcext:value-type="float">
            <text:p>13.5387</text:p>
          </table:table-cell>
          <table:table-cell office:value-type="float" office:value="21.06357" calcext:value-type="float">
            <text:p>21.06357</text:p>
          </table:table-cell>
          <table:table-cell office:value-type="float" office:value="24.69729" calcext:value-type="float">
            <text:p>24.69729</text:p>
          </table:table-cell>
          <table:table-cell office:value-type="float" office:value="19.25154" calcext:value-type="float">
            <text:p>19.25154</text:p>
          </table:table-cell>
          <table:table-cell office:value-type="float" office:value="5.935223" calcext:value-type="float">
            <text:p>5.935223</text:p>
          </table:table-cell>
          <table:table-cell office:value-type="float" office:value="59.78423" calcext:value-type="float">
            <text:p>59.78423</text:p>
          </table:table-cell>
          <table:table-cell office:value-type="float" office:value="0" calcext:value-type="float">
            <text:p>0</text:p>
          </table:table-cell>
          <table:table-cell office:value-type="float" office:value="-0.2672586" calcext:value-type="float">
            <text:p>-0.26725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9.1587" calcext:value-type="float">
            <text:p>9.1587</text:p>
          </table:table-cell>
          <table:table-cell office:value-type="float" office:value="456.1905" calcext:value-type="float">
            <text:p>456.190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71188" calcext:value-type="float">
            <text:p>0.05971188</text:p>
          </table:table-cell>
          <table:table-cell office:value-type="float" office:value="11.78805" calcext:value-type="float">
            <text:p>11.7880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57038" calcext:value-type="float">
            <text:p>0.0295703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74155" calcext:value-type="float">
            <text:p>10.74155</text:p>
          </table:table-cell>
          <table:table-cell office:value-type="float" office:value="-0.09767827" calcext:value-type="float">
            <text:p>-0.09767827</text:p>
          </table:table-cell>
          <table:table-cell office:value-type="float" office:value="0.006212982" calcext:value-type="float">
            <text:p>0.006212982</text:p>
          </table:table-cell>
          <table:table-cell office:value-type="float" office:value="0.06588925" calcext:value-type="float">
            <text:p>0.06588925</text:p>
          </table:table-cell>
          <table:table-cell office:value-type="float" office:value="7.83777" calcext:value-type="float">
            <text:p>7.83777</text:p>
          </table:table-cell>
          <table:table-cell office:value-type="float" office:value="0.02390807" calcext:value-type="float">
            <text:p>0.02390807</text:p>
          </table:table-cell>
          <table:table-cell office:value-type="float" office:value="0.0303087" calcext:value-type="float">
            <text:p>0.0303087</text:p>
          </table:table-cell>
          <table:table-cell office:value-type="float" office:value="0.03065399" calcext:value-type="float">
            <text:p>0.03065399</text:p>
          </table:table-cell>
          <table:table-cell office:value-type="float" office:value="0.02702476" calcext:value-type="float">
            <text:p>0.02702476</text:p>
          </table:table-cell>
          <table:table-cell office:value-type="float" office:value="0.02185654" calcext:value-type="float">
            <text:p>0.02185654</text:p>
          </table:table-cell>
          <table:table-cell office:value-type="float" office:value="0.02030163" calcext:value-type="float">
            <text:p>0.02030163</text:p>
          </table:table-cell>
          <table:table-cell office:value-type="float" office:value="0.01995659" calcext:value-type="float">
            <text:p>0.01995659</text:p>
          </table:table-cell>
          <table:table-cell office:value-type="float" office:value="0.01668569" calcext:value-type="float">
            <text:p>0.01668569</text:p>
          </table:table-cell>
          <table:table-cell office:value-type="float" office:value="2.05622" calcext:value-type="float">
            <text:p>2.05622</text:p>
          </table:table-cell>
          <table:table-cell office:value-type="float" office:value="3.96135" calcext:value-type="float">
            <text:p>3.96135</text:p>
          </table:table-cell>
          <table:table-cell office:value-type="float" office:value="7.715286" calcext:value-type="float">
            <text:p>7.715286</text:p>
          </table:table-cell>
          <table:table-cell office:value-type="float" office:value="13.39739" calcext:value-type="float">
            <text:p>13.39739</text:p>
          </table:table-cell>
          <table:table-cell office:value-type="float" office:value="20.86037" calcext:value-type="float">
            <text:p>20.86037</text:p>
          </table:table-cell>
          <table:table-cell office:value-type="float" office:value="24.62726" calcext:value-type="float">
            <text:p>24.62726</text:p>
          </table:table-cell>
          <table:table-cell office:value-type="float" office:value="19.34477" calcext:value-type="float">
            <text:p>19.34477</text:p>
          </table:table-cell>
          <table:table-cell office:value-type="float" office:value="5.932988" calcext:value-type="float">
            <text:p>5.932988</text:p>
          </table:table-cell>
          <table:table-cell office:value-type="float" office:value="58.49124" calcext:value-type="float">
            <text:p>58.49124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9.152575" calcext:value-type="float">
            <text:p>9.152575</text:p>
          </table:table-cell>
          <table:table-cell office:value-type="float" office:value="456.1756" calcext:value-type="float">
            <text:p>456.175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68937" calcext:value-type="float">
            <text:p>0.05968937</text:p>
          </table:table-cell>
          <table:table-cell office:value-type="float" office:value="11.76261" calcext:value-type="float">
            <text:p>11.7626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64024" calcext:value-type="float">
            <text:p>0.0296402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78454" calcext:value-type="float">
            <text:p>10.78454</text:p>
          </table:table-cell>
          <table:table-cell office:value-type="float" office:value="-0.09768007" calcext:value-type="float">
            <text:p>-0.09768007</text:p>
          </table:table-cell>
          <table:table-cell office:value-type="float" office:value="0.006224236" calcext:value-type="float">
            <text:p>0.006224236</text:p>
          </table:table-cell>
          <table:table-cell office:value-type="float" office:value="0.06590316" calcext:value-type="float">
            <text:p>0.06590316</text:p>
          </table:table-cell>
          <table:table-cell office:value-type="float" office:value="7.831438" calcext:value-type="float">
            <text:p>7.831438</text:p>
          </table:table-cell>
          <table:table-cell office:value-type="float" office:value="0.02544549" calcext:value-type="float">
            <text:p>0.02544549</text:p>
          </table:table-cell>
          <table:table-cell office:value-type="float" office:value="0.03048406" calcext:value-type="float">
            <text:p>0.03048406</text:p>
          </table:table-cell>
          <table:table-cell office:value-type="float" office:value="0.03106908" calcext:value-type="float">
            <text:p>0.03106908</text:p>
          </table:table-cell>
          <table:table-cell office:value-type="float" office:value="0.02727528" calcext:value-type="float">
            <text:p>0.02727528</text:p>
          </table:table-cell>
          <table:table-cell office:value-type="float" office:value="0.02215714" calcext:value-type="float">
            <text:p>0.02215714</text:p>
          </table:table-cell>
          <table:table-cell office:value-type="float" office:value="0.020548" calcext:value-type="float">
            <text:p>0.020548</text:p>
          </table:table-cell>
          <table:table-cell office:value-type="float" office:value="0.02002005" calcext:value-type="float">
            <text:p>0.02002005</text:p>
          </table:table-cell>
          <table:table-cell office:value-type="float" office:value="0.01668621" calcext:value-type="float">
            <text:p>0.01668621</text:p>
          </table:table-cell>
          <table:table-cell office:value-type="float" office:value="2.262245" calcext:value-type="float">
            <text:p>2.262245</text:p>
          </table:table-cell>
          <table:table-cell office:value-type="float" office:value="4.082041" calcext:value-type="float">
            <text:p>4.082041</text:p>
          </table:table-cell>
          <table:table-cell office:value-type="float" office:value="7.683291" calcext:value-type="float">
            <text:p>7.683291</text:p>
          </table:table-cell>
          <table:table-cell office:value-type="float" office:value="13.27699" calcext:value-type="float">
            <text:p>13.27699</text:p>
          </table:table-cell>
          <table:table-cell office:value-type="float" office:value="20.64807" calcext:value-type="float">
            <text:p>20.64807</text:p>
          </table:table-cell>
          <table:table-cell office:value-type="float" office:value="24.46783" calcext:value-type="float">
            <text:p>24.46783</text:p>
          </table:table-cell>
          <table:table-cell office:value-type="float" office:value="19.36453" calcext:value-type="float">
            <text:p>19.36453</text:p>
          </table:table-cell>
          <table:table-cell office:value-type="float" office:value="5.930778" calcext:value-type="float">
            <text:p>5.930778</text:p>
          </table:table-cell>
          <table:table-cell office:value-type="float" office:value="58.07051" calcext:value-type="float">
            <text:p>58.07051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9.147398" calcext:value-type="float">
            <text:p>9.147398</text:p>
          </table:table-cell>
          <table:table-cell office:value-type="float" office:value="456.1624" calcext:value-type="float">
            <text:p>456.162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56854" calcext:value-type="float">
            <text:p>0.05956854</text:p>
          </table:table-cell>
          <table:table-cell office:value-type="float" office:value="11.75087" calcext:value-type="float">
            <text:p>11.7508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69291" calcext:value-type="float">
            <text:p>0.0296929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8107" calcext:value-type="float">
            <text:p>10.8107</text:p>
          </table:table-cell>
          <table:table-cell office:value-type="float" office:value="-0.09768087" calcext:value-type="float">
            <text:p>-0.09768087</text:p>
          </table:table-cell>
          <table:table-cell office:value-type="float" office:value="0.006236347" calcext:value-type="float">
            <text:p>0.006236347</text:p>
          </table:table-cell>
          <table:table-cell office:value-type="float" office:value="0.06591493" calcext:value-type="float">
            <text:p>0.06591493</text:p>
          </table:table-cell>
          <table:table-cell office:value-type="float" office:value="7.825231" calcext:value-type="float">
            <text:p>7.825231</text:p>
          </table:table-cell>
          <table:table-cell office:value-type="float" office:value="0.02086331" calcext:value-type="float">
            <text:p>0.02086331</text:p>
          </table:table-cell>
          <table:table-cell office:value-type="float" office:value="0.03083693" calcext:value-type="float">
            <text:p>0.03083693</text:p>
          </table:table-cell>
          <table:table-cell office:value-type="float" office:value="0.03137081" calcext:value-type="float">
            <text:p>0.03137081</text:p>
          </table:table-cell>
          <table:table-cell office:value-type="float" office:value="0.0275586" calcext:value-type="float">
            <text:p>0.0275586</text:p>
          </table:table-cell>
          <table:table-cell office:value-type="float" office:value="0.02253771" calcext:value-type="float">
            <text:p>0.02253771</text:p>
          </table:table-cell>
          <table:table-cell office:value-type="float" office:value="0.02085319" calcext:value-type="float">
            <text:p>0.02085319</text:p>
          </table:table-cell>
          <table:table-cell office:value-type="float" office:value="0.02016452" calcext:value-type="float">
            <text:p>0.02016452</text:p>
          </table:table-cell>
          <table:table-cell office:value-type="float" office:value="0.01672309" calcext:value-type="float">
            <text:p>0.01672309</text:p>
          </table:table-cell>
          <table:table-cell office:value-type="float" office:value="2.675177" calcext:value-type="float">
            <text:p>2.675177</text:p>
          </table:table-cell>
          <table:table-cell office:value-type="float" office:value="4.208679" calcext:value-type="float">
            <text:p>4.208679</text:p>
          </table:table-cell>
          <table:table-cell office:value-type="float" office:value="7.58921" calcext:value-type="float">
            <text:p>7.58921</text:p>
          </table:table-cell>
          <table:table-cell office:value-type="float" office:value="13.23606" calcext:value-type="float">
            <text:p>13.23606</text:p>
          </table:table-cell>
          <table:table-cell office:value-type="float" office:value="20.57011" calcext:value-type="float">
            <text:p>20.57011</text:p>
          </table:table-cell>
          <table:table-cell office:value-type="float" office:value="24.32559" calcext:value-type="float">
            <text:p>24.32559</text:p>
          </table:table-cell>
          <table:table-cell office:value-type="float" office:value="19.33939" calcext:value-type="float">
            <text:p>19.33939</text:p>
          </table:table-cell>
          <table:table-cell office:value-type="float" office:value="5.927252" calcext:value-type="float">
            <text:p>5.927252</text:p>
          </table:table-cell>
          <table:table-cell office:value-type="float" office:value="57.50981" calcext:value-type="float">
            <text:p>57.50981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9.143188" calcext:value-type="float">
            <text:p>9.143188</text:p>
          </table:table-cell>
          <table:table-cell office:value-type="float" office:value="456.1504" calcext:value-type="float">
            <text:p>456.150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45183" calcext:value-type="float">
            <text:p>0.05945183</text:p>
          </table:table-cell>
          <table:table-cell office:value-type="float" office:value="11.74816" calcext:value-type="float">
            <text:p>11.7481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73392" calcext:value-type="float">
            <text:p>0.0297339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82585" calcext:value-type="float">
            <text:p>10.82585</text:p>
          </table:table-cell>
          <table:table-cell office:value-type="float" office:value="-0.09768321" calcext:value-type="float">
            <text:p>-0.09768321</text:p>
          </table:table-cell>
          <table:table-cell office:value-type="float" office:value="0.006250486" calcext:value-type="float">
            <text:p>0.006250486</text:p>
          </table:table-cell>
          <table:table-cell office:value-type="float" office:value="0.06592738" calcext:value-type="float">
            <text:p>0.06592738</text:p>
          </table:table-cell>
          <table:table-cell office:value-type="float" office:value="7.819916" calcext:value-type="float">
            <text:p>7.819916</text:p>
          </table:table-cell>
          <table:table-cell office:value-type="float" office:value="0.01853652" calcext:value-type="float">
            <text:p>0.01853652</text:p>
          </table:table-cell>
          <table:table-cell office:value-type="float" office:value="0.03105395" calcext:value-type="float">
            <text:p>0.03105395</text:p>
          </table:table-cell>
          <table:table-cell office:value-type="float" office:value="0.03158819" calcext:value-type="float">
            <text:p>0.03158819</text:p>
          </table:table-cell>
          <table:table-cell office:value-type="float" office:value="0.02779377" calcext:value-type="float">
            <text:p>0.02779377</text:p>
          </table:table-cell>
          <table:table-cell office:value-type="float" office:value="0.02289508" calcext:value-type="float">
            <text:p>0.02289508</text:p>
          </table:table-cell>
          <table:table-cell office:value-type="float" office:value="0.02122603" calcext:value-type="float">
            <text:p>0.02122603</text:p>
          </table:table-cell>
          <table:table-cell office:value-type="float" office:value="0.02035282" calcext:value-type="float">
            <text:p>0.02035282</text:p>
          </table:table-cell>
          <table:table-cell office:value-type="float" office:value="0.01679231" calcext:value-type="float">
            <text:p>0.01679231</text:p>
          </table:table-cell>
          <table:table-cell office:value-type="float" office:value="3.601583" calcext:value-type="float">
            <text:p>3.601583</text:p>
          </table:table-cell>
          <table:table-cell office:value-type="float" office:value="4.756644" calcext:value-type="float">
            <text:p>4.756644</text:p>
          </table:table-cell>
          <table:table-cell office:value-type="float" office:value="7.56754" calcext:value-type="float">
            <text:p>7.56754</text:p>
          </table:table-cell>
          <table:table-cell office:value-type="float" office:value="13.1626" calcext:value-type="float">
            <text:p>13.1626</text:p>
          </table:table-cell>
          <table:table-cell office:value-type="float" office:value="20.48535" calcext:value-type="float">
            <text:p>20.48535</text:p>
          </table:table-cell>
          <table:table-cell office:value-type="float" office:value="24.17708" calcext:value-type="float">
            <text:p>24.17708</text:p>
          </table:table-cell>
          <table:table-cell office:value-type="float" office:value="19.15051" calcext:value-type="float">
            <text:p>19.15051</text:p>
          </table:table-cell>
          <table:table-cell office:value-type="float" office:value="5.93463" calcext:value-type="float">
            <text:p>5.93463</text:p>
          </table:table-cell>
          <table:table-cell office:value-type="float" office:value="56.8571" calcext:value-type="float">
            <text:p>56.8571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9.139733" calcext:value-type="float">
            <text:p>9.139733</text:p>
          </table:table-cell>
          <table:table-cell office:value-type="float" office:value="456.1385" calcext:value-type="float">
            <text:p>456.138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15714" calcext:value-type="float">
            <text:p>0.05915714</text:p>
          </table:table-cell>
          <table:table-cell office:value-type="float" office:value="11.75063" calcext:value-type="float">
            <text:p>11.7506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77269" calcext:value-type="float">
            <text:p>0.0297726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83525" calcext:value-type="float">
            <text:p>10.83525</text:p>
          </table:table-cell>
          <table:table-cell office:value-type="float" office:value="-0.09768766" calcext:value-type="float">
            <text:p>-0.09768766</text:p>
          </table:table-cell>
          <table:table-cell office:value-type="float" office:value="0.006265039" calcext:value-type="float">
            <text:p>0.006265039</text:p>
          </table:table-cell>
          <table:table-cell office:value-type="float" office:value="0.06594352" calcext:value-type="float">
            <text:p>0.06594352</text:p>
          </table:table-cell>
          <table:table-cell office:value-type="float" office:value="7.815863" calcext:value-type="float">
            <text:p>7.815863</text:p>
          </table:table-cell>
          <table:table-cell office:value-type="float" office:value="0.01608858" calcext:value-type="float">
            <text:p>0.01608858</text:p>
          </table:table-cell>
          <table:table-cell office:value-type="float" office:value="0.03129458" calcext:value-type="float">
            <text:p>0.03129458</text:p>
          </table:table-cell>
          <table:table-cell office:value-type="float" office:value="0.0316328" calcext:value-type="float">
            <text:p>0.0316328</text:p>
          </table:table-cell>
          <table:table-cell office:value-type="float" office:value="0.02784382" calcext:value-type="float">
            <text:p>0.02784382</text:p>
          </table:table-cell>
          <table:table-cell office:value-type="float" office:value="0.02301129" calcext:value-type="float">
            <text:p>0.02301129</text:p>
          </table:table-cell>
          <table:table-cell office:value-type="float" office:value="0.02140139" calcext:value-type="float">
            <text:p>0.02140139</text:p>
          </table:table-cell>
          <table:table-cell office:value-type="float" office:value="0.02053729" calcext:value-type="float">
            <text:p>0.02053729</text:p>
          </table:table-cell>
          <table:table-cell office:value-type="float" office:value="0.01687023" calcext:value-type="float">
            <text:p>0.01687023</text:p>
          </table:table-cell>
          <table:table-cell office:value-type="float" office:value="4.471278" calcext:value-type="float">
            <text:p>4.471278</text:p>
          </table:table-cell>
          <table:table-cell office:value-type="float" office:value="5.338905" calcext:value-type="float">
            <text:p>5.338905</text:p>
          </table:table-cell>
          <table:table-cell office:value-type="float" office:value="7.775716" calcext:value-type="float">
            <text:p>7.775716</text:p>
          </table:table-cell>
          <table:table-cell office:value-type="float" office:value="13.23181" calcext:value-type="float">
            <text:p>13.23181</text:p>
          </table:table-cell>
          <table:table-cell office:value-type="float" office:value="20.34641" calcext:value-type="float">
            <text:p>20.34641</text:p>
          </table:table-cell>
          <table:table-cell office:value-type="float" office:value="23.87714" calcext:value-type="float">
            <text:p>23.87714</text:p>
          </table:table-cell>
          <table:table-cell office:value-type="float" office:value="19.01006" calcext:value-type="float">
            <text:p>19.01006</text:p>
          </table:table-cell>
          <table:table-cell office:value-type="float" office:value="5.932469" calcext:value-type="float">
            <text:p>5.932469</text:p>
          </table:table-cell>
          <table:table-cell office:value-type="float" office:value="55.80649" calcext:value-type="float">
            <text:p>55.80649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9.135807" calcext:value-type="float">
            <text:p>9.135807</text:p>
          </table:table-cell>
          <table:table-cell office:value-type="float" office:value="456.1264" calcext:value-type="float">
            <text:p>456.126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895276" calcext:value-type="float">
            <text:p>0.05895276</text:p>
          </table:table-cell>
          <table:table-cell office:value-type="float" office:value="11.75819" calcext:value-type="float">
            <text:p>11.7581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80975" calcext:value-type="float">
            <text:p>0.0298097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84019" calcext:value-type="float">
            <text:p>10.84019</text:p>
          </table:table-cell>
          <table:table-cell office:value-type="float" office:value="-0.0976906" calcext:value-type="float">
            <text:p>-0.0976906</text:p>
          </table:table-cell>
          <table:table-cell office:value-type="float" office:value="0.006280877" calcext:value-type="float">
            <text:p>0.006280877</text:p>
          </table:table-cell>
          <table:table-cell office:value-type="float" office:value="0.06595822" calcext:value-type="float">
            <text:p>0.06595822</text:p>
          </table:table-cell>
          <table:table-cell office:value-type="float" office:value="7.811013" calcext:value-type="float">
            <text:p>7.811013</text:p>
          </table:table-cell>
          <table:table-cell office:value-type="float" office:value="0.01500904" calcext:value-type="float">
            <text:p>0.01500904</text:p>
          </table:table-cell>
          <table:table-cell office:value-type="float" office:value="0.03143746" calcext:value-type="float">
            <text:p>0.03143746</text:p>
          </table:table-cell>
          <table:table-cell office:value-type="float" office:value="0.03178517" calcext:value-type="float">
            <text:p>0.03178517</text:p>
          </table:table-cell>
          <table:table-cell office:value-type="float" office:value="0.02793499" calcext:value-type="float">
            <text:p>0.02793499</text:p>
          </table:table-cell>
          <table:table-cell office:value-type="float" office:value="0.02307885" calcext:value-type="float">
            <text:p>0.02307885</text:p>
          </table:table-cell>
          <table:table-cell office:value-type="float" office:value="0.02146991" calcext:value-type="float">
            <text:p>0.02146991</text:p>
          </table:table-cell>
          <table:table-cell office:value-type="float" office:value="0.02068328" calcext:value-type="float">
            <text:p>0.02068328</text:p>
          </table:table-cell>
          <table:table-cell office:value-type="float" office:value="0.01694224" calcext:value-type="float">
            <text:p>0.01694224</text:p>
          </table:table-cell>
          <table:table-cell office:value-type="float" office:value="4.923842" calcext:value-type="float">
            <text:p>4.923842</text:p>
          </table:table-cell>
          <table:table-cell office:value-type="float" office:value="5.635509" calcext:value-type="float">
            <text:p>5.635509</text:p>
          </table:table-cell>
          <table:table-cell office:value-type="float" office:value="7.933444" calcext:value-type="float">
            <text:p>7.933444</text:p>
          </table:table-cell>
          <table:table-cell office:value-type="float" office:value="13.34486" calcext:value-type="float">
            <text:p>13.34486</text:p>
          </table:table-cell>
          <table:table-cell office:value-type="float" office:value="20.23219" calcext:value-type="float">
            <text:p>20.23219</text:p>
          </table:table-cell>
          <table:table-cell office:value-type="float" office:value="23.57223" calcext:value-type="float">
            <text:p>23.57223</text:p>
          </table:table-cell>
          <table:table-cell office:value-type="float" office:value="18.92543" calcext:value-type="float">
            <text:p>18.92543</text:p>
          </table:table-cell>
          <table:table-cell office:value-type="float" office:value="5.926913" calcext:value-type="float">
            <text:p>5.926913</text:p>
          </table:table-cell>
          <table:table-cell office:value-type="float" office:value="55.00144" calcext:value-type="float">
            <text:p>55.00144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9.131523" calcext:value-type="float">
            <text:p>9.131523</text:p>
          </table:table-cell>
          <table:table-cell office:value-type="float" office:value="456.1165" calcext:value-type="float">
            <text:p>456.116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94285" calcext:value-type="float">
            <text:p>0.06094285</text:p>
          </table:table-cell>
          <table:table-cell office:value-type="float" office:value="11.76708" calcext:value-type="float">
            <text:p>11.7670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84795" calcext:value-type="float">
            <text:p>0.0298479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84792" calcext:value-type="float">
            <text:p>10.84792</text:p>
          </table:table-cell>
          <table:table-cell office:value-type="float" office:value="-0.09769677" calcext:value-type="float">
            <text:p>-0.09769677</text:p>
          </table:table-cell>
          <table:table-cell office:value-type="float" office:value="0.006293909" calcext:value-type="float">
            <text:p>0.006293909</text:p>
          </table:table-cell>
          <table:table-cell office:value-type="float" office:value="0.06596297" calcext:value-type="float">
            <text:p>0.06596297</text:p>
          </table:table-cell>
          <table:table-cell office:value-type="float" office:value="7.803877" calcext:value-type="float">
            <text:p>7.803877</text:p>
          </table:table-cell>
          <table:table-cell office:value-type="float" office:value="0.02481482" calcext:value-type="float">
            <text:p>0.02481482</text:p>
          </table:table-cell>
          <table:table-cell office:value-type="float" office:value="0.03665932" calcext:value-type="float">
            <text:p>0.03665932</text:p>
          </table:table-cell>
          <table:table-cell office:value-type="float" office:value="0.03330979" calcext:value-type="float">
            <text:p>0.03330979</text:p>
          </table:table-cell>
          <table:table-cell office:value-type="float" office:value="0.02847902" calcext:value-type="float">
            <text:p>0.02847902</text:p>
          </table:table-cell>
          <table:table-cell office:value-type="float" office:value="0.02353533" calcext:value-type="float">
            <text:p>0.02353533</text:p>
          </table:table-cell>
          <table:table-cell office:value-type="float" office:value="0.0220295" calcext:value-type="float">
            <text:p>0.0220295</text:p>
          </table:table-cell>
          <table:table-cell office:value-type="float" office:value="0.02080935" calcext:value-type="float">
            <text:p>0.02080935</text:p>
          </table:table-cell>
          <table:table-cell office:value-type="float" office:value="0.01703919" calcext:value-type="float">
            <text:p>0.01703919</text:p>
          </table:table-cell>
          <table:table-cell office:value-type="float" office:value="1.561235" calcext:value-type="float">
            <text:p>1.561235</text:p>
          </table:table-cell>
          <table:table-cell office:value-type="float" office:value="5.477173" calcext:value-type="float">
            <text:p>5.477173</text:p>
          </table:table-cell>
          <table:table-cell office:value-type="float" office:value="8.434904" calcext:value-type="float">
            <text:p>8.434904</text:p>
          </table:table-cell>
          <table:table-cell office:value-type="float" office:value="13.56583" calcext:value-type="float">
            <text:p>13.56583</text:p>
          </table:table-cell>
          <table:table-cell office:value-type="float" office:value="20.25673" calcext:value-type="float">
            <text:p>20.25673</text:p>
          </table:table-cell>
          <table:table-cell office:value-type="float" office:value="23.69061" calcext:value-type="float">
            <text:p>23.69061</text:p>
          </table:table-cell>
          <table:table-cell office:value-type="float" office:value="18.30192" calcext:value-type="float">
            <text:p>18.30192</text:p>
          </table:table-cell>
          <table:table-cell office:value-type="float" office:value="5.959084" calcext:value-type="float">
            <text:p>5.959084</text:p>
          </table:table-cell>
          <table:table-cell office:value-type="float" office:value="59.69022" calcext:value-type="float">
            <text:p>59.69022</text:p>
          </table:table-cell>
          <table:table-cell office:value-type="float" office:value="0" calcext:value-type="float">
            <text:p>0</text:p>
          </table:table-cell>
          <table:table-cell office:value-type="float" office:value="-0.2672603" calcext:value-type="float">
            <text:p>-0.26726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9.130602" calcext:value-type="float">
            <text:p>9.130602</text:p>
          </table:table-cell>
          <table:table-cell office:value-type="float" office:value="456.1061" calcext:value-type="float">
            <text:p>456.106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6048483" calcext:value-type="float">
            <text:p>0.06048483</text:p>
          </table:table-cell>
          <table:table-cell office:value-type="float" office:value="11.72196" calcext:value-type="float">
            <text:p>11.7219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90505" calcext:value-type="float">
            <text:p>0.0299050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90202" calcext:value-type="float">
            <text:p>10.90202</text:p>
          </table:table-cell>
          <table:table-cell office:value-type="float" office:value="-0.09772472" calcext:value-type="float">
            <text:p>-0.09772472</text:p>
          </table:table-cell>
          <table:table-cell office:value-type="float" office:value="0.006309608" calcext:value-type="float">
            <text:p>0.006309608</text:p>
          </table:table-cell>
          <table:table-cell office:value-type="float" office:value="0.0659828" calcext:value-type="float">
            <text:p>0.0659828</text:p>
          </table:table-cell>
          <table:table-cell office:value-type="float" office:value="7.803293" calcext:value-type="float">
            <text:p>7.803293</text:p>
          </table:table-cell>
          <table:table-cell office:value-type="float" office:value="0.02434154" calcext:value-type="float">
            <text:p>0.02434154</text:p>
          </table:table-cell>
          <table:table-cell office:value-type="float" office:value="0.03311599" calcext:value-type="float">
            <text:p>0.03311599</text:p>
          </table:table-cell>
          <table:table-cell office:value-type="float" office:value="0.03243717" calcext:value-type="float">
            <text:p>0.03243717</text:p>
          </table:table-cell>
          <table:table-cell office:value-type="float" office:value="0.02864895" calcext:value-type="float">
            <text:p>0.02864895</text:p>
          </table:table-cell>
          <table:table-cell office:value-type="float" office:value="0.02399515" calcext:value-type="float">
            <text:p>0.02399515</text:p>
          </table:table-cell>
          <table:table-cell office:value-type="float" office:value="0.0224579" calcext:value-type="float">
            <text:p>0.0224579</text:p>
          </table:table-cell>
          <table:table-cell office:value-type="float" office:value="0.02071803" calcext:value-type="float">
            <text:p>0.02071803</text:p>
          </table:table-cell>
          <table:table-cell office:value-type="float" office:value="0.01717881" calcext:value-type="float">
            <text:p>0.01717881</text:p>
          </table:table-cell>
          <table:table-cell office:value-type="float" office:value="5.6065" calcext:value-type="float">
            <text:p>5.6065</text:p>
          </table:table-cell>
          <table:table-cell office:value-type="float" office:value="5.608292" calcext:value-type="float">
            <text:p>5.608292</text:p>
          </table:table-cell>
          <table:table-cell office:value-type="float" office:value="8.334965" calcext:value-type="float">
            <text:p>8.334965</text:p>
          </table:table-cell>
          <table:table-cell office:value-type="float" office:value="14.39034" calcext:value-type="float">
            <text:p>14.39034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2.90575" calcext:value-type="float">
            <text:p>22.90575</text:p>
          </table:table-cell>
          <table:table-cell office:value-type="float" office:value="16.38877" calcext:value-type="float">
            <text:p>16.38877</text:p>
          </table:table-cell>
          <table:table-cell office:value-type="float" office:value="6.091261" calcext:value-type="float">
            <text:p>6.091261</text:p>
          </table:table-cell>
          <table:table-cell office:value-type="float" office:value="58.3466" calcext:value-type="float">
            <text:p>58.3466</text:p>
          </table:table-cell>
          <table:table-cell office:value-type="float" office:value="0" calcext:value-type="float">
            <text:p>0</text:p>
          </table:table-cell>
          <table:table-cell office:value-type="float" office:value="-0.2672724" calcext:value-type="float">
            <text:p>-0.267272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9.130998" calcext:value-type="float">
            <text:p>9.130998</text:p>
          </table:table-cell>
          <table:table-cell office:value-type="float" office:value="456.0921" calcext:value-type="float">
            <text:p>456.092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987614" calcext:value-type="float">
            <text:p>0.05987614</text:p>
          </table:table-cell>
          <table:table-cell office:value-type="float" office:value="11.67614" calcext:value-type="float">
            <text:p>11.6761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299983" calcext:value-type="float">
            <text:p>0.029998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0.96424" calcext:value-type="float">
            <text:p>10.96424</text:p>
          </table:table-cell>
          <table:table-cell office:value-type="float" office:value="-0.0977361" calcext:value-type="float">
            <text:p>-0.0977361</text:p>
          </table:table-cell>
          <table:table-cell office:value-type="float" office:value="0.006317729" calcext:value-type="float">
            <text:p>0.006317729</text:p>
          </table:table-cell>
          <table:table-cell office:value-type="float" office:value="0.06601862" calcext:value-type="float">
            <text:p>0.06601862</text:p>
          </table:table-cell>
          <table:table-cell office:value-type="float" office:value="7.807393" calcext:value-type="float">
            <text:p>7.807393</text:p>
          </table:table-cell>
          <table:table-cell office:value-type="float" office:value="0.0394039" calcext:value-type="float">
            <text:p>0.0394039</text:p>
          </table:table-cell>
          <table:table-cell office:value-type="float" office:value="0.03011119" calcext:value-type="float">
            <text:p>0.03011119</text:p>
          </table:table-cell>
          <table:table-cell office:value-type="float" office:value="0.03223068" calcext:value-type="float">
            <text:p>0.03223068</text:p>
          </table:table-cell>
          <table:table-cell office:value-type="float" office:value="0.02819381" calcext:value-type="float">
            <text:p>0.02819381</text:p>
          </table:table-cell>
          <table:table-cell office:value-type="float" office:value="0.02322537" calcext:value-type="float">
            <text:p>0.02322537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0.02076726" calcext:value-type="float">
            <text:p>0.02076726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3.186368" calcext:value-type="float">
            <text:p>3.186368</text:p>
          </table:table-cell>
          <table:table-cell office:value-type="float" office:value="5.864595" calcext:value-type="float">
            <text:p>5.864595</text:p>
          </table:table-cell>
          <table:table-cell office:value-type="float" office:value="9.422178" calcext:value-type="float">
            <text:p>9.422178</text:p>
          </table:table-cell>
          <table:table-cell office:value-type="float" office:value="15.13319" calcext:value-type="float">
            <text:p>15.13319</text:p>
          </table:table-cell>
          <table:table-cell office:value-type="float" office:value="21.58959" calcext:value-type="float">
            <text:p>21.58959</text:p>
          </table:table-cell>
          <table:table-cell office:value-type="float" office:value="22.17563" calcext:value-type="float">
            <text:p>22.17563</text:p>
          </table:table-cell>
          <table:table-cell office:value-type="float" office:value="15.94612" calcext:value-type="float">
            <text:p>15.94612</text:p>
          </table:table-cell>
          <table:table-cell office:value-type="float" office:value="6.129613" calcext:value-type="float">
            <text:p>6.129613</text:p>
          </table:table-cell>
          <table:table-cell office:value-type="float" office:value="56.36847" calcext:value-type="float">
            <text:p>56.36847</text:p>
          </table:table-cell>
          <table:table-cell office:value-type="float" office:value="0" calcext:value-type="float">
            <text:p>0</text:p>
          </table:table-cell>
          <table:table-cell office:value-type="float" office:value="-0.2672751" calcext:value-type="float">
            <text:p>-0.267275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9.129288" calcext:value-type="float">
            <text:p>9.129288</text:p>
          </table:table-cell>
          <table:table-cell office:value-type="float" office:value="456.0781" calcext:value-type="float">
            <text:p>456.078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899825" calcext:value-type="float">
            <text:p>0.05899825</text:p>
          </table:table-cell>
          <table:table-cell office:value-type="float" office:value="11.60454" calcext:value-type="float">
            <text:p>11.6045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11394" calcext:value-type="float">
            <text:p>0.0301139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04877" calcext:value-type="float">
            <text:p>11.04877</text:p>
          </table:table-cell>
          <table:table-cell office:value-type="float" office:value="-0.09774169" calcext:value-type="float">
            <text:p>-0.09774169</text:p>
          </table:table-cell>
          <table:table-cell office:value-type="float" office:value="0.006326544" calcext:value-type="float">
            <text:p>0.006326544</text:p>
          </table:table-cell>
          <table:table-cell office:value-type="float" office:value="0.0660478" calcext:value-type="float">
            <text:p>0.0660478</text:p>
          </table:table-cell>
          <table:table-cell office:value-type="float" office:value="7.808186" calcext:value-type="float">
            <text:p>7.808186</text:p>
          </table:table-cell>
          <table:table-cell office:value-type="float" office:value="0.02427729" calcext:value-type="float">
            <text:p>0.02427729</text:p>
          </table:table-cell>
          <table:table-cell office:value-type="float" office:value="0.03062701" calcext:value-type="float">
            <text:p>0.03062701</text:p>
          </table:table-cell>
          <table:table-cell office:value-type="float" office:value="0.03156811" calcext:value-type="float">
            <text:p>0.03156811</text:p>
          </table:table-cell>
          <table:table-cell office:value-type="float" office:value="0.0278679" calcext:value-type="float">
            <text:p>0.0278679</text:p>
          </table:table-cell>
          <table:table-cell office:value-type="float" office:value="0.02290164" calcext:value-type="float">
            <text:p>0.02290164</text:p>
          </table:table-cell>
          <table:table-cell office:value-type="float" office:value="0.02139609" calcext:value-type="float">
            <text:p>0.02139609</text:p>
          </table:table-cell>
          <table:table-cell office:value-type="float" office:value="0.02070502" calcext:value-type="float">
            <text:p>0.02070502</text:p>
          </table:table-cell>
          <table:table-cell office:value-type="float" office:value="0.01725034" calcext:value-type="float">
            <text:p>0.01725034</text:p>
          </table:table-cell>
          <table:table-cell office:value-type="float" office:value="3.045049" calcext:value-type="float">
            <text:p>3.045049</text:p>
          </table:table-cell>
          <table:table-cell office:value-type="float" office:value="5.32932" calcext:value-type="float">
            <text:p>5.32932</text:p>
          </table:table-cell>
          <table:table-cell office:value-type="float" office:value="8.726443" calcext:value-type="float">
            <text:p>8.726443</text:p>
          </table:table-cell>
          <table:table-cell office:value-type="float" office:value="14.72606" calcext:value-type="float">
            <text:p>14.72606</text:p>
          </table:table-cell>
          <table:table-cell office:value-type="float" office:value="21.55795" calcext:value-type="float">
            <text:p>21.55795</text:p>
          </table:table-cell>
          <table:table-cell office:value-type="float" office:value="22.36672" calcext:value-type="float">
            <text:p>22.36672</text:p>
          </table:table-cell>
          <table:table-cell office:value-type="float" office:value="15.86466" calcext:value-type="float">
            <text:p>15.86466</text:p>
          </table:table-cell>
          <table:table-cell office:value-type="float" office:value="6.132735" calcext:value-type="float">
            <text:p>6.132735</text:p>
          </table:table-cell>
          <table:table-cell office:value-type="float" office:value="54.54005" calcext:value-type="float">
            <text:p>54.54005</text:p>
          </table:table-cell>
          <table:table-cell office:value-type="float" office:value="0" calcext:value-type="float">
            <text:p>0</text:p>
          </table:table-cell>
          <table:table-cell office:value-type="float" office:value="-0.2672762" calcext:value-type="float">
            <text:p>-0.26727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9.127141" calcext:value-type="float">
            <text:p>9.127141</text:p>
          </table:table-cell>
          <table:table-cell office:value-type="float" office:value="456.065" calcext:value-type="float">
            <text:p>456.06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862623" calcext:value-type="float">
            <text:p>0.05862623</text:p>
          </table:table-cell>
          <table:table-cell office:value-type="float" office:value="11.54585" calcext:value-type="float">
            <text:p>11.5458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21882" calcext:value-type="float">
            <text:p>0.0302188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12162" calcext:value-type="float">
            <text:p>11.12162</text:p>
          </table:table-cell>
          <table:table-cell office:value-type="float" office:value="-0.09774566" calcext:value-type="float">
            <text:p>-0.09774566</text:p>
          </table:table-cell>
          <table:table-cell office:value-type="float" office:value="0.006331636" calcext:value-type="float">
            <text:p>0.006331636</text:p>
          </table:table-cell>
          <table:table-cell office:value-type="float" office:value="0.06607071" calcext:value-type="float">
            <text:p>0.06607071</text:p>
          </table:table-cell>
          <table:table-cell office:value-type="float" office:value="7.806818" calcext:value-type="float">
            <text:p>7.806818</text:p>
          </table:table-cell>
          <table:table-cell office:value-type="float" office:value="0.02483512" calcext:value-type="float">
            <text:p>0.02483512</text:p>
          </table:table-cell>
          <table:table-cell office:value-type="float" office:value="0.03113403" calcext:value-type="float">
            <text:p>0.03113403</text:p>
          </table:table-cell>
          <table:table-cell office:value-type="float" office:value="0.03180001" calcext:value-type="float">
            <text:p>0.03180001</text:p>
          </table:table-cell>
          <table:table-cell office:value-type="float" office:value="0.0279672" calcext:value-type="float">
            <text:p>0.0279672</text:p>
          </table:table-cell>
          <table:table-cell office:value-type="float" office:value="0.02288024" calcext:value-type="float">
            <text:p>0.02288024</text:p>
          </table:table-cell>
          <table:table-cell office:value-type="float" office:value="0.02128529" calcext:value-type="float">
            <text:p>0.02128529</text:p>
          </table:table-cell>
          <table:table-cell office:value-type="float" office:value="0.02070448" calcext:value-type="float">
            <text:p>0.02070448</text:p>
          </table:table-cell>
          <table:table-cell office:value-type="float" office:value="0.01724207" calcext:value-type="float">
            <text:p>0.01724207</text:p>
          </table:table-cell>
          <table:table-cell office:value-type="float" office:value="2.202717" calcext:value-type="float">
            <text:p>2.202717</text:p>
          </table:table-cell>
          <table:table-cell office:value-type="float" office:value="4.523205" calcext:value-type="float">
            <text:p>4.523205</text:p>
          </table:table-cell>
          <table:table-cell office:value-type="float" office:value="8.588822" calcext:value-type="float">
            <text:p>8.588822</text:p>
          </table:table-cell>
          <table:table-cell office:value-type="float" office:value="14.60069" calcext:value-type="float">
            <text:p>14.60069</text:p>
          </table:table-cell>
          <table:table-cell office:value-type="float" office:value="21.43262" calcext:value-type="float">
            <text:p>21.43262</text:p>
          </table:table-cell>
          <table:table-cell office:value-type="float" office:value="22.34484" calcext:value-type="float">
            <text:p>22.34484</text:p>
          </table:table-cell>
          <table:table-cell office:value-type="float" office:value="15.85034" calcext:value-type="float">
            <text:p>15.85034</text:p>
          </table:table-cell>
          <table:table-cell office:value-type="float" office:value="6.126909" calcext:value-type="float">
            <text:p>6.126909</text:p>
          </table:table-cell>
          <table:table-cell office:value-type="float" office:value="53.28137" calcext:value-type="float">
            <text:p>53.28137</text:p>
          </table:table-cell>
          <table:table-cell office:value-type="float" office:value="0" calcext:value-type="float">
            <text:p>0</text:p>
          </table:table-cell>
          <table:table-cell office:value-type="float" office:value="-0.2672772" calcext:value-type="float">
            <text:p>-0.26727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9.125411" calcext:value-type="float">
            <text:p>9.125411</text:p>
          </table:table-cell>
          <table:table-cell office:value-type="float" office:value="456.0528" calcext:value-type="float">
            <text:p>456.052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817574" calcext:value-type="float">
            <text:p>0.05817574</text:p>
          </table:table-cell>
          <table:table-cell office:value-type="float" office:value="11.50842" calcext:value-type="float">
            <text:p>11.5084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28692" calcext:value-type="float">
            <text:p>0.0302869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16952" calcext:value-type="float">
            <text:p>11.16952</text:p>
          </table:table-cell>
          <table:table-cell office:value-type="float" office:value="-0.09774905" calcext:value-type="float">
            <text:p>-0.09774905</text:p>
          </table:table-cell>
          <table:table-cell office:value-type="float" office:value="0.006338138" calcext:value-type="float">
            <text:p>0.006338138</text:p>
          </table:table-cell>
          <table:table-cell office:value-type="float" office:value="0.06609101" calcext:value-type="float">
            <text:p>0.06609101</text:p>
          </table:table-cell>
          <table:table-cell office:value-type="float" office:value="7.805145" calcext:value-type="float">
            <text:p>7.805145</text:p>
          </table:table-cell>
          <table:table-cell office:value-type="float" office:value="0.02006261" calcext:value-type="float">
            <text:p>0.02006261</text:p>
          </table:table-cell>
          <table:table-cell office:value-type="float" office:value="0.03149926" calcext:value-type="float">
            <text:p>0.03149926</text:p>
          </table:table-cell>
          <table:table-cell office:value-type="float" office:value="0.0319104" calcext:value-type="float">
            <text:p>0.0319104</text:p>
          </table:table-cell>
          <table:table-cell office:value-type="float" office:value="0.0279967" calcext:value-type="float">
            <text:p>0.0279967</text:p>
          </table:table-cell>
          <table:table-cell office:value-type="float" office:value="0.02292201" calcext:value-type="float">
            <text:p>0.02292201</text:p>
          </table:table-cell>
          <table:table-cell office:value-type="float" office:value="0.021332" calcext:value-type="float">
            <text:p>0.021332</text:p>
          </table:table-cell>
          <table:table-cell office:value-type="float" office:value="0.02076372" calcext:value-type="float">
            <text:p>0.02076372</text:p>
          </table:table-cell>
          <table:table-cell office:value-type="float" office:value="0.01724575" calcext:value-type="float">
            <text:p>0.01724575</text:p>
          </table:table-cell>
          <table:table-cell office:value-type="float" office:value="2.673184" calcext:value-type="float">
            <text:p>2.673184</text:p>
          </table:table-cell>
          <table:table-cell office:value-type="float" office:value="4.736111" calcext:value-type="float">
            <text:p>4.736111</text:p>
          </table:table-cell>
          <table:table-cell office:value-type="float" office:value="8.395764" calcext:value-type="float">
            <text:p>8.395764</text:p>
          </table:table-cell>
          <table:table-cell office:value-type="float" office:value="14.36269" calcext:value-type="float">
            <text:p>14.36269</text:p>
          </table:table-cell>
          <table:table-cell office:value-type="float" office:value="21.18531" calcext:value-type="float">
            <text:p>21.18531</text:p>
          </table:table-cell>
          <table:table-cell office:value-type="float" office:value="22.21812" calcext:value-type="float">
            <text:p>22.21812</text:p>
          </table:table-cell>
          <table:table-cell office:value-type="float" office:value="15.84578" calcext:value-type="float">
            <text:p>15.84578</text:p>
          </table:table-cell>
          <table:table-cell office:value-type="float" office:value="6.118025" calcext:value-type="float">
            <text:p>6.118025</text:p>
          </table:table-cell>
          <table:table-cell office:value-type="float" office:value="51.96548" calcext:value-type="float">
            <text:p>51.96548</text:p>
          </table:table-cell>
          <table:table-cell office:value-type="float" office:value="0" calcext:value-type="float">
            <text:p>0</text:p>
          </table:table-cell>
          <table:table-cell office:value-type="float" office:value="-0.2672779" calcext:value-type="float">
            <text:p>-0.26727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9.124302" calcext:value-type="float">
            <text:p>9.124302</text:p>
          </table:table-cell>
          <table:table-cell office:value-type="float" office:value="456.0414" calcext:value-type="float">
            <text:p>456.041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77109" calcext:value-type="float">
            <text:p>0.05777109</text:p>
          </table:table-cell>
          <table:table-cell office:value-type="float" office:value="11.49575" calcext:value-type="float">
            <text:p>11.4957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332" calcext:value-type="float">
            <text:p>0.03033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19141" calcext:value-type="float">
            <text:p>11.19141</text:p>
          </table:table-cell>
          <table:table-cell office:value-type="float" office:value="-0.09775363" calcext:value-type="float">
            <text:p>-0.09775363</text:p>
          </table:table-cell>
          <table:table-cell office:value-type="float" office:value="0.006345102" calcext:value-type="float">
            <text:p>0.006345102</text:p>
          </table:table-cell>
          <table:table-cell office:value-type="float" office:value="0.06611098" calcext:value-type="float">
            <text:p>0.06611098</text:p>
          </table:table-cell>
          <table:table-cell office:value-type="float" office:value="7.803855" calcext:value-type="float">
            <text:p>7.803855</text:p>
          </table:table-cell>
          <table:table-cell office:value-type="float" office:value="0.01706831" calcext:value-type="float">
            <text:p>0.01706831</text:p>
          </table:table-cell>
          <table:table-cell office:value-type="float" office:value="0.03179501" calcext:value-type="float">
            <text:p>0.03179501</text:p>
          </table:table-cell>
          <table:table-cell office:value-type="float" office:value="0.03207056" calcext:value-type="float">
            <text:p>0.03207056</text:p>
          </table:table-cell>
          <table:table-cell office:value-type="float" office:value="0.02808773" calcext:value-type="float">
            <text:p>0.02808773</text:p>
          </table:table-cell>
          <table:table-cell office:value-type="float" office:value="0.0230089" calcext:value-type="float">
            <text:p>0.0230089</text:p>
          </table:table-cell>
          <table:table-cell office:value-type="float" office:value="0.02142687" calcext:value-type="float">
            <text:p>0.02142687</text:p>
          </table:table-cell>
          <table:table-cell office:value-type="float" office:value="0.02085556" calcext:value-type="float">
            <text:p>0.02085556</text:p>
          </table:table-cell>
          <table:table-cell office:value-type="float" office:value="0.01726651" calcext:value-type="float">
            <text:p>0.01726651</text:p>
          </table:table-cell>
          <table:table-cell office:value-type="float" office:value="3.331504" calcext:value-type="float">
            <text:p>3.331504</text:p>
          </table:table-cell>
          <table:table-cell office:value-type="float" office:value="5.15239" calcext:value-type="float">
            <text:p>5.15239</text:p>
          </table:table-cell>
          <table:table-cell office:value-type="float" office:value="8.40906" calcext:value-type="float">
            <text:p>8.40906</text:p>
          </table:table-cell>
          <table:table-cell office:value-type="float" office:value="14.28171" calcext:value-type="float">
            <text:p>14.28171</text:p>
          </table:table-cell>
          <table:table-cell office:value-type="float" office:value="21.00055" calcext:value-type="float">
            <text:p>21.00055</text:p>
          </table:table-cell>
          <table:table-cell office:value-type="float" office:value="22.00976" calcext:value-type="float">
            <text:p>22.00976</text:p>
          </table:table-cell>
          <table:table-cell office:value-type="float" office:value="15.80528" calcext:value-type="float">
            <text:p>15.80528</text:p>
          </table:table-cell>
          <table:table-cell office:value-type="float" office:value="6.108727" calcext:value-type="float">
            <text:p>6.108727</text:p>
          </table:table-cell>
          <table:table-cell office:value-type="float" office:value="50.66267" calcext:value-type="float">
            <text:p>50.66267</text:p>
          </table:table-cell>
          <table:table-cell office:value-type="float" office:value="0" calcext:value-type="float">
            <text:p>0</text:p>
          </table:table-cell>
          <table:table-cell office:value-type="float" office:value="-0.2672784" calcext:value-type="float">
            <text:p>-0.267278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9.124531" calcext:value-type="float">
            <text:p>9.124531</text:p>
          </table:table-cell>
          <table:table-cell office:value-type="float" office:value="456.0294" calcext:value-type="float">
            <text:p>456.029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20598" calcext:value-type="float">
            <text:p>0.05720598</text:p>
          </table:table-cell>
          <table:table-cell office:value-type="float" office:value="11.49363" calcext:value-type="float">
            <text:p>11.4936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37161" calcext:value-type="float">
            <text:p>0.0303716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20201" calcext:value-type="float">
            <text:p>11.20201</text:p>
          </table:table-cell>
          <table:table-cell office:value-type="float" office:value="-0.09775999" calcext:value-type="float">
            <text:p>-0.09775999</text:p>
          </table:table-cell>
          <table:table-cell office:value-type="float" office:value="0.006352528" calcext:value-type="float">
            <text:p>0.006352528</text:p>
          </table:table-cell>
          <table:table-cell office:value-type="float" office:value="0.06613564" calcext:value-type="float">
            <text:p>0.06613564</text:p>
          </table:table-cell>
          <table:table-cell office:value-type="float" office:value="7.80487" calcext:value-type="float">
            <text:p>7.80487</text:p>
          </table:table-cell>
          <table:table-cell office:value-type="float" office:value="0.01494744" calcext:value-type="float">
            <text:p>0.01494744</text:p>
          </table:table-cell>
          <table:table-cell office:value-type="float" office:value="0.03161841" calcext:value-type="float">
            <text:p>0.03161841</text:p>
          </table:table-cell>
          <table:table-cell office:value-type="float" office:value="0.03196545" calcext:value-type="float">
            <text:p>0.03196545</text:p>
          </table:table-cell>
          <table:table-cell office:value-type="float" office:value="0.02802071" calcext:value-type="float">
            <text:p>0.02802071</text:p>
          </table:table-cell>
          <table:table-cell office:value-type="float" office:value="0.02292451" calcext:value-type="float">
            <text:p>0.02292451</text:p>
          </table:table-cell>
          <table:table-cell office:value-type="float" office:value="0.02138225" calcext:value-type="float">
            <text:p>0.02138225</text:p>
          </table:table-cell>
          <table:table-cell office:value-type="float" office:value="0.0209193" calcext:value-type="float">
            <text:p>0.0209193</text:p>
          </table:table-cell>
          <table:table-cell office:value-type="float" office:value="0.01729155" calcext:value-type="float">
            <text:p>0.01729155</text:p>
          </table:table-cell>
          <table:table-cell office:value-type="float" office:value="3.873271" calcext:value-type="float">
            <text:p>3.873271</text:p>
          </table:table-cell>
          <table:table-cell office:value-type="float" office:value="5.454082" calcext:value-type="float">
            <text:p>5.454082</text:p>
          </table:table-cell>
          <table:table-cell office:value-type="float" office:value="8.47265" calcext:value-type="float">
            <text:p>8.47265</text:p>
          </table:table-cell>
          <table:table-cell office:value-type="float" office:value="14.27957" calcext:value-type="float">
            <text:p>14.27957</text:p>
          </table:table-cell>
          <table:table-cell office:value-type="float" office:value="20.85344" calcext:value-type="float">
            <text:p>20.85344</text:p>
          </table:table-cell>
          <table:table-cell office:value-type="float" office:value="21.80702" calcext:value-type="float">
            <text:p>21.80702</text:p>
          </table:table-cell>
          <table:table-cell office:value-type="float" office:value="15.76793" calcext:value-type="float">
            <text:p>15.76793</text:p>
          </table:table-cell>
          <table:table-cell office:value-type="float" office:value="6.098106" calcext:value-type="float">
            <text:p>6.098106</text:p>
          </table:table-cell>
          <table:table-cell office:value-type="float" office:value="49.00872" calcext:value-type="float">
            <text:p>49.00872</text:p>
          </table:table-cell>
          <table:table-cell office:value-type="float" office:value="0" calcext:value-type="float">
            <text:p>0</text:p>
          </table:table-cell>
          <table:table-cell office:value-type="float" office:value="-0.267279" calcext:value-type="float">
            <text:p>-0.2672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9.121245" calcext:value-type="float">
            <text:p>9.121245</text:p>
          </table:table-cell>
          <table:table-cell office:value-type="float" office:value="456.0198" calcext:value-type="float">
            <text:p>456.019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363" calcext:value-type="float">
            <text:p>0.057363</text:p>
          </table:table-cell>
          <table:table-cell office:value-type="float" office:value="11.48413" calcext:value-type="float">
            <text:p>11.4841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415" calcext:value-type="float">
            <text:p>0.03041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22104" calcext:value-type="float">
            <text:p>11.22104</text:p>
          </table:table-cell>
          <table:table-cell office:value-type="float" office:value="-0.09776193" calcext:value-type="float">
            <text:p>-0.09776193</text:p>
          </table:table-cell>
          <table:table-cell office:value-type="float" office:value="0.006358615" calcext:value-type="float">
            <text:p>0.006358615</text:p>
          </table:table-cell>
          <table:table-cell office:value-type="float" office:value="0.06614355" calcext:value-type="float">
            <text:p>0.06614355</text:p>
          </table:table-cell>
          <table:table-cell office:value-type="float" office:value="7.798831" calcext:value-type="float">
            <text:p>7.798831</text:p>
          </table:table-cell>
          <table:table-cell office:value-type="float" office:value="0.01338733" calcext:value-type="float">
            <text:p>0.01338733</text:p>
          </table:table-cell>
          <table:table-cell office:value-type="float" office:value="0.0313472" calcext:value-type="float">
            <text:p>0.0313472</text:p>
          </table:table-cell>
          <table:table-cell office:value-type="float" office:value="0.03339878" calcext:value-type="float">
            <text:p>0.03339878</text:p>
          </table:table-cell>
          <table:table-cell office:value-type="float" office:value="0.02875264" calcext:value-type="float">
            <text:p>0.02875264</text:p>
          </table:table-cell>
          <table:table-cell office:value-type="float" office:value="0.0235456" calcext:value-type="float">
            <text:p>0.0235456</text:p>
          </table:table-cell>
          <table:table-cell office:value-type="float" office:value="0.02217605" calcext:value-type="float">
            <text:p>0.02217605</text:p>
          </table:table-cell>
          <table:table-cell office:value-type="float" office:value="0.02078382" calcext:value-type="float">
            <text:p>0.02078382</text:p>
          </table:table-cell>
          <table:table-cell office:value-type="float" office:value="0.01735774" calcext:value-type="float">
            <text:p>0.01735774</text:p>
          </table:table-cell>
          <table:table-cell office:value-type="float" office:value="1.924525" calcext:value-type="float">
            <text:p>1.924525</text:p>
          </table:table-cell>
          <table:table-cell office:value-type="float" office:value="5.227357" calcext:value-type="float">
            <text:p>5.227357</text:p>
          </table:table-cell>
          <table:table-cell office:value-type="float" office:value="8.869301" calcext:value-type="float">
            <text:p>8.869301</text:p>
          </table:table-cell>
          <table:table-cell office:value-type="float" office:value="14.52825" calcext:value-type="float">
            <text:p>14.52825</text:p>
          </table:table-cell>
          <table:table-cell office:value-type="float" office:value="21.17773" calcext:value-type="float">
            <text:p>21.17773</text:p>
          </table:table-cell>
          <table:table-cell office:value-type="float" office:value="22.07842" calcext:value-type="float">
            <text:p>22.07842</text:p>
          </table:table-cell>
          <table:table-cell office:value-type="float" office:value="14.67709" calcext:value-type="float">
            <text:p>14.67709</text:p>
          </table:table-cell>
          <table:table-cell office:value-type="float" office:value="6.154726" calcext:value-type="float">
            <text:p>6.154726</text:p>
          </table:table-cell>
          <table:table-cell office:value-type="float" office:value="48.82466" calcext:value-type="float">
            <text:p>48.82466</text:p>
          </table:table-cell>
          <table:table-cell office:value-type="float" office:value="0" calcext:value-type="float">
            <text:p>0</text:p>
          </table:table-cell>
          <table:table-cell office:value-type="float" office:value="-0.267279" calcext:value-type="float">
            <text:p>-0.2672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9.119322" calcext:value-type="float">
            <text:p>9.119322</text:p>
          </table:table-cell>
          <table:table-cell office:value-type="float" office:value="456.0112" calcext:value-type="float">
            <text:p>456.011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38036" calcext:value-type="float">
            <text:p>0.05738036</text:p>
          </table:table-cell>
          <table:table-cell office:value-type="float" office:value="11.4283" calcext:value-type="float">
            <text:p>11.428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47884" calcext:value-type="float">
            <text:p>0.0304788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28435" calcext:value-type="float">
            <text:p>11.28435</text:p>
          </table:table-cell>
          <table:table-cell office:value-type="float" office:value="-0.09776048" calcext:value-type="float">
            <text:p>-0.09776048</text:p>
          </table:table-cell>
          <table:table-cell office:value-type="float" office:value="0.006365129" calcext:value-type="float">
            <text:p>0.006365129</text:p>
          </table:table-cell>
          <table:table-cell office:value-type="float" office:value="0.06615397" calcext:value-type="float">
            <text:p>0.06615397</text:p>
          </table:table-cell>
          <table:table-cell office:value-type="float" office:value="7.794602" calcext:value-type="float">
            <text:p>7.794602</text:p>
          </table:table-cell>
          <table:table-cell office:value-type="float" office:value="0.01625037" calcext:value-type="float">
            <text:p>0.01625037</text:p>
          </table:table-cell>
          <table:table-cell office:value-type="float" office:value="0.03287353" calcext:value-type="float">
            <text:p>0.03287353</text:p>
          </table:table-cell>
          <table:table-cell office:value-type="float" office:value="0.03406149" calcext:value-type="float">
            <text:p>0.03406149</text:p>
          </table:table-cell>
          <table:table-cell office:value-type="float" office:value="0.02950386" calcext:value-type="float">
            <text:p>0.02950386</text:p>
          </table:table-cell>
          <table:table-cell office:value-type="float" office:value="0.02416205" calcext:value-type="float">
            <text:p>0.02416205</text:p>
          </table:table-cell>
          <table:table-cell office:value-type="float" office:value="0.02248533" calcext:value-type="float">
            <text:p>0.02248533</text:p>
          </table:table-cell>
          <table:table-cell office:value-type="float" office:value="0.02083905" calcext:value-type="float">
            <text:p>0.02083905</text:p>
          </table:table-cell>
          <table:table-cell office:value-type="float" office:value="0.01745128" calcext:value-type="float">
            <text:p>0.01745128</text:p>
          </table:table-cell>
          <table:table-cell office:value-type="float" office:value="4.237795" calcext:value-type="float">
            <text:p>4.237795</text:p>
          </table:table-cell>
          <table:table-cell office:value-type="float" office:value="5.360739" calcext:value-type="float">
            <text:p>5.360739</text:p>
          </table:table-cell>
          <table:table-cell office:value-type="float" office:value="8.946481" calcext:value-type="float">
            <text:p>8.946481</text:p>
          </table:table-cell>
          <table:table-cell office:value-type="float" office:value="15.27268" calcext:value-type="float">
            <text:p>15.27268</text:p>
          </table:table-cell>
          <table:table-cell office:value-type="float" office:value="21.68231" calcext:value-type="float">
            <text:p>21.68231</text:p>
          </table:table-cell>
          <table:table-cell office:value-type="float" office:value="20.81" calcext:value-type="float">
            <text:p>20.81</text:p>
          </table:table-cell>
          <table:table-cell office:value-type="float" office:value="13.62486" calcext:value-type="float">
            <text:p>13.62486</text:p>
          </table:table-cell>
          <table:table-cell office:value-type="float" office:value="6.237446" calcext:value-type="float">
            <text:p>6.237446</text:p>
          </table:table-cell>
          <table:table-cell office:value-type="float" office:value="48.09194" calcext:value-type="float">
            <text:p>48.09194</text:p>
          </table:table-cell>
          <table:table-cell office:value-type="float" office:value="0" calcext:value-type="float">
            <text:p>0</text:p>
          </table:table-cell>
          <table:table-cell office:value-type="float" office:value="-0.267279" calcext:value-type="float">
            <text:p>-0.2672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9.117982" calcext:value-type="float">
            <text:p>9.117982</text:p>
          </table:table-cell>
          <table:table-cell office:value-type="float" office:value="456.003" calcext:value-type="float">
            <text:p>456.00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26982" calcext:value-type="float">
            <text:p>0.05726982</text:p>
          </table:table-cell>
          <table:table-cell office:value-type="float" office:value="11.35697" calcext:value-type="float">
            <text:p>11.3569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56294" calcext:value-type="float">
            <text:p>0.0305629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36217" calcext:value-type="float">
            <text:p>11.36217</text:p>
          </table:table-cell>
          <table:table-cell office:value-type="float" office:value="-0.09776098" calcext:value-type="float">
            <text:p>-0.09776098</text:p>
          </table:table-cell>
          <table:table-cell office:value-type="float" office:value="0.006370619" calcext:value-type="float">
            <text:p>0.006370619</text:p>
          </table:table-cell>
          <table:table-cell office:value-type="float" office:value="0.06616469" calcext:value-type="float">
            <text:p>0.06616469</text:p>
          </table:table-cell>
          <table:table-cell office:value-type="float" office:value="7.790997" calcext:value-type="float">
            <text:p>7.790997</text:p>
          </table:table-cell>
          <table:table-cell office:value-type="float" office:value="0.02258555" calcext:value-type="float">
            <text:p>0.02258555</text:p>
          </table:table-cell>
          <table:table-cell office:value-type="float" office:value="0.03233214" calcext:value-type="float">
            <text:p>0.03233214</text:p>
          </table:table-cell>
          <table:table-cell office:value-type="float" office:value="0.03519579" calcext:value-type="float">
            <text:p>0.03519579</text:p>
          </table:table-cell>
          <table:table-cell office:value-type="float" office:value="0.03036346" calcext:value-type="float">
            <text:p>0.03036346</text:p>
          </table:table-cell>
          <table:table-cell office:value-type="float" office:value="0.0247599" calcext:value-type="float">
            <text:p>0.0247599</text:p>
          </table:table-cell>
          <table:table-cell office:value-type="float" office:value="0.02297188" calcext:value-type="float">
            <text:p>0.02297188</text:p>
          </table:table-cell>
          <table:table-cell office:value-type="float" office:value="0.02071832" calcext:value-type="float">
            <text:p>0.02071832</text:p>
          </table:table-cell>
          <table:table-cell office:value-type="float" office:value="0.01755955" calcext:value-type="float">
            <text:p>0.01755955</text:p>
          </table:table-cell>
          <table:table-cell office:value-type="float" office:value="3.954132" calcext:value-type="float">
            <text:p>3.954132</text:p>
          </table:table-cell>
          <table:table-cell office:value-type="float" office:value="5.492931" calcext:value-type="float">
            <text:p>5.492931</text:p>
          </table:table-cell>
          <table:table-cell office:value-type="float" office:value="9.379988" calcext:value-type="float">
            <text:p>9.379988</text:p>
          </table:table-cell>
          <table:table-cell office:value-type="float" office:value="16.0199" calcext:value-type="float">
            <text:p>16.0199</text:p>
          </table:table-cell>
          <table:table-cell office:value-type="float" office:value="22.1586" calcext:value-type="float">
            <text:p>22.1586</text:p>
          </table:table-cell>
          <table:table-cell office:value-type="float" office:value="20.02232" calcext:value-type="float">
            <text:p>20.02232</text:p>
          </table:table-cell>
          <table:table-cell office:value-type="float" office:value="12.32082" calcext:value-type="float">
            <text:p>12.32082</text:p>
          </table:table-cell>
          <table:table-cell office:value-type="float" office:value="6.329855" calcext:value-type="float">
            <text:p>6.329855</text:p>
          </table:table-cell>
          <table:table-cell office:value-type="float" office:value="46.84519" calcext:value-type="float">
            <text:p>46.84519</text:p>
          </table:table-cell>
          <table:table-cell office:value-type="float" office:value="0" calcext:value-type="float">
            <text:p>0</text:p>
          </table:table-cell>
          <table:table-cell office:value-type="float" office:value="-0.267279" calcext:value-type="float">
            <text:p>-0.2672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9.11717" calcext:value-type="float">
            <text:p>9.11717</text:p>
          </table:table-cell>
          <table:table-cell office:value-type="float" office:value="455.9955" calcext:value-type="float">
            <text:p>455.995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08141" calcext:value-type="float">
            <text:p>0.05708141</text:p>
          </table:table-cell>
          <table:table-cell office:value-type="float" office:value="11.26791" calcext:value-type="float">
            <text:p>11.2679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65763" calcext:value-type="float">
            <text:p>0.0306576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45705" calcext:value-type="float">
            <text:p>11.45705</text:p>
          </table:table-cell>
          <table:table-cell office:value-type="float" office:value="-0.09776042" calcext:value-type="float">
            <text:p>-0.09776042</text:p>
          </table:table-cell>
          <table:table-cell office:value-type="float" office:value="0.006376463" calcext:value-type="float">
            <text:p>0.006376463</text:p>
          </table:table-cell>
          <table:table-cell office:value-type="float" office:value="0.06617557" calcext:value-type="float">
            <text:p>0.06617557</text:p>
          </table:table-cell>
          <table:table-cell office:value-type="float" office:value="7.788136" calcext:value-type="float">
            <text:p>7.788136</text:p>
          </table:table-cell>
          <table:table-cell office:value-type="float" office:value="0.01994901" calcext:value-type="float">
            <text:p>0.01994901</text:p>
          </table:table-cell>
          <table:table-cell office:value-type="float" office:value="0.03282116" calcext:value-type="float">
            <text:p>0.03282116</text:p>
          </table:table-cell>
          <table:table-cell office:value-type="float" office:value="0.03516245" calcext:value-type="float">
            <text:p>0.03516245</text:p>
          </table:table-cell>
          <table:table-cell office:value-type="float" office:value="0.03069266" calcext:value-type="float">
            <text:p>0.03069266</text:p>
          </table:table-cell>
          <table:table-cell office:value-type="float" office:value="0.02504504" calcext:value-type="float">
            <text:p>0.02504504</text:p>
          </table:table-cell>
          <table:table-cell office:value-type="float" office:value="0.02313273" calcext:value-type="float">
            <text:p>0.02313273</text:p>
          </table:table-cell>
          <table:table-cell office:value-type="float" office:value="0.02083717" calcext:value-type="float">
            <text:p>0.02083717</text:p>
          </table:table-cell>
          <table:table-cell office:value-type="float" office:value="0.01765364" calcext:value-type="float">
            <text:p>0.01765364</text:p>
          </table:table-cell>
          <table:table-cell office:value-type="float" office:value="4.727137" calcext:value-type="float">
            <text:p>4.727137</text:p>
          </table:table-cell>
          <table:table-cell office:value-type="float" office:value="5.534744" calcext:value-type="float">
            <text:p>5.534744</text:p>
          </table:table-cell>
          <table:table-cell office:value-type="float" office:value="9.0846" calcext:value-type="float">
            <text:p>9.0846</text:p>
          </table:table-cell>
          <table:table-cell office:value-type="float" office:value="16.1647" calcext:value-type="float">
            <text:p>16.1647</text:p>
          </table:table-cell>
          <table:table-cell office:value-type="float" office:value="22.09395" calcext:value-type="float">
            <text:p>22.09395</text:p>
          </table:table-cell>
          <table:table-cell office:value-type="float" office:value="19.18114" calcext:value-type="float">
            <text:p>19.18114</text:p>
          </table:table-cell>
          <table:table-cell office:value-type="float" office:value="11.61261" calcext:value-type="float">
            <text:p>11.61261</text:p>
          </table:table-cell>
          <table:table-cell office:value-type="float" office:value="6.392841" calcext:value-type="float">
            <text:p>6.392841</text:p>
          </table:table-cell>
          <table:table-cell office:value-type="float" office:value="46.04558" calcext:value-type="float">
            <text:p>46.04558</text:p>
          </table:table-cell>
          <table:table-cell office:value-type="float" office:value="0" calcext:value-type="float">
            <text:p>0</text:p>
          </table:table-cell>
          <table:table-cell office:value-type="float" office:value="-0.267279" calcext:value-type="float">
            <text:p>-0.2672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9.1153" calcext:value-type="float">
            <text:p>9.1153</text:p>
          </table:table-cell>
          <table:table-cell office:value-type="float" office:value="455.9882" calcext:value-type="float">
            <text:p>455.988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15041" calcext:value-type="float">
            <text:p>0.05715041</text:p>
          </table:table-cell>
          <table:table-cell office:value-type="float" office:value="11.20996" calcext:value-type="float">
            <text:p>11.2099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72543" calcext:value-type="float">
            <text:p>0.0307254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52123" calcext:value-type="float">
            <text:p>11.52123</text:p>
          </table:table-cell>
          <table:table-cell office:value-type="float" office:value="-0.09776281" calcext:value-type="float">
            <text:p>-0.09776281</text:p>
          </table:table-cell>
          <table:table-cell office:value-type="float" office:value="0.006382849" calcext:value-type="float">
            <text:p>0.006382849</text:p>
          </table:table-cell>
          <table:table-cell office:value-type="float" office:value="0.06618211" calcext:value-type="float">
            <text:p>0.06618211</text:p>
          </table:table-cell>
          <table:table-cell office:value-type="float" office:value="7.78337" calcext:value-type="float">
            <text:p>7.78337</text:p>
          </table:table-cell>
          <table:table-cell office:value-type="float" office:value="0.01824448" calcext:value-type="float">
            <text:p>0.01824448</text:p>
          </table:table-cell>
          <table:table-cell office:value-type="float" office:value="0.03439067" calcext:value-type="float">
            <text:p>0.03439067</text:p>
          </table:table-cell>
          <table:table-cell office:value-type="float" office:value="0.03570879" calcext:value-type="float">
            <text:p>0.03570879</text:p>
          </table:table-cell>
          <table:table-cell office:value-type="float" office:value="0.0311314" calcext:value-type="float">
            <text:p>0.0311314</text:p>
          </table:table-cell>
          <table:table-cell office:value-type="float" office:value="0.02532969" calcext:value-type="float">
            <text:p>0.02532969</text:p>
          </table:table-cell>
          <table:table-cell office:value-type="float" office:value="0.02333347" calcext:value-type="float">
            <text:p>0.02333347</text:p>
          </table:table-cell>
          <table:table-cell office:value-type="float" office:value="0.02096787" calcext:value-type="float">
            <text:p>0.02096787</text:p>
          </table:table-cell>
          <table:table-cell office:value-type="float" office:value="0.01773792" calcext:value-type="float">
            <text:p>0.01773792</text:p>
          </table:table-cell>
          <table:table-cell office:value-type="float" office:value="4.915289" calcext:value-type="float">
            <text:p>4.915289</text:p>
          </table:table-cell>
          <table:table-cell office:value-type="float" office:value="6.432271" calcext:value-type="float">
            <text:p>6.432271</text:p>
          </table:table-cell>
          <table:table-cell office:value-type="float" office:value="9.140516" calcext:value-type="float">
            <text:p>9.140516</text:p>
          </table:table-cell>
          <table:table-cell office:value-type="float" office:value="16.10203" calcext:value-type="float">
            <text:p>16.10203</text:p>
          </table:table-cell>
          <table:table-cell office:value-type="float" office:value="21.69868" calcext:value-type="float">
            <text:p>21.69868</text:p>
          </table:table-cell>
          <table:table-cell office:value-type="float" office:value="18.53206" calcext:value-type="float">
            <text:p>18.53206</text:p>
          </table:table-cell>
          <table:table-cell office:value-type="float" office:value="11.04894" calcext:value-type="float">
            <text:p>11.04894</text:p>
          </table:table-cell>
          <table:table-cell office:value-type="float" office:value="6.432253" calcext:value-type="float">
            <text:p>6.432253</text:p>
          </table:table-cell>
          <table:table-cell office:value-type="float" office:value="45.79885" calcext:value-type="float">
            <text:p>45.79885</text:p>
          </table:table-cell>
          <table:table-cell office:value-type="float" office:value="0" calcext:value-type="float">
            <text:p>0</text:p>
          </table:table-cell>
          <table:table-cell office:value-type="float" office:value="-0.2672799" calcext:value-type="float">
            <text:p>-0.26727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9.115234" calcext:value-type="float">
            <text:p>9.115234</text:p>
          </table:table-cell>
          <table:table-cell office:value-type="float" office:value="455.9814" calcext:value-type="float">
            <text:p>455.981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712625" calcext:value-type="float">
            <text:p>0.05712625</text:p>
          </table:table-cell>
          <table:table-cell office:value-type="float" office:value="11.16919" calcext:value-type="float">
            <text:p>11.1691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78344" calcext:value-type="float">
            <text:p>0.0307834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56631" calcext:value-type="float">
            <text:p>11.56631</text:p>
          </table:table-cell>
          <table:table-cell office:value-type="float" office:value="-0.09789457" calcext:value-type="float">
            <text:p>-0.09789457</text:p>
          </table:table-cell>
          <table:table-cell office:value-type="float" office:value="0.006390078" calcext:value-type="float">
            <text:p>0.006390078</text:p>
          </table:table-cell>
          <table:table-cell office:value-type="float" office:value="0.06619198" calcext:value-type="float">
            <text:p>0.06619198</text:p>
          </table:table-cell>
          <table:table-cell office:value-type="float" office:value="7.781201" calcext:value-type="float">
            <text:p>7.781201</text:p>
          </table:table-cell>
          <table:table-cell office:value-type="float" office:value="0.02214791" calcext:value-type="float">
            <text:p>0.02214791</text:p>
          </table:table-cell>
          <table:table-cell office:value-type="float" office:value="0.03519924" calcext:value-type="float">
            <text:p>0.03519924</text:p>
          </table:table-cell>
          <table:table-cell office:value-type="float" office:value="0.03605728" calcext:value-type="float">
            <text:p>0.03605728</text:p>
          </table:table-cell>
          <table:table-cell office:value-type="float" office:value="0.03137535" calcext:value-type="float">
            <text:p>0.03137535</text:p>
          </table:table-cell>
          <table:table-cell office:value-type="float" office:value="0.02552561" calcext:value-type="float">
            <text:p>0.02552561</text:p>
          </table:table-cell>
          <table:table-cell office:value-type="float" office:value="0.02344807" calcext:value-type="float">
            <text:p>0.02344807</text:p>
          </table:table-cell>
          <table:table-cell office:value-type="float" office:value="0.02120662" calcext:value-type="float">
            <text:p>0.02120662</text:p>
          </table:table-cell>
          <table:table-cell office:value-type="float" office:value="0.01781198" calcext:value-type="float">
            <text:p>0.01781198</text:p>
          </table:table-cell>
          <table:table-cell office:value-type="float" office:value="6.814139" calcext:value-type="float">
            <text:p>6.814139</text:p>
          </table:table-cell>
          <table:table-cell office:value-type="float" office:value="7.310996" calcext:value-type="float">
            <text:p>7.310996</text:p>
          </table:table-cell>
          <table:table-cell office:value-type="float" office:value="9.590545" calcext:value-type="float">
            <text:p>9.590545</text:p>
          </table:table-cell>
          <table:table-cell office:value-type="float" office:value="16.19917" calcext:value-type="float">
            <text:p>16.19917</text:p>
          </table:table-cell>
          <table:table-cell office:value-type="float" office:value="21.33222" calcext:value-type="float">
            <text:p>21.33222</text:p>
          </table:table-cell>
          <table:table-cell office:value-type="float" office:value="17.88" calcext:value-type="float">
            <text:p>17.88</text:p>
          </table:table-cell>
          <table:table-cell office:value-type="float" office:value="10.7324" calcext:value-type="float">
            <text:p>10.7324</text:p>
          </table:table-cell>
          <table:table-cell office:value-type="float" office:value="6.44243" calcext:value-type="float">
            <text:p>6.44243</text:p>
          </table:table-cell>
          <table:table-cell office:value-type="float" office:value="45.17428" calcext:value-type="float">
            <text:p>45.17428</text:p>
          </table:table-cell>
          <table:table-cell office:value-type="float" office:value="0" calcext:value-type="float">
            <text:p>0</text:p>
          </table:table-cell>
          <table:table-cell office:value-type="float" office:value="-0.2673402" calcext:value-type="float">
            <text:p>-0.267340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9.121912" calcext:value-type="float">
            <text:p>9.121912</text:p>
          </table:table-cell>
          <table:table-cell office:value-type="float" office:value="455.9738" calcext:value-type="float">
            <text:p>455.973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647669" calcext:value-type="float">
            <text:p>0.05647669</text:p>
          </table:table-cell>
          <table:table-cell office:value-type="float" office:value="11.10536" calcext:value-type="float">
            <text:p>11.1053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089079" calcext:value-type="float">
            <text:p>0.0308907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63725" calcext:value-type="float">
            <text:p>11.63725</text:p>
          </table:table-cell>
          <table:table-cell office:value-type="float" office:value="-0.09790172" calcext:value-type="float">
            <text:p>-0.09790172</text:p>
          </table:table-cell>
          <table:table-cell office:value-type="float" office:value="0.006393657" calcext:value-type="float">
            <text:p>0.006393657</text:p>
          </table:table-cell>
          <table:table-cell office:value-type="float" office:value="0.0662225" calcext:value-type="float">
            <text:p>0.0662225</text:p>
          </table:table-cell>
          <table:table-cell office:value-type="float" office:value="7.789728" calcext:value-type="float">
            <text:p>7.789728</text:p>
          </table:table-cell>
          <table:table-cell office:value-type="float" office:value="0.03584272" calcext:value-type="float">
            <text:p>0.03584272</text:p>
          </table:table-cell>
          <table:table-cell office:value-type="float" office:value="0.03135107" calcext:value-type="float">
            <text:p>0.03135107</text:p>
          </table:table-cell>
          <table:table-cell office:value-type="float" office:value="0.03522088" calcext:value-type="float">
            <text:p>0.03522088</text:p>
          </table:table-cell>
          <table:table-cell office:value-type="float" office:value="0.03115228" calcext:value-type="float">
            <text:p>0.03115228</text:p>
          </table:table-cell>
          <table:table-cell office:value-type="float" office:value="0.02523322" calcext:value-type="float">
            <text:p>0.02523322</text:p>
          </table:table-cell>
          <table:table-cell office:value-type="float" office:value="0.02308534" calcext:value-type="float">
            <text:p>0.02308534</text:p>
          </table:table-cell>
          <table:table-cell office:value-type="float" office:value="0.02142804" calcext:value-type="float">
            <text:p>0.02142804</text:p>
          </table:table-cell>
          <table:table-cell office:value-type="float" office:value="0.01785949" calcext:value-type="float">
            <text:p>0.01785949</text:p>
          </table:table-cell>
          <table:table-cell office:value-type="float" office:value="2.00815" calcext:value-type="float">
            <text:p>2.00815</text:p>
          </table:table-cell>
          <table:table-cell office:value-type="float" office:value="5.131276" calcext:value-type="float">
            <text:p>5.131276</text:p>
          </table:table-cell>
          <table:table-cell office:value-type="float" office:value="10.15528" calcext:value-type="float">
            <text:p>10.15528</text:p>
          </table:table-cell>
          <table:table-cell office:value-type="float" office:value="16.76057" calcext:value-type="float">
            <text:p>16.76057</text:p>
          </table:table-cell>
          <table:table-cell office:value-type="float" office:value="21.76976" calcext:value-type="float">
            <text:p>21.76976</text:p>
          </table:table-cell>
          <table:table-cell office:value-type="float" office:value="17.84837" calcext:value-type="float">
            <text:p>17.84837</text:p>
          </table:table-cell>
          <table:table-cell office:value-type="float" office:value="10.64546" calcext:value-type="float">
            <text:p>10.64546</text:p>
          </table:table-cell>
          <table:table-cell office:value-type="float" office:value="6.424695" calcext:value-type="float">
            <text:p>6.424695</text:p>
          </table:table-cell>
          <table:table-cell office:value-type="float" office:value="43.06122" calcext:value-type="float">
            <text:p>43.06122</text:p>
          </table:table-cell>
          <table:table-cell office:value-type="float" office:value="0" calcext:value-type="float">
            <text:p>0</text:p>
          </table:table-cell>
          <table:table-cell office:value-type="float" office:value="-0.2673425" calcext:value-type="float">
            <text:p>-0.26734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9.131496" calcext:value-type="float">
            <text:p>9.131496</text:p>
          </table:table-cell>
          <table:table-cell office:value-type="float" office:value="455.9646" calcext:value-type="float">
            <text:p>455.964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473396" calcext:value-type="float">
            <text:p>0.05473396</text:p>
          </table:table-cell>
          <table:table-cell office:value-type="float" office:value="11.00443" calcext:value-type="float">
            <text:p>11.0044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01478" calcext:value-type="float">
            <text:p>0.0310147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73612" calcext:value-type="float">
            <text:p>11.73612</text:p>
          </table:table-cell>
          <table:table-cell office:value-type="float" office:value="-0.09791225" calcext:value-type="float">
            <text:p>-0.09791225</text:p>
          </table:table-cell>
          <table:table-cell office:value-type="float" office:value="0.006398983" calcext:value-type="float">
            <text:p>0.006398983</text:p>
          </table:table-cell>
          <table:table-cell office:value-type="float" office:value="0.06625663" calcext:value-type="float">
            <text:p>0.06625663</text:p>
          </table:table-cell>
          <table:table-cell office:value-type="float" office:value="7.802896" calcext:value-type="float">
            <text:p>7.802896</text:p>
          </table:table-cell>
          <table:table-cell office:value-type="float" office:value="0.02085617" calcext:value-type="float">
            <text:p>0.02085617</text:p>
          </table:table-cell>
          <table:table-cell office:value-type="float" office:value="0.03193551" calcext:value-type="float">
            <text:p>0.03193551</text:p>
          </table:table-cell>
          <table:table-cell office:value-type="float" office:value="0.03382149" calcext:value-type="float">
            <text:p>0.03382149</text:p>
          </table:table-cell>
          <table:table-cell office:value-type="float" office:value="0.02988795" calcext:value-type="float">
            <text:p>0.02988795</text:p>
          </table:table-cell>
          <table:table-cell office:value-type="float" office:value="0.0245643" calcext:value-type="float">
            <text:p>0.0245643</text:p>
          </table:table-cell>
          <table:table-cell office:value-type="float" office:value="0.02270192" calcext:value-type="float">
            <text:p>0.02270192</text:p>
          </table:table-cell>
          <table:table-cell office:value-type="float" office:value="0.02156695" calcext:value-type="float">
            <text:p>0.02156695</text:p>
          </table:table-cell>
          <table:table-cell office:value-type="float" office:value="0.01787345" calcext:value-type="float">
            <text:p>0.01787345</text:p>
          </table:table-cell>
          <table:table-cell office:value-type="float" office:value="1.204202" calcext:value-type="float">
            <text:p>1.204202</text:p>
          </table:table-cell>
          <table:table-cell office:value-type="float" office:value="4.520973" calcext:value-type="float">
            <text:p>4.520973</text:p>
          </table:table-cell>
          <table:table-cell office:value-type="float" office:value="9.404697" calcext:value-type="float">
            <text:p>9.404697</text:p>
          </table:table-cell>
          <table:table-cell office:value-type="float" office:value="15.83425" calcext:value-type="float">
            <text:p>15.83425</text:p>
          </table:table-cell>
          <table:table-cell office:value-type="float" office:value="21.48678" calcext:value-type="float">
            <text:p>21.48678</text:p>
          </table:table-cell>
          <table:table-cell office:value-type="float" office:value="18.45624" calcext:value-type="float">
            <text:p>18.45624</text:p>
          </table:table-cell>
          <table:table-cell office:value-type="float" office:value="10.77176" calcext:value-type="float">
            <text:p>10.77176</text:p>
          </table:table-cell>
          <table:table-cell office:value-type="float" office:value="6.404988" calcext:value-type="float">
            <text:p>6.404988</text:p>
          </table:table-cell>
          <table:table-cell office:value-type="float" office:value="38.88098" calcext:value-type="float">
            <text:p>38.88098</text:p>
          </table:table-cell>
          <table:table-cell office:value-type="float" office:value="0" calcext:value-type="float">
            <text:p>0</text:p>
          </table:table-cell>
          <table:table-cell office:value-type="float" office:value="-0.2673467" calcext:value-type="float">
            <text:p>-0.26734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9.139211" calcext:value-type="float">
            <text:p>9.139211</text:p>
          </table:table-cell>
          <table:table-cell office:value-type="float" office:value="455.9539" calcext:value-type="float">
            <text:p>455.953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356682" calcext:value-type="float">
            <text:p>0.05356682</text:p>
          </table:table-cell>
          <table:table-cell office:value-type="float" office:value="10.93983" calcext:value-type="float">
            <text:p>10.9398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10095" calcext:value-type="float">
            <text:p>0.0311009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80114" calcext:value-type="float">
            <text:p>11.80114</text:p>
          </table:table-cell>
          <table:table-cell office:value-type="float" office:value="-0.0979294" calcext:value-type="float">
            <text:p>-0.0979294</text:p>
          </table:table-cell>
          <table:table-cell office:value-type="float" office:value="0.006405377" calcext:value-type="float">
            <text:p>0.006405377</text:p>
          </table:table-cell>
          <table:table-cell office:value-type="float" office:value="0.06629143" calcext:value-type="float">
            <text:p>0.06629143</text:p>
          </table:table-cell>
          <table:table-cell office:value-type="float" office:value="7.813774" calcext:value-type="float">
            <text:p>7.813774</text:p>
          </table:table-cell>
          <table:table-cell office:value-type="float" office:value="0.0181322" calcext:value-type="float">
            <text:p>0.0181322</text:p>
          </table:table-cell>
          <table:table-cell office:value-type="float" office:value="0.0321053" calcext:value-type="float">
            <text:p>0.0321053</text:p>
          </table:table-cell>
          <table:table-cell office:value-type="float" office:value="0.03324998" calcext:value-type="float">
            <text:p>0.03324998</text:p>
          </table:table-cell>
          <table:table-cell office:value-type="float" office:value="0.02916669" calcext:value-type="float">
            <text:p>0.02916669</text:p>
          </table:table-cell>
          <table:table-cell office:value-type="float" office:value="0.02385894" calcext:value-type="float">
            <text:p>0.02385894</text:p>
          </table:table-cell>
          <table:table-cell office:value-type="float" office:value="0.02218961" calcext:value-type="float">
            <text:p>0.02218961</text:p>
          </table:table-cell>
          <table:table-cell office:value-type="float" office:value="0.02155594" calcext:value-type="float">
            <text:p>0.02155594</text:p>
          </table:table-cell>
          <table:table-cell office:value-type="float" office:value="0.01786238" calcext:value-type="float">
            <text:p>0.01786238</text:p>
          </table:table-cell>
          <table:table-cell office:value-type="float" office:value="1.61146" calcext:value-type="float">
            <text:p>1.61146</text:p>
          </table:table-cell>
          <table:table-cell office:value-type="float" office:value="4.588737" calcext:value-type="float">
            <text:p>4.588737</text:p>
          </table:table-cell>
          <table:table-cell office:value-type="float" office:value="9.071537" calcext:value-type="float">
            <text:p>9.071537</text:p>
          </table:table-cell>
          <table:table-cell office:value-type="float" office:value="15.46483" calcext:value-type="float">
            <text:p>15.46483</text:p>
          </table:table-cell>
          <table:table-cell office:value-type="float" office:value="21.11167" calcext:value-type="float">
            <text:p>21.11167</text:p>
          </table:table-cell>
          <table:table-cell office:value-type="float" office:value="18.35578" calcext:value-type="float">
            <text:p>18.35578</text:p>
          </table:table-cell>
          <table:table-cell office:value-type="float" office:value="10.8168" calcext:value-type="float">
            <text:p>10.8168</text:p>
          </table:table-cell>
          <table:table-cell office:value-type="float" office:value="6.388332" calcext:value-type="float">
            <text:p>6.388332</text:p>
          </table:table-cell>
          <table:table-cell office:value-type="float" office:value="35.85226" calcext:value-type="float">
            <text:p>35.85226</text:p>
          </table:table-cell>
          <table:table-cell office:value-type="float" office:value="0" calcext:value-type="float">
            <text:p>0</text:p>
          </table:table-cell>
          <table:table-cell office:value-type="float" office:value="-0.2673534" calcext:value-type="float">
            <text:p>-0.267353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9.136742" calcext:value-type="float">
            <text:p>9.136742</text:p>
          </table:table-cell>
          <table:table-cell office:value-type="float" office:value="455.9459" calcext:value-type="float">
            <text:p>455.945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376814" calcext:value-type="float">
            <text:p>0.05376814</text:p>
          </table:table-cell>
          <table:table-cell office:value-type="float" office:value="10.91388" calcext:value-type="float">
            <text:p>10.9138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15321" calcext:value-type="float">
            <text:p>0.0311532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83462" calcext:value-type="float">
            <text:p>11.83462</text:p>
          </table:table-cell>
          <table:table-cell office:value-type="float" office:value="-0.09793007" calcext:value-type="float">
            <text:p>-0.09793007</text:p>
          </table:table-cell>
          <table:table-cell office:value-type="float" office:value="0.006413084" calcext:value-type="float">
            <text:p>0.006413084</text:p>
          </table:table-cell>
          <table:table-cell office:value-type="float" office:value="0.06630018" calcext:value-type="float">
            <text:p>0.06630018</text:p>
          </table:table-cell>
          <table:table-cell office:value-type="float" office:value="7.808138" calcext:value-type="float">
            <text:p>7.808138</text:p>
          </table:table-cell>
          <table:table-cell office:value-type="float" office:value="0.01684413" calcext:value-type="float">
            <text:p>0.01684413</text:p>
          </table:table-cell>
          <table:table-cell office:value-type="float" office:value="0.03390036" calcext:value-type="float">
            <text:p>0.03390036</text:p>
          </table:table-cell>
          <table:table-cell office:value-type="float" office:value="0.03445905" calcext:value-type="float">
            <text:p>0.03445905</text:p>
          </table:table-cell>
          <table:table-cell office:value-type="float" office:value="0.02983909" calcext:value-type="float">
            <text:p>0.02983909</text:p>
          </table:table-cell>
          <table:table-cell office:value-type="float" office:value="0.02410106" calcext:value-type="float">
            <text:p>0.02410106</text:p>
          </table:table-cell>
          <table:table-cell office:value-type="float" office:value="0.02240778" calcext:value-type="float">
            <text:p>0.02240778</text:p>
          </table:table-cell>
          <table:table-cell office:value-type="float" office:value="0.02159321" calcext:value-type="float">
            <text:p>0.02159321</text:p>
          </table:table-cell>
          <table:table-cell office:value-type="float" office:value="0.01787494" calcext:value-type="float">
            <text:p>0.01787494</text:p>
          </table:table-cell>
          <table:table-cell office:value-type="float" office:value="2.897004" calcext:value-type="float">
            <text:p>2.897004</text:p>
          </table:table-cell>
          <table:table-cell office:value-type="float" office:value="5.47249" calcext:value-type="float">
            <text:p>5.47249</text:p>
          </table:table-cell>
          <table:table-cell office:value-type="float" office:value="8.94242" calcext:value-type="float">
            <text:p>8.94242</text:p>
          </table:table-cell>
          <table:table-cell office:value-type="float" office:value="15.22485" calcext:value-type="float">
            <text:p>15.22485</text:p>
          </table:table-cell>
          <table:table-cell office:value-type="float" office:value="20.83636" calcext:value-type="float">
            <text:p>20.83636</text:p>
          </table:table-cell>
          <table:table-cell office:value-type="float" office:value="18.09762" calcext:value-type="float">
            <text:p>18.09762</text:p>
          </table:table-cell>
          <table:table-cell office:value-type="float" office:value="10.59072" calcext:value-type="float">
            <text:p>10.59072</text:p>
          </table:table-cell>
          <table:table-cell office:value-type="float" office:value="6.393364" calcext:value-type="float">
            <text:p>6.393364</text:p>
          </table:table-cell>
          <table:table-cell office:value-type="float" office:value="35.9082" calcext:value-type="float">
            <text:p>35.9082</text:p>
          </table:table-cell>
          <table:table-cell office:value-type="float" office:value="0" calcext:value-type="float">
            <text:p>0</text:p>
          </table:table-cell>
          <table:table-cell office:value-type="float" office:value="-0.2673534" calcext:value-type="float">
            <text:p>-0.267353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9.141111" calcext:value-type="float">
            <text:p>9.141111</text:p>
          </table:table-cell>
          <table:table-cell office:value-type="float" office:value="455.9385" calcext:value-type="float">
            <text:p>455.938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348526" calcext:value-type="float">
            <text:p>0.05348526</text:p>
          </table:table-cell>
          <table:table-cell office:value-type="float" office:value="10.89187" calcext:value-type="float">
            <text:p>10.8918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19991" calcext:value-type="float">
            <text:p>0.0311999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85732" calcext:value-type="float">
            <text:p>11.85732</text:p>
          </table:table-cell>
          <table:table-cell office:value-type="float" office:value="-0.09793682" calcext:value-type="float">
            <text:p>-0.09793682</text:p>
          </table:table-cell>
          <table:table-cell office:value-type="float" office:value="0.006421604" calcext:value-type="float">
            <text:p>0.006421604</text:p>
          </table:table-cell>
          <table:table-cell office:value-type="float" office:value="0.0663204" calcext:value-type="float">
            <text:p>0.0663204</text:p>
          </table:table-cell>
          <table:table-cell office:value-type="float" office:value="7.812303" calcext:value-type="float">
            <text:p>7.812303</text:p>
          </table:table-cell>
          <table:table-cell office:value-type="float" office:value="0.01435286" calcext:value-type="float">
            <text:p>0.01435286</text:p>
          </table:table-cell>
          <table:table-cell office:value-type="float" office:value="0.03398218" calcext:value-type="float">
            <text:p>0.03398218</text:p>
          </table:table-cell>
          <table:table-cell office:value-type="float" office:value="0.03424612" calcext:value-type="float">
            <text:p>0.03424612</text:p>
          </table:table-cell>
          <table:table-cell office:value-type="float" office:value="0.02981477" calcext:value-type="float">
            <text:p>0.02981477</text:p>
          </table:table-cell>
          <table:table-cell office:value-type="float" office:value="0.02415845" calcext:value-type="float">
            <text:p>0.02415845</text:p>
          </table:table-cell>
          <table:table-cell office:value-type="float" office:value="0.02250634" calcext:value-type="float">
            <text:p>0.02250634</text:p>
          </table:table-cell>
          <table:table-cell office:value-type="float" office:value="0.02170577" calcext:value-type="float">
            <text:p>0.02170577</text:p>
          </table:table-cell>
          <table:table-cell office:value-type="float" office:value="0.01791118" calcext:value-type="float">
            <text:p>0.01791118</text:p>
          </table:table-cell>
          <table:table-cell office:value-type="float" office:value="3.932767" calcext:value-type="float">
            <text:p>3.932767</text:p>
          </table:table-cell>
          <table:table-cell office:value-type="float" office:value="6.106387" calcext:value-type="float">
            <text:p>6.106387</text:p>
          </table:table-cell>
          <table:table-cell office:value-type="float" office:value="9.166802" calcext:value-type="float">
            <text:p>9.166802</text:p>
          </table:table-cell>
          <table:table-cell office:value-type="float" office:value="15.23321" calcext:value-type="float">
            <text:p>15.23321</text:p>
          </table:table-cell>
          <table:table-cell office:value-type="float" office:value="20.57586" calcext:value-type="float">
            <text:p>20.57586</text:p>
          </table:table-cell>
          <table:table-cell office:value-type="float" office:value="17.69791" calcext:value-type="float">
            <text:p>17.69791</text:p>
          </table:table-cell>
          <table:table-cell office:value-type="float" office:value="10.38979" calcext:value-type="float">
            <text:p>10.38979</text:p>
          </table:table-cell>
          <table:table-cell office:value-type="float" office:value="6.39343" calcext:value-type="float">
            <text:p>6.39343</text:p>
          </table:table-cell>
          <table:table-cell office:value-type="float" office:value="35.05453" calcext:value-type="float">
            <text:p>35.05453</text:p>
          </table:table-cell>
          <table:table-cell office:value-type="float" office:value="0" calcext:value-type="float">
            <text:p>0</text:p>
          </table:table-cell>
          <table:table-cell office:value-type="float" office:value="-0.2673538" calcext:value-type="float">
            <text:p>-0.26735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9.154864" calcext:value-type="float">
            <text:p>9.154864</text:p>
          </table:table-cell>
          <table:table-cell office:value-type="float" office:value="455.9299" calcext:value-type="float">
            <text:p>455.929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300497" calcext:value-type="float">
            <text:p>0.05300497</text:p>
          </table:table-cell>
          <table:table-cell office:value-type="float" office:value="10.85804" calcext:value-type="float">
            <text:p>10.8580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27976" calcext:value-type="float">
            <text:p>0.0312797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89175" calcext:value-type="float">
            <text:p>11.89175</text:p>
          </table:table-cell>
          <table:table-cell office:value-type="float" office:value="-0.09794991" calcext:value-type="float">
            <text:p>-0.09794991</text:p>
          </table:table-cell>
          <table:table-cell office:value-type="float" office:value="0.006425513" calcext:value-type="float">
            <text:p>0.006425513</text:p>
          </table:table-cell>
          <table:table-cell office:value-type="float" office:value="0.06636297" calcext:value-type="float">
            <text:p>0.06636297</text:p>
          </table:table-cell>
          <table:table-cell office:value-type="float" office:value="7.830932" calcext:value-type="float">
            <text:p>7.830932</text:p>
          </table:table-cell>
          <table:table-cell office:value-type="float" office:value="0.028994" calcext:value-type="float">
            <text:p>0.028994</text:p>
          </table:table-cell>
          <table:table-cell office:value-type="float" office:value="0.0291466" calcext:value-type="float">
            <text:p>0.0291466</text:p>
          </table:table-cell>
          <table:table-cell office:value-type="float" office:value="0.03392118" calcext:value-type="float">
            <text:p>0.03392118</text:p>
          </table:table-cell>
          <table:table-cell office:value-type="float" office:value="0.02957493" calcext:value-type="float">
            <text:p>0.02957493</text:p>
          </table:table-cell>
          <table:table-cell office:value-type="float" office:value="0.02373278" calcext:value-type="float">
            <text:p>0.02373278</text:p>
          </table:table-cell>
          <table:table-cell office:value-type="float" office:value="0.02209208" calcext:value-type="float">
            <text:p>0.02209208</text:p>
          </table:table-cell>
          <table:table-cell office:value-type="float" office:value="0.02173706" calcext:value-type="float">
            <text:p>0.02173706</text:p>
          </table:table-cell>
          <table:table-cell office:value-type="float" office:value="0.01792733" calcext:value-type="float">
            <text:p>0.01792733</text:p>
          </table:table-cell>
          <table:table-cell office:value-type="float" office:value="1.103276" calcext:value-type="float">
            <text:p>1.103276</text:p>
          </table:table-cell>
          <table:table-cell office:value-type="float" office:value="3.922509" calcext:value-type="float">
            <text:p>3.922509</text:p>
          </table:table-cell>
          <table:table-cell office:value-type="float" office:value="9.628118" calcext:value-type="float">
            <text:p>9.628118</text:p>
          </table:table-cell>
          <table:table-cell office:value-type="float" office:value="15.85196" calcext:value-type="float">
            <text:p>15.85196</text:p>
          </table:table-cell>
          <table:table-cell office:value-type="float" office:value="20.77022" calcext:value-type="float">
            <text:p>20.77022</text:p>
          </table:table-cell>
          <table:table-cell office:value-type="float" office:value="17.55015" calcext:value-type="float">
            <text:p>17.55015</text:p>
          </table:table-cell>
          <table:table-cell office:value-type="float" office:value="10.34016" calcext:value-type="float">
            <text:p>10.34016</text:p>
          </table:table-cell>
          <table:table-cell office:value-type="float" office:value="6.377656" calcext:value-type="float">
            <text:p>6.377656</text:p>
          </table:table-cell>
          <table:table-cell office:value-type="float" office:value="33.51883" calcext:value-type="float">
            <text:p>33.51883</text:p>
          </table:table-cell>
          <table:table-cell office:value-type="float" office:value="0" calcext:value-type="float">
            <text:p>0</text:p>
          </table:table-cell>
          <table:table-cell office:value-type="float" office:value="-0.2673609" calcext:value-type="float">
            <text:p>-0.267360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9.157456" calcext:value-type="float">
            <text:p>9.157456</text:p>
          </table:table-cell>
          <table:table-cell office:value-type="float" office:value="455.9215" calcext:value-type="float">
            <text:p>455.921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255666" calcext:value-type="float">
            <text:p>0.05255666</text:p>
          </table:table-cell>
          <table:table-cell office:value-type="float" office:value="10.78959" calcext:value-type="float">
            <text:p>10.7895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37703" calcext:value-type="float">
            <text:p>0.0313770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1.9637" calcext:value-type="float">
            <text:p>11.9637</text:p>
          </table:table-cell>
          <table:table-cell office:value-type="float" office:value="-0.09795131" calcext:value-type="float">
            <text:p>-0.09795131</text:p>
          </table:table-cell>
          <table:table-cell office:value-type="float" office:value="0.006431253" calcext:value-type="float">
            <text:p>0.006431253</text:p>
          </table:table-cell>
          <table:table-cell office:value-type="float" office:value="0.06638324" calcext:value-type="float">
            <text:p>0.06638324</text:p>
          </table:table-cell>
          <table:table-cell office:value-type="float" office:value="7.832972" calcext:value-type="float">
            <text:p>7.832972</text:p>
          </table:table-cell>
          <table:table-cell office:value-type="float" office:value="0.02028816" calcext:value-type="float">
            <text:p>0.02028816</text:p>
          </table:table-cell>
          <table:table-cell office:value-type="float" office:value="0.0318714" calcext:value-type="float">
            <text:p>0.0318714</text:p>
          </table:table-cell>
          <table:table-cell office:value-type="float" office:value="0.03395844" calcext:value-type="float">
            <text:p>0.03395844</text:p>
          </table:table-cell>
          <table:table-cell office:value-type="float" office:value="0.02953066" calcext:value-type="float">
            <text:p>0.02953066</text:p>
          </table:table-cell>
          <table:table-cell office:value-type="float" office:value="0.02379442" calcext:value-type="float">
            <text:p>0.02379442</text:p>
          </table:table-cell>
          <table:table-cell office:value-type="float" office:value="0.02212042" calcext:value-type="float">
            <text:p>0.02212042</text:p>
          </table:table-cell>
          <table:table-cell office:value-type="float" office:value="0.02169862" calcext:value-type="float">
            <text:p>0.02169862</text:p>
          </table:table-cell>
          <table:table-cell office:value-type="float" office:value="0.0179229" calcext:value-type="float">
            <text:p>0.0179229</text:p>
          </table:table-cell>
          <table:table-cell office:value-type="float" office:value="2.00642" calcext:value-type="float">
            <text:p>2.00642</text:p>
          </table:table-cell>
          <table:table-cell office:value-type="float" office:value="4.141216" calcext:value-type="float">
            <text:p>4.141216</text:p>
          </table:table-cell>
          <table:table-cell office:value-type="float" office:value="8.517264" calcext:value-type="float">
            <text:p>8.517264</text:p>
          </table:table-cell>
          <table:table-cell office:value-type="float" office:value="15.11206" calcext:value-type="float">
            <text:p>15.11206</text:p>
          </table:table-cell>
          <table:table-cell office:value-type="float" office:value="20.78374" calcext:value-type="float">
            <text:p>20.78374</text:p>
          </table:table-cell>
          <table:table-cell office:value-type="float" office:value="18.02663" calcext:value-type="float">
            <text:p>18.02663</text:p>
          </table:table-cell>
          <table:table-cell office:value-type="float" office:value="10.2684" calcext:value-type="float">
            <text:p>10.2684</text:p>
          </table:table-cell>
          <table:table-cell office:value-type="float" office:value="6.373346" calcext:value-type="float">
            <text:p>6.373346</text:p>
          </table:table-cell>
          <table:table-cell office:value-type="float" office:value="32.28625" calcext:value-type="float">
            <text:p>32.28625</text:p>
          </table:table-cell>
          <table:table-cell office:value-type="float" office:value="0" calcext:value-type="float">
            <text:p>0</text:p>
          </table:table-cell>
          <table:table-cell office:value-type="float" office:value="-0.2673629" calcext:value-type="float">
            <text:p>-0.267362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9.156939" calcext:value-type="float">
            <text:p>9.156939</text:p>
          </table:table-cell>
          <table:table-cell office:value-type="float" office:value="455.9144" calcext:value-type="float">
            <text:p>455.914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272521" calcext:value-type="float">
            <text:p>0.05272521</text:p>
          </table:table-cell>
          <table:table-cell office:value-type="float" office:value="10.752" calcext:value-type="float">
            <text:p>10.75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43476" calcext:value-type="float">
            <text:p>0.0314347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00607" calcext:value-type="float">
            <text:p>12.00607</text:p>
          </table:table-cell>
          <table:table-cell office:value-type="float" office:value="-0.09795223" calcext:value-type="float">
            <text:p>-0.09795223</text:p>
          </table:table-cell>
          <table:table-cell office:value-type="float" office:value="0.006438335" calcext:value-type="float">
            <text:p>0.006438335</text:p>
          </table:table-cell>
          <table:table-cell office:value-type="float" office:value="0.06639396" calcext:value-type="float">
            <text:p>0.06639396</text:p>
          </table:table-cell>
          <table:table-cell office:value-type="float" office:value="7.829555" calcext:value-type="float">
            <text:p>7.829555</text:p>
          </table:table-cell>
          <table:table-cell office:value-type="float" office:value="0.01775348" calcext:value-type="float">
            <text:p>0.01775348</text:p>
          </table:table-cell>
          <table:table-cell office:value-type="float" office:value="0.03386106" calcext:value-type="float">
            <text:p>0.03386106</text:p>
          </table:table-cell>
          <table:table-cell office:value-type="float" office:value="0.0349938" calcext:value-type="float">
            <text:p>0.0349938</text:p>
          </table:table-cell>
          <table:table-cell office:value-type="float" office:value="0.03024433" calcext:value-type="float">
            <text:p>0.03024433</text:p>
          </table:table-cell>
          <table:table-cell office:value-type="float" office:value="0.02412329" calcext:value-type="float">
            <text:p>0.02412329</text:p>
          </table:table-cell>
          <table:table-cell office:value-type="float" office:value="0.02243904" calcext:value-type="float">
            <text:p>0.02243904</text:p>
          </table:table-cell>
          <table:table-cell office:value-type="float" office:value="0.02173072" calcext:value-type="float">
            <text:p>0.02173072</text:p>
          </table:table-cell>
          <table:table-cell office:value-type="float" office:value="0.01795157" calcext:value-type="float">
            <text:p>0.01795157</text:p>
          </table:table-cell>
          <table:table-cell office:value-type="float" office:value="3.045842" calcext:value-type="float">
            <text:p>3.045842</text:p>
          </table:table-cell>
          <table:table-cell office:value-type="float" office:value="5.055871" calcext:value-type="float">
            <text:p>5.055871</text:p>
          </table:table-cell>
          <table:table-cell office:value-type="float" office:value="8.41622" calcext:value-type="float">
            <text:p>8.41622</text:p>
          </table:table-cell>
          <table:table-cell office:value-type="float" office:value="14.85448" calcext:value-type="float">
            <text:p>14.85448</text:p>
          </table:table-cell>
          <table:table-cell office:value-type="float" office:value="20.51077" calcext:value-type="float">
            <text:p>20.51077</text:p>
          </table:table-cell>
          <table:table-cell office:value-type="float" office:value="17.70563" calcext:value-type="float">
            <text:p>17.70563</text:p>
          </table:table-cell>
          <table:table-cell office:value-type="float" office:value="9.991811" calcext:value-type="float">
            <text:p>9.991811</text:p>
          </table:table-cell>
          <table:table-cell office:value-type="float" office:value="6.389415" calcext:value-type="float">
            <text:p>6.389415</text:p>
          </table:table-cell>
          <table:table-cell office:value-type="float" office:value="32.25822" calcext:value-type="float">
            <text:p>32.25822</text:p>
          </table:table-cell>
          <table:table-cell office:value-type="float" office:value="0" calcext:value-type="float">
            <text:p>0</text:p>
          </table:table-cell>
          <table:table-cell office:value-type="float" office:value="-0.2673629" calcext:value-type="float">
            <text:p>-0.26736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9.161369" calcext:value-type="float">
            <text:p>9.161369</text:p>
          </table:table-cell>
          <table:table-cell office:value-type="float" office:value="455.9076" calcext:value-type="float">
            <text:p>455.907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236119" calcext:value-type="float">
            <text:p>0.05236119</text:p>
          </table:table-cell>
          <table:table-cell office:value-type="float" office:value="10.72396" calcext:value-type="float">
            <text:p>10.7239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48423" calcext:value-type="float">
            <text:p>0.0314842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03421" calcext:value-type="float">
            <text:p>12.03421</text:p>
          </table:table-cell>
          <table:table-cell office:value-type="float" office:value="-0.09795521" calcext:value-type="float">
            <text:p>-0.09795521</text:p>
          </table:table-cell>
          <table:table-cell office:value-type="float" office:value="0.006446038" calcext:value-type="float">
            <text:p>0.006446038</text:p>
          </table:table-cell>
          <table:table-cell office:value-type="float" office:value="0.0664129" calcext:value-type="float">
            <text:p>0.0664129</text:p>
          </table:table-cell>
          <table:table-cell office:value-type="float" office:value="7.833028" calcext:value-type="float">
            <text:p>7.833028</text:p>
          </table:table-cell>
          <table:table-cell office:value-type="float" office:value="0.01480068" calcext:value-type="float">
            <text:p>0.01480068</text:p>
          </table:table-cell>
          <table:table-cell office:value-type="float" office:value="0.03477014" calcext:value-type="float">
            <text:p>0.03477014</text:p>
          </table:table-cell>
          <table:table-cell office:value-type="float" office:value="0.03520261" calcext:value-type="float">
            <text:p>0.03520261</text:p>
          </table:table-cell>
          <table:table-cell office:value-type="float" office:value="0.03038687" calcext:value-type="float">
            <text:p>0.03038687</text:p>
          </table:table-cell>
          <table:table-cell office:value-type="float" office:value="0.02427987" calcext:value-type="float">
            <text:p>0.02427987</text:p>
          </table:table-cell>
          <table:table-cell office:value-type="float" office:value="0.02260336" calcext:value-type="float">
            <text:p>0.02260336</text:p>
          </table:table-cell>
          <table:table-cell office:value-type="float" office:value="0.0217937" calcext:value-type="float">
            <text:p>0.0217937</text:p>
          </table:table-cell>
          <table:table-cell office:value-type="float" office:value="0.01799624" calcext:value-type="float">
            <text:p>0.01799624</text:p>
          </table:table-cell>
          <table:table-cell office:value-type="float" office:value="4.018375" calcext:value-type="float">
            <text:p>4.018375</text:p>
          </table:table-cell>
          <table:table-cell office:value-type="float" office:value="5.747943" calcext:value-type="float">
            <text:p>5.747943</text:p>
          </table:table-cell>
          <table:table-cell office:value-type="float" office:value="8.627628" calcext:value-type="float">
            <text:p>8.627628</text:p>
          </table:table-cell>
          <table:table-cell office:value-type="float" office:value="14.82621" calcext:value-type="float">
            <text:p>14.82621</text:p>
          </table:table-cell>
          <table:table-cell office:value-type="float" office:value="20.24046" calcext:value-type="float">
            <text:p>20.24046</text:p>
          </table:table-cell>
          <table:table-cell office:value-type="float" office:value="17.25623" calcext:value-type="float">
            <text:p>17.25623</text:p>
          </table:table-cell>
          <table:table-cell office:value-type="float" office:value="9.722855" calcext:value-type="float">
            <text:p>9.722855</text:p>
          </table:table-cell>
          <table:table-cell office:value-type="float" office:value="6.400776" calcext:value-type="float">
            <text:p>6.400776</text:p>
          </table:table-cell>
          <table:table-cell office:value-type="float" office:value="30.9794" calcext:value-type="float">
            <text:p>30.9794</text:p>
          </table:table-cell>
          <table:table-cell office:value-type="float" office:value="0" calcext:value-type="float">
            <text:p>0</text:p>
          </table:table-cell>
          <table:table-cell office:value-type="float" office:value="-0.2673631" calcext:value-type="float">
            <text:p>-0.267363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9.171529" calcext:value-type="float">
            <text:p>9.171529</text:p>
          </table:table-cell>
          <table:table-cell office:value-type="float" office:value="455.9008" calcext:value-type="float">
            <text:p>455.900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181557" calcext:value-type="float">
            <text:p>0.05181557</text:p>
          </table:table-cell>
          <table:table-cell office:value-type="float" office:value="10.70148" calcext:value-type="float">
            <text:p>10.7014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52835" calcext:value-type="float">
            <text:p>0.0315283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05121" calcext:value-type="float">
            <text:p>12.05121</text:p>
          </table:table-cell>
          <table:table-cell office:value-type="float" office:value="-0.09796277" calcext:value-type="float">
            <text:p>-0.09796277</text:p>
          </table:table-cell>
          <table:table-cell office:value-type="float" office:value="0.006453387" calcext:value-type="float">
            <text:p>0.006453387</text:p>
          </table:table-cell>
          <table:table-cell office:value-type="float" office:value="0.06643903" calcext:value-type="float">
            <text:p>0.06643903</text:p>
          </table:table-cell>
          <table:table-cell office:value-type="float" office:value="7.844671" calcext:value-type="float">
            <text:p>7.844671</text:p>
          </table:table-cell>
          <table:table-cell office:value-type="float" office:value="0.01269477" calcext:value-type="float">
            <text:p>0.01269477</text:p>
          </table:table-cell>
          <table:table-cell office:value-type="float" office:value="0.03474464" calcext:value-type="float">
            <text:p>0.03474464</text:p>
          </table:table-cell>
          <table:table-cell office:value-type="float" office:value="0.03494482" calcext:value-type="float">
            <text:p>0.03494482</text:p>
          </table:table-cell>
          <table:table-cell office:value-type="float" office:value="0.03020443" calcext:value-type="float">
            <text:p>0.03020443</text:p>
          </table:table-cell>
          <table:table-cell office:value-type="float" office:value="0.02419753" calcext:value-type="float">
            <text:p>0.02419753</text:p>
          </table:table-cell>
          <table:table-cell office:value-type="float" office:value="0.02255858" calcext:value-type="float">
            <text:p>0.02255858</text:p>
          </table:table-cell>
          <table:table-cell office:value-type="float" office:value="0.02192447" calcext:value-type="float">
            <text:p>0.02192447</text:p>
          </table:table-cell>
          <table:table-cell office:value-type="float" office:value="0.01802812" calcext:value-type="float">
            <text:p>0.01802812</text:p>
          </table:table-cell>
          <table:table-cell office:value-type="float" office:value="4.099542" calcext:value-type="float">
            <text:p>4.099542</text:p>
          </table:table-cell>
          <table:table-cell office:value-type="float" office:value="6.097842" calcext:value-type="float">
            <text:p>6.097842</text:p>
          </table:table-cell>
          <table:table-cell office:value-type="float" office:value="8.918367" calcext:value-type="float">
            <text:p>8.918367</text:p>
          </table:table-cell>
          <table:table-cell office:value-type="float" office:value="14.89384" calcext:value-type="float">
            <text:p>14.89384</text:p>
          </table:table-cell>
          <table:table-cell office:value-type="float" office:value="19.9458" calcext:value-type="float">
            <text:p>19.9458</text:p>
          </table:table-cell>
          <table:table-cell office:value-type="float" office:value="16.89643" calcext:value-type="float">
            <text:p>16.89643</text:p>
          </table:table-cell>
          <table:table-cell office:value-type="float" office:value="9.640901" calcext:value-type="float">
            <text:p>9.640901</text:p>
          </table:table-cell>
          <table:table-cell office:value-type="float" office:value="6.389976" calcext:value-type="float">
            <text:p>6.389976</text:p>
          </table:table-cell>
          <table:table-cell office:value-type="float" office:value="29.39613" calcext:value-type="float">
            <text:p>29.39613</text:p>
          </table:table-cell>
          <table:table-cell office:value-type="float" office:value="0" calcext:value-type="float">
            <text:p>0</text:p>
          </table:table-cell>
          <table:table-cell office:value-type="float" office:value="-0.2673641" calcext:value-type="float">
            <text:p>-0.267364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9.186857" calcext:value-type="float">
            <text:p>9.186857</text:p>
          </table:table-cell>
          <table:table-cell office:value-type="float" office:value="455.894" calcext:value-type="float">
            <text:p>455.89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5113224" calcext:value-type="float">
            <text:p>0.05113224</text:p>
          </table:table-cell>
          <table:table-cell office:value-type="float" office:value="10.68212" calcext:value-type="float">
            <text:p>10.6821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56856" calcext:value-type="float">
            <text:p>0.0315685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05993" calcext:value-type="float">
            <text:p>12.05993</text:p>
          </table:table-cell>
          <table:table-cell office:value-type="float" office:value="-0.0979769" calcext:value-type="float">
            <text:p>-0.0979769</text:p>
          </table:table-cell>
          <table:table-cell office:value-type="float" office:value="0.006460691" calcext:value-type="float">
            <text:p>0.006460691</text:p>
          </table:table-cell>
          <table:table-cell office:value-type="float" office:value="0.06647074" calcext:value-type="float">
            <text:p>0.06647074</text:p>
          </table:table-cell>
          <table:table-cell office:value-type="float" office:value="7.863545" calcext:value-type="float">
            <text:p>7.863545</text:p>
          </table:table-cell>
          <table:table-cell office:value-type="float" office:value="0.01104076" calcext:value-type="float">
            <text:p>0.01104076</text:p>
          </table:table-cell>
          <table:table-cell office:value-type="float" office:value="0.0342999" calcext:value-type="float">
            <text:p>0.0342999</text:p>
          </table:table-cell>
          <table:table-cell office:value-type="float" office:value="0.03440934" calcext:value-type="float">
            <text:p>0.03440934</text:p>
          </table:table-cell>
          <table:table-cell office:value-type="float" office:value="0.02988079" calcext:value-type="float">
            <text:p>0.02988079</text:p>
          </table:table-cell>
          <table:table-cell office:value-type="float" office:value="0.02400739" calcext:value-type="float">
            <text:p>0.02400739</text:p>
          </table:table-cell>
          <table:table-cell office:value-type="float" office:value="0.02243668" calcext:value-type="float">
            <text:p>0.02243668</text:p>
          </table:table-cell>
          <table:table-cell office:value-type="float" office:value="0.022031" calcext:value-type="float">
            <text:p>0.022031</text:p>
          </table:table-cell>
          <table:table-cell office:value-type="float" office:value="0.01805139" calcext:value-type="float">
            <text:p>0.01805139</text:p>
          </table:table-cell>
          <table:table-cell office:value-type="float" office:value="3.889645" calcext:value-type="float">
            <text:p>3.889645</text:p>
          </table:table-cell>
          <table:table-cell office:value-type="float" office:value="6.399918" calcext:value-type="float">
            <text:p>6.399918</text:p>
          </table:table-cell>
          <table:table-cell office:value-type="float" office:value="9.159693" calcext:value-type="float">
            <text:p>9.159693</text:p>
          </table:table-cell>
          <table:table-cell office:value-type="float" office:value="14.94892" calcext:value-type="float">
            <text:p>14.94892</text:p>
          </table:table-cell>
          <table:table-cell office:value-type="float" office:value="19.6871" calcext:value-type="float">
            <text:p>19.6871</text:p>
          </table:table-cell>
          <table:table-cell office:value-type="float" office:value="16.64904" calcext:value-type="float">
            <text:p>16.64904</text:p>
          </table:table-cell>
          <table:table-cell office:value-type="float" office:value="9.614892" calcext:value-type="float">
            <text:p>9.614892</text:p>
          </table:table-cell>
          <table:table-cell office:value-type="float" office:value="6.372308" calcext:value-type="float">
            <text:p>6.372308</text:p>
          </table:table-cell>
          <table:table-cell office:value-type="float" office:value="27.5295" calcext:value-type="float">
            <text:p>27.5295</text:p>
          </table:table-cell>
          <table:table-cell office:value-type="float" office:value="0" calcext:value-type="float">
            <text:p>0</text:p>
          </table:table-cell>
          <table:table-cell office:value-type="float" office:value="-0.2673653" calcext:value-type="float">
            <text:p>-0.267365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9.216876" calcext:value-type="float">
            <text:p>9.216876</text:p>
          </table:table-cell>
          <table:table-cell office:value-type="float" office:value="455.8864" calcext:value-type="float">
            <text:p>455.886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96551" calcext:value-type="float">
            <text:p>0.04996551</text:p>
          </table:table-cell>
          <table:table-cell office:value-type="float" office:value="10.65633" calcext:value-type="float">
            <text:p>10.6563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60683" calcext:value-type="float">
            <text:p>0.0316068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06537" calcext:value-type="float">
            <text:p>12.06537</text:p>
          </table:table-cell>
          <table:table-cell office:value-type="float" office:value="-0.09801165" calcext:value-type="float">
            <text:p>-0.09801165</text:p>
          </table:table-cell>
          <table:table-cell office:value-type="float" office:value="0.006465811" calcext:value-type="float">
            <text:p>0.006465811</text:p>
          </table:table-cell>
          <table:table-cell office:value-type="float" office:value="0.0665319" calcext:value-type="float">
            <text:p>0.0665319</text:p>
          </table:table-cell>
          <table:table-cell office:value-type="float" office:value="7.904408" calcext:value-type="float">
            <text:p>7.904408</text:p>
          </table:table-cell>
          <table:table-cell office:value-type="float" office:value="0.01226278" calcext:value-type="float">
            <text:p>0.01226278</text:p>
          </table:table-cell>
          <table:table-cell office:value-type="float" office:value="0.02907438" calcext:value-type="float">
            <text:p>0.02907438</text:p>
          </table:table-cell>
          <table:table-cell office:value-type="float" office:value="0.03318699" calcext:value-type="float">
            <text:p>0.03318699</text:p>
          </table:table-cell>
          <table:table-cell office:value-type="float" office:value="0.02900553" calcext:value-type="float">
            <text:p>0.02900553</text:p>
          </table:table-cell>
          <table:table-cell office:value-type="float" office:value="0.02328013" calcext:value-type="float">
            <text:p>0.02328013</text:p>
          </table:table-cell>
          <table:table-cell office:value-type="float" office:value="0.02183556" calcext:value-type="float">
            <text:p>0.02183556</text:p>
          </table:table-cell>
          <table:table-cell office:value-type="float" office:value="0.02196819" calcext:value-type="float">
            <text:p>0.02196819</text:p>
          </table:table-cell>
          <table:table-cell office:value-type="float" office:value="0.01805298" calcext:value-type="float">
            <text:p>0.01805298</text:p>
          </table:table-cell>
          <table:table-cell office:value-type="float" office:value="1.176923" calcext:value-type="float">
            <text:p>1.176923</text:p>
          </table:table-cell>
          <table:table-cell office:value-type="float" office:value="4.985568" calcext:value-type="float">
            <text:p>4.985568</text:p>
          </table:table-cell>
          <table:table-cell office:value-type="float" office:value="9.677637" calcext:value-type="float">
            <text:p>9.677637</text:p>
          </table:table-cell>
          <table:table-cell office:value-type="float" office:value="15.4454" calcext:value-type="float">
            <text:p>15.4454</text:p>
          </table:table-cell>
          <table:table-cell office:value-type="float" office:value="19.77776" calcext:value-type="float">
            <text:p>19.77776</text:p>
          </table:table-cell>
          <table:table-cell office:value-type="float" office:value="16.52209" calcext:value-type="float">
            <text:p>16.52209</text:p>
          </table:table-cell>
          <table:table-cell office:value-type="float" office:value="9.619596" calcext:value-type="float">
            <text:p>9.619596</text:p>
          </table:table-cell>
          <table:table-cell office:value-type="float" office:value="6.352932" calcext:value-type="float">
            <text:p>6.352932</text:p>
          </table:table-cell>
          <table:table-cell office:value-type="float" office:value="24.8616" calcext:value-type="float">
            <text:p>24.8616</text:p>
          </table:table-cell>
          <table:table-cell office:value-type="float" office:value="0" calcext:value-type="float">
            <text:p>0</text:p>
          </table:table-cell>
          <table:table-cell office:value-type="float" office:value="-0.2673809" calcext:value-type="float">
            <text:p>-0.26738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9.226337" calcext:value-type="float">
            <text:p>9.226337</text:p>
          </table:table-cell>
          <table:table-cell office:value-type="float" office:value="455.877" calcext:value-type="float">
            <text:p>455.87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86156" calcext:value-type="float">
            <text:p>0.04886156</text:p>
          </table:table-cell>
          <table:table-cell office:value-type="float" office:value="10.61802" calcext:value-type="float">
            <text:p>10.6180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68019" calcext:value-type="float">
            <text:p>0.0316801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10085" calcext:value-type="float">
            <text:p>12.10085</text:p>
          </table:table-cell>
          <table:table-cell office:value-type="float" office:value="-0.09805527" calcext:value-type="float">
            <text:p>-0.09805527</text:p>
          </table:table-cell>
          <table:table-cell office:value-type="float" office:value="0.006471866" calcext:value-type="float">
            <text:p>0.006471866</text:p>
          </table:table-cell>
          <table:table-cell office:value-type="float" office:value="0.06657415" calcext:value-type="float">
            <text:p>0.06657415</text:p>
          </table:table-cell>
          <table:table-cell office:value-type="float" office:value="7.919556" calcext:value-type="float">
            <text:p>7.919556</text:p>
          </table:table-cell>
          <table:table-cell office:value-type="float" office:value="0.01011551" calcext:value-type="float">
            <text:p>0.01011551</text:p>
          </table:table-cell>
          <table:table-cell office:value-type="float" office:value="0.03171894" calcext:value-type="float">
            <text:p>0.03171894</text:p>
          </table:table-cell>
          <table:table-cell office:value-type="float" office:value="0.03291483" calcext:value-type="float">
            <text:p>0.03291483</text:p>
          </table:table-cell>
          <table:table-cell office:value-type="float" office:value="0.02861287" calcext:value-type="float">
            <text:p>0.02861287</text:p>
          </table:table-cell>
          <table:table-cell office:value-type="float" office:value="0.02298479" calcext:value-type="float">
            <text:p>0.02298479</text:p>
          </table:table-cell>
          <table:table-cell office:value-type="float" office:value="0.02152489" calcext:value-type="float">
            <text:p>0.02152489</text:p>
          </table:table-cell>
          <table:table-cell office:value-type="float" office:value="0.0218011" calcext:value-type="float">
            <text:p>0.0218011</text:p>
          </table:table-cell>
          <table:table-cell office:value-type="float" office:value="0.01801394" calcext:value-type="float">
            <text:p>0.01801394</text:p>
          </table:table-cell>
          <table:table-cell office:value-type="float" office:value="0.53294" calcext:value-type="float">
            <text:p>0.53294</text:p>
          </table:table-cell>
          <table:table-cell office:value-type="float" office:value="4.583782" calcext:value-type="float">
            <text:p>4.583782</text:p>
          </table:table-cell>
          <table:table-cell office:value-type="float" office:value="9.297136" calcext:value-type="float">
            <text:p>9.297136</text:p>
          </table:table-cell>
          <table:table-cell office:value-type="float" office:value="15.16284" calcext:value-type="float">
            <text:p>15.16284</text:p>
          </table:table-cell>
          <table:table-cell office:value-type="float" office:value="19.83961" calcext:value-type="float">
            <text:p>19.83961</text:p>
          </table:table-cell>
          <table:table-cell office:value-type="float" office:value="16.76311" calcext:value-type="float">
            <text:p>16.76311</text:p>
          </table:table-cell>
          <table:table-cell office:value-type="float" office:value="9.669214" calcext:value-type="float">
            <text:p>9.669214</text:p>
          </table:table-cell>
          <table:table-cell office:value-type="float" office:value="6.335047" calcext:value-type="float">
            <text:p>6.335047</text:p>
          </table:table-cell>
          <table:table-cell office:value-type="float" office:value="21.6805" calcext:value-type="float">
            <text:p>21.6805</text:p>
          </table:table-cell>
          <table:table-cell office:value-type="float" office:value="0" calcext:value-type="float">
            <text:p>0</text:p>
          </table:table-cell>
          <table:table-cell office:value-type="float" office:value="-0.2674026" calcext:value-type="float">
            <text:p>-0.267402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9.229814" calcext:value-type="float">
            <text:p>9.229814</text:p>
          </table:table-cell>
          <table:table-cell office:value-type="float" office:value="455.8693" calcext:value-type="float">
            <text:p>455.869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74045" calcext:value-type="float">
            <text:p>0.04874045</text:p>
          </table:table-cell>
          <table:table-cell office:value-type="float" office:value="10.59179" calcext:value-type="float">
            <text:p>10.5917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74201" calcext:value-type="float">
            <text:p>0.0317420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12993" calcext:value-type="float">
            <text:p>12.12993</text:p>
          </table:table-cell>
          <table:table-cell office:value-type="float" office:value="-0.09805848" calcext:value-type="float">
            <text:p>-0.09805848</text:p>
          </table:table-cell>
          <table:table-cell office:value-type="float" office:value="0.006477819" calcext:value-type="float">
            <text:p>0.006477819</text:p>
          </table:table-cell>
          <table:table-cell office:value-type="float" office:value="0.06658901" calcext:value-type="float">
            <text:p>0.06658901</text:p>
          </table:table-cell>
          <table:table-cell office:value-type="float" office:value="7.920372" calcext:value-type="float">
            <text:p>7.920372</text:p>
          </table:table-cell>
          <table:table-cell office:value-type="float" office:value="0.01174809" calcext:value-type="float">
            <text:p>0.01174809</text:p>
          </table:table-cell>
          <table:table-cell office:value-type="float" office:value="0.03248411" calcext:value-type="float">
            <text:p>0.03248411</text:p>
          </table:table-cell>
          <table:table-cell office:value-type="float" office:value="0.03463322" calcext:value-type="float">
            <text:p>0.03463322</text:p>
          </table:table-cell>
          <table:table-cell office:value-type="float" office:value="0.02953017" calcext:value-type="float">
            <text:p>0.02953017</text:p>
          </table:table-cell>
          <table:table-cell office:value-type="float" office:value="0.02327923" calcext:value-type="float">
            <text:p>0.02327923</text:p>
          </table:table-cell>
          <table:table-cell office:value-type="float" office:value="0.02168624" calcext:value-type="float">
            <text:p>0.02168624</text:p>
          </table:table-cell>
          <table:table-cell office:value-type="float" office:value="0.02179445" calcext:value-type="float">
            <text:p>0.02179445</text:p>
          </table:table-cell>
          <table:table-cell office:value-type="float" office:value="0.01798403" calcext:value-type="float">
            <text:p>0.01798403</text:p>
          </table:table-cell>
          <table:table-cell office:value-type="float" office:value="0.8627896" calcext:value-type="float">
            <text:p>0.8627896</text:p>
          </table:table-cell>
          <table:table-cell office:value-type="float" office:value="3.892441" calcext:value-type="float">
            <text:p>3.892441</text:p>
          </table:table-cell>
          <table:table-cell office:value-type="float" office:value="9.138801" calcext:value-type="float">
            <text:p>9.138801</text:p>
          </table:table-cell>
          <table:table-cell office:value-type="float" office:value="15.09781" calcext:value-type="float">
            <text:p>15.09781</text:p>
          </table:table-cell>
          <table:table-cell office:value-type="float" office:value="19.75603" calcext:value-type="float">
            <text:p>19.75603</text:p>
          </table:table-cell>
          <table:table-cell office:value-type="float" office:value="16.77623" calcext:value-type="float">
            <text:p>16.77623</text:p>
          </table:table-cell>
          <table:table-cell office:value-type="float" office:value="9.699926" calcext:value-type="float">
            <text:p>9.699926</text:p>
          </table:table-cell>
          <table:table-cell office:value-type="float" office:value="6.320435" calcext:value-type="float">
            <text:p>6.320435</text:p>
          </table:table-cell>
          <table:table-cell office:value-type="float" office:value="20.58978" calcext:value-type="float">
            <text:p>20.58978</text:p>
          </table:table-cell>
          <table:table-cell office:value-type="float" office:value="0" calcext:value-type="float">
            <text:p>0</text:p>
          </table:table-cell>
          <table:table-cell office:value-type="float" office:value="-0.2674089" calcext:value-type="float">
            <text:p>-0.267408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9.2295" calcext:value-type="float">
            <text:p>9.2295</text:p>
          </table:table-cell>
          <table:table-cell office:value-type="float" office:value="455.8627" calcext:value-type="float">
            <text:p>455.862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11097" calcext:value-type="float">
            <text:p>0.04911097</text:p>
          </table:table-cell>
          <table:table-cell office:value-type="float" office:value="10.57186" calcext:value-type="float">
            <text:p>10.5718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78988" calcext:value-type="float">
            <text:p>0.0317898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15366" calcext:value-type="float">
            <text:p>12.15366</text:p>
          </table:table-cell>
          <table:table-cell office:value-type="float" office:value="-0.09805908" calcext:value-type="float">
            <text:p>-0.09805908</text:p>
          </table:table-cell>
          <table:table-cell office:value-type="float" office:value="0.006485222" calcext:value-type="float">
            <text:p>0.006485222</text:p>
          </table:table-cell>
          <table:table-cell office:value-type="float" office:value="0.06659609" calcext:value-type="float">
            <text:p>0.06659609</text:p>
          </table:table-cell>
          <table:table-cell office:value-type="float" office:value="7.915962" calcext:value-type="float">
            <text:p>7.915962</text:p>
          </table:table-cell>
          <table:table-cell office:value-type="float" office:value="0.01098108" calcext:value-type="float">
            <text:p>0.01098108</text:p>
          </table:table-cell>
          <table:table-cell office:value-type="float" office:value="0.03533718" calcext:value-type="float">
            <text:p>0.03533718</text:p>
          </table:table-cell>
          <table:table-cell office:value-type="float" office:value="0.03612817" calcext:value-type="float">
            <text:p>0.03612817</text:p>
          </table:table-cell>
          <table:table-cell office:value-type="float" office:value="0.03069523" calcext:value-type="float">
            <text:p>0.03069523</text:p>
          </table:table-cell>
          <table:table-cell office:value-type="float" office:value="0.02393695" calcext:value-type="float">
            <text:p>0.02393695</text:p>
          </table:table-cell>
          <table:table-cell office:value-type="float" office:value="0.02226344" calcext:value-type="float">
            <text:p>0.02226344</text:p>
          </table:table-cell>
          <table:table-cell office:value-type="float" office:value="0.02178606" calcext:value-type="float">
            <text:p>0.02178606</text:p>
          </table:table-cell>
          <table:table-cell office:value-type="float" office:value="0.01802048" calcext:value-type="float">
            <text:p>0.01802048</text:p>
          </table:table-cell>
          <table:table-cell office:value-type="float" office:value="1.927501" calcext:value-type="float">
            <text:p>1.927501</text:p>
          </table:table-cell>
          <table:table-cell office:value-type="float" office:value="5.103092" calcext:value-type="float">
            <text:p>5.103092</text:p>
          </table:table-cell>
          <table:table-cell office:value-type="float" office:value="8.842175" calcext:value-type="float">
            <text:p>8.842175</text:p>
          </table:table-cell>
          <table:table-cell office:value-type="float" office:value="14.82841" calcext:value-type="float">
            <text:p>14.82841</text:p>
          </table:table-cell>
          <table:table-cell office:value-type="float" office:value="19.68582" calcext:value-type="float">
            <text:p>19.68582</text:p>
          </table:table-cell>
          <table:table-cell office:value-type="float" office:value="16.64762" calcext:value-type="float">
            <text:p>16.64762</text:p>
          </table:table-cell>
          <table:table-cell office:value-type="float" office:value="9.383977" calcext:value-type="float">
            <text:p>9.383977</text:p>
          </table:table-cell>
          <table:table-cell office:value-type="float" office:value="6.340368" calcext:value-type="float">
            <text:p>6.340368</text:p>
          </table:table-cell>
          <table:table-cell office:value-type="float" office:value="20.78418" calcext:value-type="float">
            <text:p>20.78418</text:p>
          </table:table-cell>
          <table:table-cell office:value-type="float" office:value="0" calcext:value-type="float">
            <text:p>0</text:p>
          </table:table-cell>
          <table:table-cell office:value-type="float" office:value="-0.2674089" calcext:value-type="float">
            <text:p>-0.267408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9.226581" calcext:value-type="float">
            <text:p>9.226581</text:p>
          </table:table-cell>
          <table:table-cell office:value-type="float" office:value="455.8569" calcext:value-type="float">
            <text:p>455.856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78227" calcext:value-type="float">
            <text:p>0.04978227</text:p>
          </table:table-cell>
          <table:table-cell office:value-type="float" office:value="10.5568" calcext:value-type="float">
            <text:p>10.556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83592" calcext:value-type="float">
            <text:p>0.0318359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17436" calcext:value-type="float">
            <text:p>12.17436</text:p>
          </table:table-cell>
          <table:table-cell office:value-type="float" office:value="-0.09805829" calcext:value-type="float">
            <text:p>-0.09805829</text:p>
          </table:table-cell>
          <table:table-cell office:value-type="float" office:value="0.006491632" calcext:value-type="float">
            <text:p>0.006491632</text:p>
          </table:table-cell>
          <table:table-cell office:value-type="float" office:value="0.06659896" calcext:value-type="float">
            <text:p>0.06659896</text:p>
          </table:table-cell>
          <table:table-cell office:value-type="float" office:value="7.908443" calcext:value-type="float">
            <text:p>7.908443</text:p>
          </table:table-cell>
          <table:table-cell office:value-type="float" office:value="0.01160954" calcext:value-type="float">
            <text:p>0.01160954</text:p>
          </table:table-cell>
          <table:table-cell office:value-type="float" office:value="0.03746668" calcext:value-type="float">
            <text:p>0.03746668</text:p>
          </table:table-cell>
          <table:table-cell office:value-type="float" office:value="0.03794017" calcext:value-type="float">
            <text:p>0.03794017</text:p>
          </table:table-cell>
          <table:table-cell office:value-type="float" office:value="0.03201099" calcext:value-type="float">
            <text:p>0.03201099</text:p>
          </table:table-cell>
          <table:table-cell office:value-type="float" office:value="0.02470457" calcext:value-type="float">
            <text:p>0.02470457</text:p>
          </table:table-cell>
          <table:table-cell office:value-type="float" office:value="0.02281201" calcext:value-type="float">
            <text:p>0.02281201</text:p>
          </table:table-cell>
          <table:table-cell office:value-type="float" office:value="0.02193767" calcext:value-type="float">
            <text:p>0.02193767</text:p>
          </table:table-cell>
          <table:table-cell office:value-type="float" office:value="0.01807679" calcext:value-type="float">
            <text:p>0.01807679</text:p>
          </table:table-cell>
          <table:table-cell office:value-type="float" office:value="2.427554" calcext:value-type="float">
            <text:p>2.427554</text:p>
          </table:table-cell>
          <table:table-cell office:value-type="float" office:value="5.569199" calcext:value-type="float">
            <text:p>5.569199</text:p>
          </table:table-cell>
          <table:table-cell office:value-type="float" office:value="9.161111" calcext:value-type="float">
            <text:p>9.161111</text:p>
          </table:table-cell>
          <table:table-cell office:value-type="float" office:value="14.92134" calcext:value-type="float">
            <text:p>14.92134</text:p>
          </table:table-cell>
          <table:table-cell office:value-type="float" office:value="19.45955" calcext:value-type="float">
            <text:p>19.45955</text:p>
          </table:table-cell>
          <table:table-cell office:value-type="float" office:value="16.2246" calcext:value-type="float">
            <text:p>16.2246</text:p>
          </table:table-cell>
          <table:table-cell office:value-type="float" office:value="9.189192" calcext:value-type="float">
            <text:p>9.189192</text:p>
          </table:table-cell>
          <table:table-cell office:value-type="float" office:value="6.34765" calcext:value-type="float">
            <text:p>6.34765</text:p>
          </table:table-cell>
          <table:table-cell office:value-type="float" office:value="21.72294" calcext:value-type="float">
            <text:p>21.72294</text:p>
          </table:table-cell>
          <table:table-cell office:value-type="float" office:value="0" calcext:value-type="float">
            <text:p>0</text:p>
          </table:table-cell>
          <table:table-cell office:value-type="float" office:value="-0.2674089" calcext:value-type="float">
            <text:p>-0.267408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9.228311" calcext:value-type="float">
            <text:p>9.228311</text:p>
          </table:table-cell>
          <table:table-cell office:value-type="float" office:value="455.851" calcext:value-type="float">
            <text:p>455.85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90122" calcext:value-type="float">
            <text:p>0.04990122</text:p>
          </table:table-cell>
          <table:table-cell office:value-type="float" office:value="10.5347" calcext:value-type="float">
            <text:p>10.534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88422" calcext:value-type="float">
            <text:p>0.0318842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1974" calcext:value-type="float">
            <text:p>12.1974</text:p>
          </table:table-cell>
          <table:table-cell office:value-type="float" office:value="-0.09806217" calcext:value-type="float">
            <text:p>-0.09806217</text:p>
          </table:table-cell>
          <table:table-cell office:value-type="float" office:value="0.006496712" calcext:value-type="float">
            <text:p>0.006496712</text:p>
          </table:table-cell>
          <table:table-cell office:value-type="float" office:value="0.06660888" calcext:value-type="float">
            <text:p>0.06660888</text:p>
          </table:table-cell>
          <table:table-cell office:value-type="float" office:value="7.906881" calcext:value-type="float">
            <text:p>7.906881</text:p>
          </table:table-cell>
          <table:table-cell office:value-type="float" office:value="0.01057944" calcext:value-type="float">
            <text:p>0.01057944</text:p>
          </table:table-cell>
          <table:table-cell office:value-type="float" office:value="0.03689375" calcext:value-type="float">
            <text:p>0.03689375</text:p>
          </table:table-cell>
          <table:table-cell office:value-type="float" office:value="0.03810719" calcext:value-type="float">
            <text:p>0.03810719</text:p>
          </table:table-cell>
          <table:table-cell office:value-type="float" office:value="0.03246114" calcext:value-type="float">
            <text:p>0.03246114</text:p>
          </table:table-cell>
          <table:table-cell office:value-type="float" office:value="0.02531485" calcext:value-type="float">
            <text:p>0.02531485</text:p>
          </table:table-cell>
          <table:table-cell office:value-type="float" office:value="0.023626" calcext:value-type="float">
            <text:p>0.023626</text:p>
          </table:table-cell>
          <table:table-cell office:value-type="float" office:value="0.02167837" calcext:value-type="float">
            <text:p>0.02167837</text:p>
          </table:table-cell>
          <table:table-cell office:value-type="float" office:value="0.01816657" calcext:value-type="float">
            <text:p>0.01816657</text:p>
          </table:table-cell>
          <table:table-cell office:value-type="float" office:value="1.690327" calcext:value-type="float">
            <text:p>1.690327</text:p>
          </table:table-cell>
          <table:table-cell office:value-type="float" office:value="5.552907" calcext:value-type="float">
            <text:p>5.552907</text:p>
          </table:table-cell>
          <table:table-cell office:value-type="float" office:value="9.276636" calcext:value-type="float">
            <text:p>9.276636</text:p>
          </table:table-cell>
          <table:table-cell office:value-type="float" office:value="15.05334" calcext:value-type="float">
            <text:p>15.05334</text:p>
          </table:table-cell>
          <table:table-cell office:value-type="float" office:value="19.60947" calcext:value-type="float">
            <text:p>19.60947</text:p>
          </table:table-cell>
          <table:table-cell office:value-type="float" office:value="16.08911" calcext:value-type="float">
            <text:p>16.08911</text:p>
          </table:table-cell>
          <table:table-cell office:value-type="float" office:value="8.4893" calcext:value-type="float">
            <text:p>8.4893</text:p>
          </table:table-cell>
          <table:table-cell office:value-type="float" office:value="6.376687" calcext:value-type="float">
            <text:p>6.376687</text:p>
          </table:table-cell>
          <table:table-cell office:value-type="float" office:value="21.73709" calcext:value-type="float">
            <text:p>21.73709</text:p>
          </table:table-cell>
          <table:table-cell office:value-type="float" office:value="0" calcext:value-type="float">
            <text:p>0</text:p>
          </table:table-cell>
          <table:table-cell office:value-type="float" office:value="-0.2674089" calcext:value-type="float">
            <text:p>-0.267408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9.233642" calcext:value-type="float">
            <text:p>9.233642</text:p>
          </table:table-cell>
          <table:table-cell office:value-type="float" office:value="455.8452" calcext:value-type="float">
            <text:p>455.845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67682" calcext:value-type="float">
            <text:p>0.04967682</text:p>
          </table:table-cell>
          <table:table-cell office:value-type="float" office:value="10.46987" calcext:value-type="float">
            <text:p>10.4698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195561" calcext:value-type="float">
            <text:p>0.0319556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26008" calcext:value-type="float">
            <text:p>12.26008</text:p>
          </table:table-cell>
          <table:table-cell office:value-type="float" office:value="-0.09806404" calcext:value-type="float">
            <text:p>-0.09806404</text:p>
          </table:table-cell>
          <table:table-cell office:value-type="float" office:value="0.006501843" calcext:value-type="float">
            <text:p>0.006501843</text:p>
          </table:table-cell>
          <table:table-cell office:value-type="float" office:value="0.06662339" calcext:value-type="float">
            <text:p>0.06662339</text:p>
          </table:table-cell>
          <table:table-cell office:value-type="float" office:value="7.910288" calcext:value-type="float">
            <text:p>7.910288</text:p>
          </table:table-cell>
          <table:table-cell office:value-type="float" office:value="0.01006997" calcext:value-type="float">
            <text:p>0.01006997</text:p>
          </table:table-cell>
          <table:table-cell office:value-type="float" office:value="0.03636154" calcext:value-type="float">
            <text:p>0.03636154</text:p>
          </table:table-cell>
          <table:table-cell office:value-type="float" office:value="0.03825944" calcext:value-type="float">
            <text:p>0.03825944</text:p>
          </table:table-cell>
          <table:table-cell office:value-type="float" office:value="0.03287269" calcext:value-type="float">
            <text:p>0.03287269</text:p>
          </table:table-cell>
          <table:table-cell office:value-type="float" office:value="0.02608274" calcext:value-type="float">
            <text:p>0.02608274</text:p>
          </table:table-cell>
          <table:table-cell office:value-type="float" office:value="0.02406242" calcext:value-type="float">
            <text:p>0.02406242</text:p>
          </table:table-cell>
          <table:table-cell office:value-type="float" office:value="0.02111026" calcext:value-type="float">
            <text:p>0.02111026</text:p>
          </table:table-cell>
          <table:table-cell office:value-type="float" office:value="0.01828749" calcext:value-type="float">
            <text:p>0.01828749</text:p>
          </table:table-cell>
          <table:table-cell office:value-type="float" office:value="2.051377" calcext:value-type="float">
            <text:p>2.051377</text:p>
          </table:table-cell>
          <table:table-cell office:value-type="float" office:value="5.653798" calcext:value-type="float">
            <text:p>5.653798</text:p>
          </table:table-cell>
          <table:table-cell office:value-type="float" office:value="9.823888" calcext:value-type="float">
            <text:p>9.823888</text:p>
          </table:table-cell>
          <table:table-cell office:value-type="float" office:value="15.99948" calcext:value-type="float">
            <text:p>15.99948</text:p>
          </table:table-cell>
          <table:table-cell office:value-type="float" office:value="19.83395" calcext:value-type="float">
            <text:p>19.83395</text:p>
          </table:table-cell>
          <table:table-cell office:value-type="float" office:value="14.60039" calcext:value-type="float">
            <text:p>14.60039</text:p>
          </table:table-cell>
          <table:table-cell office:value-type="float" office:value="7.3283" calcext:value-type="float">
            <text:p>7.3283</text:p>
          </table:table-cell>
          <table:table-cell office:value-type="float" office:value="6.436989" calcext:value-type="float">
            <text:p>6.436989</text:p>
          </table:table-cell>
          <table:table-cell office:value-type="float" office:value="20.77794" calcext:value-type="float">
            <text:p>20.77794</text:p>
          </table:table-cell>
          <table:table-cell office:value-type="float" office:value="0" calcext:value-type="float">
            <text:p>0</text:p>
          </table:table-cell>
          <table:table-cell office:value-type="float" office:value="-0.2674089" calcext:value-type="float">
            <text:p>-0.267408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9.243249" calcext:value-type="float">
            <text:p>9.243249</text:p>
          </table:table-cell>
          <table:table-cell office:value-type="float" office:value="455.8396" calcext:value-type="float">
            <text:p>455.839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14965" calcext:value-type="float">
            <text:p>0.04914965</text:p>
          </table:table-cell>
          <table:table-cell office:value-type="float" office:value="10.37452" calcext:value-type="float">
            <text:p>10.3745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205753" calcext:value-type="float">
            <text:p>0.0320575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34923" calcext:value-type="float">
            <text:p>12.34923</text:p>
          </table:table-cell>
          <table:table-cell office:value-type="float" office:value="-0.09806471" calcext:value-type="float">
            <text:p>-0.09806471</text:p>
          </table:table-cell>
          <table:table-cell office:value-type="float" office:value="0.006506723" calcext:value-type="float">
            <text:p>0.006506723</text:p>
          </table:table-cell>
          <table:table-cell office:value-type="float" office:value="0.06664444" calcext:value-type="float">
            <text:p>0.06664444</text:p>
          </table:table-cell>
          <table:table-cell office:value-type="float" office:value="7.919665" calcext:value-type="float">
            <text:p>7.919665</text:p>
          </table:table-cell>
          <table:table-cell office:value-type="float" office:value="0.01054596" calcext:value-type="float">
            <text:p>0.01054596</text:p>
          </table:table-cell>
          <table:table-cell office:value-type="float" office:value="0.03404433" calcext:value-type="float">
            <text:p>0.03404433</text:p>
          </table:table-cell>
          <table:table-cell office:value-type="float" office:value="0.03845028" calcext:value-type="float">
            <text:p>0.03845028</text:p>
          </table:table-cell>
          <table:table-cell office:value-type="float" office:value="0.03309632" calcext:value-type="float">
            <text:p>0.03309632</text:p>
          </table:table-cell>
          <table:table-cell office:value-type="float" office:value="0.02603179" calcext:value-type="float">
            <text:p>0.02603179</text:p>
          </table:table-cell>
          <table:table-cell office:value-type="float" office:value="0.02386297" calcext:value-type="float">
            <text:p>0.02386297</text:p>
          </table:table-cell>
          <table:table-cell office:value-type="float" office:value="0.02118587" calcext:value-type="float">
            <text:p>0.02118587</text:p>
          </table:table-cell>
          <table:table-cell office:value-type="float" office:value="0.01837687" calcext:value-type="float">
            <text:p>0.01837687</text:p>
          </table:table-cell>
          <table:table-cell office:value-type="float" office:value="3.045751" calcext:value-type="float">
            <text:p>3.045751</text:p>
          </table:table-cell>
          <table:table-cell office:value-type="float" office:value="5.513827" calcext:value-type="float">
            <text:p>5.513827</text:p>
          </table:table-cell>
          <table:table-cell office:value-type="float" office:value="10.50649" calcext:value-type="float">
            <text:p>10.50649</text:p>
          </table:table-cell>
          <table:table-cell office:value-type="float" office:value="16.87502" calcext:value-type="float">
            <text:p>16.87502</text:p>
          </table:table-cell>
          <table:table-cell office:value-type="float" office:value="19.09423" calcext:value-type="float">
            <text:p>19.09423</text:p>
          </table:table-cell>
          <table:table-cell office:value-type="float" office:value="13.35406" calcext:value-type="float">
            <text:p>13.35406</text:p>
          </table:table-cell>
          <table:table-cell office:value-type="float" office:value="6.89373" calcext:value-type="float">
            <text:p>6.89373</text:p>
          </table:table-cell>
          <table:table-cell office:value-type="float" office:value="6.46773" calcext:value-type="float">
            <text:p>6.46773</text:p>
          </table:table-cell>
          <table:table-cell office:value-type="float" office:value="19.09188" calcext:value-type="float">
            <text:p>19.09188</text:p>
          </table:table-cell>
          <table:table-cell office:value-type="float" office:value="0" calcext:value-type="float">
            <text:p>0</text:p>
          </table:table-cell>
          <table:table-cell office:value-type="float" office:value="-0.2674089" calcext:value-type="float">
            <text:p>-0.267408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9.256814" calcext:value-type="float">
            <text:p>9.256814</text:p>
          </table:table-cell>
          <table:table-cell office:value-type="float" office:value="455.834" calcext:value-type="float">
            <text:p>455.83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41032" calcext:value-type="float">
            <text:p>0.04841032</text:p>
          </table:table-cell>
          <table:table-cell office:value-type="float" office:value="10.27426" calcext:value-type="float">
            <text:p>10.2742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217357" calcext:value-type="float">
            <text:p>0.03217357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43946" calcext:value-type="float">
            <text:p>12.43946</text:p>
          </table:table-cell>
          <table:table-cell office:value-type="float" office:value="-0.09806639" calcext:value-type="float">
            <text:p>-0.09806639</text:p>
          </table:table-cell>
          <table:table-cell office:value-type="float" office:value="0.006511324" calcext:value-type="float">
            <text:p>0.006511324</text:p>
          </table:table-cell>
          <table:table-cell office:value-type="float" office:value="0.06666999" calcext:value-type="float">
            <text:p>0.06666999</text:p>
          </table:table-cell>
          <table:table-cell office:value-type="float" office:value="7.934504" calcext:value-type="float">
            <text:p>7.934504</text:p>
          </table:table-cell>
          <table:table-cell office:value-type="float" office:value="0.01133594" calcext:value-type="float">
            <text:p>0.01133594</text:p>
          </table:table-cell>
          <table:table-cell office:value-type="float" office:value="0.02957143" calcext:value-type="float">
            <text:p>0.02957143</text:p>
          </table:table-cell>
          <table:table-cell office:value-type="float" office:value="0.03795446" calcext:value-type="float">
            <text:p>0.03795446</text:p>
          </table:table-cell>
          <table:table-cell office:value-type="float" office:value="0.03311196" calcext:value-type="float">
            <text:p>0.03311196</text:p>
          </table:table-cell>
          <table:table-cell office:value-type="float" office:value="0.02583205" calcext:value-type="float">
            <text:p>0.02583205</text:p>
          </table:table-cell>
          <table:table-cell office:value-type="float" office:value="0.02360198" calcext:value-type="float">
            <text:p>0.02360198</text:p>
          </table:table-cell>
          <table:table-cell office:value-type="float" office:value="0.02141273" calcext:value-type="float">
            <text:p>0.02141273</text:p>
          </table:table-cell>
          <table:table-cell office:value-type="float" office:value="0.01841895" calcext:value-type="float">
            <text:p>0.01841895</text:p>
          </table:table-cell>
          <table:table-cell office:value-type="float" office:value="1.191666" calcext:value-type="float">
            <text:p>1.191666</text:p>
          </table:table-cell>
          <table:table-cell office:value-type="float" office:value="4.112286" calcext:value-type="float">
            <text:p>4.112286</text:p>
          </table:table-cell>
          <table:table-cell office:value-type="float" office:value="10.23898" calcext:value-type="float">
            <text:p>10.23898</text:p>
          </table:table-cell>
          <table:table-cell office:value-type="float" office:value="17.00242" calcext:value-type="float">
            <text:p>17.00242</text:p>
          </table:table-cell>
          <table:table-cell office:value-type="float" office:value="19.10044" calcext:value-type="float">
            <text:p>19.10044</text:p>
          </table:table-cell>
          <table:table-cell office:value-type="float" office:value="13.08676" calcext:value-type="float">
            <text:p>13.08676</text:p>
          </table:table-cell>
          <table:table-cell office:value-type="float" office:value="6.780211" calcext:value-type="float">
            <text:p>6.780211</text:p>
          </table:table-cell>
          <table:table-cell office:value-type="float" office:value="6.464358" calcext:value-type="float">
            <text:p>6.464358</text:p>
          </table:table-cell>
          <table:table-cell office:value-type="float" office:value="17.07401" calcext:value-type="float">
            <text:p>17.07401</text:p>
          </table:table-cell>
          <table:table-cell office:value-type="float" office:value="0" calcext:value-type="float">
            <text:p>0</text:p>
          </table:table-cell>
          <table:table-cell office:value-type="float" office:value="-0.2674129" calcext:value-type="float">
            <text:p>-0.267412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9.266941" calcext:value-type="float">
            <text:p>9.266941</text:p>
          </table:table-cell>
          <table:table-cell office:value-type="float" office:value="455.8284" calcext:value-type="float">
            <text:p>455.828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72675" calcext:value-type="float">
            <text:p>0.04772675</text:p>
          </table:table-cell>
          <table:table-cell office:value-type="float" office:value="10.15215" calcext:value-type="float">
            <text:p>10.1521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23251" calcext:value-type="float">
            <text:p>0.032325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55486" calcext:value-type="float">
            <text:p>12.55486</text:p>
          </table:table-cell>
          <table:table-cell office:value-type="float" office:value="-0.09805803" calcext:value-type="float">
            <text:p>-0.09805803</text:p>
          </table:table-cell>
          <table:table-cell office:value-type="float" office:value="0.006515496" calcext:value-type="float">
            <text:p>0.006515496</text:p>
          </table:table-cell>
          <table:table-cell office:value-type="float" office:value="0.0666997" calcext:value-type="float">
            <text:p>0.0666997</text:p>
          </table:table-cell>
          <table:table-cell office:value-type="float" office:value="7.945742" calcext:value-type="float">
            <text:p>7.945742</text:p>
          </table:table-cell>
          <table:table-cell office:value-type="float" office:value="0.01145259" calcext:value-type="float">
            <text:p>0.01145259</text:p>
          </table:table-cell>
          <table:table-cell office:value-type="float" office:value="0.02461722" calcext:value-type="float">
            <text:p>0.02461722</text:p>
          </table:table-cell>
          <table:table-cell office:value-type="float" office:value="0.03660281" calcext:value-type="float">
            <text:p>0.03660281</text:p>
          </table:table-cell>
          <table:table-cell office:value-type="float" office:value="0.03377942" calcext:value-type="float">
            <text:p>0.03377942</text:p>
          </table:table-cell>
          <table:table-cell office:value-type="float" office:value="0.02680289" calcext:value-type="float">
            <text:p>0.02680289</text:p>
          </table:table-cell>
          <table:table-cell office:value-type="float" office:value="0.02399223" calcext:value-type="float">
            <text:p>0.02399223</text:p>
          </table:table-cell>
          <table:table-cell office:value-type="float" office:value="0.02171542" calcext:value-type="float">
            <text:p>0.02171542</text:p>
          </table:table-cell>
          <table:table-cell office:value-type="float" office:value="0.01843597" calcext:value-type="float">
            <text:p>0.01843597</text:p>
          </table:table-cell>
          <table:table-cell office:value-type="float" office:value="0.1131818" calcext:value-type="float">
            <text:p>0.1131818</text:p>
          </table:table-cell>
          <table:table-cell office:value-type="float" office:value="1.69085" calcext:value-type="float">
            <text:p>1.69085</text:p>
          </table:table-cell>
          <table:table-cell office:value-type="float" office:value="7.889051" calcext:value-type="float">
            <text:p>7.889051</text:p>
          </table:table-cell>
          <table:table-cell office:value-type="float" office:value="15.70548" calcext:value-type="float">
            <text:p>15.70548</text:p>
          </table:table-cell>
          <table:table-cell office:value-type="float" office:value="20.04823" calcext:value-type="float">
            <text:p>20.04823</text:p>
          </table:table-cell>
          <table:table-cell office:value-type="float" office:value="14.67968" calcext:value-type="float">
            <text:p>14.67968</text:p>
          </table:table-cell>
          <table:table-cell office:value-type="float" office:value="6.90093" calcext:value-type="float">
            <text:p>6.90093</text:p>
          </table:table-cell>
          <table:table-cell office:value-type="float" office:value="6.450443" calcext:value-type="float">
            <text:p>6.450443</text:p>
          </table:table-cell>
          <table:table-cell office:value-type="float" office:value="14.96388" calcext:value-type="float">
            <text:p>14.96388</text:p>
          </table:table-cell>
          <table:table-cell office:value-type="float" office:value="0" calcext:value-type="float">
            <text:p>0</text:p>
          </table:table-cell>
          <table:table-cell office:value-type="float" office:value="-0.2674251" calcext:value-type="float">
            <text:p>-0.26742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9.27" calcext:value-type="float">
            <text:p>9.27</text:p>
          </table:table-cell>
          <table:table-cell office:value-type="float" office:value="455.8231" calcext:value-type="float">
            <text:p>455.823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18589" calcext:value-type="float">
            <text:p>0.04718589</text:p>
          </table:table-cell>
          <table:table-cell office:value-type="float" office:value="10.0135" calcext:value-type="float">
            <text:p>10.013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25099" calcext:value-type="float">
            <text:p>0.032509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69323" calcext:value-type="float">
            <text:p>12.69323</text:p>
          </table:table-cell>
          <table:table-cell office:value-type="float" office:value="-0.09804834" calcext:value-type="float">
            <text:p>-0.09804834</text:p>
          </table:table-cell>
          <table:table-cell office:value-type="float" office:value="0.00651917" calcext:value-type="float">
            <text:p>0.00651917</text:p>
          </table:table-cell>
          <table:table-cell office:value-type="float" office:value="0.06674416" calcext:value-type="float">
            <text:p>0.06674416</text:p>
          </table:table-cell>
          <table:table-cell office:value-type="float" office:value="7.951233" calcext:value-type="float">
            <text:p>7.951233</text:p>
          </table:table-cell>
          <table:table-cell office:value-type="float" office:value="0.01119663" calcext:value-type="float">
            <text:p>0.01119663</text:p>
          </table:table-cell>
          <table:table-cell office:value-type="float" office:value="0.01990001" calcext:value-type="float">
            <text:p>0.01990001</text:p>
          </table:table-cell>
          <table:table-cell office:value-type="float" office:value="0.03436575" calcext:value-type="float">
            <text:p>0.03436575</text:p>
          </table:table-cell>
          <table:table-cell office:value-type="float" office:value="0.0341396" calcext:value-type="float">
            <text:p>0.0341396</text:p>
          </table:table-cell>
          <table:table-cell office:value-type="float" office:value="0.02870021" calcext:value-type="float">
            <text:p>0.02870021</text:p>
          </table:table-cell>
          <table:table-cell office:value-type="float" office:value="0.02608294" calcext:value-type="float">
            <text:p>0.02608294</text:p>
          </table:table-cell>
          <table:table-cell office:value-type="float" office:value="0.02256971" calcext:value-type="float">
            <text:p>0.02256971</text:p>
          </table:table-cell>
          <table:table-cell office:value-type="float" office:value="0.01846622" calcext:value-type="float">
            <text:p>0.01846622</text:p>
          </table:table-cell>
          <table:table-cell office:value-type="float" office:value="0.02408064" calcext:value-type="float">
            <text:p>0.02408064</text:p>
          </table:table-cell>
          <table:table-cell office:value-type="float" office:value="0.7525625" calcext:value-type="float">
            <text:p>0.7525625</text:p>
          </table:table-cell>
          <table:table-cell office:value-type="float" office:value="4.655204" calcext:value-type="float">
            <text:p>4.655204</text:p>
          </table:table-cell>
          <table:table-cell office:value-type="float" office:value="11.74067" calcext:value-type="float">
            <text:p>11.74067</text:p>
          </table:table-cell>
          <table:table-cell office:value-type="float" office:value="19.07483" calcext:value-type="float">
            <text:p>19.07483</text:p>
          </table:table-cell>
          <table:table-cell office:value-type="float" office:value="18.93107" calcext:value-type="float">
            <text:p>18.93107</text:p>
          </table:table-cell>
          <table:table-cell office:value-type="float" office:value="8.202027" calcext:value-type="float">
            <text:p>8.202027</text:p>
          </table:table-cell>
          <table:table-cell office:value-type="float" office:value="6.46033" calcext:value-type="float">
            <text:p>6.46033</text:p>
          </table:table-cell>
          <table:table-cell office:value-type="float" office:value="12.84237" calcext:value-type="float">
            <text:p>12.84237</text:p>
          </table:table-cell>
          <table:table-cell office:value-type="float" office:value="0" calcext:value-type="float">
            <text:p>0</text:p>
          </table:table-cell>
          <table:table-cell office:value-type="float" office:value="-0.2674409" calcext:value-type="float">
            <text:p>-0.267440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9.266165" calcext:value-type="float">
            <text:p>9.266165</text:p>
          </table:table-cell>
          <table:table-cell office:value-type="float" office:value="455.8178" calcext:value-type="float">
            <text:p>455.817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676607" calcext:value-type="float">
            <text:p>0.04676607</text:p>
          </table:table-cell>
          <table:table-cell office:value-type="float" office:value="9.885509" calcext:value-type="float">
            <text:p>9.88550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271" calcext:value-type="float">
            <text:p>0.0327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82786" calcext:value-type="float">
            <text:p>12.82786</text:p>
          </table:table-cell>
          <table:table-cell office:value-type="float" office:value="-0.09802905" calcext:value-type="float">
            <text:p>-0.09802905</text:p>
          </table:table-cell>
          <table:table-cell office:value-type="float" office:value="0.006523272" calcext:value-type="float">
            <text:p>0.006523272</text:p>
          </table:table-cell>
          <table:table-cell office:value-type="float" office:value="0.06678893" calcext:value-type="float">
            <text:p>0.06678893</text:p>
          </table:table-cell>
          <table:table-cell office:value-type="float" office:value="7.954975" calcext:value-type="float">
            <text:p>7.954975</text:p>
          </table:table-cell>
          <table:table-cell office:value-type="float" office:value="0.01025757" calcext:value-type="float">
            <text:p>0.01025757</text:p>
          </table:table-cell>
          <table:table-cell office:value-type="float" office:value="0.02361247" calcext:value-type="float">
            <text:p>0.02361247</text:p>
          </table:table-cell>
          <table:table-cell office:value-type="float" office:value="0.03459358" calcext:value-type="float">
            <text:p>0.03459358</text:p>
          </table:table-cell>
          <table:table-cell office:value-type="float" office:value="0.03296128" calcext:value-type="float">
            <text:p>0.03296128</text:p>
          </table:table-cell>
          <table:table-cell office:value-type="float" office:value="0.02782476" calcext:value-type="float">
            <text:p>0.02782476</text:p>
          </table:table-cell>
          <table:table-cell office:value-type="float" office:value="0.02578744" calcext:value-type="float">
            <text:p>0.02578744</text:p>
          </table:table-cell>
          <table:table-cell office:value-type="float" office:value="0.02388268" calcext:value-type="float">
            <text:p>0.02388268</text:p>
          </table:table-cell>
          <table:table-cell office:value-type="float" office:value="0.01854517" calcext:value-type="float">
            <text:p>0.01854517</text:p>
          </table:table-cell>
          <table:table-cell office:value-type="float" office:value="0.0223835" calcext:value-type="float">
            <text:p>0.0223835</text:p>
          </table:table-cell>
          <table:table-cell office:value-type="float" office:value="0.6525872" calcext:value-type="float">
            <text:p>0.6525872</text:p>
          </table:table-cell>
          <table:table-cell office:value-type="float" office:value="3.645315" calcext:value-type="float">
            <text:p>3.645315</text:p>
          </table:table-cell>
          <table:table-cell office:value-type="float" office:value="9.562321" calcext:value-type="float">
            <text:p>9.562321</text:p>
          </table:table-cell>
          <table:table-cell office:value-type="float" office:value="16.61673" calcext:value-type="float">
            <text:p>16.61673</text:p>
          </table:table-cell>
          <table:table-cell office:value-type="float" office:value="18.45182" calcext:value-type="float">
            <text:p>18.45182</text:p>
          </table:table-cell>
          <table:table-cell office:value-type="float" office:value="10.66461" calcext:value-type="float">
            <text:p>10.66461</text:p>
          </table:table-cell>
          <table:table-cell office:value-type="float" office:value="6.551376" calcext:value-type="float">
            <text:p>6.551376</text:p>
          </table:table-cell>
          <table:table-cell office:value-type="float" office:value="11.28691" calcext:value-type="float">
            <text:p>11.28691</text:p>
          </table:table-cell>
          <table:table-cell office:value-type="float" office:value="0" calcext:value-type="float">
            <text:p>0</text:p>
          </table:table-cell>
          <table:table-cell office:value-type="float" office:value="-0.2674584" calcext:value-type="float">
            <text:p>-0.267458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9.28151" calcext:value-type="float">
            <text:p>9.28151</text:p>
          </table:table-cell>
          <table:table-cell office:value-type="float" office:value="455.8122" calcext:value-type="float">
            <text:p>455.812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658015" calcext:value-type="float">
            <text:p>0.04658015</text:p>
          </table:table-cell>
          <table:table-cell office:value-type="float" office:value="9.750278" calcext:value-type="float">
            <text:p>9.75027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287804" calcext:value-type="float">
            <text:p>0.0328780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2.95048" calcext:value-type="float">
            <text:p>12.95048</text:p>
          </table:table-cell>
          <table:table-cell office:value-type="float" office:value="-0.09802156" calcext:value-type="float">
            <text:p>-0.09802156</text:p>
          </table:table-cell>
          <table:table-cell office:value-type="float" office:value="0.00652844" calcext:value-type="float">
            <text:p>0.00652844</text:p>
          </table:table-cell>
          <table:table-cell office:value-type="float" office:value="0.06680726" calcext:value-type="float">
            <text:p>0.06680726</text:p>
          </table:table-cell>
          <table:table-cell office:value-type="float" office:value="7.972074" calcext:value-type="float">
            <text:p>7.972074</text:p>
          </table:table-cell>
          <table:table-cell office:value-type="float" office:value="0.01225815" calcext:value-type="float">
            <text:p>0.01225815</text:p>
          </table:table-cell>
          <table:table-cell office:value-type="float" office:value="0.02886626" calcext:value-type="float">
            <text:p>0.02886626</text:p>
          </table:table-cell>
          <table:table-cell office:value-type="float" office:value="0.03556451" calcext:value-type="float">
            <text:p>0.03556451</text:p>
          </table:table-cell>
          <table:table-cell office:value-type="float" office:value="0.03263177" calcext:value-type="float">
            <text:p>0.03263177</text:p>
          </table:table-cell>
          <table:table-cell office:value-type="float" office:value="0.0270657" calcext:value-type="float">
            <text:p>0.0270657</text:p>
          </table:table-cell>
          <table:table-cell office:value-type="float" office:value="0.02510744" calcext:value-type="float">
            <text:p>0.02510744</text:p>
          </table:table-cell>
          <table:table-cell office:value-type="float" office:value="0.02312355" calcext:value-type="float">
            <text:p>0.02312355</text:p>
          </table:table-cell>
          <table:table-cell office:value-type="float" office:value="0.01861867" calcext:value-type="float">
            <text:p>0.01861867</text:p>
          </table:table-cell>
          <table:table-cell office:value-type="float" office:value="0.3454843" calcext:value-type="float">
            <text:p>0.3454843</text:p>
          </table:table-cell>
          <table:table-cell office:value-type="float" office:value="2.110414" calcext:value-type="float">
            <text:p>2.110414</text:p>
          </table:table-cell>
          <table:table-cell office:value-type="float" office:value="4.234475" calcext:value-type="float">
            <text:p>4.234475</text:p>
          </table:table-cell>
          <table:table-cell office:value-type="float" office:value="9.928956" calcext:value-type="float">
            <text:p>9.928956</text:p>
          </table:table-cell>
          <table:table-cell office:value-type="float" office:value="16.06508" calcext:value-type="float">
            <text:p>16.06508</text:p>
          </table:table-cell>
          <table:table-cell office:value-type="float" office:value="16.63092" calcext:value-type="float">
            <text:p>16.63092</text:p>
          </table:table-cell>
          <table:table-cell office:value-type="float" office:value="9.52457" calcext:value-type="float">
            <text:p>9.52457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10.61625" calcext:value-type="float">
            <text:p>10.61625</text:p>
          </table:table-cell>
          <table:table-cell office:value-type="float" office:value="0" calcext:value-type="float">
            <text:p>0</text:p>
          </table:table-cell>
          <table:table-cell office:value-type="float" office:value="-0.2674716" calcext:value-type="float">
            <text:p>-0.26747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9.286516" calcext:value-type="float">
            <text:p>9.286516</text:p>
          </table:table-cell>
          <table:table-cell office:value-type="float" office:value="455.8067" calcext:value-type="float">
            <text:p>455.806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680089" calcext:value-type="float">
            <text:p>0.04680089</text:p>
          </table:table-cell>
          <table:table-cell office:value-type="float" office:value="9.641206" calcext:value-type="float">
            <text:p>9.64120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01411" calcext:value-type="float">
            <text:p>0.0330141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0572" calcext:value-type="float">
            <text:p>13.0572</text:p>
          </table:table-cell>
          <table:table-cell office:value-type="float" office:value="-0.09802015" calcext:value-type="float">
            <text:p>-0.09802015</text:p>
          </table:table-cell>
          <table:table-cell office:value-type="float" office:value="0.006533276" calcext:value-type="float">
            <text:p>0.006533276</text:p>
          </table:table-cell>
          <table:table-cell office:value-type="float" office:value="0.06681164" calcext:value-type="float">
            <text:p>0.06681164</text:p>
          </table:table-cell>
          <table:table-cell office:value-type="float" office:value="7.973001" calcext:value-type="float">
            <text:p>7.973001</text:p>
          </table:table-cell>
          <table:table-cell office:value-type="float" office:value="0.008693483" calcext:value-type="float">
            <text:p>0.008693483</text:p>
          </table:table-cell>
          <table:table-cell office:value-type="float" office:value="0.03482786" calcext:value-type="float">
            <text:p>0.03482786</text:p>
          </table:table-cell>
          <table:table-cell office:value-type="float" office:value="0.03825118" calcext:value-type="float">
            <text:p>0.03825118</text:p>
          </table:table-cell>
          <table:table-cell office:value-type="float" office:value="0.03359288" calcext:value-type="float">
            <text:p>0.03359288</text:p>
          </table:table-cell>
          <table:table-cell office:value-type="float" office:value="0.02700606" calcext:value-type="float">
            <text:p>0.02700606</text:p>
          </table:table-cell>
          <table:table-cell office:value-type="float" office:value="0.02479962" calcext:value-type="float">
            <text:p>0.02479962</text:p>
          </table:table-cell>
          <table:table-cell office:value-type="float" office:value="0.02275425" calcext:value-type="float">
            <text:p>0.02275425</text:p>
          </table:table-cell>
          <table:table-cell office:value-type="float" office:value="0.01868585" calcext:value-type="float">
            <text:p>0.01868585</text:p>
          </table:table-cell>
          <table:table-cell office:value-type="float" office:value="0.4652733" calcext:value-type="float">
            <text:p>0.4652733</text:p>
          </table:table-cell>
          <table:table-cell office:value-type="float" office:value="2.875563" calcext:value-type="float">
            <text:p>2.875563</text:p>
          </table:table-cell>
          <table:table-cell office:value-type="float" office:value="4.905826" calcext:value-type="float">
            <text:p>4.905826</text:p>
          </table:table-cell>
          <table:table-cell office:value-type="float" office:value="10.30953" calcext:value-type="float">
            <text:p>10.30953</text:p>
          </table:table-cell>
          <table:table-cell office:value-type="float" office:value="15.40272" calcext:value-type="float">
            <text:p>15.40272</text:p>
          </table:table-cell>
          <table:table-cell office:value-type="float" office:value="15.0456" calcext:value-type="float">
            <text:p>15.0456</text:p>
          </table:table-cell>
          <table:table-cell office:value-type="float" office:value="8.775678" calcext:value-type="float">
            <text:p>8.775678</text:p>
          </table:table-cell>
          <table:table-cell office:value-type="float" office:value="6.745597" calcext:value-type="float">
            <text:p>6.745597</text:p>
          </table:table-cell>
          <table:table-cell office:value-type="float" office:value="10.46727" calcext:value-type="float">
            <text:p>10.46727</text:p>
          </table:table-cell>
          <table:table-cell office:value-type="float" office:value="0" calcext:value-type="float">
            <text:p>0</text:p>
          </table:table-cell>
          <table:table-cell office:value-type="float" office:value="-0.267473" calcext:value-type="float">
            <text:p>-0.26747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9.289249" calcext:value-type="float">
            <text:p>9.289249</text:p>
          </table:table-cell>
          <table:table-cell office:value-type="float" office:value="455.8024" calcext:value-type="float">
            <text:p>455.802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699181" calcext:value-type="float">
            <text:p>0.04699181</text:p>
          </table:table-cell>
          <table:table-cell office:value-type="float" office:value="9.560193" calcext:value-type="float">
            <text:p>9.56019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1206" calcext:value-type="float">
            <text:p>0.033120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13764" calcext:value-type="float">
            <text:p>13.13764</text:p>
          </table:table-cell>
          <table:table-cell office:value-type="float" office:value="-0.09802116" calcext:value-type="float">
            <text:p>-0.09802116</text:p>
          </table:table-cell>
          <table:table-cell office:value-type="float" office:value="0.006538007" calcext:value-type="float">
            <text:p>0.006538007</text:p>
          </table:table-cell>
          <table:table-cell office:value-type="float" office:value="0.06681549" calcext:value-type="float">
            <text:p>0.06681549</text:p>
          </table:table-cell>
          <table:table-cell office:value-type="float" office:value="7.971889" calcext:value-type="float">
            <text:p>7.971889</text:p>
          </table:table-cell>
          <table:table-cell office:value-type="float" office:value="0.008888473" calcext:value-type="float">
            <text:p>0.008888473</text:p>
          </table:table-cell>
          <table:table-cell office:value-type="float" office:value="0.03760635" calcext:value-type="float">
            <text:p>0.03760635</text:p>
          </table:table-cell>
          <table:table-cell office:value-type="float" office:value="0.03975944" calcext:value-type="float">
            <text:p>0.03975944</text:p>
          </table:table-cell>
          <table:table-cell office:value-type="float" office:value="0.03433687" calcext:value-type="float">
            <text:p>0.03433687</text:p>
          </table:table-cell>
          <table:table-cell office:value-type="float" office:value="0.02708707" calcext:value-type="float">
            <text:p>0.02708707</text:p>
          </table:table-cell>
          <table:table-cell office:value-type="float" office:value="0.02480997" calcext:value-type="float">
            <text:p>0.02480997</text:p>
          </table:table-cell>
          <table:table-cell office:value-type="float" office:value="0.02272983" calcext:value-type="float">
            <text:p>0.02272983</text:p>
          </table:table-cell>
          <table:table-cell office:value-type="float" office:value="0.01872919" calcext:value-type="float">
            <text:p>0.01872919</text:p>
          </table:table-cell>
          <table:table-cell office:value-type="float" office:value="0.9351649" calcext:value-type="float">
            <text:p>0.9351649</text:p>
          </table:table-cell>
          <table:table-cell office:value-type="float" office:value="3.476527" calcext:value-type="float">
            <text:p>3.476527</text:p>
          </table:table-cell>
          <table:table-cell office:value-type="float" office:value="5.101018" calcext:value-type="float">
            <text:p>5.101018</text:p>
          </table:table-cell>
          <table:table-cell office:value-type="float" office:value="10.2378" calcext:value-type="float">
            <text:p>10.2378</text:p>
          </table:table-cell>
          <table:table-cell office:value-type="float" office:value="14.86564" calcext:value-type="float">
            <text:p>14.86564</text:p>
          </table:table-cell>
          <table:table-cell office:value-type="float" office:value="14.26996" calcext:value-type="float">
            <text:p>14.26996</text:p>
          </table:table-cell>
          <table:table-cell office:value-type="float" office:value="8.462282" calcext:value-type="float">
            <text:p>8.462282</text:p>
          </table:table-cell>
          <table:table-cell office:value-type="float" office:value="6.762428" calcext:value-type="float">
            <text:p>6.762428</text:p>
          </table:table-cell>
          <table:table-cell office:value-type="float" office:value="10.36564" calcext:value-type="float">
            <text:p>10.36564</text:p>
          </table:table-cell>
          <table:table-cell office:value-type="float" office:value="0" calcext:value-type="float">
            <text:p>0</text:p>
          </table:table-cell>
          <table:table-cell office:value-type="float" office:value="-0.267474" calcext:value-type="float">
            <text:p>-0.26747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9.294723" calcext:value-type="float">
            <text:p>9.294723</text:p>
          </table:table-cell>
          <table:table-cell office:value-type="float" office:value="455.7988" calcext:value-type="float">
            <text:p>455.798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20394" calcext:value-type="float">
            <text:p>0.04720394</text:p>
          </table:table-cell>
          <table:table-cell office:value-type="float" office:value="9.502456" calcext:value-type="float">
            <text:p>9.502456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19865" calcext:value-type="float">
            <text:p>0.0331986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19151" calcext:value-type="float">
            <text:p>13.19151</text:p>
          </table:table-cell>
          <table:table-cell office:value-type="float" office:value="-0.09802524" calcext:value-type="float">
            <text:p>-0.09802524</text:p>
          </table:table-cell>
          <table:table-cell office:value-type="float" office:value="0.006542488" calcext:value-type="float">
            <text:p>0.006542488</text:p>
          </table:table-cell>
          <table:table-cell office:value-type="float" office:value="0.06682163" calcext:value-type="float">
            <text:p>0.06682163</text:p>
          </table:table-cell>
          <table:table-cell office:value-type="float" office:value="7.974766" calcext:value-type="float">
            <text:p>7.974766</text:p>
          </table:table-cell>
          <table:table-cell office:value-type="float" office:value="0.0106804" calcext:value-type="float">
            <text:p>0.0106804</text:p>
          </table:table-cell>
          <table:table-cell office:value-type="float" office:value="0.03762316" calcext:value-type="float">
            <text:p>0.03762316</text:p>
          </table:table-cell>
          <table:table-cell office:value-type="float" office:value="0.04058665" calcext:value-type="float">
            <text:p>0.04058665</text:p>
          </table:table-cell>
          <table:table-cell office:value-type="float" office:value="0.03485935" calcext:value-type="float">
            <text:p>0.03485935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0.02491546" calcext:value-type="float">
            <text:p>0.02491546</text:p>
          </table:table-cell>
          <table:table-cell office:value-type="float" office:value="0.02272214" calcext:value-type="float">
            <text:p>0.02272214</text:p>
          </table:table-cell>
          <table:table-cell office:value-type="float" office:value="0.01876936" calcext:value-type="float">
            <text:p>0.01876936</text:p>
          </table:table-cell>
          <table:table-cell office:value-type="float" office:value="1.73705" calcext:value-type="float">
            <text:p>1.73705</text:p>
          </table:table-cell>
          <table:table-cell office:value-type="float" office:value="3.398113" calcext:value-type="float">
            <text:p>3.398113</text:p>
          </table:table-cell>
          <table:table-cell office:value-type="float" office:value="5.173073" calcext:value-type="float">
            <text:p>5.173073</text:p>
          </table:table-cell>
          <table:table-cell office:value-type="float" office:value="10.2003" calcext:value-type="float">
            <text:p>10.2003</text:p>
          </table:table-cell>
          <table:table-cell office:value-type="float" office:value="14.5967" calcext:value-type="float">
            <text:p>14.5967</text:p>
          </table:table-cell>
          <table:table-cell office:value-type="float" office:value="13.78763" calcext:value-type="float">
            <text:p>13.78763</text:p>
          </table:table-cell>
          <table:table-cell office:value-type="float" office:value="8.184255" calcext:value-type="float">
            <text:p>8.184255</text:p>
          </table:table-cell>
          <table:table-cell office:value-type="float" office:value="6.756043" calcext:value-type="float">
            <text:p>6.756043</text:p>
          </table:table-cell>
          <table:table-cell office:value-type="float" office:value="10.58593" calcext:value-type="float">
            <text:p>10.58593</text:p>
          </table:table-cell>
          <table:table-cell office:value-type="float" office:value="0" calcext:value-type="float">
            <text:p>0</text:p>
          </table:table-cell>
          <table:table-cell office:value-type="float" office:value="-0.267475" calcext:value-type="float">
            <text:p>-0.26747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9.302264" calcext:value-type="float">
            <text:p>9.302264</text:p>
          </table:table-cell>
          <table:table-cell office:value-type="float" office:value="455.7955" calcext:value-type="float">
            <text:p>455.795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42068" calcext:value-type="float">
            <text:p>0.04742068</text:p>
          </table:table-cell>
          <table:table-cell office:value-type="float" office:value="9.456712" calcext:value-type="float">
            <text:p>9.45671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26198" calcext:value-type="float">
            <text:p>0.0332619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23106" calcext:value-type="float">
            <text:p>13.23106</text:p>
          </table:table-cell>
          <table:table-cell office:value-type="float" office:value="-0.09802978" calcext:value-type="float">
            <text:p>-0.09802978</text:p>
          </table:table-cell>
          <table:table-cell office:value-type="float" office:value="0.006547485" calcext:value-type="float">
            <text:p>0.006547485</text:p>
          </table:table-cell>
          <table:table-cell office:value-type="float" office:value="0.06683001" calcext:value-type="float">
            <text:p>0.06683001</text:p>
          </table:table-cell>
          <table:table-cell office:value-type="float" office:value="7.98066" calcext:value-type="float">
            <text:p>7.98066</text:p>
          </table:table-cell>
          <table:table-cell office:value-type="float" office:value="0.01164096" calcext:value-type="float">
            <text:p>0.01164096</text:p>
          </table:table-cell>
          <table:table-cell office:value-type="float" office:value="0.03845472" calcext:value-type="float">
            <text:p>0.03845472</text:p>
          </table:table-cell>
          <table:table-cell office:value-type="float" office:value="0.04140111" calcext:value-type="float">
            <text:p>0.04140111</text:p>
          </table:table-cell>
          <table:table-cell office:value-type="float" office:value="0.03529681" calcext:value-type="float">
            <text:p>0.03529681</text:p>
          </table:table-cell>
          <table:table-cell office:value-type="float" office:value="0.02734765" calcext:value-type="float">
            <text:p>0.02734765</text:p>
          </table:table-cell>
          <table:table-cell office:value-type="float" office:value="0.02503213" calcext:value-type="float">
            <text:p>0.02503213</text:p>
          </table:table-cell>
          <table:table-cell office:value-type="float" office:value="0.02267008" calcext:value-type="float">
            <text:p>0.02267008</text:p>
          </table:table-cell>
          <table:table-cell office:value-type="float" office:value="0.01882447" calcext:value-type="float">
            <text:p>0.01882447</text:p>
          </table:table-cell>
          <table:table-cell office:value-type="float" office:value="1.950883" calcext:value-type="float">
            <text:p>1.950883</text:p>
          </table:table-cell>
          <table:table-cell office:value-type="float" office:value="3.276508" calcext:value-type="float">
            <text:p>3.276508</text:p>
          </table:table-cell>
          <table:table-cell office:value-type="float" office:value="5.351821" calcext:value-type="float">
            <text:p>5.351821</text:p>
          </table:table-cell>
          <table:table-cell office:value-type="float" office:value="10.27712" calcext:value-type="float">
            <text:p>10.27712</text:p>
          </table:table-cell>
          <table:table-cell office:value-type="float" office:value="14.47535" calcext:value-type="float">
            <text:p>14.47535</text:p>
          </table:table-cell>
          <table:table-cell office:value-type="float" office:value="13.31237" calcext:value-type="float">
            <text:p>13.31237</text:p>
          </table:table-cell>
          <table:table-cell office:value-type="float" office:value="7.844563" calcext:value-type="float">
            <text:p>7.844563</text:p>
          </table:table-cell>
          <table:table-cell office:value-type="float" office:value="6.753736" calcext:value-type="float">
            <text:p>6.753736</text:p>
          </table:table-cell>
          <table:table-cell office:value-type="float" office:value="10.81734" calcext:value-type="float">
            <text:p>10.81734</text:p>
          </table:table-cell>
          <table:table-cell office:value-type="float" office:value="0" calcext:value-type="float">
            <text:p>0</text:p>
          </table:table-cell>
          <table:table-cell office:value-type="float" office:value="-0.2674755" calcext:value-type="float">
            <text:p>-0.267475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9.30298" calcext:value-type="float">
            <text:p>9.30298</text:p>
          </table:table-cell>
          <table:table-cell office:value-type="float" office:value="455.7921" calcext:value-type="float">
            <text:p>455.792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22006" calcext:value-type="float">
            <text:p>0.04822006</text:p>
          </table:table-cell>
          <table:table-cell office:value-type="float" office:value="9.428624" calcext:value-type="float">
            <text:p>9.42862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31962" calcext:value-type="float">
            <text:p>0.0333196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26219" calcext:value-type="float">
            <text:p>13.26219</text:p>
          </table:table-cell>
          <table:table-cell office:value-type="float" office:value="-0.0980327" calcext:value-type="float">
            <text:p>-0.0980327</text:p>
          </table:table-cell>
          <table:table-cell office:value-type="float" office:value="0.006551928" calcext:value-type="float">
            <text:p>0.006551928</text:p>
          </table:table-cell>
          <table:table-cell office:value-type="float" office:value="0.06683532" calcext:value-type="float">
            <text:p>0.06683532</text:p>
          </table:table-cell>
          <table:table-cell office:value-type="float" office:value="7.977398" calcext:value-type="float">
            <text:p>7.977398</text:p>
          </table:table-cell>
          <table:table-cell office:value-type="float" office:value="0.02756017" calcext:value-type="float">
            <text:p>0.02756017</text:p>
          </table:table-cell>
          <table:table-cell office:value-type="float" office:value="0.04055688" calcext:value-type="float">
            <text:p>0.04055688</text:p>
          </table:table-cell>
          <table:table-cell office:value-type="float" office:value="0.04216917" calcext:value-type="float">
            <text:p>0.04216917</text:p>
          </table:table-cell>
          <table:table-cell office:value-type="float" office:value="0.03576849" calcext:value-type="float">
            <text:p>0.03576849</text:p>
          </table:table-cell>
          <table:table-cell office:value-type="float" office:value="0.02754625" calcext:value-type="float">
            <text:p>0.02754625</text:p>
          </table:table-cell>
          <table:table-cell office:value-type="float" office:value="0.02522757" calcext:value-type="float">
            <text:p>0.02522757</text:p>
          </table:table-cell>
          <table:table-cell office:value-type="float" office:value="0.02264996" calcext:value-type="float">
            <text:p>0.02264996</text:p>
          </table:table-cell>
          <table:table-cell office:value-type="float" office:value="0.01888441" calcext:value-type="float">
            <text:p>0.01888441</text:p>
          </table:table-cell>
          <table:table-cell office:value-type="float" office:value="2.175912" calcext:value-type="float">
            <text:p>2.175912</text:p>
          </table:table-cell>
          <table:table-cell office:value-type="float" office:value="3.693231" calcext:value-type="float">
            <text:p>3.693231</text:p>
          </table:table-cell>
          <table:table-cell office:value-type="float" office:value="5.550228" calcext:value-type="float">
            <text:p>5.550228</text:p>
          </table:table-cell>
          <table:table-cell office:value-type="float" office:value="10.3274" calcext:value-type="float">
            <text:p>10.3274</text:p>
          </table:table-cell>
          <table:table-cell office:value-type="float" office:value="14.33645" calcext:value-type="float">
            <text:p>14.33645</text:p>
          </table:table-cell>
          <table:table-cell office:value-type="float" office:value="12.91311" calcext:value-type="float">
            <text:p>12.91311</text:p>
          </table:table-cell>
          <table:table-cell office:value-type="float" office:value="7.537238" calcext:value-type="float">
            <text:p>7.537238</text:p>
          </table:table-cell>
          <table:table-cell office:value-type="float" office:value="6.747757" calcext:value-type="float">
            <text:p>6.747757</text:p>
          </table:table-cell>
          <table:table-cell office:value-type="float" office:value="12.16289" calcext:value-type="float">
            <text:p>12.16289</text:p>
          </table:table-cell>
          <table:table-cell office:value-type="float" office:value="0" calcext:value-type="float">
            <text:p>0</text:p>
          </table:table-cell>
          <table:table-cell office:value-type="float" office:value="-0.2674755" calcext:value-type="float">
            <text:p>-0.267475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9.318895" calcext:value-type="float">
            <text:p>9.318895</text:p>
          </table:table-cell>
          <table:table-cell office:value-type="float" office:value="455.7891" calcext:value-type="float">
            <text:p>455.789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07972" calcext:value-type="float">
            <text:p>0.04907972</text:p>
          </table:table-cell>
          <table:table-cell office:value-type="float" office:value="9.370542" calcext:value-type="float">
            <text:p>9.37054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39712" calcext:value-type="float">
            <text:p>0.0333971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31544" calcext:value-type="float">
            <text:p>13.31544</text:p>
          </table:table-cell>
          <table:table-cell office:value-type="float" office:value="-0.09804926" calcext:value-type="float">
            <text:p>-0.09804926</text:p>
          </table:table-cell>
          <table:table-cell office:value-type="float" office:value="0.006551568" calcext:value-type="float">
            <text:p>0.006551568</text:p>
          </table:table-cell>
          <table:table-cell office:value-type="float" office:value="0.06684607" calcext:value-type="float">
            <text:p>0.06684607</text:p>
          </table:table-cell>
          <table:table-cell office:value-type="float" office:value="7.994446" calcext:value-type="float">
            <text:p>7.994446</text:p>
          </table:table-cell>
          <table:table-cell office:value-type="float" office:value="0.02857175" calcext:value-type="float">
            <text:p>0.02857175</text:p>
          </table:table-cell>
          <table:table-cell office:value-type="float" office:value="0.04108605" calcext:value-type="float">
            <text:p>0.04108605</text:p>
          </table:table-cell>
          <table:table-cell office:value-type="float" office:value="0.04194367" calcext:value-type="float">
            <text:p>0.04194367</text:p>
          </table:table-cell>
          <table:table-cell office:value-type="float" office:value="0.03587913" calcext:value-type="float">
            <text:p>0.03587913</text:p>
          </table:table-cell>
          <table:table-cell office:value-type="float" office:value="0.02842298" calcext:value-type="float">
            <text:p>0.02842298</text:p>
          </table:table-cell>
          <table:table-cell office:value-type="float" office:value="0.02575737" calcext:value-type="float">
            <text:p>0.02575737</text:p>
          </table:table-cell>
          <table:table-cell office:value-type="float" office:value="0.02142167" calcext:value-type="float">
            <text:p>0.02142167</text:p>
          </table:table-cell>
          <table:table-cell office:value-type="float" office:value="0.01901384" calcext:value-type="float">
            <text:p>0.01901384</text:p>
          </table:table-cell>
          <table:table-cell office:value-type="float" office:value="1.110455" calcext:value-type="float">
            <text:p>1.110455</text:p>
          </table:table-cell>
          <table:table-cell office:value-type="float" office:value="3.687548" calcext:value-type="float">
            <text:p>3.687548</text:p>
          </table:table-cell>
          <table:table-cell office:value-type="float" office:value="6.05425" calcext:value-type="float">
            <text:p>6.05425</text:p>
          </table:table-cell>
          <table:table-cell office:value-type="float" office:value="11.16652" calcext:value-type="float">
            <text:p>11.16652</text:p>
          </table:table-cell>
          <table:table-cell office:value-type="float" office:value="15.11247" calcext:value-type="float">
            <text:p>15.11247</text:p>
          </table:table-cell>
          <table:table-cell office:value-type="float" office:value="11.8354" calcext:value-type="float">
            <text:p>11.8354</text:p>
          </table:table-cell>
          <table:table-cell office:value-type="float" office:value="6.082967" calcext:value-type="float">
            <text:p>6.082967</text:p>
          </table:table-cell>
          <table:table-cell office:value-type="float" office:value="6.797211" calcext:value-type="float">
            <text:p>6.797211</text:p>
          </table:table-cell>
          <table:table-cell office:value-type="float" office:value="14.7799" calcext:value-type="float">
            <text:p>14.7799</text:p>
          </table:table-cell>
          <table:table-cell office:value-type="float" office:value="0" calcext:value-type="float">
            <text:p>0</text:p>
          </table:table-cell>
          <table:table-cell office:value-type="float" office:value="-0.267477" calcext:value-type="float">
            <text:p>-0.26747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9.330476" calcext:value-type="float">
            <text:p>9.330476</text:p>
          </table:table-cell>
          <table:table-cell office:value-type="float" office:value="455.7853" calcext:value-type="float">
            <text:p>455.785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44233" calcext:value-type="float">
            <text:p>0.04944233</text:p>
          </table:table-cell>
          <table:table-cell office:value-type="float" office:value="9.272223" calcext:value-type="float">
            <text:p>9.27222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53864" calcext:value-type="float">
            <text:p>0.03353864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41084" calcext:value-type="float">
            <text:p>13.41084</text:p>
          </table:table-cell>
          <table:table-cell office:value-type="float" office:value="-0.09805358" calcext:value-type="float">
            <text:p>-0.09805358</text:p>
          </table:table-cell>
          <table:table-cell office:value-type="float" office:value="0.006555421" calcext:value-type="float">
            <text:p>0.006555421</text:p>
          </table:table-cell>
          <table:table-cell office:value-type="float" office:value="0.0668635" calcext:value-type="float">
            <text:p>0.0668635</text:p>
          </table:table-cell>
          <table:table-cell office:value-type="float" office:value="8.005792" calcext:value-type="float">
            <text:p>8.005792</text:p>
          </table:table-cell>
          <table:table-cell office:value-type="float" office:value="0.02954826" calcext:value-type="float">
            <text:p>0.02954826</text:p>
          </table:table-cell>
          <table:table-cell office:value-type="float" office:value="0.03763627" calcext:value-type="float">
            <text:p>0.03763627</text:p>
          </table:table-cell>
          <table:table-cell office:value-type="float" office:value="0.04275202" calcext:value-type="float">
            <text:p>0.04275202</text:p>
          </table:table-cell>
          <table:table-cell office:value-type="float" office:value="0.03713449" calcext:value-type="float">
            <text:p>0.03713449</text:p>
          </table:table-cell>
          <table:table-cell office:value-type="float" office:value="0.0287749" calcext:value-type="float">
            <text:p>0.0287749</text:p>
          </table:table-cell>
          <table:table-cell office:value-type="float" office:value="0.02573134" calcext:value-type="float">
            <text:p>0.02573134</text:p>
          </table:table-cell>
          <table:table-cell office:value-type="float" office:value="0.02100718" calcext:value-type="float">
            <text:p>0.02100718</text:p>
          </table:table-cell>
          <table:table-cell office:value-type="float" office:value="0.01913799" calcext:value-type="float">
            <text:p>0.01913799</text:p>
          </table:table-cell>
          <table:table-cell office:value-type="float" office:value="2.075945" calcext:value-type="float">
            <text:p>2.075945</text:p>
          </table:table-cell>
          <table:table-cell office:value-type="float" office:value="3.184472" calcext:value-type="float">
            <text:p>3.184472</text:p>
          </table:table-cell>
          <table:table-cell office:value-type="float" office:value="6.124739" calcext:value-type="float">
            <text:p>6.124739</text:p>
          </table:table-cell>
          <table:table-cell office:value-type="float" office:value="12.36466" calcext:value-type="float">
            <text:p>12.36466</text:p>
          </table:table-cell>
          <table:table-cell office:value-type="float" office:value="14.87781" calcext:value-type="float">
            <text:p>14.87781</text:p>
          </table:table-cell>
          <table:table-cell office:value-type="float" office:value="10.56764" calcext:value-type="float">
            <text:p>10.56764</text:p>
          </table:table-cell>
          <table:table-cell office:value-type="float" office:value="5.347804" calcext:value-type="float">
            <text:p>5.347804</text:p>
          </table:table-cell>
          <table:table-cell office:value-type="float" office:value="6.83335" calcext:value-type="float">
            <text:p>6.83335</text:p>
          </table:table-cell>
          <table:table-cell office:value-type="float" office:value="15.60529" calcext:value-type="float">
            <text:p>15.60529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9.332106" calcext:value-type="float">
            <text:p>9.332106</text:p>
          </table:table-cell>
          <table:table-cell office:value-type="float" office:value="455.7817" calcext:value-type="float">
            <text:p>455.781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45387" calcext:value-type="float">
            <text:p>0.04945387</text:p>
          </table:table-cell>
          <table:table-cell office:value-type="float" office:value="9.188358" calcext:value-type="float">
            <text:p>9.18835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65543" calcext:value-type="float">
            <text:p>0.0336554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49511" calcext:value-type="float">
            <text:p>13.49511</text:p>
          </table:table-cell>
          <table:table-cell office:value-type="float" office:value="-0.0980536" calcext:value-type="float">
            <text:p>-0.0980536</text:p>
          </table:table-cell>
          <table:table-cell office:value-type="float" office:value="0.006559319" calcext:value-type="float">
            <text:p>0.006559319</text:p>
          </table:table-cell>
          <table:table-cell office:value-type="float" office:value="0.06686942" calcext:value-type="float">
            <text:p>0.06686942</text:p>
          </table:table-cell>
          <table:table-cell office:value-type="float" office:value="8.003776" calcext:value-type="float">
            <text:p>8.003776</text:p>
          </table:table-cell>
          <table:table-cell office:value-type="float" office:value="0.02267168" calcext:value-type="float">
            <text:p>0.02267168</text:p>
          </table:table-cell>
          <table:table-cell office:value-type="float" office:value="0.04191193" calcext:value-type="float">
            <text:p>0.04191193</text:p>
          </table:table-cell>
          <table:table-cell office:value-type="float" office:value="0.0431619" calcext:value-type="float">
            <text:p>0.0431619</text:p>
          </table:table-cell>
          <table:table-cell office:value-type="float" office:value="0.03700363" calcext:value-type="float">
            <text:p>0.03700363</text:p>
          </table:table-cell>
          <table:table-cell office:value-type="float" office:value="0.02868166" calcext:value-type="float">
            <text:p>0.02868166</text:p>
          </table:table-cell>
          <table:table-cell office:value-type="float" office:value="0.02568083" calcext:value-type="float">
            <text:p>0.02568083</text:p>
          </table:table-cell>
          <table:table-cell office:value-type="float" office:value="0.02093053" calcext:value-type="float">
            <text:p>0.02093053</text:p>
          </table:table-cell>
          <table:table-cell office:value-type="float" office:value="0.01923098" calcext:value-type="float">
            <text:p>0.01923098</text:p>
          </table:table-cell>
          <table:table-cell office:value-type="float" office:value="2.535968" calcext:value-type="float">
            <text:p>2.535968</text:p>
          </table:table-cell>
          <table:table-cell office:value-type="float" office:value="4.626609" calcext:value-type="float">
            <text:p>4.626609</text:p>
          </table:table-cell>
          <table:table-cell office:value-type="float" office:value="6.514797" calcext:value-type="float">
            <text:p>6.514797</text:p>
          </table:table-cell>
          <table:table-cell office:value-type="float" office:value="12.13433" calcext:value-type="float">
            <text:p>12.13433</text:p>
          </table:table-cell>
          <table:table-cell office:value-type="float" office:value="14.03498" calcext:value-type="float">
            <text:p>14.03498</text:p>
          </table:table-cell>
          <table:table-cell office:value-type="float" office:value="9.721113" calcext:value-type="float">
            <text:p>9.721113</text:p>
          </table:table-cell>
          <table:table-cell office:value-type="float" office:value="4.949148" calcext:value-type="float">
            <text:p>4.949148</text:p>
          </table:table-cell>
          <table:table-cell office:value-type="float" office:value="6.839341" calcext:value-type="float">
            <text:p>6.839341</text:p>
          </table:table-cell>
          <table:table-cell office:value-type="float" office:value="15.53958" calcext:value-type="float">
            <text:p>15.53958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9.329686" calcext:value-type="float">
            <text:p>9.329686</text:p>
          </table:table-cell>
          <table:table-cell office:value-type="float" office:value="455.778" calcext:value-type="float">
            <text:p>455.77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66751" calcext:value-type="float">
            <text:p>0.04966751</text:p>
          </table:table-cell>
          <table:table-cell office:value-type="float" office:value="9.139915" calcext:value-type="float">
            <text:p>9.139915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73733" calcext:value-type="float">
            <text:p>0.0337373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54822" calcext:value-type="float">
            <text:p>13.54822</text:p>
          </table:table-cell>
          <table:table-cell office:value-type="float" office:value="-0.09805343" calcext:value-type="float">
            <text:p>-0.09805343</text:p>
          </table:table-cell>
          <table:table-cell office:value-type="float" office:value="0.00656189" calcext:value-type="float">
            <text:p>0.00656189</text:p>
          </table:table-cell>
          <table:table-cell office:value-type="float" office:value="0.06687031" calcext:value-type="float">
            <text:p>0.06687031</text:p>
          </table:table-cell>
          <table:table-cell office:value-type="float" office:value="7.997003" calcext:value-type="float">
            <text:p>7.997003</text:p>
          </table:table-cell>
          <table:table-cell office:value-type="float" office:value="0.02364531" calcext:value-type="float">
            <text:p>0.02364531</text:p>
          </table:table-cell>
          <table:table-cell office:value-type="float" office:value="0.04556675" calcext:value-type="float">
            <text:p>0.04556675</text:p>
          </table:table-cell>
          <table:table-cell office:value-type="float" office:value="0.04301636" calcext:value-type="float">
            <text:p>0.04301636</text:p>
          </table:table-cell>
          <table:table-cell office:value-type="float" office:value="0.03695563" calcext:value-type="float">
            <text:p>0.03695563</text:p>
          </table:table-cell>
          <table:table-cell office:value-type="float" office:value="0.02854122" calcext:value-type="float">
            <text:p>0.02854122</text:p>
          </table:table-cell>
          <table:table-cell office:value-type="float" office:value="0.02565849" calcext:value-type="float">
            <text:p>0.02565849</text:p>
          </table:table-cell>
          <table:table-cell office:value-type="float" office:value="0.02115672" calcext:value-type="float">
            <text:p>0.02115672</text:p>
          </table:table-cell>
          <table:table-cell office:value-type="float" office:value="0.01927974" calcext:value-type="float">
            <text:p>0.01927974</text:p>
          </table:table-cell>
          <table:table-cell office:value-type="float" office:value="3.096231" calcext:value-type="float">
            <text:p>3.096231</text:p>
          </table:table-cell>
          <table:table-cell office:value-type="float" office:value="7.418099" calcext:value-type="float">
            <text:p>7.418099</text:p>
          </table:table-cell>
          <table:table-cell office:value-type="float" office:value="6.760718" calcext:value-type="float">
            <text:p>6.760718</text:p>
          </table:table-cell>
          <table:table-cell office:value-type="float" office:value="11.70393" calcext:value-type="float">
            <text:p>11.70393</text:p>
          </table:table-cell>
          <table:table-cell office:value-type="float" office:value="13.31142" calcext:value-type="float">
            <text:p>13.31142</text:p>
          </table:table-cell>
          <table:table-cell office:value-type="float" office:value="9.209467" calcext:value-type="float">
            <text:p>9.209467</text:p>
          </table:table-cell>
          <table:table-cell office:value-type="float" office:value="4.816858" calcext:value-type="float">
            <text:p>4.816858</text:p>
          </table:table-cell>
          <table:table-cell office:value-type="float" office:value="6.814584" calcext:value-type="float">
            <text:p>6.814584</text:p>
          </table:table-cell>
          <table:table-cell office:value-type="float" office:value="15.873" calcext:value-type="float">
            <text:p>15.873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9.327077" calcext:value-type="float">
            <text:p>9.327077</text:p>
          </table:table-cell>
          <table:table-cell office:value-type="float" office:value="455.7745" calcext:value-type="float">
            <text:p>455.774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50969" calcext:value-type="float">
            <text:p>0.04950969</text:p>
          </table:table-cell>
          <table:table-cell office:value-type="float" office:value="9.104347" calcext:value-type="float">
            <text:p>9.10434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83955" calcext:value-type="float">
            <text:p>0.0338395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58876" calcext:value-type="float">
            <text:p>13.58876</text:p>
          </table:table-cell>
          <table:table-cell office:value-type="float" office:value="-0.09805364" calcext:value-type="float">
            <text:p>-0.09805364</text:p>
          </table:table-cell>
          <table:table-cell office:value-type="float" office:value="0.006563773" calcext:value-type="float">
            <text:p>0.006563773</text:p>
          </table:table-cell>
          <table:table-cell office:value-type="float" office:value="0.06687144" calcext:value-type="float">
            <text:p>0.06687144</text:p>
          </table:table-cell>
          <table:table-cell office:value-type="float" office:value="7.989703" calcext:value-type="float">
            <text:p>7.989703</text:p>
          </table:table-cell>
          <table:table-cell office:value-type="float" office:value="0.02411466" calcext:value-type="float">
            <text:p>0.02411466</text:p>
          </table:table-cell>
          <table:table-cell office:value-type="float" office:value="0.04025857" calcext:value-type="float">
            <text:p>0.04025857</text:p>
          </table:table-cell>
          <table:table-cell office:value-type="float" office:value="0.04218185" calcext:value-type="float">
            <text:p>0.04218185</text:p>
          </table:table-cell>
          <table:table-cell office:value-type="float" office:value="0.03611725" calcext:value-type="float">
            <text:p>0.03611725</text:p>
          </table:table-cell>
          <table:table-cell office:value-type="float" office:value="0.02800884" calcext:value-type="float">
            <text:p>0.02800884</text:p>
          </table:table-cell>
          <table:table-cell office:value-type="float" office:value="0.02533051" calcext:value-type="float">
            <text:p>0.02533051</text:p>
          </table:table-cell>
          <table:table-cell office:value-type="float" office:value="0.02139291" calcext:value-type="float">
            <text:p>0.02139291</text:p>
          </table:table-cell>
          <table:table-cell office:value-type="float" office:value="0.01928374" calcext:value-type="float">
            <text:p>0.01928374</text:p>
          </table:table-cell>
          <table:table-cell office:value-type="float" office:value="4.02459" calcext:value-type="float">
            <text:p>4.02459</text:p>
          </table:table-cell>
          <table:table-cell office:value-type="float" office:value="7.708926" calcext:value-type="float">
            <text:p>7.708926</text:p>
          </table:table-cell>
          <table:table-cell office:value-type="float" office:value="7.423801" calcext:value-type="float">
            <text:p>7.423801</text:p>
          </table:table-cell>
          <table:table-cell office:value-type="float" office:value="11.3979" calcext:value-type="float">
            <text:p>11.3979</text:p>
          </table:table-cell>
          <table:table-cell office:value-type="float" office:value="12.81713" calcext:value-type="float">
            <text:p>12.81713</text:p>
          </table:table-cell>
          <table:table-cell office:value-type="float" office:value="8.876775" calcext:value-type="float">
            <text:p>8.876775</text:p>
          </table:table-cell>
          <table:table-cell office:value-type="float" office:value="4.762265" calcext:value-type="float">
            <text:p>4.762265</text:p>
          </table:table-cell>
          <table:table-cell office:value-type="float" office:value="6.766198" calcext:value-type="float">
            <text:p>6.766198</text:p>
          </table:table-cell>
          <table:table-cell office:value-type="float" office:value="16.2086" calcext:value-type="float">
            <text:p>16.2086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9.325903" calcext:value-type="float">
            <text:p>9.325903</text:p>
          </table:table-cell>
          <table:table-cell office:value-type="float" office:value="455.7715" calcext:value-type="float">
            <text:p>455.7715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928317" calcext:value-type="float">
            <text:p>0.04928317</text:p>
          </table:table-cell>
          <table:table-cell office:value-type="float" office:value="9.077988" calcext:value-type="float">
            <text:p>9.07798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394399" calcext:value-type="float">
            <text:p>0.0339439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61826" calcext:value-type="float">
            <text:p>13.61826</text:p>
          </table:table-cell>
          <table:table-cell office:value-type="float" office:value="-0.09805297" calcext:value-type="float">
            <text:p>-0.09805297</text:p>
          </table:table-cell>
          <table:table-cell office:value-type="float" office:value="0.006565577" calcext:value-type="float">
            <text:p>0.006565577</text:p>
          </table:table-cell>
          <table:table-cell office:value-type="float" office:value="0.0668742" calcext:value-type="float">
            <text:p>0.0668742</text:p>
          </table:table-cell>
          <table:table-cell office:value-type="float" office:value="7.983636" calcext:value-type="float">
            <text:p>7.983636</text:p>
          </table:table-cell>
          <table:table-cell office:value-type="float" office:value="0.02168998" calcext:value-type="float">
            <text:p>0.02168998</text:p>
          </table:table-cell>
          <table:table-cell office:value-type="float" office:value="0.03652455" calcext:value-type="float">
            <text:p>0.03652455</text:p>
          </table:table-cell>
          <table:table-cell office:value-type="float" office:value="0.04128801" calcext:value-type="float">
            <text:p>0.04128801</text:p>
          </table:table-cell>
          <table:table-cell office:value-type="float" office:value="0.03523736" calcext:value-type="float">
            <text:p>0.03523736</text:p>
          </table:table-cell>
          <table:table-cell office:value-type="float" office:value="0.02734421" calcext:value-type="float">
            <text:p>0.02734421</text:p>
          </table:table-cell>
          <table:table-cell office:value-type="float" office:value="0.02483511" calcext:value-type="float">
            <text:p>0.02483511</text:p>
          </table:table-cell>
          <table:table-cell office:value-type="float" office:value="0.02157324" calcext:value-type="float">
            <text:p>0.02157324</text:p>
          </table:table-cell>
          <table:table-cell office:value-type="float" office:value="0.01925989" calcext:value-type="float">
            <text:p>0.01925989</text:p>
          </table:table-cell>
          <table:table-cell office:value-type="float" office:value="4.621807" calcext:value-type="float">
            <text:p>4.621807</text:p>
          </table:table-cell>
          <table:table-cell office:value-type="float" office:value="7.342365" calcext:value-type="float">
            <text:p>7.342365</text:p>
          </table:table-cell>
          <table:table-cell office:value-type="float" office:value="7.908098" calcext:value-type="float">
            <text:p>7.908098</text:p>
          </table:table-cell>
          <table:table-cell office:value-type="float" office:value="11.32387" calcext:value-type="float">
            <text:p>11.32387</text:p>
          </table:table-cell>
          <table:table-cell office:value-type="float" office:value="12.54481" calcext:value-type="float">
            <text:p>12.54481</text:p>
          </table:table-cell>
          <table:table-cell office:value-type="float" office:value="8.684607" calcext:value-type="float">
            <text:p>8.684607</text:p>
          </table:table-cell>
          <table:table-cell office:value-type="float" office:value="4.750168" calcext:value-type="float">
            <text:p>4.750168</text:p>
          </table:table-cell>
          <table:table-cell office:value-type="float" office:value="6.709836" calcext:value-type="float">
            <text:p>6.709836</text:p>
          </table:table-cell>
          <table:table-cell office:value-type="float" office:value="16.52782" calcext:value-type="float">
            <text:p>16.52782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9.326819" calcext:value-type="float">
            <text:p>9.326819</text:p>
          </table:table-cell>
          <table:table-cell office:value-type="float" office:value="455.7687" calcext:value-type="float">
            <text:p>455.768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99628" calcext:value-type="float">
            <text:p>0.04899628</text:p>
          </table:table-cell>
          <table:table-cell office:value-type="float" office:value="9.057309" calcext:value-type="float">
            <text:p>9.05730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04039" calcext:value-type="float">
            <text:p>0.0340403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63974" calcext:value-type="float">
            <text:p>13.63974</text:p>
          </table:table-cell>
          <table:table-cell office:value-type="float" office:value="-0.09805341" calcext:value-type="float">
            <text:p>-0.09805341</text:p>
          </table:table-cell>
          <table:table-cell office:value-type="float" office:value="0.006567268" calcext:value-type="float">
            <text:p>0.006567268</text:p>
          </table:table-cell>
          <table:table-cell office:value-type="float" office:value="0.06687835" calcext:value-type="float">
            <text:p>0.06687835</text:p>
          </table:table-cell>
          <table:table-cell office:value-type="float" office:value="7.9801" calcext:value-type="float">
            <text:p>7.9801</text:p>
          </table:table-cell>
          <table:table-cell office:value-type="float" office:value="0.01848221" calcext:value-type="float">
            <text:p>0.01848221</text:p>
          </table:table-cell>
          <table:table-cell office:value-type="float" office:value="0.03430529" calcext:value-type="float">
            <text:p>0.03430529</text:p>
          </table:table-cell>
          <table:table-cell office:value-type="float" office:value="0.0405136" calcext:value-type="float">
            <text:p>0.0405136</text:p>
          </table:table-cell>
          <table:table-cell office:value-type="float" office:value="0.03458284" calcext:value-type="float">
            <text:p>0.03458284</text:p>
          </table:table-cell>
          <table:table-cell office:value-type="float" office:value="0.02674639" calcext:value-type="float">
            <text:p>0.02674639</text:p>
          </table:table-cell>
          <table:table-cell office:value-type="float" office:value="0.02437919" calcext:value-type="float">
            <text:p>0.02437919</text:p>
          </table:table-cell>
          <table:table-cell office:value-type="float" office:value="0.02171793" calcext:value-type="float">
            <text:p>0.02171793</text:p>
          </table:table-cell>
          <table:table-cell office:value-type="float" office:value="0.01922383" calcext:value-type="float">
            <text:p>0.01922383</text:p>
          </table:table-cell>
          <table:table-cell office:value-type="float" office:value="4.878628" calcext:value-type="float">
            <text:p>4.878628</text:p>
          </table:table-cell>
          <table:table-cell office:value-type="float" office:value="7.107251" calcext:value-type="float">
            <text:p>7.107251</text:p>
          </table:table-cell>
          <table:table-cell office:value-type="float" office:value="8.077623" calcext:value-type="float">
            <text:p>8.077623</text:p>
          </table:table-cell>
          <table:table-cell office:value-type="float" office:value="11.39174" calcext:value-type="float">
            <text:p>11.39174</text:p>
          </table:table-cell>
          <table:table-cell office:value-type="float" office:value="12.40311" calcext:value-type="float">
            <text:p>12.40311</text:p>
          </table:table-cell>
          <table:table-cell office:value-type="float" office:value="8.58918" calcext:value-type="float">
            <text:p>8.58918</text:p>
          </table:table-cell>
          <table:table-cell office:value-type="float" office:value="4.755139" calcext:value-type="float">
            <text:p>4.755139</text:p>
          </table:table-cell>
          <table:table-cell office:value-type="float" office:value="6.657953" calcext:value-type="float">
            <text:p>6.657953</text:p>
          </table:table-cell>
          <table:table-cell office:value-type="float" office:value="16.53498" calcext:value-type="float">
            <text:p>16.53498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9.3322" calcext:value-type="float">
            <text:p>9.3322</text:p>
          </table:table-cell>
          <table:table-cell office:value-type="float" office:value="455.7662" calcext:value-type="float">
            <text:p>455.766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56365" calcext:value-type="float">
            <text:p>0.04856365</text:p>
          </table:table-cell>
          <table:table-cell office:value-type="float" office:value="9.02698" calcext:value-type="float">
            <text:p>9.02698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14168" calcext:value-type="float">
            <text:p>0.0341416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66625" calcext:value-type="float">
            <text:p>13.66625</text:p>
          </table:table-cell>
          <table:table-cell office:value-type="float" office:value="-0.09805647" calcext:value-type="float">
            <text:p>-0.09805647</text:p>
          </table:table-cell>
          <table:table-cell office:value-type="float" office:value="0.006568701" calcext:value-type="float">
            <text:p>0.006568701</text:p>
          </table:table-cell>
          <table:table-cell office:value-type="float" office:value="0.06688544" calcext:value-type="float">
            <text:p>0.06688544</text:p>
          </table:table-cell>
          <table:table-cell office:value-type="float" office:value="7.982437" calcext:value-type="float">
            <text:p>7.982437</text:p>
          </table:table-cell>
          <table:table-cell office:value-type="float" office:value="0.01338505" calcext:value-type="float">
            <text:p>0.01338505</text:p>
          </table:table-cell>
          <table:table-cell office:value-type="float" office:value="0.03315494" calcext:value-type="float">
            <text:p>0.03315494</text:p>
          </table:table-cell>
          <table:table-cell office:value-type="float" office:value="0.03998962" calcext:value-type="float">
            <text:p>0.03998962</text:p>
          </table:table-cell>
          <table:table-cell office:value-type="float" office:value="0.03424107" calcext:value-type="float">
            <text:p>0.03424107</text:p>
          </table:table-cell>
          <table:table-cell office:value-type="float" office:value="0.02646197" calcext:value-type="float">
            <text:p>0.02646197</text:p>
          </table:table-cell>
          <table:table-cell office:value-type="float" office:value="0.02430581" calcext:value-type="float">
            <text:p>0.02430581</text:p>
          </table:table-cell>
          <table:table-cell office:value-type="float" office:value="0.02143452" calcext:value-type="float">
            <text:p>0.02143452</text:p>
          </table:table-cell>
          <table:table-cell office:value-type="float" office:value="0.01921982" calcext:value-type="float">
            <text:p>0.01921982</text:p>
          </table:table-cell>
          <table:table-cell office:value-type="float" office:value="2.598329" calcext:value-type="float">
            <text:p>2.598329</text:p>
          </table:table-cell>
          <table:table-cell office:value-type="float" office:value="6.878592" calcext:value-type="float">
            <text:p>6.878592</text:p>
          </table:table-cell>
          <table:table-cell office:value-type="float" office:value="8.067742" calcext:value-type="float">
            <text:p>8.067742</text:p>
          </table:table-cell>
          <table:table-cell office:value-type="float" office:value="11.57313" calcext:value-type="float">
            <text:p>11.57313</text:p>
          </table:table-cell>
          <table:table-cell office:value-type="float" office:value="12.50845" calcext:value-type="float">
            <text:p>12.50845</text:p>
          </table:table-cell>
          <table:table-cell office:value-type="float" office:value="8.556031" calcext:value-type="float">
            <text:p>8.556031</text:p>
          </table:table-cell>
          <table:table-cell office:value-type="float" office:value="4.488922" calcext:value-type="float">
            <text:p>4.488922</text:p>
          </table:table-cell>
          <table:table-cell office:value-type="float" office:value="6.636746" calcext:value-type="float">
            <text:p>6.636746</text:p>
          </table:table-cell>
          <table:table-cell office:value-type="float" office:value="15.95478" calcext:value-type="float">
            <text:p>15.95478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9.331869" calcext:value-type="float">
            <text:p>9.331869</text:p>
          </table:table-cell>
          <table:table-cell office:value-type="float" office:value="455.7632" calcext:value-type="float">
            <text:p>455.763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39683" calcext:value-type="float">
            <text:p>0.04839683</text:p>
          </table:table-cell>
          <table:table-cell office:value-type="float" office:value="8.98392" calcext:value-type="float">
            <text:p>8.9839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26019" calcext:value-type="float">
            <text:p>0.0342601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71128" calcext:value-type="float">
            <text:p>13.71128</text:p>
          </table:table-cell>
          <table:table-cell office:value-type="float" office:value="-0.0980567" calcext:value-type="float">
            <text:p>-0.0980567</text:p>
          </table:table-cell>
          <table:table-cell office:value-type="float" office:value="0.006570077" calcext:value-type="float">
            <text:p>0.006570077</text:p>
          </table:table-cell>
          <table:table-cell office:value-type="float" office:value="0.06688931" calcext:value-type="float">
            <text:p>0.06688931</text:p>
          </table:table-cell>
          <table:table-cell office:value-type="float" office:value="7.977506" calcext:value-type="float">
            <text:p>7.977506</text:p>
          </table:table-cell>
          <table:table-cell office:value-type="float" office:value="0.01341609" calcext:value-type="float">
            <text:p>0.01341609</text:p>
          </table:table-cell>
          <table:table-cell office:value-type="float" office:value="0.03211567" calcext:value-type="float">
            <text:p>0.03211567</text:p>
          </table:table-cell>
          <table:table-cell office:value-type="float" office:value="0.03964898" calcext:value-type="float">
            <text:p>0.03964898</text:p>
          </table:table-cell>
          <table:table-cell office:value-type="float" office:value="0.03396837" calcext:value-type="float">
            <text:p>0.03396837</text:p>
          </table:table-cell>
          <table:table-cell office:value-type="float" office:value="0.02620524" calcext:value-type="float">
            <text:p>0.02620524</text:p>
          </table:table-cell>
          <table:table-cell office:value-type="float" office:value="0.02393676" calcext:value-type="float">
            <text:p>0.02393676</text:p>
          </table:table-cell>
          <table:table-cell office:value-type="float" office:value="0.02130811" calcext:value-type="float">
            <text:p>0.02130811</text:p>
          </table:table-cell>
          <table:table-cell office:value-type="float" office:value="0.01921372" calcext:value-type="float">
            <text:p>0.01921372</text:p>
          </table:table-cell>
          <table:table-cell office:value-type="float" office:value="3.742895" calcext:value-type="float">
            <text:p>3.742895</text:p>
          </table:table-cell>
          <table:table-cell office:value-type="float" office:value="6.543111" calcext:value-type="float">
            <text:p>6.543111</text:p>
          </table:table-cell>
          <table:table-cell office:value-type="float" office:value="8.048918" calcext:value-type="float">
            <text:p>8.048918</text:p>
          </table:table-cell>
          <table:table-cell office:value-type="float" office:value="11.75465" calcext:value-type="float">
            <text:p>11.75465</text:p>
          </table:table-cell>
          <table:table-cell office:value-type="float" office:value="12.43615" calcext:value-type="float">
            <text:p>12.43615</text:p>
          </table:table-cell>
          <table:table-cell office:value-type="float" office:value="8.189816" calcext:value-type="float">
            <text:p>8.189816</text:p>
          </table:table-cell>
          <table:table-cell office:value-type="float" office:value="4.298942" calcext:value-type="float">
            <text:p>4.298942</text:p>
          </table:table-cell>
          <table:table-cell office:value-type="float" office:value="6.618395" calcext:value-type="float">
            <text:p>6.618395</text:p>
          </table:table-cell>
          <table:table-cell office:value-type="float" office:value="15.95417" calcext:value-type="float">
            <text:p>15.95417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9.329551" calcext:value-type="float">
            <text:p>9.329551</text:p>
          </table:table-cell>
          <table:table-cell office:value-type="float" office:value="455.7599" calcext:value-type="float">
            <text:p>455.7599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30275" calcext:value-type="float">
            <text:p>0.04830275</text:p>
          </table:table-cell>
          <table:table-cell office:value-type="float" office:value="8.955877" calcext:value-type="float">
            <text:p>8.955877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36478" calcext:value-type="float">
            <text:p>0.03436478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74384" calcext:value-type="float">
            <text:p>13.74384</text:p>
          </table:table-cell>
          <table:table-cell office:value-type="float" office:value="-0.09805539" calcext:value-type="float">
            <text:p>-0.09805539</text:p>
          </table:table-cell>
          <table:table-cell office:value-type="float" office:value="0.006571468" calcext:value-type="float">
            <text:p>0.006571468</text:p>
          </table:table-cell>
          <table:table-cell office:value-type="float" office:value="0.06689077" calcext:value-type="float">
            <text:p>0.06689077</text:p>
          </table:table-cell>
          <table:table-cell office:value-type="float" office:value="7.970437" calcext:value-type="float">
            <text:p>7.970437</text:p>
          </table:table-cell>
          <table:table-cell office:value-type="float" office:value="0.01419678" calcext:value-type="float">
            <text:p>0.01419678</text:p>
          </table:table-cell>
          <table:table-cell office:value-type="float" office:value="0.03117985" calcext:value-type="float">
            <text:p>0.03117985</text:p>
          </table:table-cell>
          <table:table-cell office:value-type="float" office:value="0.03944623" calcext:value-type="float">
            <text:p>0.03944623</text:p>
          </table:table-cell>
          <table:table-cell office:value-type="float" office:value="0.03349713" calcext:value-type="float">
            <text:p>0.03349713</text:p>
          </table:table-cell>
          <table:table-cell office:value-type="float" office:value="0.02579376" calcext:value-type="float">
            <text:p>0.02579376</text:p>
          </table:table-cell>
          <table:table-cell office:value-type="float" office:value="0.02361173" calcext:value-type="float">
            <text:p>0.02361173</text:p>
          </table:table-cell>
          <table:table-cell office:value-type="float" office:value="0.02137981" calcext:value-type="float">
            <text:p>0.02137981</text:p>
          </table:table-cell>
          <table:table-cell office:value-type="float" office:value="0.01918118" calcext:value-type="float">
            <text:p>0.01918118</text:p>
          </table:table-cell>
          <table:table-cell office:value-type="float" office:value="4.55236" calcext:value-type="float">
            <text:p>4.55236</text:p>
          </table:table-cell>
          <table:table-cell office:value-type="float" office:value="6.242122" calcext:value-type="float">
            <text:p>6.242122</text:p>
          </table:table-cell>
          <table:table-cell office:value-type="float" office:value="8.427804" calcext:value-type="float">
            <text:p>8.427804</text:p>
          </table:table-cell>
          <table:table-cell office:value-type="float" office:value="11.57184" calcext:value-type="float">
            <text:p>11.57184</text:p>
          </table:table-cell>
          <table:table-cell office:value-type="float" office:value="12.2216" calcext:value-type="float">
            <text:p>12.2216</text:p>
          </table:table-cell>
          <table:table-cell office:value-type="float" office:value="8.01688" calcext:value-type="float">
            <text:p>8.01688</text:p>
          </table:table-cell>
          <table:table-cell office:value-type="float" office:value="4.250744" calcext:value-type="float">
            <text:p>4.250744</text:p>
          </table:table-cell>
          <table:table-cell office:value-type="float" office:value="6.590179" calcext:value-type="float">
            <text:p>6.590179</text:p>
          </table:table-cell>
          <table:table-cell office:value-type="float" office:value="16.1435" calcext:value-type="float">
            <text:p>16.1435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9.327641" calcext:value-type="float">
            <text:p>9.327641</text:p>
          </table:table-cell>
          <table:table-cell office:value-type="float" office:value="455.7568" calcext:value-type="float">
            <text:p>455.756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816618" calcext:value-type="float">
            <text:p>0.04816618</text:p>
          </table:table-cell>
          <table:table-cell office:value-type="float" office:value="8.94099" calcext:value-type="float">
            <text:p>8.94099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45666" calcext:value-type="float">
            <text:p>0.0344566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76251" calcext:value-type="float">
            <text:p>13.76251</text:p>
          </table:table-cell>
          <table:table-cell office:value-type="float" office:value="-0.09805459" calcext:value-type="float">
            <text:p>-0.09805459</text:p>
          </table:table-cell>
          <table:table-cell office:value-type="float" office:value="0.006572857" calcext:value-type="float">
            <text:p>0.006572857</text:p>
          </table:table-cell>
          <table:table-cell office:value-type="float" office:value="0.06689258" calcext:value-type="float">
            <text:p>0.06689258</text:p>
          </table:table-cell>
          <table:table-cell office:value-type="float" office:value="7.963715" calcext:value-type="float">
            <text:p>7.963715</text:p>
          </table:table-cell>
          <table:table-cell office:value-type="float" office:value="0.01430286" calcext:value-type="float">
            <text:p>0.01430286</text:p>
          </table:table-cell>
          <table:table-cell office:value-type="float" office:value="0.03072655" calcext:value-type="float">
            <text:p>0.03072655</text:p>
          </table:table-cell>
          <table:table-cell office:value-type="float" office:value="0.03888704" calcext:value-type="float">
            <text:p>0.03888704</text:p>
          </table:table-cell>
          <table:table-cell office:value-type="float" office:value="0.03291633" calcext:value-type="float">
            <text:p>0.03291633</text:p>
          </table:table-cell>
          <table:table-cell office:value-type="float" office:value="0.02536685" calcext:value-type="float">
            <text:p>0.02536685</text:p>
          </table:table-cell>
          <table:table-cell office:value-type="float" office:value="0.02331467" calcext:value-type="float">
            <text:p>0.02331467</text:p>
          </table:table-cell>
          <table:table-cell office:value-type="float" office:value="0.02147992" calcext:value-type="float">
            <text:p>0.02147992</text:p>
          </table:table-cell>
          <table:table-cell office:value-type="float" office:value="0.01913895" calcext:value-type="float">
            <text:p>0.01913895</text:p>
          </table:table-cell>
          <table:table-cell office:value-type="float" office:value="5.035275" calcext:value-type="float">
            <text:p>5.035275</text:p>
          </table:table-cell>
          <table:table-cell office:value-type="float" office:value="6.16242" calcext:value-type="float">
            <text:p>6.16242</text:p>
          </table:table-cell>
          <table:table-cell office:value-type="float" office:value="9.002074" calcext:value-type="float">
            <text:p>9.002074</text:p>
          </table:table-cell>
          <table:table-cell office:value-type="float" office:value="11.29915" calcext:value-type="float">
            <text:p>11.29915</text:p>
          </table:table-cell>
          <table:table-cell office:value-type="float" office:value="11.9702" calcext:value-type="float">
            <text:p>11.9702</text:p>
          </table:table-cell>
          <table:table-cell office:value-type="float" office:value="7.90989" calcext:value-type="float">
            <text:p>7.90989</text:p>
          </table:table-cell>
          <table:table-cell office:value-type="float" office:value="4.239568" calcext:value-type="float">
            <text:p>4.239568</text:p>
          </table:table-cell>
          <table:table-cell office:value-type="float" office:value="6.559715" calcext:value-type="float">
            <text:p>6.559715</text:p>
          </table:table-cell>
          <table:table-cell office:value-type="float" office:value="16.29095" calcext:value-type="float">
            <text:p>16.29095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9.328178" calcext:value-type="float">
            <text:p>9.328178</text:p>
          </table:table-cell>
          <table:table-cell office:value-type="float" office:value="455.7541" calcext:value-type="float">
            <text:p>455.7541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94474" calcext:value-type="float">
            <text:p>0.04794474</text:p>
          </table:table-cell>
          <table:table-cell office:value-type="float" office:value="8.929451" calcext:value-type="float">
            <text:p>8.929451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54091" calcext:value-type="float">
            <text:p>0.03454091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77525" calcext:value-type="float">
            <text:p>13.77525</text:p>
          </table:table-cell>
          <table:table-cell office:value-type="float" office:value="-0.09805506" calcext:value-type="float">
            <text:p>-0.09805506</text:p>
          </table:table-cell>
          <table:table-cell office:value-type="float" office:value="0.006574295" calcext:value-type="float">
            <text:p>0.006574295</text:p>
          </table:table-cell>
          <table:table-cell office:value-type="float" office:value="0.06689636" calcext:value-type="float">
            <text:p>0.06689636</text:p>
          </table:table-cell>
          <table:table-cell office:value-type="float" office:value="7.959722" calcext:value-type="float">
            <text:p>7.959722</text:p>
          </table:table-cell>
          <table:table-cell office:value-type="float" office:value="0.01292398" calcext:value-type="float">
            <text:p>0.01292398</text:p>
          </table:table-cell>
          <table:table-cell office:value-type="float" office:value="0.03023583" calcext:value-type="float">
            <text:p>0.03023583</text:p>
          </table:table-cell>
          <table:table-cell office:value-type="float" office:value="0.03842136" calcext:value-type="float">
            <text:p>0.03842136</text:p>
          </table:table-cell>
          <table:table-cell office:value-type="float" office:value="0.03253936" calcext:value-type="float">
            <text:p>0.03253936</text:p>
          </table:table-cell>
          <table:table-cell office:value-type="float" office:value="0.0249827" calcext:value-type="float">
            <text:p>0.0249827</text:p>
          </table:table-cell>
          <table:table-cell office:value-type="float" office:value="0.02302739" calcext:value-type="float">
            <text:p>0.02302739</text:p>
          </table:table-cell>
          <table:table-cell office:value-type="float" office:value="0.02158057" calcext:value-type="float">
            <text:p>0.02158057</text:p>
          </table:table-cell>
          <table:table-cell office:value-type="float" office:value="0.01909475" calcext:value-type="float">
            <text:p>0.01909475</text:p>
          </table:table-cell>
          <table:table-cell office:value-type="float" office:value="5.333896" calcext:value-type="float">
            <text:p>5.333896</text:p>
          </table:table-cell>
          <table:table-cell office:value-type="float" office:value="6.203758" calcext:value-type="float">
            <text:p>6.203758</text:p>
          </table:table-cell>
          <table:table-cell office:value-type="float" office:value="9.280878" calcext:value-type="float">
            <text:p>9.280878</text:p>
          </table:table-cell>
          <table:table-cell office:value-type="float" office:value="11.27631" calcext:value-type="float">
            <text:p>11.27631</text:p>
          </table:table-cell>
          <table:table-cell office:value-type="float" office:value="11.77192" calcext:value-type="float">
            <text:p>11.77192</text:p>
          </table:table-cell>
          <table:table-cell office:value-type="float" office:value="7.821183" calcext:value-type="float">
            <text:p>7.821183</text:p>
          </table:table-cell>
          <table:table-cell office:value-type="float" office:value="4.245999" calcext:value-type="float">
            <text:p>4.245999</text:p>
          </table:table-cell>
          <table:table-cell office:value-type="float" office:value="6.530143" calcext:value-type="float">
            <text:p>6.530143</text:p>
          </table:table-cell>
          <table:table-cell office:value-type="float" office:value="16.16938" calcext:value-type="float">
            <text:p>16.16938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9.329497" calcext:value-type="float">
            <text:p>9.329497</text:p>
          </table:table-cell>
          <table:table-cell office:value-type="float" office:value="455.7513" calcext:value-type="float">
            <text:p>455.751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71901" calcext:value-type="float">
            <text:p>0.04771901</text:p>
          </table:table-cell>
          <table:table-cell office:value-type="float" office:value="8.918244" calcext:value-type="float">
            <text:p>8.918244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62395" calcext:value-type="float">
            <text:p>0.0346239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78677" calcext:value-type="float">
            <text:p>13.78677</text:p>
          </table:table-cell>
          <table:table-cell office:value-type="float" office:value="-0.09805579" calcext:value-type="float">
            <text:p>-0.09805579</text:p>
          </table:table-cell>
          <table:table-cell office:value-type="float" office:value="0.006575769" calcext:value-type="float">
            <text:p>0.006575769</text:p>
          </table:table-cell>
          <table:table-cell office:value-type="float" office:value="0.06690075" calcext:value-type="float">
            <text:p>0.06690075</text:p>
          </table:table-cell>
          <table:table-cell office:value-type="float" office:value="7.956746" calcext:value-type="float">
            <text:p>7.956746</text:p>
          </table:table-cell>
          <table:table-cell office:value-type="float" office:value="0.01191547" calcext:value-type="float">
            <text:p>0.01191547</text:p>
          </table:table-cell>
          <table:table-cell office:value-type="float" office:value="0.03003233" calcext:value-type="float">
            <text:p>0.03003233</text:p>
          </table:table-cell>
          <table:table-cell office:value-type="float" office:value="0.03813539" calcext:value-type="float">
            <text:p>0.03813539</text:p>
          </table:table-cell>
          <table:table-cell office:value-type="float" office:value="0.03233043" calcext:value-type="float">
            <text:p>0.03233043</text:p>
          </table:table-cell>
          <table:table-cell office:value-type="float" office:value="0.02468698" calcext:value-type="float">
            <text:p>0.02468698</text:p>
          </table:table-cell>
          <table:table-cell office:value-type="float" office:value="0.0227784" calcext:value-type="float">
            <text:p>0.0227784</text:p>
          </table:table-cell>
          <table:table-cell office:value-type="float" office:value="0.0216655" calcext:value-type="float">
            <text:p>0.0216655</text:p>
          </table:table-cell>
          <table:table-cell office:value-type="float" office:value="0.01905174" calcext:value-type="float">
            <text:p>0.01905174</text:p>
          </table:table-cell>
          <table:table-cell office:value-type="float" office:value="5.522663" calcext:value-type="float">
            <text:p>5.522663</text:p>
          </table:table-cell>
          <table:table-cell office:value-type="float" office:value="6.277174" calcext:value-type="float">
            <text:p>6.277174</text:p>
          </table:table-cell>
          <table:table-cell office:value-type="float" office:value="9.341547" calcext:value-type="float">
            <text:p>9.341547</text:p>
          </table:table-cell>
          <table:table-cell office:value-type="float" office:value="11.33739" calcext:value-type="float">
            <text:p>11.33739</text:p>
          </table:table-cell>
          <table:table-cell office:value-type="float" office:value="11.66511" calcext:value-type="float">
            <text:p>11.66511</text:p>
          </table:table-cell>
          <table:table-cell office:value-type="float" office:value="7.751689" calcext:value-type="float">
            <text:p>7.751689</text:p>
          </table:table-cell>
          <table:table-cell office:value-type="float" office:value="4.254593" calcext:value-type="float">
            <text:p>4.254593</text:p>
          </table:table-cell>
          <table:table-cell office:value-type="float" office:value="6.502971" calcext:value-type="float">
            <text:p>6.502971</text:p>
          </table:table-cell>
          <table:table-cell office:value-type="float" office:value="15.91494" calcext:value-type="float">
            <text:p>15.91494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9.330996" calcext:value-type="float">
            <text:p>9.330996</text:p>
          </table:table-cell>
          <table:table-cell office:value-type="float" office:value="455.7487" calcext:value-type="float">
            <text:p>455.7487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50492" calcext:value-type="float">
            <text:p>0.04750492</text:p>
          </table:table-cell>
          <table:table-cell office:value-type="float" office:value="8.908072" calcext:value-type="float">
            <text:p>8.90807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70546" calcext:value-type="float">
            <text:p>0.0347054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79692" calcext:value-type="float">
            <text:p>13.79692</text:p>
          </table:table-cell>
          <table:table-cell office:value-type="float" office:value="-0.09805662" calcext:value-type="float">
            <text:p>-0.09805662</text:p>
          </table:table-cell>
          <table:table-cell office:value-type="float" office:value="0.006577294" calcext:value-type="float">
            <text:p>0.006577294</text:p>
          </table:table-cell>
          <table:table-cell office:value-type="float" office:value="0.06690519" calcext:value-type="float">
            <text:p>0.06690519</text:p>
          </table:table-cell>
          <table:table-cell office:value-type="float" office:value="7.954015" calcext:value-type="float">
            <text:p>7.954015</text:p>
          </table:table-cell>
          <table:table-cell office:value-type="float" office:value="0.01122322" calcext:value-type="float">
            <text:p>0.01122322</text:p>
          </table:table-cell>
          <table:table-cell office:value-type="float" office:value="0.02993269" calcext:value-type="float">
            <text:p>0.02993269</text:p>
          </table:table-cell>
          <table:table-cell office:value-type="float" office:value="0.03795477" calcext:value-type="float">
            <text:p>0.03795477</text:p>
          </table:table-cell>
          <table:table-cell office:value-type="float" office:value="0.03220218" calcext:value-type="float">
            <text:p>0.03220218</text:p>
          </table:table-cell>
          <table:table-cell office:value-type="float" office:value="0.02446117" calcext:value-type="float">
            <text:p>0.02446117</text:p>
          </table:table-cell>
          <table:table-cell office:value-type="float" office:value="0.02258913" calcext:value-type="float">
            <text:p>0.02258913</text:p>
          </table:table-cell>
          <table:table-cell office:value-type="float" office:value="0.02174803" calcext:value-type="float">
            <text:p>0.02174803</text:p>
          </table:table-cell>
          <table:table-cell office:value-type="float" office:value="0.01901068" calcext:value-type="float">
            <text:p>0.01901068</text:p>
          </table:table-cell>
          <table:table-cell office:value-type="float" office:value="5.646538" calcext:value-type="float">
            <text:p>5.646538</text:p>
          </table:table-cell>
          <table:table-cell office:value-type="float" office:value="6.359024" calcext:value-type="float">
            <text:p>6.359024</text:p>
          </table:table-cell>
          <table:table-cell office:value-type="float" office:value="9.303441" calcext:value-type="float">
            <text:p>9.303441</text:p>
          </table:table-cell>
          <table:table-cell office:value-type="float" office:value="11.39566" calcext:value-type="float">
            <text:p>11.39566</text:p>
          </table:table-cell>
          <table:table-cell office:value-type="float" office:value="11.61247" calcext:value-type="float">
            <text:p>11.61247</text:p>
          </table:table-cell>
          <table:table-cell office:value-type="float" office:value="7.711764" calcext:value-type="float">
            <text:p>7.711764</text:p>
          </table:table-cell>
          <table:table-cell office:value-type="float" office:value="4.265209" calcext:value-type="float">
            <text:p>4.265209</text:p>
          </table:table-cell>
          <table:table-cell office:value-type="float" office:value="6.479273" calcext:value-type="float">
            <text:p>6.479273</text:p>
          </table:table-cell>
          <table:table-cell office:value-type="float" office:value="15.61737" calcext:value-type="float">
            <text:p>15.61737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9.331293" calcext:value-type="float">
            <text:p>9.331293</text:p>
          </table:table-cell>
          <table:table-cell office:value-type="float" office:value="455.7458" calcext:value-type="float">
            <text:p>455.7458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34067" calcext:value-type="float">
            <text:p>0.04734067</text:p>
          </table:table-cell>
          <table:table-cell office:value-type="float" office:value="8.900933" calcext:value-type="float">
            <text:p>8.90093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78465" calcext:value-type="float">
            <text:p>0.03478465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80537" calcext:value-type="float">
            <text:p>13.80537</text:p>
          </table:table-cell>
          <table:table-cell office:value-type="float" office:value="-0.09805723" calcext:value-type="float">
            <text:p>-0.09805723</text:p>
          </table:table-cell>
          <table:table-cell office:value-type="float" office:value="0.006578867" calcext:value-type="float">
            <text:p>0.006578867</text:p>
          </table:table-cell>
          <table:table-cell office:value-type="float" office:value="0.06690913" calcext:value-type="float">
            <text:p>0.06690913</text:p>
          </table:table-cell>
          <table:table-cell office:value-type="float" office:value="7.94983" calcext:value-type="float">
            <text:p>7.94983</text:p>
          </table:table-cell>
          <table:table-cell office:value-type="float" office:value="0.01082523" calcext:value-type="float">
            <text:p>0.01082523</text:p>
          </table:table-cell>
          <table:table-cell office:value-type="float" office:value="0.02974928" calcext:value-type="float">
            <text:p>0.02974928</text:p>
          </table:table-cell>
          <table:table-cell office:value-type="float" office:value="0.03785874" calcext:value-type="float">
            <text:p>0.03785874</text:p>
          </table:table-cell>
          <table:table-cell office:value-type="float" office:value="0.03210707" calcext:value-type="float">
            <text:p>0.03210707</text:p>
          </table:table-cell>
          <table:table-cell office:value-type="float" office:value="0.02428317" calcext:value-type="float">
            <text:p>0.02428317</text:p>
          </table:table-cell>
          <table:table-cell office:value-type="float" office:value="0.02244623" calcext:value-type="float">
            <text:p>0.02244623</text:p>
          </table:table-cell>
          <table:table-cell office:value-type="float" office:value="0.0218217" calcext:value-type="float">
            <text:p>0.0218217</text:p>
          </table:table-cell>
          <table:table-cell office:value-type="float" office:value="0.01897765" calcext:value-type="float">
            <text:p>0.01897765</text:p>
          </table:table-cell>
          <table:table-cell office:value-type="float" office:value="5.758425" calcext:value-type="float">
            <text:p>5.758425</text:p>
          </table:table-cell>
          <table:table-cell office:value-type="float" office:value="6.417593" calcext:value-type="float">
            <text:p>6.417593</text:p>
          </table:table-cell>
          <table:table-cell office:value-type="float" office:value="9.271656" calcext:value-type="float">
            <text:p>9.271656</text:p>
          </table:table-cell>
          <table:table-cell office:value-type="float" office:value="11.42718" calcext:value-type="float">
            <text:p>11.42718</text:p>
          </table:table-cell>
          <table:table-cell office:value-type="float" office:value="11.57435" calcext:value-type="float">
            <text:p>11.57435</text:p>
          </table:table-cell>
          <table:table-cell office:value-type="float" office:value="7.685419" calcext:value-type="float">
            <text:p>7.685419</text:p>
          </table:table-cell>
          <table:table-cell office:value-type="float" office:value="4.27149" calcext:value-type="float">
            <text:p>4.27149</text:p>
          </table:table-cell>
          <table:table-cell office:value-type="float" office:value="6.462822" calcext:value-type="float">
            <text:p>6.462822</text:p>
          </table:table-cell>
          <table:table-cell office:value-type="float" office:value="15.42321" calcext:value-type="float">
            <text:p>15.42321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9.330956" calcext:value-type="float">
            <text:p>9.330956</text:p>
          </table:table-cell>
          <table:table-cell office:value-type="float" office:value="455.743" calcext:value-type="float">
            <text:p>455.74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20525" calcext:value-type="float">
            <text:p>0.04720525</text:p>
          </table:table-cell>
          <table:table-cell office:value-type="float" office:value="8.896553" calcext:value-type="float">
            <text:p>8.89655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86146" calcext:value-type="float">
            <text:p>0.03486146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81178" calcext:value-type="float">
            <text:p>13.81178</text:p>
          </table:table-cell>
          <table:table-cell office:value-type="float" office:value="-0.09805741" calcext:value-type="float">
            <text:p>-0.09805741</text:p>
          </table:table-cell>
          <table:table-cell office:value-type="float" office:value="0.00658052" calcext:value-type="float">
            <text:p>0.00658052</text:p>
          </table:table-cell>
          <table:table-cell office:value-type="float" office:value="0.06691257" calcext:value-type="float">
            <text:p>0.06691257</text:p>
          </table:table-cell>
          <table:table-cell office:value-type="float" office:value="7.944891" calcext:value-type="float">
            <text:p>7.944891</text:p>
          </table:table-cell>
          <table:table-cell office:value-type="float" office:value="0.01061943" calcext:value-type="float">
            <text:p>0.01061943</text:p>
          </table:table-cell>
          <table:table-cell office:value-type="float" office:value="0.02945889" calcext:value-type="float">
            <text:p>0.02945889</text:p>
          </table:table-cell>
          <table:table-cell office:value-type="float" office:value="0.03779095" calcext:value-type="float">
            <text:p>0.03779095</text:p>
          </table:table-cell>
          <table:table-cell office:value-type="float" office:value="0.03200813" calcext:value-type="float">
            <text:p>0.03200813</text:p>
          </table:table-cell>
          <table:table-cell office:value-type="float" office:value="0.02413247" calcext:value-type="float">
            <text:p>0.02413247</text:p>
          </table:table-cell>
          <table:table-cell office:value-type="float" office:value="0.02233064" calcext:value-type="float">
            <text:p>0.02233064</text:p>
          </table:table-cell>
          <table:table-cell office:value-type="float" office:value="0.02189161" calcext:value-type="float">
            <text:p>0.02189161</text:p>
          </table:table-cell>
          <table:table-cell office:value-type="float" office:value="0.01895716" calcext:value-type="float">
            <text:p>0.01895716</text:p>
          </table:table-cell>
          <table:table-cell office:value-type="float" office:value="5.897848" calcext:value-type="float">
            <text:p>5.897848</text:p>
          </table:table-cell>
          <table:table-cell office:value-type="float" office:value="6.446404" calcext:value-type="float">
            <text:p>6.446404</text:p>
          </table:table-cell>
          <table:table-cell office:value-type="float" office:value="9.295947" calcext:value-type="float">
            <text:p>9.295947</text:p>
          </table:table-cell>
          <table:table-cell office:value-type="float" office:value="11.42123" calcext:value-type="float">
            <text:p>11.42123</text:p>
          </table:table-cell>
          <table:table-cell office:value-type="float" office:value="11.52679" calcext:value-type="float">
            <text:p>11.52679</text:p>
          </table:table-cell>
          <table:table-cell office:value-type="float" office:value="7.659981" calcext:value-type="float">
            <text:p>7.659981</text:p>
          </table:table-cell>
          <table:table-cell office:value-type="float" office:value="4.278129" calcext:value-type="float">
            <text:p>4.278129</text:p>
          </table:table-cell>
          <table:table-cell office:value-type="float" office:value="6.453712" calcext:value-type="float">
            <text:p>6.453712</text:p>
          </table:table-cell>
          <table:table-cell office:value-type="float" office:value="15.29375" calcext:value-type="float">
            <text:p>15.29375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9.330834" calcext:value-type="float">
            <text:p>9.330834</text:p>
          </table:table-cell>
          <table:table-cell office:value-type="float" office:value="455.7402" calcext:value-type="float">
            <text:p>455.7402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705741" calcext:value-type="float">
            <text:p>0.04705741</text:p>
          </table:table-cell>
          <table:table-cell office:value-type="float" office:value="8.892223" calcext:value-type="float">
            <text:p>8.892223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493799" calcext:value-type="float">
            <text:p>0.03493799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81787" calcext:value-type="float">
            <text:p>13.81787</text:p>
          </table:table-cell>
          <table:table-cell office:value-type="float" office:value="-0.09805787" calcext:value-type="float">
            <text:p>-0.09805787</text:p>
          </table:table-cell>
          <table:table-cell office:value-type="float" office:value="0.00658224" calcext:value-type="float">
            <text:p>0.00658224</text:p>
          </table:table-cell>
          <table:table-cell office:value-type="float" office:value="0.06691606" calcext:value-type="float">
            <text:p>0.06691606</text:p>
          </table:table-cell>
          <table:table-cell office:value-type="float" office:value="7.940215" calcext:value-type="float">
            <text:p>7.940215</text:p>
          </table:table-cell>
          <table:table-cell office:value-type="float" office:value="0.0104258" calcext:value-type="float">
            <text:p>0.0104258</text:p>
          </table:table-cell>
          <table:table-cell office:value-type="float" office:value="0.02923724" calcext:value-type="float">
            <text:p>0.02923724</text:p>
          </table:table-cell>
          <table:table-cell office:value-type="float" office:value="0.03772108" calcext:value-type="float">
            <text:p>0.03772108</text:p>
          </table:table-cell>
          <table:table-cell office:value-type="float" office:value="0.03190798" calcext:value-type="float">
            <text:p>0.03190798</text:p>
          </table:table-cell>
          <table:table-cell office:value-type="float" office:value="0.02399731" calcext:value-type="float">
            <text:p>0.02399731</text:p>
          </table:table-cell>
          <table:table-cell office:value-type="float" office:value="0.02222855" calcext:value-type="float">
            <text:p>0.02222855</text:p>
          </table:table-cell>
          <table:table-cell office:value-type="float" office:value="0.02195757" calcext:value-type="float">
            <text:p>0.02195757</text:p>
          </table:table-cell>
          <table:table-cell office:value-type="float" office:value="0.0189382" calcext:value-type="float">
            <text:p>0.0189382</text:p>
          </table:table-cell>
          <table:table-cell office:value-type="float" office:value="6.061512" calcext:value-type="float">
            <text:p>6.061512</text:p>
          </table:table-cell>
          <table:table-cell office:value-type="float" office:value="6.476698" calcext:value-type="float">
            <text:p>6.476698</text:p>
          </table:table-cell>
          <table:table-cell office:value-type="float" office:value="9.354315" calcext:value-type="float">
            <text:p>9.354315</text:p>
          </table:table-cell>
          <table:table-cell office:value-type="float" office:value="11.4024" calcext:value-type="float">
            <text:p>11.4024</text:p>
          </table:table-cell>
          <table:table-cell office:value-type="float" office:value="11.46618" calcext:value-type="float">
            <text:p>11.46618</text:p>
          </table:table-cell>
          <table:table-cell office:value-type="float" office:value="7.629896" calcext:value-type="float">
            <text:p>7.629896</text:p>
          </table:table-cell>
          <table:table-cell office:value-type="float" office:value="4.285334" calcext:value-type="float">
            <text:p>4.285334</text:p>
          </table:table-cell>
          <table:table-cell office:value-type="float" office:value="6.444764" calcext:value-type="float">
            <text:p>6.444764</text:p>
          </table:table-cell>
          <table:table-cell office:value-type="float" office:value="15.11569" calcext:value-type="float">
            <text:p>15.11569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9.330961" calcext:value-type="float">
            <text:p>9.330961</text:p>
          </table:table-cell>
          <table:table-cell office:value-type="float" office:value="455.7374" calcext:value-type="float">
            <text:p>455.7374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690293" calcext:value-type="float">
            <text:p>0.04690293</text:p>
          </table:table-cell>
          <table:table-cell office:value-type="float" office:value="8.887862" calcext:value-type="float">
            <text:p>8.88786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501423" calcext:value-type="float">
            <text:p>0.03501423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82379" calcext:value-type="float">
            <text:p>13.82379</text:p>
          </table:table-cell>
          <table:table-cell office:value-type="float" office:value="-0.0980584" calcext:value-type="float">
            <text:p>-0.0980584</text:p>
          </table:table-cell>
          <table:table-cell office:value-type="float" office:value="0.006584058" calcext:value-type="float">
            <text:p>0.006584058</text:p>
          </table:table-cell>
          <table:table-cell office:value-type="float" office:value="0.06691953" calcext:value-type="float">
            <text:p>0.06691953</text:p>
          </table:table-cell>
          <table:table-cell office:value-type="float" office:value="7.935858" calcext:value-type="float">
            <text:p>7.935858</text:p>
          </table:table-cell>
          <table:table-cell office:value-type="float" office:value="0.01024419" calcext:value-type="float">
            <text:p>0.01024419</text:p>
          </table:table-cell>
          <table:table-cell office:value-type="float" office:value="0.02906339" calcext:value-type="float">
            <text:p>0.02906339</text:p>
          </table:table-cell>
          <table:table-cell office:value-type="float" office:value="0.03764072" calcext:value-type="float">
            <text:p>0.03764072</text:p>
          </table:table-cell>
          <table:table-cell office:value-type="float" office:value="0.03180514" calcext:value-type="float">
            <text:p>0.03180514</text:p>
          </table:table-cell>
          <table:table-cell office:value-type="float" office:value="0.0238739" calcext:value-type="float">
            <text:p>0.0238739</text:p>
          </table:table-cell>
          <table:table-cell office:value-type="float" office:value="0.02213682" calcext:value-type="float">
            <text:p>0.02213682</text:p>
          </table:table-cell>
          <table:table-cell office:value-type="float" office:value="0.02201882" calcext:value-type="float">
            <text:p>0.02201882</text:p>
          </table:table-cell>
          <table:table-cell office:value-type="float" office:value="0.01892073" calcext:value-type="float">
            <text:p>0.01892073</text:p>
          </table:table-cell>
          <table:table-cell office:value-type="float" office:value="6.230413" calcext:value-type="float">
            <text:p>6.230413</text:p>
          </table:table-cell>
          <table:table-cell office:value-type="float" office:value="6.519988" calcext:value-type="float">
            <text:p>6.519988</text:p>
          </table:table-cell>
          <table:table-cell office:value-type="float" office:value="9.437151" calcext:value-type="float">
            <text:p>9.437151</text:p>
          </table:table-cell>
          <table:table-cell office:value-type="float" office:value="11.37654" calcext:value-type="float">
            <text:p>11.37654</text:p>
          </table:table-cell>
          <table:table-cell office:value-type="float" office:value="11.3971" calcext:value-type="float">
            <text:p>11.3971</text:p>
          </table:table-cell>
          <table:table-cell office:value-type="float" office:value="7.596788" calcext:value-type="float">
            <text:p>7.596788</text:p>
          </table:table-cell>
          <table:table-cell office:value-type="float" office:value="4.292655" calcext:value-type="float">
            <text:p>4.292655</text:p>
          </table:table-cell>
          <table:table-cell office:value-type="float" office:value="6.435938" calcext:value-type="float">
            <text:p>6.435938</text:p>
          </table:table-cell>
          <table:table-cell office:value-type="float" office:value="14.91186" calcext:value-type="float">
            <text:p>14.91186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9.331613" calcext:value-type="float">
            <text:p>9.331613</text:p>
          </table:table-cell>
          <table:table-cell office:value-type="float" office:value="455.7346" calcext:value-type="float">
            <text:p>455.7346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0.04672724" calcext:value-type="float">
            <text:p>0.04672724</text:p>
          </table:table-cell>
          <table:table-cell office:value-type="float" office:value="8.883202" calcext:value-type="float">
            <text:p>8.883202</text:p>
          </table:table-cell>
          <table:table-cell office:value-type="float" office:value="0.00003197522" calcext:value-type="float">
            <text:p>3.197522E-05</text:p>
          </table:table-cell>
          <table:table-cell office:value-type="float" office:value="0.03508982" calcext:value-type="float">
            <text:p>0.03508982</text:p>
          </table:table-cell>
          <table:table-cell office:value-type="float" office:value="0.3125653" calcext:value-type="float">
            <text:p>0.3125653</text:p>
          </table:table-cell>
          <table:table-cell office:value-type="float" office:value="13.82941" calcext:value-type="float">
            <text:p>13.82941</text:p>
          </table:table-cell>
          <table:table-cell office:value-type="float" office:value="-0.09805897" calcext:value-type="float">
            <text:p>-0.09805897</text:p>
          </table:table-cell>
          <table:table-cell office:value-type="float" office:value="0.006585919" calcext:value-type="float">
            <text:p>0.006585919</text:p>
          </table:table-cell>
          <table:table-cell office:value-type="float" office:value="0.06692331" calcext:value-type="float">
            <text:p>0.06692331</text:p>
          </table:table-cell>
          <table:table-cell office:value-type="float" office:value="7.932167" calcext:value-type="float">
            <text:p>7.932167</text:p>
          </table:table-cell>
          <table:table-cell office:value-type="float" office:value="0.009925672" calcext:value-type="float">
            <text:p>0.009925672</text:p>
          </table:table-cell>
          <table:table-cell office:value-type="float" office:value="0.02898377" calcext:value-type="float">
            <text:p>0.02898377</text:p>
          </table:table-cell>
          <table:table-cell office:value-type="float" office:value="0.03756504" calcext:value-type="float">
            <text:p>0.03756504</text:p>
          </table:table-cell>
          <table:table-cell office:value-type="float" office:value="0.03172193" calcext:value-type="float">
            <text:p>0.03172193</text:p>
          </table:table-cell>
          <table:table-cell office:value-type="float" office:value="0.02376104" calcext:value-type="float">
            <text:p>0.02376104</text:p>
          </table:table-cell>
          <table:table-cell office:value-type="float" office:value="0.02205024" calcext:value-type="float">
            <text:p>0.02205024</text:p>
          </table:table-cell>
          <table:table-cell office:value-type="float" office:value="0.02207527" calcext:value-type="float">
            <text:p>0.02207527</text:p>
          </table:table-cell>
          <table:table-cell office:value-type="float" office:value="0.01890459" calcext:value-type="float">
            <text:p>0.01890459</text:p>
          </table:table-cell>
          <table:table-cell office:value-type="float" office:value="6.362978" calcext:value-type="float">
            <text:p>6.362978</text:p>
          </table:table-cell>
          <table:table-cell office:value-type="float" office:value="6.581401" calcext:value-type="float">
            <text:p>6.581401</text:p>
          </table:table-cell>
          <table:table-cell office:value-type="float" office:value="9.501381" calcext:value-type="float">
            <text:p>9.501381</text:p>
          </table:table-cell>
          <table:table-cell office:value-type="float" office:value="11.36777" calcext:value-type="float">
            <text:p>11.36777</text:p>
          </table:table-cell>
          <table:table-cell office:value-type="float" office:value="11.32741" calcext:value-type="float">
            <text:p>11.32741</text:p>
          </table:table-cell>
          <table:table-cell office:value-type="float" office:value="7.561232" calcext:value-type="float">
            <text:p>7.561232</text:p>
          </table:table-cell>
          <table:table-cell office:value-type="float" office:value="4.300488" calcext:value-type="float">
            <text:p>4.300488</text:p>
          </table:table-cell>
          <table:table-cell office:value-type="float" office:value="6.427074" calcext:value-type="float">
            <text:p>6.427074</text:p>
          </table:table-cell>
          <table:table-cell office:value-type="float" office:value="14.6335" calcext:value-type="float">
            <text:p>14.6335</text:p>
          </table:table-cell>
          <table:table-cell office:value-type="float" office:value="0" calcext:value-type="float">
            <text:p>0</text:p>
          </table:table-cell>
          <table:table-cell office:value-type="float" office:value="-0.2674783" calcext:value-type="float">
            <text:p>-0.2674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27T14:06:19.126920971</dc:date>
    <meta:editing-duration>PT8S</meta:editing-duration>
    <meta:editing-cycles>1</meta:editing-cycles>
    <meta:document-statistic meta:table-count="1" meta:cell-count="12810" meta:object-count="0"/>
    <meta:generator>LibreOffice/6.4.7.2$Linux_X86_64 LibreOffice_project/40$Build-2</meta:generator>
  </office:meta>
</office:document-meta>
</file>